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rroz, integral, cozido</text:p>
          </table:table-cell>
          <table:table-cell office:value-type="float" office:value="124" calcext:value-type="float">
            <text:p>12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5.8</text:p>
          </table:table-cell>
          <table:table-cell table:formula="of:=CONCATENATE(&quot;'&quot;;[.A1];&quot;'&quot;)" office:value-type="string" office:string-value="'Arroz, integral, cozido'" calcext:value-type="string">
            <text:p>'Arroz, integral, cozido'</text:p>
          </table:table-cell>
          <table:table-cell table:formula="of:=CONCATENATE(&quot;'&quot;;[.B1];&quot;'&quot;)" office:value-type="string" office:string-value="'124'" calcext:value-type="string">
            <text:p>'124'</text:p>
          </table:table-cell>
          <table:table-cell table:formula="of:=CONCATENATE(&quot;'&quot;;[.C1];&quot;'&quot;)" office:value-type="string" office:string-value="'517'" calcext:value-type="string">
            <text:p>'517'</text:p>
          </table:table-cell>
          <table:table-cell table:formula="of:=CONCATENATE(&quot;'&quot;;[.D1];&quot;'&quot;)" office:value-type="string" office:string-value="'2.6'" calcext:value-type="string">
            <text:p>'2.6'</text:p>
          </table:table-cell>
          <table:table-cell table:formula="of:=CONCATENATE(&quot;'&quot;;[.E1];&quot;'&quot;)" office:value-type="string" office:string-value="'25.8'" calcext:value-type="string">
            <text:p>'25.8'</text:p>
          </table:table-cell>
        </table:table-row>
        <table:table-row table:style-name="ro1">
          <table:table-cell office:value-type="string" calcext:value-type="string">
            <text:p>Arroz, integral, cru</text:p>
          </table:table-cell>
          <table:table-cell office:value-type="float" office:value="360" calcext:value-type="float">
            <text:p>360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77.5</text:p>
          </table:table-cell>
          <table:table-cell table:formula="of:=CONCATENATE(&quot;'&quot;;[.A2];&quot;'&quot;)" office:value-type="string" office:string-value="'Arroz, integral, cru'" calcext:value-type="string">
            <text:p>'Arroz, integral, cru'</text:p>
          </table:table-cell>
          <table:table-cell table:formula="of:=CONCATENATE(&quot;'&quot;;[.B2];&quot;'&quot;)" office:value-type="string" office:string-value="'360'" calcext:value-type="string">
            <text:p>'360'</text:p>
          </table:table-cell>
          <table:table-cell table:formula="of:=CONCATENATE(&quot;'&quot;;[.C2];&quot;'&quot;)" office:value-type="string" office:string-value="'1505'" calcext:value-type="string">
            <text:p>'1505'</text:p>
          </table:table-cell>
          <table:table-cell table:formula="of:=CONCATENATE(&quot;'&quot;;[.D2];&quot;'&quot;)" office:value-type="string" office:string-value="'7.3'" calcext:value-type="string">
            <text:p>'7.3'</text:p>
          </table:table-cell>
          <table:table-cell table:formula="of:=CONCATENATE(&quot;'&quot;;[.E2];&quot;'&quot;)" office:value-type="string" office:string-value="'77.5'" calcext:value-type="string">
            <text:p>'77.5'</text:p>
          </table:table-cell>
        </table:table-row>
        <table:table-row table:style-name="ro1">
          <table:table-cell office:value-type="string" calcext:value-type="string">
            <text:p>Arroz, tipo 1, cozido</text:p>
          </table:table-cell>
          <table:table-cell office:value-type="float" office:value="128" calcext:value-type="float">
            <text:p>128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8.1</text:p>
          </table:table-cell>
          <table:table-cell table:formula="of:=CONCATENATE(&quot;'&quot;;[.A3];&quot;'&quot;)" office:value-type="string" office:string-value="'Arroz, tipo 1, cozido'" calcext:value-type="string">
            <text:p>'Arroz, tipo 1, cozido'</text:p>
          </table:table-cell>
          <table:table-cell table:formula="of:=CONCATENATE(&quot;'&quot;;[.B3];&quot;'&quot;)" office:value-type="string" office:string-value="'128'" calcext:value-type="string">
            <text:p>'128'</text:p>
          </table:table-cell>
          <table:table-cell table:formula="of:=CONCATENATE(&quot;'&quot;;[.C3];&quot;'&quot;)" office:value-type="string" office:string-value="'537'" calcext:value-type="string">
            <text:p>'537'</text:p>
          </table:table-cell>
          <table:table-cell table:formula="of:=CONCATENATE(&quot;'&quot;;[.D3];&quot;'&quot;)" office:value-type="string" office:string-value="'2.5'" calcext:value-type="string">
            <text:p>'2.5'</text:p>
          </table:table-cell>
          <table:table-cell table:formula="of:=CONCATENATE(&quot;'&quot;;[.E3];&quot;'&quot;)" office:value-type="string" office:string-value="'28.1'" calcext:value-type="string">
            <text:p>'28.1'</text:p>
          </table:table-cell>
        </table:table-row>
        <table:table-row table:style-name="ro1">
          <table:table-cell office:value-type="string" calcext:value-type="string">
            <text:p>Arroz, tipo 1, cru</text:p>
          </table:table-cell>
          <table:table-cell office:value-type="float" office:value="358" calcext:value-type="float">
            <text:p>358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8.8</text:p>
          </table:table-cell>
          <table:table-cell table:formula="of:=CONCATENATE(&quot;'&quot;;[.A4];&quot;'&quot;)" office:value-type="string" office:string-value="'Arroz, tipo 1, cru'" calcext:value-type="string">
            <text:p>'Arroz, tipo 1, cru'</text:p>
          </table:table-cell>
          <table:table-cell table:formula="of:=CONCATENATE(&quot;'&quot;;[.B4];&quot;'&quot;)" office:value-type="string" office:string-value="'358'" calcext:value-type="string">
            <text:p>'358'</text:p>
          </table:table-cell>
          <table:table-cell table:formula="of:=CONCATENATE(&quot;'&quot;;[.C4];&quot;'&quot;)" office:value-type="string" office:string-value="'1497'" calcext:value-type="string">
            <text:p>'1497'</text:p>
          </table:table-cell>
          <table:table-cell table:formula="of:=CONCATENATE(&quot;'&quot;;[.D4];&quot;'&quot;)" office:value-type="string" office:string-value="'7.2'" calcext:value-type="string">
            <text:p>'7.2'</text:p>
          </table:table-cell>
          <table:table-cell table:formula="of:=CONCATENATE(&quot;'&quot;;[.E4];&quot;'&quot;)" office:value-type="string" office:string-value="'78.8'" calcext:value-type="string">
            <text:p>'78.8'</text:p>
          </table:table-cell>
        </table:table-row>
        <table:table-row table:style-name="ro1">
          <table:table-cell office:value-type="string" calcext:value-type="string">
            <text:p>Arroz, tipo 2, cozido</text:p>
          </table:table-cell>
          <table:table-cell office:value-type="float" office:value="130" calcext:value-type="float">
            <text:p>13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8.2</text:p>
          </table:table-cell>
          <table:table-cell table:formula="of:=CONCATENATE(&quot;'&quot;;[.A5];&quot;'&quot;)" office:value-type="string" office:string-value="'Arroz, tipo 2, cozido'" calcext:value-type="string">
            <text:p>'Arroz, tipo 2, cozido'</text:p>
          </table:table-cell>
          <table:table-cell table:formula="of:=CONCATENATE(&quot;'&quot;;[.B5];&quot;'&quot;)" office:value-type="string" office:string-value="'130'" calcext:value-type="string">
            <text:p>'130'</text:p>
          </table:table-cell>
          <table:table-cell table:formula="of:=CONCATENATE(&quot;'&quot;;[.C5];&quot;'&quot;)" office:value-type="string" office:string-value="'544'" calcext:value-type="string">
            <text:p>'544'</text:p>
          </table:table-cell>
          <table:table-cell table:formula="of:=CONCATENATE(&quot;'&quot;;[.D5];&quot;'&quot;)" office:value-type="string" office:string-value="'2.6'" calcext:value-type="string">
            <text:p>'2.6'</text:p>
          </table:table-cell>
          <table:table-cell table:formula="of:=CONCATENATE(&quot;'&quot;;[.E5];&quot;'&quot;)" office:value-type="string" office:string-value="'28.2'" calcext:value-type="string">
            <text:p>'28.2'</text:p>
          </table:table-cell>
        </table:table-row>
        <table:table-row table:style-name="ro1">
          <table:table-cell office:value-type="string" calcext:value-type="string">
            <text:p>Arroz, tipo 2, cru</text:p>
          </table:table-cell>
          <table:table-cell office:value-type="float" office:value="358" calcext:value-type="float">
            <text:p>358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8.9</text:p>
          </table:table-cell>
          <table:table-cell table:formula="of:=CONCATENATE(&quot;'&quot;;[.A6];&quot;'&quot;)" office:value-type="string" office:string-value="'Arroz, tipo 2, cru'" calcext:value-type="string">
            <text:p>'Arroz, tipo 2, cru'</text:p>
          </table:table-cell>
          <table:table-cell table:formula="of:=CONCATENATE(&quot;'&quot;;[.B6];&quot;'&quot;)" office:value-type="string" office:string-value="'358'" calcext:value-type="string">
            <text:p>'358'</text:p>
          </table:table-cell>
          <table:table-cell table:formula="of:=CONCATENATE(&quot;'&quot;;[.C6];&quot;'&quot;)" office:value-type="string" office:string-value="'1498'" calcext:value-type="string">
            <text:p>'1498'</text:p>
          </table:table-cell>
          <table:table-cell table:formula="of:=CONCATENATE(&quot;'&quot;;[.D6];&quot;'&quot;)" office:value-type="string" office:string-value="'7.2'" calcext:value-type="string">
            <text:p>'7.2'</text:p>
          </table:table-cell>
          <table:table-cell table:formula="of:=CONCATENATE(&quot;'&quot;;[.E6];&quot;'&quot;)" office:value-type="string" office:string-value="'78.9'" calcext:value-type="string">
            <text:p>'78.9'</text:p>
          </table:table-cell>
        </table:table-row>
        <table:table-row table:style-name="ro1">
          <table:table-cell office:value-type="string" calcext:value-type="string">
            <text:p>Aveia, flocos, crua</text:p>
          </table:table-cell>
          <table:table-cell office:value-type="float" office:value="394" calcext:value-type="float">
            <text:p>394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66.6</text:p>
          </table:table-cell>
          <table:table-cell table:formula="of:=CONCATENATE(&quot;'&quot;;[.A7];&quot;'&quot;)" office:value-type="string" office:string-value="'Aveia, flocos, crua'" calcext:value-type="string">
            <text:p>'Aveia, flocos, crua'</text:p>
          </table:table-cell>
          <table:table-cell table:formula="of:=CONCATENATE(&quot;'&quot;;[.B7];&quot;'&quot;)" office:value-type="string" office:string-value="'394'" calcext:value-type="string">
            <text:p>'394'</text:p>
          </table:table-cell>
          <table:table-cell table:formula="of:=CONCATENATE(&quot;'&quot;;[.C7];&quot;'&quot;)" office:value-type="string" office:string-value="'1648'" calcext:value-type="string">
            <text:p>'1648'</text:p>
          </table:table-cell>
          <table:table-cell table:formula="of:=CONCATENATE(&quot;'&quot;;[.D7];&quot;'&quot;)" office:value-type="string" office:string-value="'13.9'" calcext:value-type="string">
            <text:p>'13.9'</text:p>
          </table:table-cell>
          <table:table-cell table:formula="of:=CONCATENATE(&quot;'&quot;;[.E7];&quot;'&quot;)" office:value-type="string" office:string-value="'66.6'" calcext:value-type="string">
            <text:p>'66.6'</text:p>
          </table:table-cell>
        </table:table-row>
        <table:table-row table:style-name="ro1">
          <table:table-cell office:value-type="string" calcext:value-type="string">
            <text:p>Biscoito, doce, maisena</text:p>
          </table:table-cell>
          <table:table-cell office:value-type="float" office:value="443" calcext:value-type="float">
            <text:p>443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75.2</text:p>
          </table:table-cell>
          <table:table-cell table:formula="of:=CONCATENATE(&quot;'&quot;;[.A8];&quot;'&quot;)" office:value-type="string" office:string-value="'Biscoito, doce, maisena'" calcext:value-type="string">
            <text:p>'Biscoito, doce, maisena'</text:p>
          </table:table-cell>
          <table:table-cell table:formula="of:=CONCATENATE(&quot;'&quot;;[.B8];&quot;'&quot;)" office:value-type="string" office:string-value="'443'" calcext:value-type="string">
            <text:p>'443'</text:p>
          </table:table-cell>
          <table:table-cell table:formula="of:=CONCATENATE(&quot;'&quot;;[.C8];&quot;'&quot;)" office:value-type="string" office:string-value="'1853'" calcext:value-type="string">
            <text:p>'1853'</text:p>
          </table:table-cell>
          <table:table-cell table:formula="of:=CONCATENATE(&quot;'&quot;;[.D8];&quot;'&quot;)" office:value-type="string" office:string-value="'8.1'" calcext:value-type="string">
            <text:p>'8.1'</text:p>
          </table:table-cell>
          <table:table-cell table:formula="of:=CONCATENATE(&quot;'&quot;;[.E8];&quot;'&quot;)" office:value-type="string" office:string-value="'75.2'" calcext:value-type="string">
            <text:p>'75.2'</text:p>
          </table:table-cell>
        </table:table-row>
        <table:table-row table:style-name="ro1">
          <table:table-cell office:value-type="string" calcext:value-type="string">
            <text:p>Biscoito, doce, recheado com chocolate</text:p>
          </table:table-cell>
          <table:table-cell office:value-type="float" office:value="472" calcext:value-type="float">
            <text:p>47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0.5</text:p>
          </table:table-cell>
          <table:table-cell table:formula="of:=CONCATENATE(&quot;'&quot;;[.A9];&quot;'&quot;)" office:value-type="string" office:string-value="'Biscoito, doce, recheado com chocolate'" calcext:value-type="string">
            <text:p>'Biscoito, doce, recheado com chocolate'</text:p>
          </table:table-cell>
          <table:table-cell table:formula="of:=CONCATENATE(&quot;'&quot;;[.B9];&quot;'&quot;)" office:value-type="string" office:string-value="'472'" calcext:value-type="string">
            <text:p>'472'</text:p>
          </table:table-cell>
          <table:table-cell table:formula="of:=CONCATENATE(&quot;'&quot;;[.C9];&quot;'&quot;)" office:value-type="string" office:string-value="'1974'" calcext:value-type="string">
            <text:p>'1974'</text:p>
          </table:table-cell>
          <table:table-cell table:formula="of:=CONCATENATE(&quot;'&quot;;[.D9];&quot;'&quot;)" office:value-type="string" office:string-value="'6.4'" calcext:value-type="string">
            <text:p>'6.4'</text:p>
          </table:table-cell>
          <table:table-cell table:formula="of:=CONCATENATE(&quot;'&quot;;[.E9];&quot;'&quot;)" office:value-type="string" office:string-value="'70.5'" calcext:value-type="string">
            <text:p>'70.5'</text:p>
          </table:table-cell>
        </table:table-row>
        <table:table-row table:style-name="ro1">
          <table:table-cell office:value-type="string" calcext:value-type="string">
            <text:p>Biscoito, doce, recheado com morango</text:p>
          </table:table-cell>
          <table:table-cell office:value-type="float" office:value="471" calcext:value-type="float">
            <text:p>471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5.7</text:p>
          </table:table-cell>
          <table:table-cell office:value-type="float" office:value="71" calcext:value-type="float">
            <text:p>71</text:p>
          </table:table-cell>
          <table:table-cell table:formula="of:=CONCATENATE(&quot;'&quot;;[.A10];&quot;'&quot;)" office:value-type="string" office:string-value="'Biscoito, doce, recheado com morango'" calcext:value-type="string">
            <text:p>'Biscoito, doce, recheado com morango'</text:p>
          </table:table-cell>
          <table:table-cell table:formula="of:=CONCATENATE(&quot;'&quot;;[.B10];&quot;'&quot;)" office:value-type="string" office:string-value="'471'" calcext:value-type="string">
            <text:p>'471'</text:p>
          </table:table-cell>
          <table:table-cell table:formula="of:=CONCATENATE(&quot;'&quot;;[.C10];&quot;'&quot;)" office:value-type="string" office:string-value="'1971'" calcext:value-type="string">
            <text:p>'1971'</text:p>
          </table:table-cell>
          <table:table-cell table:formula="of:=CONCATENATE(&quot;'&quot;;[.D10];&quot;'&quot;)" office:value-type="string" office:string-value="'5.7'" calcext:value-type="string">
            <text:p>'5.7'</text:p>
          </table:table-cell>
          <table:table-cell table:formula="of:=CONCATENATE(&quot;'&quot;;[.E10];&quot;'&quot;)" office:value-type="string" office:string-value="'71'" calcext:value-type="string">
            <text:p>'71'</text:p>
          </table:table-cell>
        </table:table-row>
        <table:table-row table:style-name="ro1">
          <table:table-cell office:value-type="string" calcext:value-type="string">
            <text:p>Biscoito, doce, wafer, recheado de chocolate</text:p>
          </table:table-cell>
          <table:table-cell office:value-type="float" office:value="502" calcext:value-type="float">
            <text:p>50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7.5</text:p>
          </table:table-cell>
          <table:table-cell table:formula="of:=CONCATENATE(&quot;'&quot;;[.A11];&quot;'&quot;)" office:value-type="string" office:string-value="'Biscoito, doce, wafer, recheado de chocolate'" calcext:value-type="string">
            <text:p>'Biscoito, doce, wafer, recheado de chocolate'</text:p>
          </table:table-cell>
          <table:table-cell table:formula="of:=CONCATENATE(&quot;'&quot;;[.B11];&quot;'&quot;)" office:value-type="string" office:string-value="'502'" calcext:value-type="string">
            <text:p>'502'</text:p>
          </table:table-cell>
          <table:table-cell table:formula="of:=CONCATENATE(&quot;'&quot;;[.C11];&quot;'&quot;)" office:value-type="string" office:string-value="'2102'" calcext:value-type="string">
            <text:p>'2102'</text:p>
          </table:table-cell>
          <table:table-cell table:formula="of:=CONCATENATE(&quot;'&quot;;[.D11];&quot;'&quot;)" office:value-type="string" office:string-value="'5.6'" calcext:value-type="string">
            <text:p>'5.6'</text:p>
          </table:table-cell>
          <table:table-cell table:formula="of:=CONCATENATE(&quot;'&quot;;[.E11];&quot;'&quot;)" office:value-type="string" office:string-value="'67.5'" calcext:value-type="string">
            <text:p>'67.5'</text:p>
          </table:table-cell>
        </table:table-row>
        <table:table-row table:style-name="ro1">
          <table:table-cell office:value-type="string" calcext:value-type="string">
            <text:p>Biscoito, doce, wafer, recheado de morango</text:p>
          </table:table-cell>
          <table:table-cell office:value-type="float" office:value="513" calcext:value-type="float">
            <text:p>513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7.4</text:p>
          </table:table-cell>
          <table:table-cell table:formula="of:=CONCATENATE(&quot;'&quot;;[.A12];&quot;'&quot;)" office:value-type="string" office:string-value="'Biscoito, doce, wafer, recheado de morango'" calcext:value-type="string">
            <text:p>'Biscoito, doce, wafer, recheado de morango'</text:p>
          </table:table-cell>
          <table:table-cell table:formula="of:=CONCATENATE(&quot;'&quot;;[.B12];&quot;'&quot;)" office:value-type="string" office:string-value="'513'" calcext:value-type="string">
            <text:p>'513'</text:p>
          </table:table-cell>
          <table:table-cell table:formula="of:=CONCATENATE(&quot;'&quot;;[.C12];&quot;'&quot;)" office:value-type="string" office:string-value="'2148'" calcext:value-type="string">
            <text:p>'2148'</text:p>
          </table:table-cell>
          <table:table-cell table:formula="of:=CONCATENATE(&quot;'&quot;;[.D12];&quot;'&quot;)" office:value-type="string" office:string-value="'4.5'" calcext:value-type="string">
            <text:p>'4.5'</text:p>
          </table:table-cell>
          <table:table-cell table:formula="of:=CONCATENATE(&quot;'&quot;;[.E12];&quot;'&quot;)" office:value-type="string" office:string-value="'67.4'" calcext:value-type="string">
            <text:p>'67.4'</text:p>
          </table:table-cell>
        </table:table-row>
        <table:table-row table:style-name="ro1">
          <table:table-cell office:value-type="string" calcext:value-type="string">
            <text:p>Biscoito, salgado, cream cracker</text:p>
          </table:table-cell>
          <table:table-cell office:value-type="float" office:value="432" calcext:value-type="float">
            <text:p>432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8.7</text:p>
          </table:table-cell>
          <table:table-cell table:formula="of:=CONCATENATE(&quot;'&quot;;[.A13];&quot;'&quot;)" office:value-type="string" office:string-value="'Biscoito, salgado, cream cracker'" calcext:value-type="string">
            <text:p>'Biscoito, salgado, cream cracker'</text:p>
          </table:table-cell>
          <table:table-cell table:formula="of:=CONCATENATE(&quot;'&quot;;[.B13];&quot;'&quot;)" office:value-type="string" office:string-value="'432'" calcext:value-type="string">
            <text:p>'432'</text:p>
          </table:table-cell>
          <table:table-cell table:formula="of:=CONCATENATE(&quot;'&quot;;[.C13];&quot;'&quot;)" office:value-type="string" office:string-value="'1806'" calcext:value-type="string">
            <text:p>'1806'</text:p>
          </table:table-cell>
          <table:table-cell table:formula="of:=CONCATENATE(&quot;'&quot;;[.D13];&quot;'&quot;)" office:value-type="string" office:string-value="'10.1'" calcext:value-type="string">
            <text:p>'10.1'</text:p>
          </table:table-cell>
          <table:table-cell table:formula="of:=CONCATENATE(&quot;'&quot;;[.E13];&quot;'&quot;)" office:value-type="string" office:string-value="'68.7'" calcext:value-type="string">
            <text:p>'68.7'</text:p>
          </table:table-cell>
        </table:table-row>
        <table:table-row table:style-name="ro1">
          <table:table-cell office:value-type="string" calcext:value-type="string">
            <text:p>Bolo, mistura para</text:p>
          </table:table-cell>
          <table:table-cell office:value-type="float" office:value="419" calcext:value-type="float">
            <text:p>419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84.7</text:p>
          </table:table-cell>
          <table:table-cell table:formula="of:=CONCATENATE(&quot;'&quot;;[.A14];&quot;'&quot;)" office:value-type="string" office:string-value="'Bolo, mistura para'" calcext:value-type="string">
            <text:p>'Bolo, mistura para'</text:p>
          </table:table-cell>
          <table:table-cell table:formula="of:=CONCATENATE(&quot;'&quot;;[.B14];&quot;'&quot;)" office:value-type="string" office:string-value="'419'" calcext:value-type="string">
            <text:p>'419'</text:p>
          </table:table-cell>
          <table:table-cell table:formula="of:=CONCATENATE(&quot;'&quot;;[.C14];&quot;'&quot;)" office:value-type="string" office:string-value="'1752'" calcext:value-type="string">
            <text:p>'1752'</text:p>
          </table:table-cell>
          <table:table-cell table:formula="of:=CONCATENATE(&quot;'&quot;;[.D14];&quot;'&quot;)" office:value-type="string" office:string-value="'6.2'" calcext:value-type="string">
            <text:p>'6.2'</text:p>
          </table:table-cell>
          <table:table-cell table:formula="of:=CONCATENATE(&quot;'&quot;;[.E14];&quot;'&quot;)" office:value-type="string" office:string-value="'84.7'" calcext:value-type="string">
            <text:p>'84.7'</text:p>
          </table:table-cell>
        </table:table-row>
        <table:table-row table:style-name="ro1">
          <table:table-cell office:value-type="string" calcext:value-type="string">
            <text:p>Bolo, pronto, aipim</text:p>
          </table:table-cell>
          <table:table-cell office:value-type="float" office:value="324" calcext:value-type="float">
            <text:p>324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7.9</text:p>
          </table:table-cell>
          <table:table-cell table:formula="of:=CONCATENATE(&quot;'&quot;;[.A15];&quot;'&quot;)" office:value-type="string" office:string-value="'Bolo, pronto, aipim'" calcext:value-type="string">
            <text:p>'Bolo, pronto, aipim'</text:p>
          </table:table-cell>
          <table:table-cell table:formula="of:=CONCATENATE(&quot;'&quot;;[.B15];&quot;'&quot;)" office:value-type="string" office:string-value="'324'" calcext:value-type="string">
            <text:p>'324'</text:p>
          </table:table-cell>
          <table:table-cell table:formula="of:=CONCATENATE(&quot;'&quot;;[.C15];&quot;'&quot;)" office:value-type="string" office:string-value="'1355'" calcext:value-type="string">
            <text:p>'1355'</text:p>
          </table:table-cell>
          <table:table-cell table:formula="of:=CONCATENATE(&quot;'&quot;;[.D15];&quot;'&quot;)" office:value-type="string" office:string-value="'4.4'" calcext:value-type="string">
            <text:p>'4.4'</text:p>
          </table:table-cell>
          <table:table-cell table:formula="of:=CONCATENATE(&quot;'&quot;;[.E15];&quot;'&quot;)" office:value-type="string" office:string-value="'47.9'" calcext:value-type="string">
            <text:p>'47.9'</text:p>
          </table:table-cell>
        </table:table-row>
        <table:table-row table:style-name="ro1">
          <table:table-cell office:value-type="string" calcext:value-type="string">
            <text:p>Bolo, pronto, chocolate</text:p>
          </table:table-cell>
          <table:table-cell office:value-type="float" office:value="410" calcext:value-type="float">
            <text:p>410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4.7</text:p>
          </table:table-cell>
          <table:table-cell table:formula="of:=CONCATENATE(&quot;'&quot;;[.A16];&quot;'&quot;)" office:value-type="string" office:string-value="'Bolo, pronto, chocolate'" calcext:value-type="string">
            <text:p>'Bolo, pronto, chocolate'</text:p>
          </table:table-cell>
          <table:table-cell table:formula="of:=CONCATENATE(&quot;'&quot;;[.B16];&quot;'&quot;)" office:value-type="string" office:string-value="'410'" calcext:value-type="string">
            <text:p>'410'</text:p>
          </table:table-cell>
          <table:table-cell table:formula="of:=CONCATENATE(&quot;'&quot;;[.C16];&quot;'&quot;)" office:value-type="string" office:string-value="'1715'" calcext:value-type="string">
            <text:p>'1715'</text:p>
          </table:table-cell>
          <table:table-cell table:formula="of:=CONCATENATE(&quot;'&quot;;[.D16];&quot;'&quot;)" office:value-type="string" office:string-value="'6.2'" calcext:value-type="string">
            <text:p>'6.2'</text:p>
          </table:table-cell>
          <table:table-cell table:formula="of:=CONCATENATE(&quot;'&quot;;[.E16];&quot;'&quot;)" office:value-type="string" office:string-value="'54.7'" calcext:value-type="string">
            <text:p>'54.7'</text:p>
          </table:table-cell>
        </table:table-row>
        <table:table-row table:style-name="ro1">
          <table:table-cell office:value-type="string" calcext:value-type="string">
            <text:p>Bolo, pronto, coco</text:p>
          </table:table-cell>
          <table:table-cell office:value-type="float" office:value="333" calcext:value-type="float">
            <text:p>333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2.3</text:p>
          </table:table-cell>
          <table:table-cell table:formula="of:=CONCATENATE(&quot;'&quot;;[.A17];&quot;'&quot;)" office:value-type="string" office:string-value="'Bolo, pronto, coco'" calcext:value-type="string">
            <text:p>'Bolo, pronto, coco'</text:p>
          </table:table-cell>
          <table:table-cell table:formula="of:=CONCATENATE(&quot;'&quot;;[.B17];&quot;'&quot;)" office:value-type="string" office:string-value="'333'" calcext:value-type="string">
            <text:p>'333'</text:p>
          </table:table-cell>
          <table:table-cell table:formula="of:=CONCATENATE(&quot;'&quot;;[.C17];&quot;'&quot;)" office:value-type="string" office:string-value="'1395'" calcext:value-type="string">
            <text:p>'1395'</text:p>
          </table:table-cell>
          <table:table-cell table:formula="of:=CONCATENATE(&quot;'&quot;;[.D17];&quot;'&quot;)" office:value-type="string" office:string-value="'5.7'" calcext:value-type="string">
            <text:p>'5.7'</text:p>
          </table:table-cell>
          <table:table-cell table:formula="of:=CONCATENATE(&quot;'&quot;;[.E17];&quot;'&quot;)" office:value-type="string" office:string-value="'52.3'" calcext:value-type="string">
            <text:p>'52.3'</text:p>
          </table:table-cell>
        </table:table-row>
        <table:table-row table:style-name="ro1">
          <table:table-cell office:value-type="string" calcext:value-type="string">
            <text:p>Bolo, pronto, milho</text:p>
          </table:table-cell>
          <table:table-cell office:value-type="float" office:value="311" calcext:value-type="float">
            <text:p>311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5.1</text:p>
          </table:table-cell>
          <table:table-cell table:formula="of:=CONCATENATE(&quot;'&quot;;[.A18];&quot;'&quot;)" office:value-type="string" office:string-value="'Bolo, pronto, milho'" calcext:value-type="string">
            <text:p>'Bolo, pronto, milho'</text:p>
          </table:table-cell>
          <table:table-cell table:formula="of:=CONCATENATE(&quot;'&quot;;[.B18];&quot;'&quot;)" office:value-type="string" office:string-value="'311'" calcext:value-type="string">
            <text:p>'311'</text:p>
          </table:table-cell>
          <table:table-cell table:formula="of:=CONCATENATE(&quot;'&quot;;[.C18];&quot;'&quot;)" office:value-type="string" office:string-value="'1303'" calcext:value-type="string">
            <text:p>'1303'</text:p>
          </table:table-cell>
          <table:table-cell table:formula="of:=CONCATENATE(&quot;'&quot;;[.D18];&quot;'&quot;)" office:value-type="string" office:string-value="'4.8'" calcext:value-type="string">
            <text:p>'4.8'</text:p>
          </table:table-cell>
          <table:table-cell table:formula="of:=CONCATENATE(&quot;'&quot;;[.E18];&quot;'&quot;)" office:value-type="string" office:string-value="'45.1'" calcext:value-type="string">
            <text:p>'45.1'</text:p>
          </table:table-cell>
        </table:table-row>
        <table:table-row table:style-name="ro1">
          <table:table-cell office:value-type="string" calcext:value-type="string">
            <text:p>Canjica, branca, crua</text:p>
          </table:table-cell>
          <table:table-cell office:value-type="float" office:value="358" calcext:value-type="float">
            <text:p>358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8.1</text:p>
          </table:table-cell>
          <table:table-cell table:formula="of:=CONCATENATE(&quot;'&quot;;[.A19];&quot;'&quot;)" office:value-type="string" office:string-value="'Canjica, branca, crua'" calcext:value-type="string">
            <text:p>'Canjica, branca, crua'</text:p>
          </table:table-cell>
          <table:table-cell table:formula="of:=CONCATENATE(&quot;'&quot;;[.B19];&quot;'&quot;)" office:value-type="string" office:string-value="'358'" calcext:value-type="string">
            <text:p>'358'</text:p>
          </table:table-cell>
          <table:table-cell table:formula="of:=CONCATENATE(&quot;'&quot;;[.C19];&quot;'&quot;)" office:value-type="string" office:string-value="'1496'" calcext:value-type="string">
            <text:p>'1496'</text:p>
          </table:table-cell>
          <table:table-cell table:formula="of:=CONCATENATE(&quot;'&quot;;[.D19];&quot;'&quot;)" office:value-type="string" office:string-value="'7.2'" calcext:value-type="string">
            <text:p>'7.2'</text:p>
          </table:table-cell>
          <table:table-cell table:formula="of:=CONCATENATE(&quot;'&quot;;[.E19];&quot;'&quot;)" office:value-type="string" office:string-value="'78.1'" calcext:value-type="string">
            <text:p>'78.1'</text:p>
          </table:table-cell>
        </table:table-row>
        <table:table-row table:style-name="ro1">
          <table:table-cell office:value-type="string" calcext:value-type="string">
            <text:p>Canjica, com leite integral</text:p>
          </table:table-cell>
          <table:table-cell office:value-type="float" office:value="112" calcext:value-type="float">
            <text:p>11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3.6</text:p>
          </table:table-cell>
          <table:table-cell table:formula="of:=CONCATENATE(&quot;'&quot;;[.A20];&quot;'&quot;)" office:value-type="string" office:string-value="'Canjica, com leite integral'" calcext:value-type="string">
            <text:p>'Canjica, com leite integral'</text:p>
          </table:table-cell>
          <table:table-cell table:formula="of:=CONCATENATE(&quot;'&quot;;[.B20];&quot;'&quot;)" office:value-type="string" office:string-value="'112'" calcext:value-type="string">
            <text:p>'112'</text:p>
          </table:table-cell>
          <table:table-cell table:formula="of:=CONCATENATE(&quot;'&quot;;[.C20];&quot;'&quot;)" office:value-type="string" office:string-value="'471'" calcext:value-type="string">
            <text:p>'471'</text:p>
          </table:table-cell>
          <table:table-cell table:formula="of:=CONCATENATE(&quot;'&quot;;[.D20];&quot;'&quot;)" office:value-type="string" office:string-value="'2.4'" calcext:value-type="string">
            <text:p>'2.4'</text:p>
          </table:table-cell>
          <table:table-cell table:formula="of:=CONCATENATE(&quot;'&quot;;[.E20];&quot;'&quot;)" office:value-type="string" office:string-value="'23.6'" calcext:value-type="string">
            <text:p>'23.6'</text:p>
          </table:table-cell>
        </table:table-row>
        <table:table-row table:style-name="ro1">
          <table:table-cell office:value-type="string" calcext:value-type="string">
            <text:p>Cereais, milho, flocos, com sal</text:p>
          </table:table-cell>
          <table:table-cell office:value-type="float" office:value="370" calcext:value-type="float">
            <text:p>370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0.8</text:p>
          </table:table-cell>
          <table:table-cell table:formula="of:=CONCATENATE(&quot;'&quot;;[.A21];&quot;'&quot;)" office:value-type="string" office:string-value="'Cereais, milho, flocos, com sal'" calcext:value-type="string">
            <text:p>'Cereais, milho, flocos, com sal'</text:p>
          </table:table-cell>
          <table:table-cell table:formula="of:=CONCATENATE(&quot;'&quot;;[.B21];&quot;'&quot;)" office:value-type="string" office:string-value="'370'" calcext:value-type="string">
            <text:p>'370'</text:p>
          </table:table-cell>
          <table:table-cell table:formula="of:=CONCATENATE(&quot;'&quot;;[.C21];&quot;'&quot;)" office:value-type="string" office:string-value="'1546'" calcext:value-type="string">
            <text:p>'1546'</text:p>
          </table:table-cell>
          <table:table-cell table:formula="of:=CONCATENATE(&quot;'&quot;;[.D21];&quot;'&quot;)" office:value-type="string" office:string-value="'7.3'" calcext:value-type="string">
            <text:p>'7.3'</text:p>
          </table:table-cell>
          <table:table-cell table:formula="of:=CONCATENATE(&quot;'&quot;;[.E21];&quot;'&quot;)" office:value-type="string" office:string-value="'80.8'" calcext:value-type="string">
            <text:p>'80.8'</text:p>
          </table:table-cell>
        </table:table-row>
        <table:table-row table:style-name="ro1">
          <table:table-cell office:value-type="string" calcext:value-type="string">
            <text:p>Cereais, milho, flocos, sem sal</text:p>
          </table:table-cell>
          <table:table-cell office:value-type="float" office:value="363" calcext:value-type="float">
            <text:p>363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0.4</text:p>
          </table:table-cell>
          <table:table-cell table:formula="of:=CONCATENATE(&quot;'&quot;;[.A22];&quot;'&quot;)" office:value-type="string" office:string-value="'Cereais, milho, flocos, sem sal'" calcext:value-type="string">
            <text:p>'Cereais, milho, flocos, sem sal'</text:p>
          </table:table-cell>
          <table:table-cell table:formula="of:=CONCATENATE(&quot;'&quot;;[.B22];&quot;'&quot;)" office:value-type="string" office:string-value="'363'" calcext:value-type="string">
            <text:p>'363'</text:p>
          </table:table-cell>
          <table:table-cell table:formula="of:=CONCATENATE(&quot;'&quot;;[.C22];&quot;'&quot;)" office:value-type="string" office:string-value="'1520'" calcext:value-type="string">
            <text:p>'1520'</text:p>
          </table:table-cell>
          <table:table-cell table:formula="of:=CONCATENATE(&quot;'&quot;;[.D22];&quot;'&quot;)" office:value-type="string" office:string-value="'6.9'" calcext:value-type="string">
            <text:p>'6.9'</text:p>
          </table:table-cell>
          <table:table-cell table:formula="of:=CONCATENATE(&quot;'&quot;;[.E22];&quot;'&quot;)" office:value-type="string" office:string-value="'80.4'" calcext:value-type="string">
            <text:p>'80.4'</text:p>
          </table:table-cell>
        </table:table-row>
        <table:table-row table:style-name="ro1">
          <table:table-cell office:value-type="string" calcext:value-type="string">
            <text:p>Cereais, mingau, milho, infantil</text:p>
          </table:table-cell>
          <table:table-cell office:value-type="float" office:value="394" calcext:value-type="float">
            <text:p>39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87.3</text:p>
          </table:table-cell>
          <table:table-cell table:formula="of:=CONCATENATE(&quot;'&quot;;[.A23];&quot;'&quot;)" office:value-type="string" office:string-value="'Cereais, mingau, milho, infantil'" calcext:value-type="string">
            <text:p>'Cereais, mingau, milho, infantil'</text:p>
          </table:table-cell>
          <table:table-cell table:formula="of:=CONCATENATE(&quot;'&quot;;[.B23];&quot;'&quot;)" office:value-type="string" office:string-value="'394'" calcext:value-type="string">
            <text:p>'394'</text:p>
          </table:table-cell>
          <table:table-cell table:formula="of:=CONCATENATE(&quot;'&quot;;[.C23];&quot;'&quot;)" office:value-type="string" office:string-value="'1650'" calcext:value-type="string">
            <text:p>'1650'</text:p>
          </table:table-cell>
          <table:table-cell table:formula="of:=CONCATENATE(&quot;'&quot;;[.D23];&quot;'&quot;)" office:value-type="string" office:string-value="'6.4'" calcext:value-type="string">
            <text:p>'6.4'</text:p>
          </table:table-cell>
          <table:table-cell table:formula="of:=CONCATENATE(&quot;'&quot;;[.E23];&quot;'&quot;)" office:value-type="string" office:string-value="'87.3'" calcext:value-type="string">
            <text:p>'87.3'</text:p>
          </table:table-cell>
        </table:table-row>
        <table:table-row table:style-name="ro1">
          <table:table-cell office:value-type="string" calcext:value-type="string">
            <text:p>Cereais, mistura para vitamina, trigo, cevada e aveia</text:p>
          </table:table-cell>
          <table:table-cell office:value-type="float" office:value="381" calcext:value-type="float">
            <text:p>38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81.6</text:p>
          </table:table-cell>
          <table:table-cell table:formula="of:=CONCATENATE(&quot;'&quot;;[.A24];&quot;'&quot;)" office:value-type="string" office:string-value="'Cereais, mistura para vitamina, trigo, cevada e aveia'" calcext:value-type="string">
            <text:p>'Cereais, mistura para vitamina, trigo, cevada e aveia'</text:p>
          </table:table-cell>
          <table:table-cell table:formula="of:=CONCATENATE(&quot;'&quot;;[.B24];&quot;'&quot;)" office:value-type="string" office:string-value="'381'" calcext:value-type="string">
            <text:p>'381'</text:p>
          </table:table-cell>
          <table:table-cell table:formula="of:=CONCATENATE(&quot;'&quot;;[.C24];&quot;'&quot;)" office:value-type="string" office:string-value="'1595'" calcext:value-type="string">
            <text:p>'1595'</text:p>
          </table:table-cell>
          <table:table-cell table:formula="of:=CONCATENATE(&quot;'&quot;;[.D24];&quot;'&quot;)" office:value-type="string" office:string-value="'8.9'" calcext:value-type="string">
            <text:p>'8.9'</text:p>
          </table:table-cell>
          <table:table-cell table:formula="of:=CONCATENATE(&quot;'&quot;;[.E24];&quot;'&quot;)" office:value-type="string" office:string-value="'81.6'" calcext:value-type="string">
            <text:p>'81.6'</text:p>
          </table:table-cell>
        </table:table-row>
        <table:table-row table:style-name="ro1">
          <table:table-cell office:value-type="string" calcext:value-type="string">
            <text:p>Cereal matinal, milho</text:p>
          </table:table-cell>
          <table:table-cell office:value-type="float" office:value="365" calcext:value-type="float">
            <text:p>365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83.8</text:p>
          </table:table-cell>
          <table:table-cell table:formula="of:=CONCATENATE(&quot;'&quot;;[.A25];&quot;'&quot;)" office:value-type="string" office:string-value="'Cereal matinal, milho'" calcext:value-type="string">
            <text:p>'Cereal matinal, milho'</text:p>
          </table:table-cell>
          <table:table-cell table:formula="of:=CONCATENATE(&quot;'&quot;;[.B25];&quot;'&quot;)" office:value-type="string" office:string-value="'365'" calcext:value-type="string">
            <text:p>'365'</text:p>
          </table:table-cell>
          <table:table-cell table:formula="of:=CONCATENATE(&quot;'&quot;;[.C25];&quot;'&quot;)" office:value-type="string" office:string-value="'1529'" calcext:value-type="string">
            <text:p>'1529'</text:p>
          </table:table-cell>
          <table:table-cell table:formula="of:=CONCATENATE(&quot;'&quot;;[.D25];&quot;'&quot;)" office:value-type="string" office:string-value="'7.2'" calcext:value-type="string">
            <text:p>'7.2'</text:p>
          </table:table-cell>
          <table:table-cell table:formula="of:=CONCATENATE(&quot;'&quot;;[.E25];&quot;'&quot;)" office:value-type="string" office:string-value="'83.8'" calcext:value-type="string">
            <text:p>'83.8'</text:p>
          </table:table-cell>
        </table:table-row>
        <table:table-row table:style-name="ro1">
          <table:table-cell office:value-type="string" calcext:value-type="string">
            <text:p>Cereal matinal, milho, açúcar</text:p>
          </table:table-cell>
          <table:table-cell office:value-type="float" office:value="377" calcext:value-type="float">
            <text:p>377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88.8</text:p>
          </table:table-cell>
          <table:table-cell table:formula="of:=CONCATENATE(&quot;'&quot;;[.A26];&quot;'&quot;)" office:value-type="string" office:string-value="'Cereal matinal, milho, açúcar'" calcext:value-type="string">
            <text:p>'Cereal matinal, milho, açúcar'</text:p>
          </table:table-cell>
          <table:table-cell table:formula="of:=CONCATENATE(&quot;'&quot;;[.B26];&quot;'&quot;)" office:value-type="string" office:string-value="'377'" calcext:value-type="string">
            <text:p>'377'</text:p>
          </table:table-cell>
          <table:table-cell table:formula="of:=CONCATENATE(&quot;'&quot;;[.C26];&quot;'&quot;)" office:value-type="string" office:string-value="'1576'" calcext:value-type="string">
            <text:p>'1576'</text:p>
          </table:table-cell>
          <table:table-cell table:formula="of:=CONCATENATE(&quot;'&quot;;[.D26];&quot;'&quot;)" office:value-type="string" office:string-value="'4.7'" calcext:value-type="string">
            <text:p>'4.7'</text:p>
          </table:table-cell>
          <table:table-cell table:formula="of:=CONCATENATE(&quot;'&quot;;[.E26];&quot;'&quot;)" office:value-type="string" office:string-value="'88.8'" calcext:value-type="string">
            <text:p>'88.8'</text:p>
          </table:table-cell>
        </table:table-row>
        <table:table-row table:style-name="ro1">
          <table:table-cell office:value-type="string" calcext:value-type="string">
            <text:p>Creme de arroz, pó</text:p>
          </table:table-cell>
          <table:table-cell office:value-type="float" office:value="386" calcext:value-type="float">
            <text:p>386</text:p>
          </table:table-cell>
          <table:table-cell office:value-type="float" office:value="1615" calcext:value-type="float">
            <text:p>16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.9</text:p>
          </table:table-cell>
          <table:table-cell table:formula="of:=CONCATENATE(&quot;'&quot;;[.A27];&quot;'&quot;)" office:value-type="string" office:string-value="'Creme de arroz, pó'" calcext:value-type="string">
            <text:p>'Creme de arroz, pó'</text:p>
          </table:table-cell>
          <table:table-cell table:formula="of:=CONCATENATE(&quot;'&quot;;[.B27];&quot;'&quot;)" office:value-type="string" office:string-value="'386'" calcext:value-type="string">
            <text:p>'386'</text:p>
          </table:table-cell>
          <table:table-cell table:formula="of:=CONCATENATE(&quot;'&quot;;[.C27];&quot;'&quot;)" office:value-type="string" office:string-value="'1615'" calcext:value-type="string">
            <text:p>'1615'</text:p>
          </table:table-cell>
          <table:table-cell table:formula="of:=CONCATENATE(&quot;'&quot;;[.D27];&quot;'&quot;)" office:value-type="string" office:string-value="'7'" calcext:value-type="string">
            <text:p>'7'</text:p>
          </table:table-cell>
          <table:table-cell table:formula="of:=CONCATENATE(&quot;'&quot;;[.E27];&quot;'&quot;)" office:value-type="string" office:string-value="'83.9'" calcext:value-type="string">
            <text:p>'83.9'</text:p>
          </table:table-cell>
        </table:table-row>
        <table:table-row table:style-name="ro1">
          <table:table-cell office:value-type="string" calcext:value-type="string">
            <text:p>Creme de milho, pó</text:p>
          </table:table-cell>
          <table:table-cell office:value-type="float" office:value="333" calcext:value-type="float">
            <text:p>333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86.1</text:p>
          </table:table-cell>
          <table:table-cell table:formula="of:=CONCATENATE(&quot;'&quot;;[.A28];&quot;'&quot;)" office:value-type="string" office:string-value="'Creme de milho, pó'" calcext:value-type="string">
            <text:p>'Creme de milho, pó'</text:p>
          </table:table-cell>
          <table:table-cell table:formula="of:=CONCATENATE(&quot;'&quot;;[.B28];&quot;'&quot;)" office:value-type="string" office:string-value="'333'" calcext:value-type="string">
            <text:p>'333'</text:p>
          </table:table-cell>
          <table:table-cell table:formula="of:=CONCATENATE(&quot;'&quot;;[.C28];&quot;'&quot;)" office:value-type="string" office:string-value="'1393'" calcext:value-type="string">
            <text:p>'1393'</text:p>
          </table:table-cell>
          <table:table-cell table:formula="of:=CONCATENATE(&quot;'&quot;;[.D28];&quot;'&quot;)" office:value-type="string" office:string-value="'4.8'" calcext:value-type="string">
            <text:p>'4.8'</text:p>
          </table:table-cell>
          <table:table-cell table:formula="of:=CONCATENATE(&quot;'&quot;;[.E28];&quot;'&quot;)" office:value-type="string" office:string-value="'86.1'" calcext:value-type="string">
            <text:p>'86.1'</text:p>
          </table:table-cell>
        </table:table-row>
        <table:table-row table:style-name="ro1">
          <table:table-cell office:value-type="string" calcext:value-type="string">
            <text:p>Curau, milho verde</text:p>
          </table:table-cell>
          <table:table-cell office:value-type="float" office:value="78" calcext:value-type="float">
            <text:p>7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3.9</text:p>
          </table:table-cell>
          <table:table-cell table:formula="of:=CONCATENATE(&quot;'&quot;;[.A29];&quot;'&quot;)" office:value-type="string" office:string-value="'Curau, milho verde'" calcext:value-type="string">
            <text:p>'Curau, milho verde'</text:p>
          </table:table-cell>
          <table:table-cell table:formula="of:=CONCATENATE(&quot;'&quot;;[.B29];&quot;'&quot;)" office:value-type="string" office:string-value="'78'" calcext:value-type="string">
            <text:p>'78'</text:p>
          </table:table-cell>
          <table:table-cell table:formula="of:=CONCATENATE(&quot;'&quot;;[.C29];&quot;'&quot;)" office:value-type="string" office:string-value="'328'" calcext:value-type="string">
            <text:p>'328'</text:p>
          </table:table-cell>
          <table:table-cell table:formula="of:=CONCATENATE(&quot;'&quot;;[.D29];&quot;'&quot;)" office:value-type="string" office:string-value="'2.4'" calcext:value-type="string">
            <text:p>'2.4'</text:p>
          </table:table-cell>
          <table:table-cell table:formula="of:=CONCATENATE(&quot;'&quot;;[.E29];&quot;'&quot;)" office:value-type="string" office:string-value="'13.9'" calcext:value-type="string">
            <text:p>'13.9'</text:p>
          </table:table-cell>
        </table:table-row>
        <table:table-row table:style-name="ro1">
          <table:table-cell office:value-type="string" calcext:value-type="string">
            <text:p>Curau, milho verde, mistura para</text:p>
          </table:table-cell>
          <table:table-cell office:value-type="float" office:value="402" calcext:value-type="float">
            <text:p>402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9.8</text:p>
          </table:table-cell>
          <table:table-cell table:formula="of:=CONCATENATE(&quot;'&quot;;[.A30];&quot;'&quot;)" office:value-type="string" office:string-value="'Curau, milho verde, mistura para'" calcext:value-type="string">
            <text:p>'Curau, milho verde, mistura para'</text:p>
          </table:table-cell>
          <table:table-cell table:formula="of:=CONCATENATE(&quot;'&quot;;[.B30];&quot;'&quot;)" office:value-type="string" office:string-value="'402'" calcext:value-type="string">
            <text:p>'402'</text:p>
          </table:table-cell>
          <table:table-cell table:formula="of:=CONCATENATE(&quot;'&quot;;[.C30];&quot;'&quot;)" office:value-type="string" office:string-value="'1683'" calcext:value-type="string">
            <text:p>'1683'</text:p>
          </table:table-cell>
          <table:table-cell table:formula="of:=CONCATENATE(&quot;'&quot;;[.D30];&quot;'&quot;)" office:value-type="string" office:string-value="'2.2'" calcext:value-type="string">
            <text:p>'2.2'</text:p>
          </table:table-cell>
          <table:table-cell table:formula="of:=CONCATENATE(&quot;'&quot;;[.E30];&quot;'&quot;)" office:value-type="string" office:string-value="'79.8'" calcext:value-type="string">
            <text:p>'79.8'</text:p>
          </table:table-cell>
        </table:table-row>
        <table:table-row table:style-name="ro1">
          <table:table-cell office:value-type="string" calcext:value-type="string">
            <text:p>Farinha, de arroz, enriquecida</text:p>
          </table:table-cell>
          <table:table-cell office:value-type="float" office:value="363" calcext:value-type="float">
            <text:p>363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5.5</text:p>
          </table:table-cell>
          <table:table-cell table:formula="of:=CONCATENATE(&quot;'&quot;;[.A31];&quot;'&quot;)" office:value-type="string" office:string-value="'Farinha, de arroz, enriquecida'" calcext:value-type="string">
            <text:p>'Farinha, de arroz, enriquecida'</text:p>
          </table:table-cell>
          <table:table-cell table:formula="of:=CONCATENATE(&quot;'&quot;;[.B31];&quot;'&quot;)" office:value-type="string" office:string-value="'363'" calcext:value-type="string">
            <text:p>'363'</text:p>
          </table:table-cell>
          <table:table-cell table:formula="of:=CONCATENATE(&quot;'&quot;;[.C31];&quot;'&quot;)" office:value-type="string" office:string-value="'1519'" calcext:value-type="string">
            <text:p>'1519'</text:p>
          </table:table-cell>
          <table:table-cell table:formula="of:=CONCATENATE(&quot;'&quot;;[.D31];&quot;'&quot;)" office:value-type="string" office:string-value="'1.3'" calcext:value-type="string">
            <text:p>'1.3'</text:p>
          </table:table-cell>
          <table:table-cell table:formula="of:=CONCATENATE(&quot;'&quot;;[.E31];&quot;'&quot;)" office:value-type="string" office:string-value="'85.5'" calcext:value-type="string">
            <text:p>'85.5'</text:p>
          </table:table-cell>
        </table:table-row>
        <table:table-row table:style-name="ro1">
          <table:table-cell office:value-type="string" calcext:value-type="string">
            <text:p>Farinha, de centeio, integral</text:p>
          </table:table-cell>
          <table:table-cell office:value-type="float" office:value="336" calcext:value-type="float">
            <text:p>336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73.3</text:p>
          </table:table-cell>
          <table:table-cell table:formula="of:=CONCATENATE(&quot;'&quot;;[.A32];&quot;'&quot;)" office:value-type="string" office:string-value="'Farinha, de centeio, integral'" calcext:value-type="string">
            <text:p>'Farinha, de centeio, integral'</text:p>
          </table:table-cell>
          <table:table-cell table:formula="of:=CONCATENATE(&quot;'&quot;;[.B32];&quot;'&quot;)" office:value-type="string" office:string-value="'336'" calcext:value-type="string">
            <text:p>'336'</text:p>
          </table:table-cell>
          <table:table-cell table:formula="of:=CONCATENATE(&quot;'&quot;;[.C32];&quot;'&quot;)" office:value-type="string" office:string-value="'1405'" calcext:value-type="string">
            <text:p>'1405'</text:p>
          </table:table-cell>
          <table:table-cell table:formula="of:=CONCATENATE(&quot;'&quot;;[.D32];&quot;'&quot;)" office:value-type="string" office:string-value="'12.5'" calcext:value-type="string">
            <text:p>'12.5'</text:p>
          </table:table-cell>
          <table:table-cell table:formula="of:=CONCATENATE(&quot;'&quot;;[.E32];&quot;'&quot;)" office:value-type="string" office:string-value="'73.3'" calcext:value-type="string">
            <text:p>'73.3'</text:p>
          </table:table-cell>
        </table:table-row>
        <table:table-row table:style-name="ro1">
          <table:table-cell office:value-type="string" calcext:value-type="string">
            <text:p>Farinha, de milho, amarela</text:p>
          </table:table-cell>
          <table:table-cell office:value-type="float" office:value="351" calcext:value-type="float">
            <text:p>351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9.1</text:p>
          </table:table-cell>
          <table:table-cell table:formula="of:=CONCATENATE(&quot;'&quot;;[.A33];&quot;'&quot;)" office:value-type="string" office:string-value="'Farinha, de milho, amarela'" calcext:value-type="string">
            <text:p>'Farinha, de milho, amarela'</text:p>
          </table:table-cell>
          <table:table-cell table:formula="of:=CONCATENATE(&quot;'&quot;;[.B33];&quot;'&quot;)" office:value-type="string" office:string-value="'351'" calcext:value-type="string">
            <text:p>'351'</text:p>
          </table:table-cell>
          <table:table-cell table:formula="of:=CONCATENATE(&quot;'&quot;;[.C33];&quot;'&quot;)" office:value-type="string" office:string-value="'1467'" calcext:value-type="string">
            <text:p>'1467'</text:p>
          </table:table-cell>
          <table:table-cell table:formula="of:=CONCATENATE(&quot;'&quot;;[.D33];&quot;'&quot;)" office:value-type="string" office:string-value="'7.2'" calcext:value-type="string">
            <text:p>'7.2'</text:p>
          </table:table-cell>
          <table:table-cell table:formula="of:=CONCATENATE(&quot;'&quot;;[.E33];&quot;'&quot;)" office:value-type="string" office:string-value="'79.1'" calcext:value-type="string">
            <text:p>'79.1'</text:p>
          </table:table-cell>
        </table:table-row>
        <table:table-row table:style-name="ro1">
          <table:table-cell office:value-type="string" calcext:value-type="string">
            <text:p>Farinha, de rosca</text:p>
          </table:table-cell>
          <table:table-cell office:value-type="float" office:value="371" calcext:value-type="float">
            <text:p>37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75.8</text:p>
          </table:table-cell>
          <table:table-cell table:formula="of:=CONCATENATE(&quot;'&quot;;[.A34];&quot;'&quot;)" office:value-type="string" office:string-value="'Farinha, de rosca'" calcext:value-type="string">
            <text:p>'Farinha, de rosca'</text:p>
          </table:table-cell>
          <table:table-cell table:formula="of:=CONCATENATE(&quot;'&quot;;[.B34];&quot;'&quot;)" office:value-type="string" office:string-value="'371'" calcext:value-type="string">
            <text:p>'371'</text:p>
          </table:table-cell>
          <table:table-cell table:formula="of:=CONCATENATE(&quot;'&quot;;[.C34];&quot;'&quot;)" office:value-type="string" office:string-value="'1550'" calcext:value-type="string">
            <text:p>'1550'</text:p>
          </table:table-cell>
          <table:table-cell table:formula="of:=CONCATENATE(&quot;'&quot;;[.D34];&quot;'&quot;)" office:value-type="string" office:string-value="'11.4'" calcext:value-type="string">
            <text:p>'11.4'</text:p>
          </table:table-cell>
          <table:table-cell table:formula="of:=CONCATENATE(&quot;'&quot;;[.E34];&quot;'&quot;)" office:value-type="string" office:string-value="'75.8'" calcext:value-type="string">
            <text:p>'75.8'</text:p>
          </table:table-cell>
        </table:table-row>
        <table:table-row table:style-name="ro1">
          <table:table-cell office:value-type="string" calcext:value-type="string">
            <text:p>Farinha, de trigo</text:p>
          </table:table-cell>
          <table:table-cell office:value-type="float" office:value="360" calcext:value-type="float">
            <text:p>360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75.1</text:p>
          </table:table-cell>
          <table:table-cell table:formula="of:=CONCATENATE(&quot;'&quot;;[.A35];&quot;'&quot;)" office:value-type="string" office:string-value="'Farinha, de trigo'" calcext:value-type="string">
            <text:p>'Farinha, de trigo'</text:p>
          </table:table-cell>
          <table:table-cell table:formula="of:=CONCATENATE(&quot;'&quot;;[.B35];&quot;'&quot;)" office:value-type="string" office:string-value="'360'" calcext:value-type="string">
            <text:p>'360'</text:p>
          </table:table-cell>
          <table:table-cell table:formula="of:=CONCATENATE(&quot;'&quot;;[.C35];&quot;'&quot;)" office:value-type="string" office:string-value="'1508'" calcext:value-type="string">
            <text:p>'1508'</text:p>
          </table:table-cell>
          <table:table-cell table:formula="of:=CONCATENATE(&quot;'&quot;;[.D35];&quot;'&quot;)" office:value-type="string" office:string-value="'9.8'" calcext:value-type="string">
            <text:p>'9.8'</text:p>
          </table:table-cell>
          <table:table-cell table:formula="of:=CONCATENATE(&quot;'&quot;;[.E35];&quot;'&quot;)" office:value-type="string" office:string-value="'75.1'" calcext:value-type="string">
            <text:p>'75.1'</text:p>
          </table:table-cell>
        </table:table-row>
        <table:table-row table:style-name="ro1">
          <table:table-cell office:value-type="string" calcext:value-type="string">
            <text:p>Farinha, láctea, de cereais</text:p>
          </table:table-cell>
          <table:table-cell office:value-type="float" office:value="415" calcext:value-type="float">
            <text:p>415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77.8</text:p>
          </table:table-cell>
          <table:table-cell table:formula="of:=CONCATENATE(&quot;'&quot;;[.A36];&quot;'&quot;)" office:value-type="string" office:string-value="'Farinha, láctea, de cereais'" calcext:value-type="string">
            <text:p>'Farinha, láctea, de cereais'</text:p>
          </table:table-cell>
          <table:table-cell table:formula="of:=CONCATENATE(&quot;'&quot;;[.B36];&quot;'&quot;)" office:value-type="string" office:string-value="'415'" calcext:value-type="string">
            <text:p>'415'</text:p>
          </table:table-cell>
          <table:table-cell table:formula="of:=CONCATENATE(&quot;'&quot;;[.C36];&quot;'&quot;)" office:value-type="string" office:string-value="'1736'" calcext:value-type="string">
            <text:p>'1736'</text:p>
          </table:table-cell>
          <table:table-cell table:formula="of:=CONCATENATE(&quot;'&quot;;[.D36];&quot;'&quot;)" office:value-type="string" office:string-value="'11.9'" calcext:value-type="string">
            <text:p>'11.9'</text:p>
          </table:table-cell>
          <table:table-cell table:formula="of:=CONCATENATE(&quot;'&quot;;[.E36];&quot;'&quot;)" office:value-type="string" office:string-value="'77.8'" calcext:value-type="string">
            <text:p>'77.8'</text:p>
          </table:table-cell>
        </table:table-row>
        <table:table-row table:style-name="ro1">
          <table:table-cell office:value-type="string" calcext:value-type="string">
            <text:p>Lasanha, massa fresca, cozida</text:p>
          </table:table-cell>
          <table:table-cell office:value-type="float" office:value="164" calcext:value-type="float">
            <text:p>16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32.5</text:p>
          </table:table-cell>
          <table:table-cell table:formula="of:=CONCATENATE(&quot;'&quot;;[.A37];&quot;'&quot;)" office:value-type="string" office:string-value="'Lasanha, massa fresca, cozida'" calcext:value-type="string">
            <text:p>'Lasanha, massa fresca, cozida'</text:p>
          </table:table-cell>
          <table:table-cell table:formula="of:=CONCATENATE(&quot;'&quot;;[.B37];&quot;'&quot;)" office:value-type="string" office:string-value="'164'" calcext:value-type="string">
            <text:p>'164'</text:p>
          </table:table-cell>
          <table:table-cell table:formula="of:=CONCATENATE(&quot;'&quot;;[.C37];&quot;'&quot;)" office:value-type="string" office:string-value="'685'" calcext:value-type="string">
            <text:p>'685'</text:p>
          </table:table-cell>
          <table:table-cell table:formula="of:=CONCATENATE(&quot;'&quot;;[.D37];&quot;'&quot;)" office:value-type="string" office:string-value="'5.8'" calcext:value-type="string">
            <text:p>'5.8'</text:p>
          </table:table-cell>
          <table:table-cell table:formula="of:=CONCATENATE(&quot;'&quot;;[.E37];&quot;'&quot;)" office:value-type="string" office:string-value="'32.5'" calcext:value-type="string">
            <text:p>'32.5'</text:p>
          </table:table-cell>
        </table:table-row>
        <table:table-row table:style-name="ro1">
          <table:table-cell office:value-type="string" calcext:value-type="string">
            <text:p>Lasanha, massa fresca, crua</text:p>
          </table:table-cell>
          <table:table-cell office:value-type="float" office:value="220" calcext:value-type="float">
            <text:p>220</text:p>
          </table:table-cell>
          <table:table-cell office:value-type="float" office:value="922" calcext:value-type="float">
            <text:p>9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5.1</text:p>
          </table:table-cell>
          <table:table-cell table:formula="of:=CONCATENATE(&quot;'&quot;;[.A38];&quot;'&quot;)" office:value-type="string" office:string-value="'Lasanha, massa fresca, crua'" calcext:value-type="string">
            <text:p>'Lasanha, massa fresca, crua'</text:p>
          </table:table-cell>
          <table:table-cell table:formula="of:=CONCATENATE(&quot;'&quot;;[.B38];&quot;'&quot;)" office:value-type="string" office:string-value="'220'" calcext:value-type="string">
            <text:p>'220'</text:p>
          </table:table-cell>
          <table:table-cell table:formula="of:=CONCATENATE(&quot;'&quot;;[.C38];&quot;'&quot;)" office:value-type="string" office:string-value="'922'" calcext:value-type="string">
            <text:p>'922'</text:p>
          </table:table-cell>
          <table:table-cell table:formula="of:=CONCATENATE(&quot;'&quot;;[.D38];&quot;'&quot;)" office:value-type="string" office:string-value="'7'" calcext:value-type="string">
            <text:p>'7'</text:p>
          </table:table-cell>
          <table:table-cell table:formula="of:=CONCATENATE(&quot;'&quot;;[.E38];&quot;'&quot;)" office:value-type="string" office:string-value="'45.1'" calcext:value-type="string">
            <text:p>'45.1'</text:p>
          </table:table-cell>
        </table:table-row>
        <table:table-row table:style-name="ro1">
          <table:table-cell office:value-type="string" calcext:value-type="string">
            <text:p>Macarrão, instantâneo</text:p>
          </table:table-cell>
          <table:table-cell office:value-type="float" office:value="436" calcext:value-type="float">
            <text:p>436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62.4</text:p>
          </table:table-cell>
          <table:table-cell table:formula="of:=CONCATENATE(&quot;'&quot;;[.A39];&quot;'&quot;)" office:value-type="string" office:string-value="'Macarrão, instantâneo'" calcext:value-type="string">
            <text:p>'Macarrão, instantâneo'</text:p>
          </table:table-cell>
          <table:table-cell table:formula="of:=CONCATENATE(&quot;'&quot;;[.B39];&quot;'&quot;)" office:value-type="string" office:string-value="'436'" calcext:value-type="string">
            <text:p>'436'</text:p>
          </table:table-cell>
          <table:table-cell table:formula="of:=CONCATENATE(&quot;'&quot;;[.C39];&quot;'&quot;)" office:value-type="string" office:string-value="'1824'" calcext:value-type="string">
            <text:p>'1824'</text:p>
          </table:table-cell>
          <table:table-cell table:formula="of:=CONCATENATE(&quot;'&quot;;[.D39];&quot;'&quot;)" office:value-type="string" office:string-value="'8.8'" calcext:value-type="string">
            <text:p>'8.8'</text:p>
          </table:table-cell>
          <table:table-cell table:formula="of:=CONCATENATE(&quot;'&quot;;[.E39];&quot;'&quot;)" office:value-type="string" office:string-value="'62.4'" calcext:value-type="string">
            <text:p>'62.4'</text:p>
          </table:table-cell>
        </table:table-row>
        <table:table-row table:style-name="ro1">
          <table:table-cell office:value-type="string" calcext:value-type="string">
            <text:p>Macarrão, trigo, cru</text:p>
          </table:table-cell>
          <table:table-cell office:value-type="float" office:value="371" calcext:value-type="float">
            <text:p>371</text:p>
          </table:table-cell>
          <table:table-cell office:value-type="float" office:value="1553" calcext:value-type="float">
            <text:p>15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.9</text:p>
          </table:table-cell>
          <table:table-cell table:formula="of:=CONCATENATE(&quot;'&quot;;[.A40];&quot;'&quot;)" office:value-type="string" office:string-value="'Macarrão, trigo, cru'" calcext:value-type="string">
            <text:p>'Macarrão, trigo, cru'</text:p>
          </table:table-cell>
          <table:table-cell table:formula="of:=CONCATENATE(&quot;'&quot;;[.B40];&quot;'&quot;)" office:value-type="string" office:string-value="'371'" calcext:value-type="string">
            <text:p>'371'</text:p>
          </table:table-cell>
          <table:table-cell table:formula="of:=CONCATENATE(&quot;'&quot;;[.C40];&quot;'&quot;)" office:value-type="string" office:string-value="'1553'" calcext:value-type="string">
            <text:p>'1553'</text:p>
          </table:table-cell>
          <table:table-cell table:formula="of:=CONCATENATE(&quot;'&quot;;[.D40];&quot;'&quot;)" office:value-type="string" office:string-value="'10'" calcext:value-type="string">
            <text:p>'10'</text:p>
          </table:table-cell>
          <table:table-cell table:formula="of:=CONCATENATE(&quot;'&quot;;[.E40];&quot;'&quot;)" office:value-type="string" office:string-value="'77.9'" calcext:value-type="string">
            <text:p>'77.9'</text:p>
          </table:table-cell>
        </table:table-row>
        <table:table-row table:style-name="ro1">
          <table:table-cell office:value-type="string" calcext:value-type="string">
            <text:p>Macarrão, trigo, cru, com ovos</text:p>
          </table:table-cell>
          <table:table-cell office:value-type="float" office:value="371" calcext:value-type="float">
            <text:p>37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76.6</text:p>
          </table:table-cell>
          <table:table-cell table:formula="of:=CONCATENATE(&quot;'&quot;;[.A41];&quot;'&quot;)" office:value-type="string" office:string-value="'Macarrão, trigo, cru, com ovos'" calcext:value-type="string">
            <text:p>'Macarrão, trigo, cru, com ovos'</text:p>
          </table:table-cell>
          <table:table-cell table:formula="of:=CONCATENATE(&quot;'&quot;;[.B41];&quot;'&quot;)" office:value-type="string" office:string-value="'371'" calcext:value-type="string">
            <text:p>'371'</text:p>
          </table:table-cell>
          <table:table-cell table:formula="of:=CONCATENATE(&quot;'&quot;;[.C41];&quot;'&quot;)" office:value-type="string" office:string-value="'1550'" calcext:value-type="string">
            <text:p>'1550'</text:p>
          </table:table-cell>
          <table:table-cell table:formula="of:=CONCATENATE(&quot;'&quot;;[.D41];&quot;'&quot;)" office:value-type="string" office:string-value="'10.3'" calcext:value-type="string">
            <text:p>'10.3'</text:p>
          </table:table-cell>
          <table:table-cell table:formula="of:=CONCATENATE(&quot;'&quot;;[.E41];&quot;'&quot;)" office:value-type="string" office:string-value="'76.6'" calcext:value-type="string">
            <text:p>'76.6'</text:p>
          </table:table-cell>
        </table:table-row>
        <table:table-row table:style-name="ro1">
          <table:table-cell office:value-type="string" calcext:value-type="string">
            <text:p>Milho, amido, cru</text:p>
          </table:table-cell>
          <table:table-cell office:value-type="float" office:value="361" calcext:value-type="float">
            <text:p>36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7.1</text:p>
          </table:table-cell>
          <table:table-cell table:formula="of:=CONCATENATE(&quot;'&quot;;[.A42];&quot;'&quot;)" office:value-type="string" office:string-value="'Milho, amido, cru'" calcext:value-type="string">
            <text:p>'Milho, amido, cru'</text:p>
          </table:table-cell>
          <table:table-cell table:formula="of:=CONCATENATE(&quot;'&quot;;[.B42];&quot;'&quot;)" office:value-type="string" office:string-value="'361'" calcext:value-type="string">
            <text:p>'361'</text:p>
          </table:table-cell>
          <table:table-cell table:formula="of:=CONCATENATE(&quot;'&quot;;[.C42];&quot;'&quot;)" office:value-type="string" office:string-value="'1512'" calcext:value-type="string">
            <text:p>'1512'</text:p>
          </table:table-cell>
          <table:table-cell table:formula="of:=CONCATENATE(&quot;'&quot;;[.D42];&quot;'&quot;)" office:value-type="string" office:string-value="'0.6'" calcext:value-type="string">
            <text:p>'0.6'</text:p>
          </table:table-cell>
          <table:table-cell table:formula="of:=CONCATENATE(&quot;'&quot;;[.E42];&quot;'&quot;)" office:value-type="string" office:string-value="'87.1'" calcext:value-type="string">
            <text:p>'87.1'</text:p>
          </table:table-cell>
        </table:table-row>
        <table:table-row table:style-name="ro1">
          <table:table-cell office:value-type="string" calcext:value-type="string">
            <text:p>Milho, fubá, cru</text:p>
          </table:table-cell>
          <table:table-cell office:value-type="float" office:value="353" calcext:value-type="float">
            <text:p>353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8.9</text:p>
          </table:table-cell>
          <table:table-cell table:formula="of:=CONCATENATE(&quot;'&quot;;[.A43];&quot;'&quot;)" office:value-type="string" office:string-value="'Milho, fubá, cru'" calcext:value-type="string">
            <text:p>'Milho, fubá, cru'</text:p>
          </table:table-cell>
          <table:table-cell table:formula="of:=CONCATENATE(&quot;'&quot;;[.B43];&quot;'&quot;)" office:value-type="string" office:string-value="'353'" calcext:value-type="string">
            <text:p>'353'</text:p>
          </table:table-cell>
          <table:table-cell table:formula="of:=CONCATENATE(&quot;'&quot;;[.C43];&quot;'&quot;)" office:value-type="string" office:string-value="'1479'" calcext:value-type="string">
            <text:p>'1479'</text:p>
          </table:table-cell>
          <table:table-cell table:formula="of:=CONCATENATE(&quot;'&quot;;[.D43];&quot;'&quot;)" office:value-type="string" office:string-value="'7.2'" calcext:value-type="string">
            <text:p>'7.2'</text:p>
          </table:table-cell>
          <table:table-cell table:formula="of:=CONCATENATE(&quot;'&quot;;[.E43];&quot;'&quot;)" office:value-type="string" office:string-value="'78.9'" calcext:value-type="string">
            <text:p>'78.9'</text:p>
          </table:table-cell>
        </table:table-row>
        <table:table-row table:style-name="ro1">
          <table:table-cell office:value-type="string" calcext:value-type="string">
            <text:p>Milho, verde, cru</text:p>
          </table:table-cell>
          <table:table-cell office:value-type="float" office:value="138" calcext:value-type="float">
            <text:p>138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8.6</text:p>
          </table:table-cell>
          <table:table-cell table:formula="of:=CONCATENATE(&quot;'&quot;;[.A44];&quot;'&quot;)" office:value-type="string" office:string-value="'Milho, verde, cru'" calcext:value-type="string">
            <text:p>'Milho, verde, cru'</text:p>
          </table:table-cell>
          <table:table-cell table:formula="of:=CONCATENATE(&quot;'&quot;;[.B44];&quot;'&quot;)" office:value-type="string" office:string-value="'138'" calcext:value-type="string">
            <text:p>'138'</text:p>
          </table:table-cell>
          <table:table-cell table:formula="of:=CONCATENATE(&quot;'&quot;;[.C44];&quot;'&quot;)" office:value-type="string" office:string-value="'578'" calcext:value-type="string">
            <text:p>'578'</text:p>
          </table:table-cell>
          <table:table-cell table:formula="of:=CONCATENATE(&quot;'&quot;;[.D44];&quot;'&quot;)" office:value-type="string" office:string-value="'6.6'" calcext:value-type="string">
            <text:p>'6.6'</text:p>
          </table:table-cell>
          <table:table-cell table:formula="of:=CONCATENATE(&quot;'&quot;;[.E44];&quot;'&quot;)" office:value-type="string" office:string-value="'28.6'" calcext:value-type="string">
            <text:p>'28.6'</text:p>
          </table:table-cell>
        </table:table-row>
        <table:table-row table:style-name="ro1">
          <table:table-cell office:value-type="string" calcext:value-type="string">
            <text:p>Milho, verde, enlatado, drenado</text:p>
          </table:table-cell>
          <table:table-cell office:value-type="float" office:value="98" calcext:value-type="float">
            <text:p>9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7.1</text:p>
          </table:table-cell>
          <table:table-cell table:formula="of:=CONCATENATE(&quot;'&quot;;[.A45];&quot;'&quot;)" office:value-type="string" office:string-value="'Milho, verde, enlatado, drenado'" calcext:value-type="string">
            <text:p>'Milho, verde, enlatado, drenado'</text:p>
          </table:table-cell>
          <table:table-cell table:formula="of:=CONCATENATE(&quot;'&quot;;[.B45];&quot;'&quot;)" office:value-type="string" office:string-value="'98'" calcext:value-type="string">
            <text:p>'98'</text:p>
          </table:table-cell>
          <table:table-cell table:formula="of:=CONCATENATE(&quot;'&quot;;[.C45];&quot;'&quot;)" office:value-type="string" office:string-value="'408'" calcext:value-type="string">
            <text:p>'408'</text:p>
          </table:table-cell>
          <table:table-cell table:formula="of:=CONCATENATE(&quot;'&quot;;[.D45];&quot;'&quot;)" office:value-type="string" office:string-value="'3.2'" calcext:value-type="string">
            <text:p>'3.2'</text:p>
          </table:table-cell>
          <table:table-cell table:formula="of:=CONCATENATE(&quot;'&quot;;[.E45];&quot;'&quot;)" office:value-type="string" office:string-value="'17.1'" calcext:value-type="string">
            <text:p>'17.1'</text:p>
          </table:table-cell>
        </table:table-row>
        <table:table-row table:style-name="ro1">
          <table:table-cell office:value-type="string" calcext:value-type="string">
            <text:p>Mingau tradicional, pó</text:p>
          </table:table-cell>
          <table:table-cell office:value-type="float" office:value="373" calcext:value-type="float">
            <text:p>373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9.3</text:p>
          </table:table-cell>
          <table:table-cell table:formula="of:=CONCATENATE(&quot;'&quot;;[.A46];&quot;'&quot;)" office:value-type="string" office:string-value="'Mingau tradicional, pó'" calcext:value-type="string">
            <text:p>'Mingau tradicional, pó'</text:p>
          </table:table-cell>
          <table:table-cell table:formula="of:=CONCATENATE(&quot;'&quot;;[.B46];&quot;'&quot;)" office:value-type="string" office:string-value="'373'" calcext:value-type="string">
            <text:p>'373'</text:p>
          </table:table-cell>
          <table:table-cell table:formula="of:=CONCATENATE(&quot;'&quot;;[.C46];&quot;'&quot;)" office:value-type="string" office:string-value="'1562'" calcext:value-type="string">
            <text:p>'1562'</text:p>
          </table:table-cell>
          <table:table-cell table:formula="of:=CONCATENATE(&quot;'&quot;;[.D46];&quot;'&quot;)" office:value-type="string" office:string-value="'0.6'" calcext:value-type="string">
            <text:p>'0.6'</text:p>
          </table:table-cell>
          <table:table-cell table:formula="of:=CONCATENATE(&quot;'&quot;;[.E46];&quot;'&quot;)" office:value-type="string" office:string-value="'89.3'" calcext:value-type="string">
            <text:p>'89.3'</text:p>
          </table:table-cell>
        </table:table-row>
        <table:table-row table:style-name="ro1">
          <table:table-cell office:value-type="string" calcext:value-type="string">
            <text:p>Pamonha, barra para cozimento, pré-cozida</text:p>
          </table:table-cell>
          <table:table-cell office:value-type="float" office:value="171" calcext:value-type="float">
            <text:p>171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0.7</text:p>
          </table:table-cell>
          <table:table-cell table:formula="of:=CONCATENATE(&quot;'&quot;;[.A47];&quot;'&quot;)" office:value-type="string" office:string-value="'Pamonha, barra para cozimento, pré-cozida'" calcext:value-type="string">
            <text:p>'Pamonha, barra para cozimento, pré-cozida'</text:p>
          </table:table-cell>
          <table:table-cell table:formula="of:=CONCATENATE(&quot;'&quot;;[.B47];&quot;'&quot;)" office:value-type="string" office:string-value="'171'" calcext:value-type="string">
            <text:p>'171'</text:p>
          </table:table-cell>
          <table:table-cell table:formula="of:=CONCATENATE(&quot;'&quot;;[.C47];&quot;'&quot;)" office:value-type="string" office:string-value="'716'" calcext:value-type="string">
            <text:p>'716'</text:p>
          </table:table-cell>
          <table:table-cell table:formula="of:=CONCATENATE(&quot;'&quot;;[.D47];&quot;'&quot;)" office:value-type="string" office:string-value="'2.6'" calcext:value-type="string">
            <text:p>'2.6'</text:p>
          </table:table-cell>
          <table:table-cell table:formula="of:=CONCATENATE(&quot;'&quot;;[.E47];&quot;'&quot;)" office:value-type="string" office:string-value="'30.7'" calcext:value-type="string">
            <text:p>'30.7'</text:p>
          </table:table-cell>
        </table:table-row>
        <table:table-row table:style-name="ro1">
          <table:table-cell office:value-type="string" calcext:value-type="string">
            <text:p>Pão, aveia, forma</text:p>
          </table:table-cell>
          <table:table-cell office:value-type="float" office:value="343" calcext:value-type="float">
            <text:p>343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9.6</text:p>
          </table:table-cell>
          <table:table-cell table:formula="of:=CONCATENATE(&quot;'&quot;;[.A48];&quot;'&quot;)" office:value-type="string" office:string-value="'Pão, aveia, forma'" calcext:value-type="string">
            <text:p>'Pão, aveia, forma'</text:p>
          </table:table-cell>
          <table:table-cell table:formula="of:=CONCATENATE(&quot;'&quot;;[.B48];&quot;'&quot;)" office:value-type="string" office:string-value="'343'" calcext:value-type="string">
            <text:p>'343'</text:p>
          </table:table-cell>
          <table:table-cell table:formula="of:=CONCATENATE(&quot;'&quot;;[.C48];&quot;'&quot;)" office:value-type="string" office:string-value="'1435'" calcext:value-type="string">
            <text:p>'1435'</text:p>
          </table:table-cell>
          <table:table-cell table:formula="of:=CONCATENATE(&quot;'&quot;;[.D48];&quot;'&quot;)" office:value-type="string" office:string-value="'12.4'" calcext:value-type="string">
            <text:p>'12.4'</text:p>
          </table:table-cell>
          <table:table-cell table:formula="of:=CONCATENATE(&quot;'&quot;;[.E48];&quot;'&quot;)" office:value-type="string" office:string-value="'59.6'" calcext:value-type="string">
            <text:p>'59.6'</text:p>
          </table:table-cell>
        </table:table-row>
        <table:table-row table:style-name="ro1">
          <table:table-cell office:value-type="string" calcext:value-type="string">
            <text:p>Pão, de soja</text:p>
          </table:table-cell>
          <table:table-cell office:value-type="float" office:value="309" calcext:value-type="float">
            <text:p>309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6.5</text:p>
          </table:table-cell>
          <table:table-cell table:formula="of:=CONCATENATE(&quot;'&quot;;[.A49];&quot;'&quot;)" office:value-type="string" office:string-value="'Pão, de soja'" calcext:value-type="string">
            <text:p>'Pão, de soja'</text:p>
          </table:table-cell>
          <table:table-cell table:formula="of:=CONCATENATE(&quot;'&quot;;[.B49];&quot;'&quot;)" office:value-type="string" office:string-value="'309'" calcext:value-type="string">
            <text:p>'309'</text:p>
          </table:table-cell>
          <table:table-cell table:formula="of:=CONCATENATE(&quot;'&quot;;[.C49];&quot;'&quot;)" office:value-type="string" office:string-value="'1292'" calcext:value-type="string">
            <text:p>'1292'</text:p>
          </table:table-cell>
          <table:table-cell table:formula="of:=CONCATENATE(&quot;'&quot;;[.D49];&quot;'&quot;)" office:value-type="string" office:string-value="'11.3'" calcext:value-type="string">
            <text:p>'11.3'</text:p>
          </table:table-cell>
          <table:table-cell table:formula="of:=CONCATENATE(&quot;'&quot;;[.E49];&quot;'&quot;)" office:value-type="string" office:string-value="'56.5'" calcext:value-type="string">
            <text:p>'56.5'</text:p>
          </table:table-cell>
        </table:table-row>
        <table:table-row table:style-name="ro1">
          <table:table-cell office:value-type="string" calcext:value-type="string">
            <text:p>Pão, glúten, forma</text:p>
          </table:table-cell>
          <table:table-cell office:value-type="float" office:value="253" calcext:value-type="float">
            <text:p>253</text:p>
          </table:table-cell>
          <table:table-cell office:value-type="float" office:value="1059" calcext:value-type="float">
            <text:p>1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4.1</text:p>
          </table:table-cell>
          <table:table-cell table:formula="of:=CONCATENATE(&quot;'&quot;;[.A50];&quot;'&quot;)" office:value-type="string" office:string-value="'Pão, glúten, forma'" calcext:value-type="string">
            <text:p>'Pão, glúten, forma'</text:p>
          </table:table-cell>
          <table:table-cell table:formula="of:=CONCATENATE(&quot;'&quot;;[.B50];&quot;'&quot;)" office:value-type="string" office:string-value="'253'" calcext:value-type="string">
            <text:p>'253'</text:p>
          </table:table-cell>
          <table:table-cell table:formula="of:=CONCATENATE(&quot;'&quot;;[.C50];&quot;'&quot;)" office:value-type="string" office:string-value="'1059'" calcext:value-type="string">
            <text:p>'1059'</text:p>
          </table:table-cell>
          <table:table-cell table:formula="of:=CONCATENATE(&quot;'&quot;;[.D50];&quot;'&quot;)" office:value-type="string" office:string-value="'12'" calcext:value-type="string">
            <text:p>'12'</text:p>
          </table:table-cell>
          <table:table-cell table:formula="of:=CONCATENATE(&quot;'&quot;;[.E50];&quot;'&quot;)" office:value-type="string" office:string-value="'44.1'" calcext:value-type="string">
            <text:p>'44.1'</text:p>
          </table:table-cell>
        </table:table-row>
        <table:table-row table:style-name="ro1">
          <table:table-cell office:value-type="string" calcext:value-type="string">
            <text:p>Pão, milho, forma</text:p>
          </table:table-cell>
          <table:table-cell office:value-type="float" office:value="292" calcext:value-type="float">
            <text:p>292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56.4</text:p>
          </table:table-cell>
          <table:table-cell table:formula="of:=CONCATENATE(&quot;'&quot;;[.A51];&quot;'&quot;)" office:value-type="string" office:string-value="'Pão, milho, forma'" calcext:value-type="string">
            <text:p>'Pão, milho, forma'</text:p>
          </table:table-cell>
          <table:table-cell table:formula="of:=CONCATENATE(&quot;'&quot;;[.B51];&quot;'&quot;)" office:value-type="string" office:string-value="'292'" calcext:value-type="string">
            <text:p>'292'</text:p>
          </table:table-cell>
          <table:table-cell table:formula="of:=CONCATENATE(&quot;'&quot;;[.C51];&quot;'&quot;)" office:value-type="string" office:string-value="'1222'" calcext:value-type="string">
            <text:p>'1222'</text:p>
          </table:table-cell>
          <table:table-cell table:formula="of:=CONCATENATE(&quot;'&quot;;[.D51];&quot;'&quot;)" office:value-type="string" office:string-value="'8.3'" calcext:value-type="string">
            <text:p>'8.3'</text:p>
          </table:table-cell>
          <table:table-cell table:formula="of:=CONCATENATE(&quot;'&quot;;[.E51];&quot;'&quot;)" office:value-type="string" office:string-value="'56.4'" calcext:value-type="string">
            <text:p>'56.4'</text:p>
          </table:table-cell>
        </table:table-row>
        <table:table-row table:style-name="ro1">
          <table:table-cell office:value-type="string" calcext:value-type="string">
            <text:p>Pão, trigo, forma, integral</text:p>
          </table:table-cell>
          <table:table-cell office:value-type="float" office:value="253" calcext:value-type="float">
            <text:p>253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49.9</text:p>
          </table:table-cell>
          <table:table-cell table:formula="of:=CONCATENATE(&quot;'&quot;;[.A52];&quot;'&quot;)" office:value-type="string" office:string-value="'Pão, trigo, forma, integral'" calcext:value-type="string">
            <text:p>'Pão, trigo, forma, integral'</text:p>
          </table:table-cell>
          <table:table-cell table:formula="of:=CONCATENATE(&quot;'&quot;;[.B52];&quot;'&quot;)" office:value-type="string" office:string-value="'253'" calcext:value-type="string">
            <text:p>'253'</text:p>
          </table:table-cell>
          <table:table-cell table:formula="of:=CONCATENATE(&quot;'&quot;;[.C52];&quot;'&quot;)" office:value-type="string" office:string-value="'1059'" calcext:value-type="string">
            <text:p>'1059'</text:p>
          </table:table-cell>
          <table:table-cell table:formula="of:=CONCATENATE(&quot;'&quot;;[.D52];&quot;'&quot;)" office:value-type="string" office:string-value="'9.4'" calcext:value-type="string">
            <text:p>'9.4'</text:p>
          </table:table-cell>
          <table:table-cell table:formula="of:=CONCATENATE(&quot;'&quot;;[.E52];&quot;'&quot;)" office:value-type="string" office:string-value="'49.9'" calcext:value-type="string">
            <text:p>'49.9'</text:p>
          </table:table-cell>
        </table:table-row>
        <table:table-row table:style-name="ro1">
          <table:table-cell office:value-type="string" calcext:value-type="string">
            <text:p>Pão, trigo, francês</text:p>
          </table:table-cell>
          <table:table-cell office:value-type="float" office:value="300" calcext:value-type="float">
            <text:p>300</text:p>
          </table:table-cell>
          <table:table-cell office:value-type="float" office:value="1254" calcext:value-type="float">
            <text:p>12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.6</text:p>
          </table:table-cell>
          <table:table-cell table:formula="of:=CONCATENATE(&quot;'&quot;;[.A53];&quot;'&quot;)" office:value-type="string" office:string-value="'Pão, trigo, francês'" calcext:value-type="string">
            <text:p>'Pão, trigo, francês'</text:p>
          </table:table-cell>
          <table:table-cell table:formula="of:=CONCATENATE(&quot;'&quot;;[.B53];&quot;'&quot;)" office:value-type="string" office:string-value="'300'" calcext:value-type="string">
            <text:p>'300'</text:p>
          </table:table-cell>
          <table:table-cell table:formula="of:=CONCATENATE(&quot;'&quot;;[.C53];&quot;'&quot;)" office:value-type="string" office:string-value="'1254'" calcext:value-type="string">
            <text:p>'1254'</text:p>
          </table:table-cell>
          <table:table-cell table:formula="of:=CONCATENATE(&quot;'&quot;;[.D53];&quot;'&quot;)" office:value-type="string" office:string-value="'8'" calcext:value-type="string">
            <text:p>'8'</text:p>
          </table:table-cell>
          <table:table-cell table:formula="of:=CONCATENATE(&quot;'&quot;;[.E53];&quot;'&quot;)" office:value-type="string" office:string-value="'58.6'" calcext:value-type="string">
            <text:p>'58.6'</text:p>
          </table:table-cell>
        </table:table-row>
        <table:table-row table:style-name="ro1">
          <table:table-cell office:value-type="string" calcext:value-type="string">
            <text:p>Pão, trigo, sovado</text:p>
          </table:table-cell>
          <table:table-cell office:value-type="float" office:value="311" calcext:value-type="float">
            <text:p>311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61.5</text:p>
          </table:table-cell>
          <table:table-cell table:formula="of:=CONCATENATE(&quot;'&quot;;[.A54];&quot;'&quot;)" office:value-type="string" office:string-value="'Pão, trigo, sovado'" calcext:value-type="string">
            <text:p>'Pão, trigo, sovado'</text:p>
          </table:table-cell>
          <table:table-cell table:formula="of:=CONCATENATE(&quot;'&quot;;[.B54];&quot;'&quot;)" office:value-type="string" office:string-value="'311'" calcext:value-type="string">
            <text:p>'311'</text:p>
          </table:table-cell>
          <table:table-cell table:formula="of:=CONCATENATE(&quot;'&quot;;[.C54];&quot;'&quot;)" office:value-type="string" office:string-value="'1301'" calcext:value-type="string">
            <text:p>'1301'</text:p>
          </table:table-cell>
          <table:table-cell table:formula="of:=CONCATENATE(&quot;'&quot;;[.D54];&quot;'&quot;)" office:value-type="string" office:string-value="'8.4'" calcext:value-type="string">
            <text:p>'8.4'</text:p>
          </table:table-cell>
          <table:table-cell table:formula="of:=CONCATENATE(&quot;'&quot;;[.E54];&quot;'&quot;)" office:value-type="string" office:string-value="'61.5'" calcext:value-type="string">
            <text:p>'61.5'</text:p>
          </table:table-cell>
        </table:table-row>
        <table:table-row table:style-name="ro1">
          <table:table-cell office:value-type="string" calcext:value-type="string">
            <text:p>Pastel, de carne, cru</text:p>
          </table:table-cell>
          <table:table-cell office:value-type="float" office:value="289" calcext:value-type="float">
            <text:p>289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10.7</text:p>
          </table:table-cell>
          <table:table-cell office:value-type="float" office:value="42" calcext:value-type="float">
            <text:p>42</text:p>
          </table:table-cell>
          <table:table-cell table:formula="of:=CONCATENATE(&quot;'&quot;;[.A55];&quot;'&quot;)" office:value-type="string" office:string-value="'Pastel, de carne, cru'" calcext:value-type="string">
            <text:p>'Pastel, de carne, cru'</text:p>
          </table:table-cell>
          <table:table-cell table:formula="of:=CONCATENATE(&quot;'&quot;;[.B55];&quot;'&quot;)" office:value-type="string" office:string-value="'289'" calcext:value-type="string">
            <text:p>'289'</text:p>
          </table:table-cell>
          <table:table-cell table:formula="of:=CONCATENATE(&quot;'&quot;;[.C55];&quot;'&quot;)" office:value-type="string" office:string-value="'1208'" calcext:value-type="string">
            <text:p>'1208'</text:p>
          </table:table-cell>
          <table:table-cell table:formula="of:=CONCATENATE(&quot;'&quot;;[.D55];&quot;'&quot;)" office:value-type="string" office:string-value="'10.7'" calcext:value-type="string">
            <text:p>'10.7'</text:p>
          </table:table-cell>
          <table:table-cell table:formula="of:=CONCATENATE(&quot;'&quot;;[.E55];&quot;'&quot;)" office:value-type="string" office:string-value="'42'" calcext:value-type="string">
            <text:p>'42'</text:p>
          </table:table-cell>
        </table:table-row>
        <table:table-row table:style-name="ro1">
          <table:table-cell office:value-type="string" calcext:value-type="string">
            <text:p>Pastel, de carne, frito</text:p>
          </table:table-cell>
          <table:table-cell office:value-type="float" office:value="388" calcext:value-type="float">
            <text:p>388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43.8</text:p>
          </table:table-cell>
          <table:table-cell table:formula="of:=CONCATENATE(&quot;'&quot;;[.A56];&quot;'&quot;)" office:value-type="string" office:string-value="'Pastel, de carne, frito'" calcext:value-type="string">
            <text:p>'Pastel, de carne, frito'</text:p>
          </table:table-cell>
          <table:table-cell table:formula="of:=CONCATENATE(&quot;'&quot;;[.B56];&quot;'&quot;)" office:value-type="string" office:string-value="'388'" calcext:value-type="string">
            <text:p>'388'</text:p>
          </table:table-cell>
          <table:table-cell table:formula="of:=CONCATENATE(&quot;'&quot;;[.C56];&quot;'&quot;)" office:value-type="string" office:string-value="'1625'" calcext:value-type="string">
            <text:p>'1625'</text:p>
          </table:table-cell>
          <table:table-cell table:formula="of:=CONCATENATE(&quot;'&quot;;[.D56];&quot;'&quot;)" office:value-type="string" office:string-value="'10.1'" calcext:value-type="string">
            <text:p>'10.1'</text:p>
          </table:table-cell>
          <table:table-cell table:formula="of:=CONCATENATE(&quot;'&quot;;[.E56];&quot;'&quot;)" office:value-type="string" office:string-value="'43.8'" calcext:value-type="string">
            <text:p>'43.8'</text:p>
          </table:table-cell>
        </table:table-row>
        <table:table-row table:style-name="ro1">
          <table:table-cell office:value-type="string" calcext:value-type="string">
            <text:p>Pastel, de queijo, cru</text:p>
          </table:table-cell>
          <table:table-cell office:value-type="float" office:value="308" calcext:value-type="float">
            <text:p>308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45.9</text:p>
          </table:table-cell>
          <table:table-cell table:formula="of:=CONCATENATE(&quot;'&quot;;[.A57];&quot;'&quot;)" office:value-type="string" office:string-value="'Pastel, de queijo, cru'" calcext:value-type="string">
            <text:p>'Pastel, de queijo, cru'</text:p>
          </table:table-cell>
          <table:table-cell table:formula="of:=CONCATENATE(&quot;'&quot;;[.B57];&quot;'&quot;)" office:value-type="string" office:string-value="'308'" calcext:value-type="string">
            <text:p>'308'</text:p>
          </table:table-cell>
          <table:table-cell table:formula="of:=CONCATENATE(&quot;'&quot;;[.C57];&quot;'&quot;)" office:value-type="string" office:string-value="'1291'" calcext:value-type="string">
            <text:p>'1291'</text:p>
          </table:table-cell>
          <table:table-cell table:formula="of:=CONCATENATE(&quot;'&quot;;[.D57];&quot;'&quot;)" office:value-type="string" office:string-value="'9.9'" calcext:value-type="string">
            <text:p>'9.9'</text:p>
          </table:table-cell>
          <table:table-cell table:formula="of:=CONCATENATE(&quot;'&quot;;[.E57];&quot;'&quot;)" office:value-type="string" office:string-value="'45.9'" calcext:value-type="string">
            <text:p>'45.9'</text:p>
          </table:table-cell>
        </table:table-row>
        <table:table-row table:style-name="ro1">
          <table:table-cell office:value-type="string" calcext:value-type="string">
            <text:p>Pastel, de queijo, frito</text:p>
          </table:table-cell>
          <table:table-cell office:value-type="float" office:value="422" calcext:value-type="float">
            <text:p>42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48.1</text:p>
          </table:table-cell>
          <table:table-cell table:formula="of:=CONCATENATE(&quot;'&quot;;[.A58];&quot;'&quot;)" office:value-type="string" office:string-value="'Pastel, de queijo, frito'" calcext:value-type="string">
            <text:p>'Pastel, de queijo, frito'</text:p>
          </table:table-cell>
          <table:table-cell table:formula="of:=CONCATENATE(&quot;'&quot;;[.B58];&quot;'&quot;)" office:value-type="string" office:string-value="'422'" calcext:value-type="string">
            <text:p>'422'</text:p>
          </table:table-cell>
          <table:table-cell table:formula="of:=CONCATENATE(&quot;'&quot;;[.C58];&quot;'&quot;)" office:value-type="string" office:string-value="'1766'" calcext:value-type="string">
            <text:p>'1766'</text:p>
          </table:table-cell>
          <table:table-cell table:formula="of:=CONCATENATE(&quot;'&quot;;[.D58];&quot;'&quot;)" office:value-type="string" office:string-value="'8.7'" calcext:value-type="string">
            <text:p>'8.7'</text:p>
          </table:table-cell>
          <table:table-cell table:formula="of:=CONCATENATE(&quot;'&quot;;[.E58];&quot;'&quot;)" office:value-type="string" office:string-value="'48.1'" calcext:value-type="string">
            <text:p>'48.1'</text:p>
          </table:table-cell>
        </table:table-row>
        <table:table-row table:style-name="ro1">
          <table:table-cell office:value-type="string" calcext:value-type="string">
            <text:p>Pastel, massa, crua</text:p>
          </table:table-cell>
          <table:table-cell office:value-type="float" office:value="310" calcext:value-type="float">
            <text:p>310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57.4</text:p>
          </table:table-cell>
          <table:table-cell table:formula="of:=CONCATENATE(&quot;'&quot;;[.A59];&quot;'&quot;)" office:value-type="string" office:string-value="'Pastel, massa, crua'" calcext:value-type="string">
            <text:p>'Pastel, massa, crua'</text:p>
          </table:table-cell>
          <table:table-cell table:formula="of:=CONCATENATE(&quot;'&quot;;[.B59];&quot;'&quot;)" office:value-type="string" office:string-value="'310'" calcext:value-type="string">
            <text:p>'310'</text:p>
          </table:table-cell>
          <table:table-cell table:formula="of:=CONCATENATE(&quot;'&quot;;[.C59];&quot;'&quot;)" office:value-type="string" office:string-value="'1298'" calcext:value-type="string">
            <text:p>'1298'</text:p>
          </table:table-cell>
          <table:table-cell table:formula="of:=CONCATENATE(&quot;'&quot;;[.D59];&quot;'&quot;)" office:value-type="string" office:string-value="'6.9'" calcext:value-type="string">
            <text:p>'6.9'</text:p>
          </table:table-cell>
          <table:table-cell table:formula="of:=CONCATENATE(&quot;'&quot;;[.E59];&quot;'&quot;)" office:value-type="string" office:string-value="'57.4'" calcext:value-type="string">
            <text:p>'57.4'</text:p>
          </table:table-cell>
        </table:table-row>
        <table:table-row table:style-name="ro1">
          <table:table-cell office:value-type="string" calcext:value-type="string">
            <text:p>Pastel, massa, frita</text:p>
          </table:table-cell>
          <table:table-cell office:value-type="float" office:value="570" calcext:value-type="float">
            <text:p>570</text:p>
          </table:table-cell>
          <table:table-cell office:value-type="float" office:value="2384" calcext:value-type="float">
            <text:p>23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.3</text:p>
          </table:table-cell>
          <table:table-cell table:formula="of:=CONCATENATE(&quot;'&quot;;[.A60];&quot;'&quot;)" office:value-type="string" office:string-value="'Pastel, massa, frita'" calcext:value-type="string">
            <text:p>'Pastel, massa, frita'</text:p>
          </table:table-cell>
          <table:table-cell table:formula="of:=CONCATENATE(&quot;'&quot;;[.B60];&quot;'&quot;)" office:value-type="string" office:string-value="'570'" calcext:value-type="string">
            <text:p>'570'</text:p>
          </table:table-cell>
          <table:table-cell table:formula="of:=CONCATENATE(&quot;'&quot;;[.C60];&quot;'&quot;)" office:value-type="string" office:string-value="'2384'" calcext:value-type="string">
            <text:p>'2384'</text:p>
          </table:table-cell>
          <table:table-cell table:formula="of:=CONCATENATE(&quot;'&quot;;[.D60];&quot;'&quot;)" office:value-type="string" office:string-value="'6'" calcext:value-type="string">
            <text:p>'6'</text:p>
          </table:table-cell>
          <table:table-cell table:formula="of:=CONCATENATE(&quot;'&quot;;[.E60];&quot;'&quot;)" office:value-type="string" office:string-value="'49.3'" calcext:value-type="string">
            <text:p>'49.3'</text:p>
          </table:table-cell>
        </table:table-row>
        <table:table-row table:style-name="ro1">
          <table:table-cell office:value-type="string" calcext:value-type="string">
            <text:p>Pipoca, com óleo de soja, sem sal</text:p>
          </table:table-cell>
          <table:table-cell office:value-type="float" office:value="448" calcext:value-type="float">
            <text:p>448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70.3</text:p>
          </table:table-cell>
          <table:table-cell table:formula="of:=CONCATENATE(&quot;'&quot;;[.A61];&quot;'&quot;)" office:value-type="string" office:string-value="'Pipoca, com óleo de soja, sem sal'" calcext:value-type="string">
            <text:p>'Pipoca, com óleo de soja, sem sal'</text:p>
          </table:table-cell>
          <table:table-cell table:formula="of:=CONCATENATE(&quot;'&quot;;[.B61];&quot;'&quot;)" office:value-type="string" office:string-value="'448'" calcext:value-type="string">
            <text:p>'448'</text:p>
          </table:table-cell>
          <table:table-cell table:formula="of:=CONCATENATE(&quot;'&quot;;[.C61];&quot;'&quot;)" office:value-type="string" office:string-value="'1876'" calcext:value-type="string">
            <text:p>'1876'</text:p>
          </table:table-cell>
          <table:table-cell table:formula="of:=CONCATENATE(&quot;'&quot;;[.D61];&quot;'&quot;)" office:value-type="string" office:string-value="'9.9'" calcext:value-type="string">
            <text:p>'9.9'</text:p>
          </table:table-cell>
          <table:table-cell table:formula="of:=CONCATENATE(&quot;'&quot;;[.E61];&quot;'&quot;)" office:value-type="string" office:string-value="'70.3'" calcext:value-type="string">
            <text:p>'70.3'</text:p>
          </table:table-cell>
        </table:table-row>
        <table:table-row table:style-name="ro1">
          <table:table-cell office:value-type="string" calcext:value-type="string">
            <text:p>Polenta, pré-cozida</text:p>
          </table:table-cell>
          <table:table-cell office:value-type="float" office:value="103" calcext:value-type="float">
            <text:p>10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3.3</text:p>
          </table:table-cell>
          <table:table-cell table:formula="of:=CONCATENATE(&quot;'&quot;;[.A62];&quot;'&quot;)" office:value-type="string" office:string-value="'Polenta, pré-cozida'" calcext:value-type="string">
            <text:p>'Polenta, pré-cozida'</text:p>
          </table:table-cell>
          <table:table-cell table:formula="of:=CONCATENATE(&quot;'&quot;;[.B62];&quot;'&quot;)" office:value-type="string" office:string-value="'103'" calcext:value-type="string">
            <text:p>'103'</text:p>
          </table:table-cell>
          <table:table-cell table:formula="of:=CONCATENATE(&quot;'&quot;;[.C62];&quot;'&quot;)" office:value-type="string" office:string-value="'430'" calcext:value-type="string">
            <text:p>'430'</text:p>
          </table:table-cell>
          <table:table-cell table:formula="of:=CONCATENATE(&quot;'&quot;;[.D62];&quot;'&quot;)" office:value-type="string" office:string-value="'2.3'" calcext:value-type="string">
            <text:p>'2.3'</text:p>
          </table:table-cell>
          <table:table-cell table:formula="of:=CONCATENATE(&quot;'&quot;;[.E62];&quot;'&quot;)" office:value-type="string" office:string-value="'23.3'" calcext:value-type="string">
            <text:p>'23.3'</text:p>
          </table:table-cell>
        </table:table-row>
        <table:table-row table:style-name="ro1">
          <table:table-cell office:value-type="string" calcext:value-type="string">
            <text:p>Torrada, pão francês</text:p>
          </table:table-cell>
          <table:table-cell office:value-type="float" office:value="377" calcext:value-type="float">
            <text:p>377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4.6</text:p>
          </table:table-cell>
          <table:table-cell table:formula="of:=CONCATENATE(&quot;'&quot;;[.A63];&quot;'&quot;)" office:value-type="string" office:string-value="'Torrada, pão francês'" calcext:value-type="string">
            <text:p>'Torrada, pão francês'</text:p>
          </table:table-cell>
          <table:table-cell table:formula="of:=CONCATENATE(&quot;'&quot;;[.B63];&quot;'&quot;)" office:value-type="string" office:string-value="'377'" calcext:value-type="string">
            <text:p>'377'</text:p>
          </table:table-cell>
          <table:table-cell table:formula="of:=CONCATENATE(&quot;'&quot;;[.C63];&quot;'&quot;)" office:value-type="string" office:string-value="'1579'" calcext:value-type="string">
            <text:p>'1579'</text:p>
          </table:table-cell>
          <table:table-cell table:formula="of:=CONCATENATE(&quot;'&quot;;[.D63];&quot;'&quot;)" office:value-type="string" office:string-value="'10.5'" calcext:value-type="string">
            <text:p>'10.5'</text:p>
          </table:table-cell>
          <table:table-cell table:formula="of:=CONCATENATE(&quot;'&quot;;[.E63];&quot;'&quot;)" office:value-type="string" office:string-value="'74.6'" calcext:value-type="string">
            <text:p>'74.6'</text:p>
          </table:table-cell>
        </table:table-row>
        <table:table-row table:style-name="ro1">
          <table:table-cell office:value-type="string" calcext:value-type="string">
            <text:p>Abóbora, cabotian, cozida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0.8</text:p>
          </table:table-cell>
          <table:table-cell table:formula="of:=CONCATENATE(&quot;'&quot;;[.A64];&quot;'&quot;)" office:value-type="string" office:string-value="'Abóbora, cabotian, cozida'" calcext:value-type="string">
            <text:p>'Abóbora, cabotian, cozida'</text:p>
          </table:table-cell>
          <table:table-cell table:formula="of:=CONCATENATE(&quot;'&quot;;[.B64];&quot;'&quot;)" office:value-type="string" office:string-value="'48'" calcext:value-type="string">
            <text:p>'48'</text:p>
          </table:table-cell>
          <table:table-cell table:formula="of:=CONCATENATE(&quot;'&quot;;[.C64];&quot;'&quot;)" office:value-type="string" office:string-value="'201'" calcext:value-type="string">
            <text:p>'201'</text:p>
          </table:table-cell>
          <table:table-cell table:formula="of:=CONCATENATE(&quot;'&quot;;[.D64];&quot;'&quot;)" office:value-type="string" office:string-value="'1.4'" calcext:value-type="string">
            <text:p>'1.4'</text:p>
          </table:table-cell>
          <table:table-cell table:formula="of:=CONCATENATE(&quot;'&quot;;[.E64];&quot;'&quot;)" office:value-type="string" office:string-value="'10.8'" calcext:value-type="string">
            <text:p>'10.8'</text:p>
          </table:table-cell>
        </table:table-row>
        <table:table-row table:style-name="ro1">
          <table:table-cell office:value-type="string" calcext:value-type="string">
            <text:p>Abóbora, cabotian, crua</text:p>
          </table:table-cell>
          <table:table-cell office:value-type="float" office:value="39" calcext:value-type="float">
            <text:p>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.4</text:p>
          </table:table-cell>
          <table:table-cell table:formula="of:=CONCATENATE(&quot;'&quot;;[.A65];&quot;'&quot;)" office:value-type="string" office:string-value="'Abóbora, cabotian, crua'" calcext:value-type="string">
            <text:p>'Abóbora, cabotian, crua'</text:p>
          </table:table-cell>
          <table:table-cell table:formula="of:=CONCATENATE(&quot;'&quot;;[.B65];&quot;'&quot;)" office:value-type="string" office:string-value="'39'" calcext:value-type="string">
            <text:p>'39'</text:p>
          </table:table-cell>
          <table:table-cell table:formula="of:=CONCATENATE(&quot;'&quot;;[.C65];&quot;'&quot;)" office:value-type="string" office:string-value="'161'" calcext:value-type="string">
            <text:p>'161'</text:p>
          </table:table-cell>
          <table:table-cell table:formula="of:=CONCATENATE(&quot;'&quot;;[.D65];&quot;'&quot;)" office:value-type="string" office:string-value="'1.7'" calcext:value-type="string">
            <text:p>'1.7'</text:p>
          </table:table-cell>
          <table:table-cell table:formula="of:=CONCATENATE(&quot;'&quot;;[.E65];&quot;'&quot;)" office:value-type="string" office:string-value="'8.4'" calcext:value-type="string">
            <text:p>'8.4'</text:p>
          </table:table-cell>
        </table:table-row>
        <table:table-row table:style-name="ro1">
          <table:table-cell office:value-type="string" calcext:value-type="string">
            <text:p>Abóbora, menina brasileira, crua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3</text:p>
          </table:table-cell>
          <table:table-cell table:formula="of:=CONCATENATE(&quot;'&quot;;[.A66];&quot;'&quot;)" office:value-type="string" office:string-value="'Abóbora, menina brasileira, crua'" calcext:value-type="string">
            <text:p>'Abóbora, menina brasileira, crua'</text:p>
          </table:table-cell>
          <table:table-cell table:formula="of:=CONCATENATE(&quot;'&quot;;[.B66];&quot;'&quot;)" office:value-type="string" office:string-value="'14'" calcext:value-type="string">
            <text:p>'14'</text:p>
          </table:table-cell>
          <table:table-cell table:formula="of:=CONCATENATE(&quot;'&quot;;[.C66];&quot;'&quot;)" office:value-type="string" office:string-value="'57'" calcext:value-type="string">
            <text:p>'57'</text:p>
          </table:table-cell>
          <table:table-cell table:formula="of:=CONCATENATE(&quot;'&quot;;[.D66];&quot;'&quot;)" office:value-type="string" office:string-value="'0.6'" calcext:value-type="string">
            <text:p>'0.6'</text:p>
          </table:table-cell>
          <table:table-cell table:formula="of:=CONCATENATE(&quot;'&quot;;[.E66];&quot;'&quot;)" office:value-type="string" office:string-value="'3.3'" calcext:value-type="string">
            <text:p>'3.3'</text:p>
          </table:table-cell>
        </table:table-row>
        <table:table-row table:style-name="ro1">
          <table:table-cell office:value-type="string" calcext:value-type="string">
            <text:p>Abóbora, moranga, crua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</text:p>
          </table:table-cell>
          <table:table-cell table:formula="of:=CONCATENATE(&quot;'&quot;;[.A67];&quot;'&quot;)" office:value-type="string" office:string-value="'Abóbora, moranga, crua'" calcext:value-type="string">
            <text:p>'Abóbora, moranga, crua'</text:p>
          </table:table-cell>
          <table:table-cell table:formula="of:=CONCATENATE(&quot;'&quot;;[.B67];&quot;'&quot;)" office:value-type="string" office:string-value="'12'" calcext:value-type="string">
            <text:p>'12'</text:p>
          </table:table-cell>
          <table:table-cell table:formula="of:=CONCATENATE(&quot;'&quot;;[.C67];&quot;'&quot;)" office:value-type="string" office:string-value="'52'" calcext:value-type="string">
            <text:p>'52'</text:p>
          </table:table-cell>
          <table:table-cell table:formula="of:=CONCATENATE(&quot;'&quot;;[.D67];&quot;'&quot;)" office:value-type="string" office:string-value="'1'" calcext:value-type="string">
            <text:p>'1'</text:p>
          </table:table-cell>
          <table:table-cell table:formula="of:=CONCATENATE(&quot;'&quot;;[.E67];&quot;'&quot;)" office:value-type="string" office:string-value="'2.7'" calcext:value-type="string">
            <text:p>'2.7'</text:p>
          </table:table-cell>
        </table:table-row>
        <table:table-row table:style-name="ro1">
          <table:table-cell office:value-type="string" calcext:value-type="string">
            <text:p>Abóbora, moranga, refogada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table:formula="of:=CONCATENATE(&quot;'&quot;;[.A68];&quot;'&quot;)" office:value-type="string" office:string-value="'Abóbora, moranga, refogada'" calcext:value-type="string">
            <text:p>'Abóbora, moranga, refogada'</text:p>
          </table:table-cell>
          <table:table-cell table:formula="of:=CONCATENATE(&quot;'&quot;;[.B68];&quot;'&quot;)" office:value-type="string" office:string-value="'29'" calcext:value-type="string">
            <text:p>'29'</text:p>
          </table:table-cell>
          <table:table-cell table:formula="of:=CONCATENATE(&quot;'&quot;;[.C68];&quot;'&quot;)" office:value-type="string" office:string-value="'121'" calcext:value-type="string">
            <text:p>'121'</text:p>
          </table:table-cell>
          <table:table-cell table:formula="of:=CONCATENATE(&quot;'&quot;;[.D68];&quot;'&quot;)" office:value-type="string" office:string-value="'0.4'" calcext:value-type="string">
            <text:p>'0.4'</text:p>
          </table:table-cell>
          <table:table-cell table:formula="of:=CONCATENATE(&quot;'&quot;;[.E68];&quot;'&quot;)" office:value-type="string" office:string-value="'6'" calcext:value-type="string">
            <text:p>'6'</text:p>
          </table:table-cell>
        </table:table-row>
        <table:table-row table:style-name="ro1">
          <table:table-cell office:value-type="string" calcext:value-type="string">
            <text:p>Abóbora, pescoço, crua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</text:p>
          </table:table-cell>
          <table:table-cell table:formula="of:=CONCATENATE(&quot;'&quot;;[.A69];&quot;'&quot;)" office:value-type="string" office:string-value="'Abóbora, pescoço, crua'" calcext:value-type="string">
            <text:p>'Abóbora, pescoço, crua'</text:p>
          </table:table-cell>
          <table:table-cell table:formula="of:=CONCATENATE(&quot;'&quot;;[.B69];&quot;'&quot;)" office:value-type="string" office:string-value="'24'" calcext:value-type="string">
            <text:p>'24'</text:p>
          </table:table-cell>
          <table:table-cell table:formula="of:=CONCATENATE(&quot;'&quot;;[.C69];&quot;'&quot;)" office:value-type="string" office:string-value="'102'" calcext:value-type="string">
            <text:p>'102'</text:p>
          </table:table-cell>
          <table:table-cell table:formula="of:=CONCATENATE(&quot;'&quot;;[.D69];&quot;'&quot;)" office:value-type="string" office:string-value="'0.7'" calcext:value-type="string">
            <text:p>'0.7'</text:p>
          </table:table-cell>
          <table:table-cell table:formula="of:=CONCATENATE(&quot;'&quot;;[.E69];&quot;'&quot;)" office:value-type="string" office:string-value="'6.1'" calcext:value-type="string">
            <text:p>'6.1'</text:p>
          </table:table-cell>
        </table:table-row>
        <table:table-row table:style-name="ro1">
          <table:table-cell office:value-type="string" calcext:value-type="string">
            <text:p>Abobrinha, italiana, cozida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.1</text:p>
          </table:table-cell>
          <table:table-cell office:value-type="float" office:value="3" calcext:value-type="float">
            <text:p>3</text:p>
          </table:table-cell>
          <table:table-cell table:formula="of:=CONCATENATE(&quot;'&quot;;[.A70];&quot;'&quot;)" office:value-type="string" office:string-value="'Abobrinha, italiana, cozida'" calcext:value-type="string">
            <text:p>'Abobrinha, italiana, cozida'</text:p>
          </table:table-cell>
          <table:table-cell table:formula="of:=CONCATENATE(&quot;'&quot;;[.B70];&quot;'&quot;)" office:value-type="string" office:string-value="'15'" calcext:value-type="string">
            <text:p>'15'</text:p>
          </table:table-cell>
          <table:table-cell table:formula="of:=CONCATENATE(&quot;'&quot;;[.C70];&quot;'&quot;)" office:value-type="string" office:string-value="'63'" calcext:value-type="string">
            <text:p>'63'</text:p>
          </table:table-cell>
          <table:table-cell table:formula="of:=CONCATENATE(&quot;'&quot;;[.D70];&quot;'&quot;)" office:value-type="string" office:string-value="'1.1'" calcext:value-type="string">
            <text:p>'1.1'</text:p>
          </table:table-cell>
          <table:table-cell table:formula="of:=CONCATENATE(&quot;'&quot;;[.E70];&quot;'&quot;)" office:value-type="string" office:string-value="'3'" calcext:value-type="string">
            <text:p>'3'</text:p>
          </table:table-cell>
        </table:table-row>
        <table:table-row table:style-name="ro1">
          <table:table-cell office:value-type="string" calcext:value-type="string">
            <text:p>Abobrinha, italiana, crua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.3</text:p>
          </table:table-cell>
          <table:table-cell table:formula="of:=CONCATENATE(&quot;'&quot;;[.A71];&quot;'&quot;)" office:value-type="string" office:string-value="'Abobrinha, italiana, crua'" calcext:value-type="string">
            <text:p>'Abobrinha, italiana, crua'</text:p>
          </table:table-cell>
          <table:table-cell table:formula="of:=CONCATENATE(&quot;'&quot;;[.B71];&quot;'&quot;)" office:value-type="string" office:string-value="'19'" calcext:value-type="string">
            <text:p>'19'</text:p>
          </table:table-cell>
          <table:table-cell table:formula="of:=CONCATENATE(&quot;'&quot;;[.C71];&quot;'&quot;)" office:value-type="string" office:string-value="'81'" calcext:value-type="string">
            <text:p>'81'</text:p>
          </table:table-cell>
          <table:table-cell table:formula="of:=CONCATENATE(&quot;'&quot;;[.D71];&quot;'&quot;)" office:value-type="string" office:string-value="'1.1'" calcext:value-type="string">
            <text:p>'1.1'</text:p>
          </table:table-cell>
          <table:table-cell table:formula="of:=CONCATENATE(&quot;'&quot;;[.E71];&quot;'&quot;)" office:value-type="string" office:string-value="'4.3'" calcext:value-type="string">
            <text:p>'4.3'</text:p>
          </table:table-cell>
        </table:table-row>
        <table:table-row table:style-name="ro1">
          <table:table-cell office:value-type="string" calcext:value-type="string">
            <text:p>Abobrinha, italiana, refogada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.2</text:p>
          </table:table-cell>
          <table:table-cell table:formula="of:=CONCATENATE(&quot;'&quot;;[.A72];&quot;'&quot;)" office:value-type="string" office:string-value="'Abobrinha, italiana, refogada'" calcext:value-type="string">
            <text:p>'Abobrinha, italiana, refogada'</text:p>
          </table:table-cell>
          <table:table-cell table:formula="of:=CONCATENATE(&quot;'&quot;;[.B72];&quot;'&quot;)" office:value-type="string" office:string-value="'24'" calcext:value-type="string">
            <text:p>'24'</text:p>
          </table:table-cell>
          <table:table-cell table:formula="of:=CONCATENATE(&quot;'&quot;;[.C72];&quot;'&quot;)" office:value-type="string" office:string-value="'102'" calcext:value-type="string">
            <text:p>'102'</text:p>
          </table:table-cell>
          <table:table-cell table:formula="of:=CONCATENATE(&quot;'&quot;;[.D72];&quot;'&quot;)" office:value-type="string" office:string-value="'1.1'" calcext:value-type="string">
            <text:p>'1.1'</text:p>
          </table:table-cell>
          <table:table-cell table:formula="of:=CONCATENATE(&quot;'&quot;;[.E72];&quot;'&quot;)" office:value-type="string" office:string-value="'4.2'" calcext:value-type="string">
            <text:p>'4.2'</text:p>
          </table:table-cell>
        </table:table-row>
        <table:table-row table:style-name="ro1">
          <table:table-cell office:value-type="string" calcext:value-type="string">
            <text:p>Abobrinha, paulista, crua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9</text:p>
          </table:table-cell>
          <table:table-cell table:formula="of:=CONCATENATE(&quot;'&quot;;[.A73];&quot;'&quot;)" office:value-type="string" office:string-value="'Abobrinha, paulista, crua'" calcext:value-type="string">
            <text:p>'Abobrinha, paulista, crua'</text:p>
          </table:table-cell>
          <table:table-cell table:formula="of:=CONCATENATE(&quot;'&quot;;[.B73];&quot;'&quot;)" office:value-type="string" office:string-value="'31'" calcext:value-type="string">
            <text:p>'31'</text:p>
          </table:table-cell>
          <table:table-cell table:formula="of:=CONCATENATE(&quot;'&quot;;[.C73];&quot;'&quot;)" office:value-type="string" office:string-value="'129'" calcext:value-type="string">
            <text:p>'129'</text:p>
          </table:table-cell>
          <table:table-cell table:formula="of:=CONCATENATE(&quot;'&quot;;[.D73];&quot;'&quot;)" office:value-type="string" office:string-value="'0.6'" calcext:value-type="string">
            <text:p>'0.6'</text:p>
          </table:table-cell>
          <table:table-cell table:formula="of:=CONCATENATE(&quot;'&quot;;[.E73];&quot;'&quot;)" office:value-type="string" office:string-value="'7.9'" calcext:value-type="string">
            <text:p>'7.9'</text:p>
          </table:table-cell>
        </table:table-row>
        <table:table-row table:style-name="ro1">
          <table:table-cell office:value-type="string" calcext:value-type="string">
            <text:p>Acelga, crua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6</text:p>
          </table:table-cell>
          <table:table-cell table:formula="of:=CONCATENATE(&quot;'&quot;;[.A74];&quot;'&quot;)" office:value-type="string" office:string-value="'Acelga, crua'" calcext:value-type="string">
            <text:p>'Acelga, crua'</text:p>
          </table:table-cell>
          <table:table-cell table:formula="of:=CONCATENATE(&quot;'&quot;;[.B74];&quot;'&quot;)" office:value-type="string" office:string-value="'21'" calcext:value-type="string">
            <text:p>'21'</text:p>
          </table:table-cell>
          <table:table-cell table:formula="of:=CONCATENATE(&quot;'&quot;;[.C74];&quot;'&quot;)" office:value-type="string" office:string-value="'88'" calcext:value-type="string">
            <text:p>'88'</text:p>
          </table:table-cell>
          <table:table-cell table:formula="of:=CONCATENATE(&quot;'&quot;;[.D74];&quot;'&quot;)" office:value-type="string" office:string-value="'1.4'" calcext:value-type="string">
            <text:p>'1.4'</text:p>
          </table:table-cell>
          <table:table-cell table:formula="of:=CONCATENATE(&quot;'&quot;;[.E74];&quot;'&quot;)" office:value-type="string" office:string-value="'4.6'" calcext:value-type="string">
            <text:p>'4.6'</text:p>
          </table:table-cell>
        </table:table-row>
        <table:table-row table:style-name="ro1">
          <table:table-cell office:value-type="string" calcext:value-type="string">
            <text:p>Agrião, cru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3</text:p>
          </table:table-cell>
          <table:table-cell table:formula="of:=CONCATENATE(&quot;'&quot;;[.A75];&quot;'&quot;)" office:value-type="string" office:string-value="'Agrião, cru'" calcext:value-type="string">
            <text:p>'Agrião, cru'</text:p>
          </table:table-cell>
          <table:table-cell table:formula="of:=CONCATENATE(&quot;'&quot;;[.B75];&quot;'&quot;)" office:value-type="string" office:string-value="'17'" calcext:value-type="string">
            <text:p>'17'</text:p>
          </table:table-cell>
          <table:table-cell table:formula="of:=CONCATENATE(&quot;'&quot;;[.C75];&quot;'&quot;)" office:value-type="string" office:string-value="'69'" calcext:value-type="string">
            <text:p>'69'</text:p>
          </table:table-cell>
          <table:table-cell table:formula="of:=CONCATENATE(&quot;'&quot;;[.D75];&quot;'&quot;)" office:value-type="string" office:string-value="'2.7'" calcext:value-type="string">
            <text:p>'2.7'</text:p>
          </table:table-cell>
          <table:table-cell table:formula="of:=CONCATENATE(&quot;'&quot;;[.E75];&quot;'&quot;)" office:value-type="string" office:string-value="'2.3'" calcext:value-type="string">
            <text:p>'2.3'</text:p>
          </table:table-cell>
        </table:table-row>
        <table:table-row table:style-name="ro1">
          <table:table-cell office:value-type="string" calcext:value-type="string">
            <text:p>Aipo, cru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.3</text:p>
          </table:table-cell>
          <table:table-cell table:formula="of:=CONCATENATE(&quot;'&quot;;[.A76];&quot;'&quot;)" office:value-type="string" office:string-value="'Aipo, cru'" calcext:value-type="string">
            <text:p>'Aipo, cru'</text:p>
          </table:table-cell>
          <table:table-cell table:formula="of:=CONCATENATE(&quot;'&quot;;[.B76];&quot;'&quot;)" office:value-type="string" office:string-value="'19'" calcext:value-type="string">
            <text:p>'19'</text:p>
          </table:table-cell>
          <table:table-cell table:formula="of:=CONCATENATE(&quot;'&quot;;[.C76];&quot;'&quot;)" office:value-type="string" office:string-value="'80'" calcext:value-type="string">
            <text:p>'80'</text:p>
          </table:table-cell>
          <table:table-cell table:formula="of:=CONCATENATE(&quot;'&quot;;[.D76];&quot;'&quot;)" office:value-type="string" office:string-value="'0.8'" calcext:value-type="string">
            <text:p>'0.8'</text:p>
          </table:table-cell>
          <table:table-cell table:formula="of:=CONCATENATE(&quot;'&quot;;[.E76];&quot;'&quot;)" office:value-type="string" office:string-value="'4.3'" calcext:value-type="string">
            <text:p>'4.3'</text:p>
          </table:table-cell>
        </table:table-row>
        <table:table-row table:style-name="ro1">
          <table:table-cell office:value-type="string" calcext:value-type="string">
            <text:p>Alface, americana, crua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table:formula="of:=CONCATENATE(&quot;'&quot;;[.A77];&quot;'&quot;)" office:value-type="string" office:string-value="'Alface, americana, crua'" calcext:value-type="string">
            <text:p>'Alface, americana, crua'</text:p>
          </table:table-cell>
          <table:table-cell table:formula="of:=CONCATENATE(&quot;'&quot;;[.B77];&quot;'&quot;)" office:value-type="string" office:string-value="'9'" calcext:value-type="string">
            <text:p>'9'</text:p>
          </table:table-cell>
          <table:table-cell table:formula="of:=CONCATENATE(&quot;'&quot;;[.C77];&quot;'&quot;)" office:value-type="string" office:string-value="'37'" calcext:value-type="string">
            <text:p>'37'</text:p>
          </table:table-cell>
          <table:table-cell table:formula="of:=CONCATENATE(&quot;'&quot;;[.D77];&quot;'&quot;)" office:value-type="string" office:string-value="'0.6'" calcext:value-type="string">
            <text:p>'0.6'</text:p>
          </table:table-cell>
          <table:table-cell table:formula="of:=CONCATENATE(&quot;'&quot;;[.E77];&quot;'&quot;)" office:value-type="string" office:string-value="'1.7'" calcext:value-type="string">
            <text:p>'1.7'</text:p>
          </table:table-cell>
        </table:table-row>
        <table:table-row table:style-name="ro1">
          <table:table-cell office:value-type="string" calcext:value-type="string">
            <text:p>Alface, crespa, crua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7</text:p>
          </table:table-cell>
          <table:table-cell table:formula="of:=CONCATENATE(&quot;'&quot;;[.A78];&quot;'&quot;)" office:value-type="string" office:string-value="'Alface, crespa, crua'" calcext:value-type="string">
            <text:p>'Alface, crespa, crua'</text:p>
          </table:table-cell>
          <table:table-cell table:formula="of:=CONCATENATE(&quot;'&quot;;[.B78];&quot;'&quot;)" office:value-type="string" office:string-value="'11'" calcext:value-type="string">
            <text:p>'11'</text:p>
          </table:table-cell>
          <table:table-cell table:formula="of:=CONCATENATE(&quot;'&quot;;[.C78];&quot;'&quot;)" office:value-type="string" office:string-value="'45'" calcext:value-type="string">
            <text:p>'45'</text:p>
          </table:table-cell>
          <table:table-cell table:formula="of:=CONCATENATE(&quot;'&quot;;[.D78];&quot;'&quot;)" office:value-type="string" office:string-value="'1.3'" calcext:value-type="string">
            <text:p>'1.3'</text:p>
          </table:table-cell>
          <table:table-cell table:formula="of:=CONCATENATE(&quot;'&quot;;[.E78];&quot;'&quot;)" office:value-type="string" office:string-value="'1.7'" calcext:value-type="string">
            <text:p>'1.7'</text:p>
          </table:table-cell>
        </table:table-row>
        <table:table-row table:style-name="ro1">
          <table:table-cell office:value-type="string" calcext:value-type="string">
            <text:p>Alface, lisa, crua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4</text:p>
          </table:table-cell>
          <table:table-cell table:formula="of:=CONCATENATE(&quot;'&quot;;[.A79];&quot;'&quot;)" office:value-type="string" office:string-value="'Alface, lisa, crua'" calcext:value-type="string">
            <text:p>'Alface, lisa, crua'</text:p>
          </table:table-cell>
          <table:table-cell table:formula="of:=CONCATENATE(&quot;'&quot;;[.B79];&quot;'&quot;)" office:value-type="string" office:string-value="'14'" calcext:value-type="string">
            <text:p>'14'</text:p>
          </table:table-cell>
          <table:table-cell table:formula="of:=CONCATENATE(&quot;'&quot;;[.C79];&quot;'&quot;)" office:value-type="string" office:string-value="'58'" calcext:value-type="string">
            <text:p>'58'</text:p>
          </table:table-cell>
          <table:table-cell table:formula="of:=CONCATENATE(&quot;'&quot;;[.D79];&quot;'&quot;)" office:value-type="string" office:string-value="'1.7'" calcext:value-type="string">
            <text:p>'1.7'</text:p>
          </table:table-cell>
          <table:table-cell table:formula="of:=CONCATENATE(&quot;'&quot;;[.E79];&quot;'&quot;)" office:value-type="string" office:string-value="'2.4'" calcext:value-type="string">
            <text:p>'2.4'</text:p>
          </table:table-cell>
        </table:table-row>
        <table:table-row table:style-name="ro1">
          <table:table-cell office:value-type="string" calcext:value-type="string">
            <text:p>Alface, roxa, crua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5</text:p>
          </table:table-cell>
          <table:table-cell table:formula="of:=CONCATENATE(&quot;'&quot;;[.A80];&quot;'&quot;)" office:value-type="string" office:string-value="'Alface, roxa, crua'" calcext:value-type="string">
            <text:p>'Alface, roxa, crua'</text:p>
          </table:table-cell>
          <table:table-cell table:formula="of:=CONCATENATE(&quot;'&quot;;[.B80];&quot;'&quot;)" office:value-type="string" office:string-value="'13'" calcext:value-type="string">
            <text:p>'13'</text:p>
          </table:table-cell>
          <table:table-cell table:formula="of:=CONCATENATE(&quot;'&quot;;[.C80];&quot;'&quot;)" office:value-type="string" office:string-value="'53'" calcext:value-type="string">
            <text:p>'53'</text:p>
          </table:table-cell>
          <table:table-cell table:formula="of:=CONCATENATE(&quot;'&quot;;[.D80];&quot;'&quot;)" office:value-type="string" office:string-value="'0.9'" calcext:value-type="string">
            <text:p>'0.9'</text:p>
          </table:table-cell>
          <table:table-cell table:formula="of:=CONCATENATE(&quot;'&quot;;[.E80];&quot;'&quot;)" office:value-type="string" office:string-value="'2.5'" calcext:value-type="string">
            <text:p>'2.5'</text:p>
          </table:table-cell>
        </table:table-row>
        <table:table-row table:style-name="ro1">
          <table:table-cell office:value-type="string" calcext:value-type="string">
            <text:p>Alfavaca, crua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2</text:p>
          </table:table-cell>
          <table:table-cell table:formula="of:=CONCATENATE(&quot;'&quot;;[.A81];&quot;'&quot;)" office:value-type="string" office:string-value="'Alfavaca, crua'" calcext:value-type="string">
            <text:p>'Alfavaca, crua'</text:p>
          </table:table-cell>
          <table:table-cell table:formula="of:=CONCATENATE(&quot;'&quot;;[.B81];&quot;'&quot;)" office:value-type="string" office:string-value="'29'" calcext:value-type="string">
            <text:p>'29'</text:p>
          </table:table-cell>
          <table:table-cell table:formula="of:=CONCATENATE(&quot;'&quot;;[.C81];&quot;'&quot;)" office:value-type="string" office:string-value="'122'" calcext:value-type="string">
            <text:p>'122'</text:p>
          </table:table-cell>
          <table:table-cell table:formula="of:=CONCATENATE(&quot;'&quot;;[.D81];&quot;'&quot;)" office:value-type="string" office:string-value="'2.7'" calcext:value-type="string">
            <text:p>'2.7'</text:p>
          </table:table-cell>
          <table:table-cell table:formula="of:=CONCATENATE(&quot;'&quot;;[.E81];&quot;'&quot;)" office:value-type="string" office:string-value="'5.2'" calcext:value-type="string">
            <text:p>'5.2'</text:p>
          </table:table-cell>
        </table:table-row>
        <table:table-row table:style-name="ro1">
          <table:table-cell office:value-type="string" calcext:value-type="string">
            <text:p>Alho, cru</text:p>
          </table:table-cell>
          <table:table-cell office:value-type="float" office:value="113" calcext:value-type="float">
            <text:p>113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9</text:p>
          </table:table-cell>
          <table:table-cell table:formula="of:=CONCATENATE(&quot;'&quot;;[.A82];&quot;'&quot;)" office:value-type="string" office:string-value="'Alho, cru'" calcext:value-type="string">
            <text:p>'Alho, cru'</text:p>
          </table:table-cell>
          <table:table-cell table:formula="of:=CONCATENATE(&quot;'&quot;;[.B82];&quot;'&quot;)" office:value-type="string" office:string-value="'113'" calcext:value-type="string">
            <text:p>'113'</text:p>
          </table:table-cell>
          <table:table-cell table:formula="of:=CONCATENATE(&quot;'&quot;;[.C82];&quot;'&quot;)" office:value-type="string" office:string-value="'473'" calcext:value-type="string">
            <text:p>'473'</text:p>
          </table:table-cell>
          <table:table-cell table:formula="of:=CONCATENATE(&quot;'&quot;;[.D82];&quot;'&quot;)" office:value-type="string" office:string-value="'7'" calcext:value-type="string">
            <text:p>'7'</text:p>
          </table:table-cell>
          <table:table-cell table:formula="of:=CONCATENATE(&quot;'&quot;;[.E82];&quot;'&quot;)" office:value-type="string" office:string-value="'23.9'" calcext:value-type="string">
            <text:p>'23.9'</text:p>
          </table:table-cell>
        </table:table-row>
        <table:table-row table:style-name="ro1">
          <table:table-cell office:value-type="string" calcext:value-type="string">
            <text:p>Alho-poró, cru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</text:p>
          </table:table-cell>
          <table:table-cell table:formula="of:=CONCATENATE(&quot;'&quot;;[.A83];&quot;'&quot;)" office:value-type="string" office:string-value="'Alho-poró, cru'" calcext:value-type="string">
            <text:p>'Alho-poró, cru'</text:p>
          </table:table-cell>
          <table:table-cell table:formula="of:=CONCATENATE(&quot;'&quot;;[.B83];&quot;'&quot;)" office:value-type="string" office:string-value="'32'" calcext:value-type="string">
            <text:p>'32'</text:p>
          </table:table-cell>
          <table:table-cell table:formula="of:=CONCATENATE(&quot;'&quot;;[.C83];&quot;'&quot;)" office:value-type="string" office:string-value="'132'" calcext:value-type="string">
            <text:p>'132'</text:p>
          </table:table-cell>
          <table:table-cell table:formula="of:=CONCATENATE(&quot;'&quot;;[.D83];&quot;'&quot;)" office:value-type="string" office:string-value="'1.4'" calcext:value-type="string">
            <text:p>'1.4'</text:p>
          </table:table-cell>
          <table:table-cell table:formula="of:=CONCATENATE(&quot;'&quot;;[.E83];&quot;'&quot;)" office:value-type="string" office:string-value="'6.9'" calcext:value-type="string">
            <text:p>'6.9'</text:p>
          </table:table-cell>
        </table:table-row>
        <table:table-row table:style-name="ro1">
          <table:table-cell office:value-type="string" calcext:value-type="string">
            <text:p>Almeirão, cru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3</text:p>
          </table:table-cell>
          <table:table-cell table:formula="of:=CONCATENATE(&quot;'&quot;;[.A84];&quot;'&quot;)" office:value-type="string" office:string-value="'Almeirão, cru'" calcext:value-type="string">
            <text:p>'Almeirão, cru'</text:p>
          </table:table-cell>
          <table:table-cell table:formula="of:=CONCATENATE(&quot;'&quot;;[.B84];&quot;'&quot;)" office:value-type="string" office:string-value="'18'" calcext:value-type="string">
            <text:p>'18'</text:p>
          </table:table-cell>
          <table:table-cell table:formula="of:=CONCATENATE(&quot;'&quot;;[.C84];&quot;'&quot;)" office:value-type="string" office:string-value="'75'" calcext:value-type="string">
            <text:p>'75'</text:p>
          </table:table-cell>
          <table:table-cell table:formula="of:=CONCATENATE(&quot;'&quot;;[.D84];&quot;'&quot;)" office:value-type="string" office:string-value="'1.8'" calcext:value-type="string">
            <text:p>'1.8'</text:p>
          </table:table-cell>
          <table:table-cell table:formula="of:=CONCATENATE(&quot;'&quot;;[.E84];&quot;'&quot;)" office:value-type="string" office:string-value="'3.3'" calcext:value-type="string">
            <text:p>'3.3'</text:p>
          </table:table-cell>
        </table:table-row>
        <table:table-row table:style-name="ro1">
          <table:table-cell office:value-type="string" calcext:value-type="string">
            <text:p>Almeirão, refogado</text:p>
          </table:table-cell>
          <table:table-cell office:value-type="float" office:value="65" calcext:value-type="float">
            <text:p>6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5.7</text:p>
          </table:table-cell>
          <table:table-cell table:formula="of:=CONCATENATE(&quot;'&quot;;[.A85];&quot;'&quot;)" office:value-type="string" office:string-value="'Almeirão, refogado'" calcext:value-type="string">
            <text:p>'Almeirão, refogado'</text:p>
          </table:table-cell>
          <table:table-cell table:formula="of:=CONCATENATE(&quot;'&quot;;[.B85];&quot;'&quot;)" office:value-type="string" office:string-value="'65'" calcext:value-type="string">
            <text:p>'65'</text:p>
          </table:table-cell>
          <table:table-cell table:formula="of:=CONCATENATE(&quot;'&quot;;[.C85];&quot;'&quot;)" office:value-type="string" office:string-value="'272'" calcext:value-type="string">
            <text:p>'272'</text:p>
          </table:table-cell>
          <table:table-cell table:formula="of:=CONCATENATE(&quot;'&quot;;[.D85];&quot;'&quot;)" office:value-type="string" office:string-value="'1.7'" calcext:value-type="string">
            <text:p>'1.7'</text:p>
          </table:table-cell>
          <table:table-cell table:formula="of:=CONCATENATE(&quot;'&quot;;[.E85];&quot;'&quot;)" office:value-type="string" office:string-value="'5.7'" calcext:value-type="string">
            <text:p>'5.7'</text:p>
          </table:table-cell>
        </table:table-row>
        <table:table-row table:style-name="ro1">
          <table:table-cell office:value-type="string" calcext:value-type="string">
            <text:p>Batata, baroa, cozida</text:p>
          </table:table-cell>
          <table:table-cell office:value-type="float" office:value="80" calcext:value-type="float">
            <text:p>8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8.9</text:p>
          </table:table-cell>
          <table:table-cell table:formula="of:=CONCATENATE(&quot;'&quot;;[.A86];&quot;'&quot;)" office:value-type="string" office:string-value="'Batata, baroa, cozida'" calcext:value-type="string">
            <text:p>'Batata, baroa, cozida'</text:p>
          </table:table-cell>
          <table:table-cell table:formula="of:=CONCATENATE(&quot;'&quot;;[.B86];&quot;'&quot;)" office:value-type="string" office:string-value="'80'" calcext:value-type="string">
            <text:p>'80'</text:p>
          </table:table-cell>
          <table:table-cell table:formula="of:=CONCATENATE(&quot;'&quot;;[.C86];&quot;'&quot;)" office:value-type="string" office:string-value="'335'" calcext:value-type="string">
            <text:p>'335'</text:p>
          </table:table-cell>
          <table:table-cell table:formula="of:=CONCATENATE(&quot;'&quot;;[.D86];&quot;'&quot;)" office:value-type="string" office:string-value="'0.9'" calcext:value-type="string">
            <text:p>'0.9'</text:p>
          </table:table-cell>
          <table:table-cell table:formula="of:=CONCATENATE(&quot;'&quot;;[.E86];&quot;'&quot;)" office:value-type="string" office:string-value="'18.9'" calcext:value-type="string">
            <text:p>'18.9'</text:p>
          </table:table-cell>
        </table:table-row>
        <table:table-row table:style-name="ro1">
          <table:table-cell office:value-type="string" calcext:value-type="string">
            <text:p>Batata, baroa, crua</text:p>
          </table:table-cell>
          <table:table-cell office:value-type="float" office:value="101" calcext:value-type="float">
            <text:p>101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CONCATENATE(&quot;'&quot;;[.A87];&quot;'&quot;)" office:value-type="string" office:string-value="'Batata, baroa, crua'" calcext:value-type="string">
            <text:p>'Batata, baroa, crua'</text:p>
          </table:table-cell>
          <table:table-cell table:formula="of:=CONCATENATE(&quot;'&quot;;[.B87];&quot;'&quot;)" office:value-type="string" office:string-value="'101'" calcext:value-type="string">
            <text:p>'101'</text:p>
          </table:table-cell>
          <table:table-cell table:formula="of:=CONCATENATE(&quot;'&quot;;[.C87];&quot;'&quot;)" office:value-type="string" office:string-value="'423'" calcext:value-type="string">
            <text:p>'423'</text:p>
          </table:table-cell>
          <table:table-cell table:formula="of:=CONCATENATE(&quot;'&quot;;[.D87];&quot;'&quot;)" office:value-type="string" office:string-value="'1'" calcext:value-type="string">
            <text:p>'1'</text:p>
          </table:table-cell>
          <table:table-cell table:formula="of:=CONCATENATE(&quot;'&quot;;[.E87];&quot;'&quot;)" office:value-type="string" office:string-value="'24'" calcext:value-type="string">
            <text:p>'24'</text:p>
          </table:table-cell>
        </table:table-row>
        <table:table-row table:style-name="ro1">
          <table:table-cell office:value-type="string" calcext:value-type="string">
            <text:p>Batata, doce, cozida</text:p>
          </table:table-cell>
          <table:table-cell office:value-type="float" office:value="77" calcext:value-type="float">
            <text:p>7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.4</text:p>
          </table:table-cell>
          <table:table-cell table:formula="of:=CONCATENATE(&quot;'&quot;;[.A88];&quot;'&quot;)" office:value-type="string" office:string-value="'Batata, doce, cozida'" calcext:value-type="string">
            <text:p>'Batata, doce, cozida'</text:p>
          </table:table-cell>
          <table:table-cell table:formula="of:=CONCATENATE(&quot;'&quot;;[.B88];&quot;'&quot;)" office:value-type="string" office:string-value="'77'" calcext:value-type="string">
            <text:p>'77'</text:p>
          </table:table-cell>
          <table:table-cell table:formula="of:=CONCATENATE(&quot;'&quot;;[.C88];&quot;'&quot;)" office:value-type="string" office:string-value="'321'" calcext:value-type="string">
            <text:p>'321'</text:p>
          </table:table-cell>
          <table:table-cell table:formula="of:=CONCATENATE(&quot;'&quot;;[.D88];&quot;'&quot;)" office:value-type="string" office:string-value="'0.6'" calcext:value-type="string">
            <text:p>'0.6'</text:p>
          </table:table-cell>
          <table:table-cell table:formula="of:=CONCATENATE(&quot;'&quot;;[.E88];&quot;'&quot;)" office:value-type="string" office:string-value="'18.4'" calcext:value-type="string">
            <text:p>'18.4'</text:p>
          </table:table-cell>
        </table:table-row>
        <table:table-row table:style-name="ro1">
          <table:table-cell office:value-type="string" calcext:value-type="string">
            <text:p>Batata, doce, crua</text:p>
          </table:table-cell>
          <table:table-cell office:value-type="float" office:value="118" calcext:value-type="float">
            <text:p>11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8.2</text:p>
          </table:table-cell>
          <table:table-cell table:formula="of:=CONCATENATE(&quot;'&quot;;[.A89];&quot;'&quot;)" office:value-type="string" office:string-value="'Batata, doce, crua'" calcext:value-type="string">
            <text:p>'Batata, doce, crua'</text:p>
          </table:table-cell>
          <table:table-cell table:formula="of:=CONCATENATE(&quot;'&quot;;[.B89];&quot;'&quot;)" office:value-type="string" office:string-value="'118'" calcext:value-type="string">
            <text:p>'118'</text:p>
          </table:table-cell>
          <table:table-cell table:formula="of:=CONCATENATE(&quot;'&quot;;[.C89];&quot;'&quot;)" office:value-type="string" office:string-value="'495'" calcext:value-type="string">
            <text:p>'495'</text:p>
          </table:table-cell>
          <table:table-cell table:formula="of:=CONCATENATE(&quot;'&quot;;[.D89];&quot;'&quot;)" office:value-type="string" office:string-value="'1.3'" calcext:value-type="string">
            <text:p>'1.3'</text:p>
          </table:table-cell>
          <table:table-cell table:formula="of:=CONCATENATE(&quot;'&quot;;[.E89];&quot;'&quot;)" office:value-type="string" office:string-value="'28.2'" calcext:value-type="string">
            <text:p>'28.2'</text:p>
          </table:table-cell>
        </table:table-row>
        <table:table-row table:style-name="ro1">
          <table:table-cell office:value-type="string" calcext:value-type="string">
            <text:p>Batata, frita, tipo chips, industrializada</text:p>
          </table:table-cell>
          <table:table-cell office:value-type="float" office:value="543" calcext:value-type="float">
            <text:p>543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1.2</text:p>
          </table:table-cell>
          <table:table-cell table:formula="of:=CONCATENATE(&quot;'&quot;;[.A90];&quot;'&quot;)" office:value-type="string" office:string-value="'Batata, frita, tipo chips, industrializada'" calcext:value-type="string">
            <text:p>'Batata, frita, tipo chips, industrializada'</text:p>
          </table:table-cell>
          <table:table-cell table:formula="of:=CONCATENATE(&quot;'&quot;;[.B90];&quot;'&quot;)" office:value-type="string" office:string-value="'543'" calcext:value-type="string">
            <text:p>'543'</text:p>
          </table:table-cell>
          <table:table-cell table:formula="of:=CONCATENATE(&quot;'&quot;;[.C90];&quot;'&quot;)" office:value-type="string" office:string-value="'2271'" calcext:value-type="string">
            <text:p>'2271'</text:p>
          </table:table-cell>
          <table:table-cell table:formula="of:=CONCATENATE(&quot;'&quot;;[.D90];&quot;'&quot;)" office:value-type="string" office:string-value="'5.6'" calcext:value-type="string">
            <text:p>'5.6'</text:p>
          </table:table-cell>
          <table:table-cell table:formula="of:=CONCATENATE(&quot;'&quot;;[.E90];&quot;'&quot;)" office:value-type="string" office:string-value="'51.2'" calcext:value-type="string">
            <text:p>'51.2'</text:p>
          </table:table-cell>
        </table:table-row>
        <table:table-row table:style-name="ro1">
          <table:table-cell office:value-type="string" calcext:value-type="string">
            <text:p>Batata, inglesa, cozida</text:p>
          </table:table-cell>
          <table:table-cell office:value-type="float" office:value="52" calcext:value-type="float">
            <text:p>5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1.9</text:p>
          </table:table-cell>
          <table:table-cell table:formula="of:=CONCATENATE(&quot;'&quot;;[.A91];&quot;'&quot;)" office:value-type="string" office:string-value="'Batata, inglesa, cozida'" calcext:value-type="string">
            <text:p>'Batata, inglesa, cozida'</text:p>
          </table:table-cell>
          <table:table-cell table:formula="of:=CONCATENATE(&quot;'&quot;;[.B91];&quot;'&quot;)" office:value-type="string" office:string-value="'52'" calcext:value-type="string">
            <text:p>'52'</text:p>
          </table:table-cell>
          <table:table-cell table:formula="of:=CONCATENATE(&quot;'&quot;;[.C91];&quot;'&quot;)" office:value-type="string" office:string-value="'216'" calcext:value-type="string">
            <text:p>'216'</text:p>
          </table:table-cell>
          <table:table-cell table:formula="of:=CONCATENATE(&quot;'&quot;;[.D91];&quot;'&quot;)" office:value-type="string" office:string-value="'1.2'" calcext:value-type="string">
            <text:p>'1.2'</text:p>
          </table:table-cell>
          <table:table-cell table:formula="of:=CONCATENATE(&quot;'&quot;;[.E91];&quot;'&quot;)" office:value-type="string" office:string-value="'11.9'" calcext:value-type="string">
            <text:p>'11.9'</text:p>
          </table:table-cell>
        </table:table-row>
        <table:table-row table:style-name="ro1">
          <table:table-cell office:value-type="string" calcext:value-type="string">
            <text:p>Batata, inglesa, crua</text:p>
          </table:table-cell>
          <table:table-cell office:value-type="float" office:value="64" calcext:value-type="float">
            <text:p>6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4.7</text:p>
          </table:table-cell>
          <table:table-cell table:formula="of:=CONCATENATE(&quot;'&quot;;[.A92];&quot;'&quot;)" office:value-type="string" office:string-value="'Batata, inglesa, crua'" calcext:value-type="string">
            <text:p>'Batata, inglesa, crua'</text:p>
          </table:table-cell>
          <table:table-cell table:formula="of:=CONCATENATE(&quot;'&quot;;[.B92];&quot;'&quot;)" office:value-type="string" office:string-value="'64'" calcext:value-type="string">
            <text:p>'64'</text:p>
          </table:table-cell>
          <table:table-cell table:formula="of:=CONCATENATE(&quot;'&quot;;[.C92];&quot;'&quot;)" office:value-type="string" office:string-value="'269'" calcext:value-type="string">
            <text:p>'269'</text:p>
          </table:table-cell>
          <table:table-cell table:formula="of:=CONCATENATE(&quot;'&quot;;[.D92];&quot;'&quot;)" office:value-type="string" office:string-value="'1.8'" calcext:value-type="string">
            <text:p>'1.8'</text:p>
          </table:table-cell>
          <table:table-cell table:formula="of:=CONCATENATE(&quot;'&quot;;[.E92];&quot;'&quot;)" office:value-type="string" office:string-value="'14.7'" calcext:value-type="string">
            <text:p>'14.7'</text:p>
          </table:table-cell>
        </table:table-row>
        <table:table-row table:style-name="ro1">
          <table:table-cell office:value-type="string" calcext:value-type="string">
            <text:p>Batata, inglesa, frita</text:p>
          </table:table-cell>
          <table:table-cell office:value-type="float" office:value="267" calcext:value-type="float">
            <text:p>267</text:p>
          </table:table-cell>
          <table:table-cell office:value-type="float" office:value="1118" calcext:value-type="float">
            <text:p>1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6</text:p>
          </table:table-cell>
          <table:table-cell table:formula="of:=CONCATENATE(&quot;'&quot;;[.A93];&quot;'&quot;)" office:value-type="string" office:string-value="'Batata, inglesa, frita'" calcext:value-type="string">
            <text:p>'Batata, inglesa, frita'</text:p>
          </table:table-cell>
          <table:table-cell table:formula="of:=CONCATENATE(&quot;'&quot;;[.B93];&quot;'&quot;)" office:value-type="string" office:string-value="'267'" calcext:value-type="string">
            <text:p>'267'</text:p>
          </table:table-cell>
          <table:table-cell table:formula="of:=CONCATENATE(&quot;'&quot;;[.C93];&quot;'&quot;)" office:value-type="string" office:string-value="'1118'" calcext:value-type="string">
            <text:p>'1118'</text:p>
          </table:table-cell>
          <table:table-cell table:formula="of:=CONCATENATE(&quot;'&quot;;[.D93];&quot;'&quot;)" office:value-type="string" office:string-value="'5'" calcext:value-type="string">
            <text:p>'5'</text:p>
          </table:table-cell>
          <table:table-cell table:formula="of:=CONCATENATE(&quot;'&quot;;[.E93];&quot;'&quot;)" office:value-type="string" office:string-value="'35.6'" calcext:value-type="string">
            <text:p>'35.6'</text:p>
          </table:table-cell>
        </table:table-row>
        <table:table-row table:style-name="ro1">
          <table:table-cell office:value-type="string" calcext:value-type="string">
            <text:p>Batata, inglesa, sauté</text:p>
          </table:table-cell>
          <table:table-cell office:value-type="float" office:value="68" calcext:value-type="float">
            <text:p>6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4.1</text:p>
          </table:table-cell>
          <table:table-cell table:formula="of:=CONCATENATE(&quot;'&quot;;[.A94];&quot;'&quot;)" office:value-type="string" office:string-value="'Batata, inglesa, sauté'" calcext:value-type="string">
            <text:p>'Batata, inglesa, sauté'</text:p>
          </table:table-cell>
          <table:table-cell table:formula="of:=CONCATENATE(&quot;'&quot;;[.B94];&quot;'&quot;)" office:value-type="string" office:string-value="'68'" calcext:value-type="string">
            <text:p>'68'</text:p>
          </table:table-cell>
          <table:table-cell table:formula="of:=CONCATENATE(&quot;'&quot;;[.C94];&quot;'&quot;)" office:value-type="string" office:string-value="'284'" calcext:value-type="string">
            <text:p>'284'</text:p>
          </table:table-cell>
          <table:table-cell table:formula="of:=CONCATENATE(&quot;'&quot;;[.D94];&quot;'&quot;)" office:value-type="string" office:string-value="'1.3'" calcext:value-type="string">
            <text:p>'1.3'</text:p>
          </table:table-cell>
          <table:table-cell table:formula="of:=CONCATENATE(&quot;'&quot;;[.E94];&quot;'&quot;)" office:value-type="string" office:string-value="'14.1'" calcext:value-type="string">
            <text:p>'14.1'</text:p>
          </table:table-cell>
        </table:table-row>
        <table:table-row table:style-name="ro1">
          <table:table-cell office:value-type="string" calcext:value-type="string">
            <text:p>Berinjela, cozida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.5</text:p>
          </table:table-cell>
          <table:table-cell table:formula="of:=CONCATENATE(&quot;'&quot;;[.A95];&quot;'&quot;)" office:value-type="string" office:string-value="'Berinjela, cozida'" calcext:value-type="string">
            <text:p>'Berinjela, cozida'</text:p>
          </table:table-cell>
          <table:table-cell table:formula="of:=CONCATENATE(&quot;'&quot;;[.B95];&quot;'&quot;)" office:value-type="string" office:string-value="'19'" calcext:value-type="string">
            <text:p>'19'</text:p>
          </table:table-cell>
          <table:table-cell table:formula="of:=CONCATENATE(&quot;'&quot;;[.C95];&quot;'&quot;)" office:value-type="string" office:string-value="'79'" calcext:value-type="string">
            <text:p>'79'</text:p>
          </table:table-cell>
          <table:table-cell table:formula="of:=CONCATENATE(&quot;'&quot;;[.D95];&quot;'&quot;)" office:value-type="string" office:string-value="'0.7'" calcext:value-type="string">
            <text:p>'0.7'</text:p>
          </table:table-cell>
          <table:table-cell table:formula="of:=CONCATENATE(&quot;'&quot;;[.E95];&quot;'&quot;)" office:value-type="string" office:string-value="'4.5'" calcext:value-type="string">
            <text:p>'4.5'</text:p>
          </table:table-cell>
        </table:table-row>
        <table:table-row table:style-name="ro1">
          <table:table-cell office:value-type="string" calcext:value-type="string">
            <text:p>Berinjela, crua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.4</text:p>
          </table:table-cell>
          <table:table-cell table:formula="of:=CONCATENATE(&quot;'&quot;;[.A96];&quot;'&quot;)" office:value-type="string" office:string-value="'Berinjela, crua'" calcext:value-type="string">
            <text:p>'Berinjela, crua'</text:p>
          </table:table-cell>
          <table:table-cell table:formula="of:=CONCATENATE(&quot;'&quot;;[.B96];&quot;'&quot;)" office:value-type="string" office:string-value="'20'" calcext:value-type="string">
            <text:p>'20'</text:p>
          </table:table-cell>
          <table:table-cell table:formula="of:=CONCATENATE(&quot;'&quot;;[.C96];&quot;'&quot;)" office:value-type="string" office:string-value="'82'" calcext:value-type="string">
            <text:p>'82'</text:p>
          </table:table-cell>
          <table:table-cell table:formula="of:=CONCATENATE(&quot;'&quot;;[.D96];&quot;'&quot;)" office:value-type="string" office:string-value="'1.2'" calcext:value-type="string">
            <text:p>'1.2'</text:p>
          </table:table-cell>
          <table:table-cell table:formula="of:=CONCATENATE(&quot;'&quot;;[.E96];&quot;'&quot;)" office:value-type="string" office:string-value="'4.4'" calcext:value-type="string">
            <text:p>'4.4'</text:p>
          </table:table-cell>
        </table:table-row>
        <table:table-row table:style-name="ro1">
          <table:table-cell office:value-type="string" calcext:value-type="string">
            <text:p>Beterraba, cozida</text:p>
          </table:table-cell>
          <table:table-cell office:value-type="float" office:value="32" calcext:value-type="float">
            <text:p>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2</text:p>
          </table:table-cell>
          <table:table-cell table:formula="of:=CONCATENATE(&quot;'&quot;;[.A97];&quot;'&quot;)" office:value-type="string" office:string-value="'Beterraba, cozida'" calcext:value-type="string">
            <text:p>'Beterraba, cozida'</text:p>
          </table:table-cell>
          <table:table-cell table:formula="of:=CONCATENATE(&quot;'&quot;;[.B97];&quot;'&quot;)" office:value-type="string" office:string-value="'32'" calcext:value-type="string">
            <text:p>'32'</text:p>
          </table:table-cell>
          <table:table-cell table:formula="of:=CONCATENATE(&quot;'&quot;;[.C97];&quot;'&quot;)" office:value-type="string" office:string-value="'135'" calcext:value-type="string">
            <text:p>'135'</text:p>
          </table:table-cell>
          <table:table-cell table:formula="of:=CONCATENATE(&quot;'&quot;;[.D97];&quot;'&quot;)" office:value-type="string" office:string-value="'1.3'" calcext:value-type="string">
            <text:p>'1.3'</text:p>
          </table:table-cell>
          <table:table-cell table:formula="of:=CONCATENATE(&quot;'&quot;;[.E97];&quot;'&quot;)" office:value-type="string" office:string-value="'7.2'" calcext:value-type="string">
            <text:p>'7.2'</text:p>
          </table:table-cell>
        </table:table-row>
        <table:table-row table:style-name="ro1">
          <table:table-cell office:value-type="string" calcext:value-type="string">
            <text:p>Beterraba, crua</text:p>
          </table:table-cell>
          <table:table-cell office:value-type="float" office:value="49" calcext:value-type="float">
            <text:p>4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1.1</text:p>
          </table:table-cell>
          <table:table-cell table:formula="of:=CONCATENATE(&quot;'&quot;;[.A98];&quot;'&quot;)" office:value-type="string" office:string-value="'Beterraba, crua'" calcext:value-type="string">
            <text:p>'Beterraba, crua'</text:p>
          </table:table-cell>
          <table:table-cell table:formula="of:=CONCATENATE(&quot;'&quot;;[.B98];&quot;'&quot;)" office:value-type="string" office:string-value="'49'" calcext:value-type="string">
            <text:p>'49'</text:p>
          </table:table-cell>
          <table:table-cell table:formula="of:=CONCATENATE(&quot;'&quot;;[.C98];&quot;'&quot;)" office:value-type="string" office:string-value="'204'" calcext:value-type="string">
            <text:p>'204'</text:p>
          </table:table-cell>
          <table:table-cell table:formula="of:=CONCATENATE(&quot;'&quot;;[.D98];&quot;'&quot;)" office:value-type="string" office:string-value="'1.9'" calcext:value-type="string">
            <text:p>'1.9'</text:p>
          </table:table-cell>
          <table:table-cell table:formula="of:=CONCATENATE(&quot;'&quot;;[.E98];&quot;'&quot;)" office:value-type="string" office:string-value="'11.1'" calcext:value-type="string">
            <text:p>'11.1'</text:p>
          </table:table-cell>
        </table:table-row>
        <table:table-row table:style-name="ro1">
          <table:table-cell office:value-type="string" calcext:value-type="string">
            <text:p>Biscoito, polvilho doce</text:p>
          </table:table-cell>
          <table:table-cell office:value-type="float" office:value="438" calcext:value-type="float">
            <text:p>438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0.5</text:p>
          </table:table-cell>
          <table:table-cell table:formula="of:=CONCATENATE(&quot;'&quot;;[.A99];&quot;'&quot;)" office:value-type="string" office:string-value="'Biscoito, polvilho doce'" calcext:value-type="string">
            <text:p>'Biscoito, polvilho doce'</text:p>
          </table:table-cell>
          <table:table-cell table:formula="of:=CONCATENATE(&quot;'&quot;;[.B99];&quot;'&quot;)" office:value-type="string" office:string-value="'438'" calcext:value-type="string">
            <text:p>'438'</text:p>
          </table:table-cell>
          <table:table-cell table:formula="of:=CONCATENATE(&quot;'&quot;;[.C99];&quot;'&quot;)" office:value-type="string" office:string-value="'1831'" calcext:value-type="string">
            <text:p>'1831'</text:p>
          </table:table-cell>
          <table:table-cell table:formula="of:=CONCATENATE(&quot;'&quot;;[.D99];&quot;'&quot;)" office:value-type="string" office:string-value="'1.3'" calcext:value-type="string">
            <text:p>'1.3'</text:p>
          </table:table-cell>
          <table:table-cell table:formula="of:=CONCATENATE(&quot;'&quot;;[.E99];&quot;'&quot;)" office:value-type="string" office:string-value="'80.5'" calcext:value-type="string">
            <text:p>'80.5'</text:p>
          </table:table-cell>
        </table:table-row>
        <table:table-row table:style-name="ro1">
          <table:table-cell office:value-type="string" calcext:value-type="string">
            <text:p>Brócolis, cozido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4</text:p>
          </table:table-cell>
          <table:table-cell table:formula="of:=CONCATENATE(&quot;'&quot;;[.A100];&quot;'&quot;)" office:value-type="string" office:string-value="'Brócolis, cozido'" calcext:value-type="string">
            <text:p>'Brócolis, cozido'</text:p>
          </table:table-cell>
          <table:table-cell table:formula="of:=CONCATENATE(&quot;'&quot;;[.B100];&quot;'&quot;)" office:value-type="string" office:string-value="'25'" calcext:value-type="string">
            <text:p>'25'</text:p>
          </table:table-cell>
          <table:table-cell table:formula="of:=CONCATENATE(&quot;'&quot;;[.C100];&quot;'&quot;)" office:value-type="string" office:string-value="'103'" calcext:value-type="string">
            <text:p>'103'</text:p>
          </table:table-cell>
          <table:table-cell table:formula="of:=CONCATENATE(&quot;'&quot;;[.D100];&quot;'&quot;)" office:value-type="string" office:string-value="'2.1'" calcext:value-type="string">
            <text:p>'2.1'</text:p>
          </table:table-cell>
          <table:table-cell table:formula="of:=CONCATENATE(&quot;'&quot;;[.E100];&quot;'&quot;)" office:value-type="string" office:string-value="'4.4'" calcext:value-type="string">
            <text:p>'4.4'</text:p>
          </table:table-cell>
        </table:table-row>
        <table:table-row table:style-name="ro1">
          <table:table-cell office:value-type="string" calcext:value-type="string">
            <text:p>Brócolis, cru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.6</text:p>
          </table:table-cell>
          <table:table-cell office:value-type="float" office:value="4" calcext:value-type="float">
            <text:p>4</text:p>
          </table:table-cell>
          <table:table-cell table:formula="of:=CONCATENATE(&quot;'&quot;;[.A101];&quot;'&quot;)" office:value-type="string" office:string-value="'Brócolis, cru'" calcext:value-type="string">
            <text:p>'Brócolis, cru'</text:p>
          </table:table-cell>
          <table:table-cell table:formula="of:=CONCATENATE(&quot;'&quot;;[.B101];&quot;'&quot;)" office:value-type="string" office:string-value="'25'" calcext:value-type="string">
            <text:p>'25'</text:p>
          </table:table-cell>
          <table:table-cell table:formula="of:=CONCATENATE(&quot;'&quot;;[.C101];&quot;'&quot;)" office:value-type="string" office:string-value="'107'" calcext:value-type="string">
            <text:p>'107'</text:p>
          </table:table-cell>
          <table:table-cell table:formula="of:=CONCATENATE(&quot;'&quot;;[.D101];&quot;'&quot;)" office:value-type="string" office:string-value="'3.6'" calcext:value-type="string">
            <text:p>'3.6'</text:p>
          </table:table-cell>
          <table:table-cell table:formula="of:=CONCATENATE(&quot;'&quot;;[.E101];&quot;'&quot;)" office:value-type="string" office:string-value="'4'" calcext:value-type="string">
            <text:p>'4'</text:p>
          </table:table-cell>
        </table:table-row>
        <table:table-row table:style-name="ro1">
          <table:table-cell office:value-type="string" calcext:value-type="string">
            <text:p>Cará, cozido</text:p>
          </table:table-cell>
          <table:table-cell office:value-type="float" office:value="78" calcext:value-type="float">
            <text:p>7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8.9</text:p>
          </table:table-cell>
          <table:table-cell table:formula="of:=CONCATENATE(&quot;'&quot;;[.A102];&quot;'&quot;)" office:value-type="string" office:string-value="'Cará, cozido'" calcext:value-type="string">
            <text:p>'Cará, cozido'</text:p>
          </table:table-cell>
          <table:table-cell table:formula="of:=CONCATENATE(&quot;'&quot;;[.B102];&quot;'&quot;)" office:value-type="string" office:string-value="'78'" calcext:value-type="string">
            <text:p>'78'</text:p>
          </table:table-cell>
          <table:table-cell table:formula="of:=CONCATENATE(&quot;'&quot;;[.C102];&quot;'&quot;)" office:value-type="string" office:string-value="'325'" calcext:value-type="string">
            <text:p>'325'</text:p>
          </table:table-cell>
          <table:table-cell table:formula="of:=CONCATENATE(&quot;'&quot;;[.D102];&quot;'&quot;)" office:value-type="string" office:string-value="'1.5'" calcext:value-type="string">
            <text:p>'1.5'</text:p>
          </table:table-cell>
          <table:table-cell table:formula="of:=CONCATENATE(&quot;'&quot;;[.E102];&quot;'&quot;)" office:value-type="string" office:string-value="'18.9'" calcext:value-type="string">
            <text:p>'18.9'</text:p>
          </table:table-cell>
        </table:table-row>
        <table:table-row table:style-name="ro1">
          <table:table-cell office:value-type="string" calcext:value-type="string">
            <text:p>Cará, cru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3</text:p>
          </table:table-cell>
          <table:table-cell office:value-type="float" office:value="23" calcext:value-type="float">
            <text:p>23</text:p>
          </table:table-cell>
          <table:table-cell table:formula="of:=CONCATENATE(&quot;'&quot;;[.A103];&quot;'&quot;)" office:value-type="string" office:string-value="'Cará, cru'" calcext:value-type="string">
            <text:p>'Cará, cru'</text:p>
          </table:table-cell>
          <table:table-cell table:formula="of:=CONCATENATE(&quot;'&quot;;[.B103];&quot;'&quot;)" office:value-type="string" office:string-value="'96'" calcext:value-type="string">
            <text:p>'96'</text:p>
          </table:table-cell>
          <table:table-cell table:formula="of:=CONCATENATE(&quot;'&quot;;[.C103];&quot;'&quot;)" office:value-type="string" office:string-value="'400'" calcext:value-type="string">
            <text:p>'400'</text:p>
          </table:table-cell>
          <table:table-cell table:formula="of:=CONCATENATE(&quot;'&quot;;[.D103];&quot;'&quot;)" office:value-type="string" office:string-value="'2.3'" calcext:value-type="string">
            <text:p>'2.3'</text:p>
          </table:table-cell>
          <table:table-cell table:formula="of:=CONCATENATE(&quot;'&quot;;[.E103];&quot;'&quot;)" office:value-type="string" office:string-value="'23'" calcext:value-type="string">
            <text:p>'23'</text:p>
          </table:table-cell>
        </table:table-row>
        <table:table-row table:style-name="ro1">
          <table:table-cell office:value-type="string" calcext:value-type="string">
            <text:p>Caruru, cru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table:formula="of:=CONCATENATE(&quot;'&quot;;[.A104];&quot;'&quot;)" office:value-type="string" office:string-value="'Caruru, cru'" calcext:value-type="string">
            <text:p>'Caruru, cru'</text:p>
          </table:table-cell>
          <table:table-cell table:formula="of:=CONCATENATE(&quot;'&quot;;[.B104];&quot;'&quot;)" office:value-type="string" office:string-value="'34'" calcext:value-type="string">
            <text:p>'34'</text:p>
          </table:table-cell>
          <table:table-cell table:formula="of:=CONCATENATE(&quot;'&quot;;[.C104];&quot;'&quot;)" office:value-type="string" office:string-value="'142'" calcext:value-type="string">
            <text:p>'142'</text:p>
          </table:table-cell>
          <table:table-cell table:formula="of:=CONCATENATE(&quot;'&quot;;[.D104];&quot;'&quot;)" office:value-type="string" office:string-value="'3.2'" calcext:value-type="string">
            <text:p>'3.2'</text:p>
          </table:table-cell>
          <table:table-cell table:formula="of:=CONCATENATE(&quot;'&quot;;[.E104];&quot;'&quot;)" office:value-type="string" office:string-value="'6'" calcext:value-type="string">
            <text:p>'6'</text:p>
          </table:table-cell>
        </table:table-row>
        <table:table-row table:style-name="ro1">
          <table:table-cell office:value-type="string" calcext:value-type="string">
            <text:p>Catalonha, crua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.8</text:p>
          </table:table-cell>
          <table:table-cell table:formula="of:=CONCATENATE(&quot;'&quot;;[.A105];&quot;'&quot;)" office:value-type="string" office:string-value="'Catalonha, crua'" calcext:value-type="string">
            <text:p>'Catalonha, crua'</text:p>
          </table:table-cell>
          <table:table-cell table:formula="of:=CONCATENATE(&quot;'&quot;;[.B105];&quot;'&quot;)" office:value-type="string" office:string-value="'24'" calcext:value-type="string">
            <text:p>'24'</text:p>
          </table:table-cell>
          <table:table-cell table:formula="of:=CONCATENATE(&quot;'&quot;;[.C105];&quot;'&quot;)" office:value-type="string" office:string-value="'100'" calcext:value-type="string">
            <text:p>'100'</text:p>
          </table:table-cell>
          <table:table-cell table:formula="of:=CONCATENATE(&quot;'&quot;;[.D105];&quot;'&quot;)" office:value-type="string" office:string-value="'1.9'" calcext:value-type="string">
            <text:p>'1.9'</text:p>
          </table:table-cell>
          <table:table-cell table:formula="of:=CONCATENATE(&quot;'&quot;;[.E105];&quot;'&quot;)" office:value-type="string" office:string-value="'4.8'" calcext:value-type="string">
            <text:p>'4.8'</text:p>
          </table:table-cell>
        </table:table-row>
        <table:table-row table:style-name="ro1">
          <table:table-cell office:value-type="string" calcext:value-type="string">
            <text:p>Catalonha, refogada</text:p>
          </table:table-cell>
          <table:table-cell office:value-type="float" office:value="63" calcext:value-type="float">
            <text:p>63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table:formula="of:=CONCATENATE(&quot;'&quot;;[.A106];&quot;'&quot;)" office:value-type="string" office:string-value="'Catalonha, refogada'" calcext:value-type="string">
            <text:p>'Catalonha, refogada'</text:p>
          </table:table-cell>
          <table:table-cell table:formula="of:=CONCATENATE(&quot;'&quot;;[.B106];&quot;'&quot;)" office:value-type="string" office:string-value="'63'" calcext:value-type="string">
            <text:p>'63'</text:p>
          </table:table-cell>
          <table:table-cell table:formula="of:=CONCATENATE(&quot;'&quot;;[.C106];&quot;'&quot;)" office:value-type="string" office:string-value="'265'" calcext:value-type="string">
            <text:p>'265'</text:p>
          </table:table-cell>
          <table:table-cell table:formula="of:=CONCATENATE(&quot;'&quot;;[.D106];&quot;'&quot;)" office:value-type="string" office:string-value="'2'" calcext:value-type="string">
            <text:p>'2'</text:p>
          </table:table-cell>
          <table:table-cell table:formula="of:=CONCATENATE(&quot;'&quot;;[.E106];&quot;'&quot;)" office:value-type="string" office:string-value="'4.8'" calcext:value-type="string">
            <text:p>'4.8'</text:p>
          </table:table-cell>
        </table:table-row>
        <table:table-row table:style-name="ro1">
          <table:table-cell office:value-type="string" calcext:value-type="string">
            <text:p>Cebola, crua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.9</text:p>
          </table:table-cell>
          <table:table-cell table:formula="of:=CONCATENATE(&quot;'&quot;;[.A107];&quot;'&quot;)" office:value-type="string" office:string-value="'Cebola, crua'" calcext:value-type="string">
            <text:p>'Cebola, crua'</text:p>
          </table:table-cell>
          <table:table-cell table:formula="of:=CONCATENATE(&quot;'&quot;;[.B107];&quot;'&quot;)" office:value-type="string" office:string-value="'39'" calcext:value-type="string">
            <text:p>'39'</text:p>
          </table:table-cell>
          <table:table-cell table:formula="of:=CONCATENATE(&quot;'&quot;;[.C107];&quot;'&quot;)" office:value-type="string" office:string-value="'165'" calcext:value-type="string">
            <text:p>'165'</text:p>
          </table:table-cell>
          <table:table-cell table:formula="of:=CONCATENATE(&quot;'&quot;;[.D107];&quot;'&quot;)" office:value-type="string" office:string-value="'1.7'" calcext:value-type="string">
            <text:p>'1.7'</text:p>
          </table:table-cell>
          <table:table-cell table:formula="of:=CONCATENATE(&quot;'&quot;;[.E107];&quot;'&quot;)" office:value-type="string" office:string-value="'8.9'" calcext:value-type="string">
            <text:p>'8.9'</text:p>
          </table:table-cell>
        </table:table-row>
        <table:table-row table:style-name="ro1">
          <table:table-cell office:value-type="string" calcext:value-type="string">
            <text:p>Cebolinha, crua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4</text:p>
          </table:table-cell>
          <table:table-cell table:formula="of:=CONCATENATE(&quot;'&quot;;[.A108];&quot;'&quot;)" office:value-type="string" office:string-value="'Cebolinha, crua'" calcext:value-type="string">
            <text:p>'Cebolinha, crua'</text:p>
          </table:table-cell>
          <table:table-cell table:formula="of:=CONCATENATE(&quot;'&quot;;[.B108];&quot;'&quot;)" office:value-type="string" office:string-value="'20'" calcext:value-type="string">
            <text:p>'20'</text:p>
          </table:table-cell>
          <table:table-cell table:formula="of:=CONCATENATE(&quot;'&quot;;[.C108];&quot;'&quot;)" office:value-type="string" office:string-value="'82'" calcext:value-type="string">
            <text:p>'82'</text:p>
          </table:table-cell>
          <table:table-cell table:formula="of:=CONCATENATE(&quot;'&quot;;[.D108];&quot;'&quot;)" office:value-type="string" office:string-value="'1.9'" calcext:value-type="string">
            <text:p>'1.9'</text:p>
          </table:table-cell>
          <table:table-cell table:formula="of:=CONCATENATE(&quot;'&quot;;[.E108];&quot;'&quot;)" office:value-type="string" office:string-value="'3.4'" calcext:value-type="string">
            <text:p>'3.4'</text:p>
          </table:table-cell>
        </table:table-row>
        <table:table-row table:style-name="ro1">
          <table:table-cell office:value-type="string" calcext:value-type="string">
            <text:p>Cenoura, cozida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</text:p>
          </table:table-cell>
          <table:table-cell table:formula="of:=CONCATENATE(&quot;'&quot;;[.A109];&quot;'&quot;)" office:value-type="string" office:string-value="'Cenoura, cozida'" calcext:value-type="string">
            <text:p>'Cenoura, cozida'</text:p>
          </table:table-cell>
          <table:table-cell table:formula="of:=CONCATENATE(&quot;'&quot;;[.B109];&quot;'&quot;)" office:value-type="string" office:string-value="'30'" calcext:value-type="string">
            <text:p>'30'</text:p>
          </table:table-cell>
          <table:table-cell table:formula="of:=CONCATENATE(&quot;'&quot;;[.C109];&quot;'&quot;)" office:value-type="string" office:string-value="'125'" calcext:value-type="string">
            <text:p>'125'</text:p>
          </table:table-cell>
          <table:table-cell table:formula="of:=CONCATENATE(&quot;'&quot;;[.D109];&quot;'&quot;)" office:value-type="string" office:string-value="'0.8'" calcext:value-type="string">
            <text:p>'0.8'</text:p>
          </table:table-cell>
          <table:table-cell table:formula="of:=CONCATENATE(&quot;'&quot;;[.E109];&quot;'&quot;)" office:value-type="string" office:string-value="'6.7'" calcext:value-type="string">
            <text:p>'6.7'</text:p>
          </table:table-cell>
        </table:table-row>
        <table:table-row table:style-name="ro1">
          <table:table-cell office:value-type="string" calcext:value-type="string">
            <text:p>Cenoura, crua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7</text:p>
          </table:table-cell>
          <table:table-cell table:formula="of:=CONCATENATE(&quot;'&quot;;[.A110];&quot;'&quot;)" office:value-type="string" office:string-value="'Cenoura, crua'" calcext:value-type="string">
            <text:p>'Cenoura, crua'</text:p>
          </table:table-cell>
          <table:table-cell table:formula="of:=CONCATENATE(&quot;'&quot;;[.B110];&quot;'&quot;)" office:value-type="string" office:string-value="'34'" calcext:value-type="string">
            <text:p>'34'</text:p>
          </table:table-cell>
          <table:table-cell table:formula="of:=CONCATENATE(&quot;'&quot;;[.C110];&quot;'&quot;)" office:value-type="string" office:string-value="'143'" calcext:value-type="string">
            <text:p>'143'</text:p>
          </table:table-cell>
          <table:table-cell table:formula="of:=CONCATENATE(&quot;'&quot;;[.D110];&quot;'&quot;)" office:value-type="string" office:string-value="'1.3'" calcext:value-type="string">
            <text:p>'1.3'</text:p>
          </table:table-cell>
          <table:table-cell table:formula="of:=CONCATENATE(&quot;'&quot;;[.E110];&quot;'&quot;)" office:value-type="string" office:string-value="'7.7'" calcext:value-type="string">
            <text:p>'7.7'</text:p>
          </table:table-cell>
        </table:table-row>
        <table:table-row table:style-name="ro1">
          <table:table-cell office:value-type="string" calcext:value-type="string">
            <text:p>Chicória, crua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9</text:p>
          </table:table-cell>
          <table:table-cell table:formula="of:=CONCATENATE(&quot;'&quot;;[.A111];&quot;'&quot;)" office:value-type="string" office:string-value="'Chicória, crua'" calcext:value-type="string">
            <text:p>'Chicória, crua'</text:p>
          </table:table-cell>
          <table:table-cell table:formula="of:=CONCATENATE(&quot;'&quot;;[.B111];&quot;'&quot;)" office:value-type="string" office:string-value="'14'" calcext:value-type="string">
            <text:p>'14'</text:p>
          </table:table-cell>
          <table:table-cell table:formula="of:=CONCATENATE(&quot;'&quot;;[.C111];&quot;'&quot;)" office:value-type="string" office:string-value="'58'" calcext:value-type="string">
            <text:p>'58'</text:p>
          </table:table-cell>
          <table:table-cell table:formula="of:=CONCATENATE(&quot;'&quot;;[.D111];&quot;'&quot;)" office:value-type="string" office:string-value="'1.1'" calcext:value-type="string">
            <text:p>'1.1'</text:p>
          </table:table-cell>
          <table:table-cell table:formula="of:=CONCATENATE(&quot;'&quot;;[.E111];&quot;'&quot;)" office:value-type="string" office:string-value="'2.9'" calcext:value-type="string">
            <text:p>'2.9'</text:p>
          </table:table-cell>
        </table:table-row>
        <table:table-row table:style-name="ro1">
          <table:table-cell office:value-type="string" calcext:value-type="string">
            <text:p>Chuchu, cozido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8</text:p>
          </table:table-cell>
          <table:table-cell table:formula="of:=CONCATENATE(&quot;'&quot;;[.A112];&quot;'&quot;)" office:value-type="string" office:string-value="'Chuchu, cozido'" calcext:value-type="string">
            <text:p>'Chuchu, cozido'</text:p>
          </table:table-cell>
          <table:table-cell table:formula="of:=CONCATENATE(&quot;'&quot;;[.B112];&quot;'&quot;)" office:value-type="string" office:string-value="'19'" calcext:value-type="string">
            <text:p>'19'</text:p>
          </table:table-cell>
          <table:table-cell table:formula="of:=CONCATENATE(&quot;'&quot;;[.C112];&quot;'&quot;)" office:value-type="string" office:string-value="'78'" calcext:value-type="string">
            <text:p>'78'</text:p>
          </table:table-cell>
          <table:table-cell table:formula="of:=CONCATENATE(&quot;'&quot;;[.D112];&quot;'&quot;)" office:value-type="string" office:string-value="'0.4'" calcext:value-type="string">
            <text:p>'0.4'</text:p>
          </table:table-cell>
          <table:table-cell table:formula="of:=CONCATENATE(&quot;'&quot;;[.E112];&quot;'&quot;)" office:value-type="string" office:string-value="'4.8'" calcext:value-type="string">
            <text:p>'4.8'</text:p>
          </table:table-cell>
        </table:table-row>
        <table:table-row table:style-name="ro1">
          <table:table-cell office:value-type="string" calcext:value-type="string">
            <text:p>Chuchu, cru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.1</text:p>
          </table:table-cell>
          <table:table-cell table:formula="of:=CONCATENATE(&quot;'&quot;;[.A113];&quot;'&quot;)" office:value-type="string" office:string-value="'Chuchu, cru'" calcext:value-type="string">
            <text:p>'Chuchu, cru'</text:p>
          </table:table-cell>
          <table:table-cell table:formula="of:=CONCATENATE(&quot;'&quot;;[.B113];&quot;'&quot;)" office:value-type="string" office:string-value="'17'" calcext:value-type="string">
            <text:p>'17'</text:p>
          </table:table-cell>
          <table:table-cell table:formula="of:=CONCATENATE(&quot;'&quot;;[.C113];&quot;'&quot;)" office:value-type="string" office:string-value="'71'" calcext:value-type="string">
            <text:p>'71'</text:p>
          </table:table-cell>
          <table:table-cell table:formula="of:=CONCATENATE(&quot;'&quot;;[.D113];&quot;'&quot;)" office:value-type="string" office:string-value="'0.7'" calcext:value-type="string">
            <text:p>'0.7'</text:p>
          </table:table-cell>
          <table:table-cell table:formula="of:=CONCATENATE(&quot;'&quot;;[.E113];&quot;'&quot;)" office:value-type="string" office:string-value="'4.1'" calcext:value-type="string">
            <text:p>'4.1'</text:p>
          </table:table-cell>
        </table:table-row>
        <table:table-row table:style-name="ro1">
          <table:table-cell office:value-type="string" calcext:value-type="string">
            <text:p>Coentro, folhas desidratadas</text:p>
          </table:table-cell>
          <table:table-cell office:value-type="float" office:value="309" calcext:value-type="float">
            <text:p>309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20.9</text:p>
          </table:table-cell>
          <table:table-cell office:value-type="float" office:value="48" calcext:value-type="float">
            <text:p>48</text:p>
          </table:table-cell>
          <table:table-cell table:formula="of:=CONCATENATE(&quot;'&quot;;[.A114];&quot;'&quot;)" office:value-type="string" office:string-value="'Coentro, folhas desidratadas'" calcext:value-type="string">
            <text:p>'Coentro, folhas desidratadas'</text:p>
          </table:table-cell>
          <table:table-cell table:formula="of:=CONCATENATE(&quot;'&quot;;[.B114];&quot;'&quot;)" office:value-type="string" office:string-value="'309'" calcext:value-type="string">
            <text:p>'309'</text:p>
          </table:table-cell>
          <table:table-cell table:formula="of:=CONCATENATE(&quot;'&quot;;[.C114];&quot;'&quot;)" office:value-type="string" office:string-value="'1293'" calcext:value-type="string">
            <text:p>'1293'</text:p>
          </table:table-cell>
          <table:table-cell table:formula="of:=CONCATENATE(&quot;'&quot;;[.D114];&quot;'&quot;)" office:value-type="string" office:string-value="'20.9'" calcext:value-type="string">
            <text:p>'20.9'</text:p>
          </table:table-cell>
          <table:table-cell table:formula="of:=CONCATENATE(&quot;'&quot;;[.E114];&quot;'&quot;)" office:value-type="string" office:string-value="'48'" calcext:value-type="string">
            <text:p>'48'</text:p>
          </table:table-cell>
        </table:table-row>
        <table:table-row table:style-name="ro1">
          <table:table-cell office:value-type="string" calcext:value-type="string">
            <text:p>Couve, manteiga, crua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3</text:p>
          </table:table-cell>
          <table:table-cell table:formula="of:=CONCATENATE(&quot;'&quot;;[.A115];&quot;'&quot;)" office:value-type="string" office:string-value="'Couve, manteiga, crua'" calcext:value-type="string">
            <text:p>'Couve, manteiga, crua'</text:p>
          </table:table-cell>
          <table:table-cell table:formula="of:=CONCATENATE(&quot;'&quot;;[.B115];&quot;'&quot;)" office:value-type="string" office:string-value="'27'" calcext:value-type="string">
            <text:p>'27'</text:p>
          </table:table-cell>
          <table:table-cell table:formula="of:=CONCATENATE(&quot;'&quot;;[.C115];&quot;'&quot;)" office:value-type="string" office:string-value="'113'" calcext:value-type="string">
            <text:p>'113'</text:p>
          </table:table-cell>
          <table:table-cell table:formula="of:=CONCATENATE(&quot;'&quot;;[.D115];&quot;'&quot;)" office:value-type="string" office:string-value="'2.9'" calcext:value-type="string">
            <text:p>'2.9'</text:p>
          </table:table-cell>
          <table:table-cell table:formula="of:=CONCATENATE(&quot;'&quot;;[.E115];&quot;'&quot;)" office:value-type="string" office:string-value="'4.3'" calcext:value-type="string">
            <text:p>'4.3'</text:p>
          </table:table-cell>
        </table:table-row>
        <table:table-row table:style-name="ro1">
          <table:table-cell office:value-type="string" calcext:value-type="string">
            <text:p>Couve, manteiga, refogada </text:p>
          </table:table-cell>
          <table:table-cell office:value-type="float" office:value="90" calcext:value-type="float">
            <text:p>9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.7</text:p>
          </table:table-cell>
          <table:table-cell table:formula="of:=CONCATENATE(&quot;'&quot;;[.A116];&quot;'&quot;)" office:value-type="string" office:string-value="'Couve, manteiga, refogada '" calcext:value-type="string">
            <text:p>'Couve, manteiga, refogada '</text:p>
          </table:table-cell>
          <table:table-cell table:formula="of:=CONCATENATE(&quot;'&quot;;[.B116];&quot;'&quot;)" office:value-type="string" office:string-value="'90'" calcext:value-type="string">
            <text:p>'90'</text:p>
          </table:table-cell>
          <table:table-cell table:formula="of:=CONCATENATE(&quot;'&quot;;[.C116];&quot;'&quot;)" office:value-type="string" office:string-value="'378'" calcext:value-type="string">
            <text:p>'378'</text:p>
          </table:table-cell>
          <table:table-cell table:formula="of:=CONCATENATE(&quot;'&quot;;[.D116];&quot;'&quot;)" office:value-type="string" office:string-value="'1.7'" calcext:value-type="string">
            <text:p>'1.7'</text:p>
          </table:table-cell>
          <table:table-cell table:formula="of:=CONCATENATE(&quot;'&quot;;[.E116];&quot;'&quot;)" office:value-type="string" office:string-value="'8.7'" calcext:value-type="string">
            <text:p>'8.7'</text:p>
          </table:table-cell>
        </table:table-row>
        <table:table-row table:style-name="ro1">
          <table:table-cell office:value-type="string" calcext:value-type="string">
            <text:p>Couve-flor, crua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.5</text:p>
          </table:table-cell>
          <table:table-cell table:formula="of:=CONCATENATE(&quot;'&quot;;[.A117];&quot;'&quot;)" office:value-type="string" office:string-value="'Couve-flor, crua'" calcext:value-type="string">
            <text:p>'Couve-flor, crua'</text:p>
          </table:table-cell>
          <table:table-cell table:formula="of:=CONCATENATE(&quot;'&quot;;[.B117];&quot;'&quot;)" office:value-type="string" office:string-value="'23'" calcext:value-type="string">
            <text:p>'23'</text:p>
          </table:table-cell>
          <table:table-cell table:formula="of:=CONCATENATE(&quot;'&quot;;[.C117];&quot;'&quot;)" office:value-type="string" office:string-value="'94'" calcext:value-type="string">
            <text:p>'94'</text:p>
          </table:table-cell>
          <table:table-cell table:formula="of:=CONCATENATE(&quot;'&quot;;[.D117];&quot;'&quot;)" office:value-type="string" office:string-value="'1.9'" calcext:value-type="string">
            <text:p>'1.9'</text:p>
          </table:table-cell>
          <table:table-cell table:formula="of:=CONCATENATE(&quot;'&quot;;[.E117];&quot;'&quot;)" office:value-type="string" office:string-value="'4.5'" calcext:value-type="string">
            <text:p>'4.5'</text:p>
          </table:table-cell>
        </table:table-row>
        <table:table-row table:style-name="ro1">
          <table:table-cell office:value-type="string" calcext:value-type="string">
            <text:p>Couve-flor, cozida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9</text:p>
          </table:table-cell>
          <table:table-cell table:formula="of:=CONCATENATE(&quot;'&quot;;[.A118];&quot;'&quot;)" office:value-type="string" office:string-value="'Couve-flor, cozida'" calcext:value-type="string">
            <text:p>'Couve-flor, cozida'</text:p>
          </table:table-cell>
          <table:table-cell table:formula="of:=CONCATENATE(&quot;'&quot;;[.B118];&quot;'&quot;)" office:value-type="string" office:string-value="'19'" calcext:value-type="string">
            <text:p>'19'</text:p>
          </table:table-cell>
          <table:table-cell table:formula="of:=CONCATENATE(&quot;'&quot;;[.C118];&quot;'&quot;)" office:value-type="string" office:string-value="'80'" calcext:value-type="string">
            <text:p>'80'</text:p>
          </table:table-cell>
          <table:table-cell table:formula="of:=CONCATENATE(&quot;'&quot;;[.D118];&quot;'&quot;)" office:value-type="string" office:string-value="'1.2'" calcext:value-type="string">
            <text:p>'1.2'</text:p>
          </table:table-cell>
          <table:table-cell table:formula="of:=CONCATENATE(&quot;'&quot;;[.E118];&quot;'&quot;)" office:value-type="string" office:string-value="'3.9'" calcext:value-type="string">
            <text:p>'3.9'</text:p>
          </table:table-cell>
        </table:table-row>
        <table:table-row table:style-name="ro1">
          <table:table-cell office:value-type="string" calcext:value-type="string">
            <text:p>Espinafre, Nova Zelândia, cru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formula="of:=CONCATENATE(&quot;'&quot;;[.A119];&quot;'&quot;)" office:value-type="string" office:string-value="'Espinafre, Nova Zelândia, cru'" calcext:value-type="string">
            <text:p>'Espinafre, Nova Zelândia, cru'</text:p>
          </table:table-cell>
          <table:table-cell table:formula="of:=CONCATENATE(&quot;'&quot;;[.B119];&quot;'&quot;)" office:value-type="string" office:string-value="'16'" calcext:value-type="string">
            <text:p>'16'</text:p>
          </table:table-cell>
          <table:table-cell table:formula="of:=CONCATENATE(&quot;'&quot;;[.C119];&quot;'&quot;)" office:value-type="string" office:string-value="'67'" calcext:value-type="string">
            <text:p>'67'</text:p>
          </table:table-cell>
          <table:table-cell table:formula="of:=CONCATENATE(&quot;'&quot;;[.D119];&quot;'&quot;)" office:value-type="string" office:string-value="'2'" calcext:value-type="string">
            <text:p>'2'</text:p>
          </table:table-cell>
          <table:table-cell table:formula="of:=CONCATENATE(&quot;'&quot;;[.E119];&quot;'&quot;)" office:value-type="string" office:string-value="'2.6'" calcext:value-type="string">
            <text:p>'2.6'</text:p>
          </table:table-cell>
        </table:table-row>
        <table:table-row table:style-name="ro1">
          <table:table-cell office:value-type="string" calcext:value-type="string">
            <text:p>Espinafre, Nova Zelândia, refogado</text:p>
          </table:table-cell>
          <table:table-cell office:value-type="float" office:value="67" calcext:value-type="float">
            <text:p>6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2</text:p>
          </table:table-cell>
          <table:table-cell table:formula="of:=CONCATENATE(&quot;'&quot;;[.A120];&quot;'&quot;)" office:value-type="string" office:string-value="'Espinafre, Nova Zelândia, refogado'" calcext:value-type="string">
            <text:p>'Espinafre, Nova Zelândia, refogado'</text:p>
          </table:table-cell>
          <table:table-cell table:formula="of:=CONCATENATE(&quot;'&quot;;[.B120];&quot;'&quot;)" office:value-type="string" office:string-value="'67'" calcext:value-type="string">
            <text:p>'67'</text:p>
          </table:table-cell>
          <table:table-cell table:formula="of:=CONCATENATE(&quot;'&quot;;[.C120];&quot;'&quot;)" office:value-type="string" office:string-value="'281'" calcext:value-type="string">
            <text:p>'281'</text:p>
          </table:table-cell>
          <table:table-cell table:formula="of:=CONCATENATE(&quot;'&quot;;[.D120];&quot;'&quot;)" office:value-type="string" office:string-value="'2.7'" calcext:value-type="string">
            <text:p>'2.7'</text:p>
          </table:table-cell>
          <table:table-cell table:formula="of:=CONCATENATE(&quot;'&quot;;[.E120];&quot;'&quot;)" office:value-type="string" office:string-value="'4.2'" calcext:value-type="string">
            <text:p>'4.2'</text:p>
          </table:table-cell>
        </table:table-row>
        <table:table-row table:style-name="ro1">
          <table:table-cell office:value-type="string" calcext:value-type="string">
            <text:p>Farinha, de mandioca, crua</text:p>
          </table:table-cell>
          <table:table-cell office:value-type="float" office:value="361" calcext:value-type="float">
            <text:p>361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7.9</text:p>
          </table:table-cell>
          <table:table-cell table:formula="of:=CONCATENATE(&quot;'&quot;;[.A121];&quot;'&quot;)" office:value-type="string" office:string-value="'Farinha, de mandioca, crua'" calcext:value-type="string">
            <text:p>'Farinha, de mandioca, crua'</text:p>
          </table:table-cell>
          <table:table-cell table:formula="of:=CONCATENATE(&quot;'&quot;;[.B121];&quot;'&quot;)" office:value-type="string" office:string-value="'361'" calcext:value-type="string">
            <text:p>'361'</text:p>
          </table:table-cell>
          <table:table-cell table:formula="of:=CONCATENATE(&quot;'&quot;;[.C121];&quot;'&quot;)" office:value-type="string" office:string-value="'1510'" calcext:value-type="string">
            <text:p>'1510'</text:p>
          </table:table-cell>
          <table:table-cell table:formula="of:=CONCATENATE(&quot;'&quot;;[.D121];&quot;'&quot;)" office:value-type="string" office:string-value="'1.6'" calcext:value-type="string">
            <text:p>'1.6'</text:p>
          </table:table-cell>
          <table:table-cell table:formula="of:=CONCATENATE(&quot;'&quot;;[.E121];&quot;'&quot;)" office:value-type="string" office:string-value="'87.9'" calcext:value-type="string">
            <text:p>'87.9'</text:p>
          </table:table-cell>
        </table:table-row>
        <table:table-row table:style-name="ro1">
          <table:table-cell office:value-type="string" calcext:value-type="string">
            <text:p>Farinha, de mandioca, torrada</text:p>
          </table:table-cell>
          <table:table-cell office:value-type="float" office:value="365" calcext:value-type="float">
            <text:p>365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9.2</text:p>
          </table:table-cell>
          <table:table-cell table:formula="of:=CONCATENATE(&quot;'&quot;;[.A122];&quot;'&quot;)" office:value-type="string" office:string-value="'Farinha, de mandioca, torrada'" calcext:value-type="string">
            <text:p>'Farinha, de mandioca, torrada'</text:p>
          </table:table-cell>
          <table:table-cell table:formula="of:=CONCATENATE(&quot;'&quot;;[.B122];&quot;'&quot;)" office:value-type="string" office:string-value="'365'" calcext:value-type="string">
            <text:p>'365'</text:p>
          </table:table-cell>
          <table:table-cell table:formula="of:=CONCATENATE(&quot;'&quot;;[.C122];&quot;'&quot;)" office:value-type="string" office:string-value="'1528'" calcext:value-type="string">
            <text:p>'1528'</text:p>
          </table:table-cell>
          <table:table-cell table:formula="of:=CONCATENATE(&quot;'&quot;;[.D122];&quot;'&quot;)" office:value-type="string" office:string-value="'1.2'" calcext:value-type="string">
            <text:p>'1.2'</text:p>
          </table:table-cell>
          <table:table-cell table:formula="of:=CONCATENATE(&quot;'&quot;;[.E122];&quot;'&quot;)" office:value-type="string" office:string-value="'89.2'" calcext:value-type="string">
            <text:p>'89.2'</text:p>
          </table:table-cell>
        </table:table-row>
        <table:table-row table:style-name="ro1">
          <table:table-cell office:value-type="string" calcext:value-type="string">
            <text:p>Farinha, de puba</text:p>
          </table:table-cell>
          <table:table-cell office:value-type="float" office:value="360" calcext:value-type="float">
            <text:p>360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7.3</text:p>
          </table:table-cell>
          <table:table-cell table:formula="of:=CONCATENATE(&quot;'&quot;;[.A123];&quot;'&quot;)" office:value-type="string" office:string-value="'Farinha, de puba'" calcext:value-type="string">
            <text:p>'Farinha, de puba'</text:p>
          </table:table-cell>
          <table:table-cell table:formula="of:=CONCATENATE(&quot;'&quot;;[.B123];&quot;'&quot;)" office:value-type="string" office:string-value="'360'" calcext:value-type="string">
            <text:p>'360'</text:p>
          </table:table-cell>
          <table:table-cell table:formula="of:=CONCATENATE(&quot;'&quot;;[.C123];&quot;'&quot;)" office:value-type="string" office:string-value="'1507'" calcext:value-type="string">
            <text:p>'1507'</text:p>
          </table:table-cell>
          <table:table-cell table:formula="of:=CONCATENATE(&quot;'&quot;;[.D123];&quot;'&quot;)" office:value-type="string" office:string-value="'1.6'" calcext:value-type="string">
            <text:p>'1.6'</text:p>
          </table:table-cell>
          <table:table-cell table:formula="of:=CONCATENATE(&quot;'&quot;;[.E123];&quot;'&quot;)" office:value-type="string" office:string-value="'87.3'" calcext:value-type="string">
            <text:p>'87.3'</text:p>
          </table:table-cell>
        </table:table-row>
        <table:table-row table:style-name="ro1">
          <table:table-cell office:value-type="string" calcext:value-type="string">
            <text:p>Fécula, de mandioca</text:p>
          </table:table-cell>
          <table:table-cell office:value-type="float" office:value="331" calcext:value-type="float">
            <text:p>331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1.1</text:p>
          </table:table-cell>
          <table:table-cell table:formula="of:=CONCATENATE(&quot;'&quot;;[.A124];&quot;'&quot;)" office:value-type="string" office:string-value="'Fécula, de mandioca'" calcext:value-type="string">
            <text:p>'Fécula, de mandioca'</text:p>
          </table:table-cell>
          <table:table-cell table:formula="of:=CONCATENATE(&quot;'&quot;;[.B124];&quot;'&quot;)" office:value-type="string" office:string-value="'331'" calcext:value-type="string">
            <text:p>'331'</text:p>
          </table:table-cell>
          <table:table-cell table:formula="of:=CONCATENATE(&quot;'&quot;;[.C124];&quot;'&quot;)" office:value-type="string" office:string-value="'1384'" calcext:value-type="string">
            <text:p>'1384'</text:p>
          </table:table-cell>
          <table:table-cell table:formula="of:=CONCATENATE(&quot;'&quot;;[.D124];&quot;'&quot;)" office:value-type="string" office:string-value="'0.5'" calcext:value-type="string">
            <text:p>'0.5'</text:p>
          </table:table-cell>
          <table:table-cell table:formula="of:=CONCATENATE(&quot;'&quot;;[.E124];&quot;'&quot;)" office:value-type="string" office:string-value="'81.1'" calcext:value-type="string">
            <text:p>'81.1'</text:p>
          </table:table-cell>
        </table:table-row>
        <table:table-row table:style-name="ro1">
          <table:table-cell office:value-type="string" calcext:value-type="string">
            <text:p>Feijão, broto, cru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7.8</text:p>
          </table:table-cell>
          <table:table-cell table:formula="of:=CONCATENATE(&quot;'&quot;;[.A125];&quot;'&quot;)" office:value-type="string" office:string-value="'Feijão, broto, cru'" calcext:value-type="string">
            <text:p>'Feijão, broto, cru'</text:p>
          </table:table-cell>
          <table:table-cell table:formula="of:=CONCATENATE(&quot;'&quot;;[.B125];&quot;'&quot;)" office:value-type="string" office:string-value="'39'" calcext:value-type="string">
            <text:p>'39'</text:p>
          </table:table-cell>
          <table:table-cell table:formula="of:=CONCATENATE(&quot;'&quot;;[.C125];&quot;'&quot;)" office:value-type="string" office:string-value="'162'" calcext:value-type="string">
            <text:p>'162'</text:p>
          </table:table-cell>
          <table:table-cell table:formula="of:=CONCATENATE(&quot;'&quot;;[.D125];&quot;'&quot;)" office:value-type="string" office:string-value="'4.2'" calcext:value-type="string">
            <text:p>'4.2'</text:p>
          </table:table-cell>
          <table:table-cell table:formula="of:=CONCATENATE(&quot;'&quot;;[.E125];&quot;'&quot;)" office:value-type="string" office:string-value="'7.8'" calcext:value-type="string">
            <text:p>'7.8'</text:p>
          </table:table-cell>
        </table:table-row>
        <table:table-row table:style-name="ro1">
          <table:table-cell office:value-type="string" calcext:value-type="string">
            <text:p>Inhame, cru</text:p>
          </table:table-cell>
          <table:table-cell office:value-type="float" office:value="97" calcext:value-type="float">
            <text:p>9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3.2</text:p>
          </table:table-cell>
          <table:table-cell table:formula="of:=CONCATENATE(&quot;'&quot;;[.A126];&quot;'&quot;)" office:value-type="string" office:string-value="'Inhame, cru'" calcext:value-type="string">
            <text:p>'Inhame, cru'</text:p>
          </table:table-cell>
          <table:table-cell table:formula="of:=CONCATENATE(&quot;'&quot;;[.B126];&quot;'&quot;)" office:value-type="string" office:string-value="'97'" calcext:value-type="string">
            <text:p>'97'</text:p>
          </table:table-cell>
          <table:table-cell table:formula="of:=CONCATENATE(&quot;'&quot;;[.C126];&quot;'&quot;)" office:value-type="string" office:string-value="'405'" calcext:value-type="string">
            <text:p>'405'</text:p>
          </table:table-cell>
          <table:table-cell table:formula="of:=CONCATENATE(&quot;'&quot;;[.D126];&quot;'&quot;)" office:value-type="string" office:string-value="'2.1'" calcext:value-type="string">
            <text:p>'2.1'</text:p>
          </table:table-cell>
          <table:table-cell table:formula="of:=CONCATENATE(&quot;'&quot;;[.E126];&quot;'&quot;)" office:value-type="string" office:string-value="'23.2'" calcext:value-type="string">
            <text:p>'23.2'</text:p>
          </table:table-cell>
        </table:table-row>
        <table:table-row table:style-name="ro1">
          <table:table-cell office:value-type="string" calcext:value-type="string">
            <text:p>Jiló, cru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2</text:p>
          </table:table-cell>
          <table:table-cell table:formula="of:=CONCATENATE(&quot;'&quot;;[.A127];&quot;'&quot;)" office:value-type="string" office:string-value="'Jiló, cru'" calcext:value-type="string">
            <text:p>'Jiló, cru'</text:p>
          </table:table-cell>
          <table:table-cell table:formula="of:=CONCATENATE(&quot;'&quot;;[.B127];&quot;'&quot;)" office:value-type="string" office:string-value="'27'" calcext:value-type="string">
            <text:p>'27'</text:p>
          </table:table-cell>
          <table:table-cell table:formula="of:=CONCATENATE(&quot;'&quot;;[.C127];&quot;'&quot;)" office:value-type="string" office:string-value="'114'" calcext:value-type="string">
            <text:p>'114'</text:p>
          </table:table-cell>
          <table:table-cell table:formula="of:=CONCATENATE(&quot;'&quot;;[.D127];&quot;'&quot;)" office:value-type="string" office:string-value="'1.4'" calcext:value-type="string">
            <text:p>'1.4'</text:p>
          </table:table-cell>
          <table:table-cell table:formula="of:=CONCATENATE(&quot;'&quot;;[.E127];&quot;'&quot;)" office:value-type="string" office:string-value="'6.2'" calcext:value-type="string">
            <text:p>'6.2'</text:p>
          </table:table-cell>
        </table:table-row>
        <table:table-row table:style-name="ro1">
          <table:table-cell office:value-type="string" calcext:value-type="string">
            <text:p>Jurubeba, crua</text:p>
          </table:table-cell>
          <table:table-cell office:value-type="float" office:value="126" calcext:value-type="float">
            <text:p>12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3.1</text:p>
          </table:table-cell>
          <table:table-cell table:formula="of:=CONCATENATE(&quot;'&quot;;[.A128];&quot;'&quot;)" office:value-type="string" office:string-value="'Jurubeba, crua'" calcext:value-type="string">
            <text:p>'Jurubeba, crua'</text:p>
          </table:table-cell>
          <table:table-cell table:formula="of:=CONCATENATE(&quot;'&quot;;[.B128];&quot;'&quot;)" office:value-type="string" office:string-value="'126'" calcext:value-type="string">
            <text:p>'126'</text:p>
          </table:table-cell>
          <table:table-cell table:formula="of:=CONCATENATE(&quot;'&quot;;[.C128];&quot;'&quot;)" office:value-type="string" office:string-value="'526'" calcext:value-type="string">
            <text:p>'526'</text:p>
          </table:table-cell>
          <table:table-cell table:formula="of:=CONCATENATE(&quot;'&quot;;[.D128];&quot;'&quot;)" office:value-type="string" office:string-value="'4.4'" calcext:value-type="string">
            <text:p>'4.4'</text:p>
          </table:table-cell>
          <table:table-cell table:formula="of:=CONCATENATE(&quot;'&quot;;[.E128];&quot;'&quot;)" office:value-type="string" office:string-value="'23.1'" calcext:value-type="string">
            <text:p>'23.1'</text:p>
          </table:table-cell>
        </table:table-row>
        <table:table-row table:style-name="ro1">
          <table:table-cell office:value-type="string" calcext:value-type="string">
            <text:p>Mandioca, cozida</text:p>
          </table:table-cell>
          <table:table-cell office:value-type="float" office:value="125" calcext:value-type="float">
            <text:p>12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0.1</text:p>
          </table:table-cell>
          <table:table-cell table:formula="of:=CONCATENATE(&quot;'&quot;;[.A129];&quot;'&quot;)" office:value-type="string" office:string-value="'Mandioca, cozida'" calcext:value-type="string">
            <text:p>'Mandioca, cozida'</text:p>
          </table:table-cell>
          <table:table-cell table:formula="of:=CONCATENATE(&quot;'&quot;;[.B129];&quot;'&quot;)" office:value-type="string" office:string-value="'125'" calcext:value-type="string">
            <text:p>'125'</text:p>
          </table:table-cell>
          <table:table-cell table:formula="of:=CONCATENATE(&quot;'&quot;;[.C129];&quot;'&quot;)" office:value-type="string" office:string-value="'524'" calcext:value-type="string">
            <text:p>'524'</text:p>
          </table:table-cell>
          <table:table-cell table:formula="of:=CONCATENATE(&quot;'&quot;;[.D129];&quot;'&quot;)" office:value-type="string" office:string-value="'0.6'" calcext:value-type="string">
            <text:p>'0.6'</text:p>
          </table:table-cell>
          <table:table-cell table:formula="of:=CONCATENATE(&quot;'&quot;;[.E129];&quot;'&quot;)" office:value-type="string" office:string-value="'30.1'" calcext:value-type="string">
            <text:p>'30.1'</text:p>
          </table:table-cell>
        </table:table-row>
        <table:table-row table:style-name="ro1">
          <table:table-cell office:value-type="string" calcext:value-type="string">
            <text:p>Mandioca, crua</text:p>
          </table:table-cell>
          <table:table-cell office:value-type="float" office:value="151" calcext:value-type="float">
            <text:p>15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6.2</text:p>
          </table:table-cell>
          <table:table-cell table:formula="of:=CONCATENATE(&quot;'&quot;;[.A130];&quot;'&quot;)" office:value-type="string" office:string-value="'Mandioca, crua'" calcext:value-type="string">
            <text:p>'Mandioca, crua'</text:p>
          </table:table-cell>
          <table:table-cell table:formula="of:=CONCATENATE(&quot;'&quot;;[.B130];&quot;'&quot;)" office:value-type="string" office:string-value="'151'" calcext:value-type="string">
            <text:p>'151'</text:p>
          </table:table-cell>
          <table:table-cell table:formula="of:=CONCATENATE(&quot;'&quot;;[.C130];&quot;'&quot;)" office:value-type="string" office:string-value="'634'" calcext:value-type="string">
            <text:p>'634'</text:p>
          </table:table-cell>
          <table:table-cell table:formula="of:=CONCATENATE(&quot;'&quot;;[.D130];&quot;'&quot;)" office:value-type="string" office:string-value="'1.1'" calcext:value-type="string">
            <text:p>'1.1'</text:p>
          </table:table-cell>
          <table:table-cell table:formula="of:=CONCATENATE(&quot;'&quot;;[.E130];&quot;'&quot;)" office:value-type="string" office:string-value="'36.2'" calcext:value-type="string">
            <text:p>'36.2'</text:p>
          </table:table-cell>
        </table:table-row>
        <table:table-row table:style-name="ro1">
          <table:table-cell office:value-type="string" calcext:value-type="string">
            <text:p>Mandioca, farofa, temperada</text:p>
          </table:table-cell>
          <table:table-cell office:value-type="float" office:value="406" calcext:value-type="float">
            <text:p>406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0.3</text:p>
          </table:table-cell>
          <table:table-cell table:formula="of:=CONCATENATE(&quot;'&quot;;[.A131];&quot;'&quot;)" office:value-type="string" office:string-value="'Mandioca, farofa, temperada'" calcext:value-type="string">
            <text:p>'Mandioca, farofa, temperada'</text:p>
          </table:table-cell>
          <table:table-cell table:formula="of:=CONCATENATE(&quot;'&quot;;[.B131];&quot;'&quot;)" office:value-type="string" office:string-value="'406'" calcext:value-type="string">
            <text:p>'406'</text:p>
          </table:table-cell>
          <table:table-cell table:formula="of:=CONCATENATE(&quot;'&quot;;[.C131];&quot;'&quot;)" office:value-type="string" office:string-value="'1697'" calcext:value-type="string">
            <text:p>'1697'</text:p>
          </table:table-cell>
          <table:table-cell table:formula="of:=CONCATENATE(&quot;'&quot;;[.D131];&quot;'&quot;)" office:value-type="string" office:string-value="'2.1'" calcext:value-type="string">
            <text:p>'2.1'</text:p>
          </table:table-cell>
          <table:table-cell table:formula="of:=CONCATENATE(&quot;'&quot;;[.E131];&quot;'&quot;)" office:value-type="string" office:string-value="'80.3'" calcext:value-type="string">
            <text:p>'80.3'</text:p>
          </table:table-cell>
        </table:table-row>
        <table:table-row table:style-name="ro1">
          <table:table-cell office:value-type="string" calcext:value-type="string">
            <text:p>Mandioca, frita</text:p>
          </table:table-cell>
          <table:table-cell office:value-type="float" office:value="300" calcext:value-type="float">
            <text:p>300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0.3</text:p>
          </table:table-cell>
          <table:table-cell table:formula="of:=CONCATENATE(&quot;'&quot;;[.A132];&quot;'&quot;)" office:value-type="string" office:string-value="'Mandioca, frita'" calcext:value-type="string">
            <text:p>'Mandioca, frita'</text:p>
          </table:table-cell>
          <table:table-cell table:formula="of:=CONCATENATE(&quot;'&quot;;[.B132];&quot;'&quot;)" office:value-type="string" office:string-value="'300'" calcext:value-type="string">
            <text:p>'300'</text:p>
          </table:table-cell>
          <table:table-cell table:formula="of:=CONCATENATE(&quot;'&quot;;[.C132];&quot;'&quot;)" office:value-type="string" office:string-value="'1255'" calcext:value-type="string">
            <text:p>'1255'</text:p>
          </table:table-cell>
          <table:table-cell table:formula="of:=CONCATENATE(&quot;'&quot;;[.D132];&quot;'&quot;)" office:value-type="string" office:string-value="'1.4'" calcext:value-type="string">
            <text:p>'1.4'</text:p>
          </table:table-cell>
          <table:table-cell table:formula="of:=CONCATENATE(&quot;'&quot;;[.E132];&quot;'&quot;)" office:value-type="string" office:string-value="'50.3'" calcext:value-type="string">
            <text:p>'50.3'</text:p>
          </table:table-cell>
        </table:table-row>
        <table:table-row table:style-name="ro1">
          <table:table-cell office:value-type="string" calcext:value-type="string">
            <text:p>Manjericão, cru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table:formula="of:=CONCATENATE(&quot;'&quot;;[.A133];&quot;'&quot;)" office:value-type="string" office:string-value="'Manjericão, cru'" calcext:value-type="string">
            <text:p>'Manjericão, cru'</text:p>
          </table:table-cell>
          <table:table-cell table:formula="of:=CONCATENATE(&quot;'&quot;;[.B133];&quot;'&quot;)" office:value-type="string" office:string-value="'21'" calcext:value-type="string">
            <text:p>'21'</text:p>
          </table:table-cell>
          <table:table-cell table:formula="of:=CONCATENATE(&quot;'&quot;;[.C133];&quot;'&quot;)" office:value-type="string" office:string-value="'88'" calcext:value-type="string">
            <text:p>'88'</text:p>
          </table:table-cell>
          <table:table-cell table:formula="of:=CONCATENATE(&quot;'&quot;;[.D133];&quot;'&quot;)" office:value-type="string" office:string-value="'2'" calcext:value-type="string">
            <text:p>'2'</text:p>
          </table:table-cell>
          <table:table-cell table:formula="of:=CONCATENATE(&quot;'&quot;;[.E133];&quot;'&quot;)" office:value-type="string" office:string-value="'3.6'" calcext:value-type="string">
            <text:p>'3.6'</text:p>
          </table:table-cell>
        </table:table-row>
        <table:table-row table:style-name="ro1">
          <table:table-cell office:value-type="string" calcext:value-type="string">
            <text:p>Maxixe, cru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7</text:p>
          </table:table-cell>
          <table:table-cell table:formula="of:=CONCATENATE(&quot;'&quot;;[.A134];&quot;'&quot;)" office:value-type="string" office:string-value="'Maxixe, cru'" calcext:value-type="string">
            <text:p>'Maxixe, cru'</text:p>
          </table:table-cell>
          <table:table-cell table:formula="of:=CONCATENATE(&quot;'&quot;;[.B134];&quot;'&quot;)" office:value-type="string" office:string-value="'14'" calcext:value-type="string">
            <text:p>'14'</text:p>
          </table:table-cell>
          <table:table-cell table:formula="of:=CONCATENATE(&quot;'&quot;;[.C134];&quot;'&quot;)" office:value-type="string" office:string-value="'58'" calcext:value-type="string">
            <text:p>'58'</text:p>
          </table:table-cell>
          <table:table-cell table:formula="of:=CONCATENATE(&quot;'&quot;;[.D134];&quot;'&quot;)" office:value-type="string" office:string-value="'1.4'" calcext:value-type="string">
            <text:p>'1.4'</text:p>
          </table:table-cell>
          <table:table-cell table:formula="of:=CONCATENATE(&quot;'&quot;;[.E134];&quot;'&quot;)" office:value-type="string" office:string-value="'2.7'" calcext:value-type="string">
            <text:p>'2.7'</text:p>
          </table:table-cell>
        </table:table-row>
        <table:table-row table:style-name="ro1">
          <table:table-cell office:value-type="string" calcext:value-type="string">
            <text:p>Mostarda, folha, crua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2</text:p>
          </table:table-cell>
          <table:table-cell table:formula="of:=CONCATENATE(&quot;'&quot;;[.A135];&quot;'&quot;)" office:value-type="string" office:string-value="'Mostarda, folha, crua'" calcext:value-type="string">
            <text:p>'Mostarda, folha, crua'</text:p>
          </table:table-cell>
          <table:table-cell table:formula="of:=CONCATENATE(&quot;'&quot;;[.B135];&quot;'&quot;)" office:value-type="string" office:string-value="'18'" calcext:value-type="string">
            <text:p>'18'</text:p>
          </table:table-cell>
          <table:table-cell table:formula="of:=CONCATENATE(&quot;'&quot;;[.C135];&quot;'&quot;)" office:value-type="string" office:string-value="'76'" calcext:value-type="string">
            <text:p>'76'</text:p>
          </table:table-cell>
          <table:table-cell table:formula="of:=CONCATENATE(&quot;'&quot;;[.D135];&quot;'&quot;)" office:value-type="string" office:string-value="'2.1'" calcext:value-type="string">
            <text:p>'2.1'</text:p>
          </table:table-cell>
          <table:table-cell table:formula="of:=CONCATENATE(&quot;'&quot;;[.E135];&quot;'&quot;)" office:value-type="string" office:string-value="'3.2'" calcext:value-type="string">
            <text:p>'3.2'</text:p>
          </table:table-cell>
        </table:table-row>
        <table:table-row table:style-name="ro1">
          <table:table-cell office:value-type="string" calcext:value-type="string">
            <text:p>Nhoque, batata, cozido</text:p>
          </table:table-cell>
          <table:table-cell office:value-type="float" office:value="181" calcext:value-type="float">
            <text:p>18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6.8</text:p>
          </table:table-cell>
          <table:table-cell table:formula="of:=CONCATENATE(&quot;'&quot;;[.A136];&quot;'&quot;)" office:value-type="string" office:string-value="'Nhoque, batata, cozido'" calcext:value-type="string">
            <text:p>'Nhoque, batata, cozido'</text:p>
          </table:table-cell>
          <table:table-cell table:formula="of:=CONCATENATE(&quot;'&quot;;[.B136];&quot;'&quot;)" office:value-type="string" office:string-value="'181'" calcext:value-type="string">
            <text:p>'181'</text:p>
          </table:table-cell>
          <table:table-cell table:formula="of:=CONCATENATE(&quot;'&quot;;[.C136];&quot;'&quot;)" office:value-type="string" office:string-value="'756'" calcext:value-type="string">
            <text:p>'756'</text:p>
          </table:table-cell>
          <table:table-cell table:formula="of:=CONCATENATE(&quot;'&quot;;[.D136];&quot;'&quot;)" office:value-type="string" office:string-value="'5.9'" calcext:value-type="string">
            <text:p>'5.9'</text:p>
          </table:table-cell>
          <table:table-cell table:formula="of:=CONCATENATE(&quot;'&quot;;[.E136];&quot;'&quot;)" office:value-type="string" office:string-value="'36.8'" calcext:value-type="string">
            <text:p>'36.8'</text:p>
          </table:table-cell>
        </table:table-row>
        <table:table-row table:style-name="ro1">
          <table:table-cell office:value-type="string" calcext:value-type="string">
            <text:p>Nabo, cru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.1</text:p>
          </table:table-cell>
          <table:table-cell table:formula="of:=CONCATENATE(&quot;'&quot;;[.A137];&quot;'&quot;)" office:value-type="string" office:string-value="'Nabo, cru'" calcext:value-type="string">
            <text:p>'Nabo, cru'</text:p>
          </table:table-cell>
          <table:table-cell table:formula="of:=CONCATENATE(&quot;'&quot;;[.B137];&quot;'&quot;)" office:value-type="string" office:string-value="'18'" calcext:value-type="string">
            <text:p>'18'</text:p>
          </table:table-cell>
          <table:table-cell table:formula="of:=CONCATENATE(&quot;'&quot;;[.C137];&quot;'&quot;)" office:value-type="string" office:string-value="'76'" calcext:value-type="string">
            <text:p>'76'</text:p>
          </table:table-cell>
          <table:table-cell table:formula="of:=CONCATENATE(&quot;'&quot;;[.D137];&quot;'&quot;)" office:value-type="string" office:string-value="'1.2'" calcext:value-type="string">
            <text:p>'1.2'</text:p>
          </table:table-cell>
          <table:table-cell table:formula="of:=CONCATENATE(&quot;'&quot;;[.E137];&quot;'&quot;)" office:value-type="string" office:string-value="'4.1'" calcext:value-type="string">
            <text:p>'4.1'</text:p>
          </table:table-cell>
        </table:table-row>
        <table:table-row table:style-name="ro1">
          <table:table-cell office:value-type="string" calcext:value-type="string">
            <text:p>Palmito, juçara, em conserva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.3</text:p>
          </table:table-cell>
          <table:table-cell table:formula="of:=CONCATENATE(&quot;'&quot;;[.A138];&quot;'&quot;)" office:value-type="string" office:string-value="'Palmito, juçara, em conserva'" calcext:value-type="string">
            <text:p>'Palmito, juçara, em conserva'</text:p>
          </table:table-cell>
          <table:table-cell table:formula="of:=CONCATENATE(&quot;'&quot;;[.B138];&quot;'&quot;)" office:value-type="string" office:string-value="'23'" calcext:value-type="string">
            <text:p>'23'</text:p>
          </table:table-cell>
          <table:table-cell table:formula="of:=CONCATENATE(&quot;'&quot;;[.C138];&quot;'&quot;)" office:value-type="string" office:string-value="'97'" calcext:value-type="string">
            <text:p>'97'</text:p>
          </table:table-cell>
          <table:table-cell table:formula="of:=CONCATENATE(&quot;'&quot;;[.D138];&quot;'&quot;)" office:value-type="string" office:string-value="'1.8'" calcext:value-type="string">
            <text:p>'1.8'</text:p>
          </table:table-cell>
          <table:table-cell table:formula="of:=CONCATENATE(&quot;'&quot;;[.E138];&quot;'&quot;)" office:value-type="string" office:string-value="'4.3'" calcext:value-type="string">
            <text:p>'4.3'</text:p>
          </table:table-cell>
        </table:table-row>
        <table:table-row table:style-name="ro1">
          <table:table-cell office:value-type="string" calcext:value-type="string">
            <text:p>Palmito, pupunha, em conserva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formula="of:=CONCATENATE(&quot;'&quot;;[.A139];&quot;'&quot;)" office:value-type="string" office:string-value="'Palmito, pupunha, em conserva'" calcext:value-type="string">
            <text:p>'Palmito, pupunha, em conserva'</text:p>
          </table:table-cell>
          <table:table-cell table:formula="of:=CONCATENATE(&quot;'&quot;;[.B139];&quot;'&quot;)" office:value-type="string" office:string-value="'29'" calcext:value-type="string">
            <text:p>'29'</text:p>
          </table:table-cell>
          <table:table-cell table:formula="of:=CONCATENATE(&quot;'&quot;;[.C139];&quot;'&quot;)" office:value-type="string" office:string-value="'123'" calcext:value-type="string">
            <text:p>'123'</text:p>
          </table:table-cell>
          <table:table-cell table:formula="of:=CONCATENATE(&quot;'&quot;;[.D139];&quot;'&quot;)" office:value-type="string" office:string-value="'2.5'" calcext:value-type="string">
            <text:p>'2.5'</text:p>
          </table:table-cell>
          <table:table-cell table:formula="of:=CONCATENATE(&quot;'&quot;;[.E139];&quot;'&quot;)" office:value-type="string" office:string-value="'5.5'" calcext:value-type="string">
            <text:p>'5.5'</text:p>
          </table:table-cell>
        </table:table-row>
        <table:table-row table:style-name="ro1">
          <table:table-cell office:value-type="string" calcext:value-type="string">
            <text:p>Pão, de queijo, assado</text:p>
          </table:table-cell>
          <table:table-cell office:value-type="float" office:value="363" calcext:value-type="float">
            <text:p>363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4.2</text:p>
          </table:table-cell>
          <table:table-cell table:formula="of:=CONCATENATE(&quot;'&quot;;[.A140];&quot;'&quot;)" office:value-type="string" office:string-value="'Pão, de queijo, assado'" calcext:value-type="string">
            <text:p>'Pão, de queijo, assado'</text:p>
          </table:table-cell>
          <table:table-cell table:formula="of:=CONCATENATE(&quot;'&quot;;[.B140];&quot;'&quot;)" office:value-type="string" office:string-value="'363'" calcext:value-type="string">
            <text:p>'363'</text:p>
          </table:table-cell>
          <table:table-cell table:formula="of:=CONCATENATE(&quot;'&quot;;[.C140];&quot;'&quot;)" office:value-type="string" office:string-value="'1519'" calcext:value-type="string">
            <text:p>'1519'</text:p>
          </table:table-cell>
          <table:table-cell table:formula="of:=CONCATENATE(&quot;'&quot;;[.D140];&quot;'&quot;)" office:value-type="string" office:string-value="'5.1'" calcext:value-type="string">
            <text:p>'5.1'</text:p>
          </table:table-cell>
          <table:table-cell table:formula="of:=CONCATENATE(&quot;'&quot;;[.E140];&quot;'&quot;)" office:value-type="string" office:string-value="'34.2'" calcext:value-type="string">
            <text:p>'34.2'</text:p>
          </table:table-cell>
        </table:table-row>
        <table:table-row table:style-name="ro1">
          <table:table-cell office:value-type="string" calcext:value-type="string">
            <text:p>Pão, de queijo, cru</text:p>
          </table:table-cell>
          <table:table-cell office:value-type="float" office:value="295" calcext:value-type="float">
            <text:p>295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8.5</text:p>
          </table:table-cell>
          <table:table-cell table:formula="of:=CONCATENATE(&quot;'&quot;;[.A141];&quot;'&quot;)" office:value-type="string" office:string-value="'Pão, de queijo, cru'" calcext:value-type="string">
            <text:p>'Pão, de queijo, cru'</text:p>
          </table:table-cell>
          <table:table-cell table:formula="of:=CONCATENATE(&quot;'&quot;;[.B141];&quot;'&quot;)" office:value-type="string" office:string-value="'295'" calcext:value-type="string">
            <text:p>'295'</text:p>
          </table:table-cell>
          <table:table-cell table:formula="of:=CONCATENATE(&quot;'&quot;;[.C141];&quot;'&quot;)" office:value-type="string" office:string-value="'1232'" calcext:value-type="string">
            <text:p>'1232'</text:p>
          </table:table-cell>
          <table:table-cell table:formula="of:=CONCATENATE(&quot;'&quot;;[.D141];&quot;'&quot;)" office:value-type="string" office:string-value="'3.6'" calcext:value-type="string">
            <text:p>'3.6'</text:p>
          </table:table-cell>
          <table:table-cell table:formula="of:=CONCATENATE(&quot;'&quot;;[.E141];&quot;'&quot;)" office:value-type="string" office:string-value="'38.5'" calcext:value-type="string">
            <text:p>'38.5'</text:p>
          </table:table-cell>
        </table:table-row>
        <table:table-row table:style-name="ro1">
          <table:table-cell office:value-type="string" calcext:value-type="string">
            <text:p>Pepino, cru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table:formula="of:=CONCATENATE(&quot;'&quot;;[.A142];&quot;'&quot;)" office:value-type="string" office:string-value="'Pepino, cru'" calcext:value-type="string">
            <text:p>'Pepino, cru'</text:p>
          </table:table-cell>
          <table:table-cell table:formula="of:=CONCATENATE(&quot;'&quot;;[.B142];&quot;'&quot;)" office:value-type="string" office:string-value="'10'" calcext:value-type="string">
            <text:p>'10'</text:p>
          </table:table-cell>
          <table:table-cell table:formula="of:=CONCATENATE(&quot;'&quot;;[.C142];&quot;'&quot;)" office:value-type="string" office:string-value="'40'" calcext:value-type="string">
            <text:p>'40'</text:p>
          </table:table-cell>
          <table:table-cell table:formula="of:=CONCATENATE(&quot;'&quot;;[.D142];&quot;'&quot;)" office:value-type="string" office:string-value="'0.9'" calcext:value-type="string">
            <text:p>'0.9'</text:p>
          </table:table-cell>
          <table:table-cell table:formula="of:=CONCATENATE(&quot;'&quot;;[.E142];&quot;'&quot;)" office:value-type="string" office:string-value="'2'" calcext:value-type="string">
            <text:p>'2'</text:p>
          </table:table-cell>
        </table:table-row>
        <table:table-row table:style-name="ro1">
          <table:table-cell office:value-type="string" calcext:value-type="string">
            <text:p>Pimentão, amarelo, cru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.2</text:p>
          </table:table-cell>
          <table:table-cell office:value-type="float" office:value="6" calcext:value-type="float">
            <text:p>6</text:p>
          </table:table-cell>
          <table:table-cell table:formula="of:=CONCATENATE(&quot;'&quot;;[.A143];&quot;'&quot;)" office:value-type="string" office:string-value="'Pimentão, amarelo, cru'" calcext:value-type="string">
            <text:p>'Pimentão, amarelo, cru'</text:p>
          </table:table-cell>
          <table:table-cell table:formula="of:=CONCATENATE(&quot;'&quot;;[.B143];&quot;'&quot;)" office:value-type="string" office:string-value="'28'" calcext:value-type="string">
            <text:p>'28'</text:p>
          </table:table-cell>
          <table:table-cell table:formula="of:=CONCATENATE(&quot;'&quot;;[.C143];&quot;'&quot;)" office:value-type="string" office:string-value="'117'" calcext:value-type="string">
            <text:p>'117'</text:p>
          </table:table-cell>
          <table:table-cell table:formula="of:=CONCATENATE(&quot;'&quot;;[.D143];&quot;'&quot;)" office:value-type="string" office:string-value="'1.2'" calcext:value-type="string">
            <text:p>'1.2'</text:p>
          </table:table-cell>
          <table:table-cell table:formula="of:=CONCATENATE(&quot;'&quot;;[.E143];&quot;'&quot;)" office:value-type="string" office:string-value="'6'" calcext:value-type="string">
            <text:p>'6'</text:p>
          </table:table-cell>
        </table:table-row>
        <table:table-row table:style-name="ro1">
          <table:table-cell office:value-type="string" calcext:value-type="string">
            <text:p>Pimentão, verde, cru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.9</text:p>
          </table:table-cell>
          <table:table-cell table:formula="of:=CONCATENATE(&quot;'&quot;;[.A144];&quot;'&quot;)" office:value-type="string" office:string-value="'Pimentão, verde, cru'" calcext:value-type="string">
            <text:p>'Pimentão, verde, cru'</text:p>
          </table:table-cell>
          <table:table-cell table:formula="of:=CONCATENATE(&quot;'&quot;;[.B144];&quot;'&quot;)" office:value-type="string" office:string-value="'21'" calcext:value-type="string">
            <text:p>'21'</text:p>
          </table:table-cell>
          <table:table-cell table:formula="of:=CONCATENATE(&quot;'&quot;;[.C144];&quot;'&quot;)" office:value-type="string" office:string-value="'89'" calcext:value-type="string">
            <text:p>'89'</text:p>
          </table:table-cell>
          <table:table-cell table:formula="of:=CONCATENATE(&quot;'&quot;;[.D144];&quot;'&quot;)" office:value-type="string" office:string-value="'1.1'" calcext:value-type="string">
            <text:p>'1.1'</text:p>
          </table:table-cell>
          <table:table-cell table:formula="of:=CONCATENATE(&quot;'&quot;;[.E144];&quot;'&quot;)" office:value-type="string" office:string-value="'4.9'" calcext:value-type="string">
            <text:p>'4.9'</text:p>
          </table:table-cell>
        </table:table-row>
        <table:table-row table:style-name="ro1">
          <table:table-cell office:value-type="string" calcext:value-type="string">
            <text:p>Pimentão, vermelho, cru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</text:p>
          </table:table-cell>
          <table:table-cell table:formula="of:=CONCATENATE(&quot;'&quot;;[.A145];&quot;'&quot;)" office:value-type="string" office:string-value="'Pimentão, vermelho, cru'" calcext:value-type="string">
            <text:p>'Pimentão, vermelho, cru'</text:p>
          </table:table-cell>
          <table:table-cell table:formula="of:=CONCATENATE(&quot;'&quot;;[.B145];&quot;'&quot;)" office:value-type="string" office:string-value="'23'" calcext:value-type="string">
            <text:p>'23'</text:p>
          </table:table-cell>
          <table:table-cell table:formula="of:=CONCATENATE(&quot;'&quot;;[.C145];&quot;'&quot;)" office:value-type="string" office:string-value="'97'" calcext:value-type="string">
            <text:p>'97'</text:p>
          </table:table-cell>
          <table:table-cell table:formula="of:=CONCATENATE(&quot;'&quot;;[.D145];&quot;'&quot;)" office:value-type="string" office:string-value="'1'" calcext:value-type="string">
            <text:p>'1'</text:p>
          </table:table-cell>
          <table:table-cell table:formula="of:=CONCATENATE(&quot;'&quot;;[.E145];&quot;'&quot;)" office:value-type="string" office:string-value="'5.5'" calcext:value-type="string">
            <text:p>'5.5'</text:p>
          </table:table-cell>
        </table:table-row>
        <table:table-row table:style-name="ro1">
          <table:table-cell office:value-type="string" calcext:value-type="string">
            <text:p>Polvilho, doce</text:p>
          </table:table-cell>
          <table:table-cell office:value-type="float" office:value="351" calcext:value-type="float">
            <text:p>351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6.8</text:p>
          </table:table-cell>
          <table:table-cell table:formula="of:=CONCATENATE(&quot;'&quot;;[.A146];&quot;'&quot;)" office:value-type="string" office:string-value="'Polvilho, doce'" calcext:value-type="string">
            <text:p>'Polvilho, doce'</text:p>
          </table:table-cell>
          <table:table-cell table:formula="of:=CONCATENATE(&quot;'&quot;;[.B146];&quot;'&quot;)" office:value-type="string" office:string-value="'351'" calcext:value-type="string">
            <text:p>'351'</text:p>
          </table:table-cell>
          <table:table-cell table:formula="of:=CONCATENATE(&quot;'&quot;;[.C146];&quot;'&quot;)" office:value-type="string" office:string-value="'1470'" calcext:value-type="string">
            <text:p>'1470'</text:p>
          </table:table-cell>
          <table:table-cell table:formula="of:=CONCATENATE(&quot;'&quot;;[.D146];&quot;'&quot;)" office:value-type="string" office:string-value="'0.4'" calcext:value-type="string">
            <text:p>'0.4'</text:p>
          </table:table-cell>
          <table:table-cell table:formula="of:=CONCATENATE(&quot;'&quot;;[.E146];&quot;'&quot;)" office:value-type="string" office:string-value="'86.8'" calcext:value-type="string">
            <text:p>'86.8'</text:p>
          </table:table-cell>
        </table:table-row>
        <table:table-row table:style-name="ro1">
          <table:table-cell office:value-type="string" calcext:value-type="string">
            <text:p>Quiabo, cru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4</text:p>
          </table:table-cell>
          <table:table-cell table:formula="of:=CONCATENATE(&quot;'&quot;;[.A147];&quot;'&quot;)" office:value-type="string" office:string-value="'Quiabo, cru'" calcext:value-type="string">
            <text:p>'Quiabo, cru'</text:p>
          </table:table-cell>
          <table:table-cell table:formula="of:=CONCATENATE(&quot;'&quot;;[.B147];&quot;'&quot;)" office:value-type="string" office:string-value="'30'" calcext:value-type="string">
            <text:p>'30'</text:p>
          </table:table-cell>
          <table:table-cell table:formula="of:=CONCATENATE(&quot;'&quot;;[.C147];&quot;'&quot;)" office:value-type="string" office:string-value="'125'" calcext:value-type="string">
            <text:p>'125'</text:p>
          </table:table-cell>
          <table:table-cell table:formula="of:=CONCATENATE(&quot;'&quot;;[.D147];&quot;'&quot;)" office:value-type="string" office:string-value="'1.9'" calcext:value-type="string">
            <text:p>'1.9'</text:p>
          </table:table-cell>
          <table:table-cell table:formula="of:=CONCATENATE(&quot;'&quot;;[.E147];&quot;'&quot;)" office:value-type="string" office:string-value="'6.4'" calcext:value-type="string">
            <text:p>'6.4'</text:p>
          </table:table-cell>
        </table:table-row>
        <table:table-row table:style-name="ro1">
          <table:table-cell office:value-type="string" calcext:value-type="string">
            <text:p>Rabanete, cru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7</text:p>
          </table:table-cell>
          <table:table-cell table:formula="of:=CONCATENATE(&quot;'&quot;;[.A148];&quot;'&quot;)" office:value-type="string" office:string-value="'Rabanete, cru'" calcext:value-type="string">
            <text:p>'Rabanete, cru'</text:p>
          </table:table-cell>
          <table:table-cell table:formula="of:=CONCATENATE(&quot;'&quot;;[.B148];&quot;'&quot;)" office:value-type="string" office:string-value="'14'" calcext:value-type="string">
            <text:p>'14'</text:p>
          </table:table-cell>
          <table:table-cell table:formula="of:=CONCATENATE(&quot;'&quot;;[.C148];&quot;'&quot;)" office:value-type="string" office:string-value="'57'" calcext:value-type="string">
            <text:p>'57'</text:p>
          </table:table-cell>
          <table:table-cell table:formula="of:=CONCATENATE(&quot;'&quot;;[.D148];&quot;'&quot;)" office:value-type="string" office:string-value="'1.4'" calcext:value-type="string">
            <text:p>'1.4'</text:p>
          </table:table-cell>
          <table:table-cell table:formula="of:=CONCATENATE(&quot;'&quot;;[.E148];&quot;'&quot;)" office:value-type="string" office:string-value="'2.7'" calcext:value-type="string">
            <text:p>'2.7'</text:p>
          </table:table-cell>
        </table:table-row>
        <table:table-row table:style-name="ro1">
          <table:table-cell office:value-type="string" calcext:value-type="string">
            <text:p>Repolho, branco, cru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9</text:p>
          </table:table-cell>
          <table:table-cell table:formula="of:=CONCATENATE(&quot;'&quot;;[.A149];&quot;'&quot;)" office:value-type="string" office:string-value="'Repolho, branco, cru'" calcext:value-type="string">
            <text:p>'Repolho, branco, cru'</text:p>
          </table:table-cell>
          <table:table-cell table:formula="of:=CONCATENATE(&quot;'&quot;;[.B149];&quot;'&quot;)" office:value-type="string" office:string-value="'17'" calcext:value-type="string">
            <text:p>'17'</text:p>
          </table:table-cell>
          <table:table-cell table:formula="of:=CONCATENATE(&quot;'&quot;;[.C149];&quot;'&quot;)" office:value-type="string" office:string-value="'72'" calcext:value-type="string">
            <text:p>'72'</text:p>
          </table:table-cell>
          <table:table-cell table:formula="of:=CONCATENATE(&quot;'&quot;;[.D149];&quot;'&quot;)" office:value-type="string" office:string-value="'0.9'" calcext:value-type="string">
            <text:p>'0.9'</text:p>
          </table:table-cell>
          <table:table-cell table:formula="of:=CONCATENATE(&quot;'&quot;;[.E149];&quot;'&quot;)" office:value-type="string" office:string-value="'3.9'" calcext:value-type="string">
            <text:p>'3.9'</text:p>
          </table:table-cell>
        </table:table-row>
        <table:table-row table:style-name="ro1">
          <table:table-cell office:value-type="string" calcext:value-type="string">
            <text:p>Repolho, roxo, cru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.2</text:p>
          </table:table-cell>
          <table:table-cell table:formula="of:=CONCATENATE(&quot;'&quot;;[.A150];&quot;'&quot;)" office:value-type="string" office:string-value="'Repolho, roxo, cru'" calcext:value-type="string">
            <text:p>'Repolho, roxo, cru'</text:p>
          </table:table-cell>
          <table:table-cell table:formula="of:=CONCATENATE(&quot;'&quot;;[.B150];&quot;'&quot;)" office:value-type="string" office:string-value="'31'" calcext:value-type="string">
            <text:p>'31'</text:p>
          </table:table-cell>
          <table:table-cell table:formula="of:=CONCATENATE(&quot;'&quot;;[.C150];&quot;'&quot;)" office:value-type="string" office:string-value="'129'" calcext:value-type="string">
            <text:p>'129'</text:p>
          </table:table-cell>
          <table:table-cell table:formula="of:=CONCATENATE(&quot;'&quot;;[.D150];&quot;'&quot;)" office:value-type="string" office:string-value="'1.9'" calcext:value-type="string">
            <text:p>'1.9'</text:p>
          </table:table-cell>
          <table:table-cell table:formula="of:=CONCATENATE(&quot;'&quot;;[.E150];&quot;'&quot;)" office:value-type="string" office:string-value="'7.2'" calcext:value-type="string">
            <text:p>'7.2'</text:p>
          </table:table-cell>
        </table:table-row>
        <table:table-row table:style-name="ro1">
          <table:table-cell office:value-type="string" calcext:value-type="string">
            <text:p>Repolho, roxo, refogado</text:p>
          </table:table-cell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6</text:p>
          </table:table-cell>
          <table:table-cell table:formula="of:=CONCATENATE(&quot;'&quot;;[.A151];&quot;'&quot;)" office:value-type="string" office:string-value="'Repolho, roxo, refogado'" calcext:value-type="string">
            <text:p>'Repolho, roxo, refogado'</text:p>
          </table:table-cell>
          <table:table-cell table:formula="of:=CONCATENATE(&quot;'&quot;;[.B151];&quot;'&quot;)" office:value-type="string" office:string-value="'42'" calcext:value-type="string">
            <text:p>'42'</text:p>
          </table:table-cell>
          <table:table-cell table:formula="of:=CONCATENATE(&quot;'&quot;;[.C151];&quot;'&quot;)" office:value-type="string" office:string-value="'175'" calcext:value-type="string">
            <text:p>'175'</text:p>
          </table:table-cell>
          <table:table-cell table:formula="of:=CONCATENATE(&quot;'&quot;;[.D151];&quot;'&quot;)" office:value-type="string" office:string-value="'1.8'" calcext:value-type="string">
            <text:p>'1.8'</text:p>
          </table:table-cell>
          <table:table-cell table:formula="of:=CONCATENATE(&quot;'&quot;;[.E151];&quot;'&quot;)" office:value-type="string" office:string-value="'7.6'" calcext:value-type="string">
            <text:p>'7.6'</text:p>
          </table:table-cell>
        </table:table-row>
        <table:table-row table:style-name="ro1">
          <table:table-cell office:value-type="string" calcext:value-type="string">
            <text:p>Rúcula, crua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table:formula="of:=CONCATENATE(&quot;'&quot;;[.A152];&quot;'&quot;)" office:value-type="string" office:string-value="'Rúcula, crua'" calcext:value-type="string">
            <text:p>'Rúcula, crua'</text:p>
          </table:table-cell>
          <table:table-cell table:formula="of:=CONCATENATE(&quot;'&quot;;[.B152];&quot;'&quot;)" office:value-type="string" office:string-value="'13'" calcext:value-type="string">
            <text:p>'13'</text:p>
          </table:table-cell>
          <table:table-cell table:formula="of:=CONCATENATE(&quot;'&quot;;[.C152];&quot;'&quot;)" office:value-type="string" office:string-value="'55'" calcext:value-type="string">
            <text:p>'55'</text:p>
          </table:table-cell>
          <table:table-cell table:formula="of:=CONCATENATE(&quot;'&quot;;[.D152];&quot;'&quot;)" office:value-type="string" office:string-value="'1.8'" calcext:value-type="string">
            <text:p>'1.8'</text:p>
          </table:table-cell>
          <table:table-cell table:formula="of:=CONCATENATE(&quot;'&quot;;[.E152];&quot;'&quot;)" office:value-type="string" office:string-value="'2.2'" calcext:value-type="string">
            <text:p>'2.2'</text:p>
          </table:table-cell>
        </table:table-row>
        <table:table-row table:style-name="ro1">
          <table:table-cell office:value-type="string" calcext:value-type="string">
            <text:p>Salsa, crua</text:p>
          </table:table-cell>
          <table:table-cell office:value-type="float" office:value="33" calcext:value-type="float">
            <text:p>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.7</text:p>
          </table:table-cell>
          <table:table-cell table:formula="of:=CONCATENATE(&quot;'&quot;;[.A153];&quot;'&quot;)" office:value-type="string" office:string-value="'Salsa, crua'" calcext:value-type="string">
            <text:p>'Salsa, crua'</text:p>
          </table:table-cell>
          <table:table-cell table:formula="of:=CONCATENATE(&quot;'&quot;;[.B153];&quot;'&quot;)" office:value-type="string" office:string-value="'33'" calcext:value-type="string">
            <text:p>'33'</text:p>
          </table:table-cell>
          <table:table-cell table:formula="of:=CONCATENATE(&quot;'&quot;;[.C153];&quot;'&quot;)" office:value-type="string" office:string-value="'140'" calcext:value-type="string">
            <text:p>'140'</text:p>
          </table:table-cell>
          <table:table-cell table:formula="of:=CONCATENATE(&quot;'&quot;;[.D153];&quot;'&quot;)" office:value-type="string" office:string-value="'3.3'" calcext:value-type="string">
            <text:p>'3.3'</text:p>
          </table:table-cell>
          <table:table-cell table:formula="of:=CONCATENATE(&quot;'&quot;;[.E153];&quot;'&quot;)" office:value-type="string" office:string-value="'5.7'" calcext:value-type="string">
            <text:p>'5.7'</text:p>
          </table:table-cell>
        </table:table-row>
        <table:table-row table:style-name="ro1">
          <table:table-cell office:value-type="string" calcext:value-type="string">
            <text:p>Seleta de legumes, enlatada</text:p>
          </table:table-cell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2.7</text:p>
          </table:table-cell>
          <table:table-cell table:formula="of:=CONCATENATE(&quot;'&quot;;[.A154];&quot;'&quot;)" office:value-type="string" office:string-value="'Seleta de legumes, enlatada'" calcext:value-type="string">
            <text:p>'Seleta de legumes, enlatada'</text:p>
          </table:table-cell>
          <table:table-cell table:formula="of:=CONCATENATE(&quot;'&quot;;[.B154];&quot;'&quot;)" office:value-type="string" office:string-value="'57'" calcext:value-type="string">
            <text:p>'57'</text:p>
          </table:table-cell>
          <table:table-cell table:formula="of:=CONCATENATE(&quot;'&quot;;[.C154];&quot;'&quot;)" office:value-type="string" office:string-value="'237'" calcext:value-type="string">
            <text:p>'237'</text:p>
          </table:table-cell>
          <table:table-cell table:formula="of:=CONCATENATE(&quot;'&quot;;[.D154];&quot;'&quot;)" office:value-type="string" office:string-value="'3.4'" calcext:value-type="string">
            <text:p>'3.4'</text:p>
          </table:table-cell>
          <table:table-cell table:formula="of:=CONCATENATE(&quot;'&quot;;[.E154];&quot;'&quot;)" office:value-type="string" office:string-value="'12.7'" calcext:value-type="string">
            <text:p>'12.7'</text:p>
          </table:table-cell>
        </table:table-row>
        <table:table-row table:style-name="ro1">
          <table:table-cell office:value-type="string" calcext:value-type="string">
            <text:p>Serralha, crua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9</text:p>
          </table:table-cell>
          <table:table-cell table:formula="of:=CONCATENATE(&quot;'&quot;;[.A155];&quot;'&quot;)" office:value-type="string" office:string-value="'Serralha, crua'" calcext:value-type="string">
            <text:p>'Serralha, crua'</text:p>
          </table:table-cell>
          <table:table-cell table:formula="of:=CONCATENATE(&quot;'&quot;;[.B155];&quot;'&quot;)" office:value-type="string" office:string-value="'30'" calcext:value-type="string">
            <text:p>'30'</text:p>
          </table:table-cell>
          <table:table-cell table:formula="of:=CONCATENATE(&quot;'&quot;;[.C155];&quot;'&quot;)" office:value-type="string" office:string-value="'127'" calcext:value-type="string">
            <text:p>'127'</text:p>
          </table:table-cell>
          <table:table-cell table:formula="of:=CONCATENATE(&quot;'&quot;;[.D155];&quot;'&quot;)" office:value-type="string" office:string-value="'2.7'" calcext:value-type="string">
            <text:p>'2.7'</text:p>
          </table:table-cell>
          <table:table-cell table:formula="of:=CONCATENATE(&quot;'&quot;;[.E155];&quot;'&quot;)" office:value-type="string" office:string-value="'4.9'" calcext:value-type="string">
            <text:p>'4.9'</text:p>
          </table:table-cell>
        </table:table-row>
        <table:table-row table:style-name="ro1">
          <table:table-cell office:value-type="string" calcext:value-type="string">
            <text:p>Taioba, crua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.4</text:p>
          </table:table-cell>
          <table:table-cell table:formula="of:=CONCATENATE(&quot;'&quot;;[.A156];&quot;'&quot;)" office:value-type="string" office:string-value="'Taioba, crua'" calcext:value-type="string">
            <text:p>'Taioba, crua'</text:p>
          </table:table-cell>
          <table:table-cell table:formula="of:=CONCATENATE(&quot;'&quot;;[.B156];&quot;'&quot;)" office:value-type="string" office:string-value="'34'" calcext:value-type="string">
            <text:p>'34'</text:p>
          </table:table-cell>
          <table:table-cell table:formula="of:=CONCATENATE(&quot;'&quot;;[.C156];&quot;'&quot;)" office:value-type="string" office:string-value="'143'" calcext:value-type="string">
            <text:p>'143'</text:p>
          </table:table-cell>
          <table:table-cell table:formula="of:=CONCATENATE(&quot;'&quot;;[.D156];&quot;'&quot;)" office:value-type="string" office:string-value="'2.9'" calcext:value-type="string">
            <text:p>'2.9'</text:p>
          </table:table-cell>
          <table:table-cell table:formula="of:=CONCATENATE(&quot;'&quot;;[.E156];&quot;'&quot;)" office:value-type="string" office:string-value="'5.4'" calcext:value-type="string">
            <text:p>'5.4'</text:p>
          </table:table-cell>
        </table:table-row>
        <table:table-row table:style-name="ro1">
          <table:table-cell office:value-type="string" calcext:value-type="string">
            <text:p>Tomate, com semente, cru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1</text:p>
          </table:table-cell>
          <table:table-cell table:formula="of:=CONCATENATE(&quot;'&quot;;[.A157];&quot;'&quot;)" office:value-type="string" office:string-value="'Tomate, com semente, cru'" calcext:value-type="string">
            <text:p>'Tomate, com semente, cru'</text:p>
          </table:table-cell>
          <table:table-cell table:formula="of:=CONCATENATE(&quot;'&quot;;[.B157];&quot;'&quot;)" office:value-type="string" office:string-value="'15'" calcext:value-type="string">
            <text:p>'15'</text:p>
          </table:table-cell>
          <table:table-cell table:formula="of:=CONCATENATE(&quot;'&quot;;[.C157];&quot;'&quot;)" office:value-type="string" office:string-value="'64'" calcext:value-type="string">
            <text:p>'64'</text:p>
          </table:table-cell>
          <table:table-cell table:formula="of:=CONCATENATE(&quot;'&quot;;[.D157];&quot;'&quot;)" office:value-type="string" office:string-value="'1.1'" calcext:value-type="string">
            <text:p>'1.1'</text:p>
          </table:table-cell>
          <table:table-cell table:formula="of:=CONCATENATE(&quot;'&quot;;[.E157];&quot;'&quot;)" office:value-type="string" office:string-value="'3.1'" calcext:value-type="string">
            <text:p>'3.1'</text:p>
          </table:table-cell>
        </table:table-row>
        <table:table-row table:style-name="ro1">
          <table:table-cell office:value-type="string" calcext:value-type="string">
            <text:p>Tomate, extrato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.4</text:p>
          </table:table-cell>
          <table:table-cell office:value-type="float" office:value="15" calcext:value-type="float">
            <text:p>15</text:p>
          </table:table-cell>
          <table:table-cell table:formula="of:=CONCATENATE(&quot;'&quot;;[.A158];&quot;'&quot;)" office:value-type="string" office:string-value="'Tomate, extrato'" calcext:value-type="string">
            <text:p>'Tomate, extrato'</text:p>
          </table:table-cell>
          <table:table-cell table:formula="of:=CONCATENATE(&quot;'&quot;;[.B158];&quot;'&quot;)" office:value-type="string" office:string-value="'61'" calcext:value-type="string">
            <text:p>'61'</text:p>
          </table:table-cell>
          <table:table-cell table:formula="of:=CONCATENATE(&quot;'&quot;;[.C158];&quot;'&quot;)" office:value-type="string" office:string-value="'255'" calcext:value-type="string">
            <text:p>'255'</text:p>
          </table:table-cell>
          <table:table-cell table:formula="of:=CONCATENATE(&quot;'&quot;;[.D158];&quot;'&quot;)" office:value-type="string" office:string-value="'2.4'" calcext:value-type="string">
            <text:p>'2.4'</text:p>
          </table:table-cell>
          <table:table-cell table:formula="of:=CONCATENATE(&quot;'&quot;;[.E158];&quot;'&quot;)" office:value-type="string" office:string-value="'15'" calcext:value-type="string">
            <text:p>'15'</text:p>
          </table:table-cell>
        </table:table-row>
        <table:table-row table:style-name="ro1">
          <table:table-cell office:value-type="string" calcext:value-type="string">
            <text:p>Tomate, molho industrializado</text:p>
          </table:table-cell>
          <table:table-cell office:value-type="float" office:value="38" calcext:value-type="float">
            <text:p>3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7</text:p>
          </table:table-cell>
          <table:table-cell table:formula="of:=CONCATENATE(&quot;'&quot;;[.A159];&quot;'&quot;)" office:value-type="string" office:string-value="'Tomate, molho industrializado'" calcext:value-type="string">
            <text:p>'Tomate, molho industrializado'</text:p>
          </table:table-cell>
          <table:table-cell table:formula="of:=CONCATENATE(&quot;'&quot;;[.B159];&quot;'&quot;)" office:value-type="string" office:string-value="'38'" calcext:value-type="string">
            <text:p>'38'</text:p>
          </table:table-cell>
          <table:table-cell table:formula="of:=CONCATENATE(&quot;'&quot;;[.C159];&quot;'&quot;)" office:value-type="string" office:string-value="'161'" calcext:value-type="string">
            <text:p>'161'</text:p>
          </table:table-cell>
          <table:table-cell table:formula="of:=CONCATENATE(&quot;'&quot;;[.D159];&quot;'&quot;)" office:value-type="string" office:string-value="'1.4'" calcext:value-type="string">
            <text:p>'1.4'</text:p>
          </table:table-cell>
          <table:table-cell table:formula="of:=CONCATENATE(&quot;'&quot;;[.E159];&quot;'&quot;)" office:value-type="string" office:string-value="'7.7'" calcext:value-type="string">
            <text:p>'7.7'</text:p>
          </table:table-cell>
        </table:table-row>
        <table:table-row table:style-name="ro1">
          <table:table-cell office:value-type="string" calcext:value-type="string">
            <text:p>Tomate, purê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</text:p>
          </table:table-cell>
          <table:table-cell table:formula="of:=CONCATENATE(&quot;'&quot;;[.A160];&quot;'&quot;)" office:value-type="string" office:string-value="'Tomate, purê'" calcext:value-type="string">
            <text:p>'Tomate, purê'</text:p>
          </table:table-cell>
          <table:table-cell table:formula="of:=CONCATENATE(&quot;'&quot;;[.B160];&quot;'&quot;)" office:value-type="string" office:string-value="'28'" calcext:value-type="string">
            <text:p>'28'</text:p>
          </table:table-cell>
          <table:table-cell table:formula="of:=CONCATENATE(&quot;'&quot;;[.C160];&quot;'&quot;)" office:value-type="string" office:string-value="'117'" calcext:value-type="string">
            <text:p>'117'</text:p>
          </table:table-cell>
          <table:table-cell table:formula="of:=CONCATENATE(&quot;'&quot;;[.D160];&quot;'&quot;)" office:value-type="string" office:string-value="'1.4'" calcext:value-type="string">
            <text:p>'1.4'</text:p>
          </table:table-cell>
          <table:table-cell table:formula="of:=CONCATENATE(&quot;'&quot;;[.E160];&quot;'&quot;)" office:value-type="string" office:string-value="'6.9'" calcext:value-type="string">
            <text:p>'6.9'</text:p>
          </table:table-cell>
        </table:table-row>
        <table:table-row table:style-name="ro1">
          <table:table-cell office:value-type="string" calcext:value-type="string">
            <text:p>Tomate, salada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1</text:p>
          </table:table-cell>
          <table:table-cell table:formula="of:=CONCATENATE(&quot;'&quot;;[.A161];&quot;'&quot;)" office:value-type="string" office:string-value="'Tomate, salada'" calcext:value-type="string">
            <text:p>'Tomate, salada'</text:p>
          </table:table-cell>
          <table:table-cell table:formula="of:=CONCATENATE(&quot;'&quot;;[.B161];&quot;'&quot;)" office:value-type="string" office:string-value="'21'" calcext:value-type="string">
            <text:p>'21'</text:p>
          </table:table-cell>
          <table:table-cell table:formula="of:=CONCATENATE(&quot;'&quot;;[.C161];&quot;'&quot;)" office:value-type="string" office:string-value="'86'" calcext:value-type="string">
            <text:p>'86'</text:p>
          </table:table-cell>
          <table:table-cell table:formula="of:=CONCATENATE(&quot;'&quot;;[.D161];&quot;'&quot;)" office:value-type="string" office:string-value="'0.8'" calcext:value-type="string">
            <text:p>'0.8'</text:p>
          </table:table-cell>
          <table:table-cell table:formula="of:=CONCATENATE(&quot;'&quot;;[.E161];&quot;'&quot;)" office:value-type="string" office:string-value="'5.1'" calcext:value-type="string">
            <text:p>'5.1'</text:p>
          </table:table-cell>
        </table:table-row>
        <table:table-row table:style-name="ro1">
          <table:table-cell office:value-type="string" calcext:value-type="string">
            <text:p>Vagem, crua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3</text:p>
          </table:table-cell>
          <table:table-cell table:formula="of:=CONCATENATE(&quot;'&quot;;[.A162];&quot;'&quot;)" office:value-type="string" office:string-value="'Vagem, crua'" calcext:value-type="string">
            <text:p>'Vagem, crua'</text:p>
          </table:table-cell>
          <table:table-cell table:formula="of:=CONCATENATE(&quot;'&quot;;[.B162];&quot;'&quot;)" office:value-type="string" office:string-value="'25'" calcext:value-type="string">
            <text:p>'25'</text:p>
          </table:table-cell>
          <table:table-cell table:formula="of:=CONCATENATE(&quot;'&quot;;[.C162];&quot;'&quot;)" office:value-type="string" office:string-value="'104'" calcext:value-type="string">
            <text:p>'104'</text:p>
          </table:table-cell>
          <table:table-cell table:formula="of:=CONCATENATE(&quot;'&quot;;[.D162];&quot;'&quot;)" office:value-type="string" office:string-value="'1.8'" calcext:value-type="string">
            <text:p>'1.8'</text:p>
          </table:table-cell>
          <table:table-cell table:formula="of:=CONCATENATE(&quot;'&quot;;[.E162];&quot;'&quot;)" office:value-type="string" office:string-value="'5.3'" calcext:value-type="string">
            <text:p>'5.3'</text:p>
          </table:table-cell>
        </table:table-row>
        <table:table-row table:style-name="ro1">
          <table:table-cell office:value-type="string" calcext:value-type="string">
            <text:p>Abacate, cru</text:p>
          </table:table-cell>
          <table:table-cell office:value-type="float" office:value="96" calcext:value-type="float">
            <text:p>9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.2</text:p>
          </table:table-cell>
          <table:table-cell office:value-type="float" office:value="6" calcext:value-type="float">
            <text:p>6</text:p>
          </table:table-cell>
          <table:table-cell table:formula="of:=CONCATENATE(&quot;'&quot;;[.A163];&quot;'&quot;)" office:value-type="string" office:string-value="'Abacate, cru'" calcext:value-type="string">
            <text:p>'Abacate, cru'</text:p>
          </table:table-cell>
          <table:table-cell table:formula="of:=CONCATENATE(&quot;'&quot;;[.B163];&quot;'&quot;)" office:value-type="string" office:string-value="'96'" calcext:value-type="string">
            <text:p>'96'</text:p>
          </table:table-cell>
          <table:table-cell table:formula="of:=CONCATENATE(&quot;'&quot;;[.C163];&quot;'&quot;)" office:value-type="string" office:string-value="'402'" calcext:value-type="string">
            <text:p>'402'</text:p>
          </table:table-cell>
          <table:table-cell table:formula="of:=CONCATENATE(&quot;'&quot;;[.D163];&quot;'&quot;)" office:value-type="string" office:string-value="'1.2'" calcext:value-type="string">
            <text:p>'1.2'</text:p>
          </table:table-cell>
          <table:table-cell table:formula="of:=CONCATENATE(&quot;'&quot;;[.E163];&quot;'&quot;)" office:value-type="string" office:string-value="'6'" calcext:value-type="string">
            <text:p>'6'</text:p>
          </table:table-cell>
        </table:table-row>
        <table:table-row table:style-name="ro1">
          <table:table-cell office:value-type="string" calcext:value-type="string">
            <text:p>Abacaxi, cru</text:p>
          </table:table-cell>
          <table:table-cell office:value-type="float" office:value="48" calcext:value-type="float">
            <text:p>4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2.3</text:p>
          </table:table-cell>
          <table:table-cell table:formula="of:=CONCATENATE(&quot;'&quot;;[.A164];&quot;'&quot;)" office:value-type="string" office:string-value="'Abacaxi, cru'" calcext:value-type="string">
            <text:p>'Abacaxi, cru'</text:p>
          </table:table-cell>
          <table:table-cell table:formula="of:=CONCATENATE(&quot;'&quot;;[.B164];&quot;'&quot;)" office:value-type="string" office:string-value="'48'" calcext:value-type="string">
            <text:p>'48'</text:p>
          </table:table-cell>
          <table:table-cell table:formula="of:=CONCATENATE(&quot;'&quot;;[.C164];&quot;'&quot;)" office:value-type="string" office:string-value="'202'" calcext:value-type="string">
            <text:p>'202'</text:p>
          </table:table-cell>
          <table:table-cell table:formula="of:=CONCATENATE(&quot;'&quot;;[.D164];&quot;'&quot;)" office:value-type="string" office:string-value="'0.9'" calcext:value-type="string">
            <text:p>'0.9'</text:p>
          </table:table-cell>
          <table:table-cell table:formula="of:=CONCATENATE(&quot;'&quot;;[.E164];&quot;'&quot;)" office:value-type="string" office:string-value="'12.3'" calcext:value-type="string">
            <text:p>'12.3'</text:p>
          </table:table-cell>
        </table:table-row>
        <table:table-row table:style-name="ro1">
          <table:table-cell office:value-type="string" calcext:value-type="string">
            <text:p>Abacaxi, polpa, congelada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8</text:p>
          </table:table-cell>
          <table:table-cell table:formula="of:=CONCATENATE(&quot;'&quot;;[.A165];&quot;'&quot;)" office:value-type="string" office:string-value="'Abacaxi, polpa, congelada'" calcext:value-type="string">
            <text:p>'Abacaxi, polpa, congelada'</text:p>
          </table:table-cell>
          <table:table-cell table:formula="of:=CONCATENATE(&quot;'&quot;;[.B165];&quot;'&quot;)" office:value-type="string" office:string-value="'31'" calcext:value-type="string">
            <text:p>'31'</text:p>
          </table:table-cell>
          <table:table-cell table:formula="of:=CONCATENATE(&quot;'&quot;;[.C165];&quot;'&quot;)" office:value-type="string" office:string-value="'128'" calcext:value-type="string">
            <text:p>'128'</text:p>
          </table:table-cell>
          <table:table-cell table:formula="of:=CONCATENATE(&quot;'&quot;;[.D165];&quot;'&quot;)" office:value-type="string" office:string-value="'0.5'" calcext:value-type="string">
            <text:p>'0.5'</text:p>
          </table:table-cell>
          <table:table-cell table:formula="of:=CONCATENATE(&quot;'&quot;;[.E165];&quot;'&quot;)" office:value-type="string" office:string-value="'7.8'" calcext:value-type="string">
            <text:p>'7.8'</text:p>
          </table:table-cell>
        </table:table-row>
        <table:table-row table:style-name="ro1">
          <table:table-cell office:value-type="string" calcext:value-type="string">
            <text:p>Abiu, cru</text:p>
          </table:table-cell>
          <table:table-cell office:value-type="float" office:value="62" calcext:value-type="float">
            <text:p>6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4.9</text:p>
          </table:table-cell>
          <table:table-cell table:formula="of:=CONCATENATE(&quot;'&quot;;[.A166];&quot;'&quot;)" office:value-type="string" office:string-value="'Abiu, cru'" calcext:value-type="string">
            <text:p>'Abiu, cru'</text:p>
          </table:table-cell>
          <table:table-cell table:formula="of:=CONCATENATE(&quot;'&quot;;[.B166];&quot;'&quot;)" office:value-type="string" office:string-value="'62'" calcext:value-type="string">
            <text:p>'62'</text:p>
          </table:table-cell>
          <table:table-cell table:formula="of:=CONCATENATE(&quot;'&quot;;[.C166];&quot;'&quot;)" office:value-type="string" office:string-value="'261'" calcext:value-type="string">
            <text:p>'261'</text:p>
          </table:table-cell>
          <table:table-cell table:formula="of:=CONCATENATE(&quot;'&quot;;[.D166];&quot;'&quot;)" office:value-type="string" office:string-value="'0.8'" calcext:value-type="string">
            <text:p>'0.8'</text:p>
          </table:table-cell>
          <table:table-cell table:formula="of:=CONCATENATE(&quot;'&quot;;[.E166];&quot;'&quot;)" office:value-type="string" office:string-value="'14.9'" calcext:value-type="string">
            <text:p>'14.9'</text:p>
          </table:table-cell>
        </table:table-row>
        <table:table-row table:style-name="ro1">
          <table:table-cell office:value-type="string" calcext:value-type="string">
            <text:p>Açaí, polpa, com xarope de guaraná e glucose</text:p>
          </table:table-cell>
          <table:table-cell office:value-type="float" office:value="110" calcext:value-type="float">
            <text:p>1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1.5</text:p>
          </table:table-cell>
          <table:table-cell table:formula="of:=CONCATENATE(&quot;'&quot;;[.A167];&quot;'&quot;)" office:value-type="string" office:string-value="'Açaí, polpa, com xarope de guaraná e glucose'" calcext:value-type="string">
            <text:p>'Açaí, polpa, com xarope de guaraná e glucose'</text:p>
          </table:table-cell>
          <table:table-cell table:formula="of:=CONCATENATE(&quot;'&quot;;[.B167];&quot;'&quot;)" office:value-type="string" office:string-value="'110'" calcext:value-type="string">
            <text:p>'110'</text:p>
          </table:table-cell>
          <table:table-cell table:formula="of:=CONCATENATE(&quot;'&quot;;[.C167];&quot;'&quot;)" office:value-type="string" office:string-value="'461'" calcext:value-type="string">
            <text:p>'461'</text:p>
          </table:table-cell>
          <table:table-cell table:formula="of:=CONCATENATE(&quot;'&quot;;[.D167];&quot;'&quot;)" office:value-type="string" office:string-value="'0.7'" calcext:value-type="string">
            <text:p>'0.7'</text:p>
          </table:table-cell>
          <table:table-cell table:formula="of:=CONCATENATE(&quot;'&quot;;[.E167];&quot;'&quot;)" office:value-type="string" office:string-value="'21.5'" calcext:value-type="string">
            <text:p>'21.5'</text:p>
          </table:table-cell>
        </table:table-row>
        <table:table-row table:style-name="ro1">
          <table:table-cell office:value-type="string" calcext:value-type="string">
            <text:p>Açaí, polpa, congelada</text:p>
          </table:table-cell>
          <table:table-cell office:value-type="float" office:value="58" calcext:value-type="float">
            <text:p>5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</text:p>
          </table:table-cell>
          <table:table-cell table:formula="of:=CONCATENATE(&quot;'&quot;;[.A168];&quot;'&quot;)" office:value-type="string" office:string-value="'Açaí, polpa, congelada'" calcext:value-type="string">
            <text:p>'Açaí, polpa, congelada'</text:p>
          </table:table-cell>
          <table:table-cell table:formula="of:=CONCATENATE(&quot;'&quot;;[.B168];&quot;'&quot;)" office:value-type="string" office:string-value="'58'" calcext:value-type="string">
            <text:p>'58'</text:p>
          </table:table-cell>
          <table:table-cell table:formula="of:=CONCATENATE(&quot;'&quot;;[.C168];&quot;'&quot;)" office:value-type="string" office:string-value="'243'" calcext:value-type="string">
            <text:p>'243'</text:p>
          </table:table-cell>
          <table:table-cell table:formula="of:=CONCATENATE(&quot;'&quot;;[.D168];&quot;'&quot;)" office:value-type="string" office:string-value="'0.8'" calcext:value-type="string">
            <text:p>'0.8'</text:p>
          </table:table-cell>
          <table:table-cell table:formula="of:=CONCATENATE(&quot;'&quot;;[.E168];&quot;'&quot;)" office:value-type="string" office:string-value="'6.2'" calcext:value-type="string">
            <text:p>'6.2'</text:p>
          </table:table-cell>
        </table:table-row>
        <table:table-row table:style-name="ro1">
          <table:table-cell office:value-type="string" calcext:value-type="string">
            <text:p>Acerola, crua</text:p>
          </table:table-cell>
          <table:table-cell office:value-type="float" office:value="33" calcext:value-type="float">
            <text:p>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9</text:p>
          </table:table-cell>
          <table:table-cell office:value-type="float" office:value="8" calcext:value-type="float">
            <text:p>8</text:p>
          </table:table-cell>
          <table:table-cell table:formula="of:=CONCATENATE(&quot;'&quot;;[.A169];&quot;'&quot;)" office:value-type="string" office:string-value="'Acerola, crua'" calcext:value-type="string">
            <text:p>'Acerola, crua'</text:p>
          </table:table-cell>
          <table:table-cell table:formula="of:=CONCATENATE(&quot;'&quot;;[.B169];&quot;'&quot;)" office:value-type="string" office:string-value="'33'" calcext:value-type="string">
            <text:p>'33'</text:p>
          </table:table-cell>
          <table:table-cell table:formula="of:=CONCATENATE(&quot;'&quot;;[.C169];&quot;'&quot;)" office:value-type="string" office:string-value="'140'" calcext:value-type="string">
            <text:p>'140'</text:p>
          </table:table-cell>
          <table:table-cell table:formula="of:=CONCATENATE(&quot;'&quot;;[.D169];&quot;'&quot;)" office:value-type="string" office:string-value="'0.9'" calcext:value-type="string">
            <text:p>'0.9'</text:p>
          </table:table-cell>
          <table:table-cell table:formula="of:=CONCATENATE(&quot;'&quot;;[.E169];&quot;'&quot;)" office:value-type="string" office:string-value="'8'" calcext:value-type="string">
            <text:p>'8'</text:p>
          </table:table-cell>
        </table:table-row>
        <table:table-row table:style-name="ro1">
          <table:table-cell office:value-type="string" calcext:value-type="string">
            <text:p>Acerola, polpa, congelada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5</text:p>
          </table:table-cell>
          <table:table-cell table:formula="of:=CONCATENATE(&quot;'&quot;;[.A170];&quot;'&quot;)" office:value-type="string" office:string-value="'Acerola, polpa, congelada'" calcext:value-type="string">
            <text:p>'Acerola, polpa, congelada'</text:p>
          </table:table-cell>
          <table:table-cell table:formula="of:=CONCATENATE(&quot;'&quot;;[.B170];&quot;'&quot;)" office:value-type="string" office:string-value="'22'" calcext:value-type="string">
            <text:p>'22'</text:p>
          </table:table-cell>
          <table:table-cell table:formula="of:=CONCATENATE(&quot;'&quot;;[.C170];&quot;'&quot;)" office:value-type="string" office:string-value="'92'" calcext:value-type="string">
            <text:p>'92'</text:p>
          </table:table-cell>
          <table:table-cell table:formula="of:=CONCATENATE(&quot;'&quot;;[.D170];&quot;'&quot;)" office:value-type="string" office:string-value="'0.6'" calcext:value-type="string">
            <text:p>'0.6'</text:p>
          </table:table-cell>
          <table:table-cell table:formula="of:=CONCATENATE(&quot;'&quot;;[.E170];&quot;'&quot;)" office:value-type="string" office:string-value="'5.5'" calcext:value-type="string">
            <text:p>'5.5'</text:p>
          </table:table-cell>
        </table:table-row>
        <table:table-row table:style-name="ro1">
          <table:table-cell office:value-type="string" calcext:value-type="string">
            <text:p>Ameixa, calda, enlatada </text:p>
          </table:table-cell>
          <table:table-cell office:value-type="float" office:value="183" calcext:value-type="float">
            <text:p>183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6.9</text:p>
          </table:table-cell>
          <table:table-cell table:formula="of:=CONCATENATE(&quot;'&quot;;[.A171];&quot;'&quot;)" office:value-type="string" office:string-value="'Ameixa, calda, enlatada '" calcext:value-type="string">
            <text:p>'Ameixa, calda, enlatada '</text:p>
          </table:table-cell>
          <table:table-cell table:formula="of:=CONCATENATE(&quot;'&quot;;[.B171];&quot;'&quot;)" office:value-type="string" office:string-value="'183'" calcext:value-type="string">
            <text:p>'183'</text:p>
          </table:table-cell>
          <table:table-cell table:formula="of:=CONCATENATE(&quot;'&quot;;[.C171];&quot;'&quot;)" office:value-type="string" office:string-value="'765'" calcext:value-type="string">
            <text:p>'765'</text:p>
          </table:table-cell>
          <table:table-cell table:formula="of:=CONCATENATE(&quot;'&quot;;[.D171];&quot;'&quot;)" office:value-type="string" office:string-value="'0.4'" calcext:value-type="string">
            <text:p>'0.4'</text:p>
          </table:table-cell>
          <table:table-cell table:formula="of:=CONCATENATE(&quot;'&quot;;[.E171];&quot;'&quot;)" office:value-type="string" office:string-value="'46.9'" calcext:value-type="string">
            <text:p>'46.9'</text:p>
          </table:table-cell>
        </table:table-row>
        <table:table-row table:style-name="ro1">
          <table:table-cell office:value-type="string" calcext:value-type="string">
            <text:p>Ameixa, crua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9</text:p>
          </table:table-cell>
          <table:table-cell table:formula="of:=CONCATENATE(&quot;'&quot;;[.A172];&quot;'&quot;)" office:value-type="string" office:string-value="'Ameixa, crua'" calcext:value-type="string">
            <text:p>'Ameixa, crua'</text:p>
          </table:table-cell>
          <table:table-cell table:formula="of:=CONCATENATE(&quot;'&quot;;[.B172];&quot;'&quot;)" office:value-type="string" office:string-value="'53'" calcext:value-type="string">
            <text:p>'53'</text:p>
          </table:table-cell>
          <table:table-cell table:formula="of:=CONCATENATE(&quot;'&quot;;[.C172];&quot;'&quot;)" office:value-type="string" office:string-value="'220'" calcext:value-type="string">
            <text:p>'220'</text:p>
          </table:table-cell>
          <table:table-cell table:formula="of:=CONCATENATE(&quot;'&quot;;[.D172];&quot;'&quot;)" office:value-type="string" office:string-value="'0.8'" calcext:value-type="string">
            <text:p>'0.8'</text:p>
          </table:table-cell>
          <table:table-cell table:formula="of:=CONCATENATE(&quot;'&quot;;[.E172];&quot;'&quot;)" office:value-type="string" office:string-value="'13.9'" calcext:value-type="string">
            <text:p>'13.9'</text:p>
          </table:table-cell>
        </table:table-row>
        <table:table-row table:style-name="ro1">
          <table:table-cell office:value-type="string" calcext:value-type="string">
            <text:p>Ameixa, em calda, enlatada, drenada </text:p>
          </table:table-cell>
          <table:table-cell office:value-type="float" office:value="177" calcext:value-type="float">
            <text:p>177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7</text:p>
          </table:table-cell>
          <table:table-cell table:formula="of:=CONCATENATE(&quot;'&quot;;[.A173];&quot;'&quot;)" office:value-type="string" office:string-value="'Ameixa, em calda, enlatada, drenada '" calcext:value-type="string">
            <text:p>'Ameixa, em calda, enlatada, drenada '</text:p>
          </table:table-cell>
          <table:table-cell table:formula="of:=CONCATENATE(&quot;'&quot;;[.B173];&quot;'&quot;)" office:value-type="string" office:string-value="'177'" calcext:value-type="string">
            <text:p>'177'</text:p>
          </table:table-cell>
          <table:table-cell table:formula="of:=CONCATENATE(&quot;'&quot;;[.C173];&quot;'&quot;)" office:value-type="string" office:string-value="'742'" calcext:value-type="string">
            <text:p>'742'</text:p>
          </table:table-cell>
          <table:table-cell table:formula="of:=CONCATENATE(&quot;'&quot;;[.D173];&quot;'&quot;)" office:value-type="string" office:string-value="'1'" calcext:value-type="string">
            <text:p>'1'</text:p>
          </table:table-cell>
          <table:table-cell table:formula="of:=CONCATENATE(&quot;'&quot;;[.E173];&quot;'&quot;)" office:value-type="string" office:string-value="'47.7'" calcext:value-type="string">
            <text:p>'47.7'</text:p>
          </table:table-cell>
        </table:table-row>
        <table:table-row table:style-name="ro1">
          <table:table-cell office:value-type="string" calcext:value-type="string">
            <text:p>Atemóia, crua</text:p>
          </table:table-cell>
          <table:table-cell office:value-type="float" office:value="97" calcext:value-type="float">
            <text:p>97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3</text:p>
          </table:table-cell>
          <table:table-cell table:formula="of:=CONCATENATE(&quot;'&quot;;[.A174];&quot;'&quot;)" office:value-type="string" office:string-value="'Atemóia, crua'" calcext:value-type="string">
            <text:p>'Atemóia, crua'</text:p>
          </table:table-cell>
          <table:table-cell table:formula="of:=CONCATENATE(&quot;'&quot;;[.B174];&quot;'&quot;)" office:value-type="string" office:string-value="'97'" calcext:value-type="string">
            <text:p>'97'</text:p>
          </table:table-cell>
          <table:table-cell table:formula="of:=CONCATENATE(&quot;'&quot;;[.C174];&quot;'&quot;)" office:value-type="string" office:string-value="'406'" calcext:value-type="string">
            <text:p>'406'</text:p>
          </table:table-cell>
          <table:table-cell table:formula="of:=CONCATENATE(&quot;'&quot;;[.D174];&quot;'&quot;)" office:value-type="string" office:string-value="'1'" calcext:value-type="string">
            <text:p>'1'</text:p>
          </table:table-cell>
          <table:table-cell table:formula="of:=CONCATENATE(&quot;'&quot;;[.E174];&quot;'&quot;)" office:value-type="string" office:string-value="'25.3'" calcext:value-type="string">
            <text:p>'25.3'</text:p>
          </table:table-cell>
        </table:table-row>
        <table:table-row table:style-name="ro1">
          <table:table-cell office:value-type="string" calcext:value-type="string">
            <text:p>Banana, da terra, crua</text:p>
          </table:table-cell>
          <table:table-cell office:value-type="float" office:value="128" calcext:value-type="float">
            <text:p>12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3.7</text:p>
          </table:table-cell>
          <table:table-cell table:formula="of:=CONCATENATE(&quot;'&quot;;[.A175];&quot;'&quot;)" office:value-type="string" office:string-value="'Banana, da terra, crua'" calcext:value-type="string">
            <text:p>'Banana, da terra, crua'</text:p>
          </table:table-cell>
          <table:table-cell table:formula="of:=CONCATENATE(&quot;'&quot;;[.B175];&quot;'&quot;)" office:value-type="string" office:string-value="'128'" calcext:value-type="string">
            <text:p>'128'</text:p>
          </table:table-cell>
          <table:table-cell table:formula="of:=CONCATENATE(&quot;'&quot;;[.C175];&quot;'&quot;)" office:value-type="string" office:string-value="'536'" calcext:value-type="string">
            <text:p>'536'</text:p>
          </table:table-cell>
          <table:table-cell table:formula="of:=CONCATENATE(&quot;'&quot;;[.D175];&quot;'&quot;)" office:value-type="string" office:string-value="'1.4'" calcext:value-type="string">
            <text:p>'1.4'</text:p>
          </table:table-cell>
          <table:table-cell table:formula="of:=CONCATENATE(&quot;'&quot;;[.E175];&quot;'&quot;)" office:value-type="string" office:string-value="'33.7'" calcext:value-type="string">
            <text:p>'33.7'</text:p>
          </table:table-cell>
        </table:table-row>
        <table:table-row table:style-name="ro1">
          <table:table-cell office:value-type="string" calcext:value-type="string">
            <text:p>Banana, doce em barra</text:p>
          </table:table-cell>
          <table:table-cell office:value-type="float" office:value="280" calcext:value-type="float">
            <text:p>28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5.7</text:p>
          </table:table-cell>
          <table:table-cell table:formula="of:=CONCATENATE(&quot;'&quot;;[.A176];&quot;'&quot;)" office:value-type="string" office:string-value="'Banana, doce em barra'" calcext:value-type="string">
            <text:p>'Banana, doce em barra'</text:p>
          </table:table-cell>
          <table:table-cell table:formula="of:=CONCATENATE(&quot;'&quot;;[.B176];&quot;'&quot;)" office:value-type="string" office:string-value="'280'" calcext:value-type="string">
            <text:p>'280'</text:p>
          </table:table-cell>
          <table:table-cell table:formula="of:=CONCATENATE(&quot;'&quot;;[.C176];&quot;'&quot;)" office:value-type="string" office:string-value="'1172'" calcext:value-type="string">
            <text:p>'1172'</text:p>
          </table:table-cell>
          <table:table-cell table:formula="of:=CONCATENATE(&quot;'&quot;;[.D176];&quot;'&quot;)" office:value-type="string" office:string-value="'2.2'" calcext:value-type="string">
            <text:p>'2.2'</text:p>
          </table:table-cell>
          <table:table-cell table:formula="of:=CONCATENATE(&quot;'&quot;;[.E176];&quot;'&quot;)" office:value-type="string" office:string-value="'75.7'" calcext:value-type="string">
            <text:p>'75.7'</text:p>
          </table:table-cell>
        </table:table-row>
        <table:table-row table:style-name="ro1">
          <table:table-cell office:value-type="string" calcext:value-type="string">
            <text:p>Banana, figo, crua</text:p>
          </table:table-cell>
          <table:table-cell office:value-type="float" office:value="105" calcext:value-type="float">
            <text:p>1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7.8</text:p>
          </table:table-cell>
          <table:table-cell table:formula="of:=CONCATENATE(&quot;'&quot;;[.A177];&quot;'&quot;)" office:value-type="string" office:string-value="'Banana, figo, crua'" calcext:value-type="string">
            <text:p>'Banana, figo, crua'</text:p>
          </table:table-cell>
          <table:table-cell table:formula="of:=CONCATENATE(&quot;'&quot;;[.B177];&quot;'&quot;)" office:value-type="string" office:string-value="'105'" calcext:value-type="string">
            <text:p>'105'</text:p>
          </table:table-cell>
          <table:table-cell table:formula="of:=CONCATENATE(&quot;'&quot;;[.C177];&quot;'&quot;)" office:value-type="string" office:string-value="'440'" calcext:value-type="string">
            <text:p>'440'</text:p>
          </table:table-cell>
          <table:table-cell table:formula="of:=CONCATENATE(&quot;'&quot;;[.D177];&quot;'&quot;)" office:value-type="string" office:string-value="'1.1'" calcext:value-type="string">
            <text:p>'1.1'</text:p>
          </table:table-cell>
          <table:table-cell table:formula="of:=CONCATENATE(&quot;'&quot;;[.E177];&quot;'&quot;)" office:value-type="string" office:string-value="'27.8'" calcext:value-type="string">
            <text:p>'27.8'</text:p>
          </table:table-cell>
        </table:table-row>
        <table:table-row table:style-name="ro1">
          <table:table-cell office:value-type="string" calcext:value-type="string">
            <text:p>Banana, maçã, crua</text:p>
          </table:table-cell>
          <table:table-cell office:value-type="float" office:value="87" calcext:value-type="float">
            <text:p>8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2.3</text:p>
          </table:table-cell>
          <table:table-cell table:formula="of:=CONCATENATE(&quot;'&quot;;[.A178];&quot;'&quot;)" office:value-type="string" office:string-value="'Banana, maçã, crua'" calcext:value-type="string">
            <text:p>'Banana, maçã, crua'</text:p>
          </table:table-cell>
          <table:table-cell table:formula="of:=CONCATENATE(&quot;'&quot;;[.B178];&quot;'&quot;)" office:value-type="string" office:string-value="'87'" calcext:value-type="string">
            <text:p>'87'</text:p>
          </table:table-cell>
          <table:table-cell table:formula="of:=CONCATENATE(&quot;'&quot;;[.C178];&quot;'&quot;)" office:value-type="string" office:string-value="'363'" calcext:value-type="string">
            <text:p>'363'</text:p>
          </table:table-cell>
          <table:table-cell table:formula="of:=CONCATENATE(&quot;'&quot;;[.D178];&quot;'&quot;)" office:value-type="string" office:string-value="'1.8'" calcext:value-type="string">
            <text:p>'1.8'</text:p>
          </table:table-cell>
          <table:table-cell table:formula="of:=CONCATENATE(&quot;'&quot;;[.E178];&quot;'&quot;)" office:value-type="string" office:string-value="'22.3'" calcext:value-type="string">
            <text:p>'22.3'</text:p>
          </table:table-cell>
        </table:table-row>
        <table:table-row table:style-name="ro1">
          <table:table-cell office:value-type="string" calcext:value-type="string">
            <text:p>Banana, nanica, crua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3.8</text:p>
          </table:table-cell>
          <table:table-cell table:formula="of:=CONCATENATE(&quot;'&quot;;[.A179];&quot;'&quot;)" office:value-type="string" office:string-value="'Banana, nanica, crua'" calcext:value-type="string">
            <text:p>'Banana, nanica, crua'</text:p>
          </table:table-cell>
          <table:table-cell table:formula="of:=CONCATENATE(&quot;'&quot;;[.B179];&quot;'&quot;)" office:value-type="string" office:string-value="'92'" calcext:value-type="string">
            <text:p>'92'</text:p>
          </table:table-cell>
          <table:table-cell table:formula="of:=CONCATENATE(&quot;'&quot;;[.C179];&quot;'&quot;)" office:value-type="string" office:string-value="'383'" calcext:value-type="string">
            <text:p>'383'</text:p>
          </table:table-cell>
          <table:table-cell table:formula="of:=CONCATENATE(&quot;'&quot;;[.D179];&quot;'&quot;)" office:value-type="string" office:string-value="'1.4'" calcext:value-type="string">
            <text:p>'1.4'</text:p>
          </table:table-cell>
          <table:table-cell table:formula="of:=CONCATENATE(&quot;'&quot;;[.E179];&quot;'&quot;)" office:value-type="string" office:string-value="'23.8'" calcext:value-type="string">
            <text:p>'23.8'</text:p>
          </table:table-cell>
        </table:table-row>
        <table:table-row table:style-name="ro1">
          <table:table-cell office:value-type="string" calcext:value-type="string">
            <text:p>Banana, ouro, crua</text:p>
          </table:table-cell>
          <table:table-cell office:value-type="float" office:value="112" calcext:value-type="float">
            <text:p>11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9.3</text:p>
          </table:table-cell>
          <table:table-cell table:formula="of:=CONCATENATE(&quot;'&quot;;[.A180];&quot;'&quot;)" office:value-type="string" office:string-value="'Banana, ouro, crua'" calcext:value-type="string">
            <text:p>'Banana, ouro, crua'</text:p>
          </table:table-cell>
          <table:table-cell table:formula="of:=CONCATENATE(&quot;'&quot;;[.B180];&quot;'&quot;)" office:value-type="string" office:string-value="'112'" calcext:value-type="string">
            <text:p>'112'</text:p>
          </table:table-cell>
          <table:table-cell table:formula="of:=CONCATENATE(&quot;'&quot;;[.C180];&quot;'&quot;)" office:value-type="string" office:string-value="'470'" calcext:value-type="string">
            <text:p>'470'</text:p>
          </table:table-cell>
          <table:table-cell table:formula="of:=CONCATENATE(&quot;'&quot;;[.D180];&quot;'&quot;)" office:value-type="string" office:string-value="'1.5'" calcext:value-type="string">
            <text:p>'1.5'</text:p>
          </table:table-cell>
          <table:table-cell table:formula="of:=CONCATENATE(&quot;'&quot;;[.E180];&quot;'&quot;)" office:value-type="string" office:string-value="'29.3'" calcext:value-type="string">
            <text:p>'29.3'</text:p>
          </table:table-cell>
        </table:table-row>
        <table:table-row table:style-name="ro1">
          <table:table-cell office:value-type="string" calcext:value-type="string">
            <text:p>Banana, pacova, crua</text:p>
          </table:table-cell>
          <table:table-cell office:value-type="float" office:value="78" calcext:value-type="float">
            <text:p>7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.3</text:p>
          </table:table-cell>
          <table:table-cell table:formula="of:=CONCATENATE(&quot;'&quot;;[.A181];&quot;'&quot;)" office:value-type="string" office:string-value="'Banana, pacova, crua'" calcext:value-type="string">
            <text:p>'Banana, pacova, crua'</text:p>
          </table:table-cell>
          <table:table-cell table:formula="of:=CONCATENATE(&quot;'&quot;;[.B181];&quot;'&quot;)" office:value-type="string" office:string-value="'78'" calcext:value-type="string">
            <text:p>'78'</text:p>
          </table:table-cell>
          <table:table-cell table:formula="of:=CONCATENATE(&quot;'&quot;;[.C181];&quot;'&quot;)" office:value-type="string" office:string-value="'326'" calcext:value-type="string">
            <text:p>'326'</text:p>
          </table:table-cell>
          <table:table-cell table:formula="of:=CONCATENATE(&quot;'&quot;;[.D181];&quot;'&quot;)" office:value-type="string" office:string-value="'1.2'" calcext:value-type="string">
            <text:p>'1.2'</text:p>
          </table:table-cell>
          <table:table-cell table:formula="of:=CONCATENATE(&quot;'&quot;;[.E181];&quot;'&quot;)" office:value-type="string" office:string-value="'20.3'" calcext:value-type="string">
            <text:p>'20.3'</text:p>
          </table:table-cell>
        </table:table-row>
        <table:table-row table:style-name="ro1">
          <table:table-cell office:value-type="string" calcext:value-type="string">
            <text:p>Banana, prata, crua</text:p>
          </table:table-cell>
          <table:table-cell office:value-type="float" office:value="98" calcext:value-type="float">
            <text:p>9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1.3</text:p>
          </table:table-cell>
          <table:table-cell office:value-type="float" office:value="26" calcext:value-type="float">
            <text:p>26</text:p>
          </table:table-cell>
          <table:table-cell table:formula="of:=CONCATENATE(&quot;'&quot;;[.A182];&quot;'&quot;)" office:value-type="string" office:string-value="'Banana, prata, crua'" calcext:value-type="string">
            <text:p>'Banana, prata, crua'</text:p>
          </table:table-cell>
          <table:table-cell table:formula="of:=CONCATENATE(&quot;'&quot;;[.B182];&quot;'&quot;)" office:value-type="string" office:string-value="'98'" calcext:value-type="string">
            <text:p>'98'</text:p>
          </table:table-cell>
          <table:table-cell table:formula="of:=CONCATENATE(&quot;'&quot;;[.C182];&quot;'&quot;)" office:value-type="string" office:string-value="'411'" calcext:value-type="string">
            <text:p>'411'</text:p>
          </table:table-cell>
          <table:table-cell table:formula="of:=CONCATENATE(&quot;'&quot;;[.D182];&quot;'&quot;)" office:value-type="string" office:string-value="'1.3'" calcext:value-type="string">
            <text:p>'1.3'</text:p>
          </table:table-cell>
          <table:table-cell table:formula="of:=CONCATENATE(&quot;'&quot;;[.E182];&quot;'&quot;)" office:value-type="string" office:string-value="'26'" calcext:value-type="string">
            <text:p>'26'</text:p>
          </table:table-cell>
        </table:table-row>
        <table:table-row table:style-name="ro1">
          <table:table-cell office:value-type="string" calcext:value-type="string">
            <text:p>Cacau, cru</text:p>
          </table:table-cell>
          <table:table-cell office:value-type="float" office:value="74" calcext:value-type="float">
            <text:p>74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table:formula="of:=CONCATENATE(&quot;'&quot;;[.A183];&quot;'&quot;)" office:value-type="string" office:string-value="'Cacau, cru'" calcext:value-type="string">
            <text:p>'Cacau, cru'</text:p>
          </table:table-cell>
          <table:table-cell table:formula="of:=CONCATENATE(&quot;'&quot;;[.B183];&quot;'&quot;)" office:value-type="string" office:string-value="'74'" calcext:value-type="string">
            <text:p>'74'</text:p>
          </table:table-cell>
          <table:table-cell table:formula="of:=CONCATENATE(&quot;'&quot;;[.C183];&quot;'&quot;)" office:value-type="string" office:string-value="'311'" calcext:value-type="string">
            <text:p>'311'</text:p>
          </table:table-cell>
          <table:table-cell table:formula="of:=CONCATENATE(&quot;'&quot;;[.D183];&quot;'&quot;)" office:value-type="string" office:string-value="'1'" calcext:value-type="string">
            <text:p>'1'</text:p>
          </table:table-cell>
          <table:table-cell table:formula="of:=CONCATENATE(&quot;'&quot;;[.E183];&quot;'&quot;)" office:value-type="string" office:string-value="'19.4'" calcext:value-type="string">
            <text:p>'19.4'</text:p>
          </table:table-cell>
        </table:table-row>
        <table:table-row table:style-name="ro1">
          <table:table-cell office:value-type="string" calcext:value-type="string">
            <text:p>Cajá-Manga, cru</text:p>
          </table:table-cell>
          <table:table-cell office:value-type="float" office:value="46" calcext:value-type="float">
            <text:p>4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1.4</text:p>
          </table:table-cell>
          <table:table-cell table:formula="of:=CONCATENATE(&quot;'&quot;;[.A184];&quot;'&quot;)" office:value-type="string" office:string-value="'Cajá-Manga, cru'" calcext:value-type="string">
            <text:p>'Cajá-Manga, cru'</text:p>
          </table:table-cell>
          <table:table-cell table:formula="of:=CONCATENATE(&quot;'&quot;;[.B184];&quot;'&quot;)" office:value-type="string" office:string-value="'46'" calcext:value-type="string">
            <text:p>'46'</text:p>
          </table:table-cell>
          <table:table-cell table:formula="of:=CONCATENATE(&quot;'&quot;;[.C184];&quot;'&quot;)" office:value-type="string" office:string-value="'191'" calcext:value-type="string">
            <text:p>'191'</text:p>
          </table:table-cell>
          <table:table-cell table:formula="of:=CONCATENATE(&quot;'&quot;;[.D184];&quot;'&quot;)" office:value-type="string" office:string-value="'1.3'" calcext:value-type="string">
            <text:p>'1.3'</text:p>
          </table:table-cell>
          <table:table-cell table:formula="of:=CONCATENATE(&quot;'&quot;;[.E184];&quot;'&quot;)" office:value-type="string" office:string-value="'11.4'" calcext:value-type="string">
            <text:p>'11.4'</text:p>
          </table:table-cell>
        </table:table-row>
        <table:table-row table:style-name="ro1">
          <table:table-cell office:value-type="string" calcext:value-type="string">
            <text:p>Cajá, polpa, congelada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</text:p>
          </table:table-cell>
          <table:table-cell table:formula="of:=CONCATENATE(&quot;'&quot;;[.A185];&quot;'&quot;)" office:value-type="string" office:string-value="'Cajá, polpa, congelada'" calcext:value-type="string">
            <text:p>'Cajá, polpa, congelada'</text:p>
          </table:table-cell>
          <table:table-cell table:formula="of:=CONCATENATE(&quot;'&quot;;[.B185];&quot;'&quot;)" office:value-type="string" office:string-value="'26'" calcext:value-type="string">
            <text:p>'26'</text:p>
          </table:table-cell>
          <table:table-cell table:formula="of:=CONCATENATE(&quot;'&quot;;[.C185];&quot;'&quot;)" office:value-type="string" office:string-value="'110'" calcext:value-type="string">
            <text:p>'110'</text:p>
          </table:table-cell>
          <table:table-cell table:formula="of:=CONCATENATE(&quot;'&quot;;[.D185];&quot;'&quot;)" office:value-type="string" office:string-value="'0.6'" calcext:value-type="string">
            <text:p>'0.6'</text:p>
          </table:table-cell>
          <table:table-cell table:formula="of:=CONCATENATE(&quot;'&quot;;[.E185];&quot;'&quot;)" office:value-type="string" office:string-value="'6.4'" calcext:value-type="string">
            <text:p>'6.4'</text:p>
          </table:table-cell>
        </table:table-row>
        <table:table-row table:style-name="ro1">
          <table:table-cell office:value-type="string" calcext:value-type="string">
            <text:p>Caju, cru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3</text:p>
          </table:table-cell>
          <table:table-cell table:formula="of:=CONCATENATE(&quot;'&quot;;[.A186];&quot;'&quot;)" office:value-type="string" office:string-value="'Caju, cru'" calcext:value-type="string">
            <text:p>'Caju, cru'</text:p>
          </table:table-cell>
          <table:table-cell table:formula="of:=CONCATENATE(&quot;'&quot;;[.B186];&quot;'&quot;)" office:value-type="string" office:string-value="'43'" calcext:value-type="string">
            <text:p>'43'</text:p>
          </table:table-cell>
          <table:table-cell table:formula="of:=CONCATENATE(&quot;'&quot;;[.C186];&quot;'&quot;)" office:value-type="string" office:string-value="'180'" calcext:value-type="string">
            <text:p>'180'</text:p>
          </table:table-cell>
          <table:table-cell table:formula="of:=CONCATENATE(&quot;'&quot;;[.D186];&quot;'&quot;)" office:value-type="string" office:string-value="'1'" calcext:value-type="string">
            <text:p>'1'</text:p>
          </table:table-cell>
          <table:table-cell table:formula="of:=CONCATENATE(&quot;'&quot;;[.E186];&quot;'&quot;)" office:value-type="string" office:string-value="'10.3'" calcext:value-type="string">
            <text:p>'10.3'</text:p>
          </table:table-cell>
        </table:table-row>
        <table:table-row table:style-name="ro1">
          <table:table-cell office:value-type="string" calcext:value-type="string">
            <text:p>Caju, polpa, congelada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4</text:p>
          </table:table-cell>
          <table:table-cell table:formula="of:=CONCATENATE(&quot;'&quot;;[.A187];&quot;'&quot;)" office:value-type="string" office:string-value="'Caju, polpa, congelada'" calcext:value-type="string">
            <text:p>'Caju, polpa, congelada'</text:p>
          </table:table-cell>
          <table:table-cell table:formula="of:=CONCATENATE(&quot;'&quot;;[.B187];&quot;'&quot;)" office:value-type="string" office:string-value="'37'" calcext:value-type="string">
            <text:p>'37'</text:p>
          </table:table-cell>
          <table:table-cell table:formula="of:=CONCATENATE(&quot;'&quot;;[.C187];&quot;'&quot;)" office:value-type="string" office:string-value="'153'" calcext:value-type="string">
            <text:p>'153'</text:p>
          </table:table-cell>
          <table:table-cell table:formula="of:=CONCATENATE(&quot;'&quot;;[.D187];&quot;'&quot;)" office:value-type="string" office:string-value="'0.5'" calcext:value-type="string">
            <text:p>'0.5'</text:p>
          </table:table-cell>
          <table:table-cell table:formula="of:=CONCATENATE(&quot;'&quot;;[.E187];&quot;'&quot;)" office:value-type="string" office:string-value="'9.4'" calcext:value-type="string">
            <text:p>'9.4'</text:p>
          </table:table-cell>
        </table:table-row>
        <table:table-row table:style-name="ro1">
          <table:table-cell office:value-type="string" calcext:value-type="string">
            <text:p>Caju, suco concentrado, envasado</text:p>
          </table:table-cell>
          <table:table-cell office:value-type="float" office:value="45" calcext:value-type="float">
            <text:p>4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0.7</text:p>
          </table:table-cell>
          <table:table-cell table:formula="of:=CONCATENATE(&quot;'&quot;;[.A188];&quot;'&quot;)" office:value-type="string" office:string-value="'Caju, suco concentrado, envasado'" calcext:value-type="string">
            <text:p>'Caju, suco concentrado, envasado'</text:p>
          </table:table-cell>
          <table:table-cell table:formula="of:=CONCATENATE(&quot;'&quot;;[.B188];&quot;'&quot;)" office:value-type="string" office:string-value="'45'" calcext:value-type="string">
            <text:p>'45'</text:p>
          </table:table-cell>
          <table:table-cell table:formula="of:=CONCATENATE(&quot;'&quot;;[.C188];&quot;'&quot;)" office:value-type="string" office:string-value="'189'" calcext:value-type="string">
            <text:p>'189'</text:p>
          </table:table-cell>
          <table:table-cell table:formula="of:=CONCATENATE(&quot;'&quot;;[.D188];&quot;'&quot;)" office:value-type="string" office:string-value="'0.4'" calcext:value-type="string">
            <text:p>'0.4'</text:p>
          </table:table-cell>
          <table:table-cell table:formula="of:=CONCATENATE(&quot;'&quot;;[.E188];&quot;'&quot;)" office:value-type="string" office:string-value="'10.7'" calcext:value-type="string">
            <text:p>'10.7'</text:p>
          </table:table-cell>
        </table:table-row>
        <table:table-row table:style-name="ro1">
          <table:table-cell office:value-type="string" calcext:value-type="string">
            <text:p>Caqui, chocolate, cru</text:p>
          </table:table-cell>
          <table:table-cell office:value-type="float" office:value="71" calcext:value-type="float">
            <text:p>7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9.3</text:p>
          </table:table-cell>
          <table:table-cell table:formula="of:=CONCATENATE(&quot;'&quot;;[.A189];&quot;'&quot;)" office:value-type="string" office:string-value="'Caqui, chocolate, cru'" calcext:value-type="string">
            <text:p>'Caqui, chocolate, cru'</text:p>
          </table:table-cell>
          <table:table-cell table:formula="of:=CONCATENATE(&quot;'&quot;;[.B189];&quot;'&quot;)" office:value-type="string" office:string-value="'71'" calcext:value-type="string">
            <text:p>'71'</text:p>
          </table:table-cell>
          <table:table-cell table:formula="of:=CONCATENATE(&quot;'&quot;;[.C189];&quot;'&quot;)" office:value-type="string" office:string-value="'299'" calcext:value-type="string">
            <text:p>'299'</text:p>
          </table:table-cell>
          <table:table-cell table:formula="of:=CONCATENATE(&quot;'&quot;;[.D189];&quot;'&quot;)" office:value-type="string" office:string-value="'0.4'" calcext:value-type="string">
            <text:p>'0.4'</text:p>
          </table:table-cell>
          <table:table-cell table:formula="of:=CONCATENATE(&quot;'&quot;;[.E189];&quot;'&quot;)" office:value-type="string" office:string-value="'19.3'" calcext:value-type="string">
            <text:p>'19.3'</text:p>
          </table:table-cell>
        </table:table-row>
        <table:table-row table:style-name="ro1">
          <table:table-cell office:value-type="string" calcext:value-type="string">
            <text:p>Carambola, crua</text:p>
          </table:table-cell>
          <table:table-cell office:value-type="float" office:value="46" calcext:value-type="float">
            <text:p>4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1.5</text:p>
          </table:table-cell>
          <table:table-cell table:formula="of:=CONCATENATE(&quot;'&quot;;[.A190];&quot;'&quot;)" office:value-type="string" office:string-value="'Carambola, crua'" calcext:value-type="string">
            <text:p>'Carambola, crua'</text:p>
          </table:table-cell>
          <table:table-cell table:formula="of:=CONCATENATE(&quot;'&quot;;[.B190];&quot;'&quot;)" office:value-type="string" office:string-value="'46'" calcext:value-type="string">
            <text:p>'46'</text:p>
          </table:table-cell>
          <table:table-cell table:formula="of:=CONCATENATE(&quot;'&quot;;[.C190];&quot;'&quot;)" office:value-type="string" office:string-value="'191'" calcext:value-type="string">
            <text:p>'191'</text:p>
          </table:table-cell>
          <table:table-cell table:formula="of:=CONCATENATE(&quot;'&quot;;[.D190];&quot;'&quot;)" office:value-type="string" office:string-value="'0.9'" calcext:value-type="string">
            <text:p>'0.9'</text:p>
          </table:table-cell>
          <table:table-cell table:formula="of:=CONCATENATE(&quot;'&quot;;[.E190];&quot;'&quot;)" office:value-type="string" office:string-value="'11.5'" calcext:value-type="string">
            <text:p>'11.5'</text:p>
          </table:table-cell>
        </table:table-row>
        <table:table-row table:style-name="ro1">
          <table:table-cell office:value-type="string" calcext:value-type="string">
            <text:p>Ciriguela, crua</text:p>
          </table:table-cell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8.9</text:p>
          </table:table-cell>
          <table:table-cell table:formula="of:=CONCATENATE(&quot;'&quot;;[.A191];&quot;'&quot;)" office:value-type="string" office:string-value="'Ciriguela, crua'" calcext:value-type="string">
            <text:p>'Ciriguela, crua'</text:p>
          </table:table-cell>
          <table:table-cell table:formula="of:=CONCATENATE(&quot;'&quot;;[.B191];&quot;'&quot;)" office:value-type="string" office:string-value="'76'" calcext:value-type="string">
            <text:p>'76'</text:p>
          </table:table-cell>
          <table:table-cell table:formula="of:=CONCATENATE(&quot;'&quot;;[.C191];&quot;'&quot;)" office:value-type="string" office:string-value="'316'" calcext:value-type="string">
            <text:p>'316'</text:p>
          </table:table-cell>
          <table:table-cell table:formula="of:=CONCATENATE(&quot;'&quot;;[.D191];&quot;'&quot;)" office:value-type="string" office:string-value="'1.4'" calcext:value-type="string">
            <text:p>'1.4'</text:p>
          </table:table-cell>
          <table:table-cell table:formula="of:=CONCATENATE(&quot;'&quot;;[.E191];&quot;'&quot;)" office:value-type="string" office:string-value="'18.9'" calcext:value-type="string">
            <text:p>'18.9'</text:p>
          </table:table-cell>
        </table:table-row>
        <table:table-row table:style-name="ro1">
          <table:table-cell office:value-type="string" calcext:value-type="string">
            <text:p>Cupuaçu, cru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0.4</text:p>
          </table:table-cell>
          <table:table-cell table:formula="of:=CONCATENATE(&quot;'&quot;;[.A192];&quot;'&quot;)" office:value-type="string" office:string-value="'Cupuaçu, cru'" calcext:value-type="string">
            <text:p>'Cupuaçu, cru'</text:p>
          </table:table-cell>
          <table:table-cell table:formula="of:=CONCATENATE(&quot;'&quot;;[.B192];&quot;'&quot;)" office:value-type="string" office:string-value="'49'" calcext:value-type="string">
            <text:p>'49'</text:p>
          </table:table-cell>
          <table:table-cell table:formula="of:=CONCATENATE(&quot;'&quot;;[.C192];&quot;'&quot;)" office:value-type="string" office:string-value="'207'" calcext:value-type="string">
            <text:p>'207'</text:p>
          </table:table-cell>
          <table:table-cell table:formula="of:=CONCATENATE(&quot;'&quot;;[.D192];&quot;'&quot;)" office:value-type="string" office:string-value="'1.2'" calcext:value-type="string">
            <text:p>'1.2'</text:p>
          </table:table-cell>
          <table:table-cell table:formula="of:=CONCATENATE(&quot;'&quot;;[.E192];&quot;'&quot;)" office:value-type="string" office:string-value="'10.4'" calcext:value-type="string">
            <text:p>'10.4'</text:p>
          </table:table-cell>
        </table:table-row>
        <table:table-row table:style-name="ro1">
          <table:table-cell office:value-type="string" calcext:value-type="string">
            <text:p>Cupuaçu, polpa, congelada</text:p>
          </table:table-cell>
          <table:table-cell office:value-type="float" office:value="49" calcext:value-type="float">
            <text:p>4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1.4</text:p>
          </table:table-cell>
          <table:table-cell table:formula="of:=CONCATENATE(&quot;'&quot;;[.A193];&quot;'&quot;)" office:value-type="string" office:string-value="'Cupuaçu, polpa, congelada'" calcext:value-type="string">
            <text:p>'Cupuaçu, polpa, congelada'</text:p>
          </table:table-cell>
          <table:table-cell table:formula="of:=CONCATENATE(&quot;'&quot;;[.B193];&quot;'&quot;)" office:value-type="string" office:string-value="'49'" calcext:value-type="string">
            <text:p>'49'</text:p>
          </table:table-cell>
          <table:table-cell table:formula="of:=CONCATENATE(&quot;'&quot;;[.C193];&quot;'&quot;)" office:value-type="string" office:string-value="'204'" calcext:value-type="string">
            <text:p>'204'</text:p>
          </table:table-cell>
          <table:table-cell table:formula="of:=CONCATENATE(&quot;'&quot;;[.D193];&quot;'&quot;)" office:value-type="string" office:string-value="'0.8'" calcext:value-type="string">
            <text:p>'0.8'</text:p>
          </table:table-cell>
          <table:table-cell table:formula="of:=CONCATENATE(&quot;'&quot;;[.E193];&quot;'&quot;)" office:value-type="string" office:string-value="'11.4'" calcext:value-type="string">
            <text:p>'11.4'</text:p>
          </table:table-cell>
        </table:table-row>
        <table:table-row table:style-name="ro1">
          <table:table-cell office:value-type="string" calcext:value-type="string">
            <text:p>Figo, cru</text:p>
          </table:table-cell>
          <table:table-cell office:value-type="float" office:value="41" calcext:value-type="float">
            <text:p>4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</text:p>
          </table:table-cell>
          <table:table-cell table:formula="of:=CONCATENATE(&quot;'&quot;;[.A194];&quot;'&quot;)" office:value-type="string" office:string-value="'Figo, cru'" calcext:value-type="string">
            <text:p>'Figo, cru'</text:p>
          </table:table-cell>
          <table:table-cell table:formula="of:=CONCATENATE(&quot;'&quot;;[.B194];&quot;'&quot;)" office:value-type="string" office:string-value="'41'" calcext:value-type="string">
            <text:p>'41'</text:p>
          </table:table-cell>
          <table:table-cell table:formula="of:=CONCATENATE(&quot;'&quot;;[.C194];&quot;'&quot;)" office:value-type="string" office:string-value="'173'" calcext:value-type="string">
            <text:p>'173'</text:p>
          </table:table-cell>
          <table:table-cell table:formula="of:=CONCATENATE(&quot;'&quot;;[.D194];&quot;'&quot;)" office:value-type="string" office:string-value="'1'" calcext:value-type="string">
            <text:p>'1'</text:p>
          </table:table-cell>
          <table:table-cell table:formula="of:=CONCATENATE(&quot;'&quot;;[.E194];&quot;'&quot;)" office:value-type="string" office:string-value="'10.2'" calcext:value-type="string">
            <text:p>'10.2'</text:p>
          </table:table-cell>
        </table:table-row>
        <table:table-row table:style-name="ro1">
          <table:table-cell office:value-type="string" calcext:value-type="string">
            <text:p>Figo, enlatado, em calda</text:p>
          </table:table-cell>
          <table:table-cell office:value-type="float" office:value="184" calcext:value-type="float">
            <text:p>18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0.3</text:p>
          </table:table-cell>
          <table:table-cell table:formula="of:=CONCATENATE(&quot;'&quot;;[.A195];&quot;'&quot;)" office:value-type="string" office:string-value="'Figo, enlatado, em calda'" calcext:value-type="string">
            <text:p>'Figo, enlatado, em calda'</text:p>
          </table:table-cell>
          <table:table-cell table:formula="of:=CONCATENATE(&quot;'&quot;;[.B195];&quot;'&quot;)" office:value-type="string" office:string-value="'184'" calcext:value-type="string">
            <text:p>'184'</text:p>
          </table:table-cell>
          <table:table-cell table:formula="of:=CONCATENATE(&quot;'&quot;;[.C195];&quot;'&quot;)" office:value-type="string" office:string-value="'771'" calcext:value-type="string">
            <text:p>'771'</text:p>
          </table:table-cell>
          <table:table-cell table:formula="of:=CONCATENATE(&quot;'&quot;;[.D195];&quot;'&quot;)" office:value-type="string" office:string-value="'0.6'" calcext:value-type="string">
            <text:p>'0.6'</text:p>
          </table:table-cell>
          <table:table-cell table:formula="of:=CONCATENATE(&quot;'&quot;;[.E195];&quot;'&quot;)" office:value-type="string" office:string-value="'50.3'" calcext:value-type="string">
            <text:p>'50.3'</text:p>
          </table:table-cell>
        </table:table-row>
        <table:table-row table:style-name="ro1">
          <table:table-cell office:value-type="string" calcext:value-type="string">
            <text:p>Fruta-pão, crua</text:p>
          </table:table-cell>
          <table:table-cell office:value-type="float" office:value="67" calcext:value-type="float">
            <text:p>6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7.2</text:p>
          </table:table-cell>
          <table:table-cell table:formula="of:=CONCATENATE(&quot;'&quot;;[.A196];&quot;'&quot;)" office:value-type="string" office:string-value="'Fruta-pão, crua'" calcext:value-type="string">
            <text:p>'Fruta-pão, crua'</text:p>
          </table:table-cell>
          <table:table-cell table:formula="of:=CONCATENATE(&quot;'&quot;;[.B196];&quot;'&quot;)" office:value-type="string" office:string-value="'67'" calcext:value-type="string">
            <text:p>'67'</text:p>
          </table:table-cell>
          <table:table-cell table:formula="of:=CONCATENATE(&quot;'&quot;;[.C196];&quot;'&quot;)" office:value-type="string" office:string-value="'281'" calcext:value-type="string">
            <text:p>'281'</text:p>
          </table:table-cell>
          <table:table-cell table:formula="of:=CONCATENATE(&quot;'&quot;;[.D196];&quot;'&quot;)" office:value-type="string" office:string-value="'1.1'" calcext:value-type="string">
            <text:p>'1.1'</text:p>
          </table:table-cell>
          <table:table-cell table:formula="of:=CONCATENATE(&quot;'&quot;;[.E196];&quot;'&quot;)" office:value-type="string" office:string-value="'17.2'" calcext:value-type="string">
            <text:p>'17.2'</text:p>
          </table:table-cell>
        </table:table-row>
        <table:table-row table:style-name="ro1">
          <table:table-cell office:value-type="string" calcext:value-type="string">
            <text:p>Goiaba, branca, com casca, crua</text:p>
          </table:table-cell>
          <table:table-cell office:value-type="float" office:value="52" calcext:value-type="float">
            <text:p>5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2.4</text:p>
          </table:table-cell>
          <table:table-cell table:formula="of:=CONCATENATE(&quot;'&quot;;[.A197];&quot;'&quot;)" office:value-type="string" office:string-value="'Goiaba, branca, com casca, crua'" calcext:value-type="string">
            <text:p>'Goiaba, branca, com casca, crua'</text:p>
          </table:table-cell>
          <table:table-cell table:formula="of:=CONCATENATE(&quot;'&quot;;[.B197];&quot;'&quot;)" office:value-type="string" office:string-value="'52'" calcext:value-type="string">
            <text:p>'52'</text:p>
          </table:table-cell>
          <table:table-cell table:formula="of:=CONCATENATE(&quot;'&quot;;[.C197];&quot;'&quot;)" office:value-type="string" office:string-value="'216'" calcext:value-type="string">
            <text:p>'216'</text:p>
          </table:table-cell>
          <table:table-cell table:formula="of:=CONCATENATE(&quot;'&quot;;[.D197];&quot;'&quot;)" office:value-type="string" office:string-value="'0.9'" calcext:value-type="string">
            <text:p>'0.9'</text:p>
          </table:table-cell>
          <table:table-cell table:formula="of:=CONCATENATE(&quot;'&quot;;[.E197];&quot;'&quot;)" office:value-type="string" office:string-value="'12.4'" calcext:value-type="string">
            <text:p>'12.4'</text:p>
          </table:table-cell>
        </table:table-row>
        <table:table-row table:style-name="ro1">
          <table:table-cell office:value-type="string" calcext:value-type="string">
            <text:p>Goiaba, doce em pasta</text:p>
          </table:table-cell>
          <table:table-cell office:value-type="float" office:value="269" calcext:value-type="float">
            <text:p>269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4.1</text:p>
          </table:table-cell>
          <table:table-cell table:formula="of:=CONCATENATE(&quot;'&quot;;[.A198];&quot;'&quot;)" office:value-type="string" office:string-value="'Goiaba, doce em pasta'" calcext:value-type="string">
            <text:p>'Goiaba, doce em pasta'</text:p>
          </table:table-cell>
          <table:table-cell table:formula="of:=CONCATENATE(&quot;'&quot;;[.B198];&quot;'&quot;)" office:value-type="string" office:string-value="'269'" calcext:value-type="string">
            <text:p>'269'</text:p>
          </table:table-cell>
          <table:table-cell table:formula="of:=CONCATENATE(&quot;'&quot;;[.C198];&quot;'&quot;)" office:value-type="string" office:string-value="'1125'" calcext:value-type="string">
            <text:p>'1125'</text:p>
          </table:table-cell>
          <table:table-cell table:formula="of:=CONCATENATE(&quot;'&quot;;[.D198];&quot;'&quot;)" office:value-type="string" office:string-value="'0.6'" calcext:value-type="string">
            <text:p>'0.6'</text:p>
          </table:table-cell>
          <table:table-cell table:formula="of:=CONCATENATE(&quot;'&quot;;[.E198];&quot;'&quot;)" office:value-type="string" office:string-value="'74.1'" calcext:value-type="string">
            <text:p>'74.1'</text:p>
          </table:table-cell>
        </table:table-row>
        <table:table-row table:style-name="ro1">
          <table:table-cell office:value-type="string" calcext:value-type="string">
            <text:p>Goiaba, doce, cascão</text:p>
          </table:table-cell>
          <table:table-cell office:value-type="float" office:value="286" calcext:value-type="float">
            <text:p>286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8.7</text:p>
          </table:table-cell>
          <table:table-cell table:formula="of:=CONCATENATE(&quot;'&quot;;[.A199];&quot;'&quot;)" office:value-type="string" office:string-value="'Goiaba, doce, cascão'" calcext:value-type="string">
            <text:p>'Goiaba, doce, cascão'</text:p>
          </table:table-cell>
          <table:table-cell table:formula="of:=CONCATENATE(&quot;'&quot;;[.B199];&quot;'&quot;)" office:value-type="string" office:string-value="'286'" calcext:value-type="string">
            <text:p>'286'</text:p>
          </table:table-cell>
          <table:table-cell table:formula="of:=CONCATENATE(&quot;'&quot;;[.C199];&quot;'&quot;)" office:value-type="string" office:string-value="'1195'" calcext:value-type="string">
            <text:p>'1195'</text:p>
          </table:table-cell>
          <table:table-cell table:formula="of:=CONCATENATE(&quot;'&quot;;[.D199];&quot;'&quot;)" office:value-type="string" office:string-value="'0.4'" calcext:value-type="string">
            <text:p>'0.4'</text:p>
          </table:table-cell>
          <table:table-cell table:formula="of:=CONCATENATE(&quot;'&quot;;[.E199];&quot;'&quot;)" office:value-type="string" office:string-value="'78.7'" calcext:value-type="string">
            <text:p>'78.7'</text:p>
          </table:table-cell>
        </table:table-row>
        <table:table-row table:style-name="ro1">
          <table:table-cell office:value-type="string" calcext:value-type="string">
            <text:p>Goiaba, vermelha, com casca, crua</text:p>
          </table:table-cell>
          <table:table-cell office:value-type="float" office:value="54" calcext:value-type="float">
            <text:p>5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.1</text:p>
          </table:table-cell>
          <table:table-cell office:value-type="float" office:value="13" calcext:value-type="float">
            <text:p>13</text:p>
          </table:table-cell>
          <table:table-cell table:formula="of:=CONCATENATE(&quot;'&quot;;[.A200];&quot;'&quot;)" office:value-type="string" office:string-value="'Goiaba, vermelha, com casca, crua'" calcext:value-type="string">
            <text:p>'Goiaba, vermelha, com casca, crua'</text:p>
          </table:table-cell>
          <table:table-cell table:formula="of:=CONCATENATE(&quot;'&quot;;[.B200];&quot;'&quot;)" office:value-type="string" office:string-value="'54'" calcext:value-type="string">
            <text:p>'54'</text:p>
          </table:table-cell>
          <table:table-cell table:formula="of:=CONCATENATE(&quot;'&quot;;[.C200];&quot;'&quot;)" office:value-type="string" office:string-value="'227'" calcext:value-type="string">
            <text:p>'227'</text:p>
          </table:table-cell>
          <table:table-cell table:formula="of:=CONCATENATE(&quot;'&quot;;[.D200];&quot;'&quot;)" office:value-type="string" office:string-value="'1.1'" calcext:value-type="string">
            <text:p>'1.1'</text:p>
          </table:table-cell>
          <table:table-cell table:formula="of:=CONCATENATE(&quot;'&quot;;[.E200];&quot;'&quot;)" office:value-type="string" office:string-value="'13'" calcext:value-type="string">
            <text:p>'13'</text:p>
          </table:table-cell>
        </table:table-row>
        <table:table-row table:style-name="ro1">
          <table:table-cell office:value-type="string" calcext:value-type="string">
            <text:p>Graviola, crua</text:p>
          </table:table-cell>
          <table:table-cell office:value-type="float" office:value="62" calcext:value-type="float">
            <text:p>6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5.8</text:p>
          </table:table-cell>
          <table:table-cell table:formula="of:=CONCATENATE(&quot;'&quot;;[.A201];&quot;'&quot;)" office:value-type="string" office:string-value="'Graviola, crua'" calcext:value-type="string">
            <text:p>'Graviola, crua'</text:p>
          </table:table-cell>
          <table:table-cell table:formula="of:=CONCATENATE(&quot;'&quot;;[.B201];&quot;'&quot;)" office:value-type="string" office:string-value="'62'" calcext:value-type="string">
            <text:p>'62'</text:p>
          </table:table-cell>
          <table:table-cell table:formula="of:=CONCATENATE(&quot;'&quot;;[.C201];&quot;'&quot;)" office:value-type="string" office:string-value="'258'" calcext:value-type="string">
            <text:p>'258'</text:p>
          </table:table-cell>
          <table:table-cell table:formula="of:=CONCATENATE(&quot;'&quot;;[.D201];&quot;'&quot;)" office:value-type="string" office:string-value="'0.8'" calcext:value-type="string">
            <text:p>'0.8'</text:p>
          </table:table-cell>
          <table:table-cell table:formula="of:=CONCATENATE(&quot;'&quot;;[.E201];&quot;'&quot;)" office:value-type="string" office:string-value="'15.8'" calcext:value-type="string">
            <text:p>'15.8'</text:p>
          </table:table-cell>
        </table:table-row>
        <table:table-row table:style-name="ro1">
          <table:table-cell office:value-type="string" calcext:value-type="string">
            <text:p>Graviola, polpa, congelada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9.8</text:p>
          </table:table-cell>
          <table:table-cell table:formula="of:=CONCATENATE(&quot;'&quot;;[.A202];&quot;'&quot;)" office:value-type="string" office:string-value="'Graviola, polpa, congelada'" calcext:value-type="string">
            <text:p>'Graviola, polpa, congelada'</text:p>
          </table:table-cell>
          <table:table-cell table:formula="of:=CONCATENATE(&quot;'&quot;;[.B202];&quot;'&quot;)" office:value-type="string" office:string-value="'38'" calcext:value-type="string">
            <text:p>'38'</text:p>
          </table:table-cell>
          <table:table-cell table:formula="of:=CONCATENATE(&quot;'&quot;;[.C202];&quot;'&quot;)" office:value-type="string" office:string-value="'160'" calcext:value-type="string">
            <text:p>'160'</text:p>
          </table:table-cell>
          <table:table-cell table:formula="of:=CONCATENATE(&quot;'&quot;;[.D202];&quot;'&quot;)" office:value-type="string" office:string-value="'0.6'" calcext:value-type="string">
            <text:p>'0.6'</text:p>
          </table:table-cell>
          <table:table-cell table:formula="of:=CONCATENATE(&quot;'&quot;;[.E202];&quot;'&quot;)" office:value-type="string" office:string-value="'9.8'" calcext:value-type="string">
            <text:p>'9.8'</text:p>
          </table:table-cell>
        </table:table-row>
        <table:table-row table:style-name="ro1">
          <table:table-cell office:value-type="string" calcext:value-type="string">
            <text:p>Jabuticaba, crua</text:p>
          </table:table-cell>
          <table:table-cell office:value-type="float" office:value="58" calcext:value-type="float">
            <text:p>5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5.3</text:p>
          </table:table-cell>
          <table:table-cell table:formula="of:=CONCATENATE(&quot;'&quot;;[.A203];&quot;'&quot;)" office:value-type="string" office:string-value="'Jabuticaba, crua'" calcext:value-type="string">
            <text:p>'Jabuticaba, crua'</text:p>
          </table:table-cell>
          <table:table-cell table:formula="of:=CONCATENATE(&quot;'&quot;;[.B203];&quot;'&quot;)" office:value-type="string" office:string-value="'58'" calcext:value-type="string">
            <text:p>'58'</text:p>
          </table:table-cell>
          <table:table-cell table:formula="of:=CONCATENATE(&quot;'&quot;;[.C203];&quot;'&quot;)" office:value-type="string" office:string-value="'243'" calcext:value-type="string">
            <text:p>'243'</text:p>
          </table:table-cell>
          <table:table-cell table:formula="of:=CONCATENATE(&quot;'&quot;;[.D203];&quot;'&quot;)" office:value-type="string" office:string-value="'0.6'" calcext:value-type="string">
            <text:p>'0.6'</text:p>
          </table:table-cell>
          <table:table-cell table:formula="of:=CONCATENATE(&quot;'&quot;;[.E203];&quot;'&quot;)" office:value-type="string" office:string-value="'15.3'" calcext:value-type="string">
            <text:p>'15.3'</text:p>
          </table:table-cell>
        </table:table-row>
        <table:table-row table:style-name="ro1">
          <table:table-cell office:value-type="string" calcext:value-type="string">
            <text:p>Jaca, crua</text:p>
          </table:table-cell>
          <table:table-cell office:value-type="float" office:value="88" calcext:value-type="float">
            <text:p>8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2.5</text:p>
          </table:table-cell>
          <table:table-cell table:formula="of:=CONCATENATE(&quot;'&quot;;[.A204];&quot;'&quot;)" office:value-type="string" office:string-value="'Jaca, crua'" calcext:value-type="string">
            <text:p>'Jaca, crua'</text:p>
          </table:table-cell>
          <table:table-cell table:formula="of:=CONCATENATE(&quot;'&quot;;[.B204];&quot;'&quot;)" office:value-type="string" office:string-value="'88'" calcext:value-type="string">
            <text:p>'88'</text:p>
          </table:table-cell>
          <table:table-cell table:formula="of:=CONCATENATE(&quot;'&quot;;[.C204];&quot;'&quot;)" office:value-type="string" office:string-value="'368'" calcext:value-type="string">
            <text:p>'368'</text:p>
          </table:table-cell>
          <table:table-cell table:formula="of:=CONCATENATE(&quot;'&quot;;[.D204];&quot;'&quot;)" office:value-type="string" office:string-value="'1.4'" calcext:value-type="string">
            <text:p>'1.4'</text:p>
          </table:table-cell>
          <table:table-cell table:formula="of:=CONCATENATE(&quot;'&quot;;[.E204];&quot;'&quot;)" office:value-type="string" office:string-value="'22.5'" calcext:value-type="string">
            <text:p>'22.5'</text:p>
          </table:table-cell>
        </table:table-row>
        <table:table-row table:style-name="ro1">
          <table:table-cell office:value-type="string" calcext:value-type="string">
            <text:p>Jambo, cru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</text:p>
          </table:table-cell>
          <table:table-cell table:formula="of:=CONCATENATE(&quot;'&quot;;[.A205];&quot;'&quot;)" office:value-type="string" office:string-value="'Jambo, cru'" calcext:value-type="string">
            <text:p>'Jambo, cru'</text:p>
          </table:table-cell>
          <table:table-cell table:formula="of:=CONCATENATE(&quot;'&quot;;[.B205];&quot;'&quot;)" office:value-type="string" office:string-value="'27'" calcext:value-type="string">
            <text:p>'27'</text:p>
          </table:table-cell>
          <table:table-cell table:formula="of:=CONCATENATE(&quot;'&quot;;[.C205];&quot;'&quot;)" office:value-type="string" office:string-value="'113'" calcext:value-type="string">
            <text:p>'113'</text:p>
          </table:table-cell>
          <table:table-cell table:formula="of:=CONCATENATE(&quot;'&quot;;[.D205];&quot;'&quot;)" office:value-type="string" office:string-value="'0.9'" calcext:value-type="string">
            <text:p>'0.9'</text:p>
          </table:table-cell>
          <table:table-cell table:formula="of:=CONCATENATE(&quot;'&quot;;[.E205];&quot;'&quot;)" office:value-type="string" office:string-value="'6.5'" calcext:value-type="string">
            <text:p>'6.5'</text:p>
          </table:table-cell>
        </table:table-row>
        <table:table-row table:style-name="ro1">
          <table:table-cell office:value-type="string" calcext:value-type="string">
            <text:p>Jamelão, cru</text:p>
          </table:table-cell>
          <table:table-cell office:value-type="float" office:value="41" calcext:value-type="float">
            <text:p>4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formula="of:=CONCATENATE(&quot;'&quot;;[.A206];&quot;'&quot;)" office:value-type="string" office:string-value="'Jamelão, cru'" calcext:value-type="string">
            <text:p>'Jamelão, cru'</text:p>
          </table:table-cell>
          <table:table-cell table:formula="of:=CONCATENATE(&quot;'&quot;;[.B206];&quot;'&quot;)" office:value-type="string" office:string-value="'41'" calcext:value-type="string">
            <text:p>'41'</text:p>
          </table:table-cell>
          <table:table-cell table:formula="of:=CONCATENATE(&quot;'&quot;;[.C206];&quot;'&quot;)" office:value-type="string" office:string-value="'172'" calcext:value-type="string">
            <text:p>'172'</text:p>
          </table:table-cell>
          <table:table-cell table:formula="of:=CONCATENATE(&quot;'&quot;;[.D206];&quot;'&quot;)" office:value-type="string" office:string-value="'0.5'" calcext:value-type="string">
            <text:p>'0.5'</text:p>
          </table:table-cell>
          <table:table-cell table:formula="of:=CONCATENATE(&quot;'&quot;;[.E206];&quot;'&quot;)" office:value-type="string" office:string-value="'10.6'" calcext:value-type="string">
            <text:p>'10.6'</text:p>
          </table:table-cell>
        </table:table-row>
        <table:table-row table:style-name="ro1">
          <table:table-cell office:value-type="string" calcext:value-type="string">
            <text:p>Kiwi, cru</text:p>
          </table:table-cell>
          <table:table-cell office:value-type="float" office:value="51" calcext:value-type="float">
            <text:p>5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1.5</text:p>
          </table:table-cell>
          <table:table-cell table:formula="of:=CONCATENATE(&quot;'&quot;;[.A207];&quot;'&quot;)" office:value-type="string" office:string-value="'Kiwi, cru'" calcext:value-type="string">
            <text:p>'Kiwi, cru'</text:p>
          </table:table-cell>
          <table:table-cell table:formula="of:=CONCATENATE(&quot;'&quot;;[.B207];&quot;'&quot;)" office:value-type="string" office:string-value="'51'" calcext:value-type="string">
            <text:p>'51'</text:p>
          </table:table-cell>
          <table:table-cell table:formula="of:=CONCATENATE(&quot;'&quot;;[.C207];&quot;'&quot;)" office:value-type="string" office:string-value="'214'" calcext:value-type="string">
            <text:p>'214'</text:p>
          </table:table-cell>
          <table:table-cell table:formula="of:=CONCATENATE(&quot;'&quot;;[.D207];&quot;'&quot;)" office:value-type="string" office:string-value="'1.3'" calcext:value-type="string">
            <text:p>'1.3'</text:p>
          </table:table-cell>
          <table:table-cell table:formula="of:=CONCATENATE(&quot;'&quot;;[.E207];&quot;'&quot;)" office:value-type="string" office:string-value="'11.5'" calcext:value-type="string">
            <text:p>'11.5'</text:p>
          </table:table-cell>
        </table:table-row>
        <table:table-row table:style-name="ro1">
          <table:table-cell office:value-type="string" calcext:value-type="string">
            <text:p>Laranja, baía, crua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table:formula="of:=CONCATENATE(&quot;'&quot;;[.A208];&quot;'&quot;)" office:value-type="string" office:string-value="'Laranja, baía, crua'" calcext:value-type="string">
            <text:p>'Laranja, baía, crua'</text:p>
          </table:table-cell>
          <table:table-cell table:formula="of:=CONCATENATE(&quot;'&quot;;[.B208];&quot;'&quot;)" office:value-type="string" office:string-value="'45'" calcext:value-type="string">
            <text:p>'45'</text:p>
          </table:table-cell>
          <table:table-cell table:formula="of:=CONCATENATE(&quot;'&quot;;[.C208];&quot;'&quot;)" office:value-type="string" office:string-value="'190'" calcext:value-type="string">
            <text:p>'190'</text:p>
          </table:table-cell>
          <table:table-cell table:formula="of:=CONCATENATE(&quot;'&quot;;[.D208];&quot;'&quot;)" office:value-type="string" office:string-value="'1'" calcext:value-type="string">
            <text:p>'1'</text:p>
          </table:table-cell>
          <table:table-cell table:formula="of:=CONCATENATE(&quot;'&quot;;[.E208];&quot;'&quot;)" office:value-type="string" office:string-value="'11.5'" calcext:value-type="string">
            <text:p>'11.5'</text:p>
          </table:table-cell>
        </table:table-row>
        <table:table-row table:style-name="ro1">
          <table:table-cell office:value-type="string" calcext:value-type="string">
            <text:p>Laranja, baía, suco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.7</text:p>
          </table:table-cell>
          <table:table-cell table:formula="of:=CONCATENATE(&quot;'&quot;;[.A209];&quot;'&quot;)" office:value-type="string" office:string-value="'Laranja, baía, suco'" calcext:value-type="string">
            <text:p>'Laranja, baía, suco'</text:p>
          </table:table-cell>
          <table:table-cell table:formula="of:=CONCATENATE(&quot;'&quot;;[.B209];&quot;'&quot;)" office:value-type="string" office:string-value="'37'" calcext:value-type="string">
            <text:p>'37'</text:p>
          </table:table-cell>
          <table:table-cell table:formula="of:=CONCATENATE(&quot;'&quot;;[.C209];&quot;'&quot;)" office:value-type="string" office:string-value="'153'" calcext:value-type="string">
            <text:p>'153'</text:p>
          </table:table-cell>
          <table:table-cell table:formula="of:=CONCATENATE(&quot;'&quot;;[.D209];&quot;'&quot;)" office:value-type="string" office:string-value="'0.7'" calcext:value-type="string">
            <text:p>'0.7'</text:p>
          </table:table-cell>
          <table:table-cell table:formula="of:=CONCATENATE(&quot;'&quot;;[.E209];&quot;'&quot;)" office:value-type="string" office:string-value="'8.7'" calcext:value-type="string">
            <text:p>'8.7'</text:p>
          </table:table-cell>
        </table:table-row>
        <table:table-row table:style-name="ro1">
          <table:table-cell office:value-type="string" calcext:value-type="string">
            <text:p>Laranja, da terra, crua</text:p>
          </table:table-cell>
          <table:table-cell office:value-type="float" office:value="51" calcext:value-type="float">
            <text:p>5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.9</text:p>
          </table:table-cell>
          <table:table-cell table:formula="of:=CONCATENATE(&quot;'&quot;;[.A210];&quot;'&quot;)" office:value-type="string" office:string-value="'Laranja, da terra, crua'" calcext:value-type="string">
            <text:p>'Laranja, da terra, crua'</text:p>
          </table:table-cell>
          <table:table-cell table:formula="of:=CONCATENATE(&quot;'&quot;;[.B210];&quot;'&quot;)" office:value-type="string" office:string-value="'51'" calcext:value-type="string">
            <text:p>'51'</text:p>
          </table:table-cell>
          <table:table-cell table:formula="of:=CONCATENATE(&quot;'&quot;;[.C210];&quot;'&quot;)" office:value-type="string" office:string-value="'215'" calcext:value-type="string">
            <text:p>'215'</text:p>
          </table:table-cell>
          <table:table-cell table:formula="of:=CONCATENATE(&quot;'&quot;;[.D210];&quot;'&quot;)" office:value-type="string" office:string-value="'1.1'" calcext:value-type="string">
            <text:p>'1.1'</text:p>
          </table:table-cell>
          <table:table-cell table:formula="of:=CONCATENATE(&quot;'&quot;;[.E210];&quot;'&quot;)" office:value-type="string" office:string-value="'12.9'" calcext:value-type="string">
            <text:p>'12.9'</text:p>
          </table:table-cell>
        </table:table-row>
        <table:table-row table:style-name="ro1">
          <table:table-cell office:value-type="string" calcext:value-type="string">
            <text:p>Laranja, da terra, suco</text:p>
          </table:table-cell>
          <table:table-cell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9.6</text:p>
          </table:table-cell>
          <table:table-cell table:formula="of:=CONCATENATE(&quot;'&quot;;[.A211];&quot;'&quot;)" office:value-type="string" office:string-value="'Laranja, da terra, suco'" calcext:value-type="string">
            <text:p>'Laranja, da terra, suco'</text:p>
          </table:table-cell>
          <table:table-cell table:formula="of:=CONCATENATE(&quot;'&quot;;[.B211];&quot;'&quot;)" office:value-type="string" office:string-value="'41'" calcext:value-type="string">
            <text:p>'41'</text:p>
          </table:table-cell>
          <table:table-cell table:formula="of:=CONCATENATE(&quot;'&quot;;[.C211];&quot;'&quot;)" office:value-type="string" office:string-value="'171'" calcext:value-type="string">
            <text:p>'171'</text:p>
          </table:table-cell>
          <table:table-cell table:formula="of:=CONCATENATE(&quot;'&quot;;[.D211];&quot;'&quot;)" office:value-type="string" office:string-value="'0.7'" calcext:value-type="string">
            <text:p>'0.7'</text:p>
          </table:table-cell>
          <table:table-cell table:formula="of:=CONCATENATE(&quot;'&quot;;[.E211];&quot;'&quot;)" office:value-type="string" office:string-value="'9.6'" calcext:value-type="string">
            <text:p>'9.6'</text:p>
          </table:table-cell>
        </table:table-row>
        <table:table-row table:style-name="ro1">
          <table:table-cell office:value-type="string" calcext:value-type="string">
            <text:p>Laranja, lima, crua</text:p>
          </table:table-cell>
          <table:table-cell office:value-type="float" office:value="46" calcext:value-type="float">
            <text:p>4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1.5</text:p>
          </table:table-cell>
          <table:table-cell table:formula="of:=CONCATENATE(&quot;'&quot;;[.A212];&quot;'&quot;)" office:value-type="string" office:string-value="'Laranja, lima, crua'" calcext:value-type="string">
            <text:p>'Laranja, lima, crua'</text:p>
          </table:table-cell>
          <table:table-cell table:formula="of:=CONCATENATE(&quot;'&quot;;[.B212];&quot;'&quot;)" office:value-type="string" office:string-value="'46'" calcext:value-type="string">
            <text:p>'46'</text:p>
          </table:table-cell>
          <table:table-cell table:formula="of:=CONCATENATE(&quot;'&quot;;[.C212];&quot;'&quot;)" office:value-type="string" office:string-value="'191'" calcext:value-type="string">
            <text:p>'191'</text:p>
          </table:table-cell>
          <table:table-cell table:formula="of:=CONCATENATE(&quot;'&quot;;[.D212];&quot;'&quot;)" office:value-type="string" office:string-value="'1.1'" calcext:value-type="string">
            <text:p>'1.1'</text:p>
          </table:table-cell>
          <table:table-cell table:formula="of:=CONCATENATE(&quot;'&quot;;[.E212];&quot;'&quot;)" office:value-type="string" office:string-value="'11.5'" calcext:value-type="string">
            <text:p>'11.5'</text:p>
          </table:table-cell>
        </table:table-row>
        <table:table-row table:style-name="ro1">
          <table:table-cell office:value-type="string" calcext:value-type="string">
            <text:p>Laranja, lima, suco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9.2</text:p>
          </table:table-cell>
          <table:table-cell table:formula="of:=CONCATENATE(&quot;'&quot;;[.A213];&quot;'&quot;)" office:value-type="string" office:string-value="'Laranja, lima, suco'" calcext:value-type="string">
            <text:p>'Laranja, lima, suco'</text:p>
          </table:table-cell>
          <table:table-cell table:formula="of:=CONCATENATE(&quot;'&quot;;[.B213];&quot;'&quot;)" office:value-type="string" office:string-value="'39'" calcext:value-type="string">
            <text:p>'39'</text:p>
          </table:table-cell>
          <table:table-cell table:formula="of:=CONCATENATE(&quot;'&quot;;[.C213];&quot;'&quot;)" office:value-type="string" office:string-value="'165'" calcext:value-type="string">
            <text:p>'165'</text:p>
          </table:table-cell>
          <table:table-cell table:formula="of:=CONCATENATE(&quot;'&quot;;[.D213];&quot;'&quot;)" office:value-type="string" office:string-value="'0.7'" calcext:value-type="string">
            <text:p>'0.7'</text:p>
          </table:table-cell>
          <table:table-cell table:formula="of:=CONCATENATE(&quot;'&quot;;[.E213];&quot;'&quot;)" office:value-type="string" office:string-value="'9.2'" calcext:value-type="string">
            <text:p>'9.2'</text:p>
          </table:table-cell>
        </table:table-row>
        <table:table-row table:style-name="ro1">
          <table:table-cell office:value-type="string" calcext:value-type="string">
            <text:p>Laranja, pêra, crua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9</text:p>
          </table:table-cell>
          <table:table-cell table:formula="of:=CONCATENATE(&quot;'&quot;;[.A214];&quot;'&quot;)" office:value-type="string" office:string-value="'Laranja, pêra, crua'" calcext:value-type="string">
            <text:p>'Laranja, pêra, crua'</text:p>
          </table:table-cell>
          <table:table-cell table:formula="of:=CONCATENATE(&quot;'&quot;;[.B214];&quot;'&quot;)" office:value-type="string" office:string-value="'37'" calcext:value-type="string">
            <text:p>'37'</text:p>
          </table:table-cell>
          <table:table-cell table:formula="of:=CONCATENATE(&quot;'&quot;;[.C214];&quot;'&quot;)" office:value-type="string" office:string-value="'154'" calcext:value-type="string">
            <text:p>'154'</text:p>
          </table:table-cell>
          <table:table-cell table:formula="of:=CONCATENATE(&quot;'&quot;;[.D214];&quot;'&quot;)" office:value-type="string" office:string-value="'1'" calcext:value-type="string">
            <text:p>'1'</text:p>
          </table:table-cell>
          <table:table-cell table:formula="of:=CONCATENATE(&quot;'&quot;;[.E214];&quot;'&quot;)" office:value-type="string" office:string-value="'8.9'" calcext:value-type="string">
            <text:p>'8.9'</text:p>
          </table:table-cell>
        </table:table-row>
        <table:table-row table:style-name="ro1">
          <table:table-cell office:value-type="string" calcext:value-type="string">
            <text:p>Laranja, pêra, suco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6</text:p>
          </table:table-cell>
          <table:table-cell table:formula="of:=CONCATENATE(&quot;'&quot;;[.A215];&quot;'&quot;)" office:value-type="string" office:string-value="'Laranja, pêra, suco'" calcext:value-type="string">
            <text:p>'Laranja, pêra, suco'</text:p>
          </table:table-cell>
          <table:table-cell table:formula="of:=CONCATENATE(&quot;'&quot;;[.B215];&quot;'&quot;)" office:value-type="string" office:string-value="'33'" calcext:value-type="string">
            <text:p>'33'</text:p>
          </table:table-cell>
          <table:table-cell table:formula="of:=CONCATENATE(&quot;'&quot;;[.C215];&quot;'&quot;)" office:value-type="string" office:string-value="'137'" calcext:value-type="string">
            <text:p>'137'</text:p>
          </table:table-cell>
          <table:table-cell table:formula="of:=CONCATENATE(&quot;'&quot;;[.D215];&quot;'&quot;)" office:value-type="string" office:string-value="'0.7'" calcext:value-type="string">
            <text:p>'0.7'</text:p>
          </table:table-cell>
          <table:table-cell table:formula="of:=CONCATENATE(&quot;'&quot;;[.E215];&quot;'&quot;)" office:value-type="string" office:string-value="'7.6'" calcext:value-type="string">
            <text:p>'7.6'</text:p>
          </table:table-cell>
        </table:table-row>
        <table:table-row table:style-name="ro1">
          <table:table-cell office:value-type="string" calcext:value-type="string">
            <text:p>Laranja, valência, crua</text:p>
          </table:table-cell>
          <table:table-cell office:value-type="float" office:value="46" calcext:value-type="float">
            <text:p>4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1.7</text:p>
          </table:table-cell>
          <table:table-cell table:formula="of:=CONCATENATE(&quot;'&quot;;[.A216];&quot;'&quot;)" office:value-type="string" office:string-value="'Laranja, valência, crua'" calcext:value-type="string">
            <text:p>'Laranja, valência, crua'</text:p>
          </table:table-cell>
          <table:table-cell table:formula="of:=CONCATENATE(&quot;'&quot;;[.B216];&quot;'&quot;)" office:value-type="string" office:string-value="'46'" calcext:value-type="string">
            <text:p>'46'</text:p>
          </table:table-cell>
          <table:table-cell table:formula="of:=CONCATENATE(&quot;'&quot;;[.C216];&quot;'&quot;)" office:value-type="string" office:string-value="'193'" calcext:value-type="string">
            <text:p>'193'</text:p>
          </table:table-cell>
          <table:table-cell table:formula="of:=CONCATENATE(&quot;'&quot;;[.D216];&quot;'&quot;)" office:value-type="string" office:string-value="'0.8'" calcext:value-type="string">
            <text:p>'0.8'</text:p>
          </table:table-cell>
          <table:table-cell table:formula="of:=CONCATENATE(&quot;'&quot;;[.E216];&quot;'&quot;)" office:value-type="string" office:string-value="'11.7'" calcext:value-type="string">
            <text:p>'11.7'</text:p>
          </table:table-cell>
        </table:table-row>
        <table:table-row table:style-name="ro1">
          <table:table-cell office:value-type="string" calcext:value-type="string">
            <text:p>Laranja, valência, suco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6</text:p>
          </table:table-cell>
          <table:table-cell table:formula="of:=CONCATENATE(&quot;'&quot;;[.A217];&quot;'&quot;)" office:value-type="string" office:string-value="'Laranja, valência, suco'" calcext:value-type="string">
            <text:p>'Laranja, valência, suco'</text:p>
          </table:table-cell>
          <table:table-cell table:formula="of:=CONCATENATE(&quot;'&quot;;[.B217];&quot;'&quot;)" office:value-type="string" office:string-value="'36'" calcext:value-type="string">
            <text:p>'36'</text:p>
          </table:table-cell>
          <table:table-cell table:formula="of:=CONCATENATE(&quot;'&quot;;[.C217];&quot;'&quot;)" office:value-type="string" office:string-value="'151'" calcext:value-type="string">
            <text:p>'151'</text:p>
          </table:table-cell>
          <table:table-cell table:formula="of:=CONCATENATE(&quot;'&quot;;[.D217];&quot;'&quot;)" office:value-type="string" office:string-value="'0.5'" calcext:value-type="string">
            <text:p>'0.5'</text:p>
          </table:table-cell>
          <table:table-cell table:formula="of:=CONCATENATE(&quot;'&quot;;[.E217];&quot;'&quot;)" office:value-type="string" office:string-value="'8.6'" calcext:value-type="string">
            <text:p>'8.6'</text:p>
          </table:table-cell>
        </table:table-row>
        <table:table-row table:style-name="ro1">
          <table:table-cell office:value-type="string" calcext:value-type="string">
            <text:p>Limão, cravo, suco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2</text:p>
          </table:table-cell>
          <table:table-cell table:formula="of:=CONCATENATE(&quot;'&quot;;[.A218];&quot;'&quot;)" office:value-type="string" office:string-value="'Limão, cravo, suco'" calcext:value-type="string">
            <text:p>'Limão, cravo, suco'</text:p>
          </table:table-cell>
          <table:table-cell table:formula="of:=CONCATENATE(&quot;'&quot;;[.B218];&quot;'&quot;)" office:value-type="string" office:string-value="'14'" calcext:value-type="string">
            <text:p>'14'</text:p>
          </table:table-cell>
          <table:table-cell table:formula="of:=CONCATENATE(&quot;'&quot;;[.C218];&quot;'&quot;)" office:value-type="string" office:string-value="'59'" calcext:value-type="string">
            <text:p>'59'</text:p>
          </table:table-cell>
          <table:table-cell table:formula="of:=CONCATENATE(&quot;'&quot;;[.D218];&quot;'&quot;)" office:value-type="string" office:string-value="'0.3'" calcext:value-type="string">
            <text:p>'0.3'</text:p>
          </table:table-cell>
          <table:table-cell table:formula="of:=CONCATENATE(&quot;'&quot;;[.E218];&quot;'&quot;)" office:value-type="string" office:string-value="'5.2'" calcext:value-type="string">
            <text:p>'5.2'</text:p>
          </table:table-cell>
        </table:table-row>
        <table:table-row table:style-name="ro1">
          <table:table-cell office:value-type="string" calcext:value-type="string">
            <text:p>Limão, galego, suco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3</text:p>
          </table:table-cell>
          <table:table-cell table:formula="of:=CONCATENATE(&quot;'&quot;;[.A219];&quot;'&quot;)" office:value-type="string" office:string-value="'Limão, galego, suco'" calcext:value-type="string">
            <text:p>'Limão, galego, suco'</text:p>
          </table:table-cell>
          <table:table-cell table:formula="of:=CONCATENATE(&quot;'&quot;;[.B219];&quot;'&quot;)" office:value-type="string" office:string-value="'22'" calcext:value-type="string">
            <text:p>'22'</text:p>
          </table:table-cell>
          <table:table-cell table:formula="of:=CONCATENATE(&quot;'&quot;;[.C219];&quot;'&quot;)" office:value-type="string" office:string-value="'93'" calcext:value-type="string">
            <text:p>'93'</text:p>
          </table:table-cell>
          <table:table-cell table:formula="of:=CONCATENATE(&quot;'&quot;;[.D219];&quot;'&quot;)" office:value-type="string" office:string-value="'0.6'" calcext:value-type="string">
            <text:p>'0.6'</text:p>
          </table:table-cell>
          <table:table-cell table:formula="of:=CONCATENATE(&quot;'&quot;;[.E219];&quot;'&quot;)" office:value-type="string" office:string-value="'7.3'" calcext:value-type="string">
            <text:p>'7.3'</text:p>
          </table:table-cell>
        </table:table-row>
        <table:table-row table:style-name="ro1">
          <table:table-cell office:value-type="string" calcext:value-type="string">
            <text:p>Limão, tahiti, cru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1.1</text:p>
          </table:table-cell>
          <table:table-cell table:formula="of:=CONCATENATE(&quot;'&quot;;[.A220];&quot;'&quot;)" office:value-type="string" office:string-value="'Limão, tahiti, cru'" calcext:value-type="string">
            <text:p>'Limão, tahiti, cru'</text:p>
          </table:table-cell>
          <table:table-cell table:formula="of:=CONCATENATE(&quot;'&quot;;[.B220];&quot;'&quot;)" office:value-type="string" office:string-value="'32'" calcext:value-type="string">
            <text:p>'32'</text:p>
          </table:table-cell>
          <table:table-cell table:formula="of:=CONCATENATE(&quot;'&quot;;[.C220];&quot;'&quot;)" office:value-type="string" office:string-value="'133'" calcext:value-type="string">
            <text:p>'133'</text:p>
          </table:table-cell>
          <table:table-cell table:formula="of:=CONCATENATE(&quot;'&quot;;[.D220];&quot;'&quot;)" office:value-type="string" office:string-value="'0.9'" calcext:value-type="string">
            <text:p>'0.9'</text:p>
          </table:table-cell>
          <table:table-cell table:formula="of:=CONCATENATE(&quot;'&quot;;[.E220];&quot;'&quot;)" office:value-type="string" office:string-value="'11.1'" calcext:value-type="string">
            <text:p>'11.1'</text:p>
          </table:table-cell>
        </table:table-row>
        <table:table-row table:style-name="ro1">
          <table:table-cell office:value-type="string" calcext:value-type="string">
            <text:p>Maçã, Argentina, com casca, crua</text:p>
          </table:table-cell>
          <table:table-cell office:value-type="float" office:value="63" calcext:value-type="float">
            <text:p>6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6.6</text:p>
          </table:table-cell>
          <table:table-cell table:formula="of:=CONCATENATE(&quot;'&quot;;[.A221];&quot;'&quot;)" office:value-type="string" office:string-value="'Maçã, Argentina, com casca, crua'" calcext:value-type="string">
            <text:p>'Maçã, Argentina, com casca, crua'</text:p>
          </table:table-cell>
          <table:table-cell table:formula="of:=CONCATENATE(&quot;'&quot;;[.B221];&quot;'&quot;)" office:value-type="string" office:string-value="'63'" calcext:value-type="string">
            <text:p>'63'</text:p>
          </table:table-cell>
          <table:table-cell table:formula="of:=CONCATENATE(&quot;'&quot;;[.C221];&quot;'&quot;)" office:value-type="string" office:string-value="'262'" calcext:value-type="string">
            <text:p>'262'</text:p>
          </table:table-cell>
          <table:table-cell table:formula="of:=CONCATENATE(&quot;'&quot;;[.D221];&quot;'&quot;)" office:value-type="string" office:string-value="'0.2'" calcext:value-type="string">
            <text:p>'0.2'</text:p>
          </table:table-cell>
          <table:table-cell table:formula="of:=CONCATENATE(&quot;'&quot;;[.E221];&quot;'&quot;)" office:value-type="string" office:string-value="'16.6'" calcext:value-type="string">
            <text:p>'16.6'</text:p>
          </table:table-cell>
        </table:table-row>
        <table:table-row table:style-name="ro1">
          <table:table-cell office:value-type="string" calcext:value-type="string">
            <text:p>Maçã, Fuji, com casca, crua</text:p>
          </table:table-cell>
          <table:table-cell office:value-type="float" office:value="56" calcext:value-type="float">
            <text:p>5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5.2</text:p>
          </table:table-cell>
          <table:table-cell table:formula="of:=CONCATENATE(&quot;'&quot;;[.A222];&quot;'&quot;)" office:value-type="string" office:string-value="'Maçã, Fuji, com casca, crua'" calcext:value-type="string">
            <text:p>'Maçã, Fuji, com casca, crua'</text:p>
          </table:table-cell>
          <table:table-cell table:formula="of:=CONCATENATE(&quot;'&quot;;[.B222];&quot;'&quot;)" office:value-type="string" office:string-value="'56'" calcext:value-type="string">
            <text:p>'56'</text:p>
          </table:table-cell>
          <table:table-cell table:formula="of:=CONCATENATE(&quot;'&quot;;[.C222];&quot;'&quot;)" office:value-type="string" office:string-value="'232'" calcext:value-type="string">
            <text:p>'232'</text:p>
          </table:table-cell>
          <table:table-cell table:formula="of:=CONCATENATE(&quot;'&quot;;[.D222];&quot;'&quot;)" office:value-type="string" office:string-value="'0.3'" calcext:value-type="string">
            <text:p>'0.3'</text:p>
          </table:table-cell>
          <table:table-cell table:formula="of:=CONCATENATE(&quot;'&quot;;[.E222];&quot;'&quot;)" office:value-type="string" office:string-value="'15.2'" calcext:value-type="string">
            <text:p>'15.2'</text:p>
          </table:table-cell>
        </table:table-row>
        <table:table-row table:style-name="ro1">
          <table:table-cell office:value-type="string" calcext:value-type="string">
            <text:p>Macaúba, crua</text:p>
          </table:table-cell>
          <table:table-cell office:value-type="float" office:value="404" calcext:value-type="float">
            <text:p>40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3.9</text:p>
          </table:table-cell>
          <table:table-cell table:formula="of:=CONCATENATE(&quot;'&quot;;[.A223];&quot;'&quot;)" office:value-type="string" office:string-value="'Macaúba, crua'" calcext:value-type="string">
            <text:p>'Macaúba, crua'</text:p>
          </table:table-cell>
          <table:table-cell table:formula="of:=CONCATENATE(&quot;'&quot;;[.B223];&quot;'&quot;)" office:value-type="string" office:string-value="'404'" calcext:value-type="string">
            <text:p>'404'</text:p>
          </table:table-cell>
          <table:table-cell table:formula="of:=CONCATENATE(&quot;'&quot;;[.C223];&quot;'&quot;)" office:value-type="string" office:string-value="'1692'" calcext:value-type="string">
            <text:p>'1692'</text:p>
          </table:table-cell>
          <table:table-cell table:formula="of:=CONCATENATE(&quot;'&quot;;[.D223];&quot;'&quot;)" office:value-type="string" office:string-value="'2.1'" calcext:value-type="string">
            <text:p>'2.1'</text:p>
          </table:table-cell>
          <table:table-cell table:formula="of:=CONCATENATE(&quot;'&quot;;[.E223];&quot;'&quot;)" office:value-type="string" office:string-value="'13.9'" calcext:value-type="string">
            <text:p>'13.9'</text:p>
          </table:table-cell>
        </table:table-row>
        <table:table-row table:style-name="ro1">
          <table:table-cell office:value-type="string" calcext:value-type="string">
            <text:p><text:s/>Mamão, doce em calda, drenado</text:p>
          </table:table-cell>
          <table:table-cell office:value-type="float" office:value="196" calcext:value-type="float">
            <text:p>196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0.2</text:p>
          </table:table-cell>
          <table:table-cell office:value-type="float" office:value="54" calcext:value-type="float">
            <text:p>54</text:p>
          </table:table-cell>
          <table:table-cell table:formula="of:=CONCATENATE(&quot;'&quot;;[.A224];&quot;'&quot;)" office:value-type="string" office:string-value="' Mamão, doce em calda, drenado'" calcext:value-type="string">
            <text:p>' Mamão, doce em calda, drenado'</text:p>
          </table:table-cell>
          <table:table-cell table:formula="of:=CONCATENATE(&quot;'&quot;;[.B224];&quot;'&quot;)" office:value-type="string" office:string-value="'196'" calcext:value-type="string">
            <text:p>'196'</text:p>
          </table:table-cell>
          <table:table-cell table:formula="of:=CONCATENATE(&quot;'&quot;;[.C224];&quot;'&quot;)" office:value-type="string" office:string-value="'819'" calcext:value-type="string">
            <text:p>'819'</text:p>
          </table:table-cell>
          <table:table-cell table:formula="of:=CONCATENATE(&quot;'&quot;;[.D224];&quot;'&quot;)" office:value-type="string" office:string-value="'0.2'" calcext:value-type="string">
            <text:p>'0.2'</text:p>
          </table:table-cell>
          <table:table-cell table:formula="of:=CONCATENATE(&quot;'&quot;;[.E224];&quot;'&quot;)" office:value-type="string" office:string-value="'54'" calcext:value-type="string">
            <text:p>'54'</text:p>
          </table:table-cell>
        </table:table-row>
        <table:table-row table:style-name="ro1">
          <table:table-cell office:value-type="string" calcext:value-type="string">
            <text:p>Mamão, Formosa, cru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1.6</text:p>
          </table:table-cell>
          <table:table-cell table:formula="of:=CONCATENATE(&quot;'&quot;;[.A225];&quot;'&quot;)" office:value-type="string" office:string-value="'Mamão, Formosa, cru'" calcext:value-type="string">
            <text:p>'Mamão, Formosa, cru'</text:p>
          </table:table-cell>
          <table:table-cell table:formula="of:=CONCATENATE(&quot;'&quot;;[.B225];&quot;'&quot;)" office:value-type="string" office:string-value="'45'" calcext:value-type="string">
            <text:p>'45'</text:p>
          </table:table-cell>
          <table:table-cell table:formula="of:=CONCATENATE(&quot;'&quot;;[.C225];&quot;'&quot;)" office:value-type="string" office:string-value="'190'" calcext:value-type="string">
            <text:p>'190'</text:p>
          </table:table-cell>
          <table:table-cell table:formula="of:=CONCATENATE(&quot;'&quot;;[.D225];&quot;'&quot;)" office:value-type="string" office:string-value="'0.8'" calcext:value-type="string">
            <text:p>'0.8'</text:p>
          </table:table-cell>
          <table:table-cell table:formula="of:=CONCATENATE(&quot;'&quot;;[.E225];&quot;'&quot;)" office:value-type="string" office:string-value="'11.6'" calcext:value-type="string">
            <text:p>'11.6'</text:p>
          </table:table-cell>
        </table:table-row>
        <table:table-row table:style-name="ro1">
          <table:table-cell office:value-type="string" calcext:value-type="string">
            <text:p>Mamão, Papaia, cru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4</text:p>
          </table:table-cell>
          <table:table-cell table:formula="of:=CONCATENATE(&quot;'&quot;;[.A226];&quot;'&quot;)" office:value-type="string" office:string-value="'Mamão, Papaia, cru'" calcext:value-type="string">
            <text:p>'Mamão, Papaia, cru'</text:p>
          </table:table-cell>
          <table:table-cell table:formula="of:=CONCATENATE(&quot;'&quot;;[.B226];&quot;'&quot;)" office:value-type="string" office:string-value="'40'" calcext:value-type="string">
            <text:p>'40'</text:p>
          </table:table-cell>
          <table:table-cell table:formula="of:=CONCATENATE(&quot;'&quot;;[.C226];&quot;'&quot;)" office:value-type="string" office:string-value="'168'" calcext:value-type="string">
            <text:p>'168'</text:p>
          </table:table-cell>
          <table:table-cell table:formula="of:=CONCATENATE(&quot;'&quot;;[.D226];&quot;'&quot;)" office:value-type="string" office:string-value="'0.5'" calcext:value-type="string">
            <text:p>'0.5'</text:p>
          </table:table-cell>
          <table:table-cell table:formula="of:=CONCATENATE(&quot;'&quot;;[.E226];&quot;'&quot;)" office:value-type="string" office:string-value="'10.4'" calcext:value-type="string">
            <text:p>'10.4'</text:p>
          </table:table-cell>
        </table:table-row>
        <table:table-row table:style-name="ro1">
          <table:table-cell office:value-type="string" calcext:value-type="string">
            <text:p><text:s/>Mamão verde, doce em calda, drenado</text:p>
          </table:table-cell>
          <table:table-cell office:value-type="float" office:value="209" calcext:value-type="float">
            <text:p>209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7.6</text:p>
          </table:table-cell>
          <table:table-cell table:formula="of:=CONCATENATE(&quot;'&quot;;[.A227];&quot;'&quot;)" office:value-type="string" office:string-value="' Mamão verde, doce em calda, drenado'" calcext:value-type="string">
            <text:p>' Mamão verde, doce em calda, drenado'</text:p>
          </table:table-cell>
          <table:table-cell table:formula="of:=CONCATENATE(&quot;'&quot;;[.B227];&quot;'&quot;)" office:value-type="string" office:string-value="'209'" calcext:value-type="string">
            <text:p>'209'</text:p>
          </table:table-cell>
          <table:table-cell table:formula="of:=CONCATENATE(&quot;'&quot;;[.C227];&quot;'&quot;)" office:value-type="string" office:string-value="'876'" calcext:value-type="string">
            <text:p>'876'</text:p>
          </table:table-cell>
          <table:table-cell table:formula="of:=CONCATENATE(&quot;'&quot;;[.D227];&quot;'&quot;)" office:value-type="string" office:string-value="'0.3'" calcext:value-type="string">
            <text:p>'0.3'</text:p>
          </table:table-cell>
          <table:table-cell table:formula="of:=CONCATENATE(&quot;'&quot;;[.E227];&quot;'&quot;)" office:value-type="string" office:string-value="'57.6'" calcext:value-type="string">
            <text:p>'57.6'</text:p>
          </table:table-cell>
        </table:table-row>
        <table:table-row table:style-name="ro1">
          <table:table-cell office:value-type="string" calcext:value-type="string">
            <text:p>Manga, Haden, crua</text:p>
          </table:table-cell>
          <table:table-cell office:value-type="float" office:value="64" calcext:value-type="float">
            <text:p>6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6.7</text:p>
          </table:table-cell>
          <table:table-cell table:formula="of:=CONCATENATE(&quot;'&quot;;[.A228];&quot;'&quot;)" office:value-type="string" office:string-value="'Manga, Haden, crua'" calcext:value-type="string">
            <text:p>'Manga, Haden, crua'</text:p>
          </table:table-cell>
          <table:table-cell table:formula="of:=CONCATENATE(&quot;'&quot;;[.B228];&quot;'&quot;)" office:value-type="string" office:string-value="'64'" calcext:value-type="string">
            <text:p>'64'</text:p>
          </table:table-cell>
          <table:table-cell table:formula="of:=CONCATENATE(&quot;'&quot;;[.C228];&quot;'&quot;)" office:value-type="string" office:string-value="'266'" calcext:value-type="string">
            <text:p>'266'</text:p>
          </table:table-cell>
          <table:table-cell table:formula="of:=CONCATENATE(&quot;'&quot;;[.D228];&quot;'&quot;)" office:value-type="string" office:string-value="'0.4'" calcext:value-type="string">
            <text:p>'0.4'</text:p>
          </table:table-cell>
          <table:table-cell table:formula="of:=CONCATENATE(&quot;'&quot;;[.E228];&quot;'&quot;)" office:value-type="string" office:string-value="'16.7'" calcext:value-type="string">
            <text:p>'16.7'</text:p>
          </table:table-cell>
        </table:table-row>
        <table:table-row table:style-name="ro1">
          <table:table-cell office:value-type="string" calcext:value-type="string">
            <text:p>Manga, Palmer, crua</text:p>
          </table:table-cell>
          <table:table-cell office:value-type="float" office:value="72" calcext:value-type="float">
            <text:p>7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9.4</text:p>
          </table:table-cell>
          <table:table-cell table:formula="of:=CONCATENATE(&quot;'&quot;;[.A229];&quot;'&quot;)" office:value-type="string" office:string-value="'Manga, Palmer, crua'" calcext:value-type="string">
            <text:p>'Manga, Palmer, crua'</text:p>
          </table:table-cell>
          <table:table-cell table:formula="of:=CONCATENATE(&quot;'&quot;;[.B229];&quot;'&quot;)" office:value-type="string" office:string-value="'72'" calcext:value-type="string">
            <text:p>'72'</text:p>
          </table:table-cell>
          <table:table-cell table:formula="of:=CONCATENATE(&quot;'&quot;;[.C229];&quot;'&quot;)" office:value-type="string" office:string-value="'303'" calcext:value-type="string">
            <text:p>'303'</text:p>
          </table:table-cell>
          <table:table-cell table:formula="of:=CONCATENATE(&quot;'&quot;;[.D229];&quot;'&quot;)" office:value-type="string" office:string-value="'0.4'" calcext:value-type="string">
            <text:p>'0.4'</text:p>
          </table:table-cell>
          <table:table-cell table:formula="of:=CONCATENATE(&quot;'&quot;;[.E229];&quot;'&quot;)" office:value-type="string" office:string-value="'19.4'" calcext:value-type="string">
            <text:p>'19.4'</text:p>
          </table:table-cell>
        </table:table-row>
        <table:table-row table:style-name="ro1">
          <table:table-cell office:value-type="string" calcext:value-type="string">
            <text:p>Manga, polpa, congelada</text:p>
          </table:table-cell>
          <table:table-cell office:value-type="float" office:value="48" calcext:value-type="float">
            <text:p>4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2.5</text:p>
          </table:table-cell>
          <table:table-cell table:formula="of:=CONCATENATE(&quot;'&quot;;[.A230];&quot;'&quot;)" office:value-type="string" office:string-value="'Manga, polpa, congelada'" calcext:value-type="string">
            <text:p>'Manga, polpa, congelada'</text:p>
          </table:table-cell>
          <table:table-cell table:formula="of:=CONCATENATE(&quot;'&quot;;[.B230];&quot;'&quot;)" office:value-type="string" office:string-value="'48'" calcext:value-type="string">
            <text:p>'48'</text:p>
          </table:table-cell>
          <table:table-cell table:formula="of:=CONCATENATE(&quot;'&quot;;[.C230];&quot;'&quot;)" office:value-type="string" office:string-value="'202'" calcext:value-type="string">
            <text:p>'202'</text:p>
          </table:table-cell>
          <table:table-cell table:formula="of:=CONCATENATE(&quot;'&quot;;[.D230];&quot;'&quot;)" office:value-type="string" office:string-value="'0.4'" calcext:value-type="string">
            <text:p>'0.4'</text:p>
          </table:table-cell>
          <table:table-cell table:formula="of:=CONCATENATE(&quot;'&quot;;[.E230];&quot;'&quot;)" office:value-type="string" office:string-value="'12.5'" calcext:value-type="string">
            <text:p>'12.5'</text:p>
          </table:table-cell>
        </table:table-row>
        <table:table-row table:style-name="ro1">
          <table:table-cell office:value-type="string" calcext:value-type="string">
            <text:p>Manga, Tommy Atkins, crua</text:p>
          </table:table-cell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2.8</text:p>
          </table:table-cell>
          <table:table-cell table:formula="of:=CONCATENATE(&quot;'&quot;;[.A231];&quot;'&quot;)" office:value-type="string" office:string-value="'Manga, Tommy Atkins, crua'" calcext:value-type="string">
            <text:p>'Manga, Tommy Atkins, crua'</text:p>
          </table:table-cell>
          <table:table-cell table:formula="of:=CONCATENATE(&quot;'&quot;;[.B231];&quot;'&quot;)" office:value-type="string" office:string-value="'51'" calcext:value-type="string">
            <text:p>'51'</text:p>
          </table:table-cell>
          <table:table-cell table:formula="of:=CONCATENATE(&quot;'&quot;;[.C231];&quot;'&quot;)" office:value-type="string" office:string-value="'212'" calcext:value-type="string">
            <text:p>'212'</text:p>
          </table:table-cell>
          <table:table-cell table:formula="of:=CONCATENATE(&quot;'&quot;;[.D231];&quot;'&quot;)" office:value-type="string" office:string-value="'0.9'" calcext:value-type="string">
            <text:p>'0.9'</text:p>
          </table:table-cell>
          <table:table-cell table:formula="of:=CONCATENATE(&quot;'&quot;;[.E231];&quot;'&quot;)" office:value-type="string" office:string-value="'12.8'" calcext:value-type="string">
            <text:p>'12.8'</text:p>
          </table:table-cell>
        </table:table-row>
        <table:table-row table:style-name="ro1">
          <table:table-cell office:value-type="string" calcext:value-type="string">
            <text:p>Maracujá, cru</text:p>
          </table:table-cell>
          <table:table-cell office:value-type="float" office:value="68" calcext:value-type="float">
            <text:p>6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table:formula="of:=CONCATENATE(&quot;'&quot;;[.A232];&quot;'&quot;)" office:value-type="string" office:string-value="'Maracujá, cru'" calcext:value-type="string">
            <text:p>'Maracujá, cru'</text:p>
          </table:table-cell>
          <table:table-cell table:formula="of:=CONCATENATE(&quot;'&quot;;[.B232];&quot;'&quot;)" office:value-type="string" office:string-value="'68'" calcext:value-type="string">
            <text:p>'68'</text:p>
          </table:table-cell>
          <table:table-cell table:formula="of:=CONCATENATE(&quot;'&quot;;[.C232];&quot;'&quot;)" office:value-type="string" office:string-value="'286'" calcext:value-type="string">
            <text:p>'286'</text:p>
          </table:table-cell>
          <table:table-cell table:formula="of:=CONCATENATE(&quot;'&quot;;[.D232];&quot;'&quot;)" office:value-type="string" office:string-value="'2'" calcext:value-type="string">
            <text:p>'2'</text:p>
          </table:table-cell>
          <table:table-cell table:formula="of:=CONCATENATE(&quot;'&quot;;[.E232];&quot;'&quot;)" office:value-type="string" office:string-value="'12.3'" calcext:value-type="string">
            <text:p>'12.3'</text:p>
          </table:table-cell>
        </table:table-row>
        <table:table-row table:style-name="ro1">
          <table:table-cell office:value-type="string" calcext:value-type="string">
            <text:p>Maracujá, polpa, congelada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.6</text:p>
          </table:table-cell>
          <table:table-cell table:formula="of:=CONCATENATE(&quot;'&quot;;[.A233];&quot;'&quot;)" office:value-type="string" office:string-value="'Maracujá, polpa, congelada'" calcext:value-type="string">
            <text:p>'Maracujá, polpa, congelada'</text:p>
          </table:table-cell>
          <table:table-cell table:formula="of:=CONCATENATE(&quot;'&quot;;[.B233];&quot;'&quot;)" office:value-type="string" office:string-value="'39'" calcext:value-type="string">
            <text:p>'39'</text:p>
          </table:table-cell>
          <table:table-cell table:formula="of:=CONCATENATE(&quot;'&quot;;[.C233];&quot;'&quot;)" office:value-type="string" office:string-value="'162'" calcext:value-type="string">
            <text:p>'162'</text:p>
          </table:table-cell>
          <table:table-cell table:formula="of:=CONCATENATE(&quot;'&quot;;[.D233];&quot;'&quot;)" office:value-type="string" office:string-value="'0.8'" calcext:value-type="string">
            <text:p>'0.8'</text:p>
          </table:table-cell>
          <table:table-cell table:formula="of:=CONCATENATE(&quot;'&quot;;[.E233];&quot;'&quot;)" office:value-type="string" office:string-value="'9.6'" calcext:value-type="string">
            <text:p>'9.6'</text:p>
          </table:table-cell>
        </table:table-row>
        <table:table-row table:style-name="ro1">
          <table:table-cell office:value-type="string" calcext:value-type="string">
            <text:p>Maracujá, suco concentrado, envasado</text:p>
          </table:table-cell>
          <table:table-cell office:value-type="float" office:value="42" calcext:value-type="float">
            <text:p>4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.6</text:p>
          </table:table-cell>
          <table:table-cell table:formula="of:=CONCATENATE(&quot;'&quot;;[.A234];&quot;'&quot;)" office:value-type="string" office:string-value="'Maracujá, suco concentrado, envasado'" calcext:value-type="string">
            <text:p>'Maracujá, suco concentrado, envasado'</text:p>
          </table:table-cell>
          <table:table-cell table:formula="of:=CONCATENATE(&quot;'&quot;;[.B234];&quot;'&quot;)" office:value-type="string" office:string-value="'42'" calcext:value-type="string">
            <text:p>'42'</text:p>
          </table:table-cell>
          <table:table-cell table:formula="of:=CONCATENATE(&quot;'&quot;;[.C234];&quot;'&quot;)" office:value-type="string" office:string-value="'176'" calcext:value-type="string">
            <text:p>'176'</text:p>
          </table:table-cell>
          <table:table-cell table:formula="of:=CONCATENATE(&quot;'&quot;;[.D234];&quot;'&quot;)" office:value-type="string" office:string-value="'0.8'" calcext:value-type="string">
            <text:p>'0.8'</text:p>
          </table:table-cell>
          <table:table-cell table:formula="of:=CONCATENATE(&quot;'&quot;;[.E234];&quot;'&quot;)" office:value-type="string" office:string-value="'9.6'" calcext:value-type="string">
            <text:p>'9.6'</text:p>
          </table:table-cell>
        </table:table-row>
        <table:table-row table:style-name="ro1">
          <table:table-cell office:value-type="string" calcext:value-type="string">
            <text:p>Melancia, crua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.1</text:p>
          </table:table-cell>
          <table:table-cell table:formula="of:=CONCATENATE(&quot;'&quot;;[.A235];&quot;'&quot;)" office:value-type="string" office:string-value="'Melancia, crua'" calcext:value-type="string">
            <text:p>'Melancia, crua'</text:p>
          </table:table-cell>
          <table:table-cell table:formula="of:=CONCATENATE(&quot;'&quot;;[.B235];&quot;'&quot;)" office:value-type="string" office:string-value="'33'" calcext:value-type="string">
            <text:p>'33'</text:p>
          </table:table-cell>
          <table:table-cell table:formula="of:=CONCATENATE(&quot;'&quot;;[.C235];&quot;'&quot;)" office:value-type="string" office:string-value="'136'" calcext:value-type="string">
            <text:p>'136'</text:p>
          </table:table-cell>
          <table:table-cell table:formula="of:=CONCATENATE(&quot;'&quot;;[.D235];&quot;'&quot;)" office:value-type="string" office:string-value="'0.9'" calcext:value-type="string">
            <text:p>'0.9'</text:p>
          </table:table-cell>
          <table:table-cell table:formula="of:=CONCATENATE(&quot;'&quot;;[.E235];&quot;'&quot;)" office:value-type="string" office:string-value="'8.1'" calcext:value-type="string">
            <text:p>'8.1'</text:p>
          </table:table-cell>
        </table:table-row>
        <table:table-row table:style-name="ro1">
          <table:table-cell office:value-type="string" calcext:value-type="string">
            <text:p>Melão, cru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5</text:p>
          </table:table-cell>
          <table:table-cell table:formula="of:=CONCATENATE(&quot;'&quot;;[.A236];&quot;'&quot;)" office:value-type="string" office:string-value="'Melão, cru'" calcext:value-type="string">
            <text:p>'Melão, cru'</text:p>
          </table:table-cell>
          <table:table-cell table:formula="of:=CONCATENATE(&quot;'&quot;;[.B236];&quot;'&quot;)" office:value-type="string" office:string-value="'29'" calcext:value-type="string">
            <text:p>'29'</text:p>
          </table:table-cell>
          <table:table-cell table:formula="of:=CONCATENATE(&quot;'&quot;;[.C236];&quot;'&quot;)" office:value-type="string" office:string-value="'123'" calcext:value-type="string">
            <text:p>'123'</text:p>
          </table:table-cell>
          <table:table-cell table:formula="of:=CONCATENATE(&quot;'&quot;;[.D236];&quot;'&quot;)" office:value-type="string" office:string-value="'0.7'" calcext:value-type="string">
            <text:p>'0.7'</text:p>
          </table:table-cell>
          <table:table-cell table:formula="of:=CONCATENATE(&quot;'&quot;;[.E236];&quot;'&quot;)" office:value-type="string" office:string-value="'7.5'" calcext:value-type="string">
            <text:p>'7.5'</text:p>
          </table:table-cell>
        </table:table-row>
        <table:table-row table:style-name="ro1">
          <table:table-cell office:value-type="string" calcext:value-type="string">
            <text:p>Mexerica, Murcote, crua</text:p>
          </table:table-cell>
          <table:table-cell office:value-type="float" office:value="58" calcext:value-type="float">
            <text:p>5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4.9</text:p>
          </table:table-cell>
          <table:table-cell table:formula="of:=CONCATENATE(&quot;'&quot;;[.A237];&quot;'&quot;)" office:value-type="string" office:string-value="'Mexerica, Murcote, crua'" calcext:value-type="string">
            <text:p>'Mexerica, Murcote, crua'</text:p>
          </table:table-cell>
          <table:table-cell table:formula="of:=CONCATENATE(&quot;'&quot;;[.B237];&quot;'&quot;)" office:value-type="string" office:string-value="'58'" calcext:value-type="string">
            <text:p>'58'</text:p>
          </table:table-cell>
          <table:table-cell table:formula="of:=CONCATENATE(&quot;'&quot;;[.C237];&quot;'&quot;)" office:value-type="string" office:string-value="'241'" calcext:value-type="string">
            <text:p>'241'</text:p>
          </table:table-cell>
          <table:table-cell table:formula="of:=CONCATENATE(&quot;'&quot;;[.D237];&quot;'&quot;)" office:value-type="string" office:string-value="'0.9'" calcext:value-type="string">
            <text:p>'0.9'</text:p>
          </table:table-cell>
          <table:table-cell table:formula="of:=CONCATENATE(&quot;'&quot;;[.E237];&quot;'&quot;)" office:value-type="string" office:string-value="'14.9'" calcext:value-type="string">
            <text:p>'14.9'</text:p>
          </table:table-cell>
        </table:table-row>
        <table:table-row table:style-name="ro1">
          <table:table-cell office:value-type="string" calcext:value-type="string">
            <text:p>Mexerica, Rio, crua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9.3</text:p>
          </table:table-cell>
          <table:table-cell table:formula="of:=CONCATENATE(&quot;'&quot;;[.A238];&quot;'&quot;)" office:value-type="string" office:string-value="'Mexerica, Rio, crua'" calcext:value-type="string">
            <text:p>'Mexerica, Rio, crua'</text:p>
          </table:table-cell>
          <table:table-cell table:formula="of:=CONCATENATE(&quot;'&quot;;[.B238];&quot;'&quot;)" office:value-type="string" office:string-value="'37'" calcext:value-type="string">
            <text:p>'37'</text:p>
          </table:table-cell>
          <table:table-cell table:formula="of:=CONCATENATE(&quot;'&quot;;[.C238];&quot;'&quot;)" office:value-type="string" office:string-value="'154'" calcext:value-type="string">
            <text:p>'154'</text:p>
          </table:table-cell>
          <table:table-cell table:formula="of:=CONCATENATE(&quot;'&quot;;[.D238];&quot;'&quot;)" office:value-type="string" office:string-value="'0.7'" calcext:value-type="string">
            <text:p>'0.7'</text:p>
          </table:table-cell>
          <table:table-cell table:formula="of:=CONCATENATE(&quot;'&quot;;[.E238];&quot;'&quot;)" office:value-type="string" office:string-value="'9.3'" calcext:value-type="string">
            <text:p>'9.3'</text:p>
          </table:table-cell>
        </table:table-row>
        <table:table-row table:style-name="ro1">
          <table:table-cell office:value-type="string" calcext:value-type="string">
            <text:p>Morango, cru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</text:p>
          </table:table-cell>
          <table:table-cell table:formula="of:=CONCATENATE(&quot;'&quot;;[.A239];&quot;'&quot;)" office:value-type="string" office:string-value="'Morango, cru'" calcext:value-type="string">
            <text:p>'Morango, cru'</text:p>
          </table:table-cell>
          <table:table-cell table:formula="of:=CONCATENATE(&quot;'&quot;;[.B239];&quot;'&quot;)" office:value-type="string" office:string-value="'30'" calcext:value-type="string">
            <text:p>'30'</text:p>
          </table:table-cell>
          <table:table-cell table:formula="of:=CONCATENATE(&quot;'&quot;;[.C239];&quot;'&quot;)" office:value-type="string" office:string-value="'126'" calcext:value-type="string">
            <text:p>'126'</text:p>
          </table:table-cell>
          <table:table-cell table:formula="of:=CONCATENATE(&quot;'&quot;;[.D239];&quot;'&quot;)" office:value-type="string" office:string-value="'0.9'" calcext:value-type="string">
            <text:p>'0.9'</text:p>
          </table:table-cell>
          <table:table-cell table:formula="of:=CONCATENATE(&quot;'&quot;;[.E239];&quot;'&quot;)" office:value-type="string" office:string-value="'6.8'" calcext:value-type="string">
            <text:p>'6.8'</text:p>
          </table:table-cell>
        </table:table-row>
        <table:table-row table:style-name="ro1">
          <table:table-cell office:value-type="string" calcext:value-type="string">
            <text:p>Nêspera, crua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1.5</text:p>
          </table:table-cell>
          <table:table-cell table:formula="of:=CONCATENATE(&quot;'&quot;;[.A240];&quot;'&quot;)" office:value-type="string" office:string-value="'Nêspera, crua'" calcext:value-type="string">
            <text:p>'Nêspera, crua'</text:p>
          </table:table-cell>
          <table:table-cell table:formula="of:=CONCATENATE(&quot;'&quot;;[.B240];&quot;'&quot;)" office:value-type="string" office:string-value="'43'" calcext:value-type="string">
            <text:p>'43'</text:p>
          </table:table-cell>
          <table:table-cell table:formula="of:=CONCATENATE(&quot;'&quot;;[.C240];&quot;'&quot;)" office:value-type="string" office:string-value="'178'" calcext:value-type="string">
            <text:p>'178'</text:p>
          </table:table-cell>
          <table:table-cell table:formula="of:=CONCATENATE(&quot;'&quot;;[.D240];&quot;'&quot;)" office:value-type="string" office:string-value="'0.3'" calcext:value-type="string">
            <text:p>'0.3'</text:p>
          </table:table-cell>
          <table:table-cell table:formula="of:=CONCATENATE(&quot;'&quot;;[.E240];&quot;'&quot;)" office:value-type="string" office:string-value="'11.5'" calcext:value-type="string">
            <text:p>'11.5'</text:p>
          </table:table-cell>
        </table:table-row>
        <table:table-row table:style-name="ro1">
          <table:table-cell office:value-type="string" calcext:value-type="string">
            <text:p>Pequi, cru</text:p>
          </table:table-cell>
          <table:table-cell office:value-type="float" office:value="205" calcext:value-type="float">
            <text:p>20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2.3</text:p>
          </table:table-cell>
          <table:table-cell office:value-type="float" office:value="13" calcext:value-type="float">
            <text:p>13</text:p>
          </table:table-cell>
          <table:table-cell table:formula="of:=CONCATENATE(&quot;'&quot;;[.A241];&quot;'&quot;)" office:value-type="string" office:string-value="'Pequi, cru'" calcext:value-type="string">
            <text:p>'Pequi, cru'</text:p>
          </table:table-cell>
          <table:table-cell table:formula="of:=CONCATENATE(&quot;'&quot;;[.B241];&quot;'&quot;)" office:value-type="string" office:string-value="'205'" calcext:value-type="string">
            <text:p>'205'</text:p>
          </table:table-cell>
          <table:table-cell table:formula="of:=CONCATENATE(&quot;'&quot;;[.C241];&quot;'&quot;)" office:value-type="string" office:string-value="'858'" calcext:value-type="string">
            <text:p>'858'</text:p>
          </table:table-cell>
          <table:table-cell table:formula="of:=CONCATENATE(&quot;'&quot;;[.D241];&quot;'&quot;)" office:value-type="string" office:string-value="'2.3'" calcext:value-type="string">
            <text:p>'2.3'</text:p>
          </table:table-cell>
          <table:table-cell table:formula="of:=CONCATENATE(&quot;'&quot;;[.E241];&quot;'&quot;)" office:value-type="string" office:string-value="'13'" calcext:value-type="string">
            <text:p>'13'</text:p>
          </table:table-cell>
        </table:table-row>
        <table:table-row table:style-name="ro1">
          <table:table-cell office:value-type="string" calcext:value-type="string">
            <text:p>Pêra, Park, crua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6.1</text:p>
          </table:table-cell>
          <table:table-cell table:formula="of:=CONCATENATE(&quot;'&quot;;[.A242];&quot;'&quot;)" office:value-type="string" office:string-value="'Pêra, Park, crua'" calcext:value-type="string">
            <text:p>'Pêra, Park, crua'</text:p>
          </table:table-cell>
          <table:table-cell table:formula="of:=CONCATENATE(&quot;'&quot;;[.B242];&quot;'&quot;)" office:value-type="string" office:string-value="'61'" calcext:value-type="string">
            <text:p>'61'</text:p>
          </table:table-cell>
          <table:table-cell table:formula="of:=CONCATENATE(&quot;'&quot;;[.C242];&quot;'&quot;)" office:value-type="string" office:string-value="'254'" calcext:value-type="string">
            <text:p>'254'</text:p>
          </table:table-cell>
          <table:table-cell table:formula="of:=CONCATENATE(&quot;'&quot;;[.D242];&quot;'&quot;)" office:value-type="string" office:string-value="'0.2'" calcext:value-type="string">
            <text:p>'0.2'</text:p>
          </table:table-cell>
          <table:table-cell table:formula="of:=CONCATENATE(&quot;'&quot;;[.E242];&quot;'&quot;)" office:value-type="string" office:string-value="'16.1'" calcext:value-type="string">
            <text:p>'16.1'</text:p>
          </table:table-cell>
        </table:table-row>
        <table:table-row table:style-name="ro1">
          <table:table-cell office:value-type="string" calcext:value-type="string">
            <text:p>Pêra, Williams, crua</text:p>
          </table:table-cell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6</text:p>
          </table:table-cell>
          <table:table-cell office:value-type="float" office:value="14" calcext:value-type="float">
            <text:p>14</text:p>
          </table:table-cell>
          <table:table-cell table:formula="of:=CONCATENATE(&quot;'&quot;;[.A243];&quot;'&quot;)" office:value-type="string" office:string-value="'Pêra, Williams, crua'" calcext:value-type="string">
            <text:p>'Pêra, Williams, crua'</text:p>
          </table:table-cell>
          <table:table-cell table:formula="of:=CONCATENATE(&quot;'&quot;;[.B243];&quot;'&quot;)" office:value-type="string" office:string-value="'53'" calcext:value-type="string">
            <text:p>'53'</text:p>
          </table:table-cell>
          <table:table-cell table:formula="of:=CONCATENATE(&quot;'&quot;;[.C243];&quot;'&quot;)" office:value-type="string" office:string-value="'223'" calcext:value-type="string">
            <text:p>'223'</text:p>
          </table:table-cell>
          <table:table-cell table:formula="of:=CONCATENATE(&quot;'&quot;;[.D243];&quot;'&quot;)" office:value-type="string" office:string-value="'0.6'" calcext:value-type="string">
            <text:p>'0.6'</text:p>
          </table:table-cell>
          <table:table-cell table:formula="of:=CONCATENATE(&quot;'&quot;;[.E243];&quot;'&quot;)" office:value-type="string" office:string-value="'14'" calcext:value-type="string">
            <text:p>'14'</text:p>
          </table:table-cell>
        </table:table-row>
        <table:table-row table:style-name="ro1">
          <table:table-cell office:value-type="string" calcext:value-type="string">
            <text:p>Pêssego, Aurora, cru</text:p>
          </table:table-cell>
          <table:table-cell office:value-type="float" office:value="36" calcext:value-type="float">
            <text:p>3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.3</text:p>
          </table:table-cell>
          <table:table-cell table:formula="of:=CONCATENATE(&quot;'&quot;;[.A244];&quot;'&quot;)" office:value-type="string" office:string-value="'Pêssego, Aurora, cru'" calcext:value-type="string">
            <text:p>'Pêssego, Aurora, cru'</text:p>
          </table:table-cell>
          <table:table-cell table:formula="of:=CONCATENATE(&quot;'&quot;;[.B244];&quot;'&quot;)" office:value-type="string" office:string-value="'36'" calcext:value-type="string">
            <text:p>'36'</text:p>
          </table:table-cell>
          <table:table-cell table:formula="of:=CONCATENATE(&quot;'&quot;;[.C244];&quot;'&quot;)" office:value-type="string" office:string-value="'152'" calcext:value-type="string">
            <text:p>'152'</text:p>
          </table:table-cell>
          <table:table-cell table:formula="of:=CONCATENATE(&quot;'&quot;;[.D244];&quot;'&quot;)" office:value-type="string" office:string-value="'0.8'" calcext:value-type="string">
            <text:p>'0.8'</text:p>
          </table:table-cell>
          <table:table-cell table:formula="of:=CONCATENATE(&quot;'&quot;;[.E244];&quot;'&quot;)" office:value-type="string" office:string-value="'9.3'" calcext:value-type="string">
            <text:p>'9.3'</text:p>
          </table:table-cell>
        </table:table-row>
        <table:table-row table:style-name="ro1">
          <table:table-cell office:value-type="string" calcext:value-type="string">
            <text:p>Pêssego, enlatado, em calda</text:p>
          </table:table-cell>
          <table:table-cell office:value-type="float" office:value="63" calcext:value-type="float">
            <text:p>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6.9</text:p>
          </table:table-cell>
          <table:table-cell table:formula="of:=CONCATENATE(&quot;'&quot;;[.A245];&quot;'&quot;)" office:value-type="string" office:string-value="'Pêssego, enlatado, em calda'" calcext:value-type="string">
            <text:p>'Pêssego, enlatado, em calda'</text:p>
          </table:table-cell>
          <table:table-cell table:formula="of:=CONCATENATE(&quot;'&quot;;[.B245];&quot;'&quot;)" office:value-type="string" office:string-value="'63'" calcext:value-type="string">
            <text:p>'63'</text:p>
          </table:table-cell>
          <table:table-cell table:formula="of:=CONCATENATE(&quot;'&quot;;[.C245];&quot;'&quot;)" office:value-type="string" office:string-value="'264'" calcext:value-type="string">
            <text:p>'264'</text:p>
          </table:table-cell>
          <table:table-cell table:formula="of:=CONCATENATE(&quot;'&quot;;[.D245];&quot;'&quot;)" office:value-type="string" office:string-value="'0.7'" calcext:value-type="string">
            <text:p>'0.7'</text:p>
          </table:table-cell>
          <table:table-cell table:formula="of:=CONCATENATE(&quot;'&quot;;[.E245];&quot;'&quot;)" office:value-type="string" office:string-value="'16.9'" calcext:value-type="string">
            <text:p>'16.9'</text:p>
          </table:table-cell>
        </table:table-row>
        <table:table-row table:style-name="ro1">
          <table:table-cell office:value-type="string" calcext:value-type="string">
            <text:p>Pinha, crua</text:p>
          </table:table-cell>
          <table:table-cell office:value-type="float" office:value="88" calcext:value-type="float">
            <text:p>8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.4</text:p>
          </table:table-cell>
          <table:table-cell table:formula="of:=CONCATENATE(&quot;'&quot;;[.A246];&quot;'&quot;)" office:value-type="string" office:string-value="'Pinha, crua'" calcext:value-type="string">
            <text:p>'Pinha, crua'</text:p>
          </table:table-cell>
          <table:table-cell table:formula="of:=CONCATENATE(&quot;'&quot;;[.B246];&quot;'&quot;)" office:value-type="string" office:string-value="'88'" calcext:value-type="string">
            <text:p>'88'</text:p>
          </table:table-cell>
          <table:table-cell table:formula="of:=CONCATENATE(&quot;'&quot;;[.C246];&quot;'&quot;)" office:value-type="string" office:string-value="'370'" calcext:value-type="string">
            <text:p>'370'</text:p>
          </table:table-cell>
          <table:table-cell table:formula="of:=CONCATENATE(&quot;'&quot;;[.D246];&quot;'&quot;)" office:value-type="string" office:string-value="'1.5'" calcext:value-type="string">
            <text:p>'1.5'</text:p>
          </table:table-cell>
          <table:table-cell table:formula="of:=CONCATENATE(&quot;'&quot;;[.E246];&quot;'&quot;)" office:value-type="string" office:string-value="'22.4'" calcext:value-type="string">
            <text:p>'22.4'</text:p>
          </table:table-cell>
        </table:table-row>
        <table:table-row table:style-name="ro1">
          <table:table-cell office:value-type="string" calcext:value-type="string">
            <text:p>Pitanga, crua</text:p>
          </table:table-cell>
          <table:table-cell office:value-type="float" office:value="41" calcext:value-type="float">
            <text:p>4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0.2</text:p>
          </table:table-cell>
          <table:table-cell table:formula="of:=CONCATENATE(&quot;'&quot;;[.A247];&quot;'&quot;)" office:value-type="string" office:string-value="'Pitanga, crua'" calcext:value-type="string">
            <text:p>'Pitanga, crua'</text:p>
          </table:table-cell>
          <table:table-cell table:formula="of:=CONCATENATE(&quot;'&quot;;[.B247];&quot;'&quot;)" office:value-type="string" office:string-value="'41'" calcext:value-type="string">
            <text:p>'41'</text:p>
          </table:table-cell>
          <table:table-cell table:formula="of:=CONCATENATE(&quot;'&quot;;[.C247];&quot;'&quot;)" office:value-type="string" office:string-value="'173'" calcext:value-type="string">
            <text:p>'173'</text:p>
          </table:table-cell>
          <table:table-cell table:formula="of:=CONCATENATE(&quot;'&quot;;[.D247];&quot;'&quot;)" office:value-type="string" office:string-value="'0.9'" calcext:value-type="string">
            <text:p>'0.9'</text:p>
          </table:table-cell>
          <table:table-cell table:formula="of:=CONCATENATE(&quot;'&quot;;[.E247];&quot;'&quot;)" office:value-type="string" office:string-value="'10.2'" calcext:value-type="string">
            <text:p>'10.2'</text:p>
          </table:table-cell>
        </table:table-row>
        <table:table-row table:style-name="ro1">
          <table:table-cell office:value-type="string" calcext:value-type="string">
            <text:p>Pitanga, polpa, congelada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8</text:p>
          </table:table-cell>
          <table:table-cell table:formula="of:=CONCATENATE(&quot;'&quot;;[.A248];&quot;'&quot;)" office:value-type="string" office:string-value="'Pitanga, polpa, congelada'" calcext:value-type="string">
            <text:p>'Pitanga, polpa, congelada'</text:p>
          </table:table-cell>
          <table:table-cell table:formula="of:=CONCATENATE(&quot;'&quot;;[.B248];&quot;'&quot;)" office:value-type="string" office:string-value="'19'" calcext:value-type="string">
            <text:p>'19'</text:p>
          </table:table-cell>
          <table:table-cell table:formula="of:=CONCATENATE(&quot;'&quot;;[.C248];&quot;'&quot;)" office:value-type="string" office:string-value="'80'" calcext:value-type="string">
            <text:p>'80'</text:p>
          </table:table-cell>
          <table:table-cell table:formula="of:=CONCATENATE(&quot;'&quot;;[.D248];&quot;'&quot;)" office:value-type="string" office:string-value="'0.3'" calcext:value-type="string">
            <text:p>'0.3'</text:p>
          </table:table-cell>
          <table:table-cell table:formula="of:=CONCATENATE(&quot;'&quot;;[.E248];&quot;'&quot;)" office:value-type="string" office:string-value="'4.8'" calcext:value-type="string">
            <text:p>'4.8'</text:p>
          </table:table-cell>
        </table:table-row>
        <table:table-row table:style-name="ro1">
          <table:table-cell office:value-type="string" calcext:value-type="string">
            <text:p>Romã, crua</text:p>
          </table:table-cell>
          <table:table-cell office:value-type="float" office:value="56" calcext:value-type="float">
            <text:p>5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5.1</text:p>
          </table:table-cell>
          <table:table-cell table:formula="of:=CONCATENATE(&quot;'&quot;;[.A249];&quot;'&quot;)" office:value-type="string" office:string-value="'Romã, crua'" calcext:value-type="string">
            <text:p>'Romã, crua'</text:p>
          </table:table-cell>
          <table:table-cell table:formula="of:=CONCATENATE(&quot;'&quot;;[.B249];&quot;'&quot;)" office:value-type="string" office:string-value="'56'" calcext:value-type="string">
            <text:p>'56'</text:p>
          </table:table-cell>
          <table:table-cell table:formula="of:=CONCATENATE(&quot;'&quot;;[.C249];&quot;'&quot;)" office:value-type="string" office:string-value="'233'" calcext:value-type="string">
            <text:p>'233'</text:p>
          </table:table-cell>
          <table:table-cell table:formula="of:=CONCATENATE(&quot;'&quot;;[.D249];&quot;'&quot;)" office:value-type="string" office:string-value="'0.4'" calcext:value-type="string">
            <text:p>'0.4'</text:p>
          </table:table-cell>
          <table:table-cell table:formula="of:=CONCATENATE(&quot;'&quot;;[.E249];&quot;'&quot;)" office:value-type="string" office:string-value="'15.1'" calcext:value-type="string">
            <text:p>'15.1'</text:p>
          </table:table-cell>
        </table:table-row>
        <table:table-row table:style-name="ro1">
          <table:table-cell office:value-type="string" calcext:value-type="string">
            <text:p>Tamarindo, cru</text:p>
          </table:table-cell>
          <table:table-cell office:value-type="float" office:value="276" calcext:value-type="float">
            <text:p>276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72.5</text:p>
          </table:table-cell>
          <table:table-cell table:formula="of:=CONCATENATE(&quot;'&quot;;[.A250];&quot;'&quot;)" office:value-type="string" office:string-value="'Tamarindo, cru'" calcext:value-type="string">
            <text:p>'Tamarindo, cru'</text:p>
          </table:table-cell>
          <table:table-cell table:formula="of:=CONCATENATE(&quot;'&quot;;[.B250];&quot;'&quot;)" office:value-type="string" office:string-value="'276'" calcext:value-type="string">
            <text:p>'276'</text:p>
          </table:table-cell>
          <table:table-cell table:formula="of:=CONCATENATE(&quot;'&quot;;[.C250];&quot;'&quot;)" office:value-type="string" office:string-value="'1154'" calcext:value-type="string">
            <text:p>'1154'</text:p>
          </table:table-cell>
          <table:table-cell table:formula="of:=CONCATENATE(&quot;'&quot;;[.D250];&quot;'&quot;)" office:value-type="string" office:string-value="'3.2'" calcext:value-type="string">
            <text:p>'3.2'</text:p>
          </table:table-cell>
          <table:table-cell table:formula="of:=CONCATENATE(&quot;'&quot;;[.E250];&quot;'&quot;)" office:value-type="string" office:string-value="'72.5'" calcext:value-type="string">
            <text:p>'72.5'</text:p>
          </table:table-cell>
        </table:table-row>
        <table:table-row table:style-name="ro1">
          <table:table-cell office:value-type="string" calcext:value-type="string">
            <text:p>Tangerina, Poncã, crua</text:p>
          </table:table-cell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.6</text:p>
          </table:table-cell>
          <table:table-cell table:formula="of:=CONCATENATE(&quot;'&quot;;[.A251];&quot;'&quot;)" office:value-type="string" office:string-value="'Tangerina, Poncã, crua'" calcext:value-type="string">
            <text:p>'Tangerina, Poncã, crua'</text:p>
          </table:table-cell>
          <table:table-cell table:formula="of:=CONCATENATE(&quot;'&quot;;[.B251];&quot;'&quot;)" office:value-type="string" office:string-value="'38'" calcext:value-type="string">
            <text:p>'38'</text:p>
          </table:table-cell>
          <table:table-cell table:formula="of:=CONCATENATE(&quot;'&quot;;[.C251];&quot;'&quot;)" office:value-type="string" office:string-value="'158'" calcext:value-type="string">
            <text:p>'158'</text:p>
          </table:table-cell>
          <table:table-cell table:formula="of:=CONCATENATE(&quot;'&quot;;[.D251];&quot;'&quot;)" office:value-type="string" office:string-value="'0.8'" calcext:value-type="string">
            <text:p>'0.8'</text:p>
          </table:table-cell>
          <table:table-cell table:formula="of:=CONCATENATE(&quot;'&quot;;[.E251];&quot;'&quot;)" office:value-type="string" office:string-value="'9.6'" calcext:value-type="string">
            <text:p>'9.6'</text:p>
          </table:table-cell>
        </table:table-row>
        <table:table-row table:style-name="ro1">
          <table:table-cell office:value-type="string" calcext:value-type="string">
            <text:p>Tangerina, Poncã, suco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8</text:p>
          </table:table-cell>
          <table:table-cell table:formula="of:=CONCATENATE(&quot;'&quot;;[.A252];&quot;'&quot;)" office:value-type="string" office:string-value="'Tangerina, Poncã, suco'" calcext:value-type="string">
            <text:p>'Tangerina, Poncã, suco'</text:p>
          </table:table-cell>
          <table:table-cell table:formula="of:=CONCATENATE(&quot;'&quot;;[.B252];&quot;'&quot;)" office:value-type="string" office:string-value="'36'" calcext:value-type="string">
            <text:p>'36'</text:p>
          </table:table-cell>
          <table:table-cell table:formula="of:=CONCATENATE(&quot;'&quot;;[.C252];&quot;'&quot;)" office:value-type="string" office:string-value="'151'" calcext:value-type="string">
            <text:p>'151'</text:p>
          </table:table-cell>
          <table:table-cell table:formula="of:=CONCATENATE(&quot;'&quot;;[.D252];&quot;'&quot;)" office:value-type="string" office:string-value="'0.5'" calcext:value-type="string">
            <text:p>'0.5'</text:p>
          </table:table-cell>
          <table:table-cell table:formula="of:=CONCATENATE(&quot;'&quot;;[.E252];&quot;'&quot;)" office:value-type="string" office:string-value="'8.8'" calcext:value-type="string">
            <text:p>'8.8'</text:p>
          </table:table-cell>
        </table:table-row>
        <table:table-row table:style-name="ro1">
          <table:table-cell office:value-type="string" calcext:value-type="string">
            <text:p>Tucumã, cru</text:p>
          </table:table-cell>
          <table:table-cell office:value-type="float" office:value="262" calcext:value-type="float">
            <text:p>262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6.5</text:p>
          </table:table-cell>
          <table:table-cell table:formula="of:=CONCATENATE(&quot;'&quot;;[.A253];&quot;'&quot;)" office:value-type="string" office:string-value="'Tucumã, cru'" calcext:value-type="string">
            <text:p>'Tucumã, cru'</text:p>
          </table:table-cell>
          <table:table-cell table:formula="of:=CONCATENATE(&quot;'&quot;;[.B253];&quot;'&quot;)" office:value-type="string" office:string-value="'262'" calcext:value-type="string">
            <text:p>'262'</text:p>
          </table:table-cell>
          <table:table-cell table:formula="of:=CONCATENATE(&quot;'&quot;;[.C253];&quot;'&quot;)" office:value-type="string" office:string-value="'1096'" calcext:value-type="string">
            <text:p>'1096'</text:p>
          </table:table-cell>
          <table:table-cell table:formula="of:=CONCATENATE(&quot;'&quot;;[.D253];&quot;'&quot;)" office:value-type="string" office:string-value="'2.1'" calcext:value-type="string">
            <text:p>'2.1'</text:p>
          </table:table-cell>
          <table:table-cell table:formula="of:=CONCATENATE(&quot;'&quot;;[.E253];&quot;'&quot;)" office:value-type="string" office:string-value="'26.5'" calcext:value-type="string">
            <text:p>'26.5'</text:p>
          </table:table-cell>
        </table:table-row>
        <table:table-row table:style-name="ro1">
          <table:table-cell office:value-type="string" calcext:value-type="string">
            <text:p>Umbu, cru</text:p>
          </table:table-cell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.4</text:p>
          </table:table-cell>
          <table:table-cell table:formula="of:=CONCATENATE(&quot;'&quot;;[.A254];&quot;'&quot;)" office:value-type="string" office:string-value="'Umbu, cru'" calcext:value-type="string">
            <text:p>'Umbu, cru'</text:p>
          </table:table-cell>
          <table:table-cell table:formula="of:=CONCATENATE(&quot;'&quot;;[.B254];&quot;'&quot;)" office:value-type="string" office:string-value="'37'" calcext:value-type="string">
            <text:p>'37'</text:p>
          </table:table-cell>
          <table:table-cell table:formula="of:=CONCATENATE(&quot;'&quot;;[.C254];&quot;'&quot;)" office:value-type="string" office:string-value="'155'" calcext:value-type="string">
            <text:p>'155'</text:p>
          </table:table-cell>
          <table:table-cell table:formula="of:=CONCATENATE(&quot;'&quot;;[.D254];&quot;'&quot;)" office:value-type="string" office:string-value="'0.8'" calcext:value-type="string">
            <text:p>'0.8'</text:p>
          </table:table-cell>
          <table:table-cell table:formula="of:=CONCATENATE(&quot;'&quot;;[.E254];&quot;'&quot;)" office:value-type="string" office:string-value="'9.4'" calcext:value-type="string">
            <text:p>'9.4'</text:p>
          </table:table-cell>
        </table:table-row>
        <table:table-row table:style-name="ro1">
          <table:table-cell office:value-type="string" calcext:value-type="string">
            <text:p>Umbu, polpa, congelada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8</text:p>
          </table:table-cell>
          <table:table-cell table:formula="of:=CONCATENATE(&quot;'&quot;;[.A255];&quot;'&quot;)" office:value-type="string" office:string-value="'Umbu, polpa, congelada'" calcext:value-type="string">
            <text:p>'Umbu, polpa, congelada'</text:p>
          </table:table-cell>
          <table:table-cell table:formula="of:=CONCATENATE(&quot;'&quot;;[.B255];&quot;'&quot;)" office:value-type="string" office:string-value="'34'" calcext:value-type="string">
            <text:p>'34'</text:p>
          </table:table-cell>
          <table:table-cell table:formula="of:=CONCATENATE(&quot;'&quot;;[.C255];&quot;'&quot;)" office:value-type="string" office:string-value="'142'" calcext:value-type="string">
            <text:p>'142'</text:p>
          </table:table-cell>
          <table:table-cell table:formula="of:=CONCATENATE(&quot;'&quot;;[.D255];&quot;'&quot;)" office:value-type="string" office:string-value="'0.5'" calcext:value-type="string">
            <text:p>'0.5'</text:p>
          </table:table-cell>
          <table:table-cell table:formula="of:=CONCATENATE(&quot;'&quot;;[.E255];&quot;'&quot;)" office:value-type="string" office:string-value="'8.8'" calcext:value-type="string">
            <text:p>'8.8'</text:p>
          </table:table-cell>
        </table:table-row>
        <table:table-row table:style-name="ro1">
          <table:table-cell office:value-type="string" calcext:value-type="string">
            <text:p>Uva, Itália, crua</text:p>
          </table:table-cell>
          <table:table-cell office:value-type="float" office:value="53" calcext:value-type="float">
            <text:p>5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6</text:p>
          </table:table-cell>
          <table:table-cell table:formula="of:=CONCATENATE(&quot;'&quot;;[.A256];&quot;'&quot;)" office:value-type="string" office:string-value="'Uva, Itália, crua'" calcext:value-type="string">
            <text:p>'Uva, Itália, crua'</text:p>
          </table:table-cell>
          <table:table-cell table:formula="of:=CONCATENATE(&quot;'&quot;;[.B256];&quot;'&quot;)" office:value-type="string" office:string-value="'53'" calcext:value-type="string">
            <text:p>'53'</text:p>
          </table:table-cell>
          <table:table-cell table:formula="of:=CONCATENATE(&quot;'&quot;;[.C256];&quot;'&quot;)" office:value-type="string" office:string-value="'221'" calcext:value-type="string">
            <text:p>'221'</text:p>
          </table:table-cell>
          <table:table-cell table:formula="of:=CONCATENATE(&quot;'&quot;;[.D256];&quot;'&quot;)" office:value-type="string" office:string-value="'0.7'" calcext:value-type="string">
            <text:p>'0.7'</text:p>
          </table:table-cell>
          <table:table-cell table:formula="of:=CONCATENATE(&quot;'&quot;;[.E256];&quot;'&quot;)" office:value-type="string" office:string-value="'13.6'" calcext:value-type="string">
            <text:p>'13.6'</text:p>
          </table:table-cell>
        </table:table-row>
        <table:table-row table:style-name="ro1">
          <table:table-cell office:value-type="string" calcext:value-type="string">
            <text:p>Uva, Rubi, crua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2.7</text:p>
          </table:table-cell>
          <table:table-cell table:formula="of:=CONCATENATE(&quot;'&quot;;[.A257];&quot;'&quot;)" office:value-type="string" office:string-value="'Uva, Rubi, crua'" calcext:value-type="string">
            <text:p>'Uva, Rubi, crua'</text:p>
          </table:table-cell>
          <table:table-cell table:formula="of:=CONCATENATE(&quot;'&quot;;[.B257];&quot;'&quot;)" office:value-type="string" office:string-value="'49'" calcext:value-type="string">
            <text:p>'49'</text:p>
          </table:table-cell>
          <table:table-cell table:formula="of:=CONCATENATE(&quot;'&quot;;[.C257];&quot;'&quot;)" office:value-type="string" office:string-value="'205'" calcext:value-type="string">
            <text:p>'205'</text:p>
          </table:table-cell>
          <table:table-cell table:formula="of:=CONCATENATE(&quot;'&quot;;[.D257];&quot;'&quot;)" office:value-type="string" office:string-value="'0.6'" calcext:value-type="string">
            <text:p>'0.6'</text:p>
          </table:table-cell>
          <table:table-cell table:formula="of:=CONCATENATE(&quot;'&quot;;[.E257];&quot;'&quot;)" office:value-type="string" office:string-value="'12.7'" calcext:value-type="string">
            <text:p>'12.7'</text:p>
          </table:table-cell>
        </table:table-row>
        <table:table-row table:style-name="ro1">
          <table:table-cell office:value-type="string" calcext:value-type="string">
            <text:p>Uva, suco concentrado, envasado</text:p>
          </table:table-cell>
          <table:table-cell office:value-type="float" office:value="58" calcext:value-type="float">
            <text:p>5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4.7</text:p>
          </table:table-cell>
          <table:table-cell table:formula="of:=CONCATENATE(&quot;'&quot;;[.A258];&quot;'&quot;)" office:value-type="string" office:string-value="'Uva, suco concentrado, envasado'" calcext:value-type="string">
            <text:p>'Uva, suco concentrado, envasado'</text:p>
          </table:table-cell>
          <table:table-cell table:formula="of:=CONCATENATE(&quot;'&quot;;[.B258];&quot;'&quot;)" office:value-type="string" office:string-value="'58'" calcext:value-type="string">
            <text:p>'58'</text:p>
          </table:table-cell>
          <table:table-cell table:formula="of:=CONCATENATE(&quot;'&quot;;[.C258];&quot;'&quot;)" office:value-type="string" office:string-value="'241'" calcext:value-type="string">
            <text:p>'241'</text:p>
          </table:table-cell>
          <table:table-cell table:formula="of:=CONCATENATE(&quot;'&quot;;[.D258];&quot;'&quot;)" office:value-type="string" office:string-value="'Tr'" calcext:value-type="string">
            <text:p>'Tr'</text:p>
          </table:table-cell>
          <table:table-cell table:formula="of:=CONCATENATE(&quot;'&quot;;[.E258];&quot;'&quot;)" office:value-type="string" office:string-value="'14.7'" calcext:value-type="string">
            <text:p>'14.7'</text:p>
          </table:table-cell>
        </table:table-row>
        <table:table-row table:style-name="ro1">
          <table:table-cell office:value-type="string" calcext:value-type="string">
            <text:p>Azeite, de dendê</text:p>
          </table:table-cell>
          <table:table-cell office:value-type="float" office:value="884" calcext:value-type="float">
            <text:p>884</text:p>
          </table:table-cell>
          <table:table-cell office:value-type="float" office:value="3699" calcext:value-type="float">
            <text:p>3699</text:p>
          </table:table-cell>
          <table:table-cell table:number-columns-repeated="2" office:value-type="string" calcext:value-type="string">
            <text:p>NA</text:p>
          </table:table-cell>
          <table:table-cell table:formula="of:=CONCATENATE(&quot;'&quot;;[.A259];&quot;'&quot;)" office:value-type="string" office:string-value="'Azeite, de dendê'" calcext:value-type="string">
            <text:p>'Azeite, de dendê'</text:p>
          </table:table-cell>
          <table:table-cell table:formula="of:=CONCATENATE(&quot;'&quot;;[.B259];&quot;'&quot;)" office:value-type="string" office:string-value="'884'" calcext:value-type="string">
            <text:p>'884'</text:p>
          </table:table-cell>
          <table:table-cell table:formula="of:=CONCATENATE(&quot;'&quot;;[.C259];&quot;'&quot;)" office:value-type="string" office:string-value="'3699'" calcext:value-type="string">
            <text:p>'3699'</text:p>
          </table:table-cell>
          <table:table-cell table:formula="of:=CONCATENATE(&quot;'&quot;;[.D259];&quot;'&quot;)" office:value-type="string" office:string-value="'NA'" calcext:value-type="string">
            <text:p>'NA'</text:p>
          </table:table-cell>
          <table:table-cell table:formula="of:=CONCATENATE(&quot;'&quot;;[.E259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Azeite, de oliva, extra virgem</text:p>
          </table:table-cell>
          <table:table-cell office:value-type="float" office:value="884" calcext:value-type="float">
            <text:p>884</text:p>
          </table:table-cell>
          <table:table-cell office:value-type="float" office:value="3699" calcext:value-type="float">
            <text:p>3699</text:p>
          </table:table-cell>
          <table:table-cell table:number-columns-repeated="2" office:value-type="string" calcext:value-type="string">
            <text:p>NA</text:p>
          </table:table-cell>
          <table:table-cell table:formula="of:=CONCATENATE(&quot;'&quot;;[.A260];&quot;'&quot;)" office:value-type="string" office:string-value="'Azeite, de oliva, extra virgem'" calcext:value-type="string">
            <text:p>'Azeite, de oliva, extra virgem'</text:p>
          </table:table-cell>
          <table:table-cell table:formula="of:=CONCATENATE(&quot;'&quot;;[.B260];&quot;'&quot;)" office:value-type="string" office:string-value="'884'" calcext:value-type="string">
            <text:p>'884'</text:p>
          </table:table-cell>
          <table:table-cell table:formula="of:=CONCATENATE(&quot;'&quot;;[.C260];&quot;'&quot;)" office:value-type="string" office:string-value="'3699'" calcext:value-type="string">
            <text:p>'3699'</text:p>
          </table:table-cell>
          <table:table-cell table:formula="of:=CONCATENATE(&quot;'&quot;;[.D260];&quot;'&quot;)" office:value-type="string" office:string-value="'NA'" calcext:value-type="string">
            <text:p>'NA'</text:p>
          </table:table-cell>
          <table:table-cell table:formula="of:=CONCATENATE(&quot;'&quot;;[.E260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Manteiga, com sal</text:p>
          </table:table-cell>
          <table:table-cell office:value-type="float" office:value="726" calcext:value-type="float">
            <text:p>726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formula="of:=CONCATENATE(&quot;'&quot;;[.A261];&quot;'&quot;)" office:value-type="string" office:string-value="'Manteiga, com sal'" calcext:value-type="string">
            <text:p>'Manteiga, com sal'</text:p>
          </table:table-cell>
          <table:table-cell table:formula="of:=CONCATENATE(&quot;'&quot;;[.B261];&quot;'&quot;)" office:value-type="string" office:string-value="'726'" calcext:value-type="string">
            <text:p>'726'</text:p>
          </table:table-cell>
          <table:table-cell table:formula="of:=CONCATENATE(&quot;'&quot;;[.C261];&quot;'&quot;)" office:value-type="string" office:string-value="'3037'" calcext:value-type="string">
            <text:p>'3037'</text:p>
          </table:table-cell>
          <table:table-cell table:formula="of:=CONCATENATE(&quot;'&quot;;[.D261];&quot;'&quot;)" office:value-type="string" office:string-value="'0.4'" calcext:value-type="string">
            <text:p>'0.4'</text:p>
          </table:table-cell>
          <table:table-cell table:formula="of:=CONCATENATE(&quot;'&quot;;[.E261];&quot;'&quot;)" office:value-type="string" office:string-value="'0.1'" calcext:value-type="string">
            <text:p>'0.1'</text:p>
          </table:table-cell>
        </table:table-row>
        <table:table-row table:style-name="ro1">
          <table:table-cell office:value-type="string" calcext:value-type="string">
            <text:p>Manteiga, sem sal</text:p>
          </table:table-cell>
          <table:table-cell office:value-type="float" office:value="758" calcext:value-type="float">
            <text:p>758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formula="of:=CONCATENATE(&quot;'&quot;;[.A262];&quot;'&quot;)" office:value-type="string" office:string-value="'Manteiga, sem sal'" calcext:value-type="string">
            <text:p>'Manteiga, sem sal'</text:p>
          </table:table-cell>
          <table:table-cell table:formula="of:=CONCATENATE(&quot;'&quot;;[.B262];&quot;'&quot;)" office:value-type="string" office:string-value="'758'" calcext:value-type="string">
            <text:p>'758'</text:p>
          </table:table-cell>
          <table:table-cell table:formula="of:=CONCATENATE(&quot;'&quot;;[.C262];&quot;'&quot;)" office:value-type="string" office:string-value="'3170'" calcext:value-type="string">
            <text:p>'3170'</text:p>
          </table:table-cell>
          <table:table-cell table:formula="of:=CONCATENATE(&quot;'&quot;;[.D262];&quot;'&quot;)" office:value-type="string" office:string-value="'0.4'" calcext:value-type="string">
            <text:p>'0.4'</text:p>
          </table:table-cell>
          <table:table-cell table:formula="of:=CONCATENATE(&quot;'&quot;;[.E26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Margarina, com óleo hidrogenado, com sal (65% de lipídeos)</text:p>
          </table:table-cell>
          <table:table-cell office:value-type="float" office:value="596" calcext:value-type="float">
            <text:p>596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table:formula="of:=CONCATENATE(&quot;'&quot;;[.A263];&quot;'&quot;)" office:value-type="string" office:string-value="'Margarina, com óleo hidrogenado, com sal (65% de lipídeos)'" calcext:value-type="string">
            <text:p>'Margarina, com óleo hidrogenado, com sal (65% de lipídeos)'</text:p>
          </table:table-cell>
          <table:table-cell table:formula="of:=CONCATENATE(&quot;'&quot;;[.B263];&quot;'&quot;)" office:value-type="string" office:string-value="'596'" calcext:value-type="string">
            <text:p>'596'</text:p>
          </table:table-cell>
          <table:table-cell table:formula="of:=CONCATENATE(&quot;'&quot;;[.C263];&quot;'&quot;)" office:value-type="string" office:string-value="'2494'" calcext:value-type="string">
            <text:p>'2494'</text:p>
          </table:table-cell>
          <table:table-cell table:formula="of:=CONCATENATE(&quot;'&quot;;[.D263];&quot;'&quot;)" office:value-type="string" office:string-value="'Tr'" calcext:value-type="string">
            <text:p>'Tr'</text:p>
          </table:table-cell>
          <table:table-cell table:formula="of:=CONCATENATE(&quot;'&quot;;[.E26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Margarina, com óleo hidrogenado, sem sal (80% de lipídeos)</text:p>
          </table:table-cell>
          <table:table-cell office:value-type="float" office:value="723" calcext:value-type="float">
            <text:p>723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table:formula="of:=CONCATENATE(&quot;'&quot;;[.A264];&quot;'&quot;)" office:value-type="string" office:string-value="'Margarina, com óleo hidrogenado, sem sal (80% de lipídeos)'" calcext:value-type="string">
            <text:p>'Margarina, com óleo hidrogenado, sem sal (80% de lipídeos)'</text:p>
          </table:table-cell>
          <table:table-cell table:formula="of:=CONCATENATE(&quot;'&quot;;[.B264];&quot;'&quot;)" office:value-type="string" office:string-value="'723'" calcext:value-type="string">
            <text:p>'723'</text:p>
          </table:table-cell>
          <table:table-cell table:formula="of:=CONCATENATE(&quot;'&quot;;[.C264];&quot;'&quot;)" office:value-type="string" office:string-value="'3023'" calcext:value-type="string">
            <text:p>'3023'</text:p>
          </table:table-cell>
          <table:table-cell table:formula="of:=CONCATENATE(&quot;'&quot;;[.D264];&quot;'&quot;)" office:value-type="string" office:string-value="'Tr'" calcext:value-type="string">
            <text:p>'Tr'</text:p>
          </table:table-cell>
          <table:table-cell table:formula="of:=CONCATENATE(&quot;'&quot;;[.E26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Margarina, com óleo interesterificado, com sal (65%de lipídeos)</text:p>
          </table:table-cell>
          <table:table-cell office:value-type="float" office:value="594" calcext:value-type="float">
            <text:p>594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table:formula="of:=CONCATENATE(&quot;'&quot;;[.A265];&quot;'&quot;)" office:value-type="string" office:string-value="'Margarina, com óleo interesterificado, com sal (65%de lipídeos)'" calcext:value-type="string">
            <text:p>'Margarina, com óleo interesterificado, com sal (65%de lipídeos)'</text:p>
          </table:table-cell>
          <table:table-cell table:formula="of:=CONCATENATE(&quot;'&quot;;[.B265];&quot;'&quot;)" office:value-type="string" office:string-value="'594'" calcext:value-type="string">
            <text:p>'594'</text:p>
          </table:table-cell>
          <table:table-cell table:formula="of:=CONCATENATE(&quot;'&quot;;[.C265];&quot;'&quot;)" office:value-type="string" office:string-value="'2487'" calcext:value-type="string">
            <text:p>'2487'</text:p>
          </table:table-cell>
          <table:table-cell table:formula="of:=CONCATENATE(&quot;'&quot;;[.D265];&quot;'&quot;)" office:value-type="string" office:string-value="'Tr'" calcext:value-type="string">
            <text:p>'Tr'</text:p>
          </table:table-cell>
          <table:table-cell table:formula="of:=CONCATENATE(&quot;'&quot;;[.E26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Margarina, com óleo interesterificado, sem sal (65% de lipídeos)</text:p>
          </table:table-cell>
          <table:table-cell office:value-type="float" office:value="593" calcext:value-type="float">
            <text:p>593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table:formula="of:=CONCATENATE(&quot;'&quot;;[.A266];&quot;'&quot;)" office:value-type="string" office:string-value="'Margarina, com óleo interesterificado, sem sal (65% de lipídeos)'" calcext:value-type="string">
            <text:p>'Margarina, com óleo interesterificado, sem sal (65% de lipídeos)'</text:p>
          </table:table-cell>
          <table:table-cell table:formula="of:=CONCATENATE(&quot;'&quot;;[.B266];&quot;'&quot;)" office:value-type="string" office:string-value="'593'" calcext:value-type="string">
            <text:p>'593'</text:p>
          </table:table-cell>
          <table:table-cell table:formula="of:=CONCATENATE(&quot;'&quot;;[.C266];&quot;'&quot;)" office:value-type="string" office:string-value="'2482'" calcext:value-type="string">
            <text:p>'2482'</text:p>
          </table:table-cell>
          <table:table-cell table:formula="of:=CONCATENATE(&quot;'&quot;;[.D266];&quot;'&quot;)" office:value-type="string" office:string-value="'Tr'" calcext:value-type="string">
            <text:p>'Tr'</text:p>
          </table:table-cell>
          <table:table-cell table:formula="of:=CONCATENATE(&quot;'&quot;;[.E26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Óleo, de babaçu</text:p>
          </table:table-cell>
          <table:table-cell office:value-type="float" office:value="884" calcext:value-type="float">
            <text:p>884</text:p>
          </table:table-cell>
          <table:table-cell office:value-type="float" office:value="3699" calcext:value-type="float">
            <text:p>3699</text:p>
          </table:table-cell>
          <table:table-cell table:number-columns-repeated="2" office:value-type="string" calcext:value-type="string">
            <text:p>NA</text:p>
          </table:table-cell>
          <table:table-cell table:formula="of:=CONCATENATE(&quot;'&quot;;[.A267];&quot;'&quot;)" office:value-type="string" office:string-value="'Óleo, de babaçu'" calcext:value-type="string">
            <text:p>'Óleo, de babaçu'</text:p>
          </table:table-cell>
          <table:table-cell table:formula="of:=CONCATENATE(&quot;'&quot;;[.B267];&quot;'&quot;)" office:value-type="string" office:string-value="'884'" calcext:value-type="string">
            <text:p>'884'</text:p>
          </table:table-cell>
          <table:table-cell table:formula="of:=CONCATENATE(&quot;'&quot;;[.C267];&quot;'&quot;)" office:value-type="string" office:string-value="'3699'" calcext:value-type="string">
            <text:p>'3699'</text:p>
          </table:table-cell>
          <table:table-cell table:formula="of:=CONCATENATE(&quot;'&quot;;[.D267];&quot;'&quot;)" office:value-type="string" office:string-value="'NA'" calcext:value-type="string">
            <text:p>'NA'</text:p>
          </table:table-cell>
          <table:table-cell table:formula="of:=CONCATENATE(&quot;'&quot;;[.E267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Óleo, de canola</text:p>
          </table:table-cell>
          <table:table-cell office:value-type="float" office:value="884" calcext:value-type="float">
            <text:p>884</text:p>
          </table:table-cell>
          <table:table-cell office:value-type="float" office:value="3699" calcext:value-type="float">
            <text:p>3699</text:p>
          </table:table-cell>
          <table:table-cell table:number-columns-repeated="2" office:value-type="string" calcext:value-type="string">
            <text:p>NA</text:p>
          </table:table-cell>
          <table:table-cell table:formula="of:=CONCATENATE(&quot;'&quot;;[.A268];&quot;'&quot;)" office:value-type="string" office:string-value="'Óleo, de canola'" calcext:value-type="string">
            <text:p>'Óleo, de canola'</text:p>
          </table:table-cell>
          <table:table-cell table:formula="of:=CONCATENATE(&quot;'&quot;;[.B268];&quot;'&quot;)" office:value-type="string" office:string-value="'884'" calcext:value-type="string">
            <text:p>'884'</text:p>
          </table:table-cell>
          <table:table-cell table:formula="of:=CONCATENATE(&quot;'&quot;;[.C268];&quot;'&quot;)" office:value-type="string" office:string-value="'3699'" calcext:value-type="string">
            <text:p>'3699'</text:p>
          </table:table-cell>
          <table:table-cell table:formula="of:=CONCATENATE(&quot;'&quot;;[.D268];&quot;'&quot;)" office:value-type="string" office:string-value="'NA'" calcext:value-type="string">
            <text:p>'NA'</text:p>
          </table:table-cell>
          <table:table-cell table:formula="of:=CONCATENATE(&quot;'&quot;;[.E268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Óleo, de girassol</text:p>
          </table:table-cell>
          <table:table-cell office:value-type="float" office:value="884" calcext:value-type="float">
            <text:p>884</text:p>
          </table:table-cell>
          <table:table-cell office:value-type="float" office:value="3699" calcext:value-type="float">
            <text:p>3699</text:p>
          </table:table-cell>
          <table:table-cell table:number-columns-repeated="2" office:value-type="string" calcext:value-type="string">
            <text:p>NA</text:p>
          </table:table-cell>
          <table:table-cell table:formula="of:=CONCATENATE(&quot;'&quot;;[.A269];&quot;'&quot;)" office:value-type="string" office:string-value="'Óleo, de girassol'" calcext:value-type="string">
            <text:p>'Óleo, de girassol'</text:p>
          </table:table-cell>
          <table:table-cell table:formula="of:=CONCATENATE(&quot;'&quot;;[.B269];&quot;'&quot;)" office:value-type="string" office:string-value="'884'" calcext:value-type="string">
            <text:p>'884'</text:p>
          </table:table-cell>
          <table:table-cell table:formula="of:=CONCATENATE(&quot;'&quot;;[.C269];&quot;'&quot;)" office:value-type="string" office:string-value="'3699'" calcext:value-type="string">
            <text:p>'3699'</text:p>
          </table:table-cell>
          <table:table-cell table:formula="of:=CONCATENATE(&quot;'&quot;;[.D269];&quot;'&quot;)" office:value-type="string" office:string-value="'NA'" calcext:value-type="string">
            <text:p>'NA'</text:p>
          </table:table-cell>
          <table:table-cell table:formula="of:=CONCATENATE(&quot;'&quot;;[.E269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Óleo, de milho</text:p>
          </table:table-cell>
          <table:table-cell office:value-type="float" office:value="884" calcext:value-type="float">
            <text:p>884</text:p>
          </table:table-cell>
          <table:table-cell office:value-type="float" office:value="3699" calcext:value-type="float">
            <text:p>3699</text:p>
          </table:table-cell>
          <table:table-cell table:number-columns-repeated="2" office:value-type="string" calcext:value-type="string">
            <text:p>NA</text:p>
          </table:table-cell>
          <table:table-cell table:formula="of:=CONCATENATE(&quot;'&quot;;[.A270];&quot;'&quot;)" office:value-type="string" office:string-value="'Óleo, de milho'" calcext:value-type="string">
            <text:p>'Óleo, de milho'</text:p>
          </table:table-cell>
          <table:table-cell table:formula="of:=CONCATENATE(&quot;'&quot;;[.B270];&quot;'&quot;)" office:value-type="string" office:string-value="'884'" calcext:value-type="string">
            <text:p>'884'</text:p>
          </table:table-cell>
          <table:table-cell table:formula="of:=CONCATENATE(&quot;'&quot;;[.C270];&quot;'&quot;)" office:value-type="string" office:string-value="'3699'" calcext:value-type="string">
            <text:p>'3699'</text:p>
          </table:table-cell>
          <table:table-cell table:formula="of:=CONCATENATE(&quot;'&quot;;[.D270];&quot;'&quot;)" office:value-type="string" office:string-value="'NA'" calcext:value-type="string">
            <text:p>'NA'</text:p>
          </table:table-cell>
          <table:table-cell table:formula="of:=CONCATENATE(&quot;'&quot;;[.E270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Óleo, de pequi</text:p>
          </table:table-cell>
          <table:table-cell office:value-type="float" office:value="884" calcext:value-type="float">
            <text:p>884</text:p>
          </table:table-cell>
          <table:table-cell office:value-type="float" office:value="3699" calcext:value-type="float">
            <text:p>3699</text:p>
          </table:table-cell>
          <table:table-cell table:number-columns-repeated="2" office:value-type="string" calcext:value-type="string">
            <text:p>NA</text:p>
          </table:table-cell>
          <table:table-cell table:formula="of:=CONCATENATE(&quot;'&quot;;[.A271];&quot;'&quot;)" office:value-type="string" office:string-value="'Óleo, de pequi'" calcext:value-type="string">
            <text:p>'Óleo, de pequi'</text:p>
          </table:table-cell>
          <table:table-cell table:formula="of:=CONCATENATE(&quot;'&quot;;[.B271];&quot;'&quot;)" office:value-type="string" office:string-value="'884'" calcext:value-type="string">
            <text:p>'884'</text:p>
          </table:table-cell>
          <table:table-cell table:formula="of:=CONCATENATE(&quot;'&quot;;[.C271];&quot;'&quot;)" office:value-type="string" office:string-value="'3699'" calcext:value-type="string">
            <text:p>'3699'</text:p>
          </table:table-cell>
          <table:table-cell table:formula="of:=CONCATENATE(&quot;'&quot;;[.D271];&quot;'&quot;)" office:value-type="string" office:string-value="'NA'" calcext:value-type="string">
            <text:p>'NA'</text:p>
          </table:table-cell>
          <table:table-cell table:formula="of:=CONCATENATE(&quot;'&quot;;[.E271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Óleo, de soja</text:p>
          </table:table-cell>
          <table:table-cell office:value-type="float" office:value="884" calcext:value-type="float">
            <text:p>884</text:p>
          </table:table-cell>
          <table:table-cell office:value-type="float" office:value="3699" calcext:value-type="float">
            <text:p>3699</text:p>
          </table:table-cell>
          <table:table-cell table:number-columns-repeated="2" office:value-type="string" calcext:value-type="string">
            <text:p>NA</text:p>
          </table:table-cell>
          <table:table-cell table:formula="of:=CONCATENATE(&quot;'&quot;;[.A272];&quot;'&quot;)" office:value-type="string" office:string-value="'Óleo, de soja'" calcext:value-type="string">
            <text:p>'Óleo, de soja'</text:p>
          </table:table-cell>
          <table:table-cell table:formula="of:=CONCATENATE(&quot;'&quot;;[.B272];&quot;'&quot;)" office:value-type="string" office:string-value="'884'" calcext:value-type="string">
            <text:p>'884'</text:p>
          </table:table-cell>
          <table:table-cell table:formula="of:=CONCATENATE(&quot;'&quot;;[.C272];&quot;'&quot;)" office:value-type="string" office:string-value="'3699'" calcext:value-type="string">
            <text:p>'3699'</text:p>
          </table:table-cell>
          <table:table-cell table:formula="of:=CONCATENATE(&quot;'&quot;;[.D272];&quot;'&quot;)" office:value-type="string" office:string-value="'NA'" calcext:value-type="string">
            <text:p>'NA'</text:p>
          </table:table-cell>
          <table:table-cell table:formula="of:=CONCATENATE(&quot;'&quot;;[.E272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Abadejo, filé, congelado, assado</text:p>
          </table:table-cell>
          <table:table-cell office:value-type="float" office:value="112" calcext:value-type="float">
            <text:p>1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23.5</text:p>
          </table:table-cell>
          <table:table-cell office:value-type="float" office:value="0" calcext:value-type="float">
            <text:p>0</text:p>
          </table:table-cell>
          <table:table-cell table:formula="of:=CONCATENATE(&quot;'&quot;;[.A273];&quot;'&quot;)" office:value-type="string" office:string-value="'Abadejo, filé, congelado, assado'" calcext:value-type="string">
            <text:p>'Abadejo, filé, congelado, assado'</text:p>
          </table:table-cell>
          <table:table-cell table:formula="of:=CONCATENATE(&quot;'&quot;;[.B273];&quot;'&quot;)" office:value-type="string" office:string-value="'112'" calcext:value-type="string">
            <text:p>'112'</text:p>
          </table:table-cell>
          <table:table-cell table:formula="of:=CONCATENATE(&quot;'&quot;;[.C273];&quot;'&quot;)" office:value-type="string" office:string-value="'467'" calcext:value-type="string">
            <text:p>'467'</text:p>
          </table:table-cell>
          <table:table-cell table:formula="of:=CONCATENATE(&quot;'&quot;;[.D273];&quot;'&quot;)" office:value-type="string" office:string-value="'23.5'" calcext:value-type="string">
            <text:p>'23.5'</text:p>
          </table:table-cell>
          <table:table-cell table:formula="of:=CONCATENATE(&quot;'&quot;;[.E27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Abadejo, filé, congelado,cozido</text:p>
          </table:table-cell>
          <table:table-cell office:value-type="float" office:value="91" calcext:value-type="float">
            <text:p>9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9.3</text:p>
          </table:table-cell>
          <table:table-cell office:value-type="float" office:value="0" calcext:value-type="float">
            <text:p>0</text:p>
          </table:table-cell>
          <table:table-cell table:formula="of:=CONCATENATE(&quot;'&quot;;[.A274];&quot;'&quot;)" office:value-type="string" office:string-value="'Abadejo, filé, congelado,cozido'" calcext:value-type="string">
            <text:p>'Abadejo, filé, congelado,cozido'</text:p>
          </table:table-cell>
          <table:table-cell table:formula="of:=CONCATENATE(&quot;'&quot;;[.B274];&quot;'&quot;)" office:value-type="string" office:string-value="'91'" calcext:value-type="string">
            <text:p>'91'</text:p>
          </table:table-cell>
          <table:table-cell table:formula="of:=CONCATENATE(&quot;'&quot;;[.C274];&quot;'&quot;)" office:value-type="string" office:string-value="'381'" calcext:value-type="string">
            <text:p>'381'</text:p>
          </table:table-cell>
          <table:table-cell table:formula="of:=CONCATENATE(&quot;'&quot;;[.D274];&quot;'&quot;)" office:value-type="string" office:string-value="'19.3'" calcext:value-type="string">
            <text:p>'19.3'</text:p>
          </table:table-cell>
          <table:table-cell table:formula="of:=CONCATENATE(&quot;'&quot;;[.E27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Abadejo, filé, congelado, cru</text:p>
          </table:table-cell>
          <table:table-cell office:value-type="float" office:value="59" calcext:value-type="float">
            <text:p>5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3.1</text:p>
          </table:table-cell>
          <table:table-cell office:value-type="float" office:value="0" calcext:value-type="float">
            <text:p>0</text:p>
          </table:table-cell>
          <table:table-cell table:formula="of:=CONCATENATE(&quot;'&quot;;[.A275];&quot;'&quot;)" office:value-type="string" office:string-value="'Abadejo, filé, congelado, cru'" calcext:value-type="string">
            <text:p>'Abadejo, filé, congelado, cru'</text:p>
          </table:table-cell>
          <table:table-cell table:formula="of:=CONCATENATE(&quot;'&quot;;[.B275];&quot;'&quot;)" office:value-type="string" office:string-value="'59'" calcext:value-type="string">
            <text:p>'59'</text:p>
          </table:table-cell>
          <table:table-cell table:formula="of:=CONCATENATE(&quot;'&quot;;[.C275];&quot;'&quot;)" office:value-type="string" office:string-value="'247'" calcext:value-type="string">
            <text:p>'247'</text:p>
          </table:table-cell>
          <table:table-cell table:formula="of:=CONCATENATE(&quot;'&quot;;[.D275];&quot;'&quot;)" office:value-type="string" office:string-value="'13.1'" calcext:value-type="string">
            <text:p>'13.1'</text:p>
          </table:table-cell>
          <table:table-cell table:formula="of:=CONCATENATE(&quot;'&quot;;[.E27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Abadejo, filé, congelado, grelhado</text:p>
          </table:table-cell>
          <table:table-cell office:value-type="float" office:value="130" calcext:value-type="float">
            <text:p>13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27.6</text:p>
          </table:table-cell>
          <table:table-cell office:value-type="float" office:value="0" calcext:value-type="float">
            <text:p>0</text:p>
          </table:table-cell>
          <table:table-cell table:formula="of:=CONCATENATE(&quot;'&quot;;[.A276];&quot;'&quot;)" office:value-type="string" office:string-value="'Abadejo, filé, congelado, grelhado'" calcext:value-type="string">
            <text:p>'Abadejo, filé, congelado, grelhado'</text:p>
          </table:table-cell>
          <table:table-cell table:formula="of:=CONCATENATE(&quot;'&quot;;[.B276];&quot;'&quot;)" office:value-type="string" office:string-value="'130'" calcext:value-type="string">
            <text:p>'130'</text:p>
          </table:table-cell>
          <table:table-cell table:formula="of:=CONCATENATE(&quot;'&quot;;[.C276];&quot;'&quot;)" office:value-type="string" office:string-value="'542'" calcext:value-type="string">
            <text:p>'542'</text:p>
          </table:table-cell>
          <table:table-cell table:formula="of:=CONCATENATE(&quot;'&quot;;[.D276];&quot;'&quot;)" office:value-type="string" office:string-value="'27.6'" calcext:value-type="string">
            <text:p>'27.6'</text:p>
          </table:table-cell>
          <table:table-cell table:formula="of:=CONCATENATE(&quot;'&quot;;[.E27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Atum, conserva em óleo</text:p>
          </table:table-cell>
          <table:table-cell office:value-type="float" office:value="166" calcext:value-type="float">
            <text:p>166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26.2</text:p>
          </table:table-cell>
          <table:table-cell office:value-type="float" office:value="0" calcext:value-type="float">
            <text:p>0</text:p>
          </table:table-cell>
          <table:table-cell table:formula="of:=CONCATENATE(&quot;'&quot;;[.A277];&quot;'&quot;)" office:value-type="string" office:string-value="'Atum, conserva em óleo'" calcext:value-type="string">
            <text:p>'Atum, conserva em óleo'</text:p>
          </table:table-cell>
          <table:table-cell table:formula="of:=CONCATENATE(&quot;'&quot;;[.B277];&quot;'&quot;)" office:value-type="string" office:string-value="'166'" calcext:value-type="string">
            <text:p>'166'</text:p>
          </table:table-cell>
          <table:table-cell table:formula="of:=CONCATENATE(&quot;'&quot;;[.C277];&quot;'&quot;)" office:value-type="string" office:string-value="'694'" calcext:value-type="string">
            <text:p>'694'</text:p>
          </table:table-cell>
          <table:table-cell table:formula="of:=CONCATENATE(&quot;'&quot;;[.D277];&quot;'&quot;)" office:value-type="string" office:string-value="'26.2'" calcext:value-type="string">
            <text:p>'26.2'</text:p>
          </table:table-cell>
          <table:table-cell table:formula="of:=CONCATENATE(&quot;'&quot;;[.E27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Atum, fresco, cru</text:p>
          </table:table-cell>
          <table:table-cell office:value-type="float" office:value="118" calcext:value-type="float">
            <text:p>118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25.7</text:p>
          </table:table-cell>
          <table:table-cell office:value-type="float" office:value="0" calcext:value-type="float">
            <text:p>0</text:p>
          </table:table-cell>
          <table:table-cell table:formula="of:=CONCATENATE(&quot;'&quot;;[.A278];&quot;'&quot;)" office:value-type="string" office:string-value="'Atum, fresco, cru'" calcext:value-type="string">
            <text:p>'Atum, fresco, cru'</text:p>
          </table:table-cell>
          <table:table-cell table:formula="of:=CONCATENATE(&quot;'&quot;;[.B278];&quot;'&quot;)" office:value-type="string" office:string-value="'118'" calcext:value-type="string">
            <text:p>'118'</text:p>
          </table:table-cell>
          <table:table-cell table:formula="of:=CONCATENATE(&quot;'&quot;;[.C278];&quot;'&quot;)" office:value-type="string" office:string-value="'492'" calcext:value-type="string">
            <text:p>'492'</text:p>
          </table:table-cell>
          <table:table-cell table:formula="of:=CONCATENATE(&quot;'&quot;;[.D278];&quot;'&quot;)" office:value-type="string" office:string-value="'25.7'" calcext:value-type="string">
            <text:p>'25.7'</text:p>
          </table:table-cell>
          <table:table-cell table:formula="of:=CONCATENATE(&quot;'&quot;;[.E27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Bacalhau, salgado, cru</text:p>
          </table:table-cell>
          <table:table-cell office:value-type="float" office:value="136" calcext:value-type="float">
            <text:p>136</text:p>
          </table:table-cell>
          <table:table-cell office:value-type="float" office:value="569" calcext:value-type="float">
            <text:p>5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CONCATENATE(&quot;'&quot;;[.A279];&quot;'&quot;)" office:value-type="string" office:string-value="'Bacalhau, salgado, cru'" calcext:value-type="string">
            <text:p>'Bacalhau, salgado, cru'</text:p>
          </table:table-cell>
          <table:table-cell table:formula="of:=CONCATENATE(&quot;'&quot;;[.B279];&quot;'&quot;)" office:value-type="string" office:string-value="'136'" calcext:value-type="string">
            <text:p>'136'</text:p>
          </table:table-cell>
          <table:table-cell table:formula="of:=CONCATENATE(&quot;'&quot;;[.C279];&quot;'&quot;)" office:value-type="string" office:string-value="'569'" calcext:value-type="string">
            <text:p>'569'</text:p>
          </table:table-cell>
          <table:table-cell table:formula="of:=CONCATENATE(&quot;'&quot;;[.D279];&quot;'&quot;)" office:value-type="string" office:string-value="'29'" calcext:value-type="string">
            <text:p>'29'</text:p>
          </table:table-cell>
          <table:table-cell table:formula="of:=CONCATENATE(&quot;'&quot;;[.E27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Bacalhau, salgado, refogado</text:p>
          </table:table-cell>
          <table:table-cell office:value-type="float" office:value="140" calcext:value-type="float">
            <text:p>140</text:p>
          </table:table-cell>
          <table:table-cell office:value-type="float" office:value="584" calcext:value-type="float">
            <text:p>5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2</text:p>
          </table:table-cell>
          <table:table-cell table:formula="of:=CONCATENATE(&quot;'&quot;;[.A280];&quot;'&quot;)" office:value-type="string" office:string-value="'Bacalhau, salgado, refogado'" calcext:value-type="string">
            <text:p>'Bacalhau, salgado, refogado'</text:p>
          </table:table-cell>
          <table:table-cell table:formula="of:=CONCATENATE(&quot;'&quot;;[.B280];&quot;'&quot;)" office:value-type="string" office:string-value="'140'" calcext:value-type="string">
            <text:p>'140'</text:p>
          </table:table-cell>
          <table:table-cell table:formula="of:=CONCATENATE(&quot;'&quot;;[.C280];&quot;'&quot;)" office:value-type="string" office:string-value="'584'" calcext:value-type="string">
            <text:p>'584'</text:p>
          </table:table-cell>
          <table:table-cell table:formula="of:=CONCATENATE(&quot;'&quot;;[.D280];&quot;'&quot;)" office:value-type="string" office:string-value="'24'" calcext:value-type="string">
            <text:p>'24'</text:p>
          </table:table-cell>
          <table:table-cell table:formula="of:=CONCATENATE(&quot;'&quot;;[.E280];&quot;'&quot;)" office:value-type="string" office:string-value="'1.2'" calcext:value-type="string">
            <text:p>'1.2'</text:p>
          </table:table-cell>
        </table:table-row>
        <table:table-row table:style-name="ro1">
          <table:table-cell office:value-type="string" calcext:value-type="string">
            <text:p>Cação, posta, com farinha de trigo, frita</text:p>
          </table:table-cell>
          <table:table-cell office:value-type="float" office:value="208" calcext:value-type="float">
            <text:p>208</text:p>
          </table:table-cell>
          <table:table-cell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1</text:p>
          </table:table-cell>
          <table:table-cell table:formula="of:=CONCATENATE(&quot;'&quot;;[.A281];&quot;'&quot;)" office:value-type="string" office:string-value="'Cação, posta, com farinha de trigo, frita'" calcext:value-type="string">
            <text:p>'Cação, posta, com farinha de trigo, frita'</text:p>
          </table:table-cell>
          <table:table-cell table:formula="of:=CONCATENATE(&quot;'&quot;;[.B281];&quot;'&quot;)" office:value-type="string" office:string-value="'208'" calcext:value-type="string">
            <text:p>'208'</text:p>
          </table:table-cell>
          <table:table-cell table:formula="of:=CONCATENATE(&quot;'&quot;;[.C281];&quot;'&quot;)" office:value-type="string" office:string-value="'872'" calcext:value-type="string">
            <text:p>'872'</text:p>
          </table:table-cell>
          <table:table-cell table:formula="of:=CONCATENATE(&quot;'&quot;;[.D281];&quot;'&quot;)" office:value-type="string" office:string-value="'25'" calcext:value-type="string">
            <text:p>'25'</text:p>
          </table:table-cell>
          <table:table-cell table:formula="of:=CONCATENATE(&quot;'&quot;;[.E281];&quot;'&quot;)" office:value-type="string" office:string-value="'3.1'" calcext:value-type="string">
            <text:p>'3.1'</text:p>
          </table:table-cell>
        </table:table-row>
        <table:table-row table:style-name="ro1">
          <table:table-cell office:value-type="string" calcext:value-type="string">
            <text:p>Cação, posta, cozida</text:p>
          </table:table-cell>
          <table:table-cell office:value-type="float" office:value="116" calcext:value-type="float">
            <text:p>11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25.6</text:p>
          </table:table-cell>
          <table:table-cell office:value-type="float" office:value="0" calcext:value-type="float">
            <text:p>0</text:p>
          </table:table-cell>
          <table:table-cell table:formula="of:=CONCATENATE(&quot;'&quot;;[.A282];&quot;'&quot;)" office:value-type="string" office:string-value="'Cação, posta, cozida'" calcext:value-type="string">
            <text:p>'Cação, posta, cozida'</text:p>
          </table:table-cell>
          <table:table-cell table:formula="of:=CONCATENATE(&quot;'&quot;;[.B282];&quot;'&quot;)" office:value-type="string" office:string-value="'116'" calcext:value-type="string">
            <text:p>'116'</text:p>
          </table:table-cell>
          <table:table-cell table:formula="of:=CONCATENATE(&quot;'&quot;;[.C282];&quot;'&quot;)" office:value-type="string" office:string-value="'485'" calcext:value-type="string">
            <text:p>'485'</text:p>
          </table:table-cell>
          <table:table-cell table:formula="of:=CONCATENATE(&quot;'&quot;;[.D282];&quot;'&quot;)" office:value-type="string" office:string-value="'25.6'" calcext:value-type="string">
            <text:p>'25.6'</text:p>
          </table:table-cell>
          <table:table-cell table:formula="of:=CONCATENATE(&quot;'&quot;;[.E28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ção, posta, crua</text:p>
          </table:table-cell>
          <table:table-cell office:value-type="float" office:value="83" calcext:value-type="float">
            <text:p>8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7.9</text:p>
          </table:table-cell>
          <table:table-cell office:value-type="float" office:value="0" calcext:value-type="float">
            <text:p>0</text:p>
          </table:table-cell>
          <table:table-cell table:formula="of:=CONCATENATE(&quot;'&quot;;[.A283];&quot;'&quot;)" office:value-type="string" office:string-value="'Cação, posta, crua'" calcext:value-type="string">
            <text:p>'Cação, posta, crua'</text:p>
          </table:table-cell>
          <table:table-cell table:formula="of:=CONCATENATE(&quot;'&quot;;[.B283];&quot;'&quot;)" office:value-type="string" office:string-value="'83'" calcext:value-type="string">
            <text:p>'83'</text:p>
          </table:table-cell>
          <table:table-cell table:formula="of:=CONCATENATE(&quot;'&quot;;[.C283];&quot;'&quot;)" office:value-type="string" office:string-value="'349'" calcext:value-type="string">
            <text:p>'349'</text:p>
          </table:table-cell>
          <table:table-cell table:formula="of:=CONCATENATE(&quot;'&quot;;[.D283];&quot;'&quot;)" office:value-type="string" office:string-value="'17.9'" calcext:value-type="string">
            <text:p>'17.9'</text:p>
          </table:table-cell>
          <table:table-cell table:formula="of:=CONCATENATE(&quot;'&quot;;[.E28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marão, Rio Grande, grande, cozido</text:p>
          </table:table-cell>
          <table:table-cell office:value-type="float" office:value="90" calcext:value-type="float">
            <text:p>90</text:p>
          </table:table-cell>
          <table:table-cell office:value-type="float" office:value="377" calcext:value-type="float">
            <text:p>3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CONCATENATE(&quot;'&quot;;[.A284];&quot;'&quot;)" office:value-type="string" office:string-value="'Camarão, Rio Grande, grande, cozido'" calcext:value-type="string">
            <text:p>'Camarão, Rio Grande, grande, cozido'</text:p>
          </table:table-cell>
          <table:table-cell table:formula="of:=CONCATENATE(&quot;'&quot;;[.B284];&quot;'&quot;)" office:value-type="string" office:string-value="'90'" calcext:value-type="string">
            <text:p>'90'</text:p>
          </table:table-cell>
          <table:table-cell table:formula="of:=CONCATENATE(&quot;'&quot;;[.C284];&quot;'&quot;)" office:value-type="string" office:string-value="'377'" calcext:value-type="string">
            <text:p>'377'</text:p>
          </table:table-cell>
          <table:table-cell table:formula="of:=CONCATENATE(&quot;'&quot;;[.D284];&quot;'&quot;)" office:value-type="string" office:string-value="'19'" calcext:value-type="string">
            <text:p>'19'</text:p>
          </table:table-cell>
          <table:table-cell table:formula="of:=CONCATENATE(&quot;'&quot;;[.E28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marão, Rio Grande, grande, cru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NCATENATE(&quot;'&quot;;[.A285];&quot;'&quot;)" office:value-type="string" office:string-value="'Camarão, Rio Grande, grande, cru'" calcext:value-type="string">
            <text:p>'Camarão, Rio Grande, grande, cru'</text:p>
          </table:table-cell>
          <table:table-cell table:formula="of:=CONCATENATE(&quot;'&quot;;[.B285];&quot;'&quot;)" office:value-type="string" office:string-value="'47'" calcext:value-type="string">
            <text:p>'47'</text:p>
          </table:table-cell>
          <table:table-cell table:formula="of:=CONCATENATE(&quot;'&quot;;[.C285];&quot;'&quot;)" office:value-type="string" office:string-value="'197'" calcext:value-type="string">
            <text:p>'197'</text:p>
          </table:table-cell>
          <table:table-cell table:formula="of:=CONCATENATE(&quot;'&quot;;[.D285];&quot;'&quot;)" office:value-type="string" office:string-value="'10'" calcext:value-type="string">
            <text:p>'10'</text:p>
          </table:table-cell>
          <table:table-cell table:formula="of:=CONCATENATE(&quot;'&quot;;[.E28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marão, Sete Barbas, sem cabeça, com casca, frito</text:p>
          </table:table-cell>
          <table:table-cell office:value-type="float" office:value="231" calcext:value-type="float">
            <text:p>231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2.9</text:p>
          </table:table-cell>
          <table:table-cell table:formula="of:=CONCATENATE(&quot;'&quot;;[.A286];&quot;'&quot;)" office:value-type="string" office:string-value="'Camarão, Sete Barbas, sem cabeça, com casca, frito'" calcext:value-type="string">
            <text:p>'Camarão, Sete Barbas, sem cabeça, com casca, frito'</text:p>
          </table:table-cell>
          <table:table-cell table:formula="of:=CONCATENATE(&quot;'&quot;;[.B286];&quot;'&quot;)" office:value-type="string" office:string-value="'231'" calcext:value-type="string">
            <text:p>'231'</text:p>
          </table:table-cell>
          <table:table-cell table:formula="of:=CONCATENATE(&quot;'&quot;;[.C286];&quot;'&quot;)" office:value-type="string" office:string-value="'968'" calcext:value-type="string">
            <text:p>'968'</text:p>
          </table:table-cell>
          <table:table-cell table:formula="of:=CONCATENATE(&quot;'&quot;;[.D286];&quot;'&quot;)" office:value-type="string" office:string-value="'18.4'" calcext:value-type="string">
            <text:p>'18.4'</text:p>
          </table:table-cell>
          <table:table-cell table:formula="of:=CONCATENATE(&quot;'&quot;;[.E286];&quot;'&quot;)" office:value-type="string" office:string-value="'2.9'" calcext:value-type="string">
            <text:p>'2.9'</text:p>
          </table:table-cell>
        </table:table-row>
        <table:table-row table:style-name="ro1">
          <table:table-cell office:value-type="string" calcext:value-type="string">
            <text:p>Caranguejo, cozido</text:p>
          </table:table-cell>
          <table:table-cell office:value-type="float" office:value="83" calcext:value-type="float">
            <text:p>8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8.5</text:p>
          </table:table-cell>
          <table:table-cell office:value-type="float" office:value="0" calcext:value-type="float">
            <text:p>0</text:p>
          </table:table-cell>
          <table:table-cell table:formula="of:=CONCATENATE(&quot;'&quot;;[.A287];&quot;'&quot;)" office:value-type="string" office:string-value="'Caranguejo, cozido'" calcext:value-type="string">
            <text:p>'Caranguejo, cozido'</text:p>
          </table:table-cell>
          <table:table-cell table:formula="of:=CONCATENATE(&quot;'&quot;;[.B287];&quot;'&quot;)" office:value-type="string" office:string-value="'83'" calcext:value-type="string">
            <text:p>'83'</text:p>
          </table:table-cell>
          <table:table-cell table:formula="of:=CONCATENATE(&quot;'&quot;;[.C287];&quot;'&quot;)" office:value-type="string" office:string-value="'346'" calcext:value-type="string">
            <text:p>'346'</text:p>
          </table:table-cell>
          <table:table-cell table:formula="of:=CONCATENATE(&quot;'&quot;;[.D287];&quot;'&quot;)" office:value-type="string" office:string-value="'18.5'" calcext:value-type="string">
            <text:p>'18.5'</text:p>
          </table:table-cell>
          <table:table-cell table:formula="of:=CONCATENATE(&quot;'&quot;;[.E28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orimba, cru</text:p>
          </table:table-cell>
          <table:table-cell office:value-type="float" office:value="128" calcext:value-type="float">
            <text:p>12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17.4</text:p>
          </table:table-cell>
          <table:table-cell office:value-type="float" office:value="0" calcext:value-type="float">
            <text:p>0</text:p>
          </table:table-cell>
          <table:table-cell table:formula="of:=CONCATENATE(&quot;'&quot;;[.A288];&quot;'&quot;)" office:value-type="string" office:string-value="'Corimba, cru'" calcext:value-type="string">
            <text:p>'Corimba, cru'</text:p>
          </table:table-cell>
          <table:table-cell table:formula="of:=CONCATENATE(&quot;'&quot;;[.B288];&quot;'&quot;)" office:value-type="string" office:string-value="'128'" calcext:value-type="string">
            <text:p>'128'</text:p>
          </table:table-cell>
          <table:table-cell table:formula="of:=CONCATENATE(&quot;'&quot;;[.C288];&quot;'&quot;)" office:value-type="string" office:string-value="'536'" calcext:value-type="string">
            <text:p>'536'</text:p>
          </table:table-cell>
          <table:table-cell table:formula="of:=CONCATENATE(&quot;'&quot;;[.D288];&quot;'&quot;)" office:value-type="string" office:string-value="'17.4'" calcext:value-type="string">
            <text:p>'17.4'</text:p>
          </table:table-cell>
          <table:table-cell table:formula="of:=CONCATENATE(&quot;'&quot;;[.E28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orimbatá, assado</text:p>
          </table:table-cell>
          <table:table-cell office:value-type="float" office:value="261" calcext:value-type="float">
            <text:p>26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9.9</text:p>
          </table:table-cell>
          <table:table-cell office:value-type="float" office:value="0" calcext:value-type="float">
            <text:p>0</text:p>
          </table:table-cell>
          <table:table-cell table:formula="of:=CONCATENATE(&quot;'&quot;;[.A289];&quot;'&quot;)" office:value-type="string" office:string-value="'Corimbatá, assado'" calcext:value-type="string">
            <text:p>'Corimbatá, assado'</text:p>
          </table:table-cell>
          <table:table-cell table:formula="of:=CONCATENATE(&quot;'&quot;;[.B289];&quot;'&quot;)" office:value-type="string" office:string-value="'261'" calcext:value-type="string">
            <text:p>'261'</text:p>
          </table:table-cell>
          <table:table-cell table:formula="of:=CONCATENATE(&quot;'&quot;;[.C289];&quot;'&quot;)" office:value-type="string" office:string-value="'1094'" calcext:value-type="string">
            <text:p>'1094'</text:p>
          </table:table-cell>
          <table:table-cell table:formula="of:=CONCATENATE(&quot;'&quot;;[.D289];&quot;'&quot;)" office:value-type="string" office:string-value="'19.9'" calcext:value-type="string">
            <text:p>'19.9'</text:p>
          </table:table-cell>
          <table:table-cell table:formula="of:=CONCATENATE(&quot;'&quot;;[.E28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orimbatá, cozido</text:p>
          </table:table-cell>
          <table:table-cell office:value-type="float" office:value="239" calcext:value-type="float">
            <text:p>23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0.1</text:p>
          </table:table-cell>
          <table:table-cell office:value-type="float" office:value="0" calcext:value-type="float">
            <text:p>0</text:p>
          </table:table-cell>
          <table:table-cell table:formula="of:=CONCATENATE(&quot;'&quot;;[.A290];&quot;'&quot;)" office:value-type="string" office:string-value="'Corimbatá, cozido'" calcext:value-type="string">
            <text:p>'Corimbatá, cozido'</text:p>
          </table:table-cell>
          <table:table-cell table:formula="of:=CONCATENATE(&quot;'&quot;;[.B290];&quot;'&quot;)" office:value-type="string" office:string-value="'239'" calcext:value-type="string">
            <text:p>'239'</text:p>
          </table:table-cell>
          <table:table-cell table:formula="of:=CONCATENATE(&quot;'&quot;;[.C290];&quot;'&quot;)" office:value-type="string" office:string-value="'999'" calcext:value-type="string">
            <text:p>'999'</text:p>
          </table:table-cell>
          <table:table-cell table:formula="of:=CONCATENATE(&quot;'&quot;;[.D290];&quot;'&quot;)" office:value-type="string" office:string-value="'20.1'" calcext:value-type="string">
            <text:p>'20.1'</text:p>
          </table:table-cell>
          <table:table-cell table:formula="of:=CONCATENATE(&quot;'&quot;;[.E29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orvina de água doce, crua</text:p>
          </table:table-cell>
          <table:table-cell office:value-type="float" office:value="101" calcext:value-type="float">
            <text:p>10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8.9</text:p>
          </table:table-cell>
          <table:table-cell office:value-type="float" office:value="0" calcext:value-type="float">
            <text:p>0</text:p>
          </table:table-cell>
          <table:table-cell table:formula="of:=CONCATENATE(&quot;'&quot;;[.A291];&quot;'&quot;)" office:value-type="string" office:string-value="'Corvina de água doce, crua'" calcext:value-type="string">
            <text:p>'Corvina de água doce, crua'</text:p>
          </table:table-cell>
          <table:table-cell table:formula="of:=CONCATENATE(&quot;'&quot;;[.B291];&quot;'&quot;)" office:value-type="string" office:string-value="'101'" calcext:value-type="string">
            <text:p>'101'</text:p>
          </table:table-cell>
          <table:table-cell table:formula="of:=CONCATENATE(&quot;'&quot;;[.C291];&quot;'&quot;)" office:value-type="string" office:string-value="'423'" calcext:value-type="string">
            <text:p>'423'</text:p>
          </table:table-cell>
          <table:table-cell table:formula="of:=CONCATENATE(&quot;'&quot;;[.D291];&quot;'&quot;)" office:value-type="string" office:string-value="'18.9'" calcext:value-type="string">
            <text:p>'18.9'</text:p>
          </table:table-cell>
          <table:table-cell table:formula="of:=CONCATENATE(&quot;'&quot;;[.E29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orvina do mar, crua</text:p>
          </table:table-cell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8.6</text:p>
          </table:table-cell>
          <table:table-cell office:value-type="float" office:value="0" calcext:value-type="float">
            <text:p>0</text:p>
          </table:table-cell>
          <table:table-cell table:formula="of:=CONCATENATE(&quot;'&quot;;[.A292];&quot;'&quot;)" office:value-type="string" office:string-value="'Corvina do mar, crua'" calcext:value-type="string">
            <text:p>'Corvina do mar, crua'</text:p>
          </table:table-cell>
          <table:table-cell table:formula="of:=CONCATENATE(&quot;'&quot;;[.B292];&quot;'&quot;)" office:value-type="string" office:string-value="'94'" calcext:value-type="string">
            <text:p>'94'</text:p>
          </table:table-cell>
          <table:table-cell table:formula="of:=CONCATENATE(&quot;'&quot;;[.C292];&quot;'&quot;)" office:value-type="string" office:string-value="'392'" calcext:value-type="string">
            <text:p>'392'</text:p>
          </table:table-cell>
          <table:table-cell table:formula="of:=CONCATENATE(&quot;'&quot;;[.D292];&quot;'&quot;)" office:value-type="string" office:string-value="'18.6'" calcext:value-type="string">
            <text:p>'18.6'</text:p>
          </table:table-cell>
          <table:table-cell table:formula="of:=CONCATENATE(&quot;'&quot;;[.E29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orvina grande, assada</text:p>
          </table:table-cell>
          <table:table-cell office:value-type="float" office:value="147" calcext:value-type="float">
            <text:p>14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26.8</text:p>
          </table:table-cell>
          <table:table-cell office:value-type="float" office:value="0" calcext:value-type="float">
            <text:p>0</text:p>
          </table:table-cell>
          <table:table-cell table:formula="of:=CONCATENATE(&quot;'&quot;;[.A293];&quot;'&quot;)" office:value-type="string" office:string-value="'Corvina grande, assada'" calcext:value-type="string">
            <text:p>'Corvina grande, assada'</text:p>
          </table:table-cell>
          <table:table-cell table:formula="of:=CONCATENATE(&quot;'&quot;;[.B293];&quot;'&quot;)" office:value-type="string" office:string-value="'147'" calcext:value-type="string">
            <text:p>'147'</text:p>
          </table:table-cell>
          <table:table-cell table:formula="of:=CONCATENATE(&quot;'&quot;;[.C293];&quot;'&quot;)" office:value-type="string" office:string-value="'613'" calcext:value-type="string">
            <text:p>'613'</text:p>
          </table:table-cell>
          <table:table-cell table:formula="of:=CONCATENATE(&quot;'&quot;;[.D293];&quot;'&quot;)" office:value-type="string" office:string-value="'26.8'" calcext:value-type="string">
            <text:p>'26.8'</text:p>
          </table:table-cell>
          <table:table-cell table:formula="of:=CONCATENATE(&quot;'&quot;;[.E29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orvina grande, cozida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23.4</text:p>
          </table:table-cell>
          <table:table-cell office:value-type="float" office:value="0" calcext:value-type="float">
            <text:p>0</text:p>
          </table:table-cell>
          <table:table-cell table:formula="of:=CONCATENATE(&quot;'&quot;;[.A294];&quot;'&quot;)" office:value-type="string" office:string-value="'Corvina grande, cozida'" calcext:value-type="string">
            <text:p>'Corvina grande, cozida'</text:p>
          </table:table-cell>
          <table:table-cell table:formula="of:=CONCATENATE(&quot;'&quot;;[.B294];&quot;'&quot;)" office:value-type="string" office:string-value="'100'" calcext:value-type="string">
            <text:p>'100'</text:p>
          </table:table-cell>
          <table:table-cell table:formula="of:=CONCATENATE(&quot;'&quot;;[.C294];&quot;'&quot;)" office:value-type="string" office:string-value="'419'" calcext:value-type="string">
            <text:p>'419'</text:p>
          </table:table-cell>
          <table:table-cell table:formula="of:=CONCATENATE(&quot;'&quot;;[.D294];&quot;'&quot;)" office:value-type="string" office:string-value="'23.4'" calcext:value-type="string">
            <text:p>'23.4'</text:p>
          </table:table-cell>
          <table:table-cell table:formula="of:=CONCATENATE(&quot;'&quot;;[.E29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Dourada de água doce, fresca</text:p>
          </table:table-cell>
          <table:table-cell office:value-type="float" office:value="131" calcext:value-type="float">
            <text:p>131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8.8</text:p>
          </table:table-cell>
          <table:table-cell office:value-type="float" office:value="0" calcext:value-type="float">
            <text:p>0</text:p>
          </table:table-cell>
          <table:table-cell table:formula="of:=CONCATENATE(&quot;'&quot;;[.A295];&quot;'&quot;)" office:value-type="string" office:string-value="'Dourada de água doce, fresca'" calcext:value-type="string">
            <text:p>'Dourada de água doce, fresca'</text:p>
          </table:table-cell>
          <table:table-cell table:formula="of:=CONCATENATE(&quot;'&quot;;[.B295];&quot;'&quot;)" office:value-type="string" office:string-value="'131'" calcext:value-type="string">
            <text:p>'131'</text:p>
          </table:table-cell>
          <table:table-cell table:formula="of:=CONCATENATE(&quot;'&quot;;[.C295];&quot;'&quot;)" office:value-type="string" office:string-value="'549'" calcext:value-type="string">
            <text:p>'549'</text:p>
          </table:table-cell>
          <table:table-cell table:formula="of:=CONCATENATE(&quot;'&quot;;[.D295];&quot;'&quot;)" office:value-type="string" office:string-value="'18.8'" calcext:value-type="string">
            <text:p>'18.8'</text:p>
          </table:table-cell>
          <table:table-cell table:formula="of:=CONCATENATE(&quot;'&quot;;[.E29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Lambari, congelado, cru</text:p>
          </table:table-cell>
          <table:table-cell office:value-type="float" office:value="131" calcext:value-type="float">
            <text:p>13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16.8</text:p>
          </table:table-cell>
          <table:table-cell office:value-type="float" office:value="0" calcext:value-type="float">
            <text:p>0</text:p>
          </table:table-cell>
          <table:table-cell table:formula="of:=CONCATENATE(&quot;'&quot;;[.A296];&quot;'&quot;)" office:value-type="string" office:string-value="'Lambari, congelado, cru'" calcext:value-type="string">
            <text:p>'Lambari, congelado, cru'</text:p>
          </table:table-cell>
          <table:table-cell table:formula="of:=CONCATENATE(&quot;'&quot;;[.B296];&quot;'&quot;)" office:value-type="string" office:string-value="'131'" calcext:value-type="string">
            <text:p>'131'</text:p>
          </table:table-cell>
          <table:table-cell table:formula="of:=CONCATENATE(&quot;'&quot;;[.C296];&quot;'&quot;)" office:value-type="string" office:string-value="'547'" calcext:value-type="string">
            <text:p>'547'</text:p>
          </table:table-cell>
          <table:table-cell table:formula="of:=CONCATENATE(&quot;'&quot;;[.D296];&quot;'&quot;)" office:value-type="string" office:string-value="'16.8'" calcext:value-type="string">
            <text:p>'16.8'</text:p>
          </table:table-cell>
          <table:table-cell table:formula="of:=CONCATENATE(&quot;'&quot;;[.E29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Lambari, congelado, frito</text:p>
          </table:table-cell>
          <table:table-cell office:value-type="float" office:value="327" calcext:value-type="float">
            <text:p>327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28.4</text:p>
          </table:table-cell>
          <table:table-cell office:value-type="float" office:value="0" calcext:value-type="float">
            <text:p>0</text:p>
          </table:table-cell>
          <table:table-cell table:formula="of:=CONCATENATE(&quot;'&quot;;[.A297];&quot;'&quot;)" office:value-type="string" office:string-value="'Lambari, congelado, frito'" calcext:value-type="string">
            <text:p>'Lambari, congelado, frito'</text:p>
          </table:table-cell>
          <table:table-cell table:formula="of:=CONCATENATE(&quot;'&quot;;[.B297];&quot;'&quot;)" office:value-type="string" office:string-value="'327'" calcext:value-type="string">
            <text:p>'327'</text:p>
          </table:table-cell>
          <table:table-cell table:formula="of:=CONCATENATE(&quot;'&quot;;[.C297];&quot;'&quot;)" office:value-type="string" office:string-value="'1368'" calcext:value-type="string">
            <text:p>'1368'</text:p>
          </table:table-cell>
          <table:table-cell table:formula="of:=CONCATENATE(&quot;'&quot;;[.D297];&quot;'&quot;)" office:value-type="string" office:string-value="'28.4'" calcext:value-type="string">
            <text:p>'28.4'</text:p>
          </table:table-cell>
          <table:table-cell table:formula="of:=CONCATENATE(&quot;'&quot;;[.E29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Lambari, fresco, cru</text:p>
          </table:table-cell>
          <table:table-cell office:value-type="float" office:value="152" calcext:value-type="float">
            <text:p>152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5.7</text:p>
          </table:table-cell>
          <table:table-cell office:value-type="float" office:value="0" calcext:value-type="float">
            <text:p>0</text:p>
          </table:table-cell>
          <table:table-cell table:formula="of:=CONCATENATE(&quot;'&quot;;[.A298];&quot;'&quot;)" office:value-type="string" office:string-value="'Lambari, fresco, cru'" calcext:value-type="string">
            <text:p>'Lambari, fresco, cru'</text:p>
          </table:table-cell>
          <table:table-cell table:formula="of:=CONCATENATE(&quot;'&quot;;[.B298];&quot;'&quot;)" office:value-type="string" office:string-value="'152'" calcext:value-type="string">
            <text:p>'152'</text:p>
          </table:table-cell>
          <table:table-cell table:formula="of:=CONCATENATE(&quot;'&quot;;[.C298];&quot;'&quot;)" office:value-type="string" office:string-value="'634'" calcext:value-type="string">
            <text:p>'634'</text:p>
          </table:table-cell>
          <table:table-cell table:formula="of:=CONCATENATE(&quot;'&quot;;[.D298];&quot;'&quot;)" office:value-type="string" office:string-value="'15.7'" calcext:value-type="string">
            <text:p>'15.7'</text:p>
          </table:table-cell>
          <table:table-cell table:formula="of:=CONCATENATE(&quot;'&quot;;[.E29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Manjuba, com farinha de trigo, frita</text:p>
          </table:table-cell>
          <table:table-cell office:value-type="float" office:value="344" calcext:value-type="float">
            <text:p>344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0.2</text:p>
          </table:table-cell>
          <table:table-cell table:formula="of:=CONCATENATE(&quot;'&quot;;[.A299];&quot;'&quot;)" office:value-type="string" office:string-value="'Manjuba, com farinha de trigo, frita'" calcext:value-type="string">
            <text:p>'Manjuba, com farinha de trigo, frita'</text:p>
          </table:table-cell>
          <table:table-cell table:formula="of:=CONCATENATE(&quot;'&quot;;[.B299];&quot;'&quot;)" office:value-type="string" office:string-value="'344'" calcext:value-type="string">
            <text:p>'344'</text:p>
          </table:table-cell>
          <table:table-cell table:formula="of:=CONCATENATE(&quot;'&quot;;[.C299];&quot;'&quot;)" office:value-type="string" office:string-value="'1437'" calcext:value-type="string">
            <text:p>'1437'</text:p>
          </table:table-cell>
          <table:table-cell table:formula="of:=CONCATENATE(&quot;'&quot;;[.D299];&quot;'&quot;)" office:value-type="string" office:string-value="'23.5'" calcext:value-type="string">
            <text:p>'23.5'</text:p>
          </table:table-cell>
          <table:table-cell table:formula="of:=CONCATENATE(&quot;'&quot;;[.E299];&quot;'&quot;)" office:value-type="string" office:string-value="'10.2'" calcext:value-type="string">
            <text:p>'10.2'</text:p>
          </table:table-cell>
        </table:table-row>
        <table:table-row table:style-name="ro1">
          <table:table-cell office:value-type="string" calcext:value-type="string">
            <text:p>Manjuba, frita</text:p>
          </table:table-cell>
          <table:table-cell office:value-type="float" office:value="349" calcext:value-type="float">
            <text:p>349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30.1</text:p>
          </table:table-cell>
          <table:table-cell office:value-type="float" office:value="0" calcext:value-type="float">
            <text:p>0</text:p>
          </table:table-cell>
          <table:table-cell table:formula="of:=CONCATENATE(&quot;'&quot;;[.A300];&quot;'&quot;)" office:value-type="string" office:string-value="'Manjuba, frita'" calcext:value-type="string">
            <text:p>'Manjuba, frita'</text:p>
          </table:table-cell>
          <table:table-cell table:formula="of:=CONCATENATE(&quot;'&quot;;[.B300];&quot;'&quot;)" office:value-type="string" office:string-value="'349'" calcext:value-type="string">
            <text:p>'349'</text:p>
          </table:table-cell>
          <table:table-cell table:formula="of:=CONCATENATE(&quot;'&quot;;[.C300];&quot;'&quot;)" office:value-type="string" office:string-value="'1462'" calcext:value-type="string">
            <text:p>'1462'</text:p>
          </table:table-cell>
          <table:table-cell table:formula="of:=CONCATENATE(&quot;'&quot;;[.D300];&quot;'&quot;)" office:value-type="string" office:string-value="'30.1'" calcext:value-type="string">
            <text:p>'30.1'</text:p>
          </table:table-cell>
          <table:table-cell table:formula="of:=CONCATENATE(&quot;'&quot;;[.E30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Merluza, filé, assado</text:p>
          </table:table-cell>
          <table:table-cell office:value-type="float" office:value="122" calcext:value-type="float">
            <text:p>12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26.6</text:p>
          </table:table-cell>
          <table:table-cell office:value-type="float" office:value="0" calcext:value-type="float">
            <text:p>0</text:p>
          </table:table-cell>
          <table:table-cell table:formula="of:=CONCATENATE(&quot;'&quot;;[.A301];&quot;'&quot;)" office:value-type="string" office:string-value="'Merluza, filé, assado'" calcext:value-type="string">
            <text:p>'Merluza, filé, assado'</text:p>
          </table:table-cell>
          <table:table-cell table:formula="of:=CONCATENATE(&quot;'&quot;;[.B301];&quot;'&quot;)" office:value-type="string" office:string-value="'122'" calcext:value-type="string">
            <text:p>'122'</text:p>
          </table:table-cell>
          <table:table-cell table:formula="of:=CONCATENATE(&quot;'&quot;;[.C301];&quot;'&quot;)" office:value-type="string" office:string-value="'510'" calcext:value-type="string">
            <text:p>'510'</text:p>
          </table:table-cell>
          <table:table-cell table:formula="of:=CONCATENATE(&quot;'&quot;;[.D301];&quot;'&quot;)" office:value-type="string" office:string-value="'26.6'" calcext:value-type="string">
            <text:p>'26.6'</text:p>
          </table:table-cell>
          <table:table-cell table:formula="of:=CONCATENATE(&quot;'&quot;;[.E30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Merluza, filé, cru</text:p>
          </table:table-cell>
          <table:table-cell office:value-type="float" office:value="89" calcext:value-type="float">
            <text:p>8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16.6</text:p>
          </table:table-cell>
          <table:table-cell office:value-type="float" office:value="0" calcext:value-type="float">
            <text:p>0</text:p>
          </table:table-cell>
          <table:table-cell table:formula="of:=CONCATENATE(&quot;'&quot;;[.A302];&quot;'&quot;)" office:value-type="string" office:string-value="'Merluza, filé, cru'" calcext:value-type="string">
            <text:p>'Merluza, filé, cru'</text:p>
          </table:table-cell>
          <table:table-cell table:formula="of:=CONCATENATE(&quot;'&quot;;[.B302];&quot;'&quot;)" office:value-type="string" office:string-value="'89'" calcext:value-type="string">
            <text:p>'89'</text:p>
          </table:table-cell>
          <table:table-cell table:formula="of:=CONCATENATE(&quot;'&quot;;[.C302];&quot;'&quot;)" office:value-type="string" office:string-value="'373'" calcext:value-type="string">
            <text:p>'373'</text:p>
          </table:table-cell>
          <table:table-cell table:formula="of:=CONCATENATE(&quot;'&quot;;[.D302];&quot;'&quot;)" office:value-type="string" office:string-value="'16.6'" calcext:value-type="string">
            <text:p>'16.6'</text:p>
          </table:table-cell>
          <table:table-cell table:formula="of:=CONCATENATE(&quot;'&quot;;[.E30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Merluza, filé, frito</text:p>
          </table:table-cell>
          <table:table-cell office:value-type="float" office:value="192" calcext:value-type="float">
            <text:p>19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26.9</text:p>
          </table:table-cell>
          <table:table-cell office:value-type="float" office:value="0" calcext:value-type="float">
            <text:p>0</text:p>
          </table:table-cell>
          <table:table-cell table:formula="of:=CONCATENATE(&quot;'&quot;;[.A303];&quot;'&quot;)" office:value-type="string" office:string-value="'Merluza, filé, frito'" calcext:value-type="string">
            <text:p>'Merluza, filé, frito'</text:p>
          </table:table-cell>
          <table:table-cell table:formula="of:=CONCATENATE(&quot;'&quot;;[.B303];&quot;'&quot;)" office:value-type="string" office:string-value="'192'" calcext:value-type="string">
            <text:p>'192'</text:p>
          </table:table-cell>
          <table:table-cell table:formula="of:=CONCATENATE(&quot;'&quot;;[.C303];&quot;'&quot;)" office:value-type="string" office:string-value="'802'" calcext:value-type="string">
            <text:p>'802'</text:p>
          </table:table-cell>
          <table:table-cell table:formula="of:=CONCATENATE(&quot;'&quot;;[.D303];&quot;'&quot;)" office:value-type="string" office:string-value="'26.9'" calcext:value-type="string">
            <text:p>'26.9'</text:p>
          </table:table-cell>
          <table:table-cell table:formula="of:=CONCATENATE(&quot;'&quot;;[.E30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escada, branca, crua</text:p>
          </table:table-cell>
          <table:table-cell office:value-type="float" office:value="111" calcext:value-type="float">
            <text:p>1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6.3</text:p>
          </table:table-cell>
          <table:table-cell office:value-type="float" office:value="0" calcext:value-type="float">
            <text:p>0</text:p>
          </table:table-cell>
          <table:table-cell table:formula="of:=CONCATENATE(&quot;'&quot;;[.A304];&quot;'&quot;)" office:value-type="string" office:string-value="'Pescada, branca, crua'" calcext:value-type="string">
            <text:p>'Pescada, branca, crua'</text:p>
          </table:table-cell>
          <table:table-cell table:formula="of:=CONCATENATE(&quot;'&quot;;[.B304];&quot;'&quot;)" office:value-type="string" office:string-value="'111'" calcext:value-type="string">
            <text:p>'111'</text:p>
          </table:table-cell>
          <table:table-cell table:formula="of:=CONCATENATE(&quot;'&quot;;[.C304];&quot;'&quot;)" office:value-type="string" office:string-value="'464'" calcext:value-type="string">
            <text:p>'464'</text:p>
          </table:table-cell>
          <table:table-cell table:formula="of:=CONCATENATE(&quot;'&quot;;[.D304];&quot;'&quot;)" office:value-type="string" office:string-value="'16.3'" calcext:value-type="string">
            <text:p>'16.3'</text:p>
          </table:table-cell>
          <table:table-cell table:formula="of:=CONCATENATE(&quot;'&quot;;[.E30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escada, branca, frita</text:p>
          </table:table-cell>
          <table:table-cell office:value-type="float" office:value="223" calcext:value-type="float">
            <text:p>223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27.4</text:p>
          </table:table-cell>
          <table:table-cell office:value-type="float" office:value="0" calcext:value-type="float">
            <text:p>0</text:p>
          </table:table-cell>
          <table:table-cell table:formula="of:=CONCATENATE(&quot;'&quot;;[.A305];&quot;'&quot;)" office:value-type="string" office:string-value="'Pescada, branca, frita'" calcext:value-type="string">
            <text:p>'Pescada, branca, frita'</text:p>
          </table:table-cell>
          <table:table-cell table:formula="of:=CONCATENATE(&quot;'&quot;;[.B305];&quot;'&quot;)" office:value-type="string" office:string-value="'223'" calcext:value-type="string">
            <text:p>'223'</text:p>
          </table:table-cell>
          <table:table-cell table:formula="of:=CONCATENATE(&quot;'&quot;;[.C305];&quot;'&quot;)" office:value-type="string" office:string-value="'933'" calcext:value-type="string">
            <text:p>'933'</text:p>
          </table:table-cell>
          <table:table-cell table:formula="of:=CONCATENATE(&quot;'&quot;;[.D305];&quot;'&quot;)" office:value-type="string" office:string-value="'27.4'" calcext:value-type="string">
            <text:p>'27.4'</text:p>
          </table:table-cell>
          <table:table-cell table:formula="of:=CONCATENATE(&quot;'&quot;;[.E30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escada, filé, com farinha de trigo, frito</text:p>
          </table:table-cell>
          <table:table-cell office:value-type="float" office:value="283" calcext:value-type="float">
            <text:p>283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21.4</text:p>
          </table:table-cell>
          <table:table-cell office:value-type="float" office:value="5" calcext:value-type="float">
            <text:p>5</text:p>
          </table:table-cell>
          <table:table-cell table:formula="of:=CONCATENATE(&quot;'&quot;;[.A306];&quot;'&quot;)" office:value-type="string" office:string-value="'Pescada, filé, com farinha de trigo, frito'" calcext:value-type="string">
            <text:p>'Pescada, filé, com farinha de trigo, frito'</text:p>
          </table:table-cell>
          <table:table-cell table:formula="of:=CONCATENATE(&quot;'&quot;;[.B306];&quot;'&quot;)" office:value-type="string" office:string-value="'283'" calcext:value-type="string">
            <text:p>'283'</text:p>
          </table:table-cell>
          <table:table-cell table:formula="of:=CONCATENATE(&quot;'&quot;;[.C306];&quot;'&quot;)" office:value-type="string" office:string-value="'1186'" calcext:value-type="string">
            <text:p>'1186'</text:p>
          </table:table-cell>
          <table:table-cell table:formula="of:=CONCATENATE(&quot;'&quot;;[.D306];&quot;'&quot;)" office:value-type="string" office:string-value="'21.4'" calcext:value-type="string">
            <text:p>'21.4'</text:p>
          </table:table-cell>
          <table:table-cell table:formula="of:=CONCATENATE(&quot;'&quot;;[.E306];&quot;'&quot;)" office:value-type="string" office:string-value="'5'" calcext:value-type="string">
            <text:p>'5'</text:p>
          </table:table-cell>
        </table:table-row>
        <table:table-row table:style-name="ro1">
          <table:table-cell office:value-type="string" calcext:value-type="string">
            <text:p>Pescada, filé, cru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16.7</text:p>
          </table:table-cell>
          <table:table-cell office:value-type="float" office:value="0" calcext:value-type="float">
            <text:p>0</text:p>
          </table:table-cell>
          <table:table-cell table:formula="of:=CONCATENATE(&quot;'&quot;;[.A307];&quot;'&quot;)" office:value-type="string" office:string-value="'Pescada, filé, cru'" calcext:value-type="string">
            <text:p>'Pescada, filé, cru'</text:p>
          </table:table-cell>
          <table:table-cell table:formula="of:=CONCATENATE(&quot;'&quot;;[.B307];&quot;'&quot;)" office:value-type="string" office:string-value="'107'" calcext:value-type="string">
            <text:p>'107'</text:p>
          </table:table-cell>
          <table:table-cell table:formula="of:=CONCATENATE(&quot;'&quot;;[.C307];&quot;'&quot;)" office:value-type="string" office:string-value="'449'" calcext:value-type="string">
            <text:p>'449'</text:p>
          </table:table-cell>
          <table:table-cell table:formula="of:=CONCATENATE(&quot;'&quot;;[.D307];&quot;'&quot;)" office:value-type="string" office:string-value="'16.7'" calcext:value-type="string">
            <text:p>'16.7'</text:p>
          </table:table-cell>
          <table:table-cell table:formula="of:=CONCATENATE(&quot;'&quot;;[.E30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escada, filé, frito</text:p>
          </table:table-cell>
          <table:table-cell office:value-type="float" office:value="154" calcext:value-type="float">
            <text:p>15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28.6</text:p>
          </table:table-cell>
          <table:table-cell office:value-type="float" office:value="0" calcext:value-type="float">
            <text:p>0</text:p>
          </table:table-cell>
          <table:table-cell table:formula="of:=CONCATENATE(&quot;'&quot;;[.A308];&quot;'&quot;)" office:value-type="string" office:string-value="'Pescada, filé, frito'" calcext:value-type="string">
            <text:p>'Pescada, filé, frito'</text:p>
          </table:table-cell>
          <table:table-cell table:formula="of:=CONCATENATE(&quot;'&quot;;[.B308];&quot;'&quot;)" office:value-type="string" office:string-value="'154'" calcext:value-type="string">
            <text:p>'154'</text:p>
          </table:table-cell>
          <table:table-cell table:formula="of:=CONCATENATE(&quot;'&quot;;[.C308];&quot;'&quot;)" office:value-type="string" office:string-value="'645'" calcext:value-type="string">
            <text:p>'645'</text:p>
          </table:table-cell>
          <table:table-cell table:formula="of:=CONCATENATE(&quot;'&quot;;[.D308];&quot;'&quot;)" office:value-type="string" office:string-value="'28.6'" calcext:value-type="string">
            <text:p>'28.6'</text:p>
          </table:table-cell>
          <table:table-cell table:formula="of:=CONCATENATE(&quot;'&quot;;[.E30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escada, filé, molho escabeche</text:p>
          </table:table-cell>
          <table:table-cell office:value-type="float" office:value="142" calcext:value-type="float">
            <text:p>14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1.8</text:p>
          </table:table-cell>
          <table:table-cell office:value-type="float" office:value="5" calcext:value-type="float">
            <text:p>5</text:p>
          </table:table-cell>
          <table:table-cell table:formula="of:=CONCATENATE(&quot;'&quot;;[.A309];&quot;'&quot;)" office:value-type="string" office:string-value="'Pescada, filé, molho escabeche'" calcext:value-type="string">
            <text:p>'Pescada, filé, molho escabeche'</text:p>
          </table:table-cell>
          <table:table-cell table:formula="of:=CONCATENATE(&quot;'&quot;;[.B309];&quot;'&quot;)" office:value-type="string" office:string-value="'142'" calcext:value-type="string">
            <text:p>'142'</text:p>
          </table:table-cell>
          <table:table-cell table:formula="of:=CONCATENATE(&quot;'&quot;;[.C309];&quot;'&quot;)" office:value-type="string" office:string-value="'594'" calcext:value-type="string">
            <text:p>'594'</text:p>
          </table:table-cell>
          <table:table-cell table:formula="of:=CONCATENATE(&quot;'&quot;;[.D309];&quot;'&quot;)" office:value-type="string" office:string-value="'11.8'" calcext:value-type="string">
            <text:p>'11.8'</text:p>
          </table:table-cell>
          <table:table-cell table:formula="of:=CONCATENATE(&quot;'&quot;;[.E309];&quot;'&quot;)" office:value-type="string" office:string-value="'5'" calcext:value-type="string">
            <text:p>'5'</text:p>
          </table:table-cell>
        </table:table-row>
        <table:table-row table:style-name="ro1">
          <table:table-cell office:value-type="string" calcext:value-type="string">
            <text:p>Pescadinha, crua</text:p>
          </table:table-cell>
          <table:table-cell office:value-type="float" office:value="76" calcext:value-type="float">
            <text:p>7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5.5</text:p>
          </table:table-cell>
          <table:table-cell office:value-type="float" office:value="0" calcext:value-type="float">
            <text:p>0</text:p>
          </table:table-cell>
          <table:table-cell table:formula="of:=CONCATENATE(&quot;'&quot;;[.A310];&quot;'&quot;)" office:value-type="string" office:string-value="'Pescadinha, crua'" calcext:value-type="string">
            <text:p>'Pescadinha, crua'</text:p>
          </table:table-cell>
          <table:table-cell table:formula="of:=CONCATENATE(&quot;'&quot;;[.B310];&quot;'&quot;)" office:value-type="string" office:string-value="'76'" calcext:value-type="string">
            <text:p>'76'</text:p>
          </table:table-cell>
          <table:table-cell table:formula="of:=CONCATENATE(&quot;'&quot;;[.C310];&quot;'&quot;)" office:value-type="string" office:string-value="'320'" calcext:value-type="string">
            <text:p>'320'</text:p>
          </table:table-cell>
          <table:table-cell table:formula="of:=CONCATENATE(&quot;'&quot;;[.D310];&quot;'&quot;)" office:value-type="string" office:string-value="'15.5'" calcext:value-type="string">
            <text:p>'15.5'</text:p>
          </table:table-cell>
          <table:table-cell table:formula="of:=CONCATENATE(&quot;'&quot;;[.E31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intado, assado</text:p>
          </table:table-cell>
          <table:table-cell office:value-type="float" office:value="192" calcext:value-type="float">
            <text:p>19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6.5</text:p>
          </table:table-cell>
          <table:table-cell office:value-type="float" office:value="0" calcext:value-type="float">
            <text:p>0</text:p>
          </table:table-cell>
          <table:table-cell table:formula="of:=CONCATENATE(&quot;'&quot;;[.A311];&quot;'&quot;)" office:value-type="string" office:string-value="'Pintado, assado'" calcext:value-type="string">
            <text:p>'Pintado, assado'</text:p>
          </table:table-cell>
          <table:table-cell table:formula="of:=CONCATENATE(&quot;'&quot;;[.B311];&quot;'&quot;)" office:value-type="string" office:string-value="'192'" calcext:value-type="string">
            <text:p>'192'</text:p>
          </table:table-cell>
          <table:table-cell table:formula="of:=CONCATENATE(&quot;'&quot;;[.C311];&quot;'&quot;)" office:value-type="string" office:string-value="'801'" calcext:value-type="string">
            <text:p>'801'</text:p>
          </table:table-cell>
          <table:table-cell table:formula="of:=CONCATENATE(&quot;'&quot;;[.D311];&quot;'&quot;)" office:value-type="string" office:string-value="'36.5'" calcext:value-type="string">
            <text:p>'36.5'</text:p>
          </table:table-cell>
          <table:table-cell table:formula="of:=CONCATENATE(&quot;'&quot;;[.E31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intado, cru</text:p>
          </table:table-cell>
          <table:table-cell office:value-type="float" office:value="91" calcext:value-type="float">
            <text:p>9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8.6</text:p>
          </table:table-cell>
          <table:table-cell office:value-type="float" office:value="0" calcext:value-type="float">
            <text:p>0</text:p>
          </table:table-cell>
          <table:table-cell table:formula="of:=CONCATENATE(&quot;'&quot;;[.A312];&quot;'&quot;)" office:value-type="string" office:string-value="'Pintado, cru'" calcext:value-type="string">
            <text:p>'Pintado, cru'</text:p>
          </table:table-cell>
          <table:table-cell table:formula="of:=CONCATENATE(&quot;'&quot;;[.B312];&quot;'&quot;)" office:value-type="string" office:string-value="'91'" calcext:value-type="string">
            <text:p>'91'</text:p>
          </table:table-cell>
          <table:table-cell table:formula="of:=CONCATENATE(&quot;'&quot;;[.C312];&quot;'&quot;)" office:value-type="string" office:string-value="'381'" calcext:value-type="string">
            <text:p>'381'</text:p>
          </table:table-cell>
          <table:table-cell table:formula="of:=CONCATENATE(&quot;'&quot;;[.D312];&quot;'&quot;)" office:value-type="string" office:string-value="'18.6'" calcext:value-type="string">
            <text:p>'18.6'</text:p>
          </table:table-cell>
          <table:table-cell table:formula="of:=CONCATENATE(&quot;'&quot;;[.E31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intado, grelhado</text:p>
          </table:table-cell>
          <table:table-cell office:value-type="float" office:value="152" calcext:value-type="float">
            <text:p>152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30.8</text:p>
          </table:table-cell>
          <table:table-cell office:value-type="float" office:value="0" calcext:value-type="float">
            <text:p>0</text:p>
          </table:table-cell>
          <table:table-cell table:formula="of:=CONCATENATE(&quot;'&quot;;[.A313];&quot;'&quot;)" office:value-type="string" office:string-value="'Pintado, grelhado'" calcext:value-type="string">
            <text:p>'Pintado, grelhado'</text:p>
          </table:table-cell>
          <table:table-cell table:formula="of:=CONCATENATE(&quot;'&quot;;[.B313];&quot;'&quot;)" office:value-type="string" office:string-value="'152'" calcext:value-type="string">
            <text:p>'152'</text:p>
          </table:table-cell>
          <table:table-cell table:formula="of:=CONCATENATE(&quot;'&quot;;[.C313];&quot;'&quot;)" office:value-type="string" office:string-value="'637'" calcext:value-type="string">
            <text:p>'637'</text:p>
          </table:table-cell>
          <table:table-cell table:formula="of:=CONCATENATE(&quot;'&quot;;[.D313];&quot;'&quot;)" office:value-type="string" office:string-value="'30.8'" calcext:value-type="string">
            <text:p>'30.8'</text:p>
          </table:table-cell>
          <table:table-cell table:formula="of:=CONCATENATE(&quot;'&quot;;[.E31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quinho, cru</text:p>
          </table:table-cell>
          <table:table-cell office:value-type="float" office:value="93" calcext:value-type="float">
            <text:p>9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0.5</text:p>
          </table:table-cell>
          <table:table-cell office:value-type="float" office:value="0" calcext:value-type="float">
            <text:p>0</text:p>
          </table:table-cell>
          <table:table-cell table:formula="of:=CONCATENATE(&quot;'&quot;;[.A314];&quot;'&quot;)" office:value-type="string" office:string-value="'Porquinho, cru'" calcext:value-type="string">
            <text:p>'Porquinho, cru'</text:p>
          </table:table-cell>
          <table:table-cell table:formula="of:=CONCATENATE(&quot;'&quot;;[.B314];&quot;'&quot;)" office:value-type="string" office:string-value="'93'" calcext:value-type="string">
            <text:p>'93'</text:p>
          </table:table-cell>
          <table:table-cell table:formula="of:=CONCATENATE(&quot;'&quot;;[.C314];&quot;'&quot;)" office:value-type="string" office:string-value="'389'" calcext:value-type="string">
            <text:p>'389'</text:p>
          </table:table-cell>
          <table:table-cell table:formula="of:=CONCATENATE(&quot;'&quot;;[.D314];&quot;'&quot;)" office:value-type="string" office:string-value="'20.5'" calcext:value-type="string">
            <text:p>'20.5'</text:p>
          </table:table-cell>
          <table:table-cell table:formula="of:=CONCATENATE(&quot;'&quot;;[.E31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Salmão, filé, com pele, fresco, <text:s/>grelhado</text:p>
          </table:table-cell>
          <table:table-cell office:value-type="float" office:value="229" calcext:value-type="float">
            <text:p>229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23.9</text:p>
          </table:table-cell>
          <table:table-cell office:value-type="float" office:value="0" calcext:value-type="float">
            <text:p>0</text:p>
          </table:table-cell>
          <table:table-cell table:formula="of:=CONCATENATE(&quot;'&quot;;[.A315];&quot;'&quot;)" office:value-type="string" office:string-value="'Salmão, filé, com pele, fresco,  grelhado'" calcext:value-type="string">
            <text:p>'Salmão, filé, com pele, fresco, <text:s/>grelhado'</text:p>
          </table:table-cell>
          <table:table-cell table:formula="of:=CONCATENATE(&quot;'&quot;;[.B315];&quot;'&quot;)" office:value-type="string" office:string-value="'229'" calcext:value-type="string">
            <text:p>'229'</text:p>
          </table:table-cell>
          <table:table-cell table:formula="of:=CONCATENATE(&quot;'&quot;;[.C315];&quot;'&quot;)" office:value-type="string" office:string-value="'957'" calcext:value-type="string">
            <text:p>'957'</text:p>
          </table:table-cell>
          <table:table-cell table:formula="of:=CONCATENATE(&quot;'&quot;;[.D315];&quot;'&quot;)" office:value-type="string" office:string-value="'23.9'" calcext:value-type="string">
            <text:p>'23.9'</text:p>
          </table:table-cell>
          <table:table-cell table:formula="of:=CONCATENATE(&quot;'&quot;;[.E31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Salmão, sem pele, fresco, cru</text:p>
          </table:table-cell>
          <table:table-cell office:value-type="float" office:value="170" calcext:value-type="float">
            <text:p>17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9.3</text:p>
          </table:table-cell>
          <table:table-cell office:value-type="float" office:value="0" calcext:value-type="float">
            <text:p>0</text:p>
          </table:table-cell>
          <table:table-cell table:formula="of:=CONCATENATE(&quot;'&quot;;[.A316];&quot;'&quot;)" office:value-type="string" office:string-value="'Salmão, sem pele, fresco, cru'" calcext:value-type="string">
            <text:p>'Salmão, sem pele, fresco, cru'</text:p>
          </table:table-cell>
          <table:table-cell table:formula="of:=CONCATENATE(&quot;'&quot;;[.B316];&quot;'&quot;)" office:value-type="string" office:string-value="'170'" calcext:value-type="string">
            <text:p>'170'</text:p>
          </table:table-cell>
          <table:table-cell table:formula="of:=CONCATENATE(&quot;'&quot;;[.C316];&quot;'&quot;)" office:value-type="string" office:string-value="'710'" calcext:value-type="string">
            <text:p>'710'</text:p>
          </table:table-cell>
          <table:table-cell table:formula="of:=CONCATENATE(&quot;'&quot;;[.D316];&quot;'&quot;)" office:value-type="string" office:string-value="'19.3'" calcext:value-type="string">
            <text:p>'19.3'</text:p>
          </table:table-cell>
          <table:table-cell table:formula="of:=CONCATENATE(&quot;'&quot;;[.E31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Salmão, sem pele, fresco, grelhado</text:p>
          </table:table-cell>
          <table:table-cell office:value-type="float" office:value="243" calcext:value-type="float">
            <text:p>24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26.1</text:p>
          </table:table-cell>
          <table:table-cell office:value-type="float" office:value="0" calcext:value-type="float">
            <text:p>0</text:p>
          </table:table-cell>
          <table:table-cell table:formula="of:=CONCATENATE(&quot;'&quot;;[.A317];&quot;'&quot;)" office:value-type="string" office:string-value="'Salmão, sem pele, fresco, grelhado'" calcext:value-type="string">
            <text:p>'Salmão, sem pele, fresco, grelhado'</text:p>
          </table:table-cell>
          <table:table-cell table:formula="of:=CONCATENATE(&quot;'&quot;;[.B317];&quot;'&quot;)" office:value-type="string" office:string-value="'243'" calcext:value-type="string">
            <text:p>'243'</text:p>
          </table:table-cell>
          <table:table-cell table:formula="of:=CONCATENATE(&quot;'&quot;;[.C317];&quot;'&quot;)" office:value-type="string" office:string-value="'1015'" calcext:value-type="string">
            <text:p>'1015'</text:p>
          </table:table-cell>
          <table:table-cell table:formula="of:=CONCATENATE(&quot;'&quot;;[.D317];&quot;'&quot;)" office:value-type="string" office:string-value="'26.1'" calcext:value-type="string">
            <text:p>'26.1'</text:p>
          </table:table-cell>
          <table:table-cell table:formula="of:=CONCATENATE(&quot;'&quot;;[.E31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Sardinha, assada</text:p>
          </table:table-cell>
          <table:table-cell office:value-type="float" office:value="164" calcext:value-type="float">
            <text:p>164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32.2</text:p>
          </table:table-cell>
          <table:table-cell office:value-type="float" office:value="0" calcext:value-type="float">
            <text:p>0</text:p>
          </table:table-cell>
          <table:table-cell table:formula="of:=CONCATENATE(&quot;'&quot;;[.A318];&quot;'&quot;)" office:value-type="string" office:string-value="'Sardinha, assada'" calcext:value-type="string">
            <text:p>'Sardinha, assada'</text:p>
          </table:table-cell>
          <table:table-cell table:formula="of:=CONCATENATE(&quot;'&quot;;[.B318];&quot;'&quot;)" office:value-type="string" office:string-value="'164'" calcext:value-type="string">
            <text:p>'164'</text:p>
          </table:table-cell>
          <table:table-cell table:formula="of:=CONCATENATE(&quot;'&quot;;[.C318];&quot;'&quot;)" office:value-type="string" office:string-value="'688'" calcext:value-type="string">
            <text:p>'688'</text:p>
          </table:table-cell>
          <table:table-cell table:formula="of:=CONCATENATE(&quot;'&quot;;[.D318];&quot;'&quot;)" office:value-type="string" office:string-value="'32.2'" calcext:value-type="string">
            <text:p>'32.2'</text:p>
          </table:table-cell>
          <table:table-cell table:formula="of:=CONCATENATE(&quot;'&quot;;[.E31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Sardinha, conserva em óleo</text:p>
          </table:table-cell>
          <table:table-cell office:value-type="float" office:value="285" calcext:value-type="float">
            <text:p>285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15.9</text:p>
          </table:table-cell>
          <table:table-cell office:value-type="float" office:value="0" calcext:value-type="float">
            <text:p>0</text:p>
          </table:table-cell>
          <table:table-cell table:formula="of:=CONCATENATE(&quot;'&quot;;[.A319];&quot;'&quot;)" office:value-type="string" office:string-value="'Sardinha, conserva em óleo'" calcext:value-type="string">
            <text:p>'Sardinha, conserva em óleo'</text:p>
          </table:table-cell>
          <table:table-cell table:formula="of:=CONCATENATE(&quot;'&quot;;[.B319];&quot;'&quot;)" office:value-type="string" office:string-value="'285'" calcext:value-type="string">
            <text:p>'285'</text:p>
          </table:table-cell>
          <table:table-cell table:formula="of:=CONCATENATE(&quot;'&quot;;[.C319];&quot;'&quot;)" office:value-type="string" office:string-value="'1192'" calcext:value-type="string">
            <text:p>'1192'</text:p>
          </table:table-cell>
          <table:table-cell table:formula="of:=CONCATENATE(&quot;'&quot;;[.D319];&quot;'&quot;)" office:value-type="string" office:string-value="'15.9'" calcext:value-type="string">
            <text:p>'15.9'</text:p>
          </table:table-cell>
          <table:table-cell table:formula="of:=CONCATENATE(&quot;'&quot;;[.E31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Sardinha, frita</text:p>
          </table:table-cell>
          <table:table-cell office:value-type="float" office:value="257" calcext:value-type="float">
            <text:p>257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33.4</text:p>
          </table:table-cell>
          <table:table-cell office:value-type="float" office:value="0" calcext:value-type="float">
            <text:p>0</text:p>
          </table:table-cell>
          <table:table-cell table:formula="of:=CONCATENATE(&quot;'&quot;;[.A320];&quot;'&quot;)" office:value-type="string" office:string-value="'Sardinha, frita'" calcext:value-type="string">
            <text:p>'Sardinha, frita'</text:p>
          </table:table-cell>
          <table:table-cell table:formula="of:=CONCATENATE(&quot;'&quot;;[.B320];&quot;'&quot;)" office:value-type="string" office:string-value="'257'" calcext:value-type="string">
            <text:p>'257'</text:p>
          </table:table-cell>
          <table:table-cell table:formula="of:=CONCATENATE(&quot;'&quot;;[.C320];&quot;'&quot;)" office:value-type="string" office:string-value="'1075'" calcext:value-type="string">
            <text:p>'1075'</text:p>
          </table:table-cell>
          <table:table-cell table:formula="of:=CONCATENATE(&quot;'&quot;;[.D320];&quot;'&quot;)" office:value-type="string" office:string-value="'33.4'" calcext:value-type="string">
            <text:p>'33.4'</text:p>
          </table:table-cell>
          <table:table-cell table:formula="of:=CONCATENATE(&quot;'&quot;;[.E32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Sardinha, inteira, crua</text:p>
          </table:table-cell>
          <table:table-cell office:value-type="float" office:value="114" calcext:value-type="float">
            <text:p>11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21.1</text:p>
          </table:table-cell>
          <table:table-cell office:value-type="float" office:value="0" calcext:value-type="float">
            <text:p>0</text:p>
          </table:table-cell>
          <table:table-cell table:formula="of:=CONCATENATE(&quot;'&quot;;[.A321];&quot;'&quot;)" office:value-type="string" office:string-value="'Sardinha, inteira, crua'" calcext:value-type="string">
            <text:p>'Sardinha, inteira, crua'</text:p>
          </table:table-cell>
          <table:table-cell table:formula="of:=CONCATENATE(&quot;'&quot;;[.B321];&quot;'&quot;)" office:value-type="string" office:string-value="'114'" calcext:value-type="string">
            <text:p>'114'</text:p>
          </table:table-cell>
          <table:table-cell table:formula="of:=CONCATENATE(&quot;'&quot;;[.C321];&quot;'&quot;)" office:value-type="string" office:string-value="'477'" calcext:value-type="string">
            <text:p>'477'</text:p>
          </table:table-cell>
          <table:table-cell table:formula="of:=CONCATENATE(&quot;'&quot;;[.D321];&quot;'&quot;)" office:value-type="string" office:string-value="'21.1'" calcext:value-type="string">
            <text:p>'21.1'</text:p>
          </table:table-cell>
          <table:table-cell table:formula="of:=CONCATENATE(&quot;'&quot;;[.E32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Tucunaré, filé, congelado, cru</text:p>
          </table:table-cell>
          <table:table-cell office:value-type="float" office:value="88" calcext:value-type="float">
            <text:p>88</text:p>
          </table:table-cell>
          <table:table-cell office:value-type="float" office:value="367" calcext:value-type="float">
            <text:p>3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NCATENATE(&quot;'&quot;;[.A322];&quot;'&quot;)" office:value-type="string" office:string-value="'Tucunaré, filé, congelado, cru'" calcext:value-type="string">
            <text:p>'Tucunaré, filé, congelado, cru'</text:p>
          </table:table-cell>
          <table:table-cell table:formula="of:=CONCATENATE(&quot;'&quot;;[.B322];&quot;'&quot;)" office:value-type="string" office:string-value="'88'" calcext:value-type="string">
            <text:p>'88'</text:p>
          </table:table-cell>
          <table:table-cell table:formula="of:=CONCATENATE(&quot;'&quot;;[.C322];&quot;'&quot;)" office:value-type="string" office:string-value="'367'" calcext:value-type="string">
            <text:p>'367'</text:p>
          </table:table-cell>
          <table:table-cell table:formula="of:=CONCATENATE(&quot;'&quot;;[.D322];&quot;'&quot;)" office:value-type="string" office:string-value="'18'" calcext:value-type="string">
            <text:p>'18'</text:p>
          </table:table-cell>
          <table:table-cell table:formula="of:=CONCATENATE(&quot;'&quot;;[.E32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Apresuntado</text:p>
          </table:table-cell>
          <table:table-cell office:value-type="float" office:value="129" calcext:value-type="float">
            <text:p>12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.9</text:p>
          </table:table-cell>
          <table:table-cell table:formula="of:=CONCATENATE(&quot;'&quot;;[.A323];&quot;'&quot;)" office:value-type="string" office:string-value="'Apresuntado'" calcext:value-type="string">
            <text:p>'Apresuntado'</text:p>
          </table:table-cell>
          <table:table-cell table:formula="of:=CONCATENATE(&quot;'&quot;;[.B323];&quot;'&quot;)" office:value-type="string" office:string-value="'129'" calcext:value-type="string">
            <text:p>'129'</text:p>
          </table:table-cell>
          <table:table-cell table:formula="of:=CONCATENATE(&quot;'&quot;;[.C323];&quot;'&quot;)" office:value-type="string" office:string-value="'539'" calcext:value-type="string">
            <text:p>'539'</text:p>
          </table:table-cell>
          <table:table-cell table:formula="of:=CONCATENATE(&quot;'&quot;;[.D323];&quot;'&quot;)" office:value-type="string" office:string-value="'13.5'" calcext:value-type="string">
            <text:p>'13.5'</text:p>
          </table:table-cell>
          <table:table-cell table:formula="of:=CONCATENATE(&quot;'&quot;;[.E323];&quot;'&quot;)" office:value-type="string" office:string-value="'2.9'" calcext:value-type="string">
            <text:p>'2.9'</text:p>
          </table:table-cell>
        </table:table-row>
        <table:table-row table:style-name="ro1">
          <table:table-cell office:value-type="string" calcext:value-type="string">
            <text:p>Caldo de carne, tablete</text:p>
          </table:table-cell>
          <table:table-cell office:value-type="float" office:value="241" calcext:value-type="float">
            <text:p>24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15.1</text:p>
          </table:table-cell>
          <table:table-cell table:formula="of:=CONCATENATE(&quot;'&quot;;[.A324];&quot;'&quot;)" office:value-type="string" office:string-value="'Caldo de carne, tablete'" calcext:value-type="string">
            <text:p>'Caldo de carne, tablete'</text:p>
          </table:table-cell>
          <table:table-cell table:formula="of:=CONCATENATE(&quot;'&quot;;[.B324];&quot;'&quot;)" office:value-type="string" office:string-value="'241'" calcext:value-type="string">
            <text:p>'241'</text:p>
          </table:table-cell>
          <table:table-cell table:formula="of:=CONCATENATE(&quot;'&quot;;[.C324];&quot;'&quot;)" office:value-type="string" office:string-value="'1007'" calcext:value-type="string">
            <text:p>'1007'</text:p>
          </table:table-cell>
          <table:table-cell table:formula="of:=CONCATENATE(&quot;'&quot;;[.D324];&quot;'&quot;)" office:value-type="string" office:string-value="'7.8'" calcext:value-type="string">
            <text:p>'7.8'</text:p>
          </table:table-cell>
          <table:table-cell table:formula="of:=CONCATENATE(&quot;'&quot;;[.E324];&quot;'&quot;)" office:value-type="string" office:string-value="'15.1'" calcext:value-type="string">
            <text:p>'15.1'</text:p>
          </table:table-cell>
        </table:table-row>
        <table:table-row table:style-name="ro1">
          <table:table-cell office:value-type="string" calcext:value-type="string">
            <text:p>Caldo de galinha, tablete</text:p>
          </table:table-cell>
          <table:table-cell office:value-type="float" office:value="251" calcext:value-type="float">
            <text:p>25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0.6</text:p>
          </table:table-cell>
          <table:table-cell table:formula="of:=CONCATENATE(&quot;'&quot;;[.A325];&quot;'&quot;)" office:value-type="string" office:string-value="'Caldo de galinha, tablete'" calcext:value-type="string">
            <text:p>'Caldo de galinha, tablete'</text:p>
          </table:table-cell>
          <table:table-cell table:formula="of:=CONCATENATE(&quot;'&quot;;[.B325];&quot;'&quot;)" office:value-type="string" office:string-value="'251'" calcext:value-type="string">
            <text:p>'251'</text:p>
          </table:table-cell>
          <table:table-cell table:formula="of:=CONCATENATE(&quot;'&quot;;[.C325];&quot;'&quot;)" office:value-type="string" office:string-value="'1052'" calcext:value-type="string">
            <text:p>'1052'</text:p>
          </table:table-cell>
          <table:table-cell table:formula="of:=CONCATENATE(&quot;'&quot;;[.D325];&quot;'&quot;)" office:value-type="string" office:string-value="'6.3'" calcext:value-type="string">
            <text:p>'6.3'</text:p>
          </table:table-cell>
          <table:table-cell table:formula="of:=CONCATENATE(&quot;'&quot;;[.E325];&quot;'&quot;)" office:value-type="string" office:string-value="'10.6'" calcext:value-type="string">
            <text:p>'10.6'</text:p>
          </table:table-cell>
        </table:table-row>
        <table:table-row table:style-name="ro1">
          <table:table-cell office:value-type="string" calcext:value-type="string">
            <text:p>Carne, bovina, acém, moído, cozido</text:p>
          </table:table-cell>
          <table:table-cell office:value-type="float" office:value="212" calcext:value-type="float">
            <text:p>212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26.7</text:p>
          </table:table-cell>
          <table:table-cell office:value-type="float" office:value="0" calcext:value-type="float">
            <text:p>0</text:p>
          </table:table-cell>
          <table:table-cell table:formula="of:=CONCATENATE(&quot;'&quot;;[.A326];&quot;'&quot;)" office:value-type="string" office:string-value="'Carne, bovina, acém, moído, cozido'" calcext:value-type="string">
            <text:p>'Carne, bovina, acém, moído, cozido'</text:p>
          </table:table-cell>
          <table:table-cell table:formula="of:=CONCATENATE(&quot;'&quot;;[.B326];&quot;'&quot;)" office:value-type="string" office:string-value="'212'" calcext:value-type="string">
            <text:p>'212'</text:p>
          </table:table-cell>
          <table:table-cell table:formula="of:=CONCATENATE(&quot;'&quot;;[.C326];&quot;'&quot;)" office:value-type="string" office:string-value="'889'" calcext:value-type="string">
            <text:p>'889'</text:p>
          </table:table-cell>
          <table:table-cell table:formula="of:=CONCATENATE(&quot;'&quot;;[.D326];&quot;'&quot;)" office:value-type="string" office:string-value="'26.7'" calcext:value-type="string">
            <text:p>'26.7'</text:p>
          </table:table-cell>
          <table:table-cell table:formula="of:=CONCATENATE(&quot;'&quot;;[.E32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acém, moído, cru</text:p>
          </table:table-cell>
          <table:table-cell office:value-type="float" office:value="137" calcext:value-type="float">
            <text:p>137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19.4</text:p>
          </table:table-cell>
          <table:table-cell office:value-type="float" office:value="0" calcext:value-type="float">
            <text:p>0</text:p>
          </table:table-cell>
          <table:table-cell table:formula="of:=CONCATENATE(&quot;'&quot;;[.A327];&quot;'&quot;)" office:value-type="string" office:string-value="'Carne, bovina, acém, moído, cru'" calcext:value-type="string">
            <text:p>'Carne, bovina, acém, moído, cru'</text:p>
          </table:table-cell>
          <table:table-cell table:formula="of:=CONCATENATE(&quot;'&quot;;[.B327];&quot;'&quot;)" office:value-type="string" office:string-value="'137'" calcext:value-type="string">
            <text:p>'137'</text:p>
          </table:table-cell>
          <table:table-cell table:formula="of:=CONCATENATE(&quot;'&quot;;[.C327];&quot;'&quot;)" office:value-type="string" office:string-value="'571'" calcext:value-type="string">
            <text:p>'571'</text:p>
          </table:table-cell>
          <table:table-cell table:formula="of:=CONCATENATE(&quot;'&quot;;[.D327];&quot;'&quot;)" office:value-type="string" office:string-value="'19.4'" calcext:value-type="string">
            <text:p>'19.4'</text:p>
          </table:table-cell>
          <table:table-cell table:formula="of:=CONCATENATE(&quot;'&quot;;[.E32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acém, sem gordura, cozido</text:p>
          </table:table-cell>
          <table:table-cell office:value-type="float" office:value="215" calcext:value-type="float">
            <text:p>215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27.3</text:p>
          </table:table-cell>
          <table:table-cell office:value-type="float" office:value="0" calcext:value-type="float">
            <text:p>0</text:p>
          </table:table-cell>
          <table:table-cell table:formula="of:=CONCATENATE(&quot;'&quot;;[.A328];&quot;'&quot;)" office:value-type="string" office:string-value="'Carne, bovina, acém, sem gordura, cozido'" calcext:value-type="string">
            <text:p>'Carne, bovina, acém, sem gordura, cozido'</text:p>
          </table:table-cell>
          <table:table-cell table:formula="of:=CONCATENATE(&quot;'&quot;;[.B328];&quot;'&quot;)" office:value-type="string" office:string-value="'215'" calcext:value-type="string">
            <text:p>'215'</text:p>
          </table:table-cell>
          <table:table-cell table:formula="of:=CONCATENATE(&quot;'&quot;;[.C328];&quot;'&quot;)" office:value-type="string" office:string-value="'898'" calcext:value-type="string">
            <text:p>'898'</text:p>
          </table:table-cell>
          <table:table-cell table:formula="of:=CONCATENATE(&quot;'&quot;;[.D328];&quot;'&quot;)" office:value-type="string" office:string-value="'27.3'" calcext:value-type="string">
            <text:p>'27.3'</text:p>
          </table:table-cell>
          <table:table-cell table:formula="of:=CONCATENATE(&quot;'&quot;;[.E32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acém, sem gordura, cru</text:p>
          </table:table-cell>
          <table:table-cell office:value-type="float" office:value="144" calcext:value-type="float">
            <text:p>14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0.8</text:p>
          </table:table-cell>
          <table:table-cell office:value-type="float" office:value="0" calcext:value-type="float">
            <text:p>0</text:p>
          </table:table-cell>
          <table:table-cell table:formula="of:=CONCATENATE(&quot;'&quot;;[.A329];&quot;'&quot;)" office:value-type="string" office:string-value="'Carne, bovina, acém, sem gordura, cru'" calcext:value-type="string">
            <text:p>'Carne, bovina, acém, sem gordura, cru'</text:p>
          </table:table-cell>
          <table:table-cell table:formula="of:=CONCATENATE(&quot;'&quot;;[.B329];&quot;'&quot;)" office:value-type="string" office:string-value="'144'" calcext:value-type="string">
            <text:p>'144'</text:p>
          </table:table-cell>
          <table:table-cell table:formula="of:=CONCATENATE(&quot;'&quot;;[.C329];&quot;'&quot;)" office:value-type="string" office:string-value="'603'" calcext:value-type="string">
            <text:p>'603'</text:p>
          </table:table-cell>
          <table:table-cell table:formula="of:=CONCATENATE(&quot;'&quot;;[.D329];&quot;'&quot;)" office:value-type="string" office:string-value="'20.8'" calcext:value-type="string">
            <text:p>'20.8'</text:p>
          </table:table-cell>
          <table:table-cell table:formula="of:=CONCATENATE(&quot;'&quot;;[.E32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almôndegas, cruas</text:p>
          </table:table-cell>
          <table:table-cell office:value-type="float" office:value="189" calcext:value-type="float">
            <text:p>189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9.8</text:p>
          </table:table-cell>
          <table:table-cell table:formula="of:=CONCATENATE(&quot;'&quot;;[.A330];&quot;'&quot;)" office:value-type="string" office:string-value="'Carne, bovina, almôndegas, cruas'" calcext:value-type="string">
            <text:p>'Carne, bovina, almôndegas, cruas'</text:p>
          </table:table-cell>
          <table:table-cell table:formula="of:=CONCATENATE(&quot;'&quot;;[.B330];&quot;'&quot;)" office:value-type="string" office:string-value="'189'" calcext:value-type="string">
            <text:p>'189'</text:p>
          </table:table-cell>
          <table:table-cell table:formula="of:=CONCATENATE(&quot;'&quot;;[.C330];&quot;'&quot;)" office:value-type="string" office:string-value="'792'" calcext:value-type="string">
            <text:p>'792'</text:p>
          </table:table-cell>
          <table:table-cell table:formula="of:=CONCATENATE(&quot;'&quot;;[.D330];&quot;'&quot;)" office:value-type="string" office:string-value="'12.3'" calcext:value-type="string">
            <text:p>'12.3'</text:p>
          </table:table-cell>
          <table:table-cell table:formula="of:=CONCATENATE(&quot;'&quot;;[.E330];&quot;'&quot;)" office:value-type="string" office:string-value="'9.8'" calcext:value-type="string">
            <text:p>'9.8'</text:p>
          </table:table-cell>
        </table:table-row>
        <table:table-row table:style-name="ro1">
          <table:table-cell office:value-type="string" calcext:value-type="string">
            <text:p>Carne, bovina, almôndegas, fritas</text:p>
          </table:table-cell>
          <table:table-cell office:value-type="float" office:value="272" calcext:value-type="float">
            <text:p>27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4.3</text:p>
          </table:table-cell>
          <table:table-cell table:formula="of:=CONCATENATE(&quot;'&quot;;[.A331];&quot;'&quot;)" office:value-type="string" office:string-value="'Carne, bovina, almôndegas, fritas'" calcext:value-type="string">
            <text:p>'Carne, bovina, almôndegas, fritas'</text:p>
          </table:table-cell>
          <table:table-cell table:formula="of:=CONCATENATE(&quot;'&quot;;[.B331];&quot;'&quot;)" office:value-type="string" office:string-value="'272'" calcext:value-type="string">
            <text:p>'272'</text:p>
          </table:table-cell>
          <table:table-cell table:formula="of:=CONCATENATE(&quot;'&quot;;[.C331];&quot;'&quot;)" office:value-type="string" office:string-value="'1137'" calcext:value-type="string">
            <text:p>'1137'</text:p>
          </table:table-cell>
          <table:table-cell table:formula="of:=CONCATENATE(&quot;'&quot;;[.D331];&quot;'&quot;)" office:value-type="string" office:string-value="'18.2'" calcext:value-type="string">
            <text:p>'18.2'</text:p>
          </table:table-cell>
          <table:table-cell table:formula="of:=CONCATENATE(&quot;'&quot;;[.E331];&quot;'&quot;)" office:value-type="string" office:string-value="'14.3'" calcext:value-type="string">
            <text:p>'14.3'</text:p>
          </table:table-cell>
        </table:table-row>
        <table:table-row table:style-name="ro1">
          <table:table-cell office:value-type="string" calcext:value-type="string">
            <text:p>Carne, bovina, bucho, cozido</text:p>
          </table:table-cell>
          <table:table-cell office:value-type="float" office:value="133" calcext:value-type="float">
            <text:p>13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21.6</text:p>
          </table:table-cell>
          <table:table-cell office:value-type="float" office:value="0" calcext:value-type="float">
            <text:p>0</text:p>
          </table:table-cell>
          <table:table-cell table:formula="of:=CONCATENATE(&quot;'&quot;;[.A332];&quot;'&quot;)" office:value-type="string" office:string-value="'Carne, bovina, bucho, cozido'" calcext:value-type="string">
            <text:p>'Carne, bovina, bucho, cozido'</text:p>
          </table:table-cell>
          <table:table-cell table:formula="of:=CONCATENATE(&quot;'&quot;;[.B332];&quot;'&quot;)" office:value-type="string" office:string-value="'133'" calcext:value-type="string">
            <text:p>'133'</text:p>
          </table:table-cell>
          <table:table-cell table:formula="of:=CONCATENATE(&quot;'&quot;;[.C332];&quot;'&quot;)" office:value-type="string" office:string-value="'557'" calcext:value-type="string">
            <text:p>'557'</text:p>
          </table:table-cell>
          <table:table-cell table:formula="of:=CONCATENATE(&quot;'&quot;;[.D332];&quot;'&quot;)" office:value-type="string" office:string-value="'21.6'" calcext:value-type="string">
            <text:p>'21.6'</text:p>
          </table:table-cell>
          <table:table-cell table:formula="of:=CONCATENATE(&quot;'&quot;;[.E33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bucho, cru</text:p>
          </table:table-cell>
          <table:table-cell office:value-type="float" office:value="137" calcext:value-type="float">
            <text:p>13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20.5</text:p>
          </table:table-cell>
          <table:table-cell office:value-type="float" office:value="0" calcext:value-type="float">
            <text:p>0</text:p>
          </table:table-cell>
          <table:table-cell table:formula="of:=CONCATENATE(&quot;'&quot;;[.A333];&quot;'&quot;)" office:value-type="string" office:string-value="'Carne, bovina, bucho, cru'" calcext:value-type="string">
            <text:p>'Carne, bovina, bucho, cru'</text:p>
          </table:table-cell>
          <table:table-cell table:formula="of:=CONCATENATE(&quot;'&quot;;[.B333];&quot;'&quot;)" office:value-type="string" office:string-value="'137'" calcext:value-type="string">
            <text:p>'137'</text:p>
          </table:table-cell>
          <table:table-cell table:formula="of:=CONCATENATE(&quot;'&quot;;[.C333];&quot;'&quot;)" office:value-type="string" office:string-value="'574'" calcext:value-type="string">
            <text:p>'574'</text:p>
          </table:table-cell>
          <table:table-cell table:formula="of:=CONCATENATE(&quot;'&quot;;[.D333];&quot;'&quot;)" office:value-type="string" office:string-value="'20.5'" calcext:value-type="string">
            <text:p>'20.5'</text:p>
          </table:table-cell>
          <table:table-cell table:formula="of:=CONCATENATE(&quot;'&quot;;[.E33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apa de contra-filé, com gordura, crua</text:p>
          </table:table-cell>
          <table:table-cell office:value-type="float" office:value="217" calcext:value-type="float">
            <text:p>217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19.2</text:p>
          </table:table-cell>
          <table:table-cell office:value-type="float" office:value="0" calcext:value-type="float">
            <text:p>0</text:p>
          </table:table-cell>
          <table:table-cell table:formula="of:=CONCATENATE(&quot;'&quot;;[.A334];&quot;'&quot;)" office:value-type="string" office:string-value="'Carne, bovina, capa de contra-filé, com gordura, crua'" calcext:value-type="string">
            <text:p>'Carne, bovina, capa de contra-filé, com gordura, crua'</text:p>
          </table:table-cell>
          <table:table-cell table:formula="of:=CONCATENATE(&quot;'&quot;;[.B334];&quot;'&quot;)" office:value-type="string" office:string-value="'217'" calcext:value-type="string">
            <text:p>'217'</text:p>
          </table:table-cell>
          <table:table-cell table:formula="of:=CONCATENATE(&quot;'&quot;;[.C334];&quot;'&quot;)" office:value-type="string" office:string-value="'908'" calcext:value-type="string">
            <text:p>'908'</text:p>
          </table:table-cell>
          <table:table-cell table:formula="of:=CONCATENATE(&quot;'&quot;;[.D334];&quot;'&quot;)" office:value-type="string" office:string-value="'19.2'" calcext:value-type="string">
            <text:p>'19.2'</text:p>
          </table:table-cell>
          <table:table-cell table:formula="of:=CONCATENATE(&quot;'&quot;;[.E33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apa de contra-filé, com gordura, grelhada</text:p>
          </table:table-cell>
          <table:table-cell office:value-type="float" office:value="312" calcext:value-type="float">
            <text:p>312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30.7</text:p>
          </table:table-cell>
          <table:table-cell office:value-type="float" office:value="0" calcext:value-type="float">
            <text:p>0</text:p>
          </table:table-cell>
          <table:table-cell table:formula="of:=CONCATENATE(&quot;'&quot;;[.A335];&quot;'&quot;)" office:value-type="string" office:string-value="'Carne, bovina, capa de contra-filé, com gordura, grelhada'" calcext:value-type="string">
            <text:p>'Carne, bovina, capa de contra-filé, com gordura, grelhada'</text:p>
          </table:table-cell>
          <table:table-cell table:formula="of:=CONCATENATE(&quot;'&quot;;[.B335];&quot;'&quot;)" office:value-type="string" office:string-value="'312'" calcext:value-type="string">
            <text:p>'312'</text:p>
          </table:table-cell>
          <table:table-cell table:formula="of:=CONCATENATE(&quot;'&quot;;[.C335];&quot;'&quot;)" office:value-type="string" office:string-value="'1304'" calcext:value-type="string">
            <text:p>'1304'</text:p>
          </table:table-cell>
          <table:table-cell table:formula="of:=CONCATENATE(&quot;'&quot;;[.D335];&quot;'&quot;)" office:value-type="string" office:string-value="'30.7'" calcext:value-type="string">
            <text:p>'30.7'</text:p>
          </table:table-cell>
          <table:table-cell table:formula="of:=CONCATENATE(&quot;'&quot;;[.E33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apa de contra-filé, sem gordura, crua</text:p>
          </table:table-cell>
          <table:table-cell office:value-type="float" office:value="131" calcext:value-type="float">
            <text:p>131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21.5</text:p>
          </table:table-cell>
          <table:table-cell office:value-type="float" office:value="0" calcext:value-type="float">
            <text:p>0</text:p>
          </table:table-cell>
          <table:table-cell table:formula="of:=CONCATENATE(&quot;'&quot;;[.A336];&quot;'&quot;)" office:value-type="string" office:string-value="'Carne, bovina, capa de contra-filé, sem gordura, crua'" calcext:value-type="string">
            <text:p>'Carne, bovina, capa de contra-filé, sem gordura, crua'</text:p>
          </table:table-cell>
          <table:table-cell table:formula="of:=CONCATENATE(&quot;'&quot;;[.B336];&quot;'&quot;)" office:value-type="string" office:string-value="'131'" calcext:value-type="string">
            <text:p>'131'</text:p>
          </table:table-cell>
          <table:table-cell table:formula="of:=CONCATENATE(&quot;'&quot;;[.C336];&quot;'&quot;)" office:value-type="string" office:string-value="'548'" calcext:value-type="string">
            <text:p>'548'</text:p>
          </table:table-cell>
          <table:table-cell table:formula="of:=CONCATENATE(&quot;'&quot;;[.D336];&quot;'&quot;)" office:value-type="string" office:string-value="'21.5'" calcext:value-type="string">
            <text:p>'21.5'</text:p>
          </table:table-cell>
          <table:table-cell table:formula="of:=CONCATENATE(&quot;'&quot;;[.E33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apa de contra-filé, sem gordura, grelhada</text:p>
          </table:table-cell>
          <table:table-cell office:value-type="float" office:value="239" calcext:value-type="float">
            <text:p>23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5.1</text:p>
          </table:table-cell>
          <table:table-cell office:value-type="float" office:value="0" calcext:value-type="float">
            <text:p>0</text:p>
          </table:table-cell>
          <table:table-cell table:formula="of:=CONCATENATE(&quot;'&quot;;[.A337];&quot;'&quot;)" office:value-type="string" office:string-value="'Carne, bovina, capa de contra-filé, sem gordura, grelhada'" calcext:value-type="string">
            <text:p>'Carne, bovina, capa de contra-filé, sem gordura, grelhada'</text:p>
          </table:table-cell>
          <table:table-cell table:formula="of:=CONCATENATE(&quot;'&quot;;[.B337];&quot;'&quot;)" office:value-type="string" office:string-value="'239'" calcext:value-type="string">
            <text:p>'239'</text:p>
          </table:table-cell>
          <table:table-cell table:formula="of:=CONCATENATE(&quot;'&quot;;[.C337];&quot;'&quot;)" office:value-type="string" office:string-value="'1002'" calcext:value-type="string">
            <text:p>'1002'</text:p>
          </table:table-cell>
          <table:table-cell table:formula="of:=CONCATENATE(&quot;'&quot;;[.D337];&quot;'&quot;)" office:value-type="string" office:string-value="'35.1'" calcext:value-type="string">
            <text:p>'35.1'</text:p>
          </table:table-cell>
          <table:table-cell table:formula="of:=CONCATENATE(&quot;'&quot;;[.E33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harque, cozido</text:p>
          </table:table-cell>
          <table:table-cell office:value-type="float" office:value="263" calcext:value-type="float">
            <text:p>26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36.4</text:p>
          </table:table-cell>
          <table:table-cell office:value-type="float" office:value="0" calcext:value-type="float">
            <text:p>0</text:p>
          </table:table-cell>
          <table:table-cell table:formula="of:=CONCATENATE(&quot;'&quot;;[.A338];&quot;'&quot;)" office:value-type="string" office:string-value="'Carne, bovina, charque, cozido'" calcext:value-type="string">
            <text:p>'Carne, bovina, charque, cozido'</text:p>
          </table:table-cell>
          <table:table-cell table:formula="of:=CONCATENATE(&quot;'&quot;;[.B338];&quot;'&quot;)" office:value-type="string" office:string-value="'263'" calcext:value-type="string">
            <text:p>'263'</text:p>
          </table:table-cell>
          <table:table-cell table:formula="of:=CONCATENATE(&quot;'&quot;;[.C338];&quot;'&quot;)" office:value-type="string" office:string-value="'1099'" calcext:value-type="string">
            <text:p>'1099'</text:p>
          </table:table-cell>
          <table:table-cell table:formula="of:=CONCATENATE(&quot;'&quot;;[.D338];&quot;'&quot;)" office:value-type="string" office:string-value="'36.4'" calcext:value-type="string">
            <text:p>'36.4'</text:p>
          </table:table-cell>
          <table:table-cell table:formula="of:=CONCATENATE(&quot;'&quot;;[.E33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harque, cru</text:p>
          </table:table-cell>
          <table:table-cell office:value-type="float" office:value="249" calcext:value-type="float">
            <text:p>249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22.7</text:p>
          </table:table-cell>
          <table:table-cell office:value-type="float" office:value="0" calcext:value-type="float">
            <text:p>0</text:p>
          </table:table-cell>
          <table:table-cell table:formula="of:=CONCATENATE(&quot;'&quot;;[.A339];&quot;'&quot;)" office:value-type="string" office:string-value="'Carne, bovina, charque, cru'" calcext:value-type="string">
            <text:p>'Carne, bovina, charque, cru'</text:p>
          </table:table-cell>
          <table:table-cell table:formula="of:=CONCATENATE(&quot;'&quot;;[.B339];&quot;'&quot;)" office:value-type="string" office:string-value="'249'" calcext:value-type="string">
            <text:p>'249'</text:p>
          </table:table-cell>
          <table:table-cell table:formula="of:=CONCATENATE(&quot;'&quot;;[.C339];&quot;'&quot;)" office:value-type="string" office:string-value="'1041'" calcext:value-type="string">
            <text:p>'1041'</text:p>
          </table:table-cell>
          <table:table-cell table:formula="of:=CONCATENATE(&quot;'&quot;;[.D339];&quot;'&quot;)" office:value-type="string" office:string-value="'22.7'" calcext:value-type="string">
            <text:p>'22.7'</text:p>
          </table:table-cell>
          <table:table-cell table:formula="of:=CONCATENATE(&quot;'&quot;;[.E33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ntra-filé, à milanesa</text:p>
          </table:table-cell>
          <table:table-cell office:value-type="float" office:value="352" calcext:value-type="float">
            <text:p>352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12.2</text:p>
          </table:table-cell>
          <table:table-cell table:formula="of:=CONCATENATE(&quot;'&quot;;[.A340];&quot;'&quot;)" office:value-type="string" office:string-value="'Carne, bovina, contra-filé, à milanesa'" calcext:value-type="string">
            <text:p>'Carne, bovina, contra-filé, à milanesa'</text:p>
          </table:table-cell>
          <table:table-cell table:formula="of:=CONCATENATE(&quot;'&quot;;[.B340];&quot;'&quot;)" office:value-type="string" office:string-value="'352'" calcext:value-type="string">
            <text:p>'352'</text:p>
          </table:table-cell>
          <table:table-cell table:formula="of:=CONCATENATE(&quot;'&quot;;[.C340];&quot;'&quot;)" office:value-type="string" office:string-value="'1471'" calcext:value-type="string">
            <text:p>'1471'</text:p>
          </table:table-cell>
          <table:table-cell table:formula="of:=CONCATENATE(&quot;'&quot;;[.D340];&quot;'&quot;)" office:value-type="string" office:string-value="'20.6'" calcext:value-type="string">
            <text:p>'20.6'</text:p>
          </table:table-cell>
          <table:table-cell table:formula="of:=CONCATENATE(&quot;'&quot;;[.E340];&quot;'&quot;)" office:value-type="string" office:string-value="'12.2'" calcext:value-type="string">
            <text:p>'12.2'</text:p>
          </table:table-cell>
        </table:table-row>
        <table:table-row table:style-name="ro1">
          <table:table-cell office:value-type="string" calcext:value-type="string">
            <text:p>Carne, bovina, contra-filé de costela, cru</text:p>
          </table:table-cell>
          <table:table-cell office:value-type="float" office:value="202" calcext:value-type="float">
            <text:p>202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9.8</text:p>
          </table:table-cell>
          <table:table-cell office:value-type="float" office:value="0" calcext:value-type="float">
            <text:p>0</text:p>
          </table:table-cell>
          <table:table-cell table:formula="of:=CONCATENATE(&quot;'&quot;;[.A341];&quot;'&quot;)" office:value-type="string" office:string-value="'Carne, bovina, contra-filé de costela, cru'" calcext:value-type="string">
            <text:p>'Carne, bovina, contra-filé de costela, cru'</text:p>
          </table:table-cell>
          <table:table-cell table:formula="of:=CONCATENATE(&quot;'&quot;;[.B341];&quot;'&quot;)" office:value-type="string" office:string-value="'202'" calcext:value-type="string">
            <text:p>'202'</text:p>
          </table:table-cell>
          <table:table-cell table:formula="of:=CONCATENATE(&quot;'&quot;;[.C341];&quot;'&quot;)" office:value-type="string" office:string-value="'847'" calcext:value-type="string">
            <text:p>'847'</text:p>
          </table:table-cell>
          <table:table-cell table:formula="of:=CONCATENATE(&quot;'&quot;;[.D341];&quot;'&quot;)" office:value-type="string" office:string-value="'19.8'" calcext:value-type="string">
            <text:p>'19.8'</text:p>
          </table:table-cell>
          <table:table-cell table:formula="of:=CONCATENATE(&quot;'&quot;;[.E34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ntra-filé de costela, grelhado</text:p>
          </table:table-cell>
          <table:table-cell office:value-type="float" office:value="275" calcext:value-type="float">
            <text:p>275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29.9</text:p>
          </table:table-cell>
          <table:table-cell office:value-type="float" office:value="0" calcext:value-type="float">
            <text:p>0</text:p>
          </table:table-cell>
          <table:table-cell table:formula="of:=CONCATENATE(&quot;'&quot;;[.A342];&quot;'&quot;)" office:value-type="string" office:string-value="'Carne, bovina, contra-filé de costela, grelhado'" calcext:value-type="string">
            <text:p>'Carne, bovina, contra-filé de costela, grelhado'</text:p>
          </table:table-cell>
          <table:table-cell table:formula="of:=CONCATENATE(&quot;'&quot;;[.B342];&quot;'&quot;)" office:value-type="string" office:string-value="'275'" calcext:value-type="string">
            <text:p>'275'</text:p>
          </table:table-cell>
          <table:table-cell table:formula="of:=CONCATENATE(&quot;'&quot;;[.C342];&quot;'&quot;)" office:value-type="string" office:string-value="'1150'" calcext:value-type="string">
            <text:p>'1150'</text:p>
          </table:table-cell>
          <table:table-cell table:formula="of:=CONCATENATE(&quot;'&quot;;[.D342];&quot;'&quot;)" office:value-type="string" office:string-value="'29.9'" calcext:value-type="string">
            <text:p>'29.9'</text:p>
          </table:table-cell>
          <table:table-cell table:formula="of:=CONCATENATE(&quot;'&quot;;[.E34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ntra-filé, com gordura, cru</text:p>
          </table:table-cell>
          <table:table-cell office:value-type="float" office:value="206" calcext:value-type="float">
            <text:p>206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21.2</text:p>
          </table:table-cell>
          <table:table-cell office:value-type="float" office:value="0" calcext:value-type="float">
            <text:p>0</text:p>
          </table:table-cell>
          <table:table-cell table:formula="of:=CONCATENATE(&quot;'&quot;;[.A343];&quot;'&quot;)" office:value-type="string" office:string-value="'Carne, bovina, contra-filé, com gordura, cru'" calcext:value-type="string">
            <text:p>'Carne, bovina, contra-filé, com gordura, cru'</text:p>
          </table:table-cell>
          <table:table-cell table:formula="of:=CONCATENATE(&quot;'&quot;;[.B343];&quot;'&quot;)" office:value-type="string" office:string-value="'206'" calcext:value-type="string">
            <text:p>'206'</text:p>
          </table:table-cell>
          <table:table-cell table:formula="of:=CONCATENATE(&quot;'&quot;;[.C343];&quot;'&quot;)" office:value-type="string" office:string-value="'861'" calcext:value-type="string">
            <text:p>'861'</text:p>
          </table:table-cell>
          <table:table-cell table:formula="of:=CONCATENATE(&quot;'&quot;;[.D343];&quot;'&quot;)" office:value-type="string" office:string-value="'21.2'" calcext:value-type="string">
            <text:p>'21.2'</text:p>
          </table:table-cell>
          <table:table-cell table:formula="of:=CONCATENATE(&quot;'&quot;;[.E34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ntra-filé, com gordura, grelhado</text:p>
          </table:table-cell>
          <table:table-cell office:value-type="float" office:value="278" calcext:value-type="float">
            <text:p>278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32.4</text:p>
          </table:table-cell>
          <table:table-cell office:value-type="float" office:value="0" calcext:value-type="float">
            <text:p>0</text:p>
          </table:table-cell>
          <table:table-cell table:formula="of:=CONCATENATE(&quot;'&quot;;[.A344];&quot;'&quot;)" office:value-type="string" office:string-value="'Carne, bovina, contra-filé, com gordura, grelhado'" calcext:value-type="string">
            <text:p>'Carne, bovina, contra-filé, com gordura, grelhado'</text:p>
          </table:table-cell>
          <table:table-cell table:formula="of:=CONCATENATE(&quot;'&quot;;[.B344];&quot;'&quot;)" office:value-type="string" office:string-value="'278'" calcext:value-type="string">
            <text:p>'278'</text:p>
          </table:table-cell>
          <table:table-cell table:formula="of:=CONCATENATE(&quot;'&quot;;[.C344];&quot;'&quot;)" office:value-type="string" office:string-value="'1163'" calcext:value-type="string">
            <text:p>'1163'</text:p>
          </table:table-cell>
          <table:table-cell table:formula="of:=CONCATENATE(&quot;'&quot;;[.D344];&quot;'&quot;)" office:value-type="string" office:string-value="'32.4'" calcext:value-type="string">
            <text:p>'32.4'</text:p>
          </table:table-cell>
          <table:table-cell table:formula="of:=CONCATENATE(&quot;'&quot;;[.E34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ntra-filé, sem gordura, cru</text:p>
          </table:table-cell>
          <table:table-cell office:value-type="float" office:value="157" calcext:value-type="float">
            <text:p>157</text:p>
          </table:table-cell>
          <table:table-cell office:value-type="float" office:value="655" calcext:value-type="float">
            <text:p>6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CONCATENATE(&quot;'&quot;;[.A345];&quot;'&quot;)" office:value-type="string" office:string-value="'Carne, bovina, contra-filé, sem gordura, cru'" calcext:value-type="string">
            <text:p>'Carne, bovina, contra-filé, sem gordura, cru'</text:p>
          </table:table-cell>
          <table:table-cell table:formula="of:=CONCATENATE(&quot;'&quot;;[.B345];&quot;'&quot;)" office:value-type="string" office:string-value="'157'" calcext:value-type="string">
            <text:p>'157'</text:p>
          </table:table-cell>
          <table:table-cell table:formula="of:=CONCATENATE(&quot;'&quot;;[.C345];&quot;'&quot;)" office:value-type="string" office:string-value="'655'" calcext:value-type="string">
            <text:p>'655'</text:p>
          </table:table-cell>
          <table:table-cell table:formula="of:=CONCATENATE(&quot;'&quot;;[.D345];&quot;'&quot;)" office:value-type="string" office:string-value="'24'" calcext:value-type="string">
            <text:p>'24'</text:p>
          </table:table-cell>
          <table:table-cell table:formula="of:=CONCATENATE(&quot;'&quot;;[.E34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ntra-filé, sem gordura, grelhado</text:p>
          </table:table-cell>
          <table:table-cell office:value-type="float" office:value="194" calcext:value-type="float">
            <text:p>19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35.9</text:p>
          </table:table-cell>
          <table:table-cell office:value-type="float" office:value="0" calcext:value-type="float">
            <text:p>0</text:p>
          </table:table-cell>
          <table:table-cell table:formula="of:=CONCATENATE(&quot;'&quot;;[.A346];&quot;'&quot;)" office:value-type="string" office:string-value="'Carne, bovina, contra-filé, sem gordura, grelhado'" calcext:value-type="string">
            <text:p>'Carne, bovina, contra-filé, sem gordura, grelhado'</text:p>
          </table:table-cell>
          <table:table-cell table:formula="of:=CONCATENATE(&quot;'&quot;;[.B346];&quot;'&quot;)" office:value-type="string" office:string-value="'194'" calcext:value-type="string">
            <text:p>'194'</text:p>
          </table:table-cell>
          <table:table-cell table:formula="of:=CONCATENATE(&quot;'&quot;;[.C346];&quot;'&quot;)" office:value-type="string" office:string-value="'810'" calcext:value-type="string">
            <text:p>'810'</text:p>
          </table:table-cell>
          <table:table-cell table:formula="of:=CONCATENATE(&quot;'&quot;;[.D346];&quot;'&quot;)" office:value-type="string" office:string-value="'35.9'" calcext:value-type="string">
            <text:p>'35.9'</text:p>
          </table:table-cell>
          <table:table-cell table:formula="of:=CONCATENATE(&quot;'&quot;;[.E34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stela, assada</text:p>
          </table:table-cell>
          <table:table-cell office:value-type="float" office:value="373" calcext:value-type="float">
            <text:p>373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28.8</text:p>
          </table:table-cell>
          <table:table-cell office:value-type="float" office:value="0" calcext:value-type="float">
            <text:p>0</text:p>
          </table:table-cell>
          <table:table-cell table:formula="of:=CONCATENATE(&quot;'&quot;;[.A347];&quot;'&quot;)" office:value-type="string" office:string-value="'Carne, bovina, costela, assada'" calcext:value-type="string">
            <text:p>'Carne, bovina, costela, assada'</text:p>
          </table:table-cell>
          <table:table-cell table:formula="of:=CONCATENATE(&quot;'&quot;;[.B347];&quot;'&quot;)" office:value-type="string" office:string-value="'373'" calcext:value-type="string">
            <text:p>'373'</text:p>
          </table:table-cell>
          <table:table-cell table:formula="of:=CONCATENATE(&quot;'&quot;;[.C347];&quot;'&quot;)" office:value-type="string" office:string-value="'1561'" calcext:value-type="string">
            <text:p>'1561'</text:p>
          </table:table-cell>
          <table:table-cell table:formula="of:=CONCATENATE(&quot;'&quot;;[.D347];&quot;'&quot;)" office:value-type="string" office:string-value="'28.8'" calcext:value-type="string">
            <text:p>'28.8'</text:p>
          </table:table-cell>
          <table:table-cell table:formula="of:=CONCATENATE(&quot;'&quot;;[.E34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stela, crua</text:p>
          </table:table-cell>
          <table:table-cell office:value-type="float" office:value="358" calcext:value-type="float">
            <text:p>358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16.7</text:p>
          </table:table-cell>
          <table:table-cell office:value-type="float" office:value="0" calcext:value-type="float">
            <text:p>0</text:p>
          </table:table-cell>
          <table:table-cell table:formula="of:=CONCATENATE(&quot;'&quot;;[.A348];&quot;'&quot;)" office:value-type="string" office:string-value="'Carne, bovina, costela, crua'" calcext:value-type="string">
            <text:p>'Carne, bovina, costela, crua'</text:p>
          </table:table-cell>
          <table:table-cell table:formula="of:=CONCATENATE(&quot;'&quot;;[.B348];&quot;'&quot;)" office:value-type="string" office:string-value="'358'" calcext:value-type="string">
            <text:p>'358'</text:p>
          </table:table-cell>
          <table:table-cell table:formula="of:=CONCATENATE(&quot;'&quot;;[.C348];&quot;'&quot;)" office:value-type="string" office:string-value="'1497'" calcext:value-type="string">
            <text:p>'1497'</text:p>
          </table:table-cell>
          <table:table-cell table:formula="of:=CONCATENATE(&quot;'&quot;;[.D348];&quot;'&quot;)" office:value-type="string" office:string-value="'16.7'" calcext:value-type="string">
            <text:p>'16.7'</text:p>
          </table:table-cell>
          <table:table-cell table:formula="of:=CONCATENATE(&quot;'&quot;;[.E34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xão duro, sem gordura, cozido</text:p>
          </table:table-cell>
          <table:table-cell office:value-type="float" office:value="217" calcext:value-type="float">
            <text:p>217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31.9</text:p>
          </table:table-cell>
          <table:table-cell office:value-type="float" office:value="0" calcext:value-type="float">
            <text:p>0</text:p>
          </table:table-cell>
          <table:table-cell table:formula="of:=CONCATENATE(&quot;'&quot;;[.A349];&quot;'&quot;)" office:value-type="string" office:string-value="'Carne, bovina, coxão duro, sem gordura, cozido'" calcext:value-type="string">
            <text:p>'Carne, bovina, coxão duro, sem gordura, cozido'</text:p>
          </table:table-cell>
          <table:table-cell table:formula="of:=CONCATENATE(&quot;'&quot;;[.B349];&quot;'&quot;)" office:value-type="string" office:string-value="'217'" calcext:value-type="string">
            <text:p>'217'</text:p>
          </table:table-cell>
          <table:table-cell table:formula="of:=CONCATENATE(&quot;'&quot;;[.C349];&quot;'&quot;)" office:value-type="string" office:string-value="'906'" calcext:value-type="string">
            <text:p>'906'</text:p>
          </table:table-cell>
          <table:table-cell table:formula="of:=CONCATENATE(&quot;'&quot;;[.D349];&quot;'&quot;)" office:value-type="string" office:string-value="'31.9'" calcext:value-type="string">
            <text:p>'31.9'</text:p>
          </table:table-cell>
          <table:table-cell table:formula="of:=CONCATENATE(&quot;'&quot;;[.E34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xão duro, sem gordura, cru</text:p>
          </table:table-cell>
          <table:table-cell office:value-type="float" office:value="148" calcext:value-type="float">
            <text:p>14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21.5</text:p>
          </table:table-cell>
          <table:table-cell office:value-type="float" office:value="0" calcext:value-type="float">
            <text:p>0</text:p>
          </table:table-cell>
          <table:table-cell table:formula="of:=CONCATENATE(&quot;'&quot;;[.A350];&quot;'&quot;)" office:value-type="string" office:string-value="'Carne, bovina, coxão duro, sem gordura, cru'" calcext:value-type="string">
            <text:p>'Carne, bovina, coxão duro, sem gordura, cru'</text:p>
          </table:table-cell>
          <table:table-cell table:formula="of:=CONCATENATE(&quot;'&quot;;[.B350];&quot;'&quot;)" office:value-type="string" office:string-value="'148'" calcext:value-type="string">
            <text:p>'148'</text:p>
          </table:table-cell>
          <table:table-cell table:formula="of:=CONCATENATE(&quot;'&quot;;[.C350];&quot;'&quot;)" office:value-type="string" office:string-value="'619'" calcext:value-type="string">
            <text:p>'619'</text:p>
          </table:table-cell>
          <table:table-cell table:formula="of:=CONCATENATE(&quot;'&quot;;[.D350];&quot;'&quot;)" office:value-type="string" office:string-value="'21.5'" calcext:value-type="string">
            <text:p>'21.5'</text:p>
          </table:table-cell>
          <table:table-cell table:formula="of:=CONCATENATE(&quot;'&quot;;[.E35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xão mole, sem gordura, cozido</text:p>
          </table:table-cell>
          <table:table-cell office:value-type="float" office:value="219" calcext:value-type="float">
            <text:p>21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32.4</text:p>
          </table:table-cell>
          <table:table-cell office:value-type="float" office:value="0" calcext:value-type="float">
            <text:p>0</text:p>
          </table:table-cell>
          <table:table-cell table:formula="of:=CONCATENATE(&quot;'&quot;;[.A351];&quot;'&quot;)" office:value-type="string" office:string-value="'Carne, bovina, coxão mole, sem gordura, cozido'" calcext:value-type="string">
            <text:p>'Carne, bovina, coxão mole, sem gordura, cozido'</text:p>
          </table:table-cell>
          <table:table-cell table:formula="of:=CONCATENATE(&quot;'&quot;;[.B351];&quot;'&quot;)" office:value-type="string" office:string-value="'219'" calcext:value-type="string">
            <text:p>'219'</text:p>
          </table:table-cell>
          <table:table-cell table:formula="of:=CONCATENATE(&quot;'&quot;;[.C351];&quot;'&quot;)" office:value-type="string" office:string-value="'915'" calcext:value-type="string">
            <text:p>'915'</text:p>
          </table:table-cell>
          <table:table-cell table:formula="of:=CONCATENATE(&quot;'&quot;;[.D351];&quot;'&quot;)" office:value-type="string" office:string-value="'32.4'" calcext:value-type="string">
            <text:p>'32.4'</text:p>
          </table:table-cell>
          <table:table-cell table:formula="of:=CONCATENATE(&quot;'&quot;;[.E35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oxão mole, sem gordura, cru</text:p>
          </table:table-cell>
          <table:table-cell office:value-type="float" office:value="169" calcext:value-type="float">
            <text:p>169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21.2</text:p>
          </table:table-cell>
          <table:table-cell office:value-type="float" office:value="0" calcext:value-type="float">
            <text:p>0</text:p>
          </table:table-cell>
          <table:table-cell table:formula="of:=CONCATENATE(&quot;'&quot;;[.A352];&quot;'&quot;)" office:value-type="string" office:string-value="'Carne, bovina, coxão mole, sem gordura, cru'" calcext:value-type="string">
            <text:p>'Carne, bovina, coxão mole, sem gordura, cru'</text:p>
          </table:table-cell>
          <table:table-cell table:formula="of:=CONCATENATE(&quot;'&quot;;[.B352];&quot;'&quot;)" office:value-type="string" office:string-value="'169'" calcext:value-type="string">
            <text:p>'169'</text:p>
          </table:table-cell>
          <table:table-cell table:formula="of:=CONCATENATE(&quot;'&quot;;[.C352];&quot;'&quot;)" office:value-type="string" office:string-value="'707'" calcext:value-type="string">
            <text:p>'707'</text:p>
          </table:table-cell>
          <table:table-cell table:formula="of:=CONCATENATE(&quot;'&quot;;[.D352];&quot;'&quot;)" office:value-type="string" office:string-value="'21.2'" calcext:value-type="string">
            <text:p>'21.2'</text:p>
          </table:table-cell>
          <table:table-cell table:formula="of:=CONCATENATE(&quot;'&quot;;[.E35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upim, assado</text:p>
          </table:table-cell>
          <table:table-cell office:value-type="float" office:value="330" calcext:value-type="float">
            <text:p>330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28.6</text:p>
          </table:table-cell>
          <table:table-cell office:value-type="float" office:value="0" calcext:value-type="float">
            <text:p>0</text:p>
          </table:table-cell>
          <table:table-cell table:formula="of:=CONCATENATE(&quot;'&quot;;[.A353];&quot;'&quot;)" office:value-type="string" office:string-value="'Carne, bovina, cupim, assado'" calcext:value-type="string">
            <text:p>'Carne, bovina, cupim, assado'</text:p>
          </table:table-cell>
          <table:table-cell table:formula="of:=CONCATENATE(&quot;'&quot;;[.B353];&quot;'&quot;)" office:value-type="string" office:string-value="'330'" calcext:value-type="string">
            <text:p>'330'</text:p>
          </table:table-cell>
          <table:table-cell table:formula="of:=CONCATENATE(&quot;'&quot;;[.C353];&quot;'&quot;)" office:value-type="string" office:string-value="'1381'" calcext:value-type="string">
            <text:p>'1381'</text:p>
          </table:table-cell>
          <table:table-cell table:formula="of:=CONCATENATE(&quot;'&quot;;[.D353];&quot;'&quot;)" office:value-type="string" office:string-value="'28.6'" calcext:value-type="string">
            <text:p>'28.6'</text:p>
          </table:table-cell>
          <table:table-cell table:formula="of:=CONCATENATE(&quot;'&quot;;[.E35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cupim, cru</text:p>
          </table:table-cell>
          <table:table-cell office:value-type="float" office:value="221" calcext:value-type="float">
            <text:p>22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19.5</text:p>
          </table:table-cell>
          <table:table-cell office:value-type="float" office:value="0" calcext:value-type="float">
            <text:p>0</text:p>
          </table:table-cell>
          <table:table-cell table:formula="of:=CONCATENATE(&quot;'&quot;;[.A354];&quot;'&quot;)" office:value-type="string" office:string-value="'Carne, bovina, cupim, cru'" calcext:value-type="string">
            <text:p>'Carne, bovina, cupim, cru'</text:p>
          </table:table-cell>
          <table:table-cell table:formula="of:=CONCATENATE(&quot;'&quot;;[.B354];&quot;'&quot;)" office:value-type="string" office:string-value="'221'" calcext:value-type="string">
            <text:p>'221'</text:p>
          </table:table-cell>
          <table:table-cell table:formula="of:=CONCATENATE(&quot;'&quot;;[.C354];&quot;'&quot;)" office:value-type="string" office:string-value="'926'" calcext:value-type="string">
            <text:p>'926'</text:p>
          </table:table-cell>
          <table:table-cell table:formula="of:=CONCATENATE(&quot;'&quot;;[.D354];&quot;'&quot;)" office:value-type="string" office:string-value="'19.5'" calcext:value-type="string">
            <text:p>'19.5'</text:p>
          </table:table-cell>
          <table:table-cell table:formula="of:=CONCATENATE(&quot;'&quot;;[.E35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fígado, cru</text:p>
          </table:table-cell>
          <table:table-cell office:value-type="float" office:value="141" calcext:value-type="float">
            <text:p>141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.1</text:p>
          </table:table-cell>
          <table:table-cell table:formula="of:=CONCATENATE(&quot;'&quot;;[.A355];&quot;'&quot;)" office:value-type="string" office:string-value="'Carne, bovina, fígado, cru'" calcext:value-type="string">
            <text:p>'Carne, bovina, fígado, cru'</text:p>
          </table:table-cell>
          <table:table-cell table:formula="of:=CONCATENATE(&quot;'&quot;;[.B355];&quot;'&quot;)" office:value-type="string" office:string-value="'141'" calcext:value-type="string">
            <text:p>'141'</text:p>
          </table:table-cell>
          <table:table-cell table:formula="of:=CONCATENATE(&quot;'&quot;;[.C355];&quot;'&quot;)" office:value-type="string" office:string-value="'590'" calcext:value-type="string">
            <text:p>'590'</text:p>
          </table:table-cell>
          <table:table-cell table:formula="of:=CONCATENATE(&quot;'&quot;;[.D355];&quot;'&quot;)" office:value-type="string" office:string-value="'20.7'" calcext:value-type="string">
            <text:p>'20.7'</text:p>
          </table:table-cell>
          <table:table-cell table:formula="of:=CONCATENATE(&quot;'&quot;;[.E355];&quot;'&quot;)" office:value-type="string" office:string-value="'1.1'" calcext:value-type="string">
            <text:p>'1.1'</text:p>
          </table:table-cell>
        </table:table-row>
        <table:table-row table:style-name="ro1">
          <table:table-cell office:value-type="string" calcext:value-type="string">
            <text:p>Carne, bovina, fígado, grelhado</text:p>
          </table:table-cell>
          <table:table-cell office:value-type="float" office:value="225" calcext:value-type="float">
            <text:p>225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4.2</text:p>
          </table:table-cell>
          <table:table-cell table:formula="of:=CONCATENATE(&quot;'&quot;;[.A356];&quot;'&quot;)" office:value-type="string" office:string-value="'Carne, bovina, fígado, grelhado'" calcext:value-type="string">
            <text:p>'Carne, bovina, fígado, grelhado'</text:p>
          </table:table-cell>
          <table:table-cell table:formula="of:=CONCATENATE(&quot;'&quot;;[.B356];&quot;'&quot;)" office:value-type="string" office:string-value="'225'" calcext:value-type="string">
            <text:p>'225'</text:p>
          </table:table-cell>
          <table:table-cell table:formula="of:=CONCATENATE(&quot;'&quot;;[.C356];&quot;'&quot;)" office:value-type="string" office:string-value="'942'" calcext:value-type="string">
            <text:p>'942'</text:p>
          </table:table-cell>
          <table:table-cell table:formula="of:=CONCATENATE(&quot;'&quot;;[.D356];&quot;'&quot;)" office:value-type="string" office:string-value="'29.9'" calcext:value-type="string">
            <text:p>'29.9'</text:p>
          </table:table-cell>
          <table:table-cell table:formula="of:=CONCATENATE(&quot;'&quot;;[.E356];&quot;'&quot;)" office:value-type="string" office:string-value="'4.2'" calcext:value-type="string">
            <text:p>'4.2'</text:p>
          </table:table-cell>
        </table:table-row>
        <table:table-row table:style-name="ro1">
          <table:table-cell office:value-type="string" calcext:value-type="string">
            <text:p>Carne, bovina, filé mingnon, sem gordura, cru</text:p>
          </table:table-cell>
          <table:table-cell office:value-type="float" office:value="143" calcext:value-type="float">
            <text:p>143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21.6</text:p>
          </table:table-cell>
          <table:table-cell office:value-type="float" office:value="0" calcext:value-type="float">
            <text:p>0</text:p>
          </table:table-cell>
          <table:table-cell table:formula="of:=CONCATENATE(&quot;'&quot;;[.A357];&quot;'&quot;)" office:value-type="string" office:string-value="'Carne, bovina, filé mingnon, sem gordura, cru'" calcext:value-type="string">
            <text:p>'Carne, bovina, filé mingnon, sem gordura, cru'</text:p>
          </table:table-cell>
          <table:table-cell table:formula="of:=CONCATENATE(&quot;'&quot;;[.B357];&quot;'&quot;)" office:value-type="string" office:string-value="'143'" calcext:value-type="string">
            <text:p>'143'</text:p>
          </table:table-cell>
          <table:table-cell table:formula="of:=CONCATENATE(&quot;'&quot;;[.C357];&quot;'&quot;)" office:value-type="string" office:string-value="'598'" calcext:value-type="string">
            <text:p>'598'</text:p>
          </table:table-cell>
          <table:table-cell table:formula="of:=CONCATENATE(&quot;'&quot;;[.D357];&quot;'&quot;)" office:value-type="string" office:string-value="'21.6'" calcext:value-type="string">
            <text:p>'21.6'</text:p>
          </table:table-cell>
          <table:table-cell table:formula="of:=CONCATENATE(&quot;'&quot;;[.E35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filé mingnon, sem gordura, grelhado</text:p>
          </table:table-cell>
          <table:table-cell office:value-type="float" office:value="220" calcext:value-type="float">
            <text:p>22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32.8</text:p>
          </table:table-cell>
          <table:table-cell office:value-type="float" office:value="0" calcext:value-type="float">
            <text:p>0</text:p>
          </table:table-cell>
          <table:table-cell table:formula="of:=CONCATENATE(&quot;'&quot;;[.A358];&quot;'&quot;)" office:value-type="string" office:string-value="'Carne, bovina, filé mingnon, sem gordura, grelhado'" calcext:value-type="string">
            <text:p>'Carne, bovina, filé mingnon, sem gordura, grelhado'</text:p>
          </table:table-cell>
          <table:table-cell table:formula="of:=CONCATENATE(&quot;'&quot;;[.B358];&quot;'&quot;)" office:value-type="string" office:string-value="'220'" calcext:value-type="string">
            <text:p>'220'</text:p>
          </table:table-cell>
          <table:table-cell table:formula="of:=CONCATENATE(&quot;'&quot;;[.C358];&quot;'&quot;)" office:value-type="string" office:string-value="'919'" calcext:value-type="string">
            <text:p>'919'</text:p>
          </table:table-cell>
          <table:table-cell table:formula="of:=CONCATENATE(&quot;'&quot;;[.D358];&quot;'&quot;)" office:value-type="string" office:string-value="'32.8'" calcext:value-type="string">
            <text:p>'32.8'</text:p>
          </table:table-cell>
          <table:table-cell table:formula="of:=CONCATENATE(&quot;'&quot;;[.E35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flanco, sem gordura, cozido</text:p>
          </table:table-cell>
          <table:table-cell office:value-type="float" office:value="196" calcext:value-type="float">
            <text:p>196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29.4</text:p>
          </table:table-cell>
          <table:table-cell office:value-type="float" office:value="0" calcext:value-type="float">
            <text:p>0</text:p>
          </table:table-cell>
          <table:table-cell table:formula="of:=CONCATENATE(&quot;'&quot;;[.A359];&quot;'&quot;)" office:value-type="string" office:string-value="'Carne, bovina, flanco, sem gordura, cozido'" calcext:value-type="string">
            <text:p>'Carne, bovina, flanco, sem gordura, cozido'</text:p>
          </table:table-cell>
          <table:table-cell table:formula="of:=CONCATENATE(&quot;'&quot;;[.B359];&quot;'&quot;)" office:value-type="string" office:string-value="'196'" calcext:value-type="string">
            <text:p>'196'</text:p>
          </table:table-cell>
          <table:table-cell table:formula="of:=CONCATENATE(&quot;'&quot;;[.C359];&quot;'&quot;)" office:value-type="string" office:string-value="'818'" calcext:value-type="string">
            <text:p>'818'</text:p>
          </table:table-cell>
          <table:table-cell table:formula="of:=CONCATENATE(&quot;'&quot;;[.D359];&quot;'&quot;)" office:value-type="string" office:string-value="'29.4'" calcext:value-type="string">
            <text:p>'29.4'</text:p>
          </table:table-cell>
          <table:table-cell table:formula="of:=CONCATENATE(&quot;'&quot;;[.E35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flanco, sem gordura, cru</text:p>
          </table:table-cell>
          <table:table-cell office:value-type="float" office:value="141" calcext:value-type="float">
            <text:p>141</text:p>
          </table:table-cell>
          <table:table-cell office:value-type="float" office:value="592" calcext:value-type="float">
            <text:p>5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CONCATENATE(&quot;'&quot;;[.A360];&quot;'&quot;)" office:value-type="string" office:string-value="'Carne, bovina, flanco, sem gordura, cru'" calcext:value-type="string">
            <text:p>'Carne, bovina, flanco, sem gordura, cru'</text:p>
          </table:table-cell>
          <table:table-cell table:formula="of:=CONCATENATE(&quot;'&quot;;[.B360];&quot;'&quot;)" office:value-type="string" office:string-value="'141'" calcext:value-type="string">
            <text:p>'141'</text:p>
          </table:table-cell>
          <table:table-cell table:formula="of:=CONCATENATE(&quot;'&quot;;[.C360];&quot;'&quot;)" office:value-type="string" office:string-value="'592'" calcext:value-type="string">
            <text:p>'592'</text:p>
          </table:table-cell>
          <table:table-cell table:formula="of:=CONCATENATE(&quot;'&quot;;[.D360];&quot;'&quot;)" office:value-type="string" office:string-value="'20'" calcext:value-type="string">
            <text:p>'20'</text:p>
          </table:table-cell>
          <table:table-cell table:formula="of:=CONCATENATE(&quot;'&quot;;[.E36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fraldinha, com gordura, cozida</text:p>
          </table:table-cell>
          <table:table-cell office:value-type="float" office:value="338" calcext:value-type="float">
            <text:p>338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24.2</text:p>
          </table:table-cell>
          <table:table-cell office:value-type="float" office:value="0" calcext:value-type="float">
            <text:p>0</text:p>
          </table:table-cell>
          <table:table-cell table:formula="of:=CONCATENATE(&quot;'&quot;;[.A361];&quot;'&quot;)" office:value-type="string" office:string-value="'Carne, bovina, fraldinha, com gordura, cozida'" calcext:value-type="string">
            <text:p>'Carne, bovina, fraldinha, com gordura, cozida'</text:p>
          </table:table-cell>
          <table:table-cell table:formula="of:=CONCATENATE(&quot;'&quot;;[.B361];&quot;'&quot;)" office:value-type="string" office:string-value="'338'" calcext:value-type="string">
            <text:p>'338'</text:p>
          </table:table-cell>
          <table:table-cell table:formula="of:=CONCATENATE(&quot;'&quot;;[.C361];&quot;'&quot;)" office:value-type="string" office:string-value="'1416'" calcext:value-type="string">
            <text:p>'1416'</text:p>
          </table:table-cell>
          <table:table-cell table:formula="of:=CONCATENATE(&quot;'&quot;;[.D361];&quot;'&quot;)" office:value-type="string" office:string-value="'24.2'" calcext:value-type="string">
            <text:p>'24.2'</text:p>
          </table:table-cell>
          <table:table-cell table:formula="of:=CONCATENATE(&quot;'&quot;;[.E36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fraldinha, com gordura, crua</text:p>
          </table:table-cell>
          <table:table-cell office:value-type="float" office:value="221" calcext:value-type="float">
            <text:p>221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17.6</text:p>
          </table:table-cell>
          <table:table-cell office:value-type="float" office:value="0" calcext:value-type="float">
            <text:p>0</text:p>
          </table:table-cell>
          <table:table-cell table:formula="of:=CONCATENATE(&quot;'&quot;;[.A362];&quot;'&quot;)" office:value-type="string" office:string-value="'Carne, bovina, fraldinha, com gordura, crua'" calcext:value-type="string">
            <text:p>'Carne, bovina, fraldinha, com gordura, crua'</text:p>
          </table:table-cell>
          <table:table-cell table:formula="of:=CONCATENATE(&quot;'&quot;;[.B362];&quot;'&quot;)" office:value-type="string" office:string-value="'221'" calcext:value-type="string">
            <text:p>'221'</text:p>
          </table:table-cell>
          <table:table-cell table:formula="of:=CONCATENATE(&quot;'&quot;;[.C362];&quot;'&quot;)" office:value-type="string" office:string-value="'924'" calcext:value-type="string">
            <text:p>'924'</text:p>
          </table:table-cell>
          <table:table-cell table:formula="of:=CONCATENATE(&quot;'&quot;;[.D362];&quot;'&quot;)" office:value-type="string" office:string-value="'17.6'" calcext:value-type="string">
            <text:p>'17.6'</text:p>
          </table:table-cell>
          <table:table-cell table:formula="of:=CONCATENATE(&quot;'&quot;;[.E36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lagarto, cozido</text:p>
          </table:table-cell>
          <table:table-cell office:value-type="float" office:value="222" calcext:value-type="float">
            <text:p>222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32.9</text:p>
          </table:table-cell>
          <table:table-cell office:value-type="float" office:value="0" calcext:value-type="float">
            <text:p>0</text:p>
          </table:table-cell>
          <table:table-cell table:formula="of:=CONCATENATE(&quot;'&quot;;[.A363];&quot;'&quot;)" office:value-type="string" office:string-value="'Carne, bovina, lagarto, cozido'" calcext:value-type="string">
            <text:p>'Carne, bovina, lagarto, cozido'</text:p>
          </table:table-cell>
          <table:table-cell table:formula="of:=CONCATENATE(&quot;'&quot;;[.B363];&quot;'&quot;)" office:value-type="string" office:string-value="'222'" calcext:value-type="string">
            <text:p>'222'</text:p>
          </table:table-cell>
          <table:table-cell table:formula="of:=CONCATENATE(&quot;'&quot;;[.C363];&quot;'&quot;)" office:value-type="string" office:string-value="'931'" calcext:value-type="string">
            <text:p>'931'</text:p>
          </table:table-cell>
          <table:table-cell table:formula="of:=CONCATENATE(&quot;'&quot;;[.D363];&quot;'&quot;)" office:value-type="string" office:string-value="'32.9'" calcext:value-type="string">
            <text:p>'32.9'</text:p>
          </table:table-cell>
          <table:table-cell table:formula="of:=CONCATENATE(&quot;'&quot;;[.E36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lagarto, cru</text:p>
          </table:table-cell>
          <table:table-cell office:value-type="float" office:value="135" calcext:value-type="float">
            <text:p>13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20.5</text:p>
          </table:table-cell>
          <table:table-cell office:value-type="float" office:value="0" calcext:value-type="float">
            <text:p>0</text:p>
          </table:table-cell>
          <table:table-cell table:formula="of:=CONCATENATE(&quot;'&quot;;[.A364];&quot;'&quot;)" office:value-type="string" office:string-value="'Carne, bovina, lagarto, cru'" calcext:value-type="string">
            <text:p>'Carne, bovina, lagarto, cru'</text:p>
          </table:table-cell>
          <table:table-cell table:formula="of:=CONCATENATE(&quot;'&quot;;[.B364];&quot;'&quot;)" office:value-type="string" office:string-value="'135'" calcext:value-type="string">
            <text:p>'135'</text:p>
          </table:table-cell>
          <table:table-cell table:formula="of:=CONCATENATE(&quot;'&quot;;[.C364];&quot;'&quot;)" office:value-type="string" office:string-value="'564'" calcext:value-type="string">
            <text:p>'564'</text:p>
          </table:table-cell>
          <table:table-cell table:formula="of:=CONCATENATE(&quot;'&quot;;[.D364];&quot;'&quot;)" office:value-type="string" office:string-value="'20.5'" calcext:value-type="string">
            <text:p>'20.5'</text:p>
          </table:table-cell>
          <table:table-cell table:formula="of:=CONCATENATE(&quot;'&quot;;[.E36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língua, cozida</text:p>
          </table:table-cell>
          <table:table-cell office:value-type="float" office:value="315" calcext:value-type="float">
            <text:p>315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21.4</text:p>
          </table:table-cell>
          <table:table-cell office:value-type="float" office:value="0" calcext:value-type="float">
            <text:p>0</text:p>
          </table:table-cell>
          <table:table-cell table:formula="of:=CONCATENATE(&quot;'&quot;;[.A365];&quot;'&quot;)" office:value-type="string" office:string-value="'Carne, bovina, língua, cozida'" calcext:value-type="string">
            <text:p>'Carne, bovina, língua, cozida'</text:p>
          </table:table-cell>
          <table:table-cell table:formula="of:=CONCATENATE(&quot;'&quot;;[.B365];&quot;'&quot;)" office:value-type="string" office:string-value="'315'" calcext:value-type="string">
            <text:p>'315'</text:p>
          </table:table-cell>
          <table:table-cell table:formula="of:=CONCATENATE(&quot;'&quot;;[.C365];&quot;'&quot;)" office:value-type="string" office:string-value="'1318'" calcext:value-type="string">
            <text:p>'1318'</text:p>
          </table:table-cell>
          <table:table-cell table:formula="of:=CONCATENATE(&quot;'&quot;;[.D365];&quot;'&quot;)" office:value-type="string" office:string-value="'21.4'" calcext:value-type="string">
            <text:p>'21.4'</text:p>
          </table:table-cell>
          <table:table-cell table:formula="of:=CONCATENATE(&quot;'&quot;;[.E36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língua, crua</text:p>
          </table:table-cell>
          <table:table-cell office:value-type="float" office:value="215" calcext:value-type="float">
            <text:p>215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17.1</text:p>
          </table:table-cell>
          <table:table-cell office:value-type="float" office:value="0" calcext:value-type="float">
            <text:p>0</text:p>
          </table:table-cell>
          <table:table-cell table:formula="of:=CONCATENATE(&quot;'&quot;;[.A366];&quot;'&quot;)" office:value-type="string" office:string-value="'Carne, bovina, língua, crua'" calcext:value-type="string">
            <text:p>'Carne, bovina, língua, crua'</text:p>
          </table:table-cell>
          <table:table-cell table:formula="of:=CONCATENATE(&quot;'&quot;;[.B366];&quot;'&quot;)" office:value-type="string" office:string-value="'215'" calcext:value-type="string">
            <text:p>'215'</text:p>
          </table:table-cell>
          <table:table-cell table:formula="of:=CONCATENATE(&quot;'&quot;;[.C366];&quot;'&quot;)" office:value-type="string" office:string-value="'901'" calcext:value-type="string">
            <text:p>'901'</text:p>
          </table:table-cell>
          <table:table-cell table:formula="of:=CONCATENATE(&quot;'&quot;;[.D366];&quot;'&quot;)" office:value-type="string" office:string-value="'17.1'" calcext:value-type="string">
            <text:p>'17.1'</text:p>
          </table:table-cell>
          <table:table-cell table:formula="of:=CONCATENATE(&quot;'&quot;;[.E36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maminha, crua</text:p>
          </table:table-cell>
          <table:table-cell office:value-type="float" office:value="153" calcext:value-type="float">
            <text:p>15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20.9</text:p>
          </table:table-cell>
          <table:table-cell office:value-type="float" office:value="0" calcext:value-type="float">
            <text:p>0</text:p>
          </table:table-cell>
          <table:table-cell table:formula="of:=CONCATENATE(&quot;'&quot;;[.A367];&quot;'&quot;)" office:value-type="string" office:string-value="'Carne, bovina, maminha, crua'" calcext:value-type="string">
            <text:p>'Carne, bovina, maminha, crua'</text:p>
          </table:table-cell>
          <table:table-cell table:formula="of:=CONCATENATE(&quot;'&quot;;[.B367];&quot;'&quot;)" office:value-type="string" office:string-value="'153'" calcext:value-type="string">
            <text:p>'153'</text:p>
          </table:table-cell>
          <table:table-cell table:formula="of:=CONCATENATE(&quot;'&quot;;[.C367];&quot;'&quot;)" office:value-type="string" office:string-value="'639'" calcext:value-type="string">
            <text:p>'639'</text:p>
          </table:table-cell>
          <table:table-cell table:formula="of:=CONCATENATE(&quot;'&quot;;[.D367];&quot;'&quot;)" office:value-type="string" office:string-value="'20.9'" calcext:value-type="string">
            <text:p>'20.9'</text:p>
          </table:table-cell>
          <table:table-cell table:formula="of:=CONCATENATE(&quot;'&quot;;[.E36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maminha, grelhada</text:p>
          </table:table-cell>
          <table:table-cell office:value-type="float" office:value="153" calcext:value-type="float">
            <text:p>15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30.7</text:p>
          </table:table-cell>
          <table:table-cell office:value-type="float" office:value="0" calcext:value-type="float">
            <text:p>0</text:p>
          </table:table-cell>
          <table:table-cell table:formula="of:=CONCATENATE(&quot;'&quot;;[.A368];&quot;'&quot;)" office:value-type="string" office:string-value="'Carne, bovina, maminha, grelhada'" calcext:value-type="string">
            <text:p>'Carne, bovina, maminha, grelhada'</text:p>
          </table:table-cell>
          <table:table-cell table:formula="of:=CONCATENATE(&quot;'&quot;;[.B368];&quot;'&quot;)" office:value-type="string" office:string-value="'153'" calcext:value-type="string">
            <text:p>'153'</text:p>
          </table:table-cell>
          <table:table-cell table:formula="of:=CONCATENATE(&quot;'&quot;;[.C368];&quot;'&quot;)" office:value-type="string" office:string-value="'641'" calcext:value-type="string">
            <text:p>'641'</text:p>
          </table:table-cell>
          <table:table-cell table:formula="of:=CONCATENATE(&quot;'&quot;;[.D368];&quot;'&quot;)" office:value-type="string" office:string-value="'30.7'" calcext:value-type="string">
            <text:p>'30.7'</text:p>
          </table:table-cell>
          <table:table-cell table:formula="of:=CONCATENATE(&quot;'&quot;;[.E36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miolo de alcatra, sem gordura, cru</text:p>
          </table:table-cell>
          <table:table-cell office:value-type="float" office:value="163" calcext:value-type="float">
            <text:p>163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21.6</text:p>
          </table:table-cell>
          <table:table-cell office:value-type="float" office:value="0" calcext:value-type="float">
            <text:p>0</text:p>
          </table:table-cell>
          <table:table-cell table:formula="of:=CONCATENATE(&quot;'&quot;;[.A369];&quot;'&quot;)" office:value-type="string" office:string-value="'Carne, bovina, miolo de alcatra, sem gordura, cru'" calcext:value-type="string">
            <text:p>'Carne, bovina, miolo de alcatra, sem gordura, cru'</text:p>
          </table:table-cell>
          <table:table-cell table:formula="of:=CONCATENATE(&quot;'&quot;;[.B369];&quot;'&quot;)" office:value-type="string" office:string-value="'163'" calcext:value-type="string">
            <text:p>'163'</text:p>
          </table:table-cell>
          <table:table-cell table:formula="of:=CONCATENATE(&quot;'&quot;;[.C369];&quot;'&quot;)" office:value-type="string" office:string-value="'681'" calcext:value-type="string">
            <text:p>'681'</text:p>
          </table:table-cell>
          <table:table-cell table:formula="of:=CONCATENATE(&quot;'&quot;;[.D369];&quot;'&quot;)" office:value-type="string" office:string-value="'21.6'" calcext:value-type="string">
            <text:p>'21.6'</text:p>
          </table:table-cell>
          <table:table-cell table:formula="of:=CONCATENATE(&quot;'&quot;;[.E36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miolo de alcatra, sem gordura, grelhado</text:p>
          </table:table-cell>
          <table:table-cell office:value-type="float" office:value="241" calcext:value-type="float">
            <text:p>24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1.9</text:p>
          </table:table-cell>
          <table:table-cell office:value-type="float" office:value="0" calcext:value-type="float">
            <text:p>0</text:p>
          </table:table-cell>
          <table:table-cell table:formula="of:=CONCATENATE(&quot;'&quot;;[.A370];&quot;'&quot;)" office:value-type="string" office:string-value="'Carne, bovina, miolo de alcatra, sem gordura, grelhado'" calcext:value-type="string">
            <text:p>'Carne, bovina, miolo de alcatra, sem gordura, grelhado'</text:p>
          </table:table-cell>
          <table:table-cell table:formula="of:=CONCATENATE(&quot;'&quot;;[.B370];&quot;'&quot;)" office:value-type="string" office:string-value="'241'" calcext:value-type="string">
            <text:p>'241'</text:p>
          </table:table-cell>
          <table:table-cell table:formula="of:=CONCATENATE(&quot;'&quot;;[.C370];&quot;'&quot;)" office:value-type="string" office:string-value="'1010'" calcext:value-type="string">
            <text:p>'1010'</text:p>
          </table:table-cell>
          <table:table-cell table:formula="of:=CONCATENATE(&quot;'&quot;;[.D370];&quot;'&quot;)" office:value-type="string" office:string-value="'31.9'" calcext:value-type="string">
            <text:p>'31.9'</text:p>
          </table:table-cell>
          <table:table-cell table:formula="of:=CONCATENATE(&quot;'&quot;;[.E37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músculo, sem gordura, cozido</text:p>
          </table:table-cell>
          <table:table-cell office:value-type="float" office:value="194" calcext:value-type="float">
            <text:p>194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31.2</text:p>
          </table:table-cell>
          <table:table-cell office:value-type="float" office:value="0" calcext:value-type="float">
            <text:p>0</text:p>
          </table:table-cell>
          <table:table-cell table:formula="of:=CONCATENATE(&quot;'&quot;;[.A371];&quot;'&quot;)" office:value-type="string" office:string-value="'Carne, bovina, músculo, sem gordura, cozido'" calcext:value-type="string">
            <text:p>'Carne, bovina, músculo, sem gordura, cozido'</text:p>
          </table:table-cell>
          <table:table-cell table:formula="of:=CONCATENATE(&quot;'&quot;;[.B371];&quot;'&quot;)" office:value-type="string" office:string-value="'194'" calcext:value-type="string">
            <text:p>'194'</text:p>
          </table:table-cell>
          <table:table-cell table:formula="of:=CONCATENATE(&quot;'&quot;;[.C371];&quot;'&quot;)" office:value-type="string" office:string-value="'811'" calcext:value-type="string">
            <text:p>'811'</text:p>
          </table:table-cell>
          <table:table-cell table:formula="of:=CONCATENATE(&quot;'&quot;;[.D371];&quot;'&quot;)" office:value-type="string" office:string-value="'31.2'" calcext:value-type="string">
            <text:p>'31.2'</text:p>
          </table:table-cell>
          <table:table-cell table:formula="of:=CONCATENATE(&quot;'&quot;;[.E37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músculo, sem gordura, cru</text:p>
          </table:table-cell>
          <table:table-cell office:value-type="float" office:value="142" calcext:value-type="float">
            <text:p>142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21.6</text:p>
          </table:table-cell>
          <table:table-cell office:value-type="float" office:value="0" calcext:value-type="float">
            <text:p>0</text:p>
          </table:table-cell>
          <table:table-cell table:formula="of:=CONCATENATE(&quot;'&quot;;[.A372];&quot;'&quot;)" office:value-type="string" office:string-value="'Carne, bovina, músculo, sem gordura, cru'" calcext:value-type="string">
            <text:p>'Carne, bovina, músculo, sem gordura, cru'</text:p>
          </table:table-cell>
          <table:table-cell table:formula="of:=CONCATENATE(&quot;'&quot;;[.B372];&quot;'&quot;)" office:value-type="string" office:string-value="'142'" calcext:value-type="string">
            <text:p>'142'</text:p>
          </table:table-cell>
          <table:table-cell table:formula="of:=CONCATENATE(&quot;'&quot;;[.C372];&quot;'&quot;)" office:value-type="string" office:string-value="'592'" calcext:value-type="string">
            <text:p>'592'</text:p>
          </table:table-cell>
          <table:table-cell table:formula="of:=CONCATENATE(&quot;'&quot;;[.D372];&quot;'&quot;)" office:value-type="string" office:string-value="'21.6'" calcext:value-type="string">
            <text:p>'21.6'</text:p>
          </table:table-cell>
          <table:table-cell table:formula="of:=CONCATENATE(&quot;'&quot;;[.E37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aleta, com gordura, crua</text:p>
          </table:table-cell>
          <table:table-cell office:value-type="float" office:value="159" calcext:value-type="float">
            <text:p>159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21.4</text:p>
          </table:table-cell>
          <table:table-cell office:value-type="float" office:value="0" calcext:value-type="float">
            <text:p>0</text:p>
          </table:table-cell>
          <table:table-cell table:formula="of:=CONCATENATE(&quot;'&quot;;[.A373];&quot;'&quot;)" office:value-type="string" office:string-value="'Carne, bovina, paleta, com gordura, crua'" calcext:value-type="string">
            <text:p>'Carne, bovina, paleta, com gordura, crua'</text:p>
          </table:table-cell>
          <table:table-cell table:formula="of:=CONCATENATE(&quot;'&quot;;[.B373];&quot;'&quot;)" office:value-type="string" office:string-value="'159'" calcext:value-type="string">
            <text:p>'159'</text:p>
          </table:table-cell>
          <table:table-cell table:formula="of:=CONCATENATE(&quot;'&quot;;[.C373];&quot;'&quot;)" office:value-type="string" office:string-value="'664'" calcext:value-type="string">
            <text:p>'664'</text:p>
          </table:table-cell>
          <table:table-cell table:formula="of:=CONCATENATE(&quot;'&quot;;[.D373];&quot;'&quot;)" office:value-type="string" office:string-value="'21.4'" calcext:value-type="string">
            <text:p>'21.4'</text:p>
          </table:table-cell>
          <table:table-cell table:formula="of:=CONCATENATE(&quot;'&quot;;[.E37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aleta, sem gordura, cozida</text:p>
          </table:table-cell>
          <table:table-cell office:value-type="float" office:value="194" calcext:value-type="float">
            <text:p>19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29.7</text:p>
          </table:table-cell>
          <table:table-cell office:value-type="float" office:value="0" calcext:value-type="float">
            <text:p>0</text:p>
          </table:table-cell>
          <table:table-cell table:formula="of:=CONCATENATE(&quot;'&quot;;[.A374];&quot;'&quot;)" office:value-type="string" office:string-value="'Carne, bovina, paleta, sem gordura, cozida'" calcext:value-type="string">
            <text:p>'Carne, bovina, paleta, sem gordura, cozida'</text:p>
          </table:table-cell>
          <table:table-cell table:formula="of:=CONCATENATE(&quot;'&quot;;[.B374];&quot;'&quot;)" office:value-type="string" office:string-value="'194'" calcext:value-type="string">
            <text:p>'194'</text:p>
          </table:table-cell>
          <table:table-cell table:formula="of:=CONCATENATE(&quot;'&quot;;[.C374];&quot;'&quot;)" office:value-type="string" office:string-value="'810'" calcext:value-type="string">
            <text:p>'810'</text:p>
          </table:table-cell>
          <table:table-cell table:formula="of:=CONCATENATE(&quot;'&quot;;[.D374];&quot;'&quot;)" office:value-type="string" office:string-value="'29.7'" calcext:value-type="string">
            <text:p>'29.7'</text:p>
          </table:table-cell>
          <table:table-cell table:formula="of:=CONCATENATE(&quot;'&quot;;[.E37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aleta, sem gordura, crua</text:p>
          </table:table-cell>
          <table:table-cell office:value-type="float" office:value="141" calcext:value-type="float">
            <text:p>141</text:p>
          </table:table-cell>
          <table:table-cell office:value-type="float" office:value="590" calcext:value-type="float">
            <text:p>5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CONCATENATE(&quot;'&quot;;[.A375];&quot;'&quot;)" office:value-type="string" office:string-value="'Carne, bovina, paleta, sem gordura, crua'" calcext:value-type="string">
            <text:p>'Carne, bovina, paleta, sem gordura, crua'</text:p>
          </table:table-cell>
          <table:table-cell table:formula="of:=CONCATENATE(&quot;'&quot;;[.B375];&quot;'&quot;)" office:value-type="string" office:string-value="'141'" calcext:value-type="string">
            <text:p>'141'</text:p>
          </table:table-cell>
          <table:table-cell table:formula="of:=CONCATENATE(&quot;'&quot;;[.C375];&quot;'&quot;)" office:value-type="string" office:string-value="'590'" calcext:value-type="string">
            <text:p>'590'</text:p>
          </table:table-cell>
          <table:table-cell table:formula="of:=CONCATENATE(&quot;'&quot;;[.D375];&quot;'&quot;)" office:value-type="string" office:string-value="'21'" calcext:value-type="string">
            <text:p>'21'</text:p>
          </table:table-cell>
          <table:table-cell table:formula="of:=CONCATENATE(&quot;'&quot;;[.E37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atinho, sem gordura, cru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21.7</text:p>
          </table:table-cell>
          <table:table-cell office:value-type="float" office:value="0" calcext:value-type="float">
            <text:p>0</text:p>
          </table:table-cell>
          <table:table-cell table:formula="of:=CONCATENATE(&quot;'&quot;;[.A376];&quot;'&quot;)" office:value-type="string" office:string-value="'Carne, bovina, patinho, sem gordura, cru'" calcext:value-type="string">
            <text:p>'Carne, bovina, patinho, sem gordura, cru'</text:p>
          </table:table-cell>
          <table:table-cell table:formula="of:=CONCATENATE(&quot;'&quot;;[.B376];&quot;'&quot;)" office:value-type="string" office:string-value="'133'" calcext:value-type="string">
            <text:p>'133'</text:p>
          </table:table-cell>
          <table:table-cell table:formula="of:=CONCATENATE(&quot;'&quot;;[.C376];&quot;'&quot;)" office:value-type="string" office:string-value="'558'" calcext:value-type="string">
            <text:p>'558'</text:p>
          </table:table-cell>
          <table:table-cell table:formula="of:=CONCATENATE(&quot;'&quot;;[.D376];&quot;'&quot;)" office:value-type="string" office:string-value="'21.7'" calcext:value-type="string">
            <text:p>'21.7'</text:p>
          </table:table-cell>
          <table:table-cell table:formula="of:=CONCATENATE(&quot;'&quot;;[.E37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atinho, sem gordura, grelhado</text:p>
          </table:table-cell>
          <table:table-cell office:value-type="float" office:value="219" calcext:value-type="float">
            <text:p>219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35.9</text:p>
          </table:table-cell>
          <table:table-cell office:value-type="float" office:value="0" calcext:value-type="float">
            <text:p>0</text:p>
          </table:table-cell>
          <table:table-cell table:formula="of:=CONCATENATE(&quot;'&quot;;[.A377];&quot;'&quot;)" office:value-type="string" office:string-value="'Carne, bovina, patinho, sem gordura, grelhado'" calcext:value-type="string">
            <text:p>'Carne, bovina, patinho, sem gordura, grelhado'</text:p>
          </table:table-cell>
          <table:table-cell table:formula="of:=CONCATENATE(&quot;'&quot;;[.B377];&quot;'&quot;)" office:value-type="string" office:string-value="'219'" calcext:value-type="string">
            <text:p>'219'</text:p>
          </table:table-cell>
          <table:table-cell table:formula="of:=CONCATENATE(&quot;'&quot;;[.C377];&quot;'&quot;)" office:value-type="string" office:string-value="'917'" calcext:value-type="string">
            <text:p>'917'</text:p>
          </table:table-cell>
          <table:table-cell table:formula="of:=CONCATENATE(&quot;'&quot;;[.D377];&quot;'&quot;)" office:value-type="string" office:string-value="'35.9'" calcext:value-type="string">
            <text:p>'35.9'</text:p>
          </table:table-cell>
          <table:table-cell table:formula="of:=CONCATENATE(&quot;'&quot;;[.E37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eito, sem gordura, cozido</text:p>
          </table:table-cell>
          <table:table-cell office:value-type="float" office:value="338" calcext:value-type="float">
            <text:p>338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22.2</text:p>
          </table:table-cell>
          <table:table-cell office:value-type="float" office:value="0" calcext:value-type="float">
            <text:p>0</text:p>
          </table:table-cell>
          <table:table-cell table:formula="of:=CONCATENATE(&quot;'&quot;;[.A378];&quot;'&quot;)" office:value-type="string" office:string-value="'Carne, bovina, peito, sem gordura, cozido'" calcext:value-type="string">
            <text:p>'Carne, bovina, peito, sem gordura, cozido'</text:p>
          </table:table-cell>
          <table:table-cell table:formula="of:=CONCATENATE(&quot;'&quot;;[.B378];&quot;'&quot;)" office:value-type="string" office:string-value="'338'" calcext:value-type="string">
            <text:p>'338'</text:p>
          </table:table-cell>
          <table:table-cell table:formula="of:=CONCATENATE(&quot;'&quot;;[.C378];&quot;'&quot;)" office:value-type="string" office:string-value="'1416'" calcext:value-type="string">
            <text:p>'1416'</text:p>
          </table:table-cell>
          <table:table-cell table:formula="of:=CONCATENATE(&quot;'&quot;;[.D378];&quot;'&quot;)" office:value-type="string" office:string-value="'22.2'" calcext:value-type="string">
            <text:p>'22.2'</text:p>
          </table:table-cell>
          <table:table-cell table:formula="of:=CONCATENATE(&quot;'&quot;;[.E37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eito, sem gordura, cru</text:p>
          </table:table-cell>
          <table:table-cell office:value-type="float" office:value="259" calcext:value-type="float">
            <text:p>259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17.6</text:p>
          </table:table-cell>
          <table:table-cell office:value-type="float" office:value="0" calcext:value-type="float">
            <text:p>0</text:p>
          </table:table-cell>
          <table:table-cell table:formula="of:=CONCATENATE(&quot;'&quot;;[.A379];&quot;'&quot;)" office:value-type="string" office:string-value="'Carne, bovina, peito, sem gordura, cru'" calcext:value-type="string">
            <text:p>'Carne, bovina, peito, sem gordura, cru'</text:p>
          </table:table-cell>
          <table:table-cell table:formula="of:=CONCATENATE(&quot;'&quot;;[.B379];&quot;'&quot;)" office:value-type="string" office:string-value="'259'" calcext:value-type="string">
            <text:p>'259'</text:p>
          </table:table-cell>
          <table:table-cell table:formula="of:=CONCATENATE(&quot;'&quot;;[.C379];&quot;'&quot;)" office:value-type="string" office:string-value="'1085'" calcext:value-type="string">
            <text:p>'1085'</text:p>
          </table:table-cell>
          <table:table-cell table:formula="of:=CONCATENATE(&quot;'&quot;;[.D379];&quot;'&quot;)" office:value-type="string" office:string-value="'17.6'" calcext:value-type="string">
            <text:p>'17.6'</text:p>
          </table:table-cell>
          <table:table-cell table:formula="of:=CONCATENATE(&quot;'&quot;;[.E37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icanha, com gordura, crua</text:p>
          </table:table-cell>
          <table:table-cell office:value-type="float" office:value="213" calcext:value-type="float">
            <text:p>213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18.8</text:p>
          </table:table-cell>
          <table:table-cell office:value-type="float" office:value="0" calcext:value-type="float">
            <text:p>0</text:p>
          </table:table-cell>
          <table:table-cell table:formula="of:=CONCATENATE(&quot;'&quot;;[.A380];&quot;'&quot;)" office:value-type="string" office:string-value="'Carne, bovina, picanha, com gordura, crua'" calcext:value-type="string">
            <text:p>'Carne, bovina, picanha, com gordura, crua'</text:p>
          </table:table-cell>
          <table:table-cell table:formula="of:=CONCATENATE(&quot;'&quot;;[.B380];&quot;'&quot;)" office:value-type="string" office:string-value="'213'" calcext:value-type="string">
            <text:p>'213'</text:p>
          </table:table-cell>
          <table:table-cell table:formula="of:=CONCATENATE(&quot;'&quot;;[.C380];&quot;'&quot;)" office:value-type="string" office:string-value="'891'" calcext:value-type="string">
            <text:p>'891'</text:p>
          </table:table-cell>
          <table:table-cell table:formula="of:=CONCATENATE(&quot;'&quot;;[.D380];&quot;'&quot;)" office:value-type="string" office:string-value="'18.8'" calcext:value-type="string">
            <text:p>'18.8'</text:p>
          </table:table-cell>
          <table:table-cell table:formula="of:=CONCATENATE(&quot;'&quot;;[.E38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icanha, com gordura, grelhada</text:p>
          </table:table-cell>
          <table:table-cell office:value-type="float" office:value="289" calcext:value-type="float">
            <text:p>289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26.4</text:p>
          </table:table-cell>
          <table:table-cell office:value-type="float" office:value="0" calcext:value-type="float">
            <text:p>0</text:p>
          </table:table-cell>
          <table:table-cell table:formula="of:=CONCATENATE(&quot;'&quot;;[.A381];&quot;'&quot;)" office:value-type="string" office:string-value="'Carne, bovina, picanha, com gordura, grelhada'" calcext:value-type="string">
            <text:p>'Carne, bovina, picanha, com gordura, grelhada'</text:p>
          </table:table-cell>
          <table:table-cell table:formula="of:=CONCATENATE(&quot;'&quot;;[.B381];&quot;'&quot;)" office:value-type="string" office:string-value="'289'" calcext:value-type="string">
            <text:p>'289'</text:p>
          </table:table-cell>
          <table:table-cell table:formula="of:=CONCATENATE(&quot;'&quot;;[.C381];&quot;'&quot;)" office:value-type="string" office:string-value="'1208'" calcext:value-type="string">
            <text:p>'1208'</text:p>
          </table:table-cell>
          <table:table-cell table:formula="of:=CONCATENATE(&quot;'&quot;;[.D381];&quot;'&quot;)" office:value-type="string" office:string-value="'26.4'" calcext:value-type="string">
            <text:p>'26.4'</text:p>
          </table:table-cell>
          <table:table-cell table:formula="of:=CONCATENATE(&quot;'&quot;;[.E38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icanha, sem gordura, crua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21.3</text:p>
          </table:table-cell>
          <table:table-cell office:value-type="float" office:value="0" calcext:value-type="float">
            <text:p>0</text:p>
          </table:table-cell>
          <table:table-cell table:formula="of:=CONCATENATE(&quot;'&quot;;[.A382];&quot;'&quot;)" office:value-type="string" office:string-value="'Carne, bovina, picanha, sem gordura, crua'" calcext:value-type="string">
            <text:p>'Carne, bovina, picanha, sem gordura, crua'</text:p>
          </table:table-cell>
          <table:table-cell table:formula="of:=CONCATENATE(&quot;'&quot;;[.B382];&quot;'&quot;)" office:value-type="string" office:string-value="'134'" calcext:value-type="string">
            <text:p>'134'</text:p>
          </table:table-cell>
          <table:table-cell table:formula="of:=CONCATENATE(&quot;'&quot;;[.C382];&quot;'&quot;)" office:value-type="string" office:string-value="'559'" calcext:value-type="string">
            <text:p>'559'</text:p>
          </table:table-cell>
          <table:table-cell table:formula="of:=CONCATENATE(&quot;'&quot;;[.D382];&quot;'&quot;)" office:value-type="string" office:string-value="'21.3'" calcext:value-type="string">
            <text:p>'21.3'</text:p>
          </table:table-cell>
          <table:table-cell table:formula="of:=CONCATENATE(&quot;'&quot;;[.E38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picanha, sem gordura, grelhada</text:p>
          </table:table-cell>
          <table:table-cell office:value-type="float" office:value="238" calcext:value-type="float">
            <text:p>238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31.9</text:p>
          </table:table-cell>
          <table:table-cell office:value-type="float" office:value="0" calcext:value-type="float">
            <text:p>0</text:p>
          </table:table-cell>
          <table:table-cell table:formula="of:=CONCATENATE(&quot;'&quot;;[.A383];&quot;'&quot;)" office:value-type="string" office:string-value="'Carne, bovina, picanha, sem gordura, grelhada'" calcext:value-type="string">
            <text:p>'Carne, bovina, picanha, sem gordura, grelhada'</text:p>
          </table:table-cell>
          <table:table-cell table:formula="of:=CONCATENATE(&quot;'&quot;;[.B383];&quot;'&quot;)" office:value-type="string" office:string-value="'238'" calcext:value-type="string">
            <text:p>'238'</text:p>
          </table:table-cell>
          <table:table-cell table:formula="of:=CONCATENATE(&quot;'&quot;;[.C383];&quot;'&quot;)" office:value-type="string" office:string-value="'998'" calcext:value-type="string">
            <text:p>'998'</text:p>
          </table:table-cell>
          <table:table-cell table:formula="of:=CONCATENATE(&quot;'&quot;;[.D383];&quot;'&quot;)" office:value-type="string" office:string-value="'31.9'" calcext:value-type="string">
            <text:p>'31.9'</text:p>
          </table:table-cell>
          <table:table-cell table:formula="of:=CONCATENATE(&quot;'&quot;;[.E38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seca, cozida</text:p>
          </table:table-cell>
          <table:table-cell office:value-type="float" office:value="313" calcext:value-type="float">
            <text:p>313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26.9</text:p>
          </table:table-cell>
          <table:table-cell office:value-type="float" office:value="0" calcext:value-type="float">
            <text:p>0</text:p>
          </table:table-cell>
          <table:table-cell table:formula="of:=CONCATENATE(&quot;'&quot;;[.A384];&quot;'&quot;)" office:value-type="string" office:string-value="'Carne, bovina, seca, cozida'" calcext:value-type="string">
            <text:p>'Carne, bovina, seca, cozida'</text:p>
          </table:table-cell>
          <table:table-cell table:formula="of:=CONCATENATE(&quot;'&quot;;[.B384];&quot;'&quot;)" office:value-type="string" office:string-value="'313'" calcext:value-type="string">
            <text:p>'313'</text:p>
          </table:table-cell>
          <table:table-cell table:formula="of:=CONCATENATE(&quot;'&quot;;[.C384];&quot;'&quot;)" office:value-type="string" office:string-value="'1309'" calcext:value-type="string">
            <text:p>'1309'</text:p>
          </table:table-cell>
          <table:table-cell table:formula="of:=CONCATENATE(&quot;'&quot;;[.D384];&quot;'&quot;)" office:value-type="string" office:string-value="'26.9'" calcext:value-type="string">
            <text:p>'26.9'</text:p>
          </table:table-cell>
          <table:table-cell table:formula="of:=CONCATENATE(&quot;'&quot;;[.E38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arne, bovina, seca, crua</text:p>
          </table:table-cell>
          <table:table-cell office:value-type="float" office:value="313" calcext:value-type="float">
            <text:p>313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19.7</text:p>
          </table:table-cell>
          <table:table-cell office:value-type="float" office:value="0" calcext:value-type="float">
            <text:p>0</text:p>
          </table:table-cell>
          <table:table-cell table:formula="of:=CONCATENATE(&quot;'&quot;;[.A385];&quot;'&quot;)" office:value-type="string" office:string-value="'Carne, bovina, seca, crua'" calcext:value-type="string">
            <text:p>'Carne, bovina, seca, crua'</text:p>
          </table:table-cell>
          <table:table-cell table:formula="of:=CONCATENATE(&quot;'&quot;;[.B385];&quot;'&quot;)" office:value-type="string" office:string-value="'313'" calcext:value-type="string">
            <text:p>'313'</text:p>
          </table:table-cell>
          <table:table-cell table:formula="of:=CONCATENATE(&quot;'&quot;;[.C385];&quot;'&quot;)" office:value-type="string" office:string-value="'1309'" calcext:value-type="string">
            <text:p>'1309'</text:p>
          </table:table-cell>
          <table:table-cell table:formula="of:=CONCATENATE(&quot;'&quot;;[.D385];&quot;'&quot;)" office:value-type="string" office:string-value="'19.7'" calcext:value-type="string">
            <text:p>'19.7'</text:p>
          </table:table-cell>
          <table:table-cell table:formula="of:=CONCATENATE(&quot;'&quot;;[.E38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Coxinha de frango, frita</text:p>
          </table:table-cell>
          <table:table-cell office:value-type="float" office:value="283" calcext:value-type="float">
            <text:p>283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34.5</text:p>
          </table:table-cell>
          <table:table-cell table:formula="of:=CONCATENATE(&quot;'&quot;;[.A386];&quot;'&quot;)" office:value-type="string" office:string-value="'Coxinha de frango, frita'" calcext:value-type="string">
            <text:p>'Coxinha de frango, frita'</text:p>
          </table:table-cell>
          <table:table-cell table:formula="of:=CONCATENATE(&quot;'&quot;;[.B386];&quot;'&quot;)" office:value-type="string" office:string-value="'283'" calcext:value-type="string">
            <text:p>'283'</text:p>
          </table:table-cell>
          <table:table-cell table:formula="of:=CONCATENATE(&quot;'&quot;;[.C386];&quot;'&quot;)" office:value-type="string" office:string-value="'1184'" calcext:value-type="string">
            <text:p>'1184'</text:p>
          </table:table-cell>
          <table:table-cell table:formula="of:=CONCATENATE(&quot;'&quot;;[.D386];&quot;'&quot;)" office:value-type="string" office:string-value="'9.6'" calcext:value-type="string">
            <text:p>'9.6'</text:p>
          </table:table-cell>
          <table:table-cell table:formula="of:=CONCATENATE(&quot;'&quot;;[.E386];&quot;'&quot;)" office:value-type="string" office:string-value="'34.5'" calcext:value-type="string">
            <text:p>'34.5'</text:p>
          </table:table-cell>
        </table:table-row>
        <table:table-row table:style-name="ro1">
          <table:table-cell office:value-type="string" calcext:value-type="string">
            <text:p>Croquete, de carne, cru</text:p>
          </table:table-cell>
          <table:table-cell office:value-type="float" office:value="246" calcext:value-type="float">
            <text:p>246</text:p>
          </table:table-cell>
          <table:table-cell office:value-type="float" office:value="1028" calcext:value-type="float">
            <text:p>10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9</text:p>
          </table:table-cell>
          <table:table-cell table:formula="of:=CONCATENATE(&quot;'&quot;;[.A387];&quot;'&quot;)" office:value-type="string" office:string-value="'Croquete, de carne, cru'" calcext:value-type="string">
            <text:p>'Croquete, de carne, cru'</text:p>
          </table:table-cell>
          <table:table-cell table:formula="of:=CONCATENATE(&quot;'&quot;;[.B387];&quot;'&quot;)" office:value-type="string" office:string-value="'246'" calcext:value-type="string">
            <text:p>'246'</text:p>
          </table:table-cell>
          <table:table-cell table:formula="of:=CONCATENATE(&quot;'&quot;;[.C387];&quot;'&quot;)" office:value-type="string" office:string-value="'1028'" calcext:value-type="string">
            <text:p>'1028'</text:p>
          </table:table-cell>
          <table:table-cell table:formula="of:=CONCATENATE(&quot;'&quot;;[.D387];&quot;'&quot;)" office:value-type="string" office:string-value="'12'" calcext:value-type="string">
            <text:p>'12'</text:p>
          </table:table-cell>
          <table:table-cell table:formula="of:=CONCATENATE(&quot;'&quot;;[.E387];&quot;'&quot;)" office:value-type="string" office:string-value="'13.9'" calcext:value-type="string">
            <text:p>'13.9'</text:p>
          </table:table-cell>
        </table:table-row>
        <table:table-row table:style-name="ro1">
          <table:table-cell office:value-type="string" calcext:value-type="string">
            <text:p>Croquete, de carne, frito</text:p>
          </table:table-cell>
          <table:table-cell office:value-type="float" office:value="347" calcext:value-type="float">
            <text:p>347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18.1</text:p>
          </table:table-cell>
          <table:table-cell table:formula="of:=CONCATENATE(&quot;'&quot;;[.A388];&quot;'&quot;)" office:value-type="string" office:string-value="'Croquete, de carne, frito'" calcext:value-type="string">
            <text:p>'Croquete, de carne, frito'</text:p>
          </table:table-cell>
          <table:table-cell table:formula="of:=CONCATENATE(&quot;'&quot;;[.B388];&quot;'&quot;)" office:value-type="string" office:string-value="'347'" calcext:value-type="string">
            <text:p>'347'</text:p>
          </table:table-cell>
          <table:table-cell table:formula="of:=CONCATENATE(&quot;'&quot;;[.C388];&quot;'&quot;)" office:value-type="string" office:string-value="'1451'" calcext:value-type="string">
            <text:p>'1451'</text:p>
          </table:table-cell>
          <table:table-cell table:formula="of:=CONCATENATE(&quot;'&quot;;[.D388];&quot;'&quot;)" office:value-type="string" office:string-value="'16.9'" calcext:value-type="string">
            <text:p>'16.9'</text:p>
          </table:table-cell>
          <table:table-cell table:formula="of:=CONCATENATE(&quot;'&quot;;[.E388];&quot;'&quot;)" office:value-type="string" office:string-value="'18.1'" calcext:value-type="string">
            <text:p>'18.1'</text:p>
          </table:table-cell>
        </table:table-row>
        <table:table-row table:style-name="ro1">
          <table:table-cell office:value-type="string" calcext:value-type="string">
            <text:p>Empada de frango, pré-cozida, assada</text:p>
          </table:table-cell>
          <table:table-cell office:value-type="float" office:value="358" calcext:value-type="float">
            <text:p>358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47.5</text:p>
          </table:table-cell>
          <table:table-cell table:formula="of:=CONCATENATE(&quot;'&quot;;[.A389];&quot;'&quot;)" office:value-type="string" office:string-value="'Empada de frango, pré-cozida, assada'" calcext:value-type="string">
            <text:p>'Empada de frango, pré-cozida, assada'</text:p>
          </table:table-cell>
          <table:table-cell table:formula="of:=CONCATENATE(&quot;'&quot;;[.B389];&quot;'&quot;)" office:value-type="string" office:string-value="'358'" calcext:value-type="string">
            <text:p>'358'</text:p>
          </table:table-cell>
          <table:table-cell table:formula="of:=CONCATENATE(&quot;'&quot;;[.C389];&quot;'&quot;)" office:value-type="string" office:string-value="'1499'" calcext:value-type="string">
            <text:p>'1499'</text:p>
          </table:table-cell>
          <table:table-cell table:formula="of:=CONCATENATE(&quot;'&quot;;[.D389];&quot;'&quot;)" office:value-type="string" office:string-value="'6.9'" calcext:value-type="string">
            <text:p>'6.9'</text:p>
          </table:table-cell>
          <table:table-cell table:formula="of:=CONCATENATE(&quot;'&quot;;[.E389];&quot;'&quot;)" office:value-type="string" office:string-value="'47.5'" calcext:value-type="string">
            <text:p>'47.5'</text:p>
          </table:table-cell>
        </table:table-row>
        <table:table-row table:style-name="ro1">
          <table:table-cell office:value-type="string" calcext:value-type="string">
            <text:p>Empada, de frango, pré-cozida</text:p>
          </table:table-cell>
          <table:table-cell office:value-type="float" office:value="377" calcext:value-type="float">
            <text:p>377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35.5</text:p>
          </table:table-cell>
          <table:table-cell table:formula="of:=CONCATENATE(&quot;'&quot;;[.A390];&quot;'&quot;)" office:value-type="string" office:string-value="'Empada, de frango, pré-cozida'" calcext:value-type="string">
            <text:p>'Empada, de frango, pré-cozida'</text:p>
          </table:table-cell>
          <table:table-cell table:formula="of:=CONCATENATE(&quot;'&quot;;[.B390];&quot;'&quot;)" office:value-type="string" office:string-value="'377'" calcext:value-type="string">
            <text:p>'377'</text:p>
          </table:table-cell>
          <table:table-cell table:formula="of:=CONCATENATE(&quot;'&quot;;[.C390];&quot;'&quot;)" office:value-type="string" office:string-value="'1579'" calcext:value-type="string">
            <text:p>'1579'</text:p>
          </table:table-cell>
          <table:table-cell table:formula="of:=CONCATENATE(&quot;'&quot;;[.D390];&quot;'&quot;)" office:value-type="string" office:string-value="'7.3'" calcext:value-type="string">
            <text:p>'7.3'</text:p>
          </table:table-cell>
          <table:table-cell table:formula="of:=CONCATENATE(&quot;'&quot;;[.E390];&quot;'&quot;)" office:value-type="string" office:string-value="'35.5'" calcext:value-type="string">
            <text:p>'35.5'</text:p>
          </table:table-cell>
        </table:table-row>
        <table:table-row table:style-name="ro1">
          <table:table-cell office:value-type="string" calcext:value-type="string">
            <text:p>Frango, asa, com pele, crua</text:p>
          </table:table-cell>
          <table:table-cell office:value-type="float" office:value="213" calcext:value-type="float">
            <text:p>213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18.1</text:p>
          </table:table-cell>
          <table:table-cell office:value-type="float" office:value="0" calcext:value-type="float">
            <text:p>0</text:p>
          </table:table-cell>
          <table:table-cell table:formula="of:=CONCATENATE(&quot;'&quot;;[.A391];&quot;'&quot;)" office:value-type="string" office:string-value="'Frango, asa, com pele, crua'" calcext:value-type="string">
            <text:p>'Frango, asa, com pele, crua'</text:p>
          </table:table-cell>
          <table:table-cell table:formula="of:=CONCATENATE(&quot;'&quot;;[.B391];&quot;'&quot;)" office:value-type="string" office:string-value="'213'" calcext:value-type="string">
            <text:p>'213'</text:p>
          </table:table-cell>
          <table:table-cell table:formula="of:=CONCATENATE(&quot;'&quot;;[.C391];&quot;'&quot;)" office:value-type="string" office:string-value="'892'" calcext:value-type="string">
            <text:p>'892'</text:p>
          </table:table-cell>
          <table:table-cell table:formula="of:=CONCATENATE(&quot;'&quot;;[.D391];&quot;'&quot;)" office:value-type="string" office:string-value="'18.1'" calcext:value-type="string">
            <text:p>'18.1'</text:p>
          </table:table-cell>
          <table:table-cell table:formula="of:=CONCATENATE(&quot;'&quot;;[.E39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caipira, inteiro, com pele, cozido</text:p>
          </table:table-cell>
          <table:table-cell office:value-type="float" office:value="243" calcext:value-type="float">
            <text:p>243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3.9</text:p>
          </table:table-cell>
          <table:table-cell office:value-type="float" office:value="0" calcext:value-type="float">
            <text:p>0</text:p>
          </table:table-cell>
          <table:table-cell table:formula="of:=CONCATENATE(&quot;'&quot;;[.A392];&quot;'&quot;)" office:value-type="string" office:string-value="'Frango, caipira, inteiro, com pele, cozido'" calcext:value-type="string">
            <text:p>'Frango, caipira, inteiro, com pele, cozido'</text:p>
          </table:table-cell>
          <table:table-cell table:formula="of:=CONCATENATE(&quot;'&quot;;[.B392];&quot;'&quot;)" office:value-type="string" office:string-value="'243'" calcext:value-type="string">
            <text:p>'243'</text:p>
          </table:table-cell>
          <table:table-cell table:formula="of:=CONCATENATE(&quot;'&quot;;[.C392];&quot;'&quot;)" office:value-type="string" office:string-value="'1016'" calcext:value-type="string">
            <text:p>'1016'</text:p>
          </table:table-cell>
          <table:table-cell table:formula="of:=CONCATENATE(&quot;'&quot;;[.D392];&quot;'&quot;)" office:value-type="string" office:string-value="'23.9'" calcext:value-type="string">
            <text:p>'23.9'</text:p>
          </table:table-cell>
          <table:table-cell table:formula="of:=CONCATENATE(&quot;'&quot;;[.E39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caipira, inteiro, sem pele, cozido</text:p>
          </table:table-cell>
          <table:table-cell office:value-type="float" office:value="196" calcext:value-type="float">
            <text:p>196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29.6</text:p>
          </table:table-cell>
          <table:table-cell office:value-type="float" office:value="0" calcext:value-type="float">
            <text:p>0</text:p>
          </table:table-cell>
          <table:table-cell table:formula="of:=CONCATENATE(&quot;'&quot;;[.A393];&quot;'&quot;)" office:value-type="string" office:string-value="'Frango, caipira, inteiro, sem pele, cozido'" calcext:value-type="string">
            <text:p>'Frango, caipira, inteiro, sem pele, cozido'</text:p>
          </table:table-cell>
          <table:table-cell table:formula="of:=CONCATENATE(&quot;'&quot;;[.B393];&quot;'&quot;)" office:value-type="string" office:string-value="'196'" calcext:value-type="string">
            <text:p>'196'</text:p>
          </table:table-cell>
          <table:table-cell table:formula="of:=CONCATENATE(&quot;'&quot;;[.C393];&quot;'&quot;)" office:value-type="string" office:string-value="'819'" calcext:value-type="string">
            <text:p>'819'</text:p>
          </table:table-cell>
          <table:table-cell table:formula="of:=CONCATENATE(&quot;'&quot;;[.D393];&quot;'&quot;)" office:value-type="string" office:string-value="'29.6'" calcext:value-type="string">
            <text:p>'29.6'</text:p>
          </table:table-cell>
          <table:table-cell table:formula="of:=CONCATENATE(&quot;'&quot;;[.E39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coração, cru</text:p>
          </table:table-cell>
          <table:table-cell office:value-type="float" office:value="222" calcext:value-type="float">
            <text:p>222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12.6</text:p>
          </table:table-cell>
          <table:table-cell office:value-type="float" office:value="0" calcext:value-type="float">
            <text:p>0</text:p>
          </table:table-cell>
          <table:table-cell table:formula="of:=CONCATENATE(&quot;'&quot;;[.A394];&quot;'&quot;)" office:value-type="string" office:string-value="'Frango, coração, cru'" calcext:value-type="string">
            <text:p>'Frango, coração, cru'</text:p>
          </table:table-cell>
          <table:table-cell table:formula="of:=CONCATENATE(&quot;'&quot;;[.B394];&quot;'&quot;)" office:value-type="string" office:string-value="'222'" calcext:value-type="string">
            <text:p>'222'</text:p>
          </table:table-cell>
          <table:table-cell table:formula="of:=CONCATENATE(&quot;'&quot;;[.C394];&quot;'&quot;)" office:value-type="string" office:string-value="'927'" calcext:value-type="string">
            <text:p>'927'</text:p>
          </table:table-cell>
          <table:table-cell table:formula="of:=CONCATENATE(&quot;'&quot;;[.D394];&quot;'&quot;)" office:value-type="string" office:string-value="'12.6'" calcext:value-type="string">
            <text:p>'12.6'</text:p>
          </table:table-cell>
          <table:table-cell table:formula="of:=CONCATENATE(&quot;'&quot;;[.E39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coração, grelhado</text:p>
          </table:table-cell>
          <table:table-cell office:value-type="float" office:value="207" calcext:value-type="float">
            <text:p>20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0.6</text:p>
          </table:table-cell>
          <table:table-cell table:formula="of:=CONCATENATE(&quot;'&quot;;[.A395];&quot;'&quot;)" office:value-type="string" office:string-value="'Frango, coração, grelhado'" calcext:value-type="string">
            <text:p>'Frango, coração, grelhado'</text:p>
          </table:table-cell>
          <table:table-cell table:formula="of:=CONCATENATE(&quot;'&quot;;[.B395];&quot;'&quot;)" office:value-type="string" office:string-value="'207'" calcext:value-type="string">
            <text:p>'207'</text:p>
          </table:table-cell>
          <table:table-cell table:formula="of:=CONCATENATE(&quot;'&quot;;[.C395];&quot;'&quot;)" office:value-type="string" office:string-value="'867'" calcext:value-type="string">
            <text:p>'867'</text:p>
          </table:table-cell>
          <table:table-cell table:formula="of:=CONCATENATE(&quot;'&quot;;[.D395];&quot;'&quot;)" office:value-type="string" office:string-value="'22.4'" calcext:value-type="string">
            <text:p>'22.4'</text:p>
          </table:table-cell>
          <table:table-cell table:formula="of:=CONCATENATE(&quot;'&quot;;[.E395];&quot;'&quot;)" office:value-type="string" office:string-value="'0.6'" calcext:value-type="string">
            <text:p>'0.6'</text:p>
          </table:table-cell>
        </table:table-row>
        <table:table-row table:style-name="ro1">
          <table:table-cell office:value-type="string" calcext:value-type="string">
            <text:p>Frango, coxa, com pele, assada</text:p>
          </table:table-cell>
          <table:table-cell office:value-type="float" office:value="215" calcext:value-type="float">
            <text:p>2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1</text:p>
          </table:table-cell>
          <table:table-cell table:formula="of:=CONCATENATE(&quot;'&quot;;[.A396];&quot;'&quot;)" office:value-type="string" office:string-value="'Frango, coxa, com pele, assada'" calcext:value-type="string">
            <text:p>'Frango, coxa, com pele, assada'</text:p>
          </table:table-cell>
          <table:table-cell table:formula="of:=CONCATENATE(&quot;'&quot;;[.B396];&quot;'&quot;)" office:value-type="string" office:string-value="'215'" calcext:value-type="string">
            <text:p>'215'</text:p>
          </table:table-cell>
          <table:table-cell table:formula="of:=CONCATENATE(&quot;'&quot;;[.C396];&quot;'&quot;)" office:value-type="string" office:string-value="'900'" calcext:value-type="string">
            <text:p>'900'</text:p>
          </table:table-cell>
          <table:table-cell table:formula="of:=CONCATENATE(&quot;'&quot;;[.D396];&quot;'&quot;)" office:value-type="string" office:string-value="'28.5'" calcext:value-type="string">
            <text:p>'28.5'</text:p>
          </table:table-cell>
          <table:table-cell table:formula="of:=CONCATENATE(&quot;'&quot;;[.E396];&quot;'&quot;)" office:value-type="string" office:string-value="'0.1'" calcext:value-type="string">
            <text:p>'0.1'</text:p>
          </table:table-cell>
        </table:table-row>
        <table:table-row table:style-name="ro1">
          <table:table-cell office:value-type="string" calcext:value-type="string">
            <text:p>Frango, coxa, com pele, crua</text:p>
          </table:table-cell>
          <table:table-cell office:value-type="float" office:value="161" calcext:value-type="float">
            <text:p>161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7.1</text:p>
          </table:table-cell>
          <table:table-cell office:value-type="float" office:value="0" calcext:value-type="float">
            <text:p>0</text:p>
          </table:table-cell>
          <table:table-cell table:formula="of:=CONCATENATE(&quot;'&quot;;[.A397];&quot;'&quot;)" office:value-type="string" office:string-value="'Frango, coxa, com pele, crua'" calcext:value-type="string">
            <text:p>'Frango, coxa, com pele, crua'</text:p>
          </table:table-cell>
          <table:table-cell table:formula="of:=CONCATENATE(&quot;'&quot;;[.B397];&quot;'&quot;)" office:value-type="string" office:string-value="'161'" calcext:value-type="string">
            <text:p>'161'</text:p>
          </table:table-cell>
          <table:table-cell table:formula="of:=CONCATENATE(&quot;'&quot;;[.C397];&quot;'&quot;)" office:value-type="string" office:string-value="'676'" calcext:value-type="string">
            <text:p>'676'</text:p>
          </table:table-cell>
          <table:table-cell table:formula="of:=CONCATENATE(&quot;'&quot;;[.D397];&quot;'&quot;)" office:value-type="string" office:string-value="'17.1'" calcext:value-type="string">
            <text:p>'17.1'</text:p>
          </table:table-cell>
          <table:table-cell table:formula="of:=CONCATENATE(&quot;'&quot;;[.E39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coxa, sem pele, cozida</text:p>
          </table:table-cell>
          <table:table-cell office:value-type="float" office:value="167" calcext:value-type="float">
            <text:p>16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26.9</text:p>
          </table:table-cell>
          <table:table-cell office:value-type="float" office:value="0" calcext:value-type="float">
            <text:p>0</text:p>
          </table:table-cell>
          <table:table-cell table:formula="of:=CONCATENATE(&quot;'&quot;;[.A398];&quot;'&quot;)" office:value-type="string" office:string-value="'Frango, coxa, sem pele, cozida'" calcext:value-type="string">
            <text:p>'Frango, coxa, sem pele, cozida'</text:p>
          </table:table-cell>
          <table:table-cell table:formula="of:=CONCATENATE(&quot;'&quot;;[.B398];&quot;'&quot;)" office:value-type="string" office:string-value="'167'" calcext:value-type="string">
            <text:p>'167'</text:p>
          </table:table-cell>
          <table:table-cell table:formula="of:=CONCATENATE(&quot;'&quot;;[.C398];&quot;'&quot;)" office:value-type="string" office:string-value="'701'" calcext:value-type="string">
            <text:p>'701'</text:p>
          </table:table-cell>
          <table:table-cell table:formula="of:=CONCATENATE(&quot;'&quot;;[.D398];&quot;'&quot;)" office:value-type="string" office:string-value="'26.9'" calcext:value-type="string">
            <text:p>'26.9'</text:p>
          </table:table-cell>
          <table:table-cell table:formula="of:=CONCATENATE(&quot;'&quot;;[.E39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coxa, sem pele, crua</text:p>
          </table:table-cell>
          <table:table-cell office:value-type="float" office:value="120" calcext:value-type="float">
            <text:p>12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17.8</text:p>
          </table:table-cell>
          <table:table-cell office:value-type="float" office:value="0" calcext:value-type="float">
            <text:p>0</text:p>
          </table:table-cell>
          <table:table-cell table:formula="of:=CONCATENATE(&quot;'&quot;;[.A399];&quot;'&quot;)" office:value-type="string" office:string-value="'Frango, coxa, sem pele, crua'" calcext:value-type="string">
            <text:p>'Frango, coxa, sem pele, crua'</text:p>
          </table:table-cell>
          <table:table-cell table:formula="of:=CONCATENATE(&quot;'&quot;;[.B399];&quot;'&quot;)" office:value-type="string" office:string-value="'120'" calcext:value-type="string">
            <text:p>'120'</text:p>
          </table:table-cell>
          <table:table-cell table:formula="of:=CONCATENATE(&quot;'&quot;;[.C399];&quot;'&quot;)" office:value-type="string" office:string-value="'502'" calcext:value-type="string">
            <text:p>'502'</text:p>
          </table:table-cell>
          <table:table-cell table:formula="of:=CONCATENATE(&quot;'&quot;;[.D399];&quot;'&quot;)" office:value-type="string" office:string-value="'17.8'" calcext:value-type="string">
            <text:p>'17.8'</text:p>
          </table:table-cell>
          <table:table-cell table:formula="of:=CONCATENATE(&quot;'&quot;;[.E39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fígado, cru</text:p>
          </table:table-cell>
          <table:table-cell office:value-type="float" office:value="106" calcext:value-type="float">
            <text:p>10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17.6</text:p>
          </table:table-cell>
          <table:table-cell office:value-type="float" office:value="0" calcext:value-type="float">
            <text:p>0</text:p>
          </table:table-cell>
          <table:table-cell table:formula="of:=CONCATENATE(&quot;'&quot;;[.A400];&quot;'&quot;)" office:value-type="string" office:string-value="'Frango, fígado, cru'" calcext:value-type="string">
            <text:p>'Frango, fígado, cru'</text:p>
          </table:table-cell>
          <table:table-cell table:formula="of:=CONCATENATE(&quot;'&quot;;[.B400];&quot;'&quot;)" office:value-type="string" office:string-value="'106'" calcext:value-type="string">
            <text:p>'106'</text:p>
          </table:table-cell>
          <table:table-cell table:formula="of:=CONCATENATE(&quot;'&quot;;[.C400];&quot;'&quot;)" office:value-type="string" office:string-value="'446'" calcext:value-type="string">
            <text:p>'446'</text:p>
          </table:table-cell>
          <table:table-cell table:formula="of:=CONCATENATE(&quot;'&quot;;[.D400];&quot;'&quot;)" office:value-type="string" office:string-value="'17.6'" calcext:value-type="string">
            <text:p>'17.6'</text:p>
          </table:table-cell>
          <table:table-cell table:formula="of:=CONCATENATE(&quot;'&quot;;[.E40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filé, à milanesa</text:p>
          </table:table-cell>
          <table:table-cell office:value-type="float" office:value="221" calcext:value-type="float">
            <text:p>221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7.5</text:p>
          </table:table-cell>
          <table:table-cell table:formula="of:=CONCATENATE(&quot;'&quot;;[.A401];&quot;'&quot;)" office:value-type="string" office:string-value="'Frango, filé, à milanesa'" calcext:value-type="string">
            <text:p>'Frango, filé, à milanesa'</text:p>
          </table:table-cell>
          <table:table-cell table:formula="of:=CONCATENATE(&quot;'&quot;;[.B401];&quot;'&quot;)" office:value-type="string" office:string-value="'221'" calcext:value-type="string">
            <text:p>'221'</text:p>
          </table:table-cell>
          <table:table-cell table:formula="of:=CONCATENATE(&quot;'&quot;;[.C401];&quot;'&quot;)" office:value-type="string" office:string-value="'924'" calcext:value-type="string">
            <text:p>'924'</text:p>
          </table:table-cell>
          <table:table-cell table:formula="of:=CONCATENATE(&quot;'&quot;;[.D401];&quot;'&quot;)" office:value-type="string" office:string-value="'28.5'" calcext:value-type="string">
            <text:p>'28.5'</text:p>
          </table:table-cell>
          <table:table-cell table:formula="of:=CONCATENATE(&quot;'&quot;;[.E401];&quot;'&quot;)" office:value-type="string" office:string-value="'7.5'" calcext:value-type="string">
            <text:p>'7.5'</text:p>
          </table:table-cell>
        </table:table-row>
        <table:table-row table:style-name="ro1">
          <table:table-cell office:value-type="string" calcext:value-type="string">
            <text:p>Frango, inteiro, com pele, cru</text:p>
          </table:table-cell>
          <table:table-cell office:value-type="float" office:value="226" calcext:value-type="float">
            <text:p>226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16.4</text:p>
          </table:table-cell>
          <table:table-cell office:value-type="float" office:value="0" calcext:value-type="float">
            <text:p>0</text:p>
          </table:table-cell>
          <table:table-cell table:formula="of:=CONCATENATE(&quot;'&quot;;[.A402];&quot;'&quot;)" office:value-type="string" office:string-value="'Frango, inteiro, com pele, cru'" calcext:value-type="string">
            <text:p>'Frango, inteiro, com pele, cru'</text:p>
          </table:table-cell>
          <table:table-cell table:formula="of:=CONCATENATE(&quot;'&quot;;[.B402];&quot;'&quot;)" office:value-type="string" office:string-value="'226'" calcext:value-type="string">
            <text:p>'226'</text:p>
          </table:table-cell>
          <table:table-cell table:formula="of:=CONCATENATE(&quot;'&quot;;[.C402];&quot;'&quot;)" office:value-type="string" office:string-value="'947'" calcext:value-type="string">
            <text:p>'947'</text:p>
          </table:table-cell>
          <table:table-cell table:formula="of:=CONCATENATE(&quot;'&quot;;[.D402];&quot;'&quot;)" office:value-type="string" office:string-value="'16.4'" calcext:value-type="string">
            <text:p>'16.4'</text:p>
          </table:table-cell>
          <table:table-cell table:formula="of:=CONCATENATE(&quot;'&quot;;[.E40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inteiro, sem pele, assado</text:p>
          </table:table-cell>
          <table:table-cell office:value-type="float" office:value="187" calcext:value-type="float">
            <text:p>187</text:p>
          </table:table-cell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CONCATENATE(&quot;'&quot;;[.A403];&quot;'&quot;)" office:value-type="string" office:string-value="'Frango, inteiro, sem pele, assado'" calcext:value-type="string">
            <text:p>'Frango, inteiro, sem pele, assado'</text:p>
          </table:table-cell>
          <table:table-cell table:formula="of:=CONCATENATE(&quot;'&quot;;[.B403];&quot;'&quot;)" office:value-type="string" office:string-value="'187'" calcext:value-type="string">
            <text:p>'187'</text:p>
          </table:table-cell>
          <table:table-cell table:formula="of:=CONCATENATE(&quot;'&quot;;[.C403];&quot;'&quot;)" office:value-type="string" office:string-value="'784'" calcext:value-type="string">
            <text:p>'784'</text:p>
          </table:table-cell>
          <table:table-cell table:formula="of:=CONCATENATE(&quot;'&quot;;[.D403];&quot;'&quot;)" office:value-type="string" office:string-value="'28'" calcext:value-type="string">
            <text:p>'28'</text:p>
          </table:table-cell>
          <table:table-cell table:formula="of:=CONCATENATE(&quot;'&quot;;[.E40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inteiro, sem pele, cozido</text:p>
          </table:table-cell>
          <table:table-cell office:value-type="float" office:value="170" calcext:value-type="float">
            <text:p>170</text:p>
          </table:table-cell>
          <table:table-cell office:value-type="float" office:value="713" calcext:value-type="float">
            <text:p>7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CONCATENATE(&quot;'&quot;;[.A404];&quot;'&quot;)" office:value-type="string" office:string-value="'Frango, inteiro, sem pele, cozido'" calcext:value-type="string">
            <text:p>'Frango, inteiro, sem pele, cozido'</text:p>
          </table:table-cell>
          <table:table-cell table:formula="of:=CONCATENATE(&quot;'&quot;;[.B404];&quot;'&quot;)" office:value-type="string" office:string-value="'170'" calcext:value-type="string">
            <text:p>'170'</text:p>
          </table:table-cell>
          <table:table-cell table:formula="of:=CONCATENATE(&quot;'&quot;;[.C404];&quot;'&quot;)" office:value-type="string" office:string-value="'713'" calcext:value-type="string">
            <text:p>'713'</text:p>
          </table:table-cell>
          <table:table-cell table:formula="of:=CONCATENATE(&quot;'&quot;;[.D404];&quot;'&quot;)" office:value-type="string" office:string-value="'25'" calcext:value-type="string">
            <text:p>'25'</text:p>
          </table:table-cell>
          <table:table-cell table:formula="of:=CONCATENATE(&quot;'&quot;;[.E40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inteiro, sem pele, cru</text:p>
          </table:table-cell>
          <table:table-cell office:value-type="float" office:value="129" calcext:value-type="float">
            <text:p>12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0.6</text:p>
          </table:table-cell>
          <table:table-cell office:value-type="float" office:value="0" calcext:value-type="float">
            <text:p>0</text:p>
          </table:table-cell>
          <table:table-cell table:formula="of:=CONCATENATE(&quot;'&quot;;[.A405];&quot;'&quot;)" office:value-type="string" office:string-value="'Frango, inteiro, sem pele, cru'" calcext:value-type="string">
            <text:p>'Frango, inteiro, sem pele, cru'</text:p>
          </table:table-cell>
          <table:table-cell table:formula="of:=CONCATENATE(&quot;'&quot;;[.B405];&quot;'&quot;)" office:value-type="string" office:string-value="'129'" calcext:value-type="string">
            <text:p>'129'</text:p>
          </table:table-cell>
          <table:table-cell table:formula="of:=CONCATENATE(&quot;'&quot;;[.C405];&quot;'&quot;)" office:value-type="string" office:string-value="'540'" calcext:value-type="string">
            <text:p>'540'</text:p>
          </table:table-cell>
          <table:table-cell table:formula="of:=CONCATENATE(&quot;'&quot;;[.D405];&quot;'&quot;)" office:value-type="string" office:string-value="'20.6'" calcext:value-type="string">
            <text:p>'20.6'</text:p>
          </table:table-cell>
          <table:table-cell table:formula="of:=CONCATENATE(&quot;'&quot;;[.E40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peito, com pele, assado</text:p>
          </table:table-cell>
          <table:table-cell office:value-type="float" office:value="212" calcext:value-type="float">
            <text:p>212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33.4</text:p>
          </table:table-cell>
          <table:table-cell office:value-type="float" office:value="0" calcext:value-type="float">
            <text:p>0</text:p>
          </table:table-cell>
          <table:table-cell table:formula="of:=CONCATENATE(&quot;'&quot;;[.A406];&quot;'&quot;)" office:value-type="string" office:string-value="'Frango, peito, com pele, assado'" calcext:value-type="string">
            <text:p>'Frango, peito, com pele, assado'</text:p>
          </table:table-cell>
          <table:table-cell table:formula="of:=CONCATENATE(&quot;'&quot;;[.B406];&quot;'&quot;)" office:value-type="string" office:string-value="'212'" calcext:value-type="string">
            <text:p>'212'</text:p>
          </table:table-cell>
          <table:table-cell table:formula="of:=CONCATENATE(&quot;'&quot;;[.C406];&quot;'&quot;)" office:value-type="string" office:string-value="'886'" calcext:value-type="string">
            <text:p>'886'</text:p>
          </table:table-cell>
          <table:table-cell table:formula="of:=CONCATENATE(&quot;'&quot;;[.D406];&quot;'&quot;)" office:value-type="string" office:string-value="'33.4'" calcext:value-type="string">
            <text:p>'33.4'</text:p>
          </table:table-cell>
          <table:table-cell table:formula="of:=CONCATENATE(&quot;'&quot;;[.E40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peito, com pele, cru</text:p>
          </table:table-cell>
          <table:table-cell office:value-type="float" office:value="149" calcext:value-type="float">
            <text:p>14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20.8</text:p>
          </table:table-cell>
          <table:table-cell office:value-type="float" office:value="0" calcext:value-type="float">
            <text:p>0</text:p>
          </table:table-cell>
          <table:table-cell table:formula="of:=CONCATENATE(&quot;'&quot;;[.A407];&quot;'&quot;)" office:value-type="string" office:string-value="'Frango, peito, com pele, cru'" calcext:value-type="string">
            <text:p>'Frango, peito, com pele, cru'</text:p>
          </table:table-cell>
          <table:table-cell table:formula="of:=CONCATENATE(&quot;'&quot;;[.B407];&quot;'&quot;)" office:value-type="string" office:string-value="'149'" calcext:value-type="string">
            <text:p>'149'</text:p>
          </table:table-cell>
          <table:table-cell table:formula="of:=CONCATENATE(&quot;'&quot;;[.C407];&quot;'&quot;)" office:value-type="string" office:string-value="'625'" calcext:value-type="string">
            <text:p>'625'</text:p>
          </table:table-cell>
          <table:table-cell table:formula="of:=CONCATENATE(&quot;'&quot;;[.D407];&quot;'&quot;)" office:value-type="string" office:string-value="'20.8'" calcext:value-type="string">
            <text:p>'20.8'</text:p>
          </table:table-cell>
          <table:table-cell table:formula="of:=CONCATENATE(&quot;'&quot;;[.E40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peito, sem pele, cozido</text:p>
          </table:table-cell>
          <table:table-cell office:value-type="float" office:value="163" calcext:value-type="float">
            <text:p>163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31.5</text:p>
          </table:table-cell>
          <table:table-cell office:value-type="float" office:value="0" calcext:value-type="float">
            <text:p>0</text:p>
          </table:table-cell>
          <table:table-cell table:formula="of:=CONCATENATE(&quot;'&quot;;[.A408];&quot;'&quot;)" office:value-type="string" office:string-value="'Frango, peito, sem pele, cozido'" calcext:value-type="string">
            <text:p>'Frango, peito, sem pele, cozido'</text:p>
          </table:table-cell>
          <table:table-cell table:formula="of:=CONCATENATE(&quot;'&quot;;[.B408];&quot;'&quot;)" office:value-type="string" office:string-value="'163'" calcext:value-type="string">
            <text:p>'163'</text:p>
          </table:table-cell>
          <table:table-cell table:formula="of:=CONCATENATE(&quot;'&quot;;[.C408];&quot;'&quot;)" office:value-type="string" office:string-value="'681'" calcext:value-type="string">
            <text:p>'681'</text:p>
          </table:table-cell>
          <table:table-cell table:formula="of:=CONCATENATE(&quot;'&quot;;[.D408];&quot;'&quot;)" office:value-type="string" office:string-value="'31.5'" calcext:value-type="string">
            <text:p>'31.5'</text:p>
          </table:table-cell>
          <table:table-cell table:formula="of:=CONCATENATE(&quot;'&quot;;[.E40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peito, sem pele, cru</text:p>
          </table:table-cell>
          <table:table-cell office:value-type="float" office:value="119" calcext:value-type="float">
            <text:p>11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21.5</text:p>
          </table:table-cell>
          <table:table-cell office:value-type="float" office:value="0" calcext:value-type="float">
            <text:p>0</text:p>
          </table:table-cell>
          <table:table-cell table:formula="of:=CONCATENATE(&quot;'&quot;;[.A409];&quot;'&quot;)" office:value-type="string" office:string-value="'Frango, peito, sem pele, cru'" calcext:value-type="string">
            <text:p>'Frango, peito, sem pele, cru'</text:p>
          </table:table-cell>
          <table:table-cell table:formula="of:=CONCATENATE(&quot;'&quot;;[.B409];&quot;'&quot;)" office:value-type="string" office:string-value="'119'" calcext:value-type="string">
            <text:p>'119'</text:p>
          </table:table-cell>
          <table:table-cell table:formula="of:=CONCATENATE(&quot;'&quot;;[.C409];&quot;'&quot;)" office:value-type="string" office:string-value="'499'" calcext:value-type="string">
            <text:p>'499'</text:p>
          </table:table-cell>
          <table:table-cell table:formula="of:=CONCATENATE(&quot;'&quot;;[.D409];&quot;'&quot;)" office:value-type="string" office:string-value="'21.5'" calcext:value-type="string">
            <text:p>'21.5'</text:p>
          </table:table-cell>
          <table:table-cell table:formula="of:=CONCATENATE(&quot;'&quot;;[.E40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peito, sem pele, grelhado</text:p>
          </table:table-cell>
          <table:table-cell office:value-type="float" office:value="159" calcext:value-type="float">
            <text:p>159</text:p>
          </table:table-cell>
          <table:table-cell office:value-type="float" office:value="666" calcext:value-type="float">
            <text:p>6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CONCATENATE(&quot;'&quot;;[.A410];&quot;'&quot;)" office:value-type="string" office:string-value="'Frango, peito, sem pele, grelhado'" calcext:value-type="string">
            <text:p>'Frango, peito, sem pele, grelhado'</text:p>
          </table:table-cell>
          <table:table-cell table:formula="of:=CONCATENATE(&quot;'&quot;;[.B410];&quot;'&quot;)" office:value-type="string" office:string-value="'159'" calcext:value-type="string">
            <text:p>'159'</text:p>
          </table:table-cell>
          <table:table-cell table:formula="of:=CONCATENATE(&quot;'&quot;;[.C410];&quot;'&quot;)" office:value-type="string" office:string-value="'666'" calcext:value-type="string">
            <text:p>'666'</text:p>
          </table:table-cell>
          <table:table-cell table:formula="of:=CONCATENATE(&quot;'&quot;;[.D410];&quot;'&quot;)" office:value-type="string" office:string-value="'32'" calcext:value-type="string">
            <text:p>'32'</text:p>
          </table:table-cell>
          <table:table-cell table:formula="of:=CONCATENATE(&quot;'&quot;;[.E41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sobrecoxa, com pele, assada</text:p>
          </table:table-cell>
          <table:table-cell office:value-type="float" office:value="260" calcext:value-type="float">
            <text:p>26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28.7</text:p>
          </table:table-cell>
          <table:table-cell office:value-type="float" office:value="0" calcext:value-type="float">
            <text:p>0</text:p>
          </table:table-cell>
          <table:table-cell table:formula="of:=CONCATENATE(&quot;'&quot;;[.A411];&quot;'&quot;)" office:value-type="string" office:string-value="'Frango, sobrecoxa, com pele, assada'" calcext:value-type="string">
            <text:p>'Frango, sobrecoxa, com pele, assada'</text:p>
          </table:table-cell>
          <table:table-cell table:formula="of:=CONCATENATE(&quot;'&quot;;[.B411];&quot;'&quot;)" office:value-type="string" office:string-value="'260'" calcext:value-type="string">
            <text:p>'260'</text:p>
          </table:table-cell>
          <table:table-cell table:formula="of:=CONCATENATE(&quot;'&quot;;[.C411];&quot;'&quot;)" office:value-type="string" office:string-value="'1086'" calcext:value-type="string">
            <text:p>'1086'</text:p>
          </table:table-cell>
          <table:table-cell table:formula="of:=CONCATENATE(&quot;'&quot;;[.D411];&quot;'&quot;)" office:value-type="string" office:string-value="'28.7'" calcext:value-type="string">
            <text:p>'28.7'</text:p>
          </table:table-cell>
          <table:table-cell table:formula="of:=CONCATENATE(&quot;'&quot;;[.E41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sobrecoxa, com pele, crua</text:p>
          </table:table-cell>
          <table:table-cell office:value-type="float" office:value="255" calcext:value-type="float">
            <text:p>255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15.5</text:p>
          </table:table-cell>
          <table:table-cell office:value-type="float" office:value="0" calcext:value-type="float">
            <text:p>0</text:p>
          </table:table-cell>
          <table:table-cell table:formula="of:=CONCATENATE(&quot;'&quot;;[.A412];&quot;'&quot;)" office:value-type="string" office:string-value="'Frango, sobrecoxa, com pele, crua'" calcext:value-type="string">
            <text:p>'Frango, sobrecoxa, com pele, crua'</text:p>
          </table:table-cell>
          <table:table-cell table:formula="of:=CONCATENATE(&quot;'&quot;;[.B412];&quot;'&quot;)" office:value-type="string" office:string-value="'255'" calcext:value-type="string">
            <text:p>'255'</text:p>
          </table:table-cell>
          <table:table-cell table:formula="of:=CONCATENATE(&quot;'&quot;;[.C412];&quot;'&quot;)" office:value-type="string" office:string-value="'1065'" calcext:value-type="string">
            <text:p>'1065'</text:p>
          </table:table-cell>
          <table:table-cell table:formula="of:=CONCATENATE(&quot;'&quot;;[.D412];&quot;'&quot;)" office:value-type="string" office:string-value="'15.5'" calcext:value-type="string">
            <text:p>'15.5'</text:p>
          </table:table-cell>
          <table:table-cell table:formula="of:=CONCATENATE(&quot;'&quot;;[.E41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sobrecoxa, sem pele, assada</text:p>
          </table:table-cell>
          <table:table-cell office:value-type="float" office:value="233" calcext:value-type="float">
            <text:p>23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29.2</text:p>
          </table:table-cell>
          <table:table-cell office:value-type="float" office:value="0" calcext:value-type="float">
            <text:p>0</text:p>
          </table:table-cell>
          <table:table-cell table:formula="of:=CONCATENATE(&quot;'&quot;;[.A413];&quot;'&quot;)" office:value-type="string" office:string-value="'Frango, sobrecoxa, sem pele, assada'" calcext:value-type="string">
            <text:p>'Frango, sobrecoxa, sem pele, assada'</text:p>
          </table:table-cell>
          <table:table-cell table:formula="of:=CONCATENATE(&quot;'&quot;;[.B413];&quot;'&quot;)" office:value-type="string" office:string-value="'233'" calcext:value-type="string">
            <text:p>'233'</text:p>
          </table:table-cell>
          <table:table-cell table:formula="of:=CONCATENATE(&quot;'&quot;;[.C413];&quot;'&quot;)" office:value-type="string" office:string-value="'974'" calcext:value-type="string">
            <text:p>'974'</text:p>
          </table:table-cell>
          <table:table-cell table:formula="of:=CONCATENATE(&quot;'&quot;;[.D413];&quot;'&quot;)" office:value-type="string" office:string-value="'29.2'" calcext:value-type="string">
            <text:p>'29.2'</text:p>
          </table:table-cell>
          <table:table-cell table:formula="of:=CONCATENATE(&quot;'&quot;;[.E41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Frango, sobrecoxa, sem pele, crua</text:p>
          </table:table-cell>
          <table:table-cell office:value-type="float" office:value="162" calcext:value-type="float">
            <text:p>162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7.6</text:p>
          </table:table-cell>
          <table:table-cell office:value-type="float" office:value="0" calcext:value-type="float">
            <text:p>0</text:p>
          </table:table-cell>
          <table:table-cell table:formula="of:=CONCATENATE(&quot;'&quot;;[.A414];&quot;'&quot;)" office:value-type="string" office:string-value="'Frango, sobrecoxa, sem pele, crua'" calcext:value-type="string">
            <text:p>'Frango, sobrecoxa, sem pele, crua'</text:p>
          </table:table-cell>
          <table:table-cell table:formula="of:=CONCATENATE(&quot;'&quot;;[.B414];&quot;'&quot;)" office:value-type="string" office:string-value="'162'" calcext:value-type="string">
            <text:p>'162'</text:p>
          </table:table-cell>
          <table:table-cell table:formula="of:=CONCATENATE(&quot;'&quot;;[.C414];&quot;'&quot;)" office:value-type="string" office:string-value="'677'" calcext:value-type="string">
            <text:p>'677'</text:p>
          </table:table-cell>
          <table:table-cell table:formula="of:=CONCATENATE(&quot;'&quot;;[.D414];&quot;'&quot;)" office:value-type="string" office:string-value="'17.6'" calcext:value-type="string">
            <text:p>'17.6'</text:p>
          </table:table-cell>
          <table:table-cell table:formula="of:=CONCATENATE(&quot;'&quot;;[.E41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Hambúrguer, bovino, cru</text:p>
          </table:table-cell>
          <table:table-cell office:value-type="float" office:value="215" calcext:value-type="float">
            <text:p>2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4.2</text:p>
          </table:table-cell>
          <table:table-cell table:formula="of:=CONCATENATE(&quot;'&quot;;[.A415];&quot;'&quot;)" office:value-type="string" office:string-value="'Hambúrguer, bovino, cru'" calcext:value-type="string">
            <text:p>'Hambúrguer, bovino, cru'</text:p>
          </table:table-cell>
          <table:table-cell table:formula="of:=CONCATENATE(&quot;'&quot;;[.B415];&quot;'&quot;)" office:value-type="string" office:string-value="'215'" calcext:value-type="string">
            <text:p>'215'</text:p>
          </table:table-cell>
          <table:table-cell table:formula="of:=CONCATENATE(&quot;'&quot;;[.C415];&quot;'&quot;)" office:value-type="string" office:string-value="'899'" calcext:value-type="string">
            <text:p>'899'</text:p>
          </table:table-cell>
          <table:table-cell table:formula="of:=CONCATENATE(&quot;'&quot;;[.D415];&quot;'&quot;)" office:value-type="string" office:string-value="'13.2'" calcext:value-type="string">
            <text:p>'13.2'</text:p>
          </table:table-cell>
          <table:table-cell table:formula="of:=CONCATENATE(&quot;'&quot;;[.E415];&quot;'&quot;)" office:value-type="string" office:string-value="'4.2'" calcext:value-type="string">
            <text:p>'4.2'</text:p>
          </table:table-cell>
        </table:table-row>
        <table:table-row table:style-name="ro1">
          <table:table-cell office:value-type="string" calcext:value-type="string">
            <text:p>Hambúrguer, bovino, frito</text:p>
          </table:table-cell>
          <table:table-cell office:value-type="float" office:value="258" calcext:value-type="float">
            <text:p>258</text:p>
          </table:table-cell>
          <table:table-cell office:value-type="float" office:value="1081" calcext:value-type="float">
            <text:p>10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3</text:p>
          </table:table-cell>
          <table:table-cell table:formula="of:=CONCATENATE(&quot;'&quot;;[.A416];&quot;'&quot;)" office:value-type="string" office:string-value="'Hambúrguer, bovino, frito'" calcext:value-type="string">
            <text:p>'Hambúrguer, bovino, frito'</text:p>
          </table:table-cell>
          <table:table-cell table:formula="of:=CONCATENATE(&quot;'&quot;;[.B416];&quot;'&quot;)" office:value-type="string" office:string-value="'258'" calcext:value-type="string">
            <text:p>'258'</text:p>
          </table:table-cell>
          <table:table-cell table:formula="of:=CONCATENATE(&quot;'&quot;;[.C416];&quot;'&quot;)" office:value-type="string" office:string-value="'1081'" calcext:value-type="string">
            <text:p>'1081'</text:p>
          </table:table-cell>
          <table:table-cell table:formula="of:=CONCATENATE(&quot;'&quot;;[.D416];&quot;'&quot;)" office:value-type="string" office:string-value="'20'" calcext:value-type="string">
            <text:p>'20'</text:p>
          </table:table-cell>
          <table:table-cell table:formula="of:=CONCATENATE(&quot;'&quot;;[.E416];&quot;'&quot;)" office:value-type="string" office:string-value="'6.3'" calcext:value-type="string">
            <text:p>'6.3'</text:p>
          </table:table-cell>
        </table:table-row>
        <table:table-row table:style-name="ro1">
          <table:table-cell office:value-type="string" calcext:value-type="string">
            <text:p>Hambúrguer, bovino, grelhado</text:p>
          </table:table-cell>
          <table:table-cell office:value-type="float" office:value="210" calcext:value-type="float">
            <text:p>21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1.3</text:p>
          </table:table-cell>
          <table:table-cell table:formula="of:=CONCATENATE(&quot;'&quot;;[.A417];&quot;'&quot;)" office:value-type="string" office:string-value="'Hambúrguer, bovino, grelhado'" calcext:value-type="string">
            <text:p>'Hambúrguer, bovino, grelhado'</text:p>
          </table:table-cell>
          <table:table-cell table:formula="of:=CONCATENATE(&quot;'&quot;;[.B417];&quot;'&quot;)" office:value-type="string" office:string-value="'210'" calcext:value-type="string">
            <text:p>'210'</text:p>
          </table:table-cell>
          <table:table-cell table:formula="of:=CONCATENATE(&quot;'&quot;;[.C417];&quot;'&quot;)" office:value-type="string" office:string-value="'878'" calcext:value-type="string">
            <text:p>'878'</text:p>
          </table:table-cell>
          <table:table-cell table:formula="of:=CONCATENATE(&quot;'&quot;;[.D417];&quot;'&quot;)" office:value-type="string" office:string-value="'13.2'" calcext:value-type="string">
            <text:p>'13.2'</text:p>
          </table:table-cell>
          <table:table-cell table:formula="of:=CONCATENATE(&quot;'&quot;;[.E417];&quot;'&quot;)" office:value-type="string" office:string-value="'11.3'" calcext:value-type="string">
            <text:p>'11.3'</text:p>
          </table:table-cell>
        </table:table-row>
        <table:table-row table:style-name="ro1">
          <table:table-cell office:value-type="string" calcext:value-type="string">
            <text:p>Lingüiça, frango, crua</text:p>
          </table:table-cell>
          <table:table-cell office:value-type="float" office:value="218" calcext:value-type="float">
            <text:p>218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14.2</text:p>
          </table:table-cell>
          <table:table-cell office:value-type="float" office:value="0" calcext:value-type="float">
            <text:p>0</text:p>
          </table:table-cell>
          <table:table-cell table:formula="of:=CONCATENATE(&quot;'&quot;;[.A418];&quot;'&quot;)" office:value-type="string" office:string-value="'Lingüiça, frango, crua'" calcext:value-type="string">
            <text:p>'Lingüiça, frango, crua'</text:p>
          </table:table-cell>
          <table:table-cell table:formula="of:=CONCATENATE(&quot;'&quot;;[.B418];&quot;'&quot;)" office:value-type="string" office:string-value="'218'" calcext:value-type="string">
            <text:p>'218'</text:p>
          </table:table-cell>
          <table:table-cell table:formula="of:=CONCATENATE(&quot;'&quot;;[.C418];&quot;'&quot;)" office:value-type="string" office:string-value="'913'" calcext:value-type="string">
            <text:p>'913'</text:p>
          </table:table-cell>
          <table:table-cell table:formula="of:=CONCATENATE(&quot;'&quot;;[.D418];&quot;'&quot;)" office:value-type="string" office:string-value="'14.2'" calcext:value-type="string">
            <text:p>'14.2'</text:p>
          </table:table-cell>
          <table:table-cell table:formula="of:=CONCATENATE(&quot;'&quot;;[.E41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Lingüiça, frango, frita</text:p>
          </table:table-cell>
          <table:table-cell office:value-type="float" office:value="245" calcext:value-type="float">
            <text:p>24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18.3</text:p>
          </table:table-cell>
          <table:table-cell office:value-type="float" office:value="0" calcext:value-type="float">
            <text:p>0</text:p>
          </table:table-cell>
          <table:table-cell table:formula="of:=CONCATENATE(&quot;'&quot;;[.A419];&quot;'&quot;)" office:value-type="string" office:string-value="'Lingüiça, frango, frita'" calcext:value-type="string">
            <text:p>'Lingüiça, frango, frita'</text:p>
          </table:table-cell>
          <table:table-cell table:formula="of:=CONCATENATE(&quot;'&quot;;[.B419];&quot;'&quot;)" office:value-type="string" office:string-value="'245'" calcext:value-type="string">
            <text:p>'245'</text:p>
          </table:table-cell>
          <table:table-cell table:formula="of:=CONCATENATE(&quot;'&quot;;[.C419];&quot;'&quot;)" office:value-type="string" office:string-value="'1027'" calcext:value-type="string">
            <text:p>'1027'</text:p>
          </table:table-cell>
          <table:table-cell table:formula="of:=CONCATENATE(&quot;'&quot;;[.D419];&quot;'&quot;)" office:value-type="string" office:string-value="'18.3'" calcext:value-type="string">
            <text:p>'18.3'</text:p>
          </table:table-cell>
          <table:table-cell table:formula="of:=CONCATENATE(&quot;'&quot;;[.E41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Lingüiça, frango, grelhada</text:p>
          </table:table-cell>
          <table:table-cell office:value-type="float" office:value="244" calcext:value-type="float">
            <text:p>24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18.2</text:p>
          </table:table-cell>
          <table:table-cell office:value-type="float" office:value="0" calcext:value-type="float">
            <text:p>0</text:p>
          </table:table-cell>
          <table:table-cell table:formula="of:=CONCATENATE(&quot;'&quot;;[.A420];&quot;'&quot;)" office:value-type="string" office:string-value="'Lingüiça, frango, grelhada'" calcext:value-type="string">
            <text:p>'Lingüiça, frango, grelhada'</text:p>
          </table:table-cell>
          <table:table-cell table:formula="of:=CONCATENATE(&quot;'&quot;;[.B420];&quot;'&quot;)" office:value-type="string" office:string-value="'244'" calcext:value-type="string">
            <text:p>'244'</text:p>
          </table:table-cell>
          <table:table-cell table:formula="of:=CONCATENATE(&quot;'&quot;;[.C420];&quot;'&quot;)" office:value-type="string" office:string-value="'1019'" calcext:value-type="string">
            <text:p>'1019'</text:p>
          </table:table-cell>
          <table:table-cell table:formula="of:=CONCATENATE(&quot;'&quot;;[.D420];&quot;'&quot;)" office:value-type="string" office:string-value="'18.2'" calcext:value-type="string">
            <text:p>'18.2'</text:p>
          </table:table-cell>
          <table:table-cell table:formula="of:=CONCATENATE(&quot;'&quot;;[.E42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Lingüiça, porco, crua</text:p>
          </table:table-cell>
          <table:table-cell office:value-type="float" office:value="227" calcext:value-type="float">
            <text:p>227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16.1</text:p>
          </table:table-cell>
          <table:table-cell office:value-type="float" office:value="0" calcext:value-type="float">
            <text:p>0</text:p>
          </table:table-cell>
          <table:table-cell table:formula="of:=CONCATENATE(&quot;'&quot;;[.A421];&quot;'&quot;)" office:value-type="string" office:string-value="'Lingüiça, porco, crua'" calcext:value-type="string">
            <text:p>'Lingüiça, porco, crua'</text:p>
          </table:table-cell>
          <table:table-cell table:formula="of:=CONCATENATE(&quot;'&quot;;[.B421];&quot;'&quot;)" office:value-type="string" office:string-value="'227'" calcext:value-type="string">
            <text:p>'227'</text:p>
          </table:table-cell>
          <table:table-cell table:formula="of:=CONCATENATE(&quot;'&quot;;[.C421];&quot;'&quot;)" office:value-type="string" office:string-value="'951'" calcext:value-type="string">
            <text:p>'951'</text:p>
          </table:table-cell>
          <table:table-cell table:formula="of:=CONCATENATE(&quot;'&quot;;[.D421];&quot;'&quot;)" office:value-type="string" office:string-value="'16.1'" calcext:value-type="string">
            <text:p>'16.1'</text:p>
          </table:table-cell>
          <table:table-cell table:formula="of:=CONCATENATE(&quot;'&quot;;[.E42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Lingüiça, porco, frita</text:p>
          </table:table-cell>
          <table:table-cell office:value-type="float" office:value="280" calcext:value-type="float">
            <text:p>28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20.5</text:p>
          </table:table-cell>
          <table:table-cell office:value-type="float" office:value="0" calcext:value-type="float">
            <text:p>0</text:p>
          </table:table-cell>
          <table:table-cell table:formula="of:=CONCATENATE(&quot;'&quot;;[.A422];&quot;'&quot;)" office:value-type="string" office:string-value="'Lingüiça, porco, frita'" calcext:value-type="string">
            <text:p>'Lingüiça, porco, frita'</text:p>
          </table:table-cell>
          <table:table-cell table:formula="of:=CONCATENATE(&quot;'&quot;;[.B422];&quot;'&quot;)" office:value-type="string" office:string-value="'280'" calcext:value-type="string">
            <text:p>'280'</text:p>
          </table:table-cell>
          <table:table-cell table:formula="of:=CONCATENATE(&quot;'&quot;;[.C422];&quot;'&quot;)" office:value-type="string" office:string-value="'1170'" calcext:value-type="string">
            <text:p>'1170'</text:p>
          </table:table-cell>
          <table:table-cell table:formula="of:=CONCATENATE(&quot;'&quot;;[.D422];&quot;'&quot;)" office:value-type="string" office:string-value="'20.5'" calcext:value-type="string">
            <text:p>'20.5'</text:p>
          </table:table-cell>
          <table:table-cell table:formula="of:=CONCATENATE(&quot;'&quot;;[.E42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Lingüiça, porco, grelhada</text:p>
          </table:table-cell>
          <table:table-cell office:value-type="float" office:value="296" calcext:value-type="float">
            <text:p>296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23.2</text:p>
          </table:table-cell>
          <table:table-cell office:value-type="float" office:value="0" calcext:value-type="float">
            <text:p>0</text:p>
          </table:table-cell>
          <table:table-cell table:formula="of:=CONCATENATE(&quot;'&quot;;[.A423];&quot;'&quot;)" office:value-type="string" office:string-value="'Lingüiça, porco, grelhada'" calcext:value-type="string">
            <text:p>'Lingüiça, porco, grelhada'</text:p>
          </table:table-cell>
          <table:table-cell table:formula="of:=CONCATENATE(&quot;'&quot;;[.B423];&quot;'&quot;)" office:value-type="string" office:string-value="'296'" calcext:value-type="string">
            <text:p>'296'</text:p>
          </table:table-cell>
          <table:table-cell table:formula="of:=CONCATENATE(&quot;'&quot;;[.C423];&quot;'&quot;)" office:value-type="string" office:string-value="'1241'" calcext:value-type="string">
            <text:p>'1241'</text:p>
          </table:table-cell>
          <table:table-cell table:formula="of:=CONCATENATE(&quot;'&quot;;[.D423];&quot;'&quot;)" office:value-type="string" office:string-value="'23.2'" calcext:value-type="string">
            <text:p>'23.2'</text:p>
          </table:table-cell>
          <table:table-cell table:formula="of:=CONCATENATE(&quot;'&quot;;[.E42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Mortadela</text:p>
          </table:table-cell>
          <table:table-cell office:value-type="float" office:value="269" calcext:value-type="float">
            <text:p>269</text:p>
          </table:table-cell>
          <table:table-cell office:value-type="float" office:value="1125" calcext:value-type="float">
            <text:p>1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8</text:p>
          </table:table-cell>
          <table:table-cell table:formula="of:=CONCATENATE(&quot;'&quot;;[.A424];&quot;'&quot;)" office:value-type="string" office:string-value="'Mortadela'" calcext:value-type="string">
            <text:p>'Mortadela'</text:p>
          </table:table-cell>
          <table:table-cell table:formula="of:=CONCATENATE(&quot;'&quot;;[.B424];&quot;'&quot;)" office:value-type="string" office:string-value="'269'" calcext:value-type="string">
            <text:p>'269'</text:p>
          </table:table-cell>
          <table:table-cell table:formula="of:=CONCATENATE(&quot;'&quot;;[.C424];&quot;'&quot;)" office:value-type="string" office:string-value="'1125'" calcext:value-type="string">
            <text:p>'1125'</text:p>
          </table:table-cell>
          <table:table-cell table:formula="of:=CONCATENATE(&quot;'&quot;;[.D424];&quot;'&quot;)" office:value-type="string" office:string-value="'12'" calcext:value-type="string">
            <text:p>'12'</text:p>
          </table:table-cell>
          <table:table-cell table:formula="of:=CONCATENATE(&quot;'&quot;;[.E424];&quot;'&quot;)" office:value-type="string" office:string-value="'5.8'" calcext:value-type="string">
            <text:p>'5.8'</text:p>
          </table:table-cell>
        </table:table-row>
        <table:table-row table:style-name="ro1">
          <table:table-cell office:value-type="string" calcext:value-type="string">
            <text:p>Peru, congelado, assado</text:p>
          </table:table-cell>
          <table:table-cell office:value-type="float" office:value="163" calcext:value-type="float">
            <text:p>16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26.2</text:p>
          </table:table-cell>
          <table:table-cell office:value-type="float" office:value="0" calcext:value-type="float">
            <text:p>0</text:p>
          </table:table-cell>
          <table:table-cell table:formula="of:=CONCATENATE(&quot;'&quot;;[.A425];&quot;'&quot;)" office:value-type="string" office:string-value="'Peru, congelado, assado'" calcext:value-type="string">
            <text:p>'Peru, congelado, assado'</text:p>
          </table:table-cell>
          <table:table-cell table:formula="of:=CONCATENATE(&quot;'&quot;;[.B425];&quot;'&quot;)" office:value-type="string" office:string-value="'163'" calcext:value-type="string">
            <text:p>'163'</text:p>
          </table:table-cell>
          <table:table-cell table:formula="of:=CONCATENATE(&quot;'&quot;;[.C425];&quot;'&quot;)" office:value-type="string" office:string-value="'682'" calcext:value-type="string">
            <text:p>'682'</text:p>
          </table:table-cell>
          <table:table-cell table:formula="of:=CONCATENATE(&quot;'&quot;;[.D425];&quot;'&quot;)" office:value-type="string" office:string-value="'26.2'" calcext:value-type="string">
            <text:p>'26.2'</text:p>
          </table:table-cell>
          <table:table-cell table:formula="of:=CONCATENATE(&quot;'&quot;;[.E42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eru, congelado, cru</text:p>
          </table:table-cell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8.1</text:p>
          </table:table-cell>
          <table:table-cell office:value-type="float" office:value="0" calcext:value-type="float">
            <text:p>0</text:p>
          </table:table-cell>
          <table:table-cell table:formula="of:=CONCATENATE(&quot;'&quot;;[.A426];&quot;'&quot;)" office:value-type="string" office:string-value="'Peru, congelado, cru'" calcext:value-type="string">
            <text:p>'Peru, congelado, cru'</text:p>
          </table:table-cell>
          <table:table-cell table:formula="of:=CONCATENATE(&quot;'&quot;;[.B426];&quot;'&quot;)" office:value-type="string" office:string-value="'94'" calcext:value-type="string">
            <text:p>'94'</text:p>
          </table:table-cell>
          <table:table-cell table:formula="of:=CONCATENATE(&quot;'&quot;;[.C426];&quot;'&quot;)" office:value-type="string" office:string-value="'392'" calcext:value-type="string">
            <text:p>'392'</text:p>
          </table:table-cell>
          <table:table-cell table:formula="of:=CONCATENATE(&quot;'&quot;;[.D426];&quot;'&quot;)" office:value-type="string" office:string-value="'18.1'" calcext:value-type="string">
            <text:p>'18.1'</text:p>
          </table:table-cell>
          <table:table-cell table:formula="of:=CONCATENATE(&quot;'&quot;;[.E42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bisteca, crua</text:p>
          </table:table-cell>
          <table:table-cell office:value-type="float" office:value="164" calcext:value-type="float">
            <text:p>164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21.5</text:p>
          </table:table-cell>
          <table:table-cell office:value-type="float" office:value="0" calcext:value-type="float">
            <text:p>0</text:p>
          </table:table-cell>
          <table:table-cell table:formula="of:=CONCATENATE(&quot;'&quot;;[.A427];&quot;'&quot;)" office:value-type="string" office:string-value="'Porco, bisteca, crua'" calcext:value-type="string">
            <text:p>'Porco, bisteca, crua'</text:p>
          </table:table-cell>
          <table:table-cell table:formula="of:=CONCATENATE(&quot;'&quot;;[.B427];&quot;'&quot;)" office:value-type="string" office:string-value="'164'" calcext:value-type="string">
            <text:p>'164'</text:p>
          </table:table-cell>
          <table:table-cell table:formula="of:=CONCATENATE(&quot;'&quot;;[.C427];&quot;'&quot;)" office:value-type="string" office:string-value="'687'" calcext:value-type="string">
            <text:p>'687'</text:p>
          </table:table-cell>
          <table:table-cell table:formula="of:=CONCATENATE(&quot;'&quot;;[.D427];&quot;'&quot;)" office:value-type="string" office:string-value="'21.5'" calcext:value-type="string">
            <text:p>'21.5'</text:p>
          </table:table-cell>
          <table:table-cell table:formula="of:=CONCATENATE(&quot;'&quot;;[.E42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bisteca, frita</text:p>
          </table:table-cell>
          <table:table-cell office:value-type="float" office:value="311" calcext:value-type="float">
            <text:p>311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33.7</text:p>
          </table:table-cell>
          <table:table-cell office:value-type="float" office:value="0" calcext:value-type="float">
            <text:p>0</text:p>
          </table:table-cell>
          <table:table-cell table:formula="of:=CONCATENATE(&quot;'&quot;;[.A428];&quot;'&quot;)" office:value-type="string" office:string-value="'Porco, bisteca, frita'" calcext:value-type="string">
            <text:p>'Porco, bisteca, frita'</text:p>
          </table:table-cell>
          <table:table-cell table:formula="of:=CONCATENATE(&quot;'&quot;;[.B428];&quot;'&quot;)" office:value-type="string" office:string-value="'311'" calcext:value-type="string">
            <text:p>'311'</text:p>
          </table:table-cell>
          <table:table-cell table:formula="of:=CONCATENATE(&quot;'&quot;;[.C428];&quot;'&quot;)" office:value-type="string" office:string-value="'1302'" calcext:value-type="string">
            <text:p>'1302'</text:p>
          </table:table-cell>
          <table:table-cell table:formula="of:=CONCATENATE(&quot;'&quot;;[.D428];&quot;'&quot;)" office:value-type="string" office:string-value="'33.7'" calcext:value-type="string">
            <text:p>'33.7'</text:p>
          </table:table-cell>
          <table:table-cell table:formula="of:=CONCATENATE(&quot;'&quot;;[.E428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bisteca, grelhada</text:p>
          </table:table-cell>
          <table:table-cell office:value-type="float" office:value="280" calcext:value-type="float">
            <text:p>28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28.9</text:p>
          </table:table-cell>
          <table:table-cell office:value-type="float" office:value="0" calcext:value-type="float">
            <text:p>0</text:p>
          </table:table-cell>
          <table:table-cell table:formula="of:=CONCATENATE(&quot;'&quot;;[.A429];&quot;'&quot;)" office:value-type="string" office:string-value="'Porco, bisteca, grelhada'" calcext:value-type="string">
            <text:p>'Porco, bisteca, grelhada'</text:p>
          </table:table-cell>
          <table:table-cell table:formula="of:=CONCATENATE(&quot;'&quot;;[.B429];&quot;'&quot;)" office:value-type="string" office:string-value="'280'" calcext:value-type="string">
            <text:p>'280'</text:p>
          </table:table-cell>
          <table:table-cell table:formula="of:=CONCATENATE(&quot;'&quot;;[.C429];&quot;'&quot;)" office:value-type="string" office:string-value="'1172'" calcext:value-type="string">
            <text:p>'1172'</text:p>
          </table:table-cell>
          <table:table-cell table:formula="of:=CONCATENATE(&quot;'&quot;;[.D429];&quot;'&quot;)" office:value-type="string" office:string-value="'28.9'" calcext:value-type="string">
            <text:p>'28.9'</text:p>
          </table:table-cell>
          <table:table-cell table:formula="of:=CONCATENATE(&quot;'&quot;;[.E42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costela, assada</text:p>
          </table:table-cell>
          <table:table-cell office:value-type="float" office:value="402" calcext:value-type="float">
            <text:p>402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30.2</text:p>
          </table:table-cell>
          <table:table-cell office:value-type="float" office:value="0" calcext:value-type="float">
            <text:p>0</text:p>
          </table:table-cell>
          <table:table-cell table:formula="of:=CONCATENATE(&quot;'&quot;;[.A430];&quot;'&quot;)" office:value-type="string" office:string-value="'Porco, costela, assada'" calcext:value-type="string">
            <text:p>'Porco, costela, assada'</text:p>
          </table:table-cell>
          <table:table-cell table:formula="of:=CONCATENATE(&quot;'&quot;;[.B430];&quot;'&quot;)" office:value-type="string" office:string-value="'402'" calcext:value-type="string">
            <text:p>'402'</text:p>
          </table:table-cell>
          <table:table-cell table:formula="of:=CONCATENATE(&quot;'&quot;;[.C430];&quot;'&quot;)" office:value-type="string" office:string-value="'1683'" calcext:value-type="string">
            <text:p>'1683'</text:p>
          </table:table-cell>
          <table:table-cell table:formula="of:=CONCATENATE(&quot;'&quot;;[.D430];&quot;'&quot;)" office:value-type="string" office:string-value="'30.2'" calcext:value-type="string">
            <text:p>'30.2'</text:p>
          </table:table-cell>
          <table:table-cell table:formula="of:=CONCATENATE(&quot;'&quot;;[.E430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costela, crua</text:p>
          </table:table-cell>
          <table:table-cell office:value-type="float" office:value="256" calcext:value-type="float">
            <text:p>256</text:p>
          </table:table-cell>
          <table:table-cell office:value-type="float" office:value="1069" calcext:value-type="float">
            <text:p>10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CONCATENATE(&quot;'&quot;;[.A431];&quot;'&quot;)" office:value-type="string" office:string-value="'Porco, costela, crua'" calcext:value-type="string">
            <text:p>'Porco, costela, crua'</text:p>
          </table:table-cell>
          <table:table-cell table:formula="of:=CONCATENATE(&quot;'&quot;;[.B431];&quot;'&quot;)" office:value-type="string" office:string-value="'256'" calcext:value-type="string">
            <text:p>'256'</text:p>
          </table:table-cell>
          <table:table-cell table:formula="of:=CONCATENATE(&quot;'&quot;;[.C431];&quot;'&quot;)" office:value-type="string" office:string-value="'1069'" calcext:value-type="string">
            <text:p>'1069'</text:p>
          </table:table-cell>
          <table:table-cell table:formula="of:=CONCATENATE(&quot;'&quot;;[.D431];&quot;'&quot;)" office:value-type="string" office:string-value="'18'" calcext:value-type="string">
            <text:p>'18'</text:p>
          </table:table-cell>
          <table:table-cell table:formula="of:=CONCATENATE(&quot;'&quot;;[.E431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lombo, assado</text:p>
          </table:table-cell>
          <table:table-cell office:value-type="float" office:value="210" calcext:value-type="float">
            <text:p>21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35.7</text:p>
          </table:table-cell>
          <table:table-cell office:value-type="float" office:value="0" calcext:value-type="float">
            <text:p>0</text:p>
          </table:table-cell>
          <table:table-cell table:formula="of:=CONCATENATE(&quot;'&quot;;[.A432];&quot;'&quot;)" office:value-type="string" office:string-value="'Porco, lombo, assado'" calcext:value-type="string">
            <text:p>'Porco, lombo, assado'</text:p>
          </table:table-cell>
          <table:table-cell table:formula="of:=CONCATENATE(&quot;'&quot;;[.B432];&quot;'&quot;)" office:value-type="string" office:string-value="'210'" calcext:value-type="string">
            <text:p>'210'</text:p>
          </table:table-cell>
          <table:table-cell table:formula="of:=CONCATENATE(&quot;'&quot;;[.C432];&quot;'&quot;)" office:value-type="string" office:string-value="'880'" calcext:value-type="string">
            <text:p>'880'</text:p>
          </table:table-cell>
          <table:table-cell table:formula="of:=CONCATENATE(&quot;'&quot;;[.D432];&quot;'&quot;)" office:value-type="string" office:string-value="'35.7'" calcext:value-type="string">
            <text:p>'35.7'</text:p>
          </table:table-cell>
          <table:table-cell table:formula="of:=CONCATENATE(&quot;'&quot;;[.E432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lombo, cru</text:p>
          </table:table-cell>
          <table:table-cell office:value-type="float" office:value="176" calcext:value-type="float">
            <text:p>17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2.6</text:p>
          </table:table-cell>
          <table:table-cell office:value-type="float" office:value="0" calcext:value-type="float">
            <text:p>0</text:p>
          </table:table-cell>
          <table:table-cell table:formula="of:=CONCATENATE(&quot;'&quot;;[.A433];&quot;'&quot;)" office:value-type="string" office:string-value="'Porco, lombo, cru'" calcext:value-type="string">
            <text:p>'Porco, lombo, cru'</text:p>
          </table:table-cell>
          <table:table-cell table:formula="of:=CONCATENATE(&quot;'&quot;;[.B433];&quot;'&quot;)" office:value-type="string" office:string-value="'176'" calcext:value-type="string">
            <text:p>'176'</text:p>
          </table:table-cell>
          <table:table-cell table:formula="of:=CONCATENATE(&quot;'&quot;;[.C433];&quot;'&quot;)" office:value-type="string" office:string-value="'735'" calcext:value-type="string">
            <text:p>'735'</text:p>
          </table:table-cell>
          <table:table-cell table:formula="of:=CONCATENATE(&quot;'&quot;;[.D433];&quot;'&quot;)" office:value-type="string" office:string-value="'22.6'" calcext:value-type="string">
            <text:p>'22.6'</text:p>
          </table:table-cell>
          <table:table-cell table:formula="of:=CONCATENATE(&quot;'&quot;;[.E433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orelha, salgada, crua</text:p>
          </table:table-cell>
          <table:table-cell office:value-type="float" office:value="258" calcext:value-type="float">
            <text:p>258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18.5</text:p>
          </table:table-cell>
          <table:table-cell office:value-type="float" office:value="0" calcext:value-type="float">
            <text:p>0</text:p>
          </table:table-cell>
          <table:table-cell table:formula="of:=CONCATENATE(&quot;'&quot;;[.A434];&quot;'&quot;)" office:value-type="string" office:string-value="'Porco, orelha, salgada, crua'" calcext:value-type="string">
            <text:p>'Porco, orelha, salgada, crua'</text:p>
          </table:table-cell>
          <table:table-cell table:formula="of:=CONCATENATE(&quot;'&quot;;[.B434];&quot;'&quot;)" office:value-type="string" office:string-value="'258'" calcext:value-type="string">
            <text:p>'258'</text:p>
          </table:table-cell>
          <table:table-cell table:formula="of:=CONCATENATE(&quot;'&quot;;[.C434];&quot;'&quot;)" office:value-type="string" office:string-value="'1082'" calcext:value-type="string">
            <text:p>'1082'</text:p>
          </table:table-cell>
          <table:table-cell table:formula="of:=CONCATENATE(&quot;'&quot;;[.D434];&quot;'&quot;)" office:value-type="string" office:string-value="'18.5'" calcext:value-type="string">
            <text:p>'18.5'</text:p>
          </table:table-cell>
          <table:table-cell table:formula="of:=CONCATENATE(&quot;'&quot;;[.E43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pernil, assado</text:p>
          </table:table-cell>
          <table:table-cell office:value-type="float" office:value="262" calcext:value-type="float">
            <text:p>262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32.1</text:p>
          </table:table-cell>
          <table:table-cell office:value-type="float" office:value="0" calcext:value-type="float">
            <text:p>0</text:p>
          </table:table-cell>
          <table:table-cell table:formula="of:=CONCATENATE(&quot;'&quot;;[.A435];&quot;'&quot;)" office:value-type="string" office:string-value="'Porco, pernil, assado'" calcext:value-type="string">
            <text:p>'Porco, pernil, assado'</text:p>
          </table:table-cell>
          <table:table-cell table:formula="of:=CONCATENATE(&quot;'&quot;;[.B435];&quot;'&quot;)" office:value-type="string" office:string-value="'262'" calcext:value-type="string">
            <text:p>'262'</text:p>
          </table:table-cell>
          <table:table-cell table:formula="of:=CONCATENATE(&quot;'&quot;;[.C435];&quot;'&quot;)" office:value-type="string" office:string-value="'1097'" calcext:value-type="string">
            <text:p>'1097'</text:p>
          </table:table-cell>
          <table:table-cell table:formula="of:=CONCATENATE(&quot;'&quot;;[.D435];&quot;'&quot;)" office:value-type="string" office:string-value="'32.1'" calcext:value-type="string">
            <text:p>'32.1'</text:p>
          </table:table-cell>
          <table:table-cell table:formula="of:=CONCATENATE(&quot;'&quot;;[.E43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pernil, cru</text:p>
          </table:table-cell>
          <table:table-cell office:value-type="float" office:value="186" calcext:value-type="float">
            <text:p>18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20.1</text:p>
          </table:table-cell>
          <table:table-cell office:value-type="float" office:value="0" calcext:value-type="float">
            <text:p>0</text:p>
          </table:table-cell>
          <table:table-cell table:formula="of:=CONCATENATE(&quot;'&quot;;[.A436];&quot;'&quot;)" office:value-type="string" office:string-value="'Porco, pernil, cru'" calcext:value-type="string">
            <text:p>'Porco, pernil, cru'</text:p>
          </table:table-cell>
          <table:table-cell table:formula="of:=CONCATENATE(&quot;'&quot;;[.B436];&quot;'&quot;)" office:value-type="string" office:string-value="'186'" calcext:value-type="string">
            <text:p>'186'</text:p>
          </table:table-cell>
          <table:table-cell table:formula="of:=CONCATENATE(&quot;'&quot;;[.C436];&quot;'&quot;)" office:value-type="string" office:string-value="'778'" calcext:value-type="string">
            <text:p>'778'</text:p>
          </table:table-cell>
          <table:table-cell table:formula="of:=CONCATENATE(&quot;'&quot;;[.D436];&quot;'&quot;)" office:value-type="string" office:string-value="'20.1'" calcext:value-type="string">
            <text:p>'20.1'</text:p>
          </table:table-cell>
          <table:table-cell table:formula="of:=CONCATENATE(&quot;'&quot;;[.E43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orco, rabo, salgado, cru</text:p>
          </table:table-cell>
          <table:table-cell office:value-type="float" office:value="377" calcext:value-type="float">
            <text:p>377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15.6</text:p>
          </table:table-cell>
          <table:table-cell office:value-type="float" office:value="0" calcext:value-type="float">
            <text:p>0</text:p>
          </table:table-cell>
          <table:table-cell table:formula="of:=CONCATENATE(&quot;'&quot;;[.A437];&quot;'&quot;)" office:value-type="string" office:string-value="'Porco, rabo, salgado, cru'" calcext:value-type="string">
            <text:p>'Porco, rabo, salgado, cru'</text:p>
          </table:table-cell>
          <table:table-cell table:formula="of:=CONCATENATE(&quot;'&quot;;[.B437];&quot;'&quot;)" office:value-type="string" office:string-value="'377'" calcext:value-type="string">
            <text:p>'377'</text:p>
          </table:table-cell>
          <table:table-cell table:formula="of:=CONCATENATE(&quot;'&quot;;[.C437];&quot;'&quot;)" office:value-type="string" office:string-value="'1579'" calcext:value-type="string">
            <text:p>'1579'</text:p>
          </table:table-cell>
          <table:table-cell table:formula="of:=CONCATENATE(&quot;'&quot;;[.D437];&quot;'&quot;)" office:value-type="string" office:string-value="'15.6'" calcext:value-type="string">
            <text:p>'15.6'</text:p>
          </table:table-cell>
          <table:table-cell table:formula="of:=CONCATENATE(&quot;'&quot;;[.E437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Presunto, com capa de gordura</text:p>
          </table:table-cell>
          <table:table-cell office:value-type="float" office:value="128" calcext:value-type="float">
            <text:p>128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</text:p>
          </table:table-cell>
          <table:table-cell table:formula="of:=CONCATENATE(&quot;'&quot;;[.A438];&quot;'&quot;)" office:value-type="string" office:string-value="'Presunto, com capa de gordura'" calcext:value-type="string">
            <text:p>'Presunto, com capa de gordura'</text:p>
          </table:table-cell>
          <table:table-cell table:formula="of:=CONCATENATE(&quot;'&quot;;[.B438];&quot;'&quot;)" office:value-type="string" office:string-value="'128'" calcext:value-type="string">
            <text:p>'128'</text:p>
          </table:table-cell>
          <table:table-cell table:formula="of:=CONCATENATE(&quot;'&quot;;[.C438];&quot;'&quot;)" office:value-type="string" office:string-value="'535'" calcext:value-type="string">
            <text:p>'535'</text:p>
          </table:table-cell>
          <table:table-cell table:formula="of:=CONCATENATE(&quot;'&quot;;[.D438];&quot;'&quot;)" office:value-type="string" office:string-value="'14.4'" calcext:value-type="string">
            <text:p>'14.4'</text:p>
          </table:table-cell>
          <table:table-cell table:formula="of:=CONCATENATE(&quot;'&quot;;[.E438];&quot;'&quot;)" office:value-type="string" office:string-value="'1.4'" calcext:value-type="string">
            <text:p>'1.4'</text:p>
          </table:table-cell>
        </table:table-row>
        <table:table-row table:style-name="ro1">
          <table:table-cell office:value-type="string" calcext:value-type="string">
            <text:p>Presunto, sem capa de gordura</text:p>
          </table:table-cell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2.1</text:p>
          </table:table-cell>
          <table:table-cell table:formula="of:=CONCATENATE(&quot;'&quot;;[.A439];&quot;'&quot;)" office:value-type="string" office:string-value="'Presunto, sem capa de gordura'" calcext:value-type="string">
            <text:p>'Presunto, sem capa de gordura'</text:p>
          </table:table-cell>
          <table:table-cell table:formula="of:=CONCATENATE(&quot;'&quot;;[.B439];&quot;'&quot;)" office:value-type="string" office:string-value="'94'" calcext:value-type="string">
            <text:p>'94'</text:p>
          </table:table-cell>
          <table:table-cell table:formula="of:=CONCATENATE(&quot;'&quot;;[.C439];&quot;'&quot;)" office:value-type="string" office:string-value="'392'" calcext:value-type="string">
            <text:p>'392'</text:p>
          </table:table-cell>
          <table:table-cell table:formula="of:=CONCATENATE(&quot;'&quot;;[.D439];&quot;'&quot;)" office:value-type="string" office:string-value="'14.3'" calcext:value-type="string">
            <text:p>'14.3'</text:p>
          </table:table-cell>
          <table:table-cell table:formula="of:=CONCATENATE(&quot;'&quot;;[.E439];&quot;'&quot;)" office:value-type="string" office:string-value="'2.1'" calcext:value-type="string">
            <text:p>'2.1'</text:p>
          </table:table-cell>
        </table:table-row>
        <table:table-row table:style-name="ro1">
          <table:table-cell office:value-type="string" calcext:value-type="string">
            <text:p>Quibe, assado</text:p>
          </table:table-cell>
          <table:table-cell office:value-type="float" office:value="136" calcext:value-type="float">
            <text:p>13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2.9</text:p>
          </table:table-cell>
          <table:table-cell table:formula="of:=CONCATENATE(&quot;'&quot;;[.A440];&quot;'&quot;)" office:value-type="string" office:string-value="'Quibe, assado'" calcext:value-type="string">
            <text:p>'Quibe, assado'</text:p>
          </table:table-cell>
          <table:table-cell table:formula="of:=CONCATENATE(&quot;'&quot;;[.B440];&quot;'&quot;)" office:value-type="string" office:string-value="'136'" calcext:value-type="string">
            <text:p>'136'</text:p>
          </table:table-cell>
          <table:table-cell table:formula="of:=CONCATENATE(&quot;'&quot;;[.C440];&quot;'&quot;)" office:value-type="string" office:string-value="'570'" calcext:value-type="string">
            <text:p>'570'</text:p>
          </table:table-cell>
          <table:table-cell table:formula="of:=CONCATENATE(&quot;'&quot;;[.D440];&quot;'&quot;)" office:value-type="string" office:string-value="'14.6'" calcext:value-type="string">
            <text:p>'14.6'</text:p>
          </table:table-cell>
          <table:table-cell table:formula="of:=CONCATENATE(&quot;'&quot;;[.E440];&quot;'&quot;)" office:value-type="string" office:string-value="'12.9'" calcext:value-type="string">
            <text:p>'12.9'</text:p>
          </table:table-cell>
        </table:table-row>
        <table:table-row table:style-name="ro1">
          <table:table-cell office:value-type="string" calcext:value-type="string">
            <text:p>Quibe, cru</text:p>
          </table:table-cell>
          <table:table-cell office:value-type="float" office:value="109" calcext:value-type="float">
            <text:p>10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0.8</text:p>
          </table:table-cell>
          <table:table-cell table:formula="of:=CONCATENATE(&quot;'&quot;;[.A441];&quot;'&quot;)" office:value-type="string" office:string-value="'Quibe, cru'" calcext:value-type="string">
            <text:p>'Quibe, cru'</text:p>
          </table:table-cell>
          <table:table-cell table:formula="of:=CONCATENATE(&quot;'&quot;;[.B441];&quot;'&quot;)" office:value-type="string" office:string-value="'109'" calcext:value-type="string">
            <text:p>'109'</text:p>
          </table:table-cell>
          <table:table-cell table:formula="of:=CONCATENATE(&quot;'&quot;;[.C441];&quot;'&quot;)" office:value-type="string" office:string-value="'458'" calcext:value-type="string">
            <text:p>'458'</text:p>
          </table:table-cell>
          <table:table-cell table:formula="of:=CONCATENATE(&quot;'&quot;;[.D441];&quot;'&quot;)" office:value-type="string" office:string-value="'12.4'" calcext:value-type="string">
            <text:p>'12.4'</text:p>
          </table:table-cell>
          <table:table-cell table:formula="of:=CONCATENATE(&quot;'&quot;;[.E441];&quot;'&quot;)" office:value-type="string" office:string-value="'10.8'" calcext:value-type="string">
            <text:p>'10.8'</text:p>
          </table:table-cell>
        </table:table-row>
        <table:table-row table:style-name="ro1">
          <table:table-cell office:value-type="string" calcext:value-type="string">
            <text:p>Quibe, frito</text:p>
          </table:table-cell>
          <table:table-cell office:value-type="float" office:value="254" calcext:value-type="float">
            <text:p>254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2.3</text:p>
          </table:table-cell>
          <table:table-cell table:formula="of:=CONCATENATE(&quot;'&quot;;[.A442];&quot;'&quot;)" office:value-type="string" office:string-value="'Quibe, frito'" calcext:value-type="string">
            <text:p>'Quibe, frito'</text:p>
          </table:table-cell>
          <table:table-cell table:formula="of:=CONCATENATE(&quot;'&quot;;[.B442];&quot;'&quot;)" office:value-type="string" office:string-value="'254'" calcext:value-type="string">
            <text:p>'254'</text:p>
          </table:table-cell>
          <table:table-cell table:formula="of:=CONCATENATE(&quot;'&quot;;[.C442];&quot;'&quot;)" office:value-type="string" office:string-value="'1062'" calcext:value-type="string">
            <text:p>'1062'</text:p>
          </table:table-cell>
          <table:table-cell table:formula="of:=CONCATENATE(&quot;'&quot;;[.D442];&quot;'&quot;)" office:value-type="string" office:string-value="'14.9'" calcext:value-type="string">
            <text:p>'14.9'</text:p>
          </table:table-cell>
          <table:table-cell table:formula="of:=CONCATENATE(&quot;'&quot;;[.E442];&quot;'&quot;)" office:value-type="string" office:string-value="'12.3'" calcext:value-type="string">
            <text:p>'12.3'</text:p>
          </table:table-cell>
        </table:table-row>
        <table:table-row table:style-name="ro1">
          <table:table-cell office:value-type="string" calcext:value-type="string">
            <text:p>Salame</text:p>
          </table:table-cell>
          <table:table-cell office:value-type="float" office:value="398" calcext:value-type="float">
            <text:p>398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2.9</text:p>
          </table:table-cell>
          <table:table-cell table:formula="of:=CONCATENATE(&quot;'&quot;;[.A443];&quot;'&quot;)" office:value-type="string" office:string-value="'Salame'" calcext:value-type="string">
            <text:p>'Salame'</text:p>
          </table:table-cell>
          <table:table-cell table:formula="of:=CONCATENATE(&quot;'&quot;;[.B443];&quot;'&quot;)" office:value-type="string" office:string-value="'398'" calcext:value-type="string">
            <text:p>'398'</text:p>
          </table:table-cell>
          <table:table-cell table:formula="of:=CONCATENATE(&quot;'&quot;;[.C443];&quot;'&quot;)" office:value-type="string" office:string-value="'1665'" calcext:value-type="string">
            <text:p>'1665'</text:p>
          </table:table-cell>
          <table:table-cell table:formula="of:=CONCATENATE(&quot;'&quot;;[.D443];&quot;'&quot;)" office:value-type="string" office:string-value="'25.8'" calcext:value-type="string">
            <text:p>'25.8'</text:p>
          </table:table-cell>
          <table:table-cell table:formula="of:=CONCATENATE(&quot;'&quot;;[.E443];&quot;'&quot;)" office:value-type="string" office:string-value="'2.9'" calcext:value-type="string">
            <text:p>'2.9'</text:p>
          </table:table-cell>
        </table:table-row>
        <table:table-row table:style-name="ro1">
          <table:table-cell office:value-type="string" calcext:value-type="string">
            <text:p>Toucinho, cru</text:p>
          </table:table-cell>
          <table:table-cell office:value-type="float" office:value="593" calcext:value-type="float">
            <text:p>593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11.5</text:p>
          </table:table-cell>
          <table:table-cell office:value-type="float" office:value="0" calcext:value-type="float">
            <text:p>0</text:p>
          </table:table-cell>
          <table:table-cell table:formula="of:=CONCATENATE(&quot;'&quot;;[.A444];&quot;'&quot;)" office:value-type="string" office:string-value="'Toucinho, cru'" calcext:value-type="string">
            <text:p>'Toucinho, cru'</text:p>
          </table:table-cell>
          <table:table-cell table:formula="of:=CONCATENATE(&quot;'&quot;;[.B444];&quot;'&quot;)" office:value-type="string" office:string-value="'593'" calcext:value-type="string">
            <text:p>'593'</text:p>
          </table:table-cell>
          <table:table-cell table:formula="of:=CONCATENATE(&quot;'&quot;;[.C444];&quot;'&quot;)" office:value-type="string" office:string-value="'2479'" calcext:value-type="string">
            <text:p>'2479'</text:p>
          </table:table-cell>
          <table:table-cell table:formula="of:=CONCATENATE(&quot;'&quot;;[.D444];&quot;'&quot;)" office:value-type="string" office:string-value="'11.5'" calcext:value-type="string">
            <text:p>'11.5'</text:p>
          </table:table-cell>
          <table:table-cell table:formula="of:=CONCATENATE(&quot;'&quot;;[.E444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Toucinho, frito</text:p>
          </table:table-cell>
          <table:table-cell office:value-type="float" office:value="697" calcext:value-type="float">
            <text:p>697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27.3</text:p>
          </table:table-cell>
          <table:table-cell office:value-type="float" office:value="0" calcext:value-type="float">
            <text:p>0</text:p>
          </table:table-cell>
          <table:table-cell table:formula="of:=CONCATENATE(&quot;'&quot;;[.A445];&quot;'&quot;)" office:value-type="string" office:string-value="'Toucinho, frito'" calcext:value-type="string">
            <text:p>'Toucinho, frito'</text:p>
          </table:table-cell>
          <table:table-cell table:formula="of:=CONCATENATE(&quot;'&quot;;[.B445];&quot;'&quot;)" office:value-type="string" office:string-value="'697'" calcext:value-type="string">
            <text:p>'697'</text:p>
          </table:table-cell>
          <table:table-cell table:formula="of:=CONCATENATE(&quot;'&quot;;[.C445];&quot;'&quot;)" office:value-type="string" office:string-value="'2914'" calcext:value-type="string">
            <text:p>'2914'</text:p>
          </table:table-cell>
          <table:table-cell table:formula="of:=CONCATENATE(&quot;'&quot;;[.D445];&quot;'&quot;)" office:value-type="string" office:string-value="'27.3'" calcext:value-type="string">
            <text:p>'27.3'</text:p>
          </table:table-cell>
          <table:table-cell table:formula="of:=CONCATENATE(&quot;'&quot;;[.E445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Bebida láctea, pêssego</text:p>
          </table:table-cell>
          <table:table-cell office:value-type="float" office:value="55" calcext:value-type="float">
            <text:p>5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6</text:p>
          </table:table-cell>
          <table:table-cell table:formula="of:=CONCATENATE(&quot;'&quot;;[.A446];&quot;'&quot;)" office:value-type="string" office:string-value="'Bebida láctea, pêssego'" calcext:value-type="string">
            <text:p>'Bebida láctea, pêssego'</text:p>
          </table:table-cell>
          <table:table-cell table:formula="of:=CONCATENATE(&quot;'&quot;;[.B446];&quot;'&quot;)" office:value-type="string" office:string-value="'55'" calcext:value-type="string">
            <text:p>'55'</text:p>
          </table:table-cell>
          <table:table-cell table:formula="of:=CONCATENATE(&quot;'&quot;;[.C446];&quot;'&quot;)" office:value-type="string" office:string-value="'231'" calcext:value-type="string">
            <text:p>'231'</text:p>
          </table:table-cell>
          <table:table-cell table:formula="of:=CONCATENATE(&quot;'&quot;;[.D446];&quot;'&quot;)" office:value-type="string" office:string-value="'2.1'" calcext:value-type="string">
            <text:p>'2.1'</text:p>
          </table:table-cell>
          <table:table-cell table:formula="of:=CONCATENATE(&quot;'&quot;;[.E446];&quot;'&quot;)" office:value-type="string" office:string-value="'7.6'" calcext:value-type="string">
            <text:p>'7.6'</text:p>
          </table:table-cell>
        </table:table-row>
        <table:table-row table:style-name="ro1">
          <table:table-cell office:value-type="string" calcext:value-type="string">
            <text:p>Creme de Leite</text:p>
          </table:table-cell>
          <table:table-cell office:value-type="float" office:value="221" calcext:value-type="float">
            <text:p>221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5</text:p>
          </table:table-cell>
          <table:table-cell table:formula="of:=CONCATENATE(&quot;'&quot;;[.A447];&quot;'&quot;)" office:value-type="string" office:string-value="'Creme de Leite'" calcext:value-type="string">
            <text:p>'Creme de Leite'</text:p>
          </table:table-cell>
          <table:table-cell table:formula="of:=CONCATENATE(&quot;'&quot;;[.B447];&quot;'&quot;)" office:value-type="string" office:string-value="'221'" calcext:value-type="string">
            <text:p>'221'</text:p>
          </table:table-cell>
          <table:table-cell table:formula="of:=CONCATENATE(&quot;'&quot;;[.C447];&quot;'&quot;)" office:value-type="string" office:string-value="'927'" calcext:value-type="string">
            <text:p>'927'</text:p>
          </table:table-cell>
          <table:table-cell table:formula="of:=CONCATENATE(&quot;'&quot;;[.D447];&quot;'&quot;)" office:value-type="string" office:string-value="'1.5'" calcext:value-type="string">
            <text:p>'1.5'</text:p>
          </table:table-cell>
          <table:table-cell table:formula="of:=CONCATENATE(&quot;'&quot;;[.E447];&quot;'&quot;)" office:value-type="string" office:string-value="'4.5'" calcext:value-type="string">
            <text:p>'4.5'</text:p>
          </table:table-cell>
        </table:table-row>
        <table:table-row table:style-name="ro1">
          <table:table-cell office:value-type="string" calcext:value-type="string">
            <text:p>Iogurte, natural</text:p>
          </table:table-cell>
          <table:table-cell office:value-type="float" office:value="51" calcext:value-type="float">
            <text:p>5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9</text:p>
          </table:table-cell>
          <table:table-cell table:formula="of:=CONCATENATE(&quot;'&quot;;[.A448];&quot;'&quot;)" office:value-type="string" office:string-value="'Iogurte, natural'" calcext:value-type="string">
            <text:p>'Iogurte, natural'</text:p>
          </table:table-cell>
          <table:table-cell table:formula="of:=CONCATENATE(&quot;'&quot;;[.B448];&quot;'&quot;)" office:value-type="string" office:string-value="'51'" calcext:value-type="string">
            <text:p>'51'</text:p>
          </table:table-cell>
          <table:table-cell table:formula="of:=CONCATENATE(&quot;'&quot;;[.C448];&quot;'&quot;)" office:value-type="string" office:string-value="'215'" calcext:value-type="string">
            <text:p>'215'</text:p>
          </table:table-cell>
          <table:table-cell table:formula="of:=CONCATENATE(&quot;'&quot;;[.D448];&quot;'&quot;)" office:value-type="string" office:string-value="'4.1'" calcext:value-type="string">
            <text:p>'4.1'</text:p>
          </table:table-cell>
          <table:table-cell table:formula="of:=CONCATENATE(&quot;'&quot;;[.E448];&quot;'&quot;)" office:value-type="string" office:string-value="'1.9'" calcext:value-type="string">
            <text:p>'1.9'</text:p>
          </table:table-cell>
        </table:table-row>
        <table:table-row table:style-name="ro1">
          <table:table-cell office:value-type="string" calcext:value-type="string">
            <text:p>Iogurte, natural, desnatado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8</text:p>
          </table:table-cell>
          <table:table-cell table:formula="of:=CONCATENATE(&quot;'&quot;;[.A449];&quot;'&quot;)" office:value-type="string" office:string-value="'Iogurte, natural, desnatado'" calcext:value-type="string">
            <text:p>'Iogurte, natural, desnatado'</text:p>
          </table:table-cell>
          <table:table-cell table:formula="of:=CONCATENATE(&quot;'&quot;;[.B449];&quot;'&quot;)" office:value-type="string" office:string-value="'41'" calcext:value-type="string">
            <text:p>'41'</text:p>
          </table:table-cell>
          <table:table-cell table:formula="of:=CONCATENATE(&quot;'&quot;;[.C449];&quot;'&quot;)" office:value-type="string" office:string-value="'174'" calcext:value-type="string">
            <text:p>'174'</text:p>
          </table:table-cell>
          <table:table-cell table:formula="of:=CONCATENATE(&quot;'&quot;;[.D449];&quot;'&quot;)" office:value-type="string" office:string-value="'3.8'" calcext:value-type="string">
            <text:p>'3.8'</text:p>
          </table:table-cell>
          <table:table-cell table:formula="of:=CONCATENATE(&quot;'&quot;;[.E449];&quot;'&quot;)" office:value-type="string" office:string-value="'5.8'" calcext:value-type="string">
            <text:p>'5.8'</text:p>
          </table:table-cell>
        </table:table-row>
        <table:table-row table:style-name="ro1">
          <table:table-cell office:value-type="string" calcext:value-type="string">
            <text:p>Iogurte, sabor abacaxi</text:p>
          </table:table-cell>
          <table:table-cell table:number-columns-repeated="4" office:value-type="string" calcext:value-type="string">
            <text:p>*</text:p>
          </table:table-cell>
          <table:table-cell table:formula="of:=CONCATENATE(&quot;'&quot;;[.A450];&quot;'&quot;)" office:value-type="string" office:string-value="'Iogurte, sabor abacaxi'" calcext:value-type="string">
            <text:p>'Iogurte, sabor abacaxi'</text:p>
          </table:table-cell>
          <table:table-cell table:formula="of:=CONCATENATE(&quot;'&quot;;[.B450];&quot;'&quot;)" office:value-type="string" office:string-value="'*'" calcext:value-type="string">
            <text:p>'*'</text:p>
          </table:table-cell>
          <table:table-cell table:formula="of:=CONCATENATE(&quot;'&quot;;[.C450];&quot;'&quot;)" office:value-type="string" office:string-value="'*'" calcext:value-type="string">
            <text:p>'*'</text:p>
          </table:table-cell>
          <table:table-cell table:formula="of:=CONCATENATE(&quot;'&quot;;[.D450];&quot;'&quot;)" office:value-type="string" office:string-value="'*'" calcext:value-type="string">
            <text:p>'*'</text:p>
          </table:table-cell>
          <table:table-cell table:formula="of:=CONCATENATE(&quot;'&quot;;[.E450];&quot;'&quot;)" office:value-type="string" office:string-value="'*'" calcext:value-type="string">
            <text:p>'*'</text:p>
          </table:table-cell>
        </table:table-row>
        <table:table-row table:style-name="ro1">
          <table:table-cell office:value-type="string" calcext:value-type="string">
            <text:p>Iogurte, sabor morango</text:p>
          </table:table-cell>
          <table:table-cell office:value-type="float" office:value="70" calcext:value-type="float">
            <text:p>7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.7</text:p>
          </table:table-cell>
          <table:table-cell table:formula="of:=CONCATENATE(&quot;'&quot;;[.A451];&quot;'&quot;)" office:value-type="string" office:string-value="'Iogurte, sabor morango'" calcext:value-type="string">
            <text:p>'Iogurte, sabor morango'</text:p>
          </table:table-cell>
          <table:table-cell table:formula="of:=CONCATENATE(&quot;'&quot;;[.B451];&quot;'&quot;)" office:value-type="string" office:string-value="'70'" calcext:value-type="string">
            <text:p>'70'</text:p>
          </table:table-cell>
          <table:table-cell table:formula="of:=CONCATENATE(&quot;'&quot;;[.C451];&quot;'&quot;)" office:value-type="string" office:string-value="'291'" calcext:value-type="string">
            <text:p>'291'</text:p>
          </table:table-cell>
          <table:table-cell table:formula="of:=CONCATENATE(&quot;'&quot;;[.D451];&quot;'&quot;)" office:value-type="string" office:string-value="'2.7'" calcext:value-type="string">
            <text:p>'2.7'</text:p>
          </table:table-cell>
          <table:table-cell table:formula="of:=CONCATENATE(&quot;'&quot;;[.E451];&quot;'&quot;)" office:value-type="string" office:string-value="'9.7'" calcext:value-type="string">
            <text:p>'9.7'</text:p>
          </table:table-cell>
        </table:table-row>
        <table:table-row table:style-name="ro1">
          <table:table-cell office:value-type="string" calcext:value-type="string">
            <text:p>Iogurte, sabor pêssego</text:p>
          </table:table-cell>
          <table:table-cell office:value-type="float" office:value="68" calcext:value-type="float">
            <text:p>6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9.4</text:p>
          </table:table-cell>
          <table:table-cell table:formula="of:=CONCATENATE(&quot;'&quot;;[.A452];&quot;'&quot;)" office:value-type="string" office:string-value="'Iogurte, sabor pêssego'" calcext:value-type="string">
            <text:p>'Iogurte, sabor pêssego'</text:p>
          </table:table-cell>
          <table:table-cell table:formula="of:=CONCATENATE(&quot;'&quot;;[.B452];&quot;'&quot;)" office:value-type="string" office:string-value="'68'" calcext:value-type="string">
            <text:p>'68'</text:p>
          </table:table-cell>
          <table:table-cell table:formula="of:=CONCATENATE(&quot;'&quot;;[.C452];&quot;'&quot;)" office:value-type="string" office:string-value="'284'" calcext:value-type="string">
            <text:p>'284'</text:p>
          </table:table-cell>
          <table:table-cell table:formula="of:=CONCATENATE(&quot;'&quot;;[.D452];&quot;'&quot;)" office:value-type="string" office:string-value="'2.5'" calcext:value-type="string">
            <text:p>'2.5'</text:p>
          </table:table-cell>
          <table:table-cell table:formula="of:=CONCATENATE(&quot;'&quot;;[.E452];&quot;'&quot;)" office:value-type="string" office:string-value="'9.4'" calcext:value-type="string">
            <text:p>'9.4'</text:p>
          </table:table-cell>
        </table:table-row>
        <table:table-row table:style-name="ro1">
          <table:table-cell office:value-type="string" calcext:value-type="string">
            <text:p>Leite, condensado</text:p>
          </table:table-cell>
          <table:table-cell office:value-type="float" office:value="313" calcext:value-type="float">
            <text:p>313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7.7</text:p>
          </table:table-cell>
          <table:table-cell office:value-type="float" office:value="57" calcext:value-type="float">
            <text:p>57</text:p>
          </table:table-cell>
          <table:table-cell table:formula="of:=CONCATENATE(&quot;'&quot;;[.A453];&quot;'&quot;)" office:value-type="string" office:string-value="'Leite, condensado'" calcext:value-type="string">
            <text:p>'Leite, condensado'</text:p>
          </table:table-cell>
          <table:table-cell table:formula="of:=CONCATENATE(&quot;'&quot;;[.B453];&quot;'&quot;)" office:value-type="string" office:string-value="'313'" calcext:value-type="string">
            <text:p>'313'</text:p>
          </table:table-cell>
          <table:table-cell table:formula="of:=CONCATENATE(&quot;'&quot;;[.C453];&quot;'&quot;)" office:value-type="string" office:string-value="'1308'" calcext:value-type="string">
            <text:p>'1308'</text:p>
          </table:table-cell>
          <table:table-cell table:formula="of:=CONCATENATE(&quot;'&quot;;[.D453];&quot;'&quot;)" office:value-type="string" office:string-value="'7.7'" calcext:value-type="string">
            <text:p>'7.7'</text:p>
          </table:table-cell>
          <table:table-cell table:formula="of:=CONCATENATE(&quot;'&quot;;[.E453];&quot;'&quot;)" office:value-type="string" office:string-value="'57'" calcext:value-type="string">
            <text:p>'57'</text:p>
          </table:table-cell>
        </table:table-row>
        <table:table-row table:style-name="ro1">
          <table:table-cell office:value-type="string" calcext:value-type="string">
            <text:p>Leite, de cabra</text:p>
          </table:table-cell>
          <table:table-cell office:value-type="float" office:value="66" calcext:value-type="float">
            <text:p>6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2</text:p>
          </table:table-cell>
          <table:table-cell table:formula="of:=CONCATENATE(&quot;'&quot;;[.A454];&quot;'&quot;)" office:value-type="string" office:string-value="'Leite, de cabra'" calcext:value-type="string">
            <text:p>'Leite, de cabra'</text:p>
          </table:table-cell>
          <table:table-cell table:formula="of:=CONCATENATE(&quot;'&quot;;[.B454];&quot;'&quot;)" office:value-type="string" office:string-value="'66'" calcext:value-type="string">
            <text:p>'66'</text:p>
          </table:table-cell>
          <table:table-cell table:formula="of:=CONCATENATE(&quot;'&quot;;[.C454];&quot;'&quot;)" office:value-type="string" office:string-value="'278'" calcext:value-type="string">
            <text:p>'278'</text:p>
          </table:table-cell>
          <table:table-cell table:formula="of:=CONCATENATE(&quot;'&quot;;[.D454];&quot;'&quot;)" office:value-type="string" office:string-value="'3.1'" calcext:value-type="string">
            <text:p>'3.1'</text:p>
          </table:table-cell>
          <table:table-cell table:formula="of:=CONCATENATE(&quot;'&quot;;[.E454];&quot;'&quot;)" office:value-type="string" office:string-value="'5.2'" calcext:value-type="string">
            <text:p>'5.2'</text:p>
          </table:table-cell>
        </table:table-row>
        <table:table-row table:style-name="ro1">
          <table:table-cell office:value-type="string" calcext:value-type="string">
            <text:p>Leite, de vaca, achocolatado</text:p>
          </table:table-cell>
          <table:table-cell office:value-type="float" office:value="83" calcext:value-type="float">
            <text:p>8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4.2</text:p>
          </table:table-cell>
          <table:table-cell table:formula="of:=CONCATENATE(&quot;'&quot;;[.A455];&quot;'&quot;)" office:value-type="string" office:string-value="'Leite, de vaca, achocolatado'" calcext:value-type="string">
            <text:p>'Leite, de vaca, achocolatado'</text:p>
          </table:table-cell>
          <table:table-cell table:formula="of:=CONCATENATE(&quot;'&quot;;[.B455];&quot;'&quot;)" office:value-type="string" office:string-value="'83'" calcext:value-type="string">
            <text:p>'83'</text:p>
          </table:table-cell>
          <table:table-cell table:formula="of:=CONCATENATE(&quot;'&quot;;[.C455];&quot;'&quot;)" office:value-type="string" office:string-value="'347'" calcext:value-type="string">
            <text:p>'347'</text:p>
          </table:table-cell>
          <table:table-cell table:formula="of:=CONCATENATE(&quot;'&quot;;[.D455];&quot;'&quot;)" office:value-type="string" office:string-value="'2.1'" calcext:value-type="string">
            <text:p>'2.1'</text:p>
          </table:table-cell>
          <table:table-cell table:formula="of:=CONCATENATE(&quot;'&quot;;[.E455];&quot;'&quot;)" office:value-type="string" office:string-value="'14.2'" calcext:value-type="string">
            <text:p>'14.2'</text:p>
          </table:table-cell>
        </table:table-row>
        <table:table-row table:style-name="ro1">
          <table:table-cell office:value-type="string" calcext:value-type="string">
            <text:p>Leite, de vaca, desnatado, pó</text:p>
          </table:table-cell>
          <table:table-cell office:value-type="float" office:value="362" calcext:value-type="float">
            <text:p>362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34.7</text:p>
          </table:table-cell>
          <table:table-cell office:value-type="float" office:value="53" calcext:value-type="float">
            <text:p>53</text:p>
          </table:table-cell>
          <table:table-cell table:formula="of:=CONCATENATE(&quot;'&quot;;[.A456];&quot;'&quot;)" office:value-type="string" office:string-value="'Leite, de vaca, desnatado, pó'" calcext:value-type="string">
            <text:p>'Leite, de vaca, desnatado, pó'</text:p>
          </table:table-cell>
          <table:table-cell table:formula="of:=CONCATENATE(&quot;'&quot;;[.B456];&quot;'&quot;)" office:value-type="string" office:string-value="'362'" calcext:value-type="string">
            <text:p>'362'</text:p>
          </table:table-cell>
          <table:table-cell table:formula="of:=CONCATENATE(&quot;'&quot;;[.C456];&quot;'&quot;)" office:value-type="string" office:string-value="'1513'" calcext:value-type="string">
            <text:p>'1513'</text:p>
          </table:table-cell>
          <table:table-cell table:formula="of:=CONCATENATE(&quot;'&quot;;[.D456];&quot;'&quot;)" office:value-type="string" office:string-value="'34.7'" calcext:value-type="string">
            <text:p>'34.7'</text:p>
          </table:table-cell>
          <table:table-cell table:formula="of:=CONCATENATE(&quot;'&quot;;[.E456];&quot;'&quot;)" office:value-type="string" office:string-value="'53'" calcext:value-type="string">
            <text:p>'53'</text:p>
          </table:table-cell>
        </table:table-row>
        <table:table-row table:style-name="ro1">
          <table:table-cell office:value-type="string" calcext:value-type="string">
            <text:p>Leite, de vaca, desnatado, UHT</text:p>
          </table:table-cell>
          <table:table-cell table:number-columns-repeated="4" office:value-type="string" calcext:value-type="string">
            <text:p>*</text:p>
          </table:table-cell>
          <table:table-cell table:formula="of:=CONCATENATE(&quot;'&quot;;[.A457];&quot;'&quot;)" office:value-type="string" office:string-value="'Leite, de vaca, desnatado, UHT'" calcext:value-type="string">
            <text:p>'Leite, de vaca, desnatado, UHT'</text:p>
          </table:table-cell>
          <table:table-cell table:formula="of:=CONCATENATE(&quot;'&quot;;[.B457];&quot;'&quot;)" office:value-type="string" office:string-value="'*'" calcext:value-type="string">
            <text:p>'*'</text:p>
          </table:table-cell>
          <table:table-cell table:formula="of:=CONCATENATE(&quot;'&quot;;[.C457];&quot;'&quot;)" office:value-type="string" office:string-value="'*'" calcext:value-type="string">
            <text:p>'*'</text:p>
          </table:table-cell>
          <table:table-cell table:formula="of:=CONCATENATE(&quot;'&quot;;[.D457];&quot;'&quot;)" office:value-type="string" office:string-value="'*'" calcext:value-type="string">
            <text:p>'*'</text:p>
          </table:table-cell>
          <table:table-cell table:formula="of:=CONCATENATE(&quot;'&quot;;[.E457];&quot;'&quot;)" office:value-type="string" office:string-value="'*'" calcext:value-type="string">
            <text:p>'*'</text:p>
          </table:table-cell>
        </table:table-row>
        <table:table-row table:style-name="ro1">
          <table:table-cell office:value-type="string" calcext:value-type="string">
            <text:p>Leite, de vaca, integral</text:p>
          </table:table-cell>
          <table:table-cell table:number-columns-repeated="4" office:value-type="string" calcext:value-type="string">
            <text:p>*</text:p>
          </table:table-cell>
          <table:table-cell table:formula="of:=CONCATENATE(&quot;'&quot;;[.A458];&quot;'&quot;)" office:value-type="string" office:string-value="'Leite, de vaca, integral'" calcext:value-type="string">
            <text:p>'Leite, de vaca, integral'</text:p>
          </table:table-cell>
          <table:table-cell table:formula="of:=CONCATENATE(&quot;'&quot;;[.B458];&quot;'&quot;)" office:value-type="string" office:string-value="'*'" calcext:value-type="string">
            <text:p>'*'</text:p>
          </table:table-cell>
          <table:table-cell table:formula="of:=CONCATENATE(&quot;'&quot;;[.C458];&quot;'&quot;)" office:value-type="string" office:string-value="'*'" calcext:value-type="string">
            <text:p>'*'</text:p>
          </table:table-cell>
          <table:table-cell table:formula="of:=CONCATENATE(&quot;'&quot;;[.D458];&quot;'&quot;)" office:value-type="string" office:string-value="'*'" calcext:value-type="string">
            <text:p>'*'</text:p>
          </table:table-cell>
          <table:table-cell table:formula="of:=CONCATENATE(&quot;'&quot;;[.E458];&quot;'&quot;)" office:value-type="string" office:string-value="'*'" calcext:value-type="string">
            <text:p>'*'</text:p>
          </table:table-cell>
        </table:table-row>
        <table:table-row table:style-name="ro1">
          <table:table-cell office:value-type="string" calcext:value-type="string">
            <text:p>Leite, de vaca, integral, pó</text:p>
          </table:table-cell>
          <table:table-cell office:value-type="float" office:value="497" calcext:value-type="float">
            <text:p>497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39.2</text:p>
          </table:table-cell>
          <table:table-cell table:formula="of:=CONCATENATE(&quot;'&quot;;[.A459];&quot;'&quot;)" office:value-type="string" office:string-value="'Leite, de vaca, integral, pó'" calcext:value-type="string">
            <text:p>'Leite, de vaca, integral, pó'</text:p>
          </table:table-cell>
          <table:table-cell table:formula="of:=CONCATENATE(&quot;'&quot;;[.B459];&quot;'&quot;)" office:value-type="string" office:string-value="'497'" calcext:value-type="string">
            <text:p>'497'</text:p>
          </table:table-cell>
          <table:table-cell table:formula="of:=CONCATENATE(&quot;'&quot;;[.C459];&quot;'&quot;)" office:value-type="string" office:string-value="'2078'" calcext:value-type="string">
            <text:p>'2078'</text:p>
          </table:table-cell>
          <table:table-cell table:formula="of:=CONCATENATE(&quot;'&quot;;[.D459];&quot;'&quot;)" office:value-type="string" office:string-value="'25.4'" calcext:value-type="string">
            <text:p>'25.4'</text:p>
          </table:table-cell>
          <table:table-cell table:formula="of:=CONCATENATE(&quot;'&quot;;[.E459];&quot;'&quot;)" office:value-type="string" office:string-value="'39.2'" calcext:value-type="string">
            <text:p>'39.2'</text:p>
          </table:table-cell>
        </table:table-row>
        <table:table-row table:style-name="ro1">
          <table:table-cell office:value-type="string" calcext:value-type="string">
            <text:p>Leite, fermentado</text:p>
          </table:table-cell>
          <table:table-cell office:value-type="float" office:value="70" calcext:value-type="float">
            <text:p>7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5.7</text:p>
          </table:table-cell>
          <table:table-cell table:formula="of:=CONCATENATE(&quot;'&quot;;[.A460];&quot;'&quot;)" office:value-type="string" office:string-value="'Leite, fermentado'" calcext:value-type="string">
            <text:p>'Leite, fermentado'</text:p>
          </table:table-cell>
          <table:table-cell table:formula="of:=CONCATENATE(&quot;'&quot;;[.B460];&quot;'&quot;)" office:value-type="string" office:string-value="'70'" calcext:value-type="string">
            <text:p>'70'</text:p>
          </table:table-cell>
          <table:table-cell table:formula="of:=CONCATENATE(&quot;'&quot;;[.C460];&quot;'&quot;)" office:value-type="string" office:string-value="'291'" calcext:value-type="string">
            <text:p>'291'</text:p>
          </table:table-cell>
          <table:table-cell table:formula="of:=CONCATENATE(&quot;'&quot;;[.D460];&quot;'&quot;)" office:value-type="string" office:string-value="'1.9'" calcext:value-type="string">
            <text:p>'1.9'</text:p>
          </table:table-cell>
          <table:table-cell table:formula="of:=CONCATENATE(&quot;'&quot;;[.E460];&quot;'&quot;)" office:value-type="string" office:string-value="'15.7'" calcext:value-type="string">
            <text:p>'15.7'</text:p>
          </table:table-cell>
        </table:table-row>
        <table:table-row table:style-name="ro1">
          <table:table-cell office:value-type="string" calcext:value-type="string">
            <text:p>Queijo, minas, frescal</text:p>
          </table:table-cell>
          <table:table-cell office:value-type="float" office:value="264" calcext:value-type="float">
            <text:p>26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3.2</text:p>
          </table:table-cell>
          <table:table-cell table:formula="of:=CONCATENATE(&quot;'&quot;;[.A461];&quot;'&quot;)" office:value-type="string" office:string-value="'Queijo, minas, frescal'" calcext:value-type="string">
            <text:p>'Queijo, minas, frescal'</text:p>
          </table:table-cell>
          <table:table-cell table:formula="of:=CONCATENATE(&quot;'&quot;;[.B461];&quot;'&quot;)" office:value-type="string" office:string-value="'264'" calcext:value-type="string">
            <text:p>'264'</text:p>
          </table:table-cell>
          <table:table-cell table:formula="of:=CONCATENATE(&quot;'&quot;;[.C461];&quot;'&quot;)" office:value-type="string" office:string-value="'1106'" calcext:value-type="string">
            <text:p>'1106'</text:p>
          </table:table-cell>
          <table:table-cell table:formula="of:=CONCATENATE(&quot;'&quot;;[.D461];&quot;'&quot;)" office:value-type="string" office:string-value="'17.4'" calcext:value-type="string">
            <text:p>'17.4'</text:p>
          </table:table-cell>
          <table:table-cell table:formula="of:=CONCATENATE(&quot;'&quot;;[.E461];&quot;'&quot;)" office:value-type="string" office:string-value="'3.2'" calcext:value-type="string">
            <text:p>'3.2'</text:p>
          </table:table-cell>
        </table:table-row>
        <table:table-row table:style-name="ro1">
          <table:table-cell office:value-type="string" calcext:value-type="string">
            <text:p>Queijo, minas, meia cura</text:p>
          </table:table-cell>
          <table:table-cell office:value-type="float" office:value="321" calcext:value-type="float">
            <text:p>32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3.6</text:p>
          </table:table-cell>
          <table:table-cell table:formula="of:=CONCATENATE(&quot;'&quot;;[.A462];&quot;'&quot;)" office:value-type="string" office:string-value="'Queijo, minas, meia cura'" calcext:value-type="string">
            <text:p>'Queijo, minas, meia cura'</text:p>
          </table:table-cell>
          <table:table-cell table:formula="of:=CONCATENATE(&quot;'&quot;;[.B462];&quot;'&quot;)" office:value-type="string" office:string-value="'321'" calcext:value-type="string">
            <text:p>'321'</text:p>
          </table:table-cell>
          <table:table-cell table:formula="of:=CONCATENATE(&quot;'&quot;;[.C462];&quot;'&quot;)" office:value-type="string" office:string-value="'1342'" calcext:value-type="string">
            <text:p>'1342'</text:p>
          </table:table-cell>
          <table:table-cell table:formula="of:=CONCATENATE(&quot;'&quot;;[.D462];&quot;'&quot;)" office:value-type="string" office:string-value="'21.2'" calcext:value-type="string">
            <text:p>'21.2'</text:p>
          </table:table-cell>
          <table:table-cell table:formula="of:=CONCATENATE(&quot;'&quot;;[.E462];&quot;'&quot;)" office:value-type="string" office:string-value="'3.6'" calcext:value-type="string">
            <text:p>'3.6'</text:p>
          </table:table-cell>
        </table:table-row>
        <table:table-row table:style-name="ro1">
          <table:table-cell office:value-type="string" calcext:value-type="string">
            <text:p>Queijo, mozarela</text:p>
          </table:table-cell>
          <table:table-cell office:value-type="float" office:value="330" calcext:value-type="float">
            <text:p>33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22.6</text:p>
          </table:table-cell>
          <table:table-cell office:value-type="float" office:value="3" calcext:value-type="float">
            <text:p>3</text:p>
          </table:table-cell>
          <table:table-cell table:formula="of:=CONCATENATE(&quot;'&quot;;[.A463];&quot;'&quot;)" office:value-type="string" office:string-value="'Queijo, mozarela'" calcext:value-type="string">
            <text:p>'Queijo, mozarela'</text:p>
          </table:table-cell>
          <table:table-cell table:formula="of:=CONCATENATE(&quot;'&quot;;[.B463];&quot;'&quot;)" office:value-type="string" office:string-value="'330'" calcext:value-type="string">
            <text:p>'330'</text:p>
          </table:table-cell>
          <table:table-cell table:formula="of:=CONCATENATE(&quot;'&quot;;[.C463];&quot;'&quot;)" office:value-type="string" office:string-value="'1380'" calcext:value-type="string">
            <text:p>'1380'</text:p>
          </table:table-cell>
          <table:table-cell table:formula="of:=CONCATENATE(&quot;'&quot;;[.D463];&quot;'&quot;)" office:value-type="string" office:string-value="'22.6'" calcext:value-type="string">
            <text:p>'22.6'</text:p>
          </table:table-cell>
          <table:table-cell table:formula="of:=CONCATENATE(&quot;'&quot;;[.E463];&quot;'&quot;)" office:value-type="string" office:string-value="'3'" calcext:value-type="string">
            <text:p>'3'</text:p>
          </table:table-cell>
        </table:table-row>
        <table:table-row table:style-name="ro1">
          <table:table-cell office:value-type="string" calcext:value-type="string">
            <text:p>Queijo, parmesão</text:p>
          </table:table-cell>
          <table:table-cell office:value-type="float" office:value="453" calcext:value-type="float">
            <text:p>453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1.7</text:p>
          </table:table-cell>
          <table:table-cell table:formula="of:=CONCATENATE(&quot;'&quot;;[.A464];&quot;'&quot;)" office:value-type="string" office:string-value="'Queijo, parmesão'" calcext:value-type="string">
            <text:p>'Queijo, parmesão'</text:p>
          </table:table-cell>
          <table:table-cell table:formula="of:=CONCATENATE(&quot;'&quot;;[.B464];&quot;'&quot;)" office:value-type="string" office:string-value="'453'" calcext:value-type="string">
            <text:p>'453'</text:p>
          </table:table-cell>
          <table:table-cell table:formula="of:=CONCATENATE(&quot;'&quot;;[.C464];&quot;'&quot;)" office:value-type="string" office:string-value="'1895'" calcext:value-type="string">
            <text:p>'1895'</text:p>
          </table:table-cell>
          <table:table-cell table:formula="of:=CONCATENATE(&quot;'&quot;;[.D464];&quot;'&quot;)" office:value-type="string" office:string-value="'35.6'" calcext:value-type="string">
            <text:p>'35.6'</text:p>
          </table:table-cell>
          <table:table-cell table:formula="of:=CONCATENATE(&quot;'&quot;;[.E464];&quot;'&quot;)" office:value-type="string" office:string-value="'1.7'" calcext:value-type="string">
            <text:p>'1.7'</text:p>
          </table:table-cell>
        </table:table-row>
        <table:table-row table:style-name="ro1">
          <table:table-cell office:value-type="string" calcext:value-type="string">
            <text:p>Queijo, pasteurizado</text:p>
          </table:table-cell>
          <table:table-cell office:value-type="float" office:value="303" calcext:value-type="float">
            <text:p>303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5.7</text:p>
          </table:table-cell>
          <table:table-cell table:formula="of:=CONCATENATE(&quot;'&quot;;[.A465];&quot;'&quot;)" office:value-type="string" office:string-value="'Queijo, pasteurizado'" calcext:value-type="string">
            <text:p>'Queijo, pasteurizado'</text:p>
          </table:table-cell>
          <table:table-cell table:formula="of:=CONCATENATE(&quot;'&quot;;[.B465];&quot;'&quot;)" office:value-type="string" office:string-value="'303'" calcext:value-type="string">
            <text:p>'303'</text:p>
          </table:table-cell>
          <table:table-cell table:formula="of:=CONCATENATE(&quot;'&quot;;[.C465];&quot;'&quot;)" office:value-type="string" office:string-value="'1268'" calcext:value-type="string">
            <text:p>'1268'</text:p>
          </table:table-cell>
          <table:table-cell table:formula="of:=CONCATENATE(&quot;'&quot;;[.D465];&quot;'&quot;)" office:value-type="string" office:string-value="'9.4'" calcext:value-type="string">
            <text:p>'9.4'</text:p>
          </table:table-cell>
          <table:table-cell table:formula="of:=CONCATENATE(&quot;'&quot;;[.E465];&quot;'&quot;)" office:value-type="string" office:string-value="'5.7'" calcext:value-type="string">
            <text:p>'5.7'</text:p>
          </table:table-cell>
        </table:table-row>
        <table:table-row table:style-name="ro1">
          <table:table-cell office:value-type="string" calcext:value-type="string">
            <text:p>Queijo, petit suisse, morango</text:p>
          </table:table-cell>
          <table:table-cell office:value-type="float" office:value="121" calcext:value-type="float">
            <text:p>1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8.5</text:p>
          </table:table-cell>
          <table:table-cell table:formula="of:=CONCATENATE(&quot;'&quot;;[.A466];&quot;'&quot;)" office:value-type="string" office:string-value="'Queijo, petit suisse, morango'" calcext:value-type="string">
            <text:p>'Queijo, petit suisse, morango'</text:p>
          </table:table-cell>
          <table:table-cell table:formula="of:=CONCATENATE(&quot;'&quot;;[.B466];&quot;'&quot;)" office:value-type="string" office:string-value="'121'" calcext:value-type="string">
            <text:p>'121'</text:p>
          </table:table-cell>
          <table:table-cell table:formula="of:=CONCATENATE(&quot;'&quot;;[.C466];&quot;'&quot;)" office:value-type="string" office:string-value="'507'" calcext:value-type="string">
            <text:p>'507'</text:p>
          </table:table-cell>
          <table:table-cell table:formula="of:=CONCATENATE(&quot;'&quot;;[.D466];&quot;'&quot;)" office:value-type="string" office:string-value="'5.8'" calcext:value-type="string">
            <text:p>'5.8'</text:p>
          </table:table-cell>
          <table:table-cell table:formula="of:=CONCATENATE(&quot;'&quot;;[.E466];&quot;'&quot;)" office:value-type="string" office:string-value="'18.5'" calcext:value-type="string">
            <text:p>'18.5'</text:p>
          </table:table-cell>
        </table:table-row>
        <table:table-row table:style-name="ro1">
          <table:table-cell office:value-type="string" calcext:value-type="string">
            <text:p>Queijo, prato</text:p>
          </table:table-cell>
          <table:table-cell office:value-type="float" office:value="360" calcext:value-type="float">
            <text:p>36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1.9</text:p>
          </table:table-cell>
          <table:table-cell table:formula="of:=CONCATENATE(&quot;'&quot;;[.A467];&quot;'&quot;)" office:value-type="string" office:string-value="'Queijo, prato'" calcext:value-type="string">
            <text:p>'Queijo, prato'</text:p>
          </table:table-cell>
          <table:table-cell table:formula="of:=CONCATENATE(&quot;'&quot;;[.B467];&quot;'&quot;)" office:value-type="string" office:string-value="'360'" calcext:value-type="string">
            <text:p>'360'</text:p>
          </table:table-cell>
          <table:table-cell table:formula="of:=CONCATENATE(&quot;'&quot;;[.C467];&quot;'&quot;)" office:value-type="string" office:string-value="'1506'" calcext:value-type="string">
            <text:p>'1506'</text:p>
          </table:table-cell>
          <table:table-cell table:formula="of:=CONCATENATE(&quot;'&quot;;[.D467];&quot;'&quot;)" office:value-type="string" office:string-value="'22.7'" calcext:value-type="string">
            <text:p>'22.7'</text:p>
          </table:table-cell>
          <table:table-cell table:formula="of:=CONCATENATE(&quot;'&quot;;[.E467];&quot;'&quot;)" office:value-type="string" office:string-value="'1.9'" calcext:value-type="string">
            <text:p>'1.9'</text:p>
          </table:table-cell>
        </table:table-row>
        <table:table-row table:style-name="ro1">
          <table:table-cell office:value-type="string" calcext:value-type="string">
            <text:p>Queijo, requeijão, cremoso</text:p>
          </table:table-cell>
          <table:table-cell office:value-type="float" office:value="257" calcext:value-type="float">
            <text:p>25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.4</text:p>
          </table:table-cell>
          <table:table-cell table:formula="of:=CONCATENATE(&quot;'&quot;;[.A468];&quot;'&quot;)" office:value-type="string" office:string-value="'Queijo, requeijão, cremoso'" calcext:value-type="string">
            <text:p>'Queijo, requeijão, cremoso'</text:p>
          </table:table-cell>
          <table:table-cell table:formula="of:=CONCATENATE(&quot;'&quot;;[.B468];&quot;'&quot;)" office:value-type="string" office:string-value="'257'" calcext:value-type="string">
            <text:p>'257'</text:p>
          </table:table-cell>
          <table:table-cell table:formula="of:=CONCATENATE(&quot;'&quot;;[.C468];&quot;'&quot;)" office:value-type="string" office:string-value="'1074'" calcext:value-type="string">
            <text:p>'1074'</text:p>
          </table:table-cell>
          <table:table-cell table:formula="of:=CONCATENATE(&quot;'&quot;;[.D468];&quot;'&quot;)" office:value-type="string" office:string-value="'9.6'" calcext:value-type="string">
            <text:p>'9.6'</text:p>
          </table:table-cell>
          <table:table-cell table:formula="of:=CONCATENATE(&quot;'&quot;;[.E468];&quot;'&quot;)" office:value-type="string" office:string-value="'2.4'" calcext:value-type="string">
            <text:p>'2.4'</text:p>
          </table:table-cell>
        </table:table-row>
        <table:table-row table:style-name="ro1">
          <table:table-cell office:value-type="string" calcext:value-type="string">
            <text:p>Queijo, ricota</text:p>
          </table:table-cell>
          <table:table-cell office:value-type="float" office:value="140" calcext:value-type="float">
            <text:p>14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3.8</text:p>
          </table:table-cell>
          <table:table-cell table:formula="of:=CONCATENATE(&quot;'&quot;;[.A469];&quot;'&quot;)" office:value-type="string" office:string-value="'Queijo, ricota'" calcext:value-type="string">
            <text:p>'Queijo, ricota'</text:p>
          </table:table-cell>
          <table:table-cell table:formula="of:=CONCATENATE(&quot;'&quot;;[.B469];&quot;'&quot;)" office:value-type="string" office:string-value="'140'" calcext:value-type="string">
            <text:p>'140'</text:p>
          </table:table-cell>
          <table:table-cell table:formula="of:=CONCATENATE(&quot;'&quot;;[.C469];&quot;'&quot;)" office:value-type="string" office:string-value="'585'" calcext:value-type="string">
            <text:p>'585'</text:p>
          </table:table-cell>
          <table:table-cell table:formula="of:=CONCATENATE(&quot;'&quot;;[.D469];&quot;'&quot;)" office:value-type="string" office:string-value="'12.6'" calcext:value-type="string">
            <text:p>'12.6'</text:p>
          </table:table-cell>
          <table:table-cell table:formula="of:=CONCATENATE(&quot;'&quot;;[.E469];&quot;'&quot;)" office:value-type="string" office:string-value="'3.8'" calcext:value-type="string">
            <text:p>'3.8'</text:p>
          </table:table-cell>
        </table:table-row>
        <table:table-row table:style-name="ro1">
          <table:table-cell office:value-type="string" calcext:value-type="string">
            <text:p>Bebida isotônica, sabores variados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</text:p>
          </table:table-cell>
          <table:table-cell table:formula="of:=CONCATENATE(&quot;'&quot;;[.A470];&quot;'&quot;)" office:value-type="string" office:string-value="'Bebida isotônica, sabores variados'" calcext:value-type="string">
            <text:p>'Bebida isotônica, sabores variados'</text:p>
          </table:table-cell>
          <table:table-cell table:formula="of:=CONCATENATE(&quot;'&quot;;[.B470];&quot;'&quot;)" office:value-type="string" office:string-value="'26'" calcext:value-type="string">
            <text:p>'26'</text:p>
          </table:table-cell>
          <table:table-cell table:formula="of:=CONCATENATE(&quot;'&quot;;[.C470];&quot;'&quot;)" office:value-type="string" office:string-value="'107'" calcext:value-type="string">
            <text:p>'107'</text:p>
          </table:table-cell>
          <table:table-cell table:formula="of:=CONCATENATE(&quot;'&quot;;[.D470];&quot;'&quot;)" office:value-type="string" office:string-value="'0'" calcext:value-type="string">
            <text:p>'0'</text:p>
          </table:table-cell>
          <table:table-cell table:formula="of:=CONCATENATE(&quot;'&quot;;[.E470];&quot;'&quot;)" office:value-type="string" office:string-value="'6.4'" calcext:value-type="string">
            <text:p>'6.4'</text:p>
          </table:table-cell>
        </table:table-row>
        <table:table-row table:style-name="ro1">
          <table:table-cell office:value-type="string" calcext:value-type="string">
            <text:p>Café, infusão 10%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table:formula="of:=CONCATENATE(&quot;'&quot;;[.A471];&quot;'&quot;)" office:value-type="string" office:string-value="'Café, infusão 10%'" calcext:value-type="string">
            <text:p>'Café, infusão 10%'</text:p>
          </table:table-cell>
          <table:table-cell table:formula="of:=CONCATENATE(&quot;'&quot;;[.B471];&quot;'&quot;)" office:value-type="string" office:string-value="'9'" calcext:value-type="string">
            <text:p>'9'</text:p>
          </table:table-cell>
          <table:table-cell table:formula="of:=CONCATENATE(&quot;'&quot;;[.C471];&quot;'&quot;)" office:value-type="string" office:string-value="'38'" calcext:value-type="string">
            <text:p>'38'</text:p>
          </table:table-cell>
          <table:table-cell table:formula="of:=CONCATENATE(&quot;'&quot;;[.D471];&quot;'&quot;)" office:value-type="string" office:string-value="'0.7'" calcext:value-type="string">
            <text:p>'0.7'</text:p>
          </table:table-cell>
          <table:table-cell table:formula="of:=CONCATENATE(&quot;'&quot;;[.E471];&quot;'&quot;)" office:value-type="string" office:string-value="'1.5'" calcext:value-type="string">
            <text:p>'1.5'</text:p>
          </table:table-cell>
        </table:table-row>
        <table:table-row table:style-name="ro1">
          <table:table-cell office:value-type="string" calcext:value-type="string">
            <text:p>Cana, aguardente 1</text:p>
          </table:table-cell>
          <table:table-cell office:value-type="float" office:value="216" calcext:value-type="float">
            <text:p>216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table:formula="of:=CONCATENATE(&quot;'&quot;;[.A472];&quot;'&quot;)" office:value-type="string" office:string-value="'Cana, aguardente 1'" calcext:value-type="string">
            <text:p>'Cana, aguardente 1'</text:p>
          </table:table-cell>
          <table:table-cell table:formula="of:=CONCATENATE(&quot;'&quot;;[.B472];&quot;'&quot;)" office:value-type="string" office:string-value="'216'" calcext:value-type="string">
            <text:p>'216'</text:p>
          </table:table-cell>
          <table:table-cell table:formula="of:=CONCATENATE(&quot;'&quot;;[.C472];&quot;'&quot;)" office:value-type="string" office:string-value="'902'" calcext:value-type="string">
            <text:p>'902'</text:p>
          </table:table-cell>
          <table:table-cell table:formula="of:=CONCATENATE(&quot;'&quot;;[.D472];&quot;'&quot;)" office:value-type="string" office:string-value="''" calcext:value-type="string">
            <text:p>''</text:p>
          </table:table-cell>
          <table:table-cell table:formula="of:=CONCATENATE(&quot;'&quot;;[.E472];&quot;'&quot;)" office:value-type="string" office:string-value="''" calcext:value-type="string">
            <text:p>''</text:p>
          </table:table-cell>
        </table:table-row>
        <table:table-row table:style-name="ro1">
          <table:table-cell office:value-type="string" calcext:value-type="string">
            <text:p>Cana, caldo de</text:p>
          </table:table-cell>
          <table:table-cell office:value-type="float" office:value="65" calcext:value-type="float">
            <text:p>6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8.2</text:p>
          </table:table-cell>
          <table:table-cell table:formula="of:=CONCATENATE(&quot;'&quot;;[.A473];&quot;'&quot;)" office:value-type="string" office:string-value="'Cana, caldo de'" calcext:value-type="string">
            <text:p>'Cana, caldo de'</text:p>
          </table:table-cell>
          <table:table-cell table:formula="of:=CONCATENATE(&quot;'&quot;;[.B473];&quot;'&quot;)" office:value-type="string" office:string-value="'65'" calcext:value-type="string">
            <text:p>'65'</text:p>
          </table:table-cell>
          <table:table-cell table:formula="of:=CONCATENATE(&quot;'&quot;;[.C473];&quot;'&quot;)" office:value-type="string" office:string-value="'273'" calcext:value-type="string">
            <text:p>'273'</text:p>
          </table:table-cell>
          <table:table-cell table:formula="of:=CONCATENATE(&quot;'&quot;;[.D473];&quot;'&quot;)" office:value-type="string" office:string-value="'Tr'" calcext:value-type="string">
            <text:p>'Tr'</text:p>
          </table:table-cell>
          <table:table-cell table:formula="of:=CONCATENATE(&quot;'&quot;;[.E473];&quot;'&quot;)" office:value-type="string" office:string-value="'18.2'" calcext:value-type="string">
            <text:p>'18.2'</text:p>
          </table:table-cell>
        </table:table-row>
        <table:table-row table:style-name="ro1">
          <table:table-cell office:value-type="string" calcext:value-type="string">
            <text:p>Cerveja, pilsen 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3</text:p>
          </table:table-cell>
          <table:table-cell table:formula="of:=CONCATENATE(&quot;'&quot;;[.A474];&quot;'&quot;)" office:value-type="string" office:string-value="'Cerveja, pilsen 2'" calcext:value-type="string">
            <text:p>'Cerveja, pilsen 2'</text:p>
          </table:table-cell>
          <table:table-cell table:formula="of:=CONCATENATE(&quot;'&quot;;[.B474];&quot;'&quot;)" office:value-type="string" office:string-value="'41'" calcext:value-type="string">
            <text:p>'41'</text:p>
          </table:table-cell>
          <table:table-cell table:formula="of:=CONCATENATE(&quot;'&quot;;[.C474];&quot;'&quot;)" office:value-type="string" office:string-value="'170'" calcext:value-type="string">
            <text:p>'170'</text:p>
          </table:table-cell>
          <table:table-cell table:formula="of:=CONCATENATE(&quot;'&quot;;[.D474];&quot;'&quot;)" office:value-type="string" office:string-value="'0.6'" calcext:value-type="string">
            <text:p>'0.6'</text:p>
          </table:table-cell>
          <table:table-cell table:formula="of:=CONCATENATE(&quot;'&quot;;[.E474];&quot;'&quot;)" office:value-type="string" office:string-value="'3.3'" calcext:value-type="string">
            <text:p>'3.3'</text:p>
          </table:table-cell>
        </table:table-row>
        <table:table-row table:style-name="ro1">
          <table:table-cell office:value-type="string" calcext:value-type="string">
            <text:p>Chá, erva-doce, infusão 5%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formula="of:=CONCATENATE(&quot;'&quot;;[.A475];&quot;'&quot;)" office:value-type="string" office:string-value="'Chá, erva-doce, infusão 5%'" calcext:value-type="string">
            <text:p>'Chá, erva-doce, infusão 5%'</text:p>
          </table:table-cell>
          <table:table-cell table:formula="of:=CONCATENATE(&quot;'&quot;;[.B475];&quot;'&quot;)" office:value-type="string" office:string-value="'1'" calcext:value-type="string">
            <text:p>'1'</text:p>
          </table:table-cell>
          <table:table-cell table:formula="of:=CONCATENATE(&quot;'&quot;;[.C475];&quot;'&quot;)" office:value-type="string" office:string-value="'6'" calcext:value-type="string">
            <text:p>'6'</text:p>
          </table:table-cell>
          <table:table-cell table:formula="of:=CONCATENATE(&quot;'&quot;;[.D475];&quot;'&quot;)" office:value-type="string" office:string-value="'0'" calcext:value-type="string">
            <text:p>'0'</text:p>
          </table:table-cell>
          <table:table-cell table:formula="of:=CONCATENATE(&quot;'&quot;;[.E475];&quot;'&quot;)" office:value-type="string" office:string-value="'0.4'" calcext:value-type="string">
            <text:p>'0.4'</text:p>
          </table:table-cell>
        </table:table-row>
        <table:table-row table:style-name="ro1">
          <table:table-cell office:value-type="string" calcext:value-type="string">
            <text:p>Chá, mate, infusão 5%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formula="of:=CONCATENATE(&quot;'&quot;;[.A476];&quot;'&quot;)" office:value-type="string" office:string-value="'Chá, mate, infusão 5%'" calcext:value-type="string">
            <text:p>'Chá, mate, infusão 5%'</text:p>
          </table:table-cell>
          <table:table-cell table:formula="of:=CONCATENATE(&quot;'&quot;;[.B476];&quot;'&quot;)" office:value-type="string" office:string-value="'3'" calcext:value-type="string">
            <text:p>'3'</text:p>
          </table:table-cell>
          <table:table-cell table:formula="of:=CONCATENATE(&quot;'&quot;;[.C476];&quot;'&quot;)" office:value-type="string" office:string-value="'11'" calcext:value-type="string">
            <text:p>'11'</text:p>
          </table:table-cell>
          <table:table-cell table:formula="of:=CONCATENATE(&quot;'&quot;;[.D476];&quot;'&quot;)" office:value-type="string" office:string-value="'0'" calcext:value-type="string">
            <text:p>'0'</text:p>
          </table:table-cell>
          <table:table-cell table:formula="of:=CONCATENATE(&quot;'&quot;;[.E476];&quot;'&quot;)" office:value-type="string" office:string-value="'0.6'" calcext:value-type="string">
            <text:p>'0.6'</text:p>
          </table:table-cell>
        </table:table-row>
        <table:table-row table:style-name="ro1">
          <table:table-cell office:value-type="string" calcext:value-type="string">
            <text:p>Chá, preto, infusão 5%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formula="of:=CONCATENATE(&quot;'&quot;;[.A477];&quot;'&quot;)" office:value-type="string" office:string-value="'Chá, preto, infusão 5%'" calcext:value-type="string">
            <text:p>'Chá, preto, infusão 5%'</text:p>
          </table:table-cell>
          <table:table-cell table:formula="of:=CONCATENATE(&quot;'&quot;;[.B477];&quot;'&quot;)" office:value-type="string" office:string-value="'2'" calcext:value-type="string">
            <text:p>'2'</text:p>
          </table:table-cell>
          <table:table-cell table:formula="of:=CONCATENATE(&quot;'&quot;;[.C477];&quot;'&quot;)" office:value-type="string" office:string-value="'9'" calcext:value-type="string">
            <text:p>'9'</text:p>
          </table:table-cell>
          <table:table-cell table:formula="of:=CONCATENATE(&quot;'&quot;;[.D477];&quot;'&quot;)" office:value-type="string" office:string-value="'0'" calcext:value-type="string">
            <text:p>'0'</text:p>
          </table:table-cell>
          <table:table-cell table:formula="of:=CONCATENATE(&quot;'&quot;;[.E477];&quot;'&quot;)" office:value-type="string" office:string-value="'0.6'" calcext:value-type="string">
            <text:p>'0.6'</text:p>
          </table:table-cell>
        </table:table-row>
        <table:table-row table:style-name="ro1">
          <table:table-cell office:value-type="string" calcext:value-type="string">
            <text:p>Coco, água de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3</text:p>
          </table:table-cell>
          <table:table-cell table:formula="of:=CONCATENATE(&quot;'&quot;;[.A478];&quot;'&quot;)" office:value-type="string" office:string-value="'Coco, água de'" calcext:value-type="string">
            <text:p>'Coco, água de'</text:p>
          </table:table-cell>
          <table:table-cell table:formula="of:=CONCATENATE(&quot;'&quot;;[.B478];&quot;'&quot;)" office:value-type="string" office:string-value="'22'" calcext:value-type="string">
            <text:p>'22'</text:p>
          </table:table-cell>
          <table:table-cell table:formula="of:=CONCATENATE(&quot;'&quot;;[.C478];&quot;'&quot;)" office:value-type="string" office:string-value="'90'" calcext:value-type="string">
            <text:p>'90'</text:p>
          </table:table-cell>
          <table:table-cell table:formula="of:=CONCATENATE(&quot;'&quot;;[.D478];&quot;'&quot;)" office:value-type="string" office:string-value="'0'" calcext:value-type="string">
            <text:p>'0'</text:p>
          </table:table-cell>
          <table:table-cell table:formula="of:=CONCATENATE(&quot;'&quot;;[.E478];&quot;'&quot;)" office:value-type="string" office:string-value="'5.3'" calcext:value-type="string">
            <text:p>'5.3'</text:p>
          </table:table-cell>
        </table:table-row>
        <table:table-row table:style-name="ro1">
          <table:table-cell office:value-type="string" calcext:value-type="string">
            <text:p>Refrigerante, tipo água tônica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NCATENATE(&quot;'&quot;;[.A479];&quot;'&quot;)" office:value-type="string" office:string-value="'Refrigerante, tipo água tônica'" calcext:value-type="string">
            <text:p>'Refrigerante, tipo água tônica'</text:p>
          </table:table-cell>
          <table:table-cell table:formula="of:=CONCATENATE(&quot;'&quot;;[.B479];&quot;'&quot;)" office:value-type="string" office:string-value="'31'" calcext:value-type="string">
            <text:p>'31'</text:p>
          </table:table-cell>
          <table:table-cell table:formula="of:=CONCATENATE(&quot;'&quot;;[.C479];&quot;'&quot;)" office:value-type="string" office:string-value="'129'" calcext:value-type="string">
            <text:p>'129'</text:p>
          </table:table-cell>
          <table:table-cell table:formula="of:=CONCATENATE(&quot;'&quot;;[.D479];&quot;'&quot;)" office:value-type="string" office:string-value="'0'" calcext:value-type="string">
            <text:p>'0'</text:p>
          </table:table-cell>
          <table:table-cell table:formula="of:=CONCATENATE(&quot;'&quot;;[.E479];&quot;'&quot;)" office:value-type="string" office:string-value="'8'" calcext:value-type="string">
            <text:p>'8'</text:p>
          </table:table-cell>
        </table:table-row>
        <table:table-row table:style-name="ro1">
          <table:table-cell office:value-type="string" calcext:value-type="string">
            <text:p>Refrigerante, tipo cola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7</text:p>
          </table:table-cell>
          <table:table-cell table:formula="of:=CONCATENATE(&quot;'&quot;;[.A480];&quot;'&quot;)" office:value-type="string" office:string-value="'Refrigerante, tipo cola'" calcext:value-type="string">
            <text:p>'Refrigerante, tipo cola'</text:p>
          </table:table-cell>
          <table:table-cell table:formula="of:=CONCATENATE(&quot;'&quot;;[.B480];&quot;'&quot;)" office:value-type="string" office:string-value="'34'" calcext:value-type="string">
            <text:p>'34'</text:p>
          </table:table-cell>
          <table:table-cell table:formula="of:=CONCATENATE(&quot;'&quot;;[.C480];&quot;'&quot;)" office:value-type="string" office:string-value="'140'" calcext:value-type="string">
            <text:p>'140'</text:p>
          </table:table-cell>
          <table:table-cell table:formula="of:=CONCATENATE(&quot;'&quot;;[.D480];&quot;'&quot;)" office:value-type="string" office:string-value="'0'" calcext:value-type="string">
            <text:p>'0'</text:p>
          </table:table-cell>
          <table:table-cell table:formula="of:=CONCATENATE(&quot;'&quot;;[.E480];&quot;'&quot;)" office:value-type="string" office:string-value="'8.7'" calcext:value-type="string">
            <text:p>'8.7'</text:p>
          </table:table-cell>
        </table:table-row>
        <table:table-row table:style-name="ro1">
          <table:table-cell office:value-type="string" calcext:value-type="string">
            <text:p>Refrigerante, tipo guaraná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CONCATENATE(&quot;'&quot;;[.A481];&quot;'&quot;)" office:value-type="string" office:string-value="'Refrigerante, tipo guaraná'" calcext:value-type="string">
            <text:p>'Refrigerante, tipo guaraná'</text:p>
          </table:table-cell>
          <table:table-cell table:formula="of:=CONCATENATE(&quot;'&quot;;[.B481];&quot;'&quot;)" office:value-type="string" office:string-value="'39'" calcext:value-type="string">
            <text:p>'39'</text:p>
          </table:table-cell>
          <table:table-cell table:formula="of:=CONCATENATE(&quot;'&quot;;[.C481];&quot;'&quot;)" office:value-type="string" office:string-value="'162'" calcext:value-type="string">
            <text:p>'162'</text:p>
          </table:table-cell>
          <table:table-cell table:formula="of:=CONCATENATE(&quot;'&quot;;[.D481];&quot;'&quot;)" office:value-type="string" office:string-value="'0'" calcext:value-type="string">
            <text:p>'0'</text:p>
          </table:table-cell>
          <table:table-cell table:formula="of:=CONCATENATE(&quot;'&quot;;[.E481];&quot;'&quot;)" office:value-type="string" office:string-value="'10'" calcext:value-type="string">
            <text:p>'10'</text:p>
          </table:table-cell>
        </table:table-row>
        <table:table-row table:style-name="ro1">
          <table:table-cell office:value-type="string" calcext:value-type="string">
            <text:p>Refrigerante, tipo laranja</text:p>
          </table:table-cell>
          <table:table-cell office:value-type="float" office:value="46" calcext:value-type="float">
            <text:p>4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8</text:p>
          </table:table-cell>
          <table:table-cell table:formula="of:=CONCATENATE(&quot;'&quot;;[.A482];&quot;'&quot;)" office:value-type="string" office:string-value="'Refrigerante, tipo laranja'" calcext:value-type="string">
            <text:p>'Refrigerante, tipo laranja'</text:p>
          </table:table-cell>
          <table:table-cell table:formula="of:=CONCATENATE(&quot;'&quot;;[.B482];&quot;'&quot;)" office:value-type="string" office:string-value="'46'" calcext:value-type="string">
            <text:p>'46'</text:p>
          </table:table-cell>
          <table:table-cell table:formula="of:=CONCATENATE(&quot;'&quot;;[.C482];&quot;'&quot;)" office:value-type="string" office:string-value="'191'" calcext:value-type="string">
            <text:p>'191'</text:p>
          </table:table-cell>
          <table:table-cell table:formula="of:=CONCATENATE(&quot;'&quot;;[.D482];&quot;'&quot;)" office:value-type="string" office:string-value="'0'" calcext:value-type="string">
            <text:p>'0'</text:p>
          </table:table-cell>
          <table:table-cell table:formula="of:=CONCATENATE(&quot;'&quot;;[.E482];&quot;'&quot;)" office:value-type="string" office:string-value="'11.8'" calcext:value-type="string">
            <text:p>'11.8'</text:p>
          </table:table-cell>
        </table:table-row>
        <table:table-row table:style-name="ro1">
          <table:table-cell office:value-type="string" calcext:value-type="string">
            <text:p>Refrigerante, tipo limão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3</text:p>
          </table:table-cell>
          <table:table-cell table:formula="of:=CONCATENATE(&quot;'&quot;;[.A483];&quot;'&quot;)" office:value-type="string" office:string-value="'Refrigerante, tipo limão'" calcext:value-type="string">
            <text:p>'Refrigerante, tipo limão'</text:p>
          </table:table-cell>
          <table:table-cell table:formula="of:=CONCATENATE(&quot;'&quot;;[.B483];&quot;'&quot;)" office:value-type="string" office:string-value="'40'" calcext:value-type="string">
            <text:p>'40'</text:p>
          </table:table-cell>
          <table:table-cell table:formula="of:=CONCATENATE(&quot;'&quot;;[.C483];&quot;'&quot;)" office:value-type="string" office:string-value="'166'" calcext:value-type="string">
            <text:p>'166'</text:p>
          </table:table-cell>
          <table:table-cell table:formula="of:=CONCATENATE(&quot;'&quot;;[.D483];&quot;'&quot;)" office:value-type="string" office:string-value="'0'" calcext:value-type="string">
            <text:p>'0'</text:p>
          </table:table-cell>
          <table:table-cell table:formula="of:=CONCATENATE(&quot;'&quot;;[.E483];&quot;'&quot;)" office:value-type="string" office:string-value="'10.3'" calcext:value-type="string">
            <text:p>'10.3'</text:p>
          </table:table-cell>
        </table:table-row>
        <table:table-row table:style-name="ro1">
          <table:table-cell office:value-type="string" calcext:value-type="string">
            <text:p>Omelete, de queijo</text:p>
          </table:table-cell>
          <table:table-cell office:value-type="float" office:value="268" calcext:value-type="float">
            <text:p>268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0.4</text:p>
          </table:table-cell>
          <table:table-cell table:formula="of:=CONCATENATE(&quot;'&quot;;[.A484];&quot;'&quot;)" office:value-type="string" office:string-value="'Omelete, de queijo'" calcext:value-type="string">
            <text:p>'Omelete, de queijo'</text:p>
          </table:table-cell>
          <table:table-cell table:formula="of:=CONCATENATE(&quot;'&quot;;[.B484];&quot;'&quot;)" office:value-type="string" office:string-value="'268'" calcext:value-type="string">
            <text:p>'268'</text:p>
          </table:table-cell>
          <table:table-cell table:formula="of:=CONCATENATE(&quot;'&quot;;[.C484];&quot;'&quot;)" office:value-type="string" office:string-value="'1121'" calcext:value-type="string">
            <text:p>'1121'</text:p>
          </table:table-cell>
          <table:table-cell table:formula="of:=CONCATENATE(&quot;'&quot;;[.D484];&quot;'&quot;)" office:value-type="string" office:string-value="'15.6'" calcext:value-type="string">
            <text:p>'15.6'</text:p>
          </table:table-cell>
          <table:table-cell table:formula="of:=CONCATENATE(&quot;'&quot;;[.E484];&quot;'&quot;)" office:value-type="string" office:string-value="'0.4'" calcext:value-type="string">
            <text:p>'0.4'</text:p>
          </table:table-cell>
        </table:table-row>
        <table:table-row table:style-name="ro1">
          <table:table-cell office:value-type="string" calcext:value-type="string">
            <text:p>Ovo, de codorna, inteiro, cru</text:p>
          </table:table-cell>
          <table:table-cell office:value-type="float" office:value="177" calcext:value-type="float">
            <text:p>17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0.8</text:p>
          </table:table-cell>
          <table:table-cell table:formula="of:=CONCATENATE(&quot;'&quot;;[.A485];&quot;'&quot;)" office:value-type="string" office:string-value="'Ovo, de codorna, inteiro, cru'" calcext:value-type="string">
            <text:p>'Ovo, de codorna, inteiro, cru'</text:p>
          </table:table-cell>
          <table:table-cell table:formula="of:=CONCATENATE(&quot;'&quot;;[.B485];&quot;'&quot;)" office:value-type="string" office:string-value="'177'" calcext:value-type="string">
            <text:p>'177'</text:p>
          </table:table-cell>
          <table:table-cell table:formula="of:=CONCATENATE(&quot;'&quot;;[.C485];&quot;'&quot;)" office:value-type="string" office:string-value="'740'" calcext:value-type="string">
            <text:p>'740'</text:p>
          </table:table-cell>
          <table:table-cell table:formula="of:=CONCATENATE(&quot;'&quot;;[.D485];&quot;'&quot;)" office:value-type="string" office:string-value="'13.7'" calcext:value-type="string">
            <text:p>'13.7'</text:p>
          </table:table-cell>
          <table:table-cell table:formula="of:=CONCATENATE(&quot;'&quot;;[.E485];&quot;'&quot;)" office:value-type="string" office:string-value="'0.8'" calcext:value-type="string">
            <text:p>'0.8'</text:p>
          </table:table-cell>
        </table:table-row>
        <table:table-row table:style-name="ro1">
          <table:table-cell office:value-type="string" calcext:value-type="string">
            <text:p>Ovo, de galinha, clara, cozida/10minutos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3.4</text:p>
          </table:table-cell>
          <table:table-cell office:value-type="float" office:value="0" calcext:value-type="float">
            <text:p>0</text:p>
          </table:table-cell>
          <table:table-cell table:formula="of:=CONCATENATE(&quot;'&quot;;[.A486];&quot;'&quot;)" office:value-type="string" office:string-value="'Ovo, de galinha, clara, cozida/10minutos'" calcext:value-type="string">
            <text:p>'Ovo, de galinha, clara, cozida/10minutos'</text:p>
          </table:table-cell>
          <table:table-cell table:formula="of:=CONCATENATE(&quot;'&quot;;[.B486];&quot;'&quot;)" office:value-type="string" office:string-value="'59'" calcext:value-type="string">
            <text:p>'59'</text:p>
          </table:table-cell>
          <table:table-cell table:formula="of:=CONCATENATE(&quot;'&quot;;[.C486];&quot;'&quot;)" office:value-type="string" office:string-value="'249'" calcext:value-type="string">
            <text:p>'249'</text:p>
          </table:table-cell>
          <table:table-cell table:formula="of:=CONCATENATE(&quot;'&quot;;[.D486];&quot;'&quot;)" office:value-type="string" office:string-value="'13.4'" calcext:value-type="string">
            <text:p>'13.4'</text:p>
          </table:table-cell>
          <table:table-cell table:formula="of:=CONCATENATE(&quot;'&quot;;[.E48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Ovo, de galinha, gema, cozida/10minutos</text:p>
          </table:table-cell>
          <table:table-cell office:value-type="float" office:value="353" calcext:value-type="float">
            <text:p>35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.6</text:p>
          </table:table-cell>
          <table:table-cell table:formula="of:=CONCATENATE(&quot;'&quot;;[.A487];&quot;'&quot;)" office:value-type="string" office:string-value="'Ovo, de galinha, gema, cozida/10minutos'" calcext:value-type="string">
            <text:p>'Ovo, de galinha, gema, cozida/10minutos'</text:p>
          </table:table-cell>
          <table:table-cell table:formula="of:=CONCATENATE(&quot;'&quot;;[.B487];&quot;'&quot;)" office:value-type="string" office:string-value="'353'" calcext:value-type="string">
            <text:p>'353'</text:p>
          </table:table-cell>
          <table:table-cell table:formula="of:=CONCATENATE(&quot;'&quot;;[.C487];&quot;'&quot;)" office:value-type="string" office:string-value="'1476'" calcext:value-type="string">
            <text:p>'1476'</text:p>
          </table:table-cell>
          <table:table-cell table:formula="of:=CONCATENATE(&quot;'&quot;;[.D487];&quot;'&quot;)" office:value-type="string" office:string-value="'15.9'" calcext:value-type="string">
            <text:p>'15.9'</text:p>
          </table:table-cell>
          <table:table-cell table:formula="of:=CONCATENATE(&quot;'&quot;;[.E487];&quot;'&quot;)" office:value-type="string" office:string-value="'1.6'" calcext:value-type="string">
            <text:p>'1.6'</text:p>
          </table:table-cell>
        </table:table-row>
        <table:table-row table:style-name="ro1">
          <table:table-cell office:value-type="string" calcext:value-type="string">
            <text:p>Ovo, de galinha, inteiro, cozido/10minutos</text:p>
          </table:table-cell>
          <table:table-cell office:value-type="float" office:value="146" calcext:value-type="float">
            <text:p>14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6</text:p>
          </table:table-cell>
          <table:table-cell table:formula="of:=CONCATENATE(&quot;'&quot;;[.A488];&quot;'&quot;)" office:value-type="string" office:string-value="'Ovo, de galinha, inteiro, cozido/10minutos'" calcext:value-type="string">
            <text:p>'Ovo, de galinha, inteiro, cozido/10minutos'</text:p>
          </table:table-cell>
          <table:table-cell table:formula="of:=CONCATENATE(&quot;'&quot;;[.B488];&quot;'&quot;)" office:value-type="string" office:string-value="'146'" calcext:value-type="string">
            <text:p>'146'</text:p>
          </table:table-cell>
          <table:table-cell table:formula="of:=CONCATENATE(&quot;'&quot;;[.C488];&quot;'&quot;)" office:value-type="string" office:string-value="'610'" calcext:value-type="string">
            <text:p>'610'</text:p>
          </table:table-cell>
          <table:table-cell table:formula="of:=CONCATENATE(&quot;'&quot;;[.D488];&quot;'&quot;)" office:value-type="string" office:string-value="'13.3'" calcext:value-type="string">
            <text:p>'13.3'</text:p>
          </table:table-cell>
          <table:table-cell table:formula="of:=CONCATENATE(&quot;'&quot;;[.E488];&quot;'&quot;)" office:value-type="string" office:string-value="'0.6'" calcext:value-type="string">
            <text:p>'0.6'</text:p>
          </table:table-cell>
        </table:table-row>
        <table:table-row table:style-name="ro1">
          <table:table-cell office:value-type="string" calcext:value-type="string">
            <text:p>Ovo, de galinha, inteiro, cru</text:p>
          </table:table-cell>
          <table:table-cell office:value-type="float" office:value="143" calcext:value-type="float">
            <text:p>143</text:p>
          </table:table-cell>
          <table:table-cell office:value-type="float" office:value="599" calcext:value-type="float">
            <text:p>5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6</text:p>
          </table:table-cell>
          <table:table-cell table:formula="of:=CONCATENATE(&quot;'&quot;;[.A489];&quot;'&quot;)" office:value-type="string" office:string-value="'Ovo, de galinha, inteiro, cru'" calcext:value-type="string">
            <text:p>'Ovo, de galinha, inteiro, cru'</text:p>
          </table:table-cell>
          <table:table-cell table:formula="of:=CONCATENATE(&quot;'&quot;;[.B489];&quot;'&quot;)" office:value-type="string" office:string-value="'143'" calcext:value-type="string">
            <text:p>'143'</text:p>
          </table:table-cell>
          <table:table-cell table:formula="of:=CONCATENATE(&quot;'&quot;;[.C489];&quot;'&quot;)" office:value-type="string" office:string-value="'599'" calcext:value-type="string">
            <text:p>'599'</text:p>
          </table:table-cell>
          <table:table-cell table:formula="of:=CONCATENATE(&quot;'&quot;;[.D489];&quot;'&quot;)" office:value-type="string" office:string-value="'13'" calcext:value-type="string">
            <text:p>'13'</text:p>
          </table:table-cell>
          <table:table-cell table:formula="of:=CONCATENATE(&quot;'&quot;;[.E489];&quot;'&quot;)" office:value-type="string" office:string-value="'1.6'" calcext:value-type="string">
            <text:p>'1.6'</text:p>
          </table:table-cell>
        </table:table-row>
        <table:table-row table:style-name="ro1">
          <table:table-cell office:value-type="string" calcext:value-type="string">
            <text:p>Ovo, de galinha, inteiro, frito</text:p>
          </table:table-cell>
          <table:table-cell office:value-type="float" office:value="240" calcext:value-type="float">
            <text:p>2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.2</text:p>
          </table:table-cell>
          <table:table-cell table:formula="of:=CONCATENATE(&quot;'&quot;;[.A490];&quot;'&quot;)" office:value-type="string" office:string-value="'Ovo, de galinha, inteiro, frito'" calcext:value-type="string">
            <text:p>'Ovo, de galinha, inteiro, frito'</text:p>
          </table:table-cell>
          <table:table-cell table:formula="of:=CONCATENATE(&quot;'&quot;;[.B490];&quot;'&quot;)" office:value-type="string" office:string-value="'240'" calcext:value-type="string">
            <text:p>'240'</text:p>
          </table:table-cell>
          <table:table-cell table:formula="of:=CONCATENATE(&quot;'&quot;;[.C490];&quot;'&quot;)" office:value-type="string" office:string-value="'1005'" calcext:value-type="string">
            <text:p>'1005'</text:p>
          </table:table-cell>
          <table:table-cell table:formula="of:=CONCATENATE(&quot;'&quot;;[.D490];&quot;'&quot;)" office:value-type="string" office:string-value="'15.6'" calcext:value-type="string">
            <text:p>'15.6'</text:p>
          </table:table-cell>
          <table:table-cell table:formula="of:=CONCATENATE(&quot;'&quot;;[.E490];&quot;'&quot;)" office:value-type="string" office:string-value="'1.2'" calcext:value-type="string">
            <text:p>'1.2'</text:p>
          </table:table-cell>
        </table:table-row>
        <table:table-row table:style-name="ro1">
          <table:table-cell office:value-type="string" calcext:value-type="string">
            <text:p>Achocolatado, pó</text:p>
          </table:table-cell>
          <table:table-cell office:value-type="float" office:value="401" calcext:value-type="float">
            <text:p>401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91.2</text:p>
          </table:table-cell>
          <table:table-cell table:formula="of:=CONCATENATE(&quot;'&quot;;[.A491];&quot;'&quot;)" office:value-type="string" office:string-value="'Achocolatado, pó'" calcext:value-type="string">
            <text:p>'Achocolatado, pó'</text:p>
          </table:table-cell>
          <table:table-cell table:formula="of:=CONCATENATE(&quot;'&quot;;[.B491];&quot;'&quot;)" office:value-type="string" office:string-value="'401'" calcext:value-type="string">
            <text:p>'401'</text:p>
          </table:table-cell>
          <table:table-cell table:formula="of:=CONCATENATE(&quot;'&quot;;[.C491];&quot;'&quot;)" office:value-type="string" office:string-value="'1678'" calcext:value-type="string">
            <text:p>'1678'</text:p>
          </table:table-cell>
          <table:table-cell table:formula="of:=CONCATENATE(&quot;'&quot;;[.D491];&quot;'&quot;)" office:value-type="string" office:string-value="'4.2'" calcext:value-type="string">
            <text:p>'4.2'</text:p>
          </table:table-cell>
          <table:table-cell table:formula="of:=CONCATENATE(&quot;'&quot;;[.E491];&quot;'&quot;)" office:value-type="string" office:string-value="'91.2'" calcext:value-type="string">
            <text:p>'91.2'</text:p>
          </table:table-cell>
        </table:table-row>
        <table:table-row table:style-name="ro1">
          <table:table-cell office:value-type="string" calcext:value-type="string">
            <text:p>Açúcar, cristal</text:p>
          </table:table-cell>
          <table:table-cell office:value-type="float" office:value="387" calcext:value-type="float">
            <text:p>387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6</text:p>
          </table:table-cell>
          <table:table-cell table:formula="of:=CONCATENATE(&quot;'&quot;;[.A492];&quot;'&quot;)" office:value-type="string" office:string-value="'Açúcar, cristal'" calcext:value-type="string">
            <text:p>'Açúcar, cristal'</text:p>
          </table:table-cell>
          <table:table-cell table:formula="of:=CONCATENATE(&quot;'&quot;;[.B492];&quot;'&quot;)" office:value-type="string" office:string-value="'387'" calcext:value-type="string">
            <text:p>'387'</text:p>
          </table:table-cell>
          <table:table-cell table:formula="of:=CONCATENATE(&quot;'&quot;;[.C492];&quot;'&quot;)" office:value-type="string" office:string-value="'1619'" calcext:value-type="string">
            <text:p>'1619'</text:p>
          </table:table-cell>
          <table:table-cell table:formula="of:=CONCATENATE(&quot;'&quot;;[.D492];&quot;'&quot;)" office:value-type="string" office:string-value="'0.3'" calcext:value-type="string">
            <text:p>'0.3'</text:p>
          </table:table-cell>
          <table:table-cell table:formula="of:=CONCATENATE(&quot;'&quot;;[.E492];&quot;'&quot;)" office:value-type="string" office:string-value="'99.6'" calcext:value-type="string">
            <text:p>'99.6'</text:p>
          </table:table-cell>
        </table:table-row>
        <table:table-row table:style-name="ro1">
          <table:table-cell office:value-type="string" calcext:value-type="string">
            <text:p>Açúcar, mascavo</text:p>
          </table:table-cell>
          <table:table-cell office:value-type="float" office:value="369" calcext:value-type="float">
            <text:p>369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4.5</text:p>
          </table:table-cell>
          <table:table-cell table:formula="of:=CONCATENATE(&quot;'&quot;;[.A493];&quot;'&quot;)" office:value-type="string" office:string-value="'Açúcar, mascavo'" calcext:value-type="string">
            <text:p>'Açúcar, mascavo'</text:p>
          </table:table-cell>
          <table:table-cell table:formula="of:=CONCATENATE(&quot;'&quot;;[.B493];&quot;'&quot;)" office:value-type="string" office:string-value="'369'" calcext:value-type="string">
            <text:p>'369'</text:p>
          </table:table-cell>
          <table:table-cell table:formula="of:=CONCATENATE(&quot;'&quot;;[.C493];&quot;'&quot;)" office:value-type="string" office:string-value="'1542'" calcext:value-type="string">
            <text:p>'1542'</text:p>
          </table:table-cell>
          <table:table-cell table:formula="of:=CONCATENATE(&quot;'&quot;;[.D493];&quot;'&quot;)" office:value-type="string" office:string-value="'0.8'" calcext:value-type="string">
            <text:p>'0.8'</text:p>
          </table:table-cell>
          <table:table-cell table:formula="of:=CONCATENATE(&quot;'&quot;;[.E493];&quot;'&quot;)" office:value-type="string" office:string-value="'94.5'" calcext:value-type="string">
            <text:p>'94.5'</text:p>
          </table:table-cell>
        </table:table-row>
        <table:table-row table:style-name="ro1">
          <table:table-cell office:value-type="string" calcext:value-type="string">
            <text:p>Açúcar, refinado</text:p>
          </table:table-cell>
          <table:table-cell office:value-type="float" office:value="387" calcext:value-type="float">
            <text:p>387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5</text:p>
          </table:table-cell>
          <table:table-cell table:formula="of:=CONCATENATE(&quot;'&quot;;[.A494];&quot;'&quot;)" office:value-type="string" office:string-value="'Açúcar, refinado'" calcext:value-type="string">
            <text:p>'Açúcar, refinado'</text:p>
          </table:table-cell>
          <table:table-cell table:formula="of:=CONCATENATE(&quot;'&quot;;[.B494];&quot;'&quot;)" office:value-type="string" office:string-value="'387'" calcext:value-type="string">
            <text:p>'387'</text:p>
          </table:table-cell>
          <table:table-cell table:formula="of:=CONCATENATE(&quot;'&quot;;[.C494];&quot;'&quot;)" office:value-type="string" office:string-value="'1617'" calcext:value-type="string">
            <text:p>'1617'</text:p>
          </table:table-cell>
          <table:table-cell table:formula="of:=CONCATENATE(&quot;'&quot;;[.D494];&quot;'&quot;)" office:value-type="string" office:string-value="'0.3'" calcext:value-type="string">
            <text:p>'0.3'</text:p>
          </table:table-cell>
          <table:table-cell table:formula="of:=CONCATENATE(&quot;'&quot;;[.E494];&quot;'&quot;)" office:value-type="string" office:string-value="'99.5'" calcext:value-type="string">
            <text:p>'99.5'</text:p>
          </table:table-cell>
        </table:table-row>
        <table:table-row table:style-name="ro1">
          <table:table-cell office:value-type="string" calcext:value-type="string">
            <text:p>Chocolate, ao leite</text:p>
          </table:table-cell>
          <table:table-cell office:value-type="float" office:value="540" calcext:value-type="float">
            <text:p>540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59.6</text:p>
          </table:table-cell>
          <table:table-cell table:formula="of:=CONCATENATE(&quot;'&quot;;[.A495];&quot;'&quot;)" office:value-type="string" office:string-value="'Chocolate, ao leite'" calcext:value-type="string">
            <text:p>'Chocolate, ao leite'</text:p>
          </table:table-cell>
          <table:table-cell table:formula="of:=CONCATENATE(&quot;'&quot;;[.B495];&quot;'&quot;)" office:value-type="string" office:string-value="'540'" calcext:value-type="string">
            <text:p>'540'</text:p>
          </table:table-cell>
          <table:table-cell table:formula="of:=CONCATENATE(&quot;'&quot;;[.C495];&quot;'&quot;)" office:value-type="string" office:string-value="'2258'" calcext:value-type="string">
            <text:p>'2258'</text:p>
          </table:table-cell>
          <table:table-cell table:formula="of:=CONCATENATE(&quot;'&quot;;[.D495];&quot;'&quot;)" office:value-type="string" office:string-value="'7.2'" calcext:value-type="string">
            <text:p>'7.2'</text:p>
          </table:table-cell>
          <table:table-cell table:formula="of:=CONCATENATE(&quot;'&quot;;[.E495];&quot;'&quot;)" office:value-type="string" office:string-value="'59.6'" calcext:value-type="string">
            <text:p>'59.6'</text:p>
          </table:table-cell>
        </table:table-row>
        <table:table-row table:style-name="ro1">
          <table:table-cell office:value-type="string" calcext:value-type="string">
            <text:p>Chocolate, ao leite, com castanha do Pará</text:p>
          </table:table-cell>
          <table:table-cell office:value-type="float" office:value="559" calcext:value-type="float">
            <text:p>559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55.4</text:p>
          </table:table-cell>
          <table:table-cell table:formula="of:=CONCATENATE(&quot;'&quot;;[.A496];&quot;'&quot;)" office:value-type="string" office:string-value="'Chocolate, ao leite, com castanha do Pará'" calcext:value-type="string">
            <text:p>'Chocolate, ao leite, com castanha do Pará'</text:p>
          </table:table-cell>
          <table:table-cell table:formula="of:=CONCATENATE(&quot;'&quot;;[.B496];&quot;'&quot;)" office:value-type="string" office:string-value="'559'" calcext:value-type="string">
            <text:p>'559'</text:p>
          </table:table-cell>
          <table:table-cell table:formula="of:=CONCATENATE(&quot;'&quot;;[.C496];&quot;'&quot;)" office:value-type="string" office:string-value="'2338'" calcext:value-type="string">
            <text:p>'2338'</text:p>
          </table:table-cell>
          <table:table-cell table:formula="of:=CONCATENATE(&quot;'&quot;;[.D496];&quot;'&quot;)" office:value-type="string" office:string-value="'7.4'" calcext:value-type="string">
            <text:p>'7.4'</text:p>
          </table:table-cell>
          <table:table-cell table:formula="of:=CONCATENATE(&quot;'&quot;;[.E496];&quot;'&quot;)" office:value-type="string" office:string-value="'55.4'" calcext:value-type="string">
            <text:p>'55.4'</text:p>
          </table:table-cell>
        </table:table-row>
        <table:table-row table:style-name="ro1">
          <table:table-cell office:value-type="string" calcext:value-type="string">
            <text:p>Chocolate, ao leite, dietético</text:p>
          </table:table-cell>
          <table:table-cell office:value-type="float" office:value="557" calcext:value-type="float">
            <text:p>557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56.3</text:p>
          </table:table-cell>
          <table:table-cell table:formula="of:=CONCATENATE(&quot;'&quot;;[.A497];&quot;'&quot;)" office:value-type="string" office:string-value="'Chocolate, ao leite, dietético'" calcext:value-type="string">
            <text:p>'Chocolate, ao leite, dietético'</text:p>
          </table:table-cell>
          <table:table-cell table:formula="of:=CONCATENATE(&quot;'&quot;;[.B497];&quot;'&quot;)" office:value-type="string" office:string-value="'557'" calcext:value-type="string">
            <text:p>'557'</text:p>
          </table:table-cell>
          <table:table-cell table:formula="of:=CONCATENATE(&quot;'&quot;;[.C497];&quot;'&quot;)" office:value-type="string" office:string-value="'2330'" calcext:value-type="string">
            <text:p>'2330'</text:p>
          </table:table-cell>
          <table:table-cell table:formula="of:=CONCATENATE(&quot;'&quot;;[.D497];&quot;'&quot;)" office:value-type="string" office:string-value="'6.9'" calcext:value-type="string">
            <text:p>'6.9'</text:p>
          </table:table-cell>
          <table:table-cell table:formula="of:=CONCATENATE(&quot;'&quot;;[.E497];&quot;'&quot;)" office:value-type="string" office:string-value="'56.3'" calcext:value-type="string">
            <text:p>'56.3'</text:p>
          </table:table-cell>
        </table:table-row>
        <table:table-row table:style-name="ro1">
          <table:table-cell office:value-type="string" calcext:value-type="string">
            <text:p>Chocolate, meio amargo</text:p>
          </table:table-cell>
          <table:table-cell office:value-type="float" office:value="475" calcext:value-type="float">
            <text:p>47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2.4</text:p>
          </table:table-cell>
          <table:table-cell table:formula="of:=CONCATENATE(&quot;'&quot;;[.A498];&quot;'&quot;)" office:value-type="string" office:string-value="'Chocolate, meio amargo'" calcext:value-type="string">
            <text:p>'Chocolate, meio amargo'</text:p>
          </table:table-cell>
          <table:table-cell table:formula="of:=CONCATENATE(&quot;'&quot;;[.B498];&quot;'&quot;)" office:value-type="string" office:string-value="'475'" calcext:value-type="string">
            <text:p>'475'</text:p>
          </table:table-cell>
          <table:table-cell table:formula="of:=CONCATENATE(&quot;'&quot;;[.C498];&quot;'&quot;)" office:value-type="string" office:string-value="'1987'" calcext:value-type="string">
            <text:p>'1987'</text:p>
          </table:table-cell>
          <table:table-cell table:formula="of:=CONCATENATE(&quot;'&quot;;[.D498];&quot;'&quot;)" office:value-type="string" office:string-value="'4.9'" calcext:value-type="string">
            <text:p>'4.9'</text:p>
          </table:table-cell>
          <table:table-cell table:formula="of:=CONCATENATE(&quot;'&quot;;[.E498];&quot;'&quot;)" office:value-type="string" office:string-value="'62.4'" calcext:value-type="string">
            <text:p>'62.4'</text:p>
          </table:table-cell>
        </table:table-row>
        <table:table-row table:style-name="ro1">
          <table:table-cell office:value-type="string" calcext:value-type="string">
            <text:p>Cocada branca</text:p>
          </table:table-cell>
          <table:table-cell office:value-type="float" office:value="449" calcext:value-type="float">
            <text:p>449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1.4</text:p>
          </table:table-cell>
          <table:table-cell table:formula="of:=CONCATENATE(&quot;'&quot;;[.A499];&quot;'&quot;)" office:value-type="string" office:string-value="'Cocada branca'" calcext:value-type="string">
            <text:p>'Cocada branca'</text:p>
          </table:table-cell>
          <table:table-cell table:formula="of:=CONCATENATE(&quot;'&quot;;[.B499];&quot;'&quot;)" office:value-type="string" office:string-value="'449'" calcext:value-type="string">
            <text:p>'449'</text:p>
          </table:table-cell>
          <table:table-cell table:formula="of:=CONCATENATE(&quot;'&quot;;[.C499];&quot;'&quot;)" office:value-type="string" office:string-value="'1878'" calcext:value-type="string">
            <text:p>'1878'</text:p>
          </table:table-cell>
          <table:table-cell table:formula="of:=CONCATENATE(&quot;'&quot;;[.D499];&quot;'&quot;)" office:value-type="string" office:string-value="'1.1'" calcext:value-type="string">
            <text:p>'1.1'</text:p>
          </table:table-cell>
          <table:table-cell table:formula="of:=CONCATENATE(&quot;'&quot;;[.E499];&quot;'&quot;)" office:value-type="string" office:string-value="'81.4'" calcext:value-type="string">
            <text:p>'81.4'</text:p>
          </table:table-cell>
        </table:table-row>
        <table:table-row table:style-name="ro1">
          <table:table-cell office:value-type="string" calcext:value-type="string">
            <text:p>Doce, de abóbora, cremoso</text:p>
          </table:table-cell>
          <table:table-cell office:value-type="float" office:value="199" calcext:value-type="float">
            <text:p>199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54.6</text:p>
          </table:table-cell>
          <table:table-cell table:formula="of:=CONCATENATE(&quot;'&quot;;[.A500];&quot;'&quot;)" office:value-type="string" office:string-value="'Doce, de abóbora, cremoso'" calcext:value-type="string">
            <text:p>'Doce, de abóbora, cremoso'</text:p>
          </table:table-cell>
          <table:table-cell table:formula="of:=CONCATENATE(&quot;'&quot;;[.B500];&quot;'&quot;)" office:value-type="string" office:string-value="'199'" calcext:value-type="string">
            <text:p>'199'</text:p>
          </table:table-cell>
          <table:table-cell table:formula="of:=CONCATENATE(&quot;'&quot;;[.C500];&quot;'&quot;)" office:value-type="string" office:string-value="'832'" calcext:value-type="string">
            <text:p>'832'</text:p>
          </table:table-cell>
          <table:table-cell table:formula="of:=CONCATENATE(&quot;'&quot;;[.D500];&quot;'&quot;)" office:value-type="string" office:string-value="'0.9'" calcext:value-type="string">
            <text:p>'0.9'</text:p>
          </table:table-cell>
          <table:table-cell table:formula="of:=CONCATENATE(&quot;'&quot;;[.E500];&quot;'&quot;)" office:value-type="string" office:string-value="'54.6'" calcext:value-type="string">
            <text:p>'54.6'</text:p>
          </table:table-cell>
        </table:table-row>
        <table:table-row table:style-name="ro1">
          <table:table-cell office:value-type="string" calcext:value-type="string">
            <text:p>Doce, de leite, cremoso</text:p>
          </table:table-cell>
          <table:table-cell office:value-type="float" office:value="306" calcext:value-type="float">
            <text:p>306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9.5</text:p>
          </table:table-cell>
          <table:table-cell table:formula="of:=CONCATENATE(&quot;'&quot;;[.A501];&quot;'&quot;)" office:value-type="string" office:string-value="'Doce, de leite, cremoso'" calcext:value-type="string">
            <text:p>'Doce, de leite, cremoso'</text:p>
          </table:table-cell>
          <table:table-cell table:formula="of:=CONCATENATE(&quot;'&quot;;[.B501];&quot;'&quot;)" office:value-type="string" office:string-value="'306'" calcext:value-type="string">
            <text:p>'306'</text:p>
          </table:table-cell>
          <table:table-cell table:formula="of:=CONCATENATE(&quot;'&quot;;[.C501];&quot;'&quot;)" office:value-type="string" office:string-value="'1282'" calcext:value-type="string">
            <text:p>'1282'</text:p>
          </table:table-cell>
          <table:table-cell table:formula="of:=CONCATENATE(&quot;'&quot;;[.D501];&quot;'&quot;)" office:value-type="string" office:string-value="'5.5'" calcext:value-type="string">
            <text:p>'5.5'</text:p>
          </table:table-cell>
          <table:table-cell table:formula="of:=CONCATENATE(&quot;'&quot;;[.E501];&quot;'&quot;)" office:value-type="string" office:string-value="'59.5'" calcext:value-type="string">
            <text:p>'59.5'</text:p>
          </table:table-cell>
        </table:table-row>
        <table:table-row table:style-name="ro1">
          <table:table-cell office:value-type="string" calcext:value-type="string">
            <text:p>Geléia, mocotó, natural</text:p>
          </table:table-cell>
          <table:table-cell office:value-type="float" office:value="106" calcext:value-type="float">
            <text:p>10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4.2</text:p>
          </table:table-cell>
          <table:table-cell table:formula="of:=CONCATENATE(&quot;'&quot;;[.A502];&quot;'&quot;)" office:value-type="string" office:string-value="'Geléia, mocotó, natural'" calcext:value-type="string">
            <text:p>'Geléia, mocotó, natural'</text:p>
          </table:table-cell>
          <table:table-cell table:formula="of:=CONCATENATE(&quot;'&quot;;[.B502];&quot;'&quot;)" office:value-type="string" office:string-value="'106'" calcext:value-type="string">
            <text:p>'106'</text:p>
          </table:table-cell>
          <table:table-cell table:formula="of:=CONCATENATE(&quot;'&quot;;[.C502];&quot;'&quot;)" office:value-type="string" office:string-value="'444'" calcext:value-type="string">
            <text:p>'444'</text:p>
          </table:table-cell>
          <table:table-cell table:formula="of:=CONCATENATE(&quot;'&quot;;[.D502];&quot;'&quot;)" office:value-type="string" office:string-value="'2.1'" calcext:value-type="string">
            <text:p>'2.1'</text:p>
          </table:table-cell>
          <table:table-cell table:formula="of:=CONCATENATE(&quot;'&quot;;[.E502];&quot;'&quot;)" office:value-type="string" office:string-value="'24.2'" calcext:value-type="string">
            <text:p>'24.2'</text:p>
          </table:table-cell>
        </table:table-row>
        <table:table-row table:style-name="ro1">
          <table:table-cell office:value-type="string" calcext:value-type="string">
            <text:p>Glicose de milho</text:p>
          </table:table-cell>
          <table:table-cell office:value-type="float" office:value="292" calcext:value-type="float">
            <text:p>292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4</text:p>
          </table:table-cell>
          <table:table-cell table:formula="of:=CONCATENATE(&quot;'&quot;;[.A503];&quot;'&quot;)" office:value-type="string" office:string-value="'Glicose de milho'" calcext:value-type="string">
            <text:p>'Glicose de milho'</text:p>
          </table:table-cell>
          <table:table-cell table:formula="of:=CONCATENATE(&quot;'&quot;;[.B503];&quot;'&quot;)" office:value-type="string" office:string-value="'292'" calcext:value-type="string">
            <text:p>'292'</text:p>
          </table:table-cell>
          <table:table-cell table:formula="of:=CONCATENATE(&quot;'&quot;;[.C503];&quot;'&quot;)" office:value-type="string" office:string-value="'1222'" calcext:value-type="string">
            <text:p>'1222'</text:p>
          </table:table-cell>
          <table:table-cell table:formula="of:=CONCATENATE(&quot;'&quot;;[.D503];&quot;'&quot;)" office:value-type="string" office:string-value="'0'" calcext:value-type="string">
            <text:p>'0'</text:p>
          </table:table-cell>
          <table:table-cell table:formula="of:=CONCATENATE(&quot;'&quot;;[.E503];&quot;'&quot;)" office:value-type="string" office:string-value="'79.4'" calcext:value-type="string">
            <text:p>'79.4'</text:p>
          </table:table-cell>
        </table:table-row>
        <table:table-row table:style-name="ro1">
          <table:table-cell office:value-type="string" calcext:value-type="string">
            <text:p>Maria mole</text:p>
          </table:table-cell>
          <table:table-cell office:value-type="float" office:value="301" calcext:value-type="float">
            <text:p>30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73.6</text:p>
          </table:table-cell>
          <table:table-cell table:formula="of:=CONCATENATE(&quot;'&quot;;[.A504];&quot;'&quot;)" office:value-type="string" office:string-value="'Maria mole'" calcext:value-type="string">
            <text:p>'Maria mole'</text:p>
          </table:table-cell>
          <table:table-cell table:formula="of:=CONCATENATE(&quot;'&quot;;[.B504];&quot;'&quot;)" office:value-type="string" office:string-value="'301'" calcext:value-type="string">
            <text:p>'301'</text:p>
          </table:table-cell>
          <table:table-cell table:formula="of:=CONCATENATE(&quot;'&quot;;[.C504];&quot;'&quot;)" office:value-type="string" office:string-value="'1260'" calcext:value-type="string">
            <text:p>'1260'</text:p>
          </table:table-cell>
          <table:table-cell table:formula="of:=CONCATENATE(&quot;'&quot;;[.D504];&quot;'&quot;)" office:value-type="string" office:string-value="'3.8'" calcext:value-type="string">
            <text:p>'3.8'</text:p>
          </table:table-cell>
          <table:table-cell table:formula="of:=CONCATENATE(&quot;'&quot;;[.E504];&quot;'&quot;)" office:value-type="string" office:string-value="'73.6'" calcext:value-type="string">
            <text:p>'73.6'</text:p>
          </table:table-cell>
        </table:table-row>
        <table:table-row table:style-name="ro1">
          <table:table-cell office:value-type="string" calcext:value-type="string">
            <text:p>Maria mole, coco queimado</text:p>
          </table:table-cell>
          <table:table-cell office:value-type="float" office:value="307" calcext:value-type="float">
            <text:p>307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75.1</text:p>
          </table:table-cell>
          <table:table-cell table:formula="of:=CONCATENATE(&quot;'&quot;;[.A505];&quot;'&quot;)" office:value-type="string" office:string-value="'Maria mole, coco queimado'" calcext:value-type="string">
            <text:p>'Maria mole, coco queimado'</text:p>
          </table:table-cell>
          <table:table-cell table:formula="of:=CONCATENATE(&quot;'&quot;;[.B505];&quot;'&quot;)" office:value-type="string" office:string-value="'307'" calcext:value-type="string">
            <text:p>'307'</text:p>
          </table:table-cell>
          <table:table-cell table:formula="of:=CONCATENATE(&quot;'&quot;;[.C505];&quot;'&quot;)" office:value-type="string" office:string-value="'1283'" calcext:value-type="string">
            <text:p>'1283'</text:p>
          </table:table-cell>
          <table:table-cell table:formula="of:=CONCATENATE(&quot;'&quot;;[.D505];&quot;'&quot;)" office:value-type="string" office:string-value="'3.9'" calcext:value-type="string">
            <text:p>'3.9'</text:p>
          </table:table-cell>
          <table:table-cell table:formula="of:=CONCATENATE(&quot;'&quot;;[.E505];&quot;'&quot;)" office:value-type="string" office:string-value="'75.1'" calcext:value-type="string">
            <text:p>'75.1'</text:p>
          </table:table-cell>
        </table:table-row>
        <table:table-row table:style-name="ro1">
          <table:table-cell office:value-type="string" calcext:value-type="string">
            <text:p>Marmelada</text:p>
          </table:table-cell>
          <table:table-cell office:value-type="float" office:value="257" calcext:value-type="float">
            <text:p>25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0.8</text:p>
          </table:table-cell>
          <table:table-cell table:formula="of:=CONCATENATE(&quot;'&quot;;[.A506];&quot;'&quot;)" office:value-type="string" office:string-value="'Marmelada'" calcext:value-type="string">
            <text:p>'Marmelada'</text:p>
          </table:table-cell>
          <table:table-cell table:formula="of:=CONCATENATE(&quot;'&quot;;[.B506];&quot;'&quot;)" office:value-type="string" office:string-value="'257'" calcext:value-type="string">
            <text:p>'257'</text:p>
          </table:table-cell>
          <table:table-cell table:formula="of:=CONCATENATE(&quot;'&quot;;[.C506];&quot;'&quot;)" office:value-type="string" office:string-value="'1076'" calcext:value-type="string">
            <text:p>'1076'</text:p>
          </table:table-cell>
          <table:table-cell table:formula="of:=CONCATENATE(&quot;'&quot;;[.D506];&quot;'&quot;)" office:value-type="string" office:string-value="'0.4'" calcext:value-type="string">
            <text:p>'0.4'</text:p>
          </table:table-cell>
          <table:table-cell table:formula="of:=CONCATENATE(&quot;'&quot;;[.E506];&quot;'&quot;)" office:value-type="string" office:string-value="'70.8'" calcext:value-type="string">
            <text:p>'70.8'</text:p>
          </table:table-cell>
        </table:table-row>
        <table:table-row table:style-name="ro1">
          <table:table-cell office:value-type="string" calcext:value-type="string">
            <text:p>Mel, de abelha</text:p>
          </table:table-cell>
          <table:table-cell office:value-type="float" office:value="309" calcext:value-type="float">
            <text:p>309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CONCATENATE(&quot;'&quot;;[.A507];&quot;'&quot;)" office:value-type="string" office:string-value="'Mel, de abelha'" calcext:value-type="string">
            <text:p>'Mel, de abelha'</text:p>
          </table:table-cell>
          <table:table-cell table:formula="of:=CONCATENATE(&quot;'&quot;;[.B507];&quot;'&quot;)" office:value-type="string" office:string-value="'309'" calcext:value-type="string">
            <text:p>'309'</text:p>
          </table:table-cell>
          <table:table-cell table:formula="of:=CONCATENATE(&quot;'&quot;;[.C507];&quot;'&quot;)" office:value-type="string" office:string-value="'1294'" calcext:value-type="string">
            <text:p>'1294'</text:p>
          </table:table-cell>
          <table:table-cell table:formula="of:=CONCATENATE(&quot;'&quot;;[.D507];&quot;'&quot;)" office:value-type="string" office:string-value="'0'" calcext:value-type="string">
            <text:p>'0'</text:p>
          </table:table-cell>
          <table:table-cell table:formula="of:=CONCATENATE(&quot;'&quot;;[.E507];&quot;'&quot;)" office:value-type="string" office:string-value="'84'" calcext:value-type="string">
            <text:p>'84'</text:p>
          </table:table-cell>
        </table:table-row>
        <table:table-row table:style-name="ro1">
          <table:table-cell office:value-type="string" calcext:value-type="string">
            <text:p>Melado</text:p>
          </table:table-cell>
          <table:table-cell office:value-type="float" office:value="297" calcext:value-type="float">
            <text:p>297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.6</text:p>
          </table:table-cell>
          <table:table-cell table:formula="of:=CONCATENATE(&quot;'&quot;;[.A508];&quot;'&quot;)" office:value-type="string" office:string-value="'Melado'" calcext:value-type="string">
            <text:p>'Melado'</text:p>
          </table:table-cell>
          <table:table-cell table:formula="of:=CONCATENATE(&quot;'&quot;;[.B508];&quot;'&quot;)" office:value-type="string" office:string-value="'297'" calcext:value-type="string">
            <text:p>'297'</text:p>
          </table:table-cell>
          <table:table-cell table:formula="of:=CONCATENATE(&quot;'&quot;;[.C508];&quot;'&quot;)" office:value-type="string" office:string-value="'1241'" calcext:value-type="string">
            <text:p>'1241'</text:p>
          </table:table-cell>
          <table:table-cell table:formula="of:=CONCATENATE(&quot;'&quot;;[.D508];&quot;'&quot;)" office:value-type="string" office:string-value="'0'" calcext:value-type="string">
            <text:p>'0'</text:p>
          </table:table-cell>
          <table:table-cell table:formula="of:=CONCATENATE(&quot;'&quot;;[.E508];&quot;'&quot;)" office:value-type="string" office:string-value="'76.6'" calcext:value-type="string">
            <text:p>'76.6'</text:p>
          </table:table-cell>
        </table:table-row>
        <table:table-row table:style-name="ro1">
          <table:table-cell office:value-type="string" calcext:value-type="string">
            <text:p>Quindim</text:p>
          </table:table-cell>
          <table:table-cell office:value-type="float" office:value="411" calcext:value-type="float">
            <text:p>41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6.3</text:p>
          </table:table-cell>
          <table:table-cell table:formula="of:=CONCATENATE(&quot;'&quot;;[.A509];&quot;'&quot;)" office:value-type="string" office:string-value="'Quindim'" calcext:value-type="string">
            <text:p>'Quindim'</text:p>
          </table:table-cell>
          <table:table-cell table:formula="of:=CONCATENATE(&quot;'&quot;;[.B509];&quot;'&quot;)" office:value-type="string" office:string-value="'411'" calcext:value-type="string">
            <text:p>'411'</text:p>
          </table:table-cell>
          <table:table-cell table:formula="of:=CONCATENATE(&quot;'&quot;;[.C509];&quot;'&quot;)" office:value-type="string" office:string-value="'1721'" calcext:value-type="string">
            <text:p>'1721'</text:p>
          </table:table-cell>
          <table:table-cell table:formula="of:=CONCATENATE(&quot;'&quot;;[.D509];&quot;'&quot;)" office:value-type="string" office:string-value="'4.7'" calcext:value-type="string">
            <text:p>'4.7'</text:p>
          </table:table-cell>
          <table:table-cell table:formula="of:=CONCATENATE(&quot;'&quot;;[.E509];&quot;'&quot;)" office:value-type="string" office:string-value="'46.3'" calcext:value-type="string">
            <text:p>'46.3'</text:p>
          </table:table-cell>
        </table:table-row>
        <table:table-row table:style-name="ro1">
          <table:table-cell office:value-type="string" calcext:value-type="string">
            <text:p>Rapadura</text:p>
          </table:table-cell>
          <table:table-cell office:value-type="float" office:value="352" calcext:value-type="float">
            <text:p>352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.8</text:p>
          </table:table-cell>
          <table:table-cell table:formula="of:=CONCATENATE(&quot;'&quot;;[.A510];&quot;'&quot;)" office:value-type="string" office:string-value="'Rapadura'" calcext:value-type="string">
            <text:p>'Rapadura'</text:p>
          </table:table-cell>
          <table:table-cell table:formula="of:=CONCATENATE(&quot;'&quot;;[.B510];&quot;'&quot;)" office:value-type="string" office:string-value="'352'" calcext:value-type="string">
            <text:p>'352'</text:p>
          </table:table-cell>
          <table:table-cell table:formula="of:=CONCATENATE(&quot;'&quot;;[.C510];&quot;'&quot;)" office:value-type="string" office:string-value="'1473'" calcext:value-type="string">
            <text:p>'1473'</text:p>
          </table:table-cell>
          <table:table-cell table:formula="of:=CONCATENATE(&quot;'&quot;;[.D510];&quot;'&quot;)" office:value-type="string" office:string-value="'1'" calcext:value-type="string">
            <text:p>'1'</text:p>
          </table:table-cell>
          <table:table-cell table:formula="of:=CONCATENATE(&quot;'&quot;;[.E510];&quot;'&quot;)" office:value-type="string" office:string-value="'90.8'" calcext:value-type="string">
            <text:p>'90.8'</text:p>
          </table:table-cell>
        </table:table-row>
        <table:table-row table:style-name="ro1">
          <table:table-cell office:value-type="string" calcext:value-type="string">
            <text:p>Café, pó, torrado</text:p>
          </table:table-cell>
          <table:table-cell office:value-type="float" office:value="419" calcext:value-type="float">
            <text:p>419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65.8</text:p>
          </table:table-cell>
          <table:table-cell table:formula="of:=CONCATENATE(&quot;'&quot;;[.A511];&quot;'&quot;)" office:value-type="string" office:string-value="'Café, pó, torrado'" calcext:value-type="string">
            <text:p>'Café, pó, torrado'</text:p>
          </table:table-cell>
          <table:table-cell table:formula="of:=CONCATENATE(&quot;'&quot;;[.B511];&quot;'&quot;)" office:value-type="string" office:string-value="'419'" calcext:value-type="string">
            <text:p>'419'</text:p>
          </table:table-cell>
          <table:table-cell table:formula="of:=CONCATENATE(&quot;'&quot;;[.C511];&quot;'&quot;)" office:value-type="string" office:string-value="'1752'" calcext:value-type="string">
            <text:p>'1752'</text:p>
          </table:table-cell>
          <table:table-cell table:formula="of:=CONCATENATE(&quot;'&quot;;[.D511];&quot;'&quot;)" office:value-type="string" office:string-value="'14.7'" calcext:value-type="string">
            <text:p>'14.7'</text:p>
          </table:table-cell>
          <table:table-cell table:formula="of:=CONCATENATE(&quot;'&quot;;[.E511];&quot;'&quot;)" office:value-type="string" office:string-value="'65.8'" calcext:value-type="string">
            <text:p>'65.8'</text:p>
          </table:table-cell>
        </table:table-row>
        <table:table-row table:style-name="ro1">
          <table:table-cell office:value-type="string" calcext:value-type="string">
            <text:p>Capuccino, pó</text:p>
          </table:table-cell>
          <table:table-cell office:value-type="float" office:value="417" calcext:value-type="float">
            <text:p>417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73.6</text:p>
          </table:table-cell>
          <table:table-cell table:formula="of:=CONCATENATE(&quot;'&quot;;[.A512];&quot;'&quot;)" office:value-type="string" office:string-value="'Capuccino, pó'" calcext:value-type="string">
            <text:p>'Capuccino, pó'</text:p>
          </table:table-cell>
          <table:table-cell table:formula="of:=CONCATENATE(&quot;'&quot;;[.B512];&quot;'&quot;)" office:value-type="string" office:string-value="'417'" calcext:value-type="string">
            <text:p>'417'</text:p>
          </table:table-cell>
          <table:table-cell table:formula="of:=CONCATENATE(&quot;'&quot;;[.C512];&quot;'&quot;)" office:value-type="string" office:string-value="'1746'" calcext:value-type="string">
            <text:p>'1746'</text:p>
          </table:table-cell>
          <table:table-cell table:formula="of:=CONCATENATE(&quot;'&quot;;[.D512];&quot;'&quot;)" office:value-type="string" office:string-value="'11.3'" calcext:value-type="string">
            <text:p>'11.3'</text:p>
          </table:table-cell>
          <table:table-cell table:formula="of:=CONCATENATE(&quot;'&quot;;[.E512];&quot;'&quot;)" office:value-type="string" office:string-value="'73.6'" calcext:value-type="string">
            <text:p>'73.6'</text:p>
          </table:table-cell>
        </table:table-row>
        <table:table-row table:style-name="ro1">
          <table:table-cell office:value-type="string" calcext:value-type="string">
            <text:p>Fermento em pó, químico</text:p>
          </table:table-cell>
          <table:table-cell office:value-type="float" office:value="90" calcext:value-type="float">
            <text:p>9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3.9</text:p>
          </table:table-cell>
          <table:table-cell table:formula="of:=CONCATENATE(&quot;'&quot;;[.A513];&quot;'&quot;)" office:value-type="string" office:string-value="'Fermento em pó, químico'" calcext:value-type="string">
            <text:p>'Fermento em pó, químico'</text:p>
          </table:table-cell>
          <table:table-cell table:formula="of:=CONCATENATE(&quot;'&quot;;[.B513];&quot;'&quot;)" office:value-type="string" office:string-value="'90'" calcext:value-type="string">
            <text:p>'90'</text:p>
          </table:table-cell>
          <table:table-cell table:formula="of:=CONCATENATE(&quot;'&quot;;[.C513];&quot;'&quot;)" office:value-type="string" office:string-value="'375'" calcext:value-type="string">
            <text:p>'375'</text:p>
          </table:table-cell>
          <table:table-cell table:formula="of:=CONCATENATE(&quot;'&quot;;[.D513];&quot;'&quot;)" office:value-type="string" office:string-value="'0.5'" calcext:value-type="string">
            <text:p>'0.5'</text:p>
          </table:table-cell>
          <table:table-cell table:formula="of:=CONCATENATE(&quot;'&quot;;[.E513];&quot;'&quot;)" office:value-type="string" office:string-value="'43.9'" calcext:value-type="string">
            <text:p>'43.9'</text:p>
          </table:table-cell>
        </table:table-row>
        <table:table-row table:style-name="ro1">
          <table:table-cell office:value-type="string" calcext:value-type="string">
            <text:p>Fermento, biológico, levedura, tablete</text:p>
          </table:table-cell>
          <table:table-cell office:value-type="float" office:value="90" calcext:value-type="float">
            <text:p>90</text:p>
          </table:table-cell>
          <table:table-cell office:value-type="float" office:value="376" calcext:value-type="float">
            <text:p>3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.7</text:p>
          </table:table-cell>
          <table:table-cell table:formula="of:=CONCATENATE(&quot;'&quot;;[.A514];&quot;'&quot;)" office:value-type="string" office:string-value="'Fermento, biológico, levedura, tablete'" calcext:value-type="string">
            <text:p>'Fermento, biológico, levedura, tablete'</text:p>
          </table:table-cell>
          <table:table-cell table:formula="of:=CONCATENATE(&quot;'&quot;;[.B514];&quot;'&quot;)" office:value-type="string" office:string-value="'90'" calcext:value-type="string">
            <text:p>'90'</text:p>
          </table:table-cell>
          <table:table-cell table:formula="of:=CONCATENATE(&quot;'&quot;;[.C514];&quot;'&quot;)" office:value-type="string" office:string-value="'376'" calcext:value-type="string">
            <text:p>'376'</text:p>
          </table:table-cell>
          <table:table-cell table:formula="of:=CONCATENATE(&quot;'&quot;;[.D514];&quot;'&quot;)" office:value-type="string" office:string-value="'17'" calcext:value-type="string">
            <text:p>'17'</text:p>
          </table:table-cell>
          <table:table-cell table:formula="of:=CONCATENATE(&quot;'&quot;;[.E514];&quot;'&quot;)" office:value-type="string" office:string-value="'7.7'" calcext:value-type="string">
            <text:p>'7.7'</text:p>
          </table:table-cell>
        </table:table-row>
        <table:table-row table:style-name="ro1">
          <table:table-cell office:value-type="string" calcext:value-type="string">
            <text:p>Gelatina, sabores variados, pó</text:p>
          </table:table-cell>
          <table:table-cell office:value-type="float" office:value="380" calcext:value-type="float">
            <text:p>38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89.2</text:p>
          </table:table-cell>
          <table:table-cell table:formula="of:=CONCATENATE(&quot;'&quot;;[.A515];&quot;'&quot;)" office:value-type="string" office:string-value="'Gelatina, sabores variados, pó'" calcext:value-type="string">
            <text:p>'Gelatina, sabores variados, pó'</text:p>
          </table:table-cell>
          <table:table-cell table:formula="of:=CONCATENATE(&quot;'&quot;;[.B515];&quot;'&quot;)" office:value-type="string" office:string-value="'380'" calcext:value-type="string">
            <text:p>'380'</text:p>
          </table:table-cell>
          <table:table-cell table:formula="of:=CONCATENATE(&quot;'&quot;;[.C515];&quot;'&quot;)" office:value-type="string" office:string-value="'1591'" calcext:value-type="string">
            <text:p>'1591'</text:p>
          </table:table-cell>
          <table:table-cell table:formula="of:=CONCATENATE(&quot;'&quot;;[.D515];&quot;'&quot;)" office:value-type="string" office:string-value="'8.9'" calcext:value-type="string">
            <text:p>'8.9'</text:p>
          </table:table-cell>
          <table:table-cell table:formula="of:=CONCATENATE(&quot;'&quot;;[.E515];&quot;'&quot;)" office:value-type="string" office:string-value="'89.2'" calcext:value-type="string">
            <text:p>'89.2'</text:p>
          </table:table-cell>
        </table:table-row>
        <table:table-row table:style-name="ro1">
          <table:table-cell office:value-type="string" calcext:value-type="string">
            <text:p>Sal, dietético</text:p>
          </table:table-cell>
          <table:table-cell table:number-columns-repeated="4" office:value-type="string" calcext:value-type="string">
            <text:p>NA</text:p>
          </table:table-cell>
          <table:table-cell table:formula="of:=CONCATENATE(&quot;'&quot;;[.A516];&quot;'&quot;)" office:value-type="string" office:string-value="'Sal, dietético'" calcext:value-type="string">
            <text:p>'Sal, dietético'</text:p>
          </table:table-cell>
          <table:table-cell table:formula="of:=CONCATENATE(&quot;'&quot;;[.B516];&quot;'&quot;)" office:value-type="string" office:string-value="'NA'" calcext:value-type="string">
            <text:p>'NA'</text:p>
          </table:table-cell>
          <table:table-cell table:formula="of:=CONCATENATE(&quot;'&quot;;[.C516];&quot;'&quot;)" office:value-type="string" office:string-value="'NA'" calcext:value-type="string">
            <text:p>'NA'</text:p>
          </table:table-cell>
          <table:table-cell table:formula="of:=CONCATENATE(&quot;'&quot;;[.D516];&quot;'&quot;)" office:value-type="string" office:string-value="'NA'" calcext:value-type="string">
            <text:p>'NA'</text:p>
          </table:table-cell>
          <table:table-cell table:formula="of:=CONCATENATE(&quot;'&quot;;[.E516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Sal, grosso</text:p>
          </table:table-cell>
          <table:table-cell table:number-columns-repeated="4" office:value-type="string" calcext:value-type="string">
            <text:p>NA</text:p>
          </table:table-cell>
          <table:table-cell table:formula="of:=CONCATENATE(&quot;'&quot;;[.A517];&quot;'&quot;)" office:value-type="string" office:string-value="'Sal, grosso'" calcext:value-type="string">
            <text:p>'Sal, grosso'</text:p>
          </table:table-cell>
          <table:table-cell table:formula="of:=CONCATENATE(&quot;'&quot;;[.B517];&quot;'&quot;)" office:value-type="string" office:string-value="'NA'" calcext:value-type="string">
            <text:p>'NA'</text:p>
          </table:table-cell>
          <table:table-cell table:formula="of:=CONCATENATE(&quot;'&quot;;[.C517];&quot;'&quot;)" office:value-type="string" office:string-value="'NA'" calcext:value-type="string">
            <text:p>'NA'</text:p>
          </table:table-cell>
          <table:table-cell table:formula="of:=CONCATENATE(&quot;'&quot;;[.D517];&quot;'&quot;)" office:value-type="string" office:string-value="'NA'" calcext:value-type="string">
            <text:p>'NA'</text:p>
          </table:table-cell>
          <table:table-cell table:formula="of:=CONCATENATE(&quot;'&quot;;[.E517];&quot;'&quot;)" office:value-type="string" office:string-value="'NA'" calcext:value-type="string">
            <text:p>'NA'</text:p>
          </table:table-cell>
        </table:table-row>
        <table:table-row table:style-name="ro1">
          <table:table-cell office:value-type="string" calcext:value-type="string">
            <text:p>Shoyu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1.6</text:p>
          </table:table-cell>
          <table:table-cell table:formula="of:=CONCATENATE(&quot;'&quot;;[.A518];&quot;'&quot;)" office:value-type="string" office:string-value="'Shoyu'" calcext:value-type="string">
            <text:p>'Shoyu'</text:p>
          </table:table-cell>
          <table:table-cell table:formula="of:=CONCATENATE(&quot;'&quot;;[.B518];&quot;'&quot;)" office:value-type="string" office:string-value="'61'" calcext:value-type="string">
            <text:p>'61'</text:p>
          </table:table-cell>
          <table:table-cell table:formula="of:=CONCATENATE(&quot;'&quot;;[.C518];&quot;'&quot;)" office:value-type="string" office:string-value="'255'" calcext:value-type="string">
            <text:p>'255'</text:p>
          </table:table-cell>
          <table:table-cell table:formula="of:=CONCATENATE(&quot;'&quot;;[.D518];&quot;'&quot;)" office:value-type="string" office:string-value="'3.3'" calcext:value-type="string">
            <text:p>'3.3'</text:p>
          </table:table-cell>
          <table:table-cell table:formula="of:=CONCATENATE(&quot;'&quot;;[.E518];&quot;'&quot;)" office:value-type="string" office:string-value="'11.6'" calcext:value-type="string">
            <text:p>'11.6'</text:p>
          </table:table-cell>
        </table:table-row>
        <table:table-row table:style-name="ro1">
          <table:table-cell office:value-type="string" calcext:value-type="string">
            <text:p>Tempero a base de sal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1</text:p>
          </table:table-cell>
          <table:table-cell table:formula="of:=CONCATENATE(&quot;'&quot;;[.A519];&quot;'&quot;)" office:value-type="string" office:string-value="'Tempero a base de sal'" calcext:value-type="string">
            <text:p>'Tempero a base de sal'</text:p>
          </table:table-cell>
          <table:table-cell table:formula="of:=CONCATENATE(&quot;'&quot;;[.B519];&quot;'&quot;)" office:value-type="string" office:string-value="'21'" calcext:value-type="string">
            <text:p>'21'</text:p>
          </table:table-cell>
          <table:table-cell table:formula="of:=CONCATENATE(&quot;'&quot;;[.C519];&quot;'&quot;)" office:value-type="string" office:string-value="'89'" calcext:value-type="string">
            <text:p>'89'</text:p>
          </table:table-cell>
          <table:table-cell table:formula="of:=CONCATENATE(&quot;'&quot;;[.D519];&quot;'&quot;)" office:value-type="string" office:string-value="'2.7'" calcext:value-type="string">
            <text:p>'2.7'</text:p>
          </table:table-cell>
          <table:table-cell table:formula="of:=CONCATENATE(&quot;'&quot;;[.E519];&quot;'&quot;)" office:value-type="string" office:string-value="'2.1'" calcext:value-type="string">
            <text:p>'2.1'</text:p>
          </table:table-cell>
        </table:table-row>
        <table:table-row table:style-name="ro1">
          <table:table-cell office:value-type="string" calcext:value-type="string">
            <text:p>Azeitona, preta, conserva</text:p>
          </table:table-cell>
          <table:table-cell office:value-type="float" office:value="194" calcext:value-type="float">
            <text:p>194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.5</text:p>
          </table:table-cell>
          <table:table-cell table:formula="of:=CONCATENATE(&quot;'&quot;;[.A520];&quot;'&quot;)" office:value-type="string" office:string-value="'Azeitona, preta, conserva'" calcext:value-type="string">
            <text:p>'Azeitona, preta, conserva'</text:p>
          </table:table-cell>
          <table:table-cell table:formula="of:=CONCATENATE(&quot;'&quot;;[.B520];&quot;'&quot;)" office:value-type="string" office:string-value="'194'" calcext:value-type="string">
            <text:p>'194'</text:p>
          </table:table-cell>
          <table:table-cell table:formula="of:=CONCATENATE(&quot;'&quot;;[.C520];&quot;'&quot;)" office:value-type="string" office:string-value="'812'" calcext:value-type="string">
            <text:p>'812'</text:p>
          </table:table-cell>
          <table:table-cell table:formula="of:=CONCATENATE(&quot;'&quot;;[.D520];&quot;'&quot;)" office:value-type="string" office:string-value="'1.2'" calcext:value-type="string">
            <text:p>'1.2'</text:p>
          </table:table-cell>
          <table:table-cell table:formula="of:=CONCATENATE(&quot;'&quot;;[.E520];&quot;'&quot;)" office:value-type="string" office:string-value="'5.5'" calcext:value-type="string">
            <text:p>'5.5'</text:p>
          </table:table-cell>
        </table:table-row>
        <table:table-row table:style-name="ro1">
          <table:table-cell office:value-type="string" calcext:value-type="string">
            <text:p>Azeitona, verde, conserva</text:p>
          </table:table-cell>
          <table:table-cell office:value-type="float" office:value="137" calcext:value-type="float">
            <text:p>137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4.1</text:p>
          </table:table-cell>
          <table:table-cell table:formula="of:=CONCATENATE(&quot;'&quot;;[.A521];&quot;'&quot;)" office:value-type="string" office:string-value="'Azeitona, verde, conserva'" calcext:value-type="string">
            <text:p>'Azeitona, verde, conserva'</text:p>
          </table:table-cell>
          <table:table-cell table:formula="of:=CONCATENATE(&quot;'&quot;;[.B521];&quot;'&quot;)" office:value-type="string" office:string-value="'137'" calcext:value-type="string">
            <text:p>'137'</text:p>
          </table:table-cell>
          <table:table-cell table:formula="of:=CONCATENATE(&quot;'&quot;;[.C521];&quot;'&quot;)" office:value-type="string" office:string-value="'573'" calcext:value-type="string">
            <text:p>'573'</text:p>
          </table:table-cell>
          <table:table-cell table:formula="of:=CONCATENATE(&quot;'&quot;;[.D521];&quot;'&quot;)" office:value-type="string" office:string-value="'0.9'" calcext:value-type="string">
            <text:p>'0.9'</text:p>
          </table:table-cell>
          <table:table-cell table:formula="of:=CONCATENATE(&quot;'&quot;;[.E521];&quot;'&quot;)" office:value-type="string" office:string-value="'4.1'" calcext:value-type="string">
            <text:p>'4.1'</text:p>
          </table:table-cell>
        </table:table-row>
        <table:table-row table:style-name="ro1">
          <table:table-cell office:value-type="string" calcext:value-type="string">
            <text:p>Chantilly, spray, com gordura vegetal</text:p>
          </table:table-cell>
          <table:table-cell office:value-type="float" office:value="315" calcext:value-type="float">
            <text:p>315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.9</text:p>
          </table:table-cell>
          <table:table-cell table:formula="of:=CONCATENATE(&quot;'&quot;;[.A522];&quot;'&quot;)" office:value-type="string" office:string-value="'Chantilly, spray, com gordura vegetal'" calcext:value-type="string">
            <text:p>'Chantilly, spray, com gordura vegetal'</text:p>
          </table:table-cell>
          <table:table-cell table:formula="of:=CONCATENATE(&quot;'&quot;;[.B522];&quot;'&quot;)" office:value-type="string" office:string-value="'315'" calcext:value-type="string">
            <text:p>'315'</text:p>
          </table:table-cell>
          <table:table-cell table:formula="of:=CONCATENATE(&quot;'&quot;;[.C522];&quot;'&quot;)" office:value-type="string" office:string-value="'1318'" calcext:value-type="string">
            <text:p>'1318'</text:p>
          </table:table-cell>
          <table:table-cell table:formula="of:=CONCATENATE(&quot;'&quot;;[.D522];&quot;'&quot;)" office:value-type="string" office:string-value="'0.5'" calcext:value-type="string">
            <text:p>'0.5'</text:p>
          </table:table-cell>
          <table:table-cell table:formula="of:=CONCATENATE(&quot;'&quot;;[.E522];&quot;'&quot;)" office:value-type="string" office:string-value="'16.9'" calcext:value-type="string">
            <text:p>'16.9'</text:p>
          </table:table-cell>
        </table:table-row>
        <table:table-row table:style-name="ro1">
          <table:table-cell office:value-type="string" calcext:value-type="string">
            <text:p>Leite, de coco</text:p>
          </table:table-cell>
          <table:table-cell office:value-type="float" office:value="166" calcext:value-type="float">
            <text:p>166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table:formula="of:=CONCATENATE(&quot;'&quot;;[.A523];&quot;'&quot;)" office:value-type="string" office:string-value="'Leite, de coco'" calcext:value-type="string">
            <text:p>'Leite, de coco'</text:p>
          </table:table-cell>
          <table:table-cell table:formula="of:=CONCATENATE(&quot;'&quot;;[.B523];&quot;'&quot;)" office:value-type="string" office:string-value="'166'" calcext:value-type="string">
            <text:p>'166'</text:p>
          </table:table-cell>
          <table:table-cell table:formula="of:=CONCATENATE(&quot;'&quot;;[.C523];&quot;'&quot;)" office:value-type="string" office:string-value="'695'" calcext:value-type="string">
            <text:p>'695'</text:p>
          </table:table-cell>
          <table:table-cell table:formula="of:=CONCATENATE(&quot;'&quot;;[.D523];&quot;'&quot;)" office:value-type="string" office:string-value="'1'" calcext:value-type="string">
            <text:p>'1'</text:p>
          </table:table-cell>
          <table:table-cell table:formula="of:=CONCATENATE(&quot;'&quot;;[.E523];&quot;'&quot;)" office:value-type="string" office:string-value="'2.2'" calcext:value-type="string">
            <text:p>'2.2'</text:p>
          </table:table-cell>
        </table:table-row>
        <table:table-row table:style-name="ro1">
          <table:table-cell office:value-type="string" calcext:value-type="string">
            <text:p>Maionese, tradicional com ovos</text:p>
          </table:table-cell>
          <table:table-cell office:value-type="float" office:value="302" calcext:value-type="float">
            <text:p>302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9</text:p>
          </table:table-cell>
          <table:table-cell table:formula="of:=CONCATENATE(&quot;'&quot;;[.A524];&quot;'&quot;)" office:value-type="string" office:string-value="'Maionese, tradicional com ovos'" calcext:value-type="string">
            <text:p>'Maionese, tradicional com ovos'</text:p>
          </table:table-cell>
          <table:table-cell table:formula="of:=CONCATENATE(&quot;'&quot;;[.B524];&quot;'&quot;)" office:value-type="string" office:string-value="'302'" calcext:value-type="string">
            <text:p>'302'</text:p>
          </table:table-cell>
          <table:table-cell table:formula="of:=CONCATENATE(&quot;'&quot;;[.C524];&quot;'&quot;)" office:value-type="string" office:string-value="'1264'" calcext:value-type="string">
            <text:p>'1264'</text:p>
          </table:table-cell>
          <table:table-cell table:formula="of:=CONCATENATE(&quot;'&quot;;[.D524];&quot;'&quot;)" office:value-type="string" office:string-value="'0.6'" calcext:value-type="string">
            <text:p>'0.6'</text:p>
          </table:table-cell>
          <table:table-cell table:formula="of:=CONCATENATE(&quot;'&quot;;[.E524];&quot;'&quot;)" office:value-type="string" office:string-value="'7.9'" calcext:value-type="string">
            <text:p>'7.9'</text:p>
          </table:table-cell>
        </table:table-row>
        <table:table-row table:style-name="ro1">
          <table:table-cell office:value-type="string" calcext:value-type="string">
            <text:p>Acarajé</text:p>
          </table:table-cell>
          <table:table-cell office:value-type="float" office:value="289" calcext:value-type="float">
            <text:p>289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9.1</text:p>
          </table:table-cell>
          <table:table-cell table:formula="of:=CONCATENATE(&quot;'&quot;;[.A525];&quot;'&quot;)" office:value-type="string" office:string-value="'Acarajé'" calcext:value-type="string">
            <text:p>'Acarajé'</text:p>
          </table:table-cell>
          <table:table-cell table:formula="of:=CONCATENATE(&quot;'&quot;;[.B525];&quot;'&quot;)" office:value-type="string" office:string-value="'289'" calcext:value-type="string">
            <text:p>'289'</text:p>
          </table:table-cell>
          <table:table-cell table:formula="of:=CONCATENATE(&quot;'&quot;;[.C525];&quot;'&quot;)" office:value-type="string" office:string-value="'1210'" calcext:value-type="string">
            <text:p>'1210'</text:p>
          </table:table-cell>
          <table:table-cell table:formula="of:=CONCATENATE(&quot;'&quot;;[.D525];&quot;'&quot;)" office:value-type="string" office:string-value="'8.3'" calcext:value-type="string">
            <text:p>'8.3'</text:p>
          </table:table-cell>
          <table:table-cell table:formula="of:=CONCATENATE(&quot;'&quot;;[.E525];&quot;'&quot;)" office:value-type="string" office:string-value="'19.1'" calcext:value-type="string">
            <text:p>'19.1'</text:p>
          </table:table-cell>
        </table:table-row>
        <table:table-row table:style-name="ro1">
          <table:table-cell office:value-type="string" calcext:value-type="string">
            <text:p>Arroz carreteiro</text:p>
          </table:table-cell>
          <table:table-cell office:value-type="float" office:value="154" calcext:value-type="float">
            <text:p>154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1.6</text:p>
          </table:table-cell>
          <table:table-cell table:formula="of:=CONCATENATE(&quot;'&quot;;[.A526];&quot;'&quot;)" office:value-type="string" office:string-value="'Arroz carreteiro'" calcext:value-type="string">
            <text:p>'Arroz carreteiro'</text:p>
          </table:table-cell>
          <table:table-cell table:formula="of:=CONCATENATE(&quot;'&quot;;[.B526];&quot;'&quot;)" office:value-type="string" office:string-value="'154'" calcext:value-type="string">
            <text:p>'154'</text:p>
          </table:table-cell>
          <table:table-cell table:formula="of:=CONCATENATE(&quot;'&quot;;[.C526];&quot;'&quot;)" office:value-type="string" office:string-value="'643'" calcext:value-type="string">
            <text:p>'643'</text:p>
          </table:table-cell>
          <table:table-cell table:formula="of:=CONCATENATE(&quot;'&quot;;[.D526];&quot;'&quot;)" office:value-type="string" office:string-value="'10.8'" calcext:value-type="string">
            <text:p>'10.8'</text:p>
          </table:table-cell>
          <table:table-cell table:formula="of:=CONCATENATE(&quot;'&quot;;[.E526];&quot;'&quot;)" office:value-type="string" office:string-value="'11.6'" calcext:value-type="string">
            <text:p>'11.6'</text:p>
          </table:table-cell>
        </table:table-row>
        <table:table-row table:style-name="ro1">
          <table:table-cell office:value-type="string" calcext:value-type="string">
            <text:p>Baião de dois, arroz e feijão-de-corda</text:p>
          </table:table-cell>
          <table:table-cell office:value-type="float" office:value="136" calcext:value-type="float">
            <text:p>136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0.4</text:p>
          </table:table-cell>
          <table:table-cell table:formula="of:=CONCATENATE(&quot;'&quot;;[.A527];&quot;'&quot;)" office:value-type="string" office:string-value="'Baião de dois, arroz e feijão-de-corda'" calcext:value-type="string">
            <text:p>'Baião de dois, arroz e feijão-de-corda'</text:p>
          </table:table-cell>
          <table:table-cell table:formula="of:=CONCATENATE(&quot;'&quot;;[.B527];&quot;'&quot;)" office:value-type="string" office:string-value="'136'" calcext:value-type="string">
            <text:p>'136'</text:p>
          </table:table-cell>
          <table:table-cell table:formula="of:=CONCATENATE(&quot;'&quot;;[.C527];&quot;'&quot;)" office:value-type="string" office:string-value="'568'" calcext:value-type="string">
            <text:p>'568'</text:p>
          </table:table-cell>
          <table:table-cell table:formula="of:=CONCATENATE(&quot;'&quot;;[.D527];&quot;'&quot;)" office:value-type="string" office:string-value="'6.2'" calcext:value-type="string">
            <text:p>'6.2'</text:p>
          </table:table-cell>
          <table:table-cell table:formula="of:=CONCATENATE(&quot;'&quot;;[.E527];&quot;'&quot;)" office:value-type="string" office:string-value="'20.4'" calcext:value-type="string">
            <text:p>'20.4'</text:p>
          </table:table-cell>
        </table:table-row>
        <table:table-row table:style-name="ro1">
          <table:table-cell office:value-type="string" calcext:value-type="string">
            <text:p>Barreado</text:p>
          </table:table-cell>
          <table:table-cell office:value-type="float" office:value="165" calcext:value-type="float">
            <text:p>165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0.2</text:p>
          </table:table-cell>
          <table:table-cell table:formula="of:=CONCATENATE(&quot;'&quot;;[.A528];&quot;'&quot;)" office:value-type="string" office:string-value="'Barreado'" calcext:value-type="string">
            <text:p>'Barreado'</text:p>
          </table:table-cell>
          <table:table-cell table:formula="of:=CONCATENATE(&quot;'&quot;;[.B528];&quot;'&quot;)" office:value-type="string" office:string-value="'165'" calcext:value-type="string">
            <text:p>'165'</text:p>
          </table:table-cell>
          <table:table-cell table:formula="of:=CONCATENATE(&quot;'&quot;;[.C528];&quot;'&quot;)" office:value-type="string" office:string-value="'690'" calcext:value-type="string">
            <text:p>'690'</text:p>
          </table:table-cell>
          <table:table-cell table:formula="of:=CONCATENATE(&quot;'&quot;;[.D528];&quot;'&quot;)" office:value-type="string" office:string-value="'18.3'" calcext:value-type="string">
            <text:p>'18.3'</text:p>
          </table:table-cell>
          <table:table-cell table:formula="of:=CONCATENATE(&quot;'&quot;;[.E528];&quot;'&quot;)" office:value-type="string" office:string-value="'0.2'" calcext:value-type="string">
            <text:p>'0.2'</text:p>
          </table:table-cell>
        </table:table-row>
        <table:table-row table:style-name="ro1">
          <table:table-cell office:value-type="string" calcext:value-type="string">
            <text:p>Bife à cavalo, com contra filé</text:p>
          </table:table-cell>
          <table:table-cell office:value-type="float" office:value="291" calcext:value-type="float">
            <text:p>291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23.7</text:p>
          </table:table-cell>
          <table:table-cell office:value-type="float" office:value="0" calcext:value-type="float">
            <text:p>0</text:p>
          </table:table-cell>
          <table:table-cell table:formula="of:=CONCATENATE(&quot;'&quot;;[.A529];&quot;'&quot;)" office:value-type="string" office:string-value="'Bife à cavalo, com contra filé'" calcext:value-type="string">
            <text:p>'Bife à cavalo, com contra filé'</text:p>
          </table:table-cell>
          <table:table-cell table:formula="of:=CONCATENATE(&quot;'&quot;;[.B529];&quot;'&quot;)" office:value-type="string" office:string-value="'291'" calcext:value-type="string">
            <text:p>'291'</text:p>
          </table:table-cell>
          <table:table-cell table:formula="of:=CONCATENATE(&quot;'&quot;;[.C529];&quot;'&quot;)" office:value-type="string" office:string-value="'1219'" calcext:value-type="string">
            <text:p>'1219'</text:p>
          </table:table-cell>
          <table:table-cell table:formula="of:=CONCATENATE(&quot;'&quot;;[.D529];&quot;'&quot;)" office:value-type="string" office:string-value="'23.7'" calcext:value-type="string">
            <text:p>'23.7'</text:p>
          </table:table-cell>
          <table:table-cell table:formula="of:=CONCATENATE(&quot;'&quot;;[.E529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Bolinho de arroz</text:p>
          </table:table-cell>
          <table:table-cell office:value-type="float" office:value="274" calcext:value-type="float">
            <text:p>274</text:p>
          </table:table-cell>
          <table:table-cell office:value-type="float" office:value="1144" calcext:value-type="float">
            <text:p>11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1.7</text:p>
          </table:table-cell>
          <table:table-cell table:formula="of:=CONCATENATE(&quot;'&quot;;[.A530];&quot;'&quot;)" office:value-type="string" office:string-value="'Bolinho de arroz'" calcext:value-type="string">
            <text:p>'Bolinho de arroz'</text:p>
          </table:table-cell>
          <table:table-cell table:formula="of:=CONCATENATE(&quot;'&quot;;[.B530];&quot;'&quot;)" office:value-type="string" office:string-value="'274'" calcext:value-type="string">
            <text:p>'274'</text:p>
          </table:table-cell>
          <table:table-cell table:formula="of:=CONCATENATE(&quot;'&quot;;[.C530];&quot;'&quot;)" office:value-type="string" office:string-value="'1144'" calcext:value-type="string">
            <text:p>'1144'</text:p>
          </table:table-cell>
          <table:table-cell table:formula="of:=CONCATENATE(&quot;'&quot;;[.D530];&quot;'&quot;)" office:value-type="string" office:string-value="'8'" calcext:value-type="string">
            <text:p>'8'</text:p>
          </table:table-cell>
          <table:table-cell table:formula="of:=CONCATENATE(&quot;'&quot;;[.E530];&quot;'&quot;)" office:value-type="string" office:string-value="'41.7'" calcext:value-type="string">
            <text:p>'41.7'</text:p>
          </table:table-cell>
        </table:table-row>
        <table:table-row table:style-name="ro1">
          <table:table-cell office:value-type="string" calcext:value-type="string">
            <text:p>Camarão à baiana</text:p>
          </table:table-cell>
          <table:table-cell office:value-type="float" office:value="101" calcext:value-type="float">
            <text:p>10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.2</text:p>
          </table:table-cell>
          <table:table-cell table:formula="of:=CONCATENATE(&quot;'&quot;;[.A531];&quot;'&quot;)" office:value-type="string" office:string-value="'Camarão à baiana'" calcext:value-type="string">
            <text:p>'Camarão à baiana'</text:p>
          </table:table-cell>
          <table:table-cell table:formula="of:=CONCATENATE(&quot;'&quot;;[.B531];&quot;'&quot;)" office:value-type="string" office:string-value="'101'" calcext:value-type="string">
            <text:p>'101'</text:p>
          </table:table-cell>
          <table:table-cell table:formula="of:=CONCATENATE(&quot;'&quot;;[.C531];&quot;'&quot;)" office:value-type="string" office:string-value="'422'" calcext:value-type="string">
            <text:p>'422'</text:p>
          </table:table-cell>
          <table:table-cell table:formula="of:=CONCATENATE(&quot;'&quot;;[.D531];&quot;'&quot;)" office:value-type="string" office:string-value="'7.9'" calcext:value-type="string">
            <text:p>'7.9'</text:p>
          </table:table-cell>
          <table:table-cell table:formula="of:=CONCATENATE(&quot;'&quot;;[.E531];&quot;'&quot;)" office:value-type="string" office:string-value="'3.2'" calcext:value-type="string">
            <text:p>'3.2'</text:p>
          </table:table-cell>
        </table:table-row>
        <table:table-row table:style-name="ro1">
          <table:table-cell office:value-type="string" calcext:value-type="string">
            <text:p>Charuto, de repolho</text:p>
          </table:table-cell>
          <table:table-cell office:value-type="float" office:value="78" calcext:value-type="float">
            <text:p>7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0.1</text:p>
          </table:table-cell>
          <table:table-cell table:formula="of:=CONCATENATE(&quot;'&quot;;[.A532];&quot;'&quot;)" office:value-type="string" office:string-value="'Charuto, de repolho'" calcext:value-type="string">
            <text:p>'Charuto, de repolho'</text:p>
          </table:table-cell>
          <table:table-cell table:formula="of:=CONCATENATE(&quot;'&quot;;[.B532];&quot;'&quot;)" office:value-type="string" office:string-value="'78'" calcext:value-type="string">
            <text:p>'78'</text:p>
          </table:table-cell>
          <table:table-cell table:formula="of:=CONCATENATE(&quot;'&quot;;[.C532];&quot;'&quot;)" office:value-type="string" office:string-value="'327'" calcext:value-type="string">
            <text:p>'327'</text:p>
          </table:table-cell>
          <table:table-cell table:formula="of:=CONCATENATE(&quot;'&quot;;[.D532];&quot;'&quot;)" office:value-type="string" office:string-value="'6.8'" calcext:value-type="string">
            <text:p>'6.8'</text:p>
          </table:table-cell>
          <table:table-cell table:formula="of:=CONCATENATE(&quot;'&quot;;[.E532];&quot;'&quot;)" office:value-type="string" office:string-value="'10.1'" calcext:value-type="string">
            <text:p>'10.1'</text:p>
          </table:table-cell>
        </table:table-row>
        <table:table-row table:style-name="ro1">
          <table:table-cell office:value-type="string" calcext:value-type="string">
            <text:p>Cuscuz, de milho, cozido com sal</text:p>
          </table:table-cell>
          <table:table-cell office:value-type="float" office:value="113" calcext:value-type="float">
            <text:p>113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5.3</text:p>
          </table:table-cell>
          <table:table-cell table:formula="of:=CONCATENATE(&quot;'&quot;;[.A533];&quot;'&quot;)" office:value-type="string" office:string-value="'Cuscuz, de milho, cozido com sal'" calcext:value-type="string">
            <text:p>'Cuscuz, de milho, cozido com sal'</text:p>
          </table:table-cell>
          <table:table-cell table:formula="of:=CONCATENATE(&quot;'&quot;;[.B533];&quot;'&quot;)" office:value-type="string" office:string-value="'113'" calcext:value-type="string">
            <text:p>'113'</text:p>
          </table:table-cell>
          <table:table-cell table:formula="of:=CONCATENATE(&quot;'&quot;;[.C533];&quot;'&quot;)" office:value-type="string" office:string-value="'475'" calcext:value-type="string">
            <text:p>'475'</text:p>
          </table:table-cell>
          <table:table-cell table:formula="of:=CONCATENATE(&quot;'&quot;;[.D533];&quot;'&quot;)" office:value-type="string" office:string-value="'2.2'" calcext:value-type="string">
            <text:p>'2.2'</text:p>
          </table:table-cell>
          <table:table-cell table:formula="of:=CONCATENATE(&quot;'&quot;;[.E533];&quot;'&quot;)" office:value-type="string" office:string-value="'25.3'" calcext:value-type="string">
            <text:p>'25.3'</text:p>
          </table:table-cell>
        </table:table-row>
        <table:table-row table:style-name="ro1">
          <table:table-cell office:value-type="string" calcext:value-type="string">
            <text:p>Cuscuz, paulista</text:p>
          </table:table-cell>
          <table:table-cell office:value-type="float" office:value="142" calcext:value-type="float">
            <text:p>14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5</text:p>
          </table:table-cell>
          <table:table-cell table:formula="of:=CONCATENATE(&quot;'&quot;;[.A534];&quot;'&quot;)" office:value-type="string" office:string-value="'Cuscuz, paulista'" calcext:value-type="string">
            <text:p>'Cuscuz, paulista'</text:p>
          </table:table-cell>
          <table:table-cell table:formula="of:=CONCATENATE(&quot;'&quot;;[.B534];&quot;'&quot;)" office:value-type="string" office:string-value="'142'" calcext:value-type="string">
            <text:p>'142'</text:p>
          </table:table-cell>
          <table:table-cell table:formula="of:=CONCATENATE(&quot;'&quot;;[.C534];&quot;'&quot;)" office:value-type="string" office:string-value="'595'" calcext:value-type="string">
            <text:p>'595'</text:p>
          </table:table-cell>
          <table:table-cell table:formula="of:=CONCATENATE(&quot;'&quot;;[.D534];&quot;'&quot;)" office:value-type="string" office:string-value="'2.6'" calcext:value-type="string">
            <text:p>'2.6'</text:p>
          </table:table-cell>
          <table:table-cell table:formula="of:=CONCATENATE(&quot;'&quot;;[.E534];&quot;'&quot;)" office:value-type="string" office:string-value="'22.5'" calcext:value-type="string">
            <text:p>'22.5'</text:p>
          </table:table-cell>
        </table:table-row>
        <table:table-row table:style-name="ro1">
          <table:table-cell office:value-type="string" calcext:value-type="string">
            <text:p>Cuxá, molho</text:p>
          </table:table-cell>
          <table:table-cell office:value-type="float" office:value="80" calcext:value-type="float">
            <text:p>8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.7</text:p>
          </table:table-cell>
          <table:table-cell table:formula="of:=CONCATENATE(&quot;'&quot;;[.A535];&quot;'&quot;)" office:value-type="string" office:string-value="'Cuxá, molho'" calcext:value-type="string">
            <text:p>'Cuxá, molho'</text:p>
          </table:table-cell>
          <table:table-cell table:formula="of:=CONCATENATE(&quot;'&quot;;[.B535];&quot;'&quot;)" office:value-type="string" office:string-value="'80'" calcext:value-type="string">
            <text:p>'80'</text:p>
          </table:table-cell>
          <table:table-cell table:formula="of:=CONCATENATE(&quot;'&quot;;[.C535];&quot;'&quot;)" office:value-type="string" office:string-value="'335'" calcext:value-type="string">
            <text:p>'335'</text:p>
          </table:table-cell>
          <table:table-cell table:formula="of:=CONCATENATE(&quot;'&quot;;[.D535];&quot;'&quot;)" office:value-type="string" office:string-value="'5.6'" calcext:value-type="string">
            <text:p>'5.6'</text:p>
          </table:table-cell>
          <table:table-cell table:formula="of:=CONCATENATE(&quot;'&quot;;[.E535];&quot;'&quot;)" office:value-type="string" office:string-value="'5.7'" calcext:value-type="string">
            <text:p>'5.7'</text:p>
          </table:table-cell>
        </table:table-row>
        <table:table-row table:style-name="ro1">
          <table:table-cell office:value-type="string" calcext:value-type="string">
            <text:p>Dobradinha</text:p>
          </table:table-cell>
          <table:table-cell office:value-type="float" office:value="125" calcext:value-type="float">
            <text:p>12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9.8</text:p>
          </table:table-cell>
          <table:table-cell office:value-type="float" office:value="0" calcext:value-type="float">
            <text:p>0</text:p>
          </table:table-cell>
          <table:table-cell table:formula="of:=CONCATENATE(&quot;'&quot;;[.A536];&quot;'&quot;)" office:value-type="string" office:string-value="'Dobradinha'" calcext:value-type="string">
            <text:p>'Dobradinha'</text:p>
          </table:table-cell>
          <table:table-cell table:formula="of:=CONCATENATE(&quot;'&quot;;[.B536];&quot;'&quot;)" office:value-type="string" office:string-value="'125'" calcext:value-type="string">
            <text:p>'125'</text:p>
          </table:table-cell>
          <table:table-cell table:formula="of:=CONCATENATE(&quot;'&quot;;[.C536];&quot;'&quot;)" office:value-type="string" office:string-value="'521'" calcext:value-type="string">
            <text:p>'521'</text:p>
          </table:table-cell>
          <table:table-cell table:formula="of:=CONCATENATE(&quot;'&quot;;[.D536];&quot;'&quot;)" office:value-type="string" office:string-value="'19.8'" calcext:value-type="string">
            <text:p>'19.8'</text:p>
          </table:table-cell>
          <table:table-cell table:formula="of:=CONCATENATE(&quot;'&quot;;[.E536];&quot;'&quot;)" office:value-type="string" office:string-value="'0'" calcext:value-type="string">
            <text:p>'0'</text:p>
          </table:table-cell>
        </table:table-row>
        <table:table-row table:style-name="ro1">
          <table:table-cell office:value-type="string" calcext:value-type="string">
            <text:p>Estrogonofe de carne</text:p>
          </table:table-cell>
          <table:table-cell office:value-type="float" office:value="173" calcext:value-type="float">
            <text:p>173</text:p>
          </table:table-cell>
          <table:table-cell office:value-type="float" office:value="724" calcext:value-type="float">
            <text:p>7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CONCATENATE(&quot;'&quot;;[.A537];&quot;'&quot;)" office:value-type="string" office:string-value="'Estrogonofe de carne'" calcext:value-type="string">
            <text:p>'Estrogonofe de carne'</text:p>
          </table:table-cell>
          <table:table-cell table:formula="of:=CONCATENATE(&quot;'&quot;;[.B537];&quot;'&quot;)" office:value-type="string" office:string-value="'173'" calcext:value-type="string">
            <text:p>'173'</text:p>
          </table:table-cell>
          <table:table-cell table:formula="of:=CONCATENATE(&quot;'&quot;;[.C537];&quot;'&quot;)" office:value-type="string" office:string-value="'724'" calcext:value-type="string">
            <text:p>'724'</text:p>
          </table:table-cell>
          <table:table-cell table:formula="of:=CONCATENATE(&quot;'&quot;;[.D537];&quot;'&quot;)" office:value-type="string" office:string-value="'15'" calcext:value-type="string">
            <text:p>'15'</text:p>
          </table:table-cell>
          <table:table-cell table:formula="of:=CONCATENATE(&quot;'&quot;;[.E537];&quot;'&quot;)" office:value-type="string" office:string-value="'3'" calcext:value-type="string">
            <text:p>'3'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float" office:value="157" calcext:value-type="float">
            <text:p>157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.6</text:p>
          </table:table-cell>
          <table:table-cell table:formula="of:=CONCATENATE(&quot;'&quot;;[.A538];&quot;'&quot;)" office:value-type="string" office:string-value="'Estrogonofe de frango'" calcext:value-type="string">
            <text:p>'Estrogonofe de frango'</text:p>
          </table:table-cell>
          <table:table-cell table:formula="of:=CONCATENATE(&quot;'&quot;;[.B538];&quot;'&quot;)" office:value-type="string" office:string-value="'157'" calcext:value-type="string">
            <text:p>'157'</text:p>
          </table:table-cell>
          <table:table-cell table:formula="of:=CONCATENATE(&quot;'&quot;;[.C538];&quot;'&quot;)" office:value-type="string" office:string-value="'656'" calcext:value-type="string">
            <text:p>'656'</text:p>
          </table:table-cell>
          <table:table-cell table:formula="of:=CONCATENATE(&quot;'&quot;;[.D538];&quot;'&quot;)" office:value-type="string" office:string-value="'17.6'" calcext:value-type="string">
            <text:p>'17.6'</text:p>
          </table:table-cell>
          <table:table-cell table:formula="of:=CONCATENATE(&quot;'&quot;;[.E538];&quot;'&quot;)" office:value-type="string" office:string-value="'2.6'" calcext:value-type="string">
            <text:p>'2.6'</text:p>
          </table:table-cell>
        </table:table-row>
        <table:table-row table:style-name="ro1">
          <table:table-cell office:value-type="string" calcext:value-type="string">
            <text:p>Feijão tropeiro mineiro</text:p>
          </table:table-cell>
          <table:table-cell office:value-type="float" office:value="152" calcext:value-type="float">
            <text:p>152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9.6</text:p>
          </table:table-cell>
          <table:table-cell table:formula="of:=CONCATENATE(&quot;'&quot;;[.A539];&quot;'&quot;)" office:value-type="string" office:string-value="'Feijão tropeiro mineiro'" calcext:value-type="string">
            <text:p>'Feijão tropeiro mineiro'</text:p>
          </table:table-cell>
          <table:table-cell table:formula="of:=CONCATENATE(&quot;'&quot;;[.B539];&quot;'&quot;)" office:value-type="string" office:string-value="'152'" calcext:value-type="string">
            <text:p>'152'</text:p>
          </table:table-cell>
          <table:table-cell table:formula="of:=CONCATENATE(&quot;'&quot;;[.C539];&quot;'&quot;)" office:value-type="string" office:string-value="'634'" calcext:value-type="string">
            <text:p>'634'</text:p>
          </table:table-cell>
          <table:table-cell table:formula="of:=CONCATENATE(&quot;'&quot;;[.D539];&quot;'&quot;)" office:value-type="string" office:string-value="'10.2'" calcext:value-type="string">
            <text:p>'10.2'</text:p>
          </table:table-cell>
          <table:table-cell table:formula="of:=CONCATENATE(&quot;'&quot;;[.E539];&quot;'&quot;)" office:value-type="string" office:string-value="'19.6'" calcext:value-type="string">
            <text:p>'19.6'</text:p>
          </table:table-cell>
        </table:table-row>
        <table:table-row table:style-name="ro1">
          <table:table-cell office:value-type="string" calcext:value-type="string">
            <text:p>Feijoada</text:p>
          </table:table-cell>
          <table:table-cell office:value-type="float" office:value="117" calcext:value-type="float">
            <text:p>11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.6</text:p>
          </table:table-cell>
          <table:table-cell table:formula="of:=CONCATENATE(&quot;'&quot;;[.A540];&quot;'&quot;)" office:value-type="string" office:string-value="'Feijoada'" calcext:value-type="string">
            <text:p>'Feijoada'</text:p>
          </table:table-cell>
          <table:table-cell table:formula="of:=CONCATENATE(&quot;'&quot;;[.B540];&quot;'&quot;)" office:value-type="string" office:string-value="'117'" calcext:value-type="string">
            <text:p>'117'</text:p>
          </table:table-cell>
          <table:table-cell table:formula="of:=CONCATENATE(&quot;'&quot;;[.C540];&quot;'&quot;)" office:value-type="string" office:string-value="'489'" calcext:value-type="string">
            <text:p>'489'</text:p>
          </table:table-cell>
          <table:table-cell table:formula="of:=CONCATENATE(&quot;'&quot;;[.D540];&quot;'&quot;)" office:value-type="string" office:string-value="'8.7'" calcext:value-type="string">
            <text:p>'8.7'</text:p>
          </table:table-cell>
          <table:table-cell table:formula="of:=CONCATENATE(&quot;'&quot;;[.E540];&quot;'&quot;)" office:value-type="string" office:string-value="'11.6'" calcext:value-type="string">
            <text:p>'11.6'</text:p>
          </table:table-cell>
        </table:table-row>
        <table:table-row table:style-name="ro1">
          <table:table-cell office:value-type="string" calcext:value-type="string">
            <text:p>Frango, com açafrão</text:p>
          </table:table-cell>
          <table:table-cell office:value-type="float" office:value="113" calcext:value-type="float">
            <text:p>11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4.1</text:p>
          </table:table-cell>
          <table:table-cell table:formula="of:=CONCATENATE(&quot;'&quot;;[.A541];&quot;'&quot;)" office:value-type="string" office:string-value="'Frango, com açafrão'" calcext:value-type="string">
            <text:p>'Frango, com açafrão'</text:p>
          </table:table-cell>
          <table:table-cell table:formula="of:=CONCATENATE(&quot;'&quot;;[.B541];&quot;'&quot;)" office:value-type="string" office:string-value="'113'" calcext:value-type="string">
            <text:p>'113'</text:p>
          </table:table-cell>
          <table:table-cell table:formula="of:=CONCATENATE(&quot;'&quot;;[.C541];&quot;'&quot;)" office:value-type="string" office:string-value="'472'" calcext:value-type="string">
            <text:p>'472'</text:p>
          </table:table-cell>
          <table:table-cell table:formula="of:=CONCATENATE(&quot;'&quot;;[.D541];&quot;'&quot;)" office:value-type="string" office:string-value="'9.7'" calcext:value-type="string">
            <text:p>'9.7'</text:p>
          </table:table-cell>
          <table:table-cell table:formula="of:=CONCATENATE(&quot;'&quot;;[.E541];&quot;'&quot;)" office:value-type="string" office:string-value="'4.1'" calcext:value-type="string">
            <text:p>'4.1'</text:p>
          </table:table-cell>
        </table:table-row>
        <table:table-row table:style-name="ro1">
          <table:table-cell office:value-type="string" calcext:value-type="string">
            <text:p>Macarrão, molho bolognesa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2.5</text:p>
          </table:table-cell>
          <table:table-cell table:formula="of:=CONCATENATE(&quot;'&quot;;[.A542];&quot;'&quot;)" office:value-type="string" office:string-value="'Macarrão, molho bolognesa'" calcext:value-type="string">
            <text:p>'Macarrão, molho bolognesa'</text:p>
          </table:table-cell>
          <table:table-cell table:formula="of:=CONCATENATE(&quot;'&quot;;[.B542];&quot;'&quot;)" office:value-type="string" office:string-value="'120'" calcext:value-type="string">
            <text:p>'120'</text:p>
          </table:table-cell>
          <table:table-cell table:formula="of:=CONCATENATE(&quot;'&quot;;[.C542];&quot;'&quot;)" office:value-type="string" office:string-value="'500'" calcext:value-type="string">
            <text:p>'500'</text:p>
          </table:table-cell>
          <table:table-cell table:formula="of:=CONCATENATE(&quot;'&quot;;[.D542];&quot;'&quot;)" office:value-type="string" office:string-value="'4.9'" calcext:value-type="string">
            <text:p>'4.9'</text:p>
          </table:table-cell>
          <table:table-cell table:formula="of:=CONCATENATE(&quot;'&quot;;[.E542];&quot;'&quot;)" office:value-type="string" office:string-value="'22.5'" calcext:value-type="string">
            <text:p>'22.5'</text:p>
          </table:table-cell>
        </table:table-row>
        <table:table-row table:style-name="ro1">
          <table:table-cell office:value-type="string" calcext:value-type="string">
            <text:p>Maniçoba</text:p>
          </table:table-cell>
          <table:table-cell office:value-type="float" office:value="134" calcext:value-type="float">
            <text:p>134</text:p>
          </table:table-cell>
          <table:table-cell office:value-type="float" office:value="562" calcext:value-type="float">
            <text:p>5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4</text:p>
          </table:table-cell>
          <table:table-cell table:formula="of:=CONCATENATE(&quot;'&quot;;[.A543];&quot;'&quot;)" office:value-type="string" office:string-value="'Maniçoba'" calcext:value-type="string">
            <text:p>'Maniçoba'</text:p>
          </table:table-cell>
          <table:table-cell table:formula="of:=CONCATENATE(&quot;'&quot;;[.B543];&quot;'&quot;)" office:value-type="string" office:string-value="'134'" calcext:value-type="string">
            <text:p>'134'</text:p>
          </table:table-cell>
          <table:table-cell table:formula="of:=CONCATENATE(&quot;'&quot;;[.C543];&quot;'&quot;)" office:value-type="string" office:string-value="'562'" calcext:value-type="string">
            <text:p>'562'</text:p>
          </table:table-cell>
          <table:table-cell table:formula="of:=CONCATENATE(&quot;'&quot;;[.D543];&quot;'&quot;)" office:value-type="string" office:string-value="'10'" calcext:value-type="string">
            <text:p>'10'</text:p>
          </table:table-cell>
          <table:table-cell table:formula="of:=CONCATENATE(&quot;'&quot;;[.E543];&quot;'&quot;)" office:value-type="string" office:string-value="'3.4'" calcext:value-type="string">
            <text:p>'3.4'</text:p>
          </table:table-cell>
        </table:table-row>
        <table:table-row table:style-name="ro1">
          <table:table-cell office:value-type="string" calcext:value-type="string">
            <text:p>Quibebe</text:p>
          </table:table-cell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6.6</text:p>
          </table:table-cell>
          <table:table-cell table:formula="of:=CONCATENATE(&quot;'&quot;;[.A544];&quot;'&quot;)" office:value-type="string" office:string-value="'Quibebe'" calcext:value-type="string">
            <text:p>'Quibebe'</text:p>
          </table:table-cell>
          <table:table-cell table:formula="of:=CONCATENATE(&quot;'&quot;;[.B544];&quot;'&quot;)" office:value-type="string" office:string-value="'86'" calcext:value-type="string">
            <text:p>'86'</text:p>
          </table:table-cell>
          <table:table-cell table:formula="of:=CONCATENATE(&quot;'&quot;;[.C544];&quot;'&quot;)" office:value-type="string" office:string-value="'361'" calcext:value-type="string">
            <text:p>'361'</text:p>
          </table:table-cell>
          <table:table-cell table:formula="of:=CONCATENATE(&quot;'&quot;;[.D544];&quot;'&quot;)" office:value-type="string" office:string-value="'8.6'" calcext:value-type="string">
            <text:p>'8.6'</text:p>
          </table:table-cell>
          <table:table-cell table:formula="of:=CONCATENATE(&quot;'&quot;;[.E544];&quot;'&quot;)" office:value-type="string" office:string-value="'6.6'" calcext:value-type="string">
            <text:p>'6.6'</text:p>
          </table:table-cell>
        </table:table-row>
        <table:table-row table:style-name="ro1">
          <table:table-cell office:value-type="string" calcext:value-type="string">
            <text:p>Salada, de legumes, com maionese</text:p>
          </table:table-cell>
          <table:table-cell office:value-type="float" office:value="96" calcext:value-type="float">
            <text:p>9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.9</text:p>
          </table:table-cell>
          <table:table-cell table:formula="of:=CONCATENATE(&quot;'&quot;;[.A545];&quot;'&quot;)" office:value-type="string" office:string-value="'Salada, de legumes, com maionese'" calcext:value-type="string">
            <text:p>'Salada, de legumes, com maionese'</text:p>
          </table:table-cell>
          <table:table-cell table:formula="of:=CONCATENATE(&quot;'&quot;;[.B545];&quot;'&quot;)" office:value-type="string" office:string-value="'96'" calcext:value-type="string">
            <text:p>'96'</text:p>
          </table:table-cell>
          <table:table-cell table:formula="of:=CONCATENATE(&quot;'&quot;;[.C545];&quot;'&quot;)" office:value-type="string" office:string-value="'402'" calcext:value-type="string">
            <text:p>'402'</text:p>
          </table:table-cell>
          <table:table-cell table:formula="of:=CONCATENATE(&quot;'&quot;;[.D545];&quot;'&quot;)" office:value-type="string" office:string-value="'1.1'" calcext:value-type="string">
            <text:p>'1.1'</text:p>
          </table:table-cell>
          <table:table-cell table:formula="of:=CONCATENATE(&quot;'&quot;;[.E545];&quot;'&quot;)" office:value-type="string" office:string-value="'8.9'" calcext:value-type="string">
            <text:p>'8.9'</text:p>
          </table:table-cell>
        </table:table-row>
        <table:table-row table:style-name="ro1">
          <table:table-cell office:value-type="string" calcext:value-type="string">
            <text:p>Salada, de legumes, cozida no vapor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</text:p>
          </table:table-cell>
          <table:table-cell table:formula="of:=CONCATENATE(&quot;'&quot;;[.A546];&quot;'&quot;)" office:value-type="string" office:string-value="'Salada, de legumes, cozida no vapor'" calcext:value-type="string">
            <text:p>'Salada, de legumes, cozida no vapor'</text:p>
          </table:table-cell>
          <table:table-cell table:formula="of:=CONCATENATE(&quot;'&quot;;[.B546];&quot;'&quot;)" office:value-type="string" office:string-value="'35'" calcext:value-type="string">
            <text:p>'35'</text:p>
          </table:table-cell>
          <table:table-cell table:formula="of:=CONCATENATE(&quot;'&quot;;[.C546];&quot;'&quot;)" office:value-type="string" office:string-value="'148'" calcext:value-type="string">
            <text:p>'148'</text:p>
          </table:table-cell>
          <table:table-cell table:formula="of:=CONCATENATE(&quot;'&quot;;[.D546];&quot;'&quot;)" office:value-type="string" office:string-value="'2'" calcext:value-type="string">
            <text:p>'2'</text:p>
          </table:table-cell>
          <table:table-cell table:formula="of:=CONCATENATE(&quot;'&quot;;[.E546];&quot;'&quot;)" office:value-type="string" office:string-value="'7.1'" calcext:value-type="string">
            <text:p>'7.1'</text:p>
          </table:table-cell>
        </table:table-row>
        <table:table-row table:style-name="ro1">
          <table:table-cell office:value-type="string" calcext:value-type="string">
            <text:p>Salpicão, de frango</text:p>
          </table:table-cell>
          <table:table-cell office:value-type="float" office:value="148" calcext:value-type="float">
            <text:p>14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4.6</text:p>
          </table:table-cell>
          <table:table-cell table:formula="of:=CONCATENATE(&quot;'&quot;;[.A547];&quot;'&quot;)" office:value-type="string" office:string-value="'Salpicão, de frango'" calcext:value-type="string">
            <text:p>'Salpicão, de frango'</text:p>
          </table:table-cell>
          <table:table-cell table:formula="of:=CONCATENATE(&quot;'&quot;;[.B547];&quot;'&quot;)" office:value-type="string" office:string-value="'148'" calcext:value-type="string">
            <text:p>'148'</text:p>
          </table:table-cell>
          <table:table-cell table:formula="of:=CONCATENATE(&quot;'&quot;;[.C547];&quot;'&quot;)" office:value-type="string" office:string-value="'619'" calcext:value-type="string">
            <text:p>'619'</text:p>
          </table:table-cell>
          <table:table-cell table:formula="of:=CONCATENATE(&quot;'&quot;;[.D547];&quot;'&quot;)" office:value-type="string" office:string-value="'13.9'" calcext:value-type="string">
            <text:p>'13.9'</text:p>
          </table:table-cell>
          <table:table-cell table:formula="of:=CONCATENATE(&quot;'&quot;;[.E547];&quot;'&quot;)" office:value-type="string" office:string-value="'4.6'" calcext:value-type="string">
            <text:p>'4.6'</text:p>
          </table:table-cell>
        </table:table-row>
        <table:table-row table:style-name="ro1">
          <table:table-cell office:value-type="string" calcext:value-type="string">
            <text:p>Sarapatel</text:p>
          </table:table-cell>
          <table:table-cell office:value-type="float" office:value="123" calcext:value-type="float">
            <text:p>12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1</text:p>
          </table:table-cell>
          <table:table-cell table:formula="of:=CONCATENATE(&quot;'&quot;;[.A548];&quot;'&quot;)" office:value-type="string" office:string-value="'Sarapatel'" calcext:value-type="string">
            <text:p>'Sarapatel'</text:p>
          </table:table-cell>
          <table:table-cell table:formula="of:=CONCATENATE(&quot;'&quot;;[.B548];&quot;'&quot;)" office:value-type="string" office:string-value="'123'" calcext:value-type="string">
            <text:p>'123'</text:p>
          </table:table-cell>
          <table:table-cell table:formula="of:=CONCATENATE(&quot;'&quot;;[.C548];&quot;'&quot;)" office:value-type="string" office:string-value="'515'" calcext:value-type="string">
            <text:p>'515'</text:p>
          </table:table-cell>
          <table:table-cell table:formula="of:=CONCATENATE(&quot;'&quot;;[.D548];&quot;'&quot;)" office:value-type="string" office:string-value="'18.5'" calcext:value-type="string">
            <text:p>'18.5'</text:p>
          </table:table-cell>
          <table:table-cell table:formula="of:=CONCATENATE(&quot;'&quot;;[.E548];&quot;'&quot;)" office:value-type="string" office:string-value="'1.1'" calcext:value-type="string">
            <text:p>'1.1'</text:p>
          </table:table-cell>
        </table:table-row>
        <table:table-row table:style-name="ro1">
          <table:table-cell office:value-type="string" calcext:value-type="string">
            <text:p>Tabule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6</text:p>
          </table:table-cell>
          <table:table-cell table:formula="of:=CONCATENATE(&quot;'&quot;;[.A549];&quot;'&quot;)" office:value-type="string" office:string-value="'Tabule'" calcext:value-type="string">
            <text:p>'Tabule'</text:p>
          </table:table-cell>
          <table:table-cell table:formula="of:=CONCATENATE(&quot;'&quot;;[.B549];&quot;'&quot;)" office:value-type="string" office:string-value="'57'" calcext:value-type="string">
            <text:p>'57'</text:p>
          </table:table-cell>
          <table:table-cell table:formula="of:=CONCATENATE(&quot;'&quot;;[.C549];&quot;'&quot;)" office:value-type="string" office:string-value="'240'" calcext:value-type="string">
            <text:p>'240'</text:p>
          </table:table-cell>
          <table:table-cell table:formula="of:=CONCATENATE(&quot;'&quot;;[.D549];&quot;'&quot;)" office:value-type="string" office:string-value="'2'" calcext:value-type="string">
            <text:p>'2'</text:p>
          </table:table-cell>
          <table:table-cell table:formula="of:=CONCATENATE(&quot;'&quot;;[.E549];&quot;'&quot;)" office:value-type="string" office:string-value="'10.6'" calcext:value-type="string">
            <text:p>'10.6'</text:p>
          </table:table-cell>
        </table:table-row>
        <table:table-row table:style-name="ro1">
          <table:table-cell office:value-type="string" calcext:value-type="string">
            <text:p>Tacacá</text:p>
          </table:table-cell>
          <table:table-cell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4</text:p>
          </table:table-cell>
          <table:table-cell table:formula="of:=CONCATENATE(&quot;'&quot;;[.A550];&quot;'&quot;)" office:value-type="string" office:string-value="'Tacacá'" calcext:value-type="string">
            <text:p>'Tacacá'</text:p>
          </table:table-cell>
          <table:table-cell table:formula="of:=CONCATENATE(&quot;'&quot;;[.B550];&quot;'&quot;)" office:value-type="string" office:string-value="'47'" calcext:value-type="string">
            <text:p>'47'</text:p>
          </table:table-cell>
          <table:table-cell table:formula="of:=CONCATENATE(&quot;'&quot;;[.C550];&quot;'&quot;)" office:value-type="string" office:string-value="'196'" calcext:value-type="string">
            <text:p>'196'</text:p>
          </table:table-cell>
          <table:table-cell table:formula="of:=CONCATENATE(&quot;'&quot;;[.D550];&quot;'&quot;)" office:value-type="string" office:string-value="'7'" calcext:value-type="string">
            <text:p>'7'</text:p>
          </table:table-cell>
          <table:table-cell table:formula="of:=CONCATENATE(&quot;'&quot;;[.E550];&quot;'&quot;)" office:value-type="string" office:string-value="'3.4'" calcext:value-type="string">
            <text:p>'3.4'</text:p>
          </table:table-cell>
        </table:table-row>
        <table:table-row table:style-name="ro1">
          <table:table-cell office:value-type="string" calcext:value-type="string">
            <text:p>Tapioca, com manteiga</text:p>
          </table:table-cell>
          <table:table-cell office:value-type="float" office:value="348" calcext:value-type="float">
            <text:p>348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3.6</text:p>
          </table:table-cell>
          <table:table-cell table:formula="of:=CONCATENATE(&quot;'&quot;;[.A551];&quot;'&quot;)" office:value-type="string" office:string-value="'Tapioca, com manteiga'" calcext:value-type="string">
            <text:p>'Tapioca, com manteiga'</text:p>
          </table:table-cell>
          <table:table-cell table:formula="of:=CONCATENATE(&quot;'&quot;;[.B551];&quot;'&quot;)" office:value-type="string" office:string-value="'348'" calcext:value-type="string">
            <text:p>'348'</text:p>
          </table:table-cell>
          <table:table-cell table:formula="of:=CONCATENATE(&quot;'&quot;;[.C551];&quot;'&quot;)" office:value-type="string" office:string-value="'1455'" calcext:value-type="string">
            <text:p>'1455'</text:p>
          </table:table-cell>
          <table:table-cell table:formula="of:=CONCATENATE(&quot;'&quot;;[.D551];&quot;'&quot;)" office:value-type="string" office:string-value="'0.1'" calcext:value-type="string">
            <text:p>'0.1'</text:p>
          </table:table-cell>
          <table:table-cell table:formula="of:=CONCATENATE(&quot;'&quot;;[.E551];&quot;'&quot;)" office:value-type="string" office:string-value="'63.6'" calcext:value-type="string">
            <text:p>'63.6'</text:p>
          </table:table-cell>
        </table:table-row>
        <table:table-row table:style-name="ro1">
          <table:table-cell office:value-type="string" calcext:value-type="string">
            <text:p>Tucupi, com pimenta-de-cheiro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7</text:p>
          </table:table-cell>
          <table:table-cell table:formula="of:=CONCATENATE(&quot;'&quot;;[.A552];&quot;'&quot;)" office:value-type="string" office:string-value="'Tucupi, com pimenta-de-cheiro'" calcext:value-type="string">
            <text:p>'Tucupi, com pimenta-de-cheiro'</text:p>
          </table:table-cell>
          <table:table-cell table:formula="of:=CONCATENATE(&quot;'&quot;;[.B552];&quot;'&quot;)" office:value-type="string" office:string-value="'27'" calcext:value-type="string">
            <text:p>'27'</text:p>
          </table:table-cell>
          <table:table-cell table:formula="of:=CONCATENATE(&quot;'&quot;;[.C552];&quot;'&quot;)" office:value-type="string" office:string-value="'114'" calcext:value-type="string">
            <text:p>'114'</text:p>
          </table:table-cell>
          <table:table-cell table:formula="of:=CONCATENATE(&quot;'&quot;;[.D552];&quot;'&quot;)" office:value-type="string" office:string-value="'2.1'" calcext:value-type="string">
            <text:p>'2.1'</text:p>
          </table:table-cell>
          <table:table-cell table:formula="of:=CONCATENATE(&quot;'&quot;;[.E552];&quot;'&quot;)" office:value-type="string" office:string-value="'4.7'" calcext:value-type="string">
            <text:p>'4.7'</text:p>
          </table:table-cell>
        </table:table-row>
        <table:table-row table:style-name="ro1">
          <table:table-cell office:value-type="string" calcext:value-type="string">
            <text:p>Vaca atolada</text:p>
          </table:table-cell>
          <table:table-cell office:value-type="float" office:value="145" calcext:value-type="float">
            <text:p>14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0.1</text:p>
          </table:table-cell>
          <table:table-cell table:formula="of:=CONCATENATE(&quot;'&quot;;[.A553];&quot;'&quot;)" office:value-type="string" office:string-value="'Vaca atolada'" calcext:value-type="string">
            <text:p>'Vaca atolada'</text:p>
          </table:table-cell>
          <table:table-cell table:formula="of:=CONCATENATE(&quot;'&quot;;[.B553];&quot;'&quot;)" office:value-type="string" office:string-value="'145'" calcext:value-type="string">
            <text:p>'145'</text:p>
          </table:table-cell>
          <table:table-cell table:formula="of:=CONCATENATE(&quot;'&quot;;[.C553];&quot;'&quot;)" office:value-type="string" office:string-value="'606'" calcext:value-type="string">
            <text:p>'606'</text:p>
          </table:table-cell>
          <table:table-cell table:formula="of:=CONCATENATE(&quot;'&quot;;[.D553];&quot;'&quot;)" office:value-type="string" office:string-value="'5.1'" calcext:value-type="string">
            <text:p>'5.1'</text:p>
          </table:table-cell>
          <table:table-cell table:formula="of:=CONCATENATE(&quot;'&quot;;[.E553];&quot;'&quot;)" office:value-type="string" office:string-value="'10.1'" calcext:value-type="string">
            <text:p>'10.1'</text:p>
          </table:table-cell>
        </table:table-row>
        <table:table-row table:style-name="ro1">
          <table:table-cell office:value-type="string" calcext:value-type="string">
            <text:p>Vatapá</text:p>
          </table:table-cell>
          <table:table-cell office:value-type="float" office:value="255" calcext:value-type="float">
            <text:p>255</text:p>
          </table:table-cell>
          <table:table-cell office:value-type="float" office:value="1066" calcext:value-type="float">
            <text:p>10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.7</text:p>
          </table:table-cell>
          <table:table-cell table:formula="of:=CONCATENATE(&quot;'&quot;;[.A554];&quot;'&quot;)" office:value-type="string" office:string-value="'Vatapá'" calcext:value-type="string">
            <text:p>'Vatapá'</text:p>
          </table:table-cell>
          <table:table-cell table:formula="of:=CONCATENATE(&quot;'&quot;;[.B554];&quot;'&quot;)" office:value-type="string" office:string-value="'255'" calcext:value-type="string">
            <text:p>'255'</text:p>
          </table:table-cell>
          <table:table-cell table:formula="of:=CONCATENATE(&quot;'&quot;;[.C554];&quot;'&quot;)" office:value-type="string" office:string-value="'1066'" calcext:value-type="string">
            <text:p>'1066'</text:p>
          </table:table-cell>
          <table:table-cell table:formula="of:=CONCATENATE(&quot;'&quot;;[.D554];&quot;'&quot;)" office:value-type="string" office:string-value="'6'" calcext:value-type="string">
            <text:p>'6'</text:p>
          </table:table-cell>
          <table:table-cell table:formula="of:=CONCATENATE(&quot;'&quot;;[.E554];&quot;'&quot;)" office:value-type="string" office:string-value="'9.7'" calcext:value-type="string">
            <text:p>'9.7'</text:p>
          </table:table-cell>
        </table:table-row>
        <table:table-row table:style-name="ro1">
          <table:table-cell office:value-type="string" calcext:value-type="string">
            <text:p>Virado à paulista</text:p>
          </table:table-cell>
          <table:table-cell office:value-type="float" office:value="307" calcext:value-type="float">
            <text:p>307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4.1</text:p>
          </table:table-cell>
          <table:table-cell table:formula="of:=CONCATENATE(&quot;'&quot;;[.A555];&quot;'&quot;)" office:value-type="string" office:string-value="'Virado à paulista'" calcext:value-type="string">
            <text:p>'Virado à paulista'</text:p>
          </table:table-cell>
          <table:table-cell table:formula="of:=CONCATENATE(&quot;'&quot;;[.B555];&quot;'&quot;)" office:value-type="string" office:string-value="'307'" calcext:value-type="string">
            <text:p>'307'</text:p>
          </table:table-cell>
          <table:table-cell table:formula="of:=CONCATENATE(&quot;'&quot;;[.C555];&quot;'&quot;)" office:value-type="string" office:string-value="'1284'" calcext:value-type="string">
            <text:p>'1284'</text:p>
          </table:table-cell>
          <table:table-cell table:formula="of:=CONCATENATE(&quot;'&quot;;[.D555];&quot;'&quot;)" office:value-type="string" office:string-value="'10.2'" calcext:value-type="string">
            <text:p>'10.2'</text:p>
          </table:table-cell>
          <table:table-cell table:formula="of:=CONCATENATE(&quot;'&quot;;[.E555];&quot;'&quot;)" office:value-type="string" office:string-value="'14.1'" calcext:value-type="string">
            <text:p>'14.1'</text:p>
          </table:table-cell>
        </table:table-row>
        <table:table-row table:style-name="ro1">
          <table:table-cell office:value-type="string" calcext:value-type="string">
            <text:p>Yakisoba</text:p>
          </table:table-cell>
          <table:table-cell office:value-type="float" office:value="113" calcext:value-type="float">
            <text:p>11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8.3</text:p>
          </table:table-cell>
          <table:table-cell table:formula="of:=CONCATENATE(&quot;'&quot;;[.A556];&quot;'&quot;)" office:value-type="string" office:string-value="'Yakisoba'" calcext:value-type="string">
            <text:p>'Yakisoba'</text:p>
          </table:table-cell>
          <table:table-cell table:formula="of:=CONCATENATE(&quot;'&quot;;[.B556];&quot;'&quot;)" office:value-type="string" office:string-value="'113'" calcext:value-type="string">
            <text:p>'113'</text:p>
          </table:table-cell>
          <table:table-cell table:formula="of:=CONCATENATE(&quot;'&quot;;[.C556];&quot;'&quot;)" office:value-type="string" office:string-value="'472'" calcext:value-type="string">
            <text:p>'472'</text:p>
          </table:table-cell>
          <table:table-cell table:formula="of:=CONCATENATE(&quot;'&quot;;[.D556];&quot;'&quot;)" office:value-type="string" office:string-value="'7.5'" calcext:value-type="string">
            <text:p>'7.5'</text:p>
          </table:table-cell>
          <table:table-cell table:formula="of:=CONCATENATE(&quot;'&quot;;[.E556];&quot;'&quot;)" office:value-type="string" office:string-value="'18.3'" calcext:value-type="string">
            <text:p>'18.3'</text:p>
          </table:table-cell>
        </table:table-row>
        <table:table-row table:style-name="ro1">
          <table:table-cell office:value-type="string" calcext:value-type="string">
            <text:p>Amendoim, grão, cru</text:p>
          </table:table-cell>
          <table:table-cell office:value-type="float" office:value="544" calcext:value-type="float">
            <text:p>544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0.3</text:p>
          </table:table-cell>
          <table:table-cell table:formula="of:=CONCATENATE(&quot;'&quot;;[.A557];&quot;'&quot;)" office:value-type="string" office:string-value="'Amendoim, grão, cru'" calcext:value-type="string">
            <text:p>'Amendoim, grão, cru'</text:p>
          </table:table-cell>
          <table:table-cell table:formula="of:=CONCATENATE(&quot;'&quot;;[.B557];&quot;'&quot;)" office:value-type="string" office:string-value="'544'" calcext:value-type="string">
            <text:p>'544'</text:p>
          </table:table-cell>
          <table:table-cell table:formula="of:=CONCATENATE(&quot;'&quot;;[.C557];&quot;'&quot;)" office:value-type="string" office:string-value="'2276'" calcext:value-type="string">
            <text:p>'2276'</text:p>
          </table:table-cell>
          <table:table-cell table:formula="of:=CONCATENATE(&quot;'&quot;;[.D557];&quot;'&quot;)" office:value-type="string" office:string-value="'27.2'" calcext:value-type="string">
            <text:p>'27.2'</text:p>
          </table:table-cell>
          <table:table-cell table:formula="of:=CONCATENATE(&quot;'&quot;;[.E557];&quot;'&quot;)" office:value-type="string" office:string-value="'20.3'" calcext:value-type="string">
            <text:p>'20.3'</text:p>
          </table:table-cell>
        </table:table-row>
        <table:table-row table:style-name="ro1">
          <table:table-cell office:value-type="string" calcext:value-type="string">
            <text:p>Amendoim, torrado, salgado</text:p>
          </table:table-cell>
          <table:table-cell office:value-type="float" office:value="606" calcext:value-type="float">
            <text:p>606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8.7</text:p>
          </table:table-cell>
          <table:table-cell table:formula="of:=CONCATENATE(&quot;'&quot;;[.A558];&quot;'&quot;)" office:value-type="string" office:string-value="'Amendoim, torrado, salgado'" calcext:value-type="string">
            <text:p>'Amendoim, torrado, salgado'</text:p>
          </table:table-cell>
          <table:table-cell table:formula="of:=CONCATENATE(&quot;'&quot;;[.B558];&quot;'&quot;)" office:value-type="string" office:string-value="'606'" calcext:value-type="string">
            <text:p>'606'</text:p>
          </table:table-cell>
          <table:table-cell table:formula="of:=CONCATENATE(&quot;'&quot;;[.C558];&quot;'&quot;)" office:value-type="string" office:string-value="'2535'" calcext:value-type="string">
            <text:p>'2535'</text:p>
          </table:table-cell>
          <table:table-cell table:formula="of:=CONCATENATE(&quot;'&quot;;[.D558];&quot;'&quot;)" office:value-type="string" office:string-value="'22.5'" calcext:value-type="string">
            <text:p>'22.5'</text:p>
          </table:table-cell>
          <table:table-cell table:formula="of:=CONCATENATE(&quot;'&quot;;[.E558];&quot;'&quot;)" office:value-type="string" office:string-value="'18.7'" calcext:value-type="string">
            <text:p>'18.7'</text:p>
          </table:table-cell>
        </table:table-row>
        <table:table-row table:style-name="ro1">
          <table:table-cell office:value-type="string" calcext:value-type="string">
            <text:p>Ervilha, em vagem</text:p>
          </table:table-cell>
          <table:table-cell office:value-type="float" office:value="88" calcext:value-type="float">
            <text:p>8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4.2</text:p>
          </table:table-cell>
          <table:table-cell table:formula="of:=CONCATENATE(&quot;'&quot;;[.A559];&quot;'&quot;)" office:value-type="string" office:string-value="'Ervilha, em vagem'" calcext:value-type="string">
            <text:p>'Ervilha, em vagem'</text:p>
          </table:table-cell>
          <table:table-cell table:formula="of:=CONCATENATE(&quot;'&quot;;[.B559];&quot;'&quot;)" office:value-type="string" office:string-value="'88'" calcext:value-type="string">
            <text:p>'88'</text:p>
          </table:table-cell>
          <table:table-cell table:formula="of:=CONCATENATE(&quot;'&quot;;[.C559];&quot;'&quot;)" office:value-type="string" office:string-value="'367'" calcext:value-type="string">
            <text:p>'367'</text:p>
          </table:table-cell>
          <table:table-cell table:formula="of:=CONCATENATE(&quot;'&quot;;[.D559];&quot;'&quot;)" office:value-type="string" office:string-value="'7.5'" calcext:value-type="string">
            <text:p>'7.5'</text:p>
          </table:table-cell>
          <table:table-cell table:formula="of:=CONCATENATE(&quot;'&quot;;[.E559];&quot;'&quot;)" office:value-type="string" office:string-value="'14.2'" calcext:value-type="string">
            <text:p>'14.2'</text:p>
          </table:table-cell>
        </table:table-row>
        <table:table-row table:style-name="ro1">
          <table:table-cell office:value-type="string" calcext:value-type="string">
            <text:p>Ervilha, enlatada, drenada</text:p>
          </table:table-cell>
          <table:table-cell office:value-type="float" office:value="74" calcext:value-type="float">
            <text:p>7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3.4</text:p>
          </table:table-cell>
          <table:table-cell table:formula="of:=CONCATENATE(&quot;'&quot;;[.A560];&quot;'&quot;)" office:value-type="string" office:string-value="'Ervilha, enlatada, drenada'" calcext:value-type="string">
            <text:p>'Ervilha, enlatada, drenada'</text:p>
          </table:table-cell>
          <table:table-cell table:formula="of:=CONCATENATE(&quot;'&quot;;[.B560];&quot;'&quot;)" office:value-type="string" office:string-value="'74'" calcext:value-type="string">
            <text:p>'74'</text:p>
          </table:table-cell>
          <table:table-cell table:formula="of:=CONCATENATE(&quot;'&quot;;[.C560];&quot;'&quot;)" office:value-type="string" office:string-value="'309'" calcext:value-type="string">
            <text:p>'309'</text:p>
          </table:table-cell>
          <table:table-cell table:formula="of:=CONCATENATE(&quot;'&quot;;[.D560];&quot;'&quot;)" office:value-type="string" office:string-value="'4.6'" calcext:value-type="string">
            <text:p>'4.6'</text:p>
          </table:table-cell>
          <table:table-cell table:formula="of:=CONCATENATE(&quot;'&quot;;[.E560];&quot;'&quot;)" office:value-type="string" office:string-value="'13.4'" calcext:value-type="string">
            <text:p>'13.4'</text:p>
          </table:table-cell>
        </table:table-row>
        <table:table-row table:style-name="ro1">
          <table:table-cell office:value-type="string" calcext:value-type="string">
            <text:p>Feijão, carioca, cozido</text:p>
          </table:table-cell>
          <table:table-cell office:value-type="float" office:value="76" calcext:value-type="float">
            <text:p>7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3.6</text:p>
          </table:table-cell>
          <table:table-cell table:formula="of:=CONCATENATE(&quot;'&quot;;[.A561];&quot;'&quot;)" office:value-type="string" office:string-value="'Feijão, carioca, cozido'" calcext:value-type="string">
            <text:p>'Feijão, carioca, cozido'</text:p>
          </table:table-cell>
          <table:table-cell table:formula="of:=CONCATENATE(&quot;'&quot;;[.B561];&quot;'&quot;)" office:value-type="string" office:string-value="'76'" calcext:value-type="string">
            <text:p>'76'</text:p>
          </table:table-cell>
          <table:table-cell table:formula="of:=CONCATENATE(&quot;'&quot;;[.C561];&quot;'&quot;)" office:value-type="string" office:string-value="'320'" calcext:value-type="string">
            <text:p>'320'</text:p>
          </table:table-cell>
          <table:table-cell table:formula="of:=CONCATENATE(&quot;'&quot;;[.D561];&quot;'&quot;)" office:value-type="string" office:string-value="'4.8'" calcext:value-type="string">
            <text:p>'4.8'</text:p>
          </table:table-cell>
          <table:table-cell table:formula="of:=CONCATENATE(&quot;'&quot;;[.E561];&quot;'&quot;)" office:value-type="string" office:string-value="'13.6'" calcext:value-type="string">
            <text:p>'13.6'</text:p>
          </table:table-cell>
        </table:table-row>
        <table:table-row table:style-name="ro1">
          <table:table-cell office:value-type="string" calcext:value-type="string">
            <text:p>Feijão, carioca, cru</text:p>
          </table:table-cell>
          <table:table-cell office:value-type="float" office:value="329" calcext:value-type="float">
            <text:p>329</text:p>
          </table:table-cell>
          <table:table-cell office:value-type="float" office:value="1377" calcext:value-type="float">
            <text:p>13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1.2</text:p>
          </table:table-cell>
          <table:table-cell table:formula="of:=CONCATENATE(&quot;'&quot;;[.A562];&quot;'&quot;)" office:value-type="string" office:string-value="'Feijão, carioca, cru'" calcext:value-type="string">
            <text:p>'Feijão, carioca, cru'</text:p>
          </table:table-cell>
          <table:table-cell table:formula="of:=CONCATENATE(&quot;'&quot;;[.B562];&quot;'&quot;)" office:value-type="string" office:string-value="'329'" calcext:value-type="string">
            <text:p>'329'</text:p>
          </table:table-cell>
          <table:table-cell table:formula="of:=CONCATENATE(&quot;'&quot;;[.C562];&quot;'&quot;)" office:value-type="string" office:string-value="'1377'" calcext:value-type="string">
            <text:p>'1377'</text:p>
          </table:table-cell>
          <table:table-cell table:formula="of:=CONCATENATE(&quot;'&quot;;[.D562];&quot;'&quot;)" office:value-type="string" office:string-value="'20'" calcext:value-type="string">
            <text:p>'20'</text:p>
          </table:table-cell>
          <table:table-cell table:formula="of:=CONCATENATE(&quot;'&quot;;[.E562];&quot;'&quot;)" office:value-type="string" office:string-value="'61.2'" calcext:value-type="string">
            <text:p>'61.2'</text:p>
          </table:table-cell>
        </table:table-row>
        <table:table-row table:style-name="ro1">
          <table:table-cell office:value-type="string" calcext:value-type="string">
            <text:p>Feijão, fradinho, cozido</text:p>
          </table:table-cell>
          <table:table-cell office:value-type="float" office:value="78" calcext:value-type="float">
            <text:p>7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3.5</text:p>
          </table:table-cell>
          <table:table-cell table:formula="of:=CONCATENATE(&quot;'&quot;;[.A563];&quot;'&quot;)" office:value-type="string" office:string-value="'Feijão, fradinho, cozido'" calcext:value-type="string">
            <text:p>'Feijão, fradinho, cozido'</text:p>
          </table:table-cell>
          <table:table-cell table:formula="of:=CONCATENATE(&quot;'&quot;;[.B563];&quot;'&quot;)" office:value-type="string" office:string-value="'78'" calcext:value-type="string">
            <text:p>'78'</text:p>
          </table:table-cell>
          <table:table-cell table:formula="of:=CONCATENATE(&quot;'&quot;;[.C563];&quot;'&quot;)" office:value-type="string" office:string-value="'326'" calcext:value-type="string">
            <text:p>'326'</text:p>
          </table:table-cell>
          <table:table-cell table:formula="of:=CONCATENATE(&quot;'&quot;;[.D563];&quot;'&quot;)" office:value-type="string" office:string-value="'5.1'" calcext:value-type="string">
            <text:p>'5.1'</text:p>
          </table:table-cell>
          <table:table-cell table:formula="of:=CONCATENATE(&quot;'&quot;;[.E563];&quot;'&quot;)" office:value-type="string" office:string-value="'13.5'" calcext:value-type="string">
            <text:p>'13.5'</text:p>
          </table:table-cell>
        </table:table-row>
        <table:table-row table:style-name="ro1">
          <table:table-cell office:value-type="string" calcext:value-type="string">
            <text:p>Feijão, fradinho, cru</text:p>
          </table:table-cell>
          <table:table-cell office:value-type="float" office:value="339" calcext:value-type="float">
            <text:p>339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61.2</text:p>
          </table:table-cell>
          <table:table-cell table:formula="of:=CONCATENATE(&quot;'&quot;;[.A564];&quot;'&quot;)" office:value-type="string" office:string-value="'Feijão, fradinho, cru'" calcext:value-type="string">
            <text:p>'Feijão, fradinho, cru'</text:p>
          </table:table-cell>
          <table:table-cell table:formula="of:=CONCATENATE(&quot;'&quot;;[.B564];&quot;'&quot;)" office:value-type="string" office:string-value="'339'" calcext:value-type="string">
            <text:p>'339'</text:p>
          </table:table-cell>
          <table:table-cell table:formula="of:=CONCATENATE(&quot;'&quot;;[.C564];&quot;'&quot;)" office:value-type="string" office:string-value="'1419'" calcext:value-type="string">
            <text:p>'1419'</text:p>
          </table:table-cell>
          <table:table-cell table:formula="of:=CONCATENATE(&quot;'&quot;;[.D564];&quot;'&quot;)" office:value-type="string" office:string-value="'20.2'" calcext:value-type="string">
            <text:p>'20.2'</text:p>
          </table:table-cell>
          <table:table-cell table:formula="of:=CONCATENATE(&quot;'&quot;;[.E564];&quot;'&quot;)" office:value-type="string" office:string-value="'61.2'" calcext:value-type="string">
            <text:p>'61.2'</text:p>
          </table:table-cell>
        </table:table-row>
        <table:table-row table:style-name="ro1">
          <table:table-cell office:value-type="string" calcext:value-type="string">
            <text:p>Feijão, jalo, cozido</text:p>
          </table:table-cell>
          <table:table-cell office:value-type="float" office:value="93" calcext:value-type="float">
            <text:p>9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6.5</text:p>
          </table:table-cell>
          <table:table-cell table:formula="of:=CONCATENATE(&quot;'&quot;;[.A565];&quot;'&quot;)" office:value-type="string" office:string-value="'Feijão, jalo, cozido'" calcext:value-type="string">
            <text:p>'Feijão, jalo, cozido'</text:p>
          </table:table-cell>
          <table:table-cell table:formula="of:=CONCATENATE(&quot;'&quot;;[.B565];&quot;'&quot;)" office:value-type="string" office:string-value="'93'" calcext:value-type="string">
            <text:p>'93'</text:p>
          </table:table-cell>
          <table:table-cell table:formula="of:=CONCATENATE(&quot;'&quot;;[.C565];&quot;'&quot;)" office:value-type="string" office:string-value="'388'" calcext:value-type="string">
            <text:p>'388'</text:p>
          </table:table-cell>
          <table:table-cell table:formula="of:=CONCATENATE(&quot;'&quot;;[.D565];&quot;'&quot;)" office:value-type="string" office:string-value="'6.1'" calcext:value-type="string">
            <text:p>'6.1'</text:p>
          </table:table-cell>
          <table:table-cell table:formula="of:=CONCATENATE(&quot;'&quot;;[.E565];&quot;'&quot;)" office:value-type="string" office:string-value="'16.5'" calcext:value-type="string">
            <text:p>'16.5'</text:p>
          </table:table-cell>
        </table:table-row>
        <table:table-row table:style-name="ro1">
          <table:table-cell office:value-type="string" calcext:value-type="string">
            <text:p>Feijão, jalo, cru</text:p>
          </table:table-cell>
          <table:table-cell office:value-type="float" office:value="328" calcext:value-type="float">
            <text:p>328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61.5</text:p>
          </table:table-cell>
          <table:table-cell table:formula="of:=CONCATENATE(&quot;'&quot;;[.A566];&quot;'&quot;)" office:value-type="string" office:string-value="'Feijão, jalo, cru'" calcext:value-type="string">
            <text:p>'Feijão, jalo, cru'</text:p>
          </table:table-cell>
          <table:table-cell table:formula="of:=CONCATENATE(&quot;'&quot;;[.B566];&quot;'&quot;)" office:value-type="string" office:string-value="'328'" calcext:value-type="string">
            <text:p>'328'</text:p>
          </table:table-cell>
          <table:table-cell table:formula="of:=CONCATENATE(&quot;'&quot;;[.C566];&quot;'&quot;)" office:value-type="string" office:string-value="'1372'" calcext:value-type="string">
            <text:p>'1372'</text:p>
          </table:table-cell>
          <table:table-cell table:formula="of:=CONCATENATE(&quot;'&quot;;[.D566];&quot;'&quot;)" office:value-type="string" office:string-value="'20.1'" calcext:value-type="string">
            <text:p>'20.1'</text:p>
          </table:table-cell>
          <table:table-cell table:formula="of:=CONCATENATE(&quot;'&quot;;[.E566];&quot;'&quot;)" office:value-type="string" office:string-value="'61.5'" calcext:value-type="string">
            <text:p>'61.5'</text:p>
          </table:table-cell>
        </table:table-row>
        <table:table-row table:style-name="ro1">
          <table:table-cell office:value-type="string" calcext:value-type="string">
            <text:p>Feijão, preto, cozido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table:formula="of:=CONCATENATE(&quot;'&quot;;[.A567];&quot;'&quot;)" office:value-type="string" office:string-value="'Feijão, preto, cozido'" calcext:value-type="string">
            <text:p>'Feijão, preto, cozido'</text:p>
          </table:table-cell>
          <table:table-cell table:formula="of:=CONCATENATE(&quot;'&quot;;[.B567];&quot;'&quot;)" office:value-type="string" office:string-value="'77'" calcext:value-type="string">
            <text:p>'77'</text:p>
          </table:table-cell>
          <table:table-cell table:formula="of:=CONCATENATE(&quot;'&quot;;[.C567];&quot;'&quot;)" office:value-type="string" office:string-value="'322'" calcext:value-type="string">
            <text:p>'322'</text:p>
          </table:table-cell>
          <table:table-cell table:formula="of:=CONCATENATE(&quot;'&quot;;[.D567];&quot;'&quot;)" office:value-type="string" office:string-value="'4.5'" calcext:value-type="string">
            <text:p>'4.5'</text:p>
          </table:table-cell>
          <table:table-cell table:formula="of:=CONCATENATE(&quot;'&quot;;[.E567];&quot;'&quot;)" office:value-type="string" office:string-value="'14'" calcext:value-type="string">
            <text:p>'14'</text:p>
          </table:table-cell>
        </table:table-row>
        <table:table-row table:style-name="ro1">
          <table:table-cell office:value-type="string" calcext:value-type="string">
            <text:p>Feijão, preto, cru</text:p>
          </table:table-cell>
          <table:table-cell office:value-type="float" office:value="324" calcext:value-type="float">
            <text:p>324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58.8</text:p>
          </table:table-cell>
          <table:table-cell table:formula="of:=CONCATENATE(&quot;'&quot;;[.A568];&quot;'&quot;)" office:value-type="string" office:string-value="'Feijão, preto, cru'" calcext:value-type="string">
            <text:p>'Feijão, preto, cru'</text:p>
          </table:table-cell>
          <table:table-cell table:formula="of:=CONCATENATE(&quot;'&quot;;[.B568];&quot;'&quot;)" office:value-type="string" office:string-value="'324'" calcext:value-type="string">
            <text:p>'324'</text:p>
          </table:table-cell>
          <table:table-cell table:formula="of:=CONCATENATE(&quot;'&quot;;[.C568];&quot;'&quot;)" office:value-type="string" office:string-value="'1354'" calcext:value-type="string">
            <text:p>'1354'</text:p>
          </table:table-cell>
          <table:table-cell table:formula="of:=CONCATENATE(&quot;'&quot;;[.D568];&quot;'&quot;)" office:value-type="string" office:string-value="'21.3'" calcext:value-type="string">
            <text:p>'21.3'</text:p>
          </table:table-cell>
          <table:table-cell table:formula="of:=CONCATENATE(&quot;'&quot;;[.E568];&quot;'&quot;)" office:value-type="string" office:string-value="'58.8'" calcext:value-type="string">
            <text:p>'58.8'</text:p>
          </table:table-cell>
        </table:table-row>
        <table:table-row table:style-name="ro1">
          <table:table-cell office:value-type="string" calcext:value-type="string">
            <text:p>Feijão, rajado, cozido</text:p>
          </table:table-cell>
          <table:table-cell office:value-type="float" office:value="85" calcext:value-type="float">
            <text:p>8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5.3</text:p>
          </table:table-cell>
          <table:table-cell table:formula="of:=CONCATENATE(&quot;'&quot;;[.A569];&quot;'&quot;)" office:value-type="string" office:string-value="'Feijão, rajado, cozido'" calcext:value-type="string">
            <text:p>'Feijão, rajado, cozido'</text:p>
          </table:table-cell>
          <table:table-cell table:formula="of:=CONCATENATE(&quot;'&quot;;[.B569];&quot;'&quot;)" office:value-type="string" office:string-value="'85'" calcext:value-type="string">
            <text:p>'85'</text:p>
          </table:table-cell>
          <table:table-cell table:formula="of:=CONCATENATE(&quot;'&quot;;[.C569];&quot;'&quot;)" office:value-type="string" office:string-value="'354'" calcext:value-type="string">
            <text:p>'354'</text:p>
          </table:table-cell>
          <table:table-cell table:formula="of:=CONCATENATE(&quot;'&quot;;[.D569];&quot;'&quot;)" office:value-type="string" office:string-value="'5.5'" calcext:value-type="string">
            <text:p>'5.5'</text:p>
          </table:table-cell>
          <table:table-cell table:formula="of:=CONCATENATE(&quot;'&quot;;[.E569];&quot;'&quot;)" office:value-type="string" office:string-value="'15.3'" calcext:value-type="string">
            <text:p>'15.3'</text:p>
          </table:table-cell>
        </table:table-row>
        <table:table-row table:style-name="ro1">
          <table:table-cell office:value-type="string" calcext:value-type="string">
            <text:p>Feijão, rajado, cru</text:p>
          </table:table-cell>
          <table:table-cell office:value-type="float" office:value="326" calcext:value-type="float">
            <text:p>326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62.9</text:p>
          </table:table-cell>
          <table:table-cell table:formula="of:=CONCATENATE(&quot;'&quot;;[.A570];&quot;'&quot;)" office:value-type="string" office:string-value="'Feijão, rajado, cru'" calcext:value-type="string">
            <text:p>'Feijão, rajado, cru'</text:p>
          </table:table-cell>
          <table:table-cell table:formula="of:=CONCATENATE(&quot;'&quot;;[.B570];&quot;'&quot;)" office:value-type="string" office:string-value="'326'" calcext:value-type="string">
            <text:p>'326'</text:p>
          </table:table-cell>
          <table:table-cell table:formula="of:=CONCATENATE(&quot;'&quot;;[.C570];&quot;'&quot;)" office:value-type="string" office:string-value="'1363'" calcext:value-type="string">
            <text:p>'1363'</text:p>
          </table:table-cell>
          <table:table-cell table:formula="of:=CONCATENATE(&quot;'&quot;;[.D570];&quot;'&quot;)" office:value-type="string" office:string-value="'17.3'" calcext:value-type="string">
            <text:p>'17.3'</text:p>
          </table:table-cell>
          <table:table-cell table:formula="of:=CONCATENATE(&quot;'&quot;;[.E570];&quot;'&quot;)" office:value-type="string" office:string-value="'62.9'" calcext:value-type="string">
            <text:p>'62.9'</text:p>
          </table:table-cell>
        </table:table-row>
        <table:table-row table:style-name="ro1">
          <table:table-cell office:value-type="string" calcext:value-type="string">
            <text:p>Feijão, rosinha, cozido</text:p>
          </table:table-cell>
          <table:table-cell office:value-type="float" office:value="68" calcext:value-type="float">
            <text:p>6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1.8</text:p>
          </table:table-cell>
          <table:table-cell table:formula="of:=CONCATENATE(&quot;'&quot;;[.A571];&quot;'&quot;)" office:value-type="string" office:string-value="'Feijão, rosinha, cozido'" calcext:value-type="string">
            <text:p>'Feijão, rosinha, cozido'</text:p>
          </table:table-cell>
          <table:table-cell table:formula="of:=CONCATENATE(&quot;'&quot;;[.B571];&quot;'&quot;)" office:value-type="string" office:string-value="'68'" calcext:value-type="string">
            <text:p>'68'</text:p>
          </table:table-cell>
          <table:table-cell table:formula="of:=CONCATENATE(&quot;'&quot;;[.C571];&quot;'&quot;)" office:value-type="string" office:string-value="'284'" calcext:value-type="string">
            <text:p>'284'</text:p>
          </table:table-cell>
          <table:table-cell table:formula="of:=CONCATENATE(&quot;'&quot;;[.D571];&quot;'&quot;)" office:value-type="string" office:string-value="'4.5'" calcext:value-type="string">
            <text:p>'4.5'</text:p>
          </table:table-cell>
          <table:table-cell table:formula="of:=CONCATENATE(&quot;'&quot;;[.E571];&quot;'&quot;)" office:value-type="string" office:string-value="'11.8'" calcext:value-type="string">
            <text:p>'11.8'</text:p>
          </table:table-cell>
        </table:table-row>
        <table:table-row table:style-name="ro1">
          <table:table-cell office:value-type="string" calcext:value-type="string">
            <text:p>Feijão, rosinha, cru</text:p>
          </table:table-cell>
          <table:table-cell office:value-type="float" office:value="337" calcext:value-type="float">
            <text:p>337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62.2</text:p>
          </table:table-cell>
          <table:table-cell table:formula="of:=CONCATENATE(&quot;'&quot;;[.A572];&quot;'&quot;)" office:value-type="string" office:string-value="'Feijão, rosinha, cru'" calcext:value-type="string">
            <text:p>'Feijão, rosinha, cru'</text:p>
          </table:table-cell>
          <table:table-cell table:formula="of:=CONCATENATE(&quot;'&quot;;[.B572];&quot;'&quot;)" office:value-type="string" office:string-value="'337'" calcext:value-type="string">
            <text:p>'337'</text:p>
          </table:table-cell>
          <table:table-cell table:formula="of:=CONCATENATE(&quot;'&quot;;[.C572];&quot;'&quot;)" office:value-type="string" office:string-value="'1410'" calcext:value-type="string">
            <text:p>'1410'</text:p>
          </table:table-cell>
          <table:table-cell table:formula="of:=CONCATENATE(&quot;'&quot;;[.D572];&quot;'&quot;)" office:value-type="string" office:string-value="'20.9'" calcext:value-type="string">
            <text:p>'20.9'</text:p>
          </table:table-cell>
          <table:table-cell table:formula="of:=CONCATENATE(&quot;'&quot;;[.E572];&quot;'&quot;)" office:value-type="string" office:string-value="'62.2'" calcext:value-type="string">
            <text:p>'62.2'</text:p>
          </table:table-cell>
        </table:table-row>
        <table:table-row table:style-name="ro1">
          <table:table-cell office:value-type="string" calcext:value-type="string">
            <text:p>Feijão, roxo, cozido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2.9</text:p>
          </table:table-cell>
          <table:table-cell table:formula="of:=CONCATENATE(&quot;'&quot;;[.A573];&quot;'&quot;)" office:value-type="string" office:string-value="'Feijão, roxo, cozido'" calcext:value-type="string">
            <text:p>'Feijão, roxo, cozido'</text:p>
          </table:table-cell>
          <table:table-cell table:formula="of:=CONCATENATE(&quot;'&quot;;[.B573];&quot;'&quot;)" office:value-type="string" office:string-value="'77'" calcext:value-type="string">
            <text:p>'77'</text:p>
          </table:table-cell>
          <table:table-cell table:formula="of:=CONCATENATE(&quot;'&quot;;[.C573];&quot;'&quot;)" office:value-type="string" office:string-value="'322'" calcext:value-type="string">
            <text:p>'322'</text:p>
          </table:table-cell>
          <table:table-cell table:formula="of:=CONCATENATE(&quot;'&quot;;[.D573];&quot;'&quot;)" office:value-type="string" office:string-value="'5.7'" calcext:value-type="string">
            <text:p>'5.7'</text:p>
          </table:table-cell>
          <table:table-cell table:formula="of:=CONCATENATE(&quot;'&quot;;[.E573];&quot;'&quot;)" office:value-type="string" office:string-value="'12.9'" calcext:value-type="string">
            <text:p>'12.9'</text:p>
          </table:table-cell>
        </table:table-row>
        <table:table-row table:style-name="ro1">
          <table:table-cell office:value-type="string" calcext:value-type="string">
            <text:p>Feijão, roxo, cru</text:p>
          </table:table-cell>
          <table:table-cell office:value-type="float" office:value="331" calcext:value-type="float">
            <text:p>331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22.2</text:p>
          </table:table-cell>
          <table:table-cell office:value-type="float" office:value="60" calcext:value-type="float">
            <text:p>60</text:p>
          </table:table-cell>
          <table:table-cell table:formula="of:=CONCATENATE(&quot;'&quot;;[.A574];&quot;'&quot;)" office:value-type="string" office:string-value="'Feijão, roxo, cru'" calcext:value-type="string">
            <text:p>'Feijão, roxo, cru'</text:p>
          </table:table-cell>
          <table:table-cell table:formula="of:=CONCATENATE(&quot;'&quot;;[.B574];&quot;'&quot;)" office:value-type="string" office:string-value="'331'" calcext:value-type="string">
            <text:p>'331'</text:p>
          </table:table-cell>
          <table:table-cell table:formula="of:=CONCATENATE(&quot;'&quot;;[.C574];&quot;'&quot;)" office:value-type="string" office:string-value="'1387'" calcext:value-type="string">
            <text:p>'1387'</text:p>
          </table:table-cell>
          <table:table-cell table:formula="of:=CONCATENATE(&quot;'&quot;;[.D574];&quot;'&quot;)" office:value-type="string" office:string-value="'22.2'" calcext:value-type="string">
            <text:p>'22.2'</text:p>
          </table:table-cell>
          <table:table-cell table:formula="of:=CONCATENATE(&quot;'&quot;;[.E574];&quot;'&quot;)" office:value-type="string" office:string-value="'60'" calcext:value-type="string">
            <text:p>'60'</text:p>
          </table:table-cell>
        </table:table-row>
        <table:table-row table:style-name="ro1">
          <table:table-cell office:value-type="string" calcext:value-type="string">
            <text:p>Grão-de-bico, cru</text:p>
          </table:table-cell>
          <table:table-cell office:value-type="float" office:value="355" calcext:value-type="float">
            <text:p>355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57.9</text:p>
          </table:table-cell>
          <table:table-cell table:formula="of:=CONCATENATE(&quot;'&quot;;[.A575];&quot;'&quot;)" office:value-type="string" office:string-value="'Grão-de-bico, cru'" calcext:value-type="string">
            <text:p>'Grão-de-bico, cru'</text:p>
          </table:table-cell>
          <table:table-cell table:formula="of:=CONCATENATE(&quot;'&quot;;[.B575];&quot;'&quot;)" office:value-type="string" office:string-value="'355'" calcext:value-type="string">
            <text:p>'355'</text:p>
          </table:table-cell>
          <table:table-cell table:formula="of:=CONCATENATE(&quot;'&quot;;[.C575];&quot;'&quot;)" office:value-type="string" office:string-value="'1484'" calcext:value-type="string">
            <text:p>'1484'</text:p>
          </table:table-cell>
          <table:table-cell table:formula="of:=CONCATENATE(&quot;'&quot;;[.D575];&quot;'&quot;)" office:value-type="string" office:string-value="'21.2'" calcext:value-type="string">
            <text:p>'21.2'</text:p>
          </table:table-cell>
          <table:table-cell table:formula="of:=CONCATENATE(&quot;'&quot;;[.E575];&quot;'&quot;)" office:value-type="string" office:string-value="'57.9'" calcext:value-type="string">
            <text:p>'57.9'</text:p>
          </table:table-cell>
        </table:table-row>
        <table:table-row table:style-name="ro1">
          <table:table-cell office:value-type="string" calcext:value-type="string">
            <text:p>Guandu, cru</text:p>
          </table:table-cell>
          <table:table-cell office:value-type="float" office:value="344" calcext:value-type="float">
            <text:p>344</text:p>
          </table:table-cell>
          <table:table-cell office:value-type="float" office:value="1440" calcext:value-type="float">
            <text:p>144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formula="of:=CONCATENATE(&quot;'&quot;;[.A576];&quot;'&quot;)" office:value-type="string" office:string-value="'Guandu, cru'" calcext:value-type="string">
            <text:p>'Guandu, cru'</text:p>
          </table:table-cell>
          <table:table-cell table:formula="of:=CONCATENATE(&quot;'&quot;;[.B576];&quot;'&quot;)" office:value-type="string" office:string-value="'344'" calcext:value-type="string">
            <text:p>'344'</text:p>
          </table:table-cell>
          <table:table-cell table:formula="of:=CONCATENATE(&quot;'&quot;;[.C576];&quot;'&quot;)" office:value-type="string" office:string-value="'1440'" calcext:value-type="string">
            <text:p>'1440'</text:p>
          </table:table-cell>
          <table:table-cell table:formula="of:=CONCATENATE(&quot;'&quot;;[.D576];&quot;'&quot;)" office:value-type="string" office:string-value="'19'" calcext:value-type="string">
            <text:p>'19'</text:p>
          </table:table-cell>
          <table:table-cell table:formula="of:=CONCATENATE(&quot;'&quot;;[.E576];&quot;'&quot;)" office:value-type="string" office:string-value="'64'" calcext:value-type="string">
            <text:p>'64'</text:p>
          </table:table-cell>
        </table:table-row>
        <table:table-row table:style-name="ro1">
          <table:table-cell office:value-type="string" calcext:value-type="string">
            <text:p>Lentilha, cozida</text:p>
          </table:table-cell>
          <table:table-cell office:value-type="float" office:value="93" calcext:value-type="float">
            <text:p>9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6.3</text:p>
          </table:table-cell>
          <table:table-cell table:formula="of:=CONCATENATE(&quot;'&quot;;[.A577];&quot;'&quot;)" office:value-type="string" office:string-value="'Lentilha, cozida'" calcext:value-type="string">
            <text:p>'Lentilha, cozida'</text:p>
          </table:table-cell>
          <table:table-cell table:formula="of:=CONCATENATE(&quot;'&quot;;[.B577];&quot;'&quot;)" office:value-type="string" office:string-value="'93'" calcext:value-type="string">
            <text:p>'93'</text:p>
          </table:table-cell>
          <table:table-cell table:formula="of:=CONCATENATE(&quot;'&quot;;[.C577];&quot;'&quot;)" office:value-type="string" office:string-value="'388'" calcext:value-type="string">
            <text:p>'388'</text:p>
          </table:table-cell>
          <table:table-cell table:formula="of:=CONCATENATE(&quot;'&quot;;[.D577];&quot;'&quot;)" office:value-type="string" office:string-value="'6.3'" calcext:value-type="string">
            <text:p>'6.3'</text:p>
          </table:table-cell>
          <table:table-cell table:formula="of:=CONCATENATE(&quot;'&quot;;[.E577];&quot;'&quot;)" office:value-type="string" office:string-value="'16.3'" calcext:value-type="string">
            <text:p>'16.3'</text:p>
          </table:table-cell>
        </table:table-row>
        <table:table-row table:style-name="ro1">
          <table:table-cell office:value-type="string" calcext:value-type="string">
            <text:p>Lentilha, crua</text:p>
          </table:table-cell>
          <table:table-cell office:value-type="float" office:value="339" calcext:value-type="float">
            <text:p>339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23.2</text:p>
          </table:table-cell>
          <table:table-cell office:value-type="float" office:value="62" calcext:value-type="float">
            <text:p>62</text:p>
          </table:table-cell>
          <table:table-cell table:formula="of:=CONCATENATE(&quot;'&quot;;[.A578];&quot;'&quot;)" office:value-type="string" office:string-value="'Lentilha, crua'" calcext:value-type="string">
            <text:p>'Lentilha, crua'</text:p>
          </table:table-cell>
          <table:table-cell table:formula="of:=CONCATENATE(&quot;'&quot;;[.B578];&quot;'&quot;)" office:value-type="string" office:string-value="'339'" calcext:value-type="string">
            <text:p>'339'</text:p>
          </table:table-cell>
          <table:table-cell table:formula="of:=CONCATENATE(&quot;'&quot;;[.C578];&quot;'&quot;)" office:value-type="string" office:string-value="'1419'" calcext:value-type="string">
            <text:p>'1419'</text:p>
          </table:table-cell>
          <table:table-cell table:formula="of:=CONCATENATE(&quot;'&quot;;[.D578];&quot;'&quot;)" office:value-type="string" office:string-value="'23.2'" calcext:value-type="string">
            <text:p>'23.2'</text:p>
          </table:table-cell>
          <table:table-cell table:formula="of:=CONCATENATE(&quot;'&quot;;[.E578];&quot;'&quot;)" office:value-type="string" office:string-value="'62'" calcext:value-type="string">
            <text:p>'62'</text:p>
          </table:table-cell>
        </table:table-row>
        <table:table-row table:style-name="ro1">
          <table:table-cell office:value-type="string" calcext:value-type="string">
            <text:p>Paçoca, amendoim</text:p>
          </table:table-cell>
          <table:table-cell office:value-type="float" office:value="487" calcext:value-type="float">
            <text:p>487</text:p>
          </table:table-cell>
          <table:table-cell office:value-type="float" office:value="2037" calcext:value-type="float">
            <text:p>20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2.4</text:p>
          </table:table-cell>
          <table:table-cell table:formula="of:=CONCATENATE(&quot;'&quot;;[.A579];&quot;'&quot;)" office:value-type="string" office:string-value="'Paçoca, amendoim'" calcext:value-type="string">
            <text:p>'Paçoca, amendoim'</text:p>
          </table:table-cell>
          <table:table-cell table:formula="of:=CONCATENATE(&quot;'&quot;;[.B579];&quot;'&quot;)" office:value-type="string" office:string-value="'487'" calcext:value-type="string">
            <text:p>'487'</text:p>
          </table:table-cell>
          <table:table-cell table:formula="of:=CONCATENATE(&quot;'&quot;;[.C579];&quot;'&quot;)" office:value-type="string" office:string-value="'2037'" calcext:value-type="string">
            <text:p>'2037'</text:p>
          </table:table-cell>
          <table:table-cell table:formula="of:=CONCATENATE(&quot;'&quot;;[.D579];&quot;'&quot;)" office:value-type="string" office:string-value="'16'" calcext:value-type="string">
            <text:p>'16'</text:p>
          </table:table-cell>
          <table:table-cell table:formula="of:=CONCATENATE(&quot;'&quot;;[.E579];&quot;'&quot;)" office:value-type="string" office:string-value="'52.4'" calcext:value-type="string">
            <text:p>'52.4'</text:p>
          </table:table-cell>
        </table:table-row>
        <table:table-row table:style-name="ro1">
          <table:table-cell office:value-type="string" calcext:value-type="string">
            <text:p>Pé-de-moleque, amendoim</text:p>
          </table:table-cell>
          <table:table-cell office:value-type="float" office:value="503" calcext:value-type="float">
            <text:p>503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54.7</text:p>
          </table:table-cell>
          <table:table-cell table:formula="of:=CONCATENATE(&quot;'&quot;;[.A580];&quot;'&quot;)" office:value-type="string" office:string-value="'Pé-de-moleque, amendoim'" calcext:value-type="string">
            <text:p>'Pé-de-moleque, amendoim'</text:p>
          </table:table-cell>
          <table:table-cell table:formula="of:=CONCATENATE(&quot;'&quot;;[.B580];&quot;'&quot;)" office:value-type="string" office:string-value="'503'" calcext:value-type="string">
            <text:p>'503'</text:p>
          </table:table-cell>
          <table:table-cell table:formula="of:=CONCATENATE(&quot;'&quot;;[.C580];&quot;'&quot;)" office:value-type="string" office:string-value="'2105'" calcext:value-type="string">
            <text:p>'2105'</text:p>
          </table:table-cell>
          <table:table-cell table:formula="of:=CONCATENATE(&quot;'&quot;;[.D580];&quot;'&quot;)" office:value-type="string" office:string-value="'13.2'" calcext:value-type="string">
            <text:p>'13.2'</text:p>
          </table:table-cell>
          <table:table-cell table:formula="of:=CONCATENATE(&quot;'&quot;;[.E580];&quot;'&quot;)" office:value-type="string" office:string-value="'54.7'" calcext:value-type="string">
            <text:p>'54.7'</text:p>
          </table:table-cell>
        </table:table-row>
        <table:table-row table:style-name="ro1">
          <table:table-cell office:value-type="string" calcext:value-type="string">
            <text:p>Soja, farinha</text:p>
          </table:table-cell>
          <table:table-cell office:value-type="float" office:value="404" calcext:value-type="float">
            <text:p>404</text:p>
          </table:table-cell>
          <table:table-cell office:value-type="float" office:value="1690" calcext:value-type="float">
            <text:p>16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8.4</text:p>
          </table:table-cell>
          <table:table-cell table:formula="of:=CONCATENATE(&quot;'&quot;;[.A581];&quot;'&quot;)" office:value-type="string" office:string-value="'Soja, farinha'" calcext:value-type="string">
            <text:p>'Soja, farinha'</text:p>
          </table:table-cell>
          <table:table-cell table:formula="of:=CONCATENATE(&quot;'&quot;;[.B581];&quot;'&quot;)" office:value-type="string" office:string-value="'404'" calcext:value-type="string">
            <text:p>'404'</text:p>
          </table:table-cell>
          <table:table-cell table:formula="of:=CONCATENATE(&quot;'&quot;;[.C581];&quot;'&quot;)" office:value-type="string" office:string-value="'1690'" calcext:value-type="string">
            <text:p>'1690'</text:p>
          </table:table-cell>
          <table:table-cell table:formula="of:=CONCATENATE(&quot;'&quot;;[.D581];&quot;'&quot;)" office:value-type="string" office:string-value="'36'" calcext:value-type="string">
            <text:p>'36'</text:p>
          </table:table-cell>
          <table:table-cell table:formula="of:=CONCATENATE(&quot;'&quot;;[.E581];&quot;'&quot;)" office:value-type="string" office:string-value="'38.4'" calcext:value-type="string">
            <text:p>'38.4'</text:p>
          </table:table-cell>
        </table:table-row>
        <table:table-row table:style-name="ro1">
          <table:table-cell office:value-type="string" calcext:value-type="string">
            <text:p>Soja, extrato solúvel, natural, fluido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4.3</text:p>
          </table:table-cell>
          <table:table-cell table:formula="of:=CONCATENATE(&quot;'&quot;;[.A582];&quot;'&quot;)" office:value-type="string" office:string-value="'Soja, extrato solúvel, natural, fluido'" calcext:value-type="string">
            <text:p>'Soja, extrato solúvel, natural, fluido'</text:p>
          </table:table-cell>
          <table:table-cell table:formula="of:=CONCATENATE(&quot;'&quot;;[.B582];&quot;'&quot;)" office:value-type="string" office:string-value="'39'" calcext:value-type="string">
            <text:p>'39'</text:p>
          </table:table-cell>
          <table:table-cell table:formula="of:=CONCATENATE(&quot;'&quot;;[.C582];&quot;'&quot;)" office:value-type="string" office:string-value="'164'" calcext:value-type="string">
            <text:p>'164'</text:p>
          </table:table-cell>
          <table:table-cell table:formula="of:=CONCATENATE(&quot;'&quot;;[.D582];&quot;'&quot;)" office:value-type="string" office:string-value="'2.4'" calcext:value-type="string">
            <text:p>'2.4'</text:p>
          </table:table-cell>
          <table:table-cell table:formula="of:=CONCATENATE(&quot;'&quot;;[.E582];&quot;'&quot;)" office:value-type="string" office:string-value="'4.3'" calcext:value-type="string">
            <text:p>'4.3'</text:p>
          </table:table-cell>
        </table:table-row>
        <table:table-row table:style-name="ro1">
          <table:table-cell office:value-type="string" calcext:value-type="string">
            <text:p>Soja, extrato solúvel, pó</text:p>
          </table:table-cell>
          <table:table-cell office:value-type="float" office:value="459" calcext:value-type="float">
            <text:p>459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28.5</text:p>
          </table:table-cell>
          <table:table-cell table:formula="of:=CONCATENATE(&quot;'&quot;;[.A583];&quot;'&quot;)" office:value-type="string" office:string-value="'Soja, extrato solúvel, pó'" calcext:value-type="string">
            <text:p>'Soja, extrato solúvel, pó'</text:p>
          </table:table-cell>
          <table:table-cell table:formula="of:=CONCATENATE(&quot;'&quot;;[.B583];&quot;'&quot;)" office:value-type="string" office:string-value="'459'" calcext:value-type="string">
            <text:p>'459'</text:p>
          </table:table-cell>
          <table:table-cell table:formula="of:=CONCATENATE(&quot;'&quot;;[.C583];&quot;'&quot;)" office:value-type="string" office:string-value="'1920'" calcext:value-type="string">
            <text:p>'1920'</text:p>
          </table:table-cell>
          <table:table-cell table:formula="of:=CONCATENATE(&quot;'&quot;;[.D583];&quot;'&quot;)" office:value-type="string" office:string-value="'35.7'" calcext:value-type="string">
            <text:p>'35.7'</text:p>
          </table:table-cell>
          <table:table-cell table:formula="of:=CONCATENATE(&quot;'&quot;;[.E583];&quot;'&quot;)" office:value-type="string" office:string-value="'28.5'" calcext:value-type="string">
            <text:p>'28.5'</text:p>
          </table:table-cell>
        </table:table-row>
        <table:table-row table:style-name="ro1">
          <table:table-cell office:value-type="string" calcext:value-type="string">
            <text:p>Soja, queijo (tofu)</text:p>
          </table:table-cell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.1</text:p>
          </table:table-cell>
          <table:table-cell table:formula="of:=CONCATENATE(&quot;'&quot;;[.A584];&quot;'&quot;)" office:value-type="string" office:string-value="'Soja, queijo (tofu)'" calcext:value-type="string">
            <text:p>'Soja, queijo (tofu)'</text:p>
          </table:table-cell>
          <table:table-cell table:formula="of:=CONCATENATE(&quot;'&quot;;[.B584];&quot;'&quot;)" office:value-type="string" office:string-value="'64'" calcext:value-type="string">
            <text:p>'64'</text:p>
          </table:table-cell>
          <table:table-cell table:formula="of:=CONCATENATE(&quot;'&quot;;[.C584];&quot;'&quot;)" office:value-type="string" office:string-value="'270'" calcext:value-type="string">
            <text:p>'270'</text:p>
          </table:table-cell>
          <table:table-cell table:formula="of:=CONCATENATE(&quot;'&quot;;[.D584];&quot;'&quot;)" office:value-type="string" office:string-value="'6.6'" calcext:value-type="string">
            <text:p>'6.6'</text:p>
          </table:table-cell>
          <table:table-cell table:formula="of:=CONCATENATE(&quot;'&quot;;[.E584];&quot;'&quot;)" office:value-type="string" office:string-value="'2.1'" calcext:value-type="string">
            <text:p>'2.1'</text:p>
          </table:table-cell>
        </table:table-row>
        <table:table-row table:style-name="ro1">
          <table:table-cell office:value-type="string" calcext:value-type="string">
            <text:p>Tremoço, cru</text:p>
          </table:table-cell>
          <table:table-cell office:value-type="float" office:value="381" calcext:value-type="float">
            <text:p>38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43.8</text:p>
          </table:table-cell>
          <table:table-cell table:formula="of:=CONCATENATE(&quot;'&quot;;[.A585];&quot;'&quot;)" office:value-type="string" office:string-value="'Tremoço, cru'" calcext:value-type="string">
            <text:p>'Tremoço, cru'</text:p>
          </table:table-cell>
          <table:table-cell table:formula="of:=CONCATENATE(&quot;'&quot;;[.B585];&quot;'&quot;)" office:value-type="string" office:string-value="'381'" calcext:value-type="string">
            <text:p>'381'</text:p>
          </table:table-cell>
          <table:table-cell table:formula="of:=CONCATENATE(&quot;'&quot;;[.C585];&quot;'&quot;)" office:value-type="string" office:string-value="'1595'" calcext:value-type="string">
            <text:p>'1595'</text:p>
          </table:table-cell>
          <table:table-cell table:formula="of:=CONCATENATE(&quot;'&quot;;[.D585];&quot;'&quot;)" office:value-type="string" office:string-value="'33.6'" calcext:value-type="string">
            <text:p>'33.6'</text:p>
          </table:table-cell>
          <table:table-cell table:formula="of:=CONCATENATE(&quot;'&quot;;[.E585];&quot;'&quot;)" office:value-type="string" office:string-value="'43.8'" calcext:value-type="string">
            <text:p>'43.8'</text:p>
          </table:table-cell>
        </table:table-row>
        <table:table-row table:style-name="ro1">
          <table:table-cell office:value-type="string" calcext:value-type="string">
            <text:p>Tremoço, em conserva</text:p>
          </table:table-cell>
          <table:table-cell office:value-type="float" office:value="121" calcext:value-type="float">
            <text:p>1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2.4</text:p>
          </table:table-cell>
          <table:table-cell table:formula="of:=CONCATENATE(&quot;'&quot;;[.A586];&quot;'&quot;)" office:value-type="string" office:string-value="'Tremoço, em conserva'" calcext:value-type="string">
            <text:p>'Tremoço, em conserva'</text:p>
          </table:table-cell>
          <table:table-cell table:formula="of:=CONCATENATE(&quot;'&quot;;[.B586];&quot;'&quot;)" office:value-type="string" office:string-value="'121'" calcext:value-type="string">
            <text:p>'121'</text:p>
          </table:table-cell>
          <table:table-cell table:formula="of:=CONCATENATE(&quot;'&quot;;[.C586];&quot;'&quot;)" office:value-type="string" office:string-value="'505'" calcext:value-type="string">
            <text:p>'505'</text:p>
          </table:table-cell>
          <table:table-cell table:formula="of:=CONCATENATE(&quot;'&quot;;[.D586];&quot;'&quot;)" office:value-type="string" office:string-value="'11.1'" calcext:value-type="string">
            <text:p>'11.1'</text:p>
          </table:table-cell>
          <table:table-cell table:formula="of:=CONCATENATE(&quot;'&quot;;[.E586];&quot;'&quot;)" office:value-type="string" office:string-value="'12.4'" calcext:value-type="string">
            <text:p>'12.4'</text:p>
          </table:table-cell>
        </table:table-row>
        <table:table-row table:style-name="ro1">
          <table:table-cell office:value-type="string" calcext:value-type="string">
            <text:p>Amêndoa, torrada, salgada</text:p>
          </table:table-cell>
          <table:table-cell office:value-type="float" office:value="581" calcext:value-type="float">
            <text:p>581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29.5</text:p>
          </table:table-cell>
          <table:table-cell table:formula="of:=CONCATENATE(&quot;'&quot;;[.A587];&quot;'&quot;)" office:value-type="string" office:string-value="'Amêndoa, torrada, salgada'" calcext:value-type="string">
            <text:p>'Amêndoa, torrada, salgada'</text:p>
          </table:table-cell>
          <table:table-cell table:formula="of:=CONCATENATE(&quot;'&quot;;[.B587];&quot;'&quot;)" office:value-type="string" office:string-value="'581'" calcext:value-type="string">
            <text:p>'581'</text:p>
          </table:table-cell>
          <table:table-cell table:formula="of:=CONCATENATE(&quot;'&quot;;[.C587];&quot;'&quot;)" office:value-type="string" office:string-value="'2430'" calcext:value-type="string">
            <text:p>'2430'</text:p>
          </table:table-cell>
          <table:table-cell table:formula="of:=CONCATENATE(&quot;'&quot;;[.D587];&quot;'&quot;)" office:value-type="string" office:string-value="'18.6'" calcext:value-type="string">
            <text:p>'18.6'</text:p>
          </table:table-cell>
          <table:table-cell table:formula="of:=CONCATENATE(&quot;'&quot;;[.E587];&quot;'&quot;)" office:value-type="string" office:string-value="'29.5'" calcext:value-type="string">
            <text:p>'29.5'</text:p>
          </table:table-cell>
        </table:table-row>
        <table:table-row table:style-name="ro1">
          <table:table-cell office:value-type="string" calcext:value-type="string">
            <text:p>Castanha-de-caju, torrada, salgada</text:p>
          </table:table-cell>
          <table:table-cell office:value-type="float" office:value="570" calcext:value-type="float">
            <text:p>570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9.1</text:p>
          </table:table-cell>
          <table:table-cell table:formula="of:=CONCATENATE(&quot;'&quot;;[.A588];&quot;'&quot;)" office:value-type="string" office:string-value="'Castanha-de-caju, torrada, salgada'" calcext:value-type="string">
            <text:p>'Castanha-de-caju, torrada, salgada'</text:p>
          </table:table-cell>
          <table:table-cell table:formula="of:=CONCATENATE(&quot;'&quot;;[.B588];&quot;'&quot;)" office:value-type="string" office:string-value="'570'" calcext:value-type="string">
            <text:p>'570'</text:p>
          </table:table-cell>
          <table:table-cell table:formula="of:=CONCATENATE(&quot;'&quot;;[.C588];&quot;'&quot;)" office:value-type="string" office:string-value="'2386'" calcext:value-type="string">
            <text:p>'2386'</text:p>
          </table:table-cell>
          <table:table-cell table:formula="of:=CONCATENATE(&quot;'&quot;;[.D588];&quot;'&quot;)" office:value-type="string" office:string-value="'18.5'" calcext:value-type="string">
            <text:p>'18.5'</text:p>
          </table:table-cell>
          <table:table-cell table:formula="of:=CONCATENATE(&quot;'&quot;;[.E588];&quot;'&quot;)" office:value-type="string" office:string-value="'29.1'" calcext:value-type="string">
            <text:p>'29.1'</text:p>
          </table:table-cell>
        </table:table-row>
        <table:table-row table:style-name="ro1">
          <table:table-cell office:value-type="string" calcext:value-type="string">
            <text:p>Castanha-do-Brasil, crua</text:p>
          </table:table-cell>
          <table:table-cell office:value-type="float" office:value="643" calcext:value-type="float">
            <text:p>643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1</text:p>
          </table:table-cell>
          <table:table-cell table:formula="of:=CONCATENATE(&quot;'&quot;;[.A589];&quot;'&quot;)" office:value-type="string" office:string-value="'Castanha-do-Brasil, crua'" calcext:value-type="string">
            <text:p>'Castanha-do-Brasil, crua'</text:p>
          </table:table-cell>
          <table:table-cell table:formula="of:=CONCATENATE(&quot;'&quot;;[.B589];&quot;'&quot;)" office:value-type="string" office:string-value="'643'" calcext:value-type="string">
            <text:p>'643'</text:p>
          </table:table-cell>
          <table:table-cell table:formula="of:=CONCATENATE(&quot;'&quot;;[.C589];&quot;'&quot;)" office:value-type="string" office:string-value="'2690'" calcext:value-type="string">
            <text:p>'2690'</text:p>
          </table:table-cell>
          <table:table-cell table:formula="of:=CONCATENATE(&quot;'&quot;;[.D589];&quot;'&quot;)" office:value-type="string" office:string-value="'14.5'" calcext:value-type="string">
            <text:p>'14.5'</text:p>
          </table:table-cell>
          <table:table-cell table:formula="of:=CONCATENATE(&quot;'&quot;;[.E589];&quot;'&quot;)" office:value-type="string" office:string-value="'15.1'" calcext:value-type="string">
            <text:p>'15.1'</text:p>
          </table:table-cell>
        </table:table-row>
        <table:table-row table:style-name="ro1">
          <table:table-cell office:value-type="string" calcext:value-type="string">
            <text:p>Coco, cru</text:p>
          </table:table-cell>
          <table:table-cell office:value-type="float" office:value="406" calcext:value-type="float">
            <text:p>406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0.4</text:p>
          </table:table-cell>
          <table:table-cell table:formula="of:=CONCATENATE(&quot;'&quot;;[.A590];&quot;'&quot;)" office:value-type="string" office:string-value="'Coco, cru'" calcext:value-type="string">
            <text:p>'Coco, cru'</text:p>
          </table:table-cell>
          <table:table-cell table:formula="of:=CONCATENATE(&quot;'&quot;;[.B590];&quot;'&quot;)" office:value-type="string" office:string-value="'406'" calcext:value-type="string">
            <text:p>'406'</text:p>
          </table:table-cell>
          <table:table-cell table:formula="of:=CONCATENATE(&quot;'&quot;;[.C590];&quot;'&quot;)" office:value-type="string" office:string-value="'1701'" calcext:value-type="string">
            <text:p>'1701'</text:p>
          </table:table-cell>
          <table:table-cell table:formula="of:=CONCATENATE(&quot;'&quot;;[.D590];&quot;'&quot;)" office:value-type="string" office:string-value="'3.7'" calcext:value-type="string">
            <text:p>'3.7'</text:p>
          </table:table-cell>
          <table:table-cell table:formula="of:=CONCATENATE(&quot;'&quot;;[.E590];&quot;'&quot;)" office:value-type="string" office:string-value="'10.4'" calcext:value-type="string">
            <text:p>'10.4'</text:p>
          </table:table-cell>
        </table:table-row>
        <table:table-row table:style-name="ro1">
          <table:table-cell office:value-type="string" calcext:value-type="string">
            <text:p>Coco, <text:s/>verde, cru</text:p>
          </table:table-cell>
          <table:table-cell table:number-columns-repeated="4" office:value-type="string" calcext:value-type="string">
            <text:p>*</text:p>
          </table:table-cell>
          <table:table-cell table:formula="of:=CONCATENATE(&quot;'&quot;;[.A591];&quot;'&quot;)" office:value-type="string" office:string-value="'Coco,  verde, cru'" calcext:value-type="string">
            <text:p>'Coco, <text:s/>verde, cru'</text:p>
          </table:table-cell>
          <table:table-cell table:formula="of:=CONCATENATE(&quot;'&quot;;[.B591];&quot;'&quot;)" office:value-type="string" office:string-value="'*'" calcext:value-type="string">
            <text:p>'*'</text:p>
          </table:table-cell>
          <table:table-cell table:formula="of:=CONCATENATE(&quot;'&quot;;[.C591];&quot;'&quot;)" office:value-type="string" office:string-value="'*'" calcext:value-type="string">
            <text:p>'*'</text:p>
          </table:table-cell>
          <table:table-cell table:formula="of:=CONCATENATE(&quot;'&quot;;[.D591];&quot;'&quot;)" office:value-type="string" office:string-value="'*'" calcext:value-type="string">
            <text:p>'*'</text:p>
          </table:table-cell>
          <table:table-cell table:formula="of:=CONCATENATE(&quot;'&quot;;[.E591];&quot;'&quot;)" office:value-type="string" office:string-value="'*'" calcext:value-type="string">
            <text:p>'*'</text:p>
          </table:table-cell>
        </table:table-row>
        <table:table-row table:style-name="ro1">
          <table:table-cell office:value-type="string" calcext:value-type="string">
            <text:p>Farinha, de mesocarpo de babaçu, crua</text:p>
          </table:table-cell>
          <table:table-cell office:value-type="float" office:value="329" calcext:value-type="float">
            <text:p>32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9.2</text:p>
          </table:table-cell>
          <table:table-cell table:formula="of:=CONCATENATE(&quot;'&quot;;[.A592];&quot;'&quot;)" office:value-type="string" office:string-value="'Farinha, de mesocarpo de babaçu, crua'" calcext:value-type="string">
            <text:p>'Farinha, de mesocarpo de babaçu, crua'</text:p>
          </table:table-cell>
          <table:table-cell table:formula="of:=CONCATENATE(&quot;'&quot;;[.B592];&quot;'&quot;)" office:value-type="string" office:string-value="'329'" calcext:value-type="string">
            <text:p>'329'</text:p>
          </table:table-cell>
          <table:table-cell table:formula="of:=CONCATENATE(&quot;'&quot;;[.C592];&quot;'&quot;)" office:value-type="string" office:string-value="'1376'" calcext:value-type="string">
            <text:p>'1376'</text:p>
          </table:table-cell>
          <table:table-cell table:formula="of:=CONCATENATE(&quot;'&quot;;[.D592];&quot;'&quot;)" office:value-type="string" office:string-value="'1.4'" calcext:value-type="string">
            <text:p>'1.4'</text:p>
          </table:table-cell>
          <table:table-cell table:formula="of:=CONCATENATE(&quot;'&quot;;[.E592];&quot;'&quot;)" office:value-type="string" office:string-value="'79.2'" calcext:value-type="string">
            <text:p>'79.2'</text:p>
          </table:table-cell>
        </table:table-row>
        <table:table-row table:style-name="ro1">
          <table:table-cell office:value-type="string" calcext:value-type="string">
            <text:p>Gergelim, semente</text:p>
          </table:table-cell>
          <table:table-cell office:value-type="float" office:value="584" calcext:value-type="float">
            <text:p>584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1.6</text:p>
          </table:table-cell>
          <table:table-cell table:formula="of:=CONCATENATE(&quot;'&quot;;[.A593];&quot;'&quot;)" office:value-type="string" office:string-value="'Gergelim, semente'" calcext:value-type="string">
            <text:p>'Gergelim, semente'</text:p>
          </table:table-cell>
          <table:table-cell table:formula="of:=CONCATENATE(&quot;'&quot;;[.B593];&quot;'&quot;)" office:value-type="string" office:string-value="'584'" calcext:value-type="string">
            <text:p>'584'</text:p>
          </table:table-cell>
          <table:table-cell table:formula="of:=CONCATENATE(&quot;'&quot;;[.C593];&quot;'&quot;)" office:value-type="string" office:string-value="'2442'" calcext:value-type="string">
            <text:p>'2442'</text:p>
          </table:table-cell>
          <table:table-cell table:formula="of:=CONCATENATE(&quot;'&quot;;[.D593];&quot;'&quot;)" office:value-type="string" office:string-value="'21.2'" calcext:value-type="string">
            <text:p>'21.2'</text:p>
          </table:table-cell>
          <table:table-cell table:formula="of:=CONCATENATE(&quot;'&quot;;[.E593];&quot;'&quot;)" office:value-type="string" office:string-value="'21.6'" calcext:value-type="string">
            <text:p>'21.6'</text:p>
          </table:table-cell>
        </table:table-row>
        <table:table-row table:style-name="ro1">
          <table:table-cell office:value-type="string" calcext:value-type="string">
            <text:p>Linhaça, semente</text:p>
          </table:table-cell>
          <table:table-cell office:value-type="float" office:value="495" calcext:value-type="float">
            <text:p>495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43.3</text:p>
          </table:table-cell>
          <table:table-cell table:formula="of:=CONCATENATE(&quot;'&quot;;[.A594];&quot;'&quot;)" office:value-type="string" office:string-value="'Linhaça, semente'" calcext:value-type="string">
            <text:p>'Linhaça, semente'</text:p>
          </table:table-cell>
          <table:table-cell table:formula="of:=CONCATENATE(&quot;'&quot;;[.B594];&quot;'&quot;)" office:value-type="string" office:string-value="'495'" calcext:value-type="string">
            <text:p>'495'</text:p>
          </table:table-cell>
          <table:table-cell table:formula="of:=CONCATENATE(&quot;'&quot;;[.C594];&quot;'&quot;)" office:value-type="string" office:string-value="'2072'" calcext:value-type="string">
            <text:p>'2072'</text:p>
          </table:table-cell>
          <table:table-cell table:formula="of:=CONCATENATE(&quot;'&quot;;[.D594];&quot;'&quot;)" office:value-type="string" office:string-value="'14.1'" calcext:value-type="string">
            <text:p>'14.1'</text:p>
          </table:table-cell>
          <table:table-cell table:formula="of:=CONCATENATE(&quot;'&quot;;[.E594];&quot;'&quot;)" office:value-type="string" office:string-value="'43.3'" calcext:value-type="string">
            <text:p>'43.3'</text:p>
          </table:table-cell>
        </table:table-row>
        <table:table-row table:style-name="ro1">
          <table:table-cell office:value-type="string" calcext:value-type="string">
            <text:p>Pinhão, cozido</text:p>
          </table:table-cell>
          <table:table-cell office:value-type="float" office:value="174" calcext:value-type="float">
            <text:p>174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.9</text:p>
          </table:table-cell>
          <table:table-cell table:formula="of:=CONCATENATE(&quot;'&quot;;[.A595];&quot;'&quot;)" office:value-type="string" office:string-value="'Pinhão, cozido'" calcext:value-type="string">
            <text:p>'Pinhão, cozido'</text:p>
          </table:table-cell>
          <table:table-cell table:formula="of:=CONCATENATE(&quot;'&quot;;[.B595];&quot;'&quot;)" office:value-type="string" office:string-value="'174'" calcext:value-type="string">
            <text:p>'174'</text:p>
          </table:table-cell>
          <table:table-cell table:formula="of:=CONCATENATE(&quot;'&quot;;[.C595];&quot;'&quot;)" office:value-type="string" office:string-value="'730'" calcext:value-type="string">
            <text:p>'730'</text:p>
          </table:table-cell>
          <table:table-cell table:formula="of:=CONCATENATE(&quot;'&quot;;[.D595];&quot;'&quot;)" office:value-type="string" office:string-value="'3'" calcext:value-type="string">
            <text:p>'3'</text:p>
          </table:table-cell>
          <table:table-cell table:formula="of:=CONCATENATE(&quot;'&quot;;[.E595];&quot;'&quot;)" office:value-type="string" office:string-value="'43.9'" calcext:value-type="string">
            <text:p>'43.9'</text:p>
          </table:table-cell>
        </table:table-row>
        <table:table-row table:style-name="ro1">
          <table:table-cell office:value-type="string" calcext:value-type="string">
            <text:p>Pupunha, cozida</text:p>
          </table:table-cell>
          <table:table-cell office:value-type="float" office:value="219" calcext:value-type="float">
            <text:p>219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9.6</text:p>
          </table:table-cell>
          <table:table-cell table:formula="of:=CONCATENATE(&quot;'&quot;;[.A596];&quot;'&quot;)" office:value-type="string" office:string-value="'Pupunha, cozida'" calcext:value-type="string">
            <text:p>'Pupunha, cozida'</text:p>
          </table:table-cell>
          <table:table-cell table:formula="of:=CONCATENATE(&quot;'&quot;;[.B596];&quot;'&quot;)" office:value-type="string" office:string-value="'219'" calcext:value-type="string">
            <text:p>'219'</text:p>
          </table:table-cell>
          <table:table-cell table:formula="of:=CONCATENATE(&quot;'&quot;;[.C596];&quot;'&quot;)" office:value-type="string" office:string-value="'914'" calcext:value-type="string">
            <text:p>'914'</text:p>
          </table:table-cell>
          <table:table-cell table:formula="of:=CONCATENATE(&quot;'&quot;;[.D596];&quot;'&quot;)" office:value-type="string" office:string-value="'2.5'" calcext:value-type="string">
            <text:p>'2.5'</text:p>
          </table:table-cell>
          <table:table-cell table:formula="of:=CONCATENATE(&quot;'&quot;;[.E596];&quot;'&quot;)" office:value-type="string" office:string-value="'29.6'" calcext:value-type="string">
            <text:p>'29.6'</text:p>
          </table:table-cell>
        </table:table-row>
        <table:table-row table:style-name="ro1">
          <table:table-cell office:value-type="string" calcext:value-type="string">
            <text:p>Noz, crua</text:p>
          </table:table-cell>
          <table:table-cell office:value-type="float" office:value="620" calcext:value-type="float">
            <text:p>620</text:p>
          </table:table-cell>
          <table:table-cell office:value-type="float" office:value="2594" calcext:value-type="float">
            <text:p>2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.4</text:p>
          </table:table-cell>
          <table:table-cell table:formula="of:=CONCATENATE(&quot;'&quot;;[.A597];&quot;'&quot;)" office:value-type="string" office:string-value="'Noz, crua'" calcext:value-type="string">
            <text:p>'Noz, crua'</text:p>
          </table:table-cell>
          <table:table-cell table:formula="of:=CONCATENATE(&quot;'&quot;;[.B597];&quot;'&quot;)" office:value-type="string" office:string-value="'620'" calcext:value-type="string">
            <text:p>'620'</text:p>
          </table:table-cell>
          <table:table-cell table:formula="of:=CONCATENATE(&quot;'&quot;;[.C597];&quot;'&quot;)" office:value-type="string" office:string-value="'2594'" calcext:value-type="string">
            <text:p>'2594'</text:p>
          </table:table-cell>
          <table:table-cell table:formula="of:=CONCATENATE(&quot;'&quot;;[.D597];&quot;'&quot;)" office:value-type="string" office:string-value="'14'" calcext:value-type="string">
            <text:p>'14'</text:p>
          </table:table-cell>
          <table:table-cell table:formula="of:=CONCATENATE(&quot;'&quot;;[.E597];&quot;'&quot;)" office:value-type="string" office:string-value="'18.4'" calcext:value-type="string">
            <text:p>'18.4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23:41:52.1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21:20:49.070000000</meta:creation-date>
    <meta:generator>LibreOffice/4.2.8.2$Windows_x86 LibreOffice_project/48d50dbfc06349262c9d50868e5c1f630a573ebd</meta:generator>
    <dc:date>2015-06-01T23:46:32.073000000</dc:date>
    <meta:editing-duration>P0D</meta:editing-duration>
    <meta:editing-cycles>1</meta:editing-cycles>
    <meta:document-statistic meta:table-count="1" meta:cell-count="5968" meta:object-count="0"/>
  </office:meta>
</office:document-meta>
</file>